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143cm"/>
    </style:style>
    <style:style style:name="co6" style:family="table-column">
      <style:table-column-properties fo:break-before="auto" style:column-width="3.907cm"/>
    </style:style>
    <style:style style:name="co7" style:family="table-column">
      <style:table-column-properties fo:break-before="auto" style:column-width="4.364cm"/>
    </style:style>
    <style:style style:name="co8" style:family="table-column">
      <style:table-column-properties fo:break-before="auto" style:column-width="4.348cm"/>
    </style:style>
    <style:style style:name="co9" style:family="table-column">
      <style:table-column-properties fo:break-before="auto" style:column-width="2.579cm"/>
    </style:style>
    <style:style style:name="co10" style:family="table-column">
      <style:table-column-properties fo:break-before="auto" style:column-width="5.196cm"/>
    </style:style>
    <style:style style:name="co11" style:family="table-column">
      <style:table-column-properties fo:break-before="auto" style:column-width="4.607cm"/>
    </style:style>
    <style:style style:name="co12" style:family="table-column">
      <style:table-column-properties fo:break-before="auto" style:column-width="3.244cm"/>
    </style:style>
    <style:style style:name="co13" style:family="table-column">
      <style:table-column-properties fo:break-before="auto" style:column-width="7.682cm"/>
    </style:style>
    <style:style style:name="co14" style:family="table-column">
      <style:table-column-properties fo:break-before="auto" style:column-width="2.2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4.7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33.452cm" svg:y="1.017cm">
            <draw:object draw:notify-on-update-of-ranges="Sheet1.S20:Sheet1.S220 Sheet1.T19:Sheet1.T19 Sheet1.T20:Sheet1.T220 Sheet1.S20:Sheet1.S220 Sheet1.U19:Sheet1.U19 Sheet1.U20:Sheet1.U220 Sheet1.S20:Sheet1.S220 Sheet1.V19:Sheet1.V19 Sheet1.V20:Sheet1.V2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L loss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Z0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Loop R</text:p>
          </table:table-cell>
          <table:table-cell office:value-type="string" calcext:value-type="string">
            <text:p>Tap L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Loop 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ap rad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loop 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Tap tur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3" calcext:value-type="float">
            <text:p>0.13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Main cap 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ap wire radi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m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upling M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Tap L</text:p>
          </table:table-cell>
          <table:table-cell table:formula="of:=1.254*[.F3]/100*(LN(8*[.F3]/[.F5])-2) *[.F4]*[.F4]" office:value-type="float" office:value="0.157017833228791" calcext:value-type="float">
            <text:p>0.1570178332</text:p>
          </table:table-cell>
          <table:table-cell office:value-type="string" calcext:value-type="string">
            <text:p>uH</text:p>
          </table:table-cell>
          <table:table-cell office:value-type="float" office:value="6000" calcext:value-type="float">
            <text:p>60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limit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Freq from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kHz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req to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kHz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ource shunt</text:p>
          </table:table-cell>
          <table:table-cell office:value-type="float" office:value="999999" calcext:value-type="float">
            <table:detective>
              <table:operation table:name="trace-dependents" table:index="0"/>
              <table:operation table:name="remove-dependents" table:index="1"/>
            </table:detective>
            <text:p>999999</text:p>
          </table:table-cell>
          <table:table-cell office:value-type="string" calcext:value-type="string">
            <text:p>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eq step</text:p>
          </table:table-cell>
          <table:table-cell table:formula="of:=([.C9]-[.C8])/[.C10]" office:value-type="float" office:value="0.5" calcext:value-type="float">
            <text:p>0.5</text:p>
          </table:table-cell>
          <table:table-cell office:value-type="string" calcext:value-type="string">
            <text:p>kHz</text:p>
          </table:table-cell>
          <table:table-cell table:number-columns-repeated="18"/>
        </table:table-row>
        <table:table-row table:style-name="ro3">
          <table:table-cell table:number-columns-repeated="4"/>
          <table:table-cell office:value-type="string" calcext:value-type="string">
            <text:p>Coupling C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f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esign freq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Coupling XC</text:p>
          </table:table-cell>
          <table:table-cell table:formula="of:=1/6.284/[.F12]/[.C13]*1000000000" office:value-type="float" office:value="32.960710305944" calcext:value-type="float">
            <text:p>32.9607103059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XL</text:p>
          </table:table-cell>
          <table:table-cell table:formula="of:=6.284*[.C13]*[.C4]/1000" office:value-type="float" office:value="200.7738" calcext:value-type="float">
            <text:p>200.7738</text:p>
          </table:table-cell>
          <table:table-cell/>
          <table:table-cell office:value-type="string" calcext:value-type="string">
            <text:p>Coupling L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u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formula="of:=[.C14]/[.C3]*1000" office:value-type="float" office:value="401.5476" calcext:value-type="float">
            <text:p>401.5476</text:p>
          </table:table-cell>
          <table:table-cell/>
          <table:table-cell office:value-type="string" calcext:value-type="string">
            <text:p>Coupling XL</text:p>
          </table:table-cell>
          <table:table-cell table:formula="of:=6.284*[.F14]*[.C13]*0.001" office:value-type="float" office:value="62.46296" calcext:value-type="float">
            <text:p>62.46296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BW</text:p>
          </table:table-cell>
          <table:table-cell table:formula="of:=[.C13]/[.C15]" office:value-type="float" office:value="17.6815899285664" calcext:value-type="float">
            <text:p>17.6815899286</text:p>
          </table:table-cell>
          <table:table-cell/>
          <table:table-cell office:value-type="string" calcext:value-type="string">
            <text:p>Coupling res freq</text:p>
          </table:table-cell>
          <table:table-cell table:formula="of:=1000/6.284/SQRT([.F12]*[.F14])" office:value-type="float" office:value="5.15757259350863" calcext:value-type="float">
            <text:p>5.1575725935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3"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ZL loop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Z loop/cap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Transformed loop</text:p>
          </table:table-cell>
          <table:table-cell office:value-type="string" calcext:value-type="string">
            <text:p>Coupling X</text:p>
          </table:table-cell>
          <table:table-cell office:value-type="string" calcext:value-type="string">
            <text:p>Z in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jTan</text:p>
          </table:table-cell>
          <table:table-cell office:value-type="string" calcext:value-type="string">
            <text:p>Adjusted Refl coeff</text:p>
          </table:table-cell>
          <table:table-cell office:value-type="string" calcext:value-type="string">
            <text:p>Equiv Zmatch rati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denom</text:p>
          </table:table-cell>
          <table:table-cell office:value-type="string" calcext:value-type="string">
            <text:p>Z TL in</text:p>
          </table:table-cell>
          <table:table-cell office:value-type="string" calcext:value-type="string">
            <text:p>Z with shunt</text:p>
          </table:table-cell>
          <table:table-cell office:value-type="string" calcext:value-type="string">
            <text:p>Freq</text:p>
          </table:table-cell>
          <table:table-cell table:style-name="ce1" office:value-type="string" calcext:value-type="string">
            <text:p>R in</text:p>
          </table:table-cell>
          <table:table-cell office:value-type="string" calcext:value-type="string">
            <text:p>X in</text:p>
          </table:table-cell>
          <table:table-cell office:value-type="string" calcext:value-type="string">
            <text:p>Abs in</text:p>
          </table:table-cell>
        </table:table-row>
        <table:table-row table:style-name="ro1">
          <table:table-cell/>
          <table:table-cell table:formula="of:=[.C8]" office:value-type="float" office:value="7000" calcext:value-type="float">
            <text:p>7000</text:p>
          </table:table-cell>
          <table:table-cell table:formula="of:=COMPLEX([.$C$3]/1000;6.284*[.B20]*[.$C$4]/1000)" office:value-type="string" office:string-value="0.5+197.946i" calcext:value-type="string">
            <text:p>0.5+197.946i</text:p>
          </table:table-cell>
          <table:table-cell table:formula="of:=COMPLEX(0;-1/6.284/[.B20]/[.$C$5]*1000000000)" office:value-type="string" office:string-value="-201.181174914156i" calcext:value-type="string">
            <text:p>-201.181174914156i</text:p>
          </table:table-cell>
          <table:table-cell table:formula="of:=IMSUM([.C20];[.D20])" office:value-type="string" office:string-value="0.5-3.235174914156i" calcext:value-type="string">
            <text:p>0.5-3.235174914156i</text:p>
          </table:table-cell>
          <table:table-cell table:formula="of:=COMPLEX(0; 6.284*[.B20]*[.$C$6]/1000)" office:value-type="string" office:string-value="8.7976i" calcext:value-type="string">
            <text:p>8.7976i</text:p>
          </table:table-cell>
          <table:table-cell table:formula="of:=IMDIV(IMPRODUCT(-1;[.F20];[.F20]);[.E20])" office:value-type="string" office:string-value="3.61119771135041+23.3657124916368i" calcext:value-type="string">
            <text:p>3.61119771135041+23.3657124916368i</text:p>
          </table:table-cell>
          <table:table-cell table:formula="of:=COMPLEX(0;-1000000000/6.284/[.$F$12]/[.B20]+6.284*[.F$14]*[.B20]*0.001)" office:value-type="string" office:string-value="28.1516224039711i" calcext:value-type="string">
            <text:p>28.1516224039711i</text:p>
          </table:table-cell>
          <table:table-cell table:formula="of:=IMSUM([.G20];[.H20])" office:value-type="string" office:string-value="3.61119771135041+51.5173348956079i" calcext:value-type="string">
            <text:p>3.61119771135041+51.5173348956079i</text:p>
          </table:table-cell>
          <table:table-cell table:formula="of:=300000/[.B20]" office:value-type="float" office:value="42.8571428571429" calcext:value-type="float">
            <text:p>42.8571428571</text:p>
          </table:table-cell>
          <table:table-cell table:formula="of:=[.$C$1]/[.J20]*2*PI()" office:value-type="float" office:value="0" calcext:value-type="float">
            <text:p>0</text:p>
          </table:table-cell>
          <table:table-cell table:formula="of:=COMPLEX(0;TAN([.K20]))" office:value-type="string" office:string-value="0" calcext:value-type="string">
            <text:p>0</text:p>
          </table:table-cell>
          <table:table-cell table:formula="of:=IMPRODUCT(IMDIV(IMSUB([.I20];[.$C$2]); IMSUM([.I20]; [.$C$2])); 1-[.$F$1])" office:value-type="string" office:string-value="0.0302226140576154+0.931901328427206i" calcext:value-type="string">
            <text:p>0.0302226140576154+0.931901328427206i</text:p>
          </table:table-cell>
          <table:table-cell table:formula="of:=IMDIV(IMSUM(1;[.M20]);IMSUB(1;[.M20]))" office:value-type="string" office:string-value="0.0722239542270107+1.03034669791216i" calcext:value-type="string">
            <text:p>0.0722239542270107+1.03034669791216i</text:p>
          </table:table-cell>
          <table:table-cell table:formula="of:=IMSUM([.N20];[.L20])" office:value-type="string" office:string-value="0.0722239542270107+1.03034669791216i" calcext:value-type="string">
            <text:p>0.0722239542270107+1.03034669791216i</text:p>
          </table:table-cell>
          <table:table-cell table:formula="of:=IMSUM(1;IMPRODUCT([.L20];[.N20]))" office:value-type="string" office:string-value="1" calcext:value-type="string">
            <text:p>1</text:p>
          </table:table-cell>
          <table:table-cell table:formula="of:=IMPRODUCT([.$C$2];[.O20];IMDIV(1;[.P20]))" office:value-type="string" office:string-value="3.61119771135054+51.517334895608i" calcext:value-type="string">
            <text:p>3.61119771135054+51.517334895608i</text:p>
          </table:table-cell>
          <table:table-cell table:formula="of:=IMDIV(IMPRODUCT([.Q20];[.$F$10]);IMSUM([.Q20];[.$F$10]))" office:value-type="string" office:string-value="3.61383868032483+51.5169626819606i" calcext:value-type="string">
            <text:p>3.61383868032483+51.5169626819606i</text:p>
          </table:table-cell>
          <table:table-cell table:formula="of:=[.B20]" office:value-type="float" office:value="7000" calcext:value-type="float">
            <text:p>7000</text:p>
          </table:table-cell>
          <table:table-cell table:formula="of:=IMREAL([.R20])" office:value-type="float" office:value="3.61383868032483" calcext:value-type="float">
            <text:p>3.6138386803</text:p>
          </table:table-cell>
          <table:table-cell table:formula="of:=IMAGINARY([.R20])" office:value-type="float" office:value="51.5169626819606" calcext:value-type="float">
            <text:p>51.516962682</text:p>
          </table:table-cell>
          <table:table-cell table:formula="of:=IMABS([.R20])" office:value-type="float" office:value="51.6435598500136" calcext:value-type="float">
            <text:p>51.64355985</text:p>
          </table:table-cell>
        </table:table-row>
        <table:table-row table:style-name="ro1">
          <table:table-cell/>
          <table:table-cell table:formula="of:=[.B20]+[.$C$11]" office:value-type="float" office:value="7000.5" calcext:value-type="float">
            <text:p>7000.5</text:p>
          </table:table-cell>
          <table:table-cell table:formula="of:=COMPLEX([.$C$3]/1000;6.284*[.B21]*[.$C$4]/1000)" office:value-type="string" office:string-value="0.5+197.960139i" calcext:value-type="string">
            <text:p>0.5+197.960139i</text:p>
          </table:table-cell>
          <table:table-cell table:formula="of:=COMPLEX(0;-1/6.284/[.B21]/[.$C$5]*1000000000)" office:value-type="string" office:string-value="-201.166805856595i" calcext:value-type="string">
            <text:p>-201.166805856595i</text:p>
          </table:table-cell>
          <table:table-cell table:formula="of:=IMSUM([.C21];[.D21])" office:value-type="string" office:string-value="0.5-3.20666685659501i" calcext:value-type="string">
            <text:p>0.5-3.20666685659501i</text:p>
          </table:table-cell>
          <table:table-cell table:formula="of:=COMPLEX(0; 6.284*[.B21]*[.$C$6]/1000)" office:value-type="string" office:string-value="8.7982284i" calcext:value-type="string">
            <text:p>8.7982284i</text:p>
          </table:table-cell>
          <table:table-cell table:formula="of:=IMDIV(IMPRODUCT(-1;[.F21];[.F21]);[.E21])" office:value-type="string" office:string-value="3.67468609030912+23.5669881883699i" calcext:value-type="string">
            <text:p>3.67468609030912+23.5669881883699i</text:p>
          </table:table-cell>
          <table:table-cell table:formula="of:=COMPLEX(0;-1000000000/6.284/[.$F$12]/[.B21]+6.284*[.F$14]*[.B21]*0.001)" office:value-type="string" office:string-value="28.1584090032423i" calcext:value-type="string">
            <text:p>28.1584090032423i</text:p>
          </table:table-cell>
          <table:table-cell table:formula="of:=IMSUM([.G21];[.H21])" office:value-type="string" office:string-value="3.67468609030912+51.7253971916122i" calcext:value-type="string">
            <text:p>3.67468609030912+51.7253971916122i</text:p>
          </table:table-cell>
          <table:table-cell table:formula="of:=300000/[.B21]" office:value-type="float" office:value="42.8540818512963" calcext:value-type="float">
            <text:p>42.8540818513</text:p>
          </table:table-cell>
          <table:table-cell table:formula="of:=[.$C$1]/[.J21]*2*PI()" office:value-type="float" office:value="0" calcext:value-type="float">
            <text:p>0</text:p>
          </table:table-cell>
          <table:table-cell table:formula="of:=COMPLEX(0;TAN([.K21]))" office:value-type="string" office:string-value="0" calcext:value-type="string">
            <text:p>0</text:p>
          </table:table-cell>
          <table:table-cell table:formula="of:=IMPRODUCT(IMDIV(IMSUB([.I21];[.$C$2]); IMSUM([.I21]; [.$C$2])); 1-[.$F$1])" office:value-type="string" office:string-value="0.0340178923573821+0.930900799563807i" calcext:value-type="string">
            <text:p>0.0340178923573821+0.930900799563807i</text:p>
          </table:table-cell>
          <table:table-cell table:formula="of:=IMDIV(IMSUM(1;[.M21]);IMSUB(1;[.M21]))" office:value-type="string" office:string-value="0.073493721806181+1.03450794383224i" calcext:value-type="string">
            <text:p>0.073493721806181+1.03450794383224i</text:p>
          </table:table-cell>
          <table:table-cell table:formula="of:=IMSUM([.N21];[.L21])" office:value-type="string" office:string-value="0.073493721806181+1.03450794383224i" calcext:value-type="string">
            <text:p>0.073493721806181+1.03450794383224i</text:p>
          </table:table-cell>
          <table:table-cell table:formula="of:=IMSUM(1;IMPRODUCT([.L21];[.N21]))" office:value-type="string" office:string-value="1" calcext:value-type="string">
            <text:p>1</text:p>
          </table:table-cell>
          <table:table-cell table:formula="of:=IMPRODUCT([.$C$2];[.O21];IMDIV(1;[.P21]))" office:value-type="string" office:string-value="3.67468609030905+51.725397191612i" calcext:value-type="string">
            <text:p>3.67468609030905+51.725397191612i</text:p>
          </table:table-cell>
          <table:table-cell table:formula="of:=IMDIV(IMPRODUCT([.Q21];[.$F$10]);IMSUM([.Q21];[.$F$10]))" office:value-type="string" office:string-value="3.6773480769154+51.7250169057417i" calcext:value-type="string">
            <text:p>3.6773480769154+51.7250169057417i</text:p>
          </table:table-cell>
          <table:table-cell table:formula="of:=[.B21]" office:value-type="float" office:value="7000.5" calcext:value-type="float">
            <text:p>7000.5</text:p>
          </table:table-cell>
          <table:table-cell table:formula="of:=IMREAL([.R21])" office:value-type="float" office:value="3.6773480769154" calcext:value-type="float">
            <text:p>3.6773480769</text:p>
          </table:table-cell>
          <table:table-cell table:formula="of:=IMAGINARY([.R21])" office:value-type="float" office:value="51.7250169057417" calcext:value-type="float">
            <text:p>51.7250169057</text:p>
          </table:table-cell>
          <table:table-cell table:formula="of:=IMABS([.R21])" office:value-type="float" office:value="51.8555711836063" calcext:value-type="float">
            <text:p>51.8555711836</text:p>
          </table:table-cell>
        </table:table-row>
        <table:table-row table:style-name="ro1">
          <table:table-cell/>
          <table:table-cell table:formula="of:=[.B21]+[.$C$11]" office:value-type="float" office:value="7001" calcext:value-type="float">
            <text:p>7001</text:p>
          </table:table-cell>
          <table:table-cell table:formula="of:=COMPLEX([.$C$3]/1000;6.284*[.B22]*[.$C$4]/1000)" office:value-type="string" office:string-value="0.5+197.974278i" calcext:value-type="string">
            <text:p>0.5+197.974278i</text:p>
          </table:table-cell>
          <table:table-cell table:formula="of:=COMPLEX(0;-1/6.284/[.B22]/[.$C$5]*1000000000)" office:value-type="string" office:string-value="-201.152438851463i" calcext:value-type="string">
            <text:p>-201.152438851463i</text:p>
          </table:table-cell>
          <table:table-cell table:formula="of:=IMSUM([.C22];[.D22])" office:value-type="string" office:string-value="0.5-3.17816085146299i" calcext:value-type="string">
            <text:p>0.5-3.17816085146299i</text:p>
          </table:table-cell>
          <table:table-cell table:formula="of:=COMPLEX(0; 6.284*[.B22]*[.$C$6]/1000)" office:value-type="string" office:string-value="8.7988568i" calcext:value-type="string">
            <text:p>8.7988568i</text:p>
          </table:table-cell>
          <table:table-cell table:formula="of:=IMDIV(IMPRODUCT(-1;[.F22];[.F22]);[.E22])" office:value-type="string" office:string-value="3.73983562143987+23.7715983259339i" calcext:value-type="string">
            <text:p>3.73983562143987+23.7715983259339i</text:p>
          </table:table-cell>
          <table:table-cell table:formula="of:=COMPLEX(0;-1000000000/6.284/[.$F$12]/[.B22]+6.284*[.F$14]*[.B22]*0.001)" office:value-type="string" office:string-value="28.1651952614481i" calcext:value-type="string">
            <text:p>28.1651952614481i</text:p>
          </table:table-cell>
          <table:table-cell table:formula="of:=IMSUM([.G22];[.H22])" office:value-type="string" office:string-value="3.73983562143987+51.936793587382i" calcext:value-type="string">
            <text:p>3.73983562143987+51.936793587382i</text:p>
          </table:table-cell>
          <table:table-cell table:formula="of:=300000/[.B22]" office:value-type="float" office:value="42.8510212826739" calcext:value-type="float">
            <text:p>42.8510212827</text:p>
          </table:table-cell>
          <table:table-cell table:formula="of:=[.$C$1]/[.J22]*2*PI()" office:value-type="float" office:value="0" calcext:value-type="float">
            <text:p>0</text:p>
          </table:table-cell>
          <table:table-cell table:formula="of:=COMPLEX(0;TAN([.K22]))" office:value-type="string" office:string-value="0" calcext:value-type="string">
            <text:p>0</text:p>
          </table:table-cell>
          <table:table-cell table:formula="of:=IMPRODUCT(IMDIV(IMSUB([.I22];[.$C$2]); IMSUM([.I22]; [.$C$2])); 1-[.$F$1])" office:value-type="string" office:string-value="0.0378516992826391+0.929866962132494i" calcext:value-type="string">
            <text:p>0.0378516992826391+0.929866962132494i</text:p>
          </table:table-cell>
          <table:table-cell table:formula="of:=IMDIV(IMSUM(1;[.M22]);IMSUB(1;[.M22]))" office:value-type="string" office:string-value="0.0747967124287987+1.03873587174764i" calcext:value-type="string">
            <text:p>0.0747967124287987+1.03873587174764i</text:p>
          </table:table-cell>
          <table:table-cell table:formula="of:=IMSUM([.N22];[.L22])" office:value-type="string" office:string-value="0.0747967124287987+1.03873587174764i" calcext:value-type="string">
            <text:p>0.0747967124287987+1.03873587174764i</text:p>
          </table:table-cell>
          <table:table-cell table:formula="of:=IMSUM(1;IMPRODUCT([.L22];[.N22]))" office:value-type="string" office:string-value="1" calcext:value-type="string">
            <text:p>1</text:p>
          </table:table-cell>
          <table:table-cell table:formula="of:=IMPRODUCT([.$C$2];[.O22];IMDIV(1;[.P22]))" office:value-type="string" office:string-value="3.73983562143994+51.936793587382i" calcext:value-type="string">
            <text:p>3.73983562143994+51.936793587382i</text:p>
          </table:table-cell>
          <table:table-cell table:formula="of:=IMDIV(IMPRODUCT([.Q22];[.$F$10]);IMSUM([.Q22];[.$F$10]))" office:value-type="string" office:string-value="3.74251903806241+51.9364049789373i" calcext:value-type="string">
            <text:p>3.74251903806241+51.9364049789373i</text:p>
          </table:table-cell>
          <table:table-cell table:formula="of:=[.B22]" office:value-type="float" office:value="7001" calcext:value-type="float">
            <text:p>7001</text:p>
          </table:table-cell>
          <table:table-cell table:formula="of:=IMREAL([.R22])" office:value-type="float" office:value="3.74251903806241" calcext:value-type="float">
            <text:p>3.7425190381</text:p>
          </table:table-cell>
          <table:table-cell table:formula="of:=IMAGINARY([.R22])" office:value-type="float" office:value="51.9364049789373" calcext:value-type="float">
            <text:p>51.9364049789</text:p>
          </table:table-cell>
          <table:table-cell table:formula="of:=IMABS([.R22])" office:value-type="float" office:value="52.0710726880717" calcext:value-type="float">
            <text:p>52.0710726881</text:p>
          </table:table-cell>
        </table:table-row>
        <table:table-row table:style-name="ro1">
          <table:table-cell/>
          <table:table-cell table:formula="of:=[.B22]+[.$C$11]" office:value-type="float" office:value="7001.5" calcext:value-type="float">
            <text:p>7001.5</text:p>
          </table:table-cell>
          <table:table-cell table:formula="of:=COMPLEX([.$C$3]/1000;6.284*[.B23]*[.$C$4]/1000)" office:value-type="string" office:string-value="0.5+197.988417i" calcext:value-type="string">
            <text:p>0.5+197.988417i</text:p>
          </table:table-cell>
          <table:table-cell table:formula="of:=COMPLEX(0;-1/6.284/[.B23]/[.$C$5]*1000000000)" office:value-type="string" office:string-value="-201.138073898321i" calcext:value-type="string">
            <text:p>-201.138073898321i</text:p>
          </table:table-cell>
          <table:table-cell table:formula="of:=IMSUM([.C23];[.D23])" office:value-type="string" office:string-value="0.5-3.14965689832101i" calcext:value-type="string">
            <text:p>0.5-3.14965689832101i</text:p>
          </table:table-cell>
          <table:table-cell table:formula="of:=COMPLEX(0; 6.284*[.B23]*[.$C$6]/1000)" office:value-type="string" office:string-value="8.7994852i" calcext:value-type="string">
            <text:p>8.7994852i</text:p>
          </table:table-cell>
          <table:table-cell table:formula="of:=IMDIV(IMPRODUCT(-1;[.F23];[.F23]);[.E23])" office:value-type="string" office:string-value="3.8067041326949+23.9796238628192i" calcext:value-type="string">
            <text:p>3.8067041326949+23.9796238628192i</text:p>
          </table:table-cell>
          <table:table-cell table:formula="of:=COMPLEX(0;-1000000000/6.284/[.$F$12]/[.B23]+6.284*[.F$14]*[.B23]*0.001)" office:value-type="string" office:string-value="28.1719811786614i" calcext:value-type="string">
            <text:p>28.1719811786614i</text:p>
          </table:table-cell>
          <table:table-cell table:formula="of:=IMSUM([.G23];[.H23])" office:value-type="string" office:string-value="3.8067041326949+52.1516050414806i" calcext:value-type="string">
            <text:p>3.8067041326949+52.1516050414806i</text:p>
          </table:table-cell>
          <table:table-cell table:formula="of:=300000/[.B23]" office:value-type="float" office:value="42.8479611511819" calcext:value-type="float">
            <text:p>42.8479611512</text:p>
          </table:table-cell>
          <table:table-cell table:formula="of:=[.$C$1]/[.J23]*2*PI()" office:value-type="float" office:value="0" calcext:value-type="float">
            <text:p>0</text:p>
          </table:table-cell>
          <table:table-cell table:formula="of:=COMPLEX(0;TAN([.K23]))" office:value-type="string" office:string-value="0" calcext:value-type="string">
            <text:p>0</text:p>
          </table:table-cell>
          <table:table-cell table:formula="of:=IMPRODUCT(IMDIV(IMSUB([.I23];[.$C$2]); IMSUM([.I23]; [.$C$2])); 1-[.$F$1])" office:value-type="string" office:string-value="0.0417244765781562+0.9287988815514i" calcext:value-type="string">
            <text:p>0.0417244765781562+0.9287988815514i</text:p>
          </table:table-cell>
          <table:table-cell table:formula="of:=IMDIV(IMSUM(1;[.M23]);IMSUB(1;[.M23]))" office:value-type="string" office:string-value="0.0761340826538995+1.04303210082961i" calcext:value-type="string">
            <text:p>0.0761340826538995+1.04303210082961i</text:p>
          </table:table-cell>
          <table:table-cell table:formula="of:=IMSUM([.N23];[.L23])" office:value-type="string" office:string-value="0.0761340826538995+1.04303210082961i" calcext:value-type="string">
            <text:p>0.0761340826538995+1.04303210082961i</text:p>
          </table:table-cell>
          <table:table-cell table:formula="of:=IMSUM(1;IMPRODUCT([.L23];[.N23]))" office:value-type="string" office:string-value="1" calcext:value-type="string">
            <text:p>1</text:p>
          </table:table-cell>
          <table:table-cell table:formula="of:=IMPRODUCT([.$C$2];[.O23];IMDIV(1;[.P23]))" office:value-type="string" office:string-value="3.80670413269498+52.1516050414805i" calcext:value-type="string">
            <text:p>3.80670413269498+52.1516050414805i</text:p>
          </table:table-cell>
          <table:table-cell table:formula="of:=IMDIV(IMPRODUCT([.Q23];[.$F$10]);IMSUM([.Q23];[.$F$10]))" office:value-type="string" office:string-value="3.80940940329998+52.1512078500504i" calcext:value-type="string">
            <text:p>3.80940940329998+52.1512078500504i</text:p>
          </table:table-cell>
          <table:table-cell table:formula="of:=[.B23]" office:value-type="float" office:value="7001.5" calcext:value-type="float">
            <text:p>7001.5</text:p>
          </table:table-cell>
          <table:table-cell table:formula="of:=IMREAL([.R23])" office:value-type="float" office:value="3.80940940329998" calcext:value-type="float">
            <text:p>3.8094094033</text:p>
          </table:table-cell>
          <table:table-cell table:formula="of:=IMAGINARY([.R23])" office:value-type="float" office:value="52.1512078500504" calcext:value-type="float">
            <text:p>52.1512078501</text:p>
          </table:table-cell>
          <table:table-cell table:formula="of:=IMABS([.R23])" office:value-type="float" office:value="52.2901528035739" calcext:value-type="float">
            <text:p>52.2901528036</text:p>
          </table:table-cell>
        </table:table-row>
        <table:table-row table:style-name="ro1">
          <table:table-cell/>
          <table:table-cell table:formula="of:=[.B23]+[.$C$11]" office:value-type="float" office:value="7002" calcext:value-type="float">
            <text:p>7002</text:p>
          </table:table-cell>
          <table:table-cell table:formula="of:=COMPLEX([.$C$3]/1000;6.284*[.B24]*[.$C$4]/1000)" office:value-type="string" office:string-value="0.5+198.002556i" calcext:value-type="string">
            <text:p>0.5+198.002556i</text:p>
          </table:table-cell>
          <table:table-cell table:formula="of:=COMPLEX(0;-1/6.284/[.B24]/[.$C$5]*1000000000)" office:value-type="string" office:string-value="-201.123710996728i" calcext:value-type="string">
            <text:p>-201.123710996728i</text:p>
          </table:table-cell>
          <table:table-cell table:formula="of:=IMSUM([.C24];[.D24])" office:value-type="string" office:string-value="0.5-3.121154996728i" calcext:value-type="string">
            <text:p>0.5-3.121154996728i</text:p>
          </table:table-cell>
          <table:table-cell table:formula="of:=COMPLEX(0; 6.284*[.B24]*[.$C$6]/1000)" office:value-type="string" office:string-value="8.8001136i" calcext:value-type="string">
            <text:p>8.8001136i</text:p>
          </table:table-cell>
          <table:table-cell table:formula="of:=IMDIV(IMPRODUCT(-1;[.F24];[.F24]);[.E24])" office:value-type="string" office:string-value="3.87535196497611+24.1911482991297i" calcext:value-type="string">
            <text:p>3.87535196497611+24.1911482991297i</text:p>
          </table:table-cell>
          <table:table-cell table:formula="of:=COMPLEX(0;-1000000000/6.284/[.$F$12]/[.B24]+6.284*[.F$14]*[.B24]*0.001)" office:value-type="string" office:string-value="28.1787667549554i" calcext:value-type="string">
            <text:p>28.1787667549554i</text:p>
          </table:table-cell>
          <table:table-cell table:formula="of:=IMSUM([.G24];[.H24])" office:value-type="string" office:string-value="3.87535196497611+52.3699150540851i" calcext:value-type="string">
            <text:p>3.87535196497611+52.3699150540851i</text:p>
          </table:table-cell>
          <table:table-cell table:formula="of:=300000/[.B24]" office:value-type="float" office:value="42.8449014567267" calcext:value-type="float">
            <text:p>42.8449014567</text:p>
          </table:table-cell>
          <table:table-cell table:formula="of:=[.$C$1]/[.J24]*2*PI()" office:value-type="float" office:value="0" calcext:value-type="float">
            <text:p>0</text:p>
          </table:table-cell>
          <table:table-cell table:formula="of:=COMPLEX(0;TAN([.K24]))" office:value-type="string" office:string-value="0" calcext:value-type="string">
            <text:p>0</text:p>
          </table:table-cell>
          <table:table-cell table:formula="of:=IMPRODUCT(IMDIV(IMSUB([.I24];[.$C$2]); IMSUM([.I24]; [.$C$2])); 1-[.$F$1])" office:value-type="string" office:string-value="0.0456366665941891+0.927695595078197i" calcext:value-type="string">
            <text:p>0.0456366665941891+0.927695595078197i</text:p>
          </table:table-cell>
          <table:table-cell table:formula="of:=IMDIV(IMSUM(1;[.M24]);IMSUB(1;[.M24]))" office:value-type="string" office:string-value="0.0775070392995224+1.0473983010817i" calcext:value-type="string">
            <text:p>0.0775070392995224+1.0473983010817i</text:p>
          </table:table-cell>
          <table:table-cell table:formula="of:=IMSUM([.N24];[.L24])" office:value-type="string" office:string-value="0.0775070392995224+1.0473983010817i" calcext:value-type="string">
            <text:p>0.0775070392995224+1.0473983010817i</text:p>
          </table:table-cell>
          <table:table-cell table:formula="of:=IMSUM(1;IMPRODUCT([.L24];[.N24]))" office:value-type="string" office:string-value="1" calcext:value-type="string">
            <text:p>1</text:p>
          </table:table-cell>
          <table:table-cell table:formula="of:=IMPRODUCT([.$C$2];[.O24];IMDIV(1;[.P24]))" office:value-type="string" office:string-value="3.87535196497612+52.369915054085i" calcext:value-type="string">
            <text:p>3.87535196497612+52.369915054085i</text:p>
          </table:table-cell>
          <table:table-cell table:formula="of:=IMDIV(IMPRODUCT([.Q24];[.$F$10]);IMSUM([.Q24];[.$F$10]))" office:value-type="string" office:string-value="3.87807952551877+52.3695090087037i" calcext:value-type="string">
            <text:p>3.87807952551877+52.3695090087037i</text:p>
          </table:table-cell>
          <table:table-cell table:formula="of:=[.B24]" office:value-type="float" office:value="7002" calcext:value-type="float">
            <text:p>7002</text:p>
          </table:table-cell>
          <table:table-cell table:formula="of:=IMREAL([.R24])" office:value-type="float" office:value="3.87807952551877" calcext:value-type="float">
            <text:p>3.8780795255</text:p>
          </table:table-cell>
          <table:table-cell table:formula="of:=IMAGINARY([.R24])" office:value-type="float" office:value="52.3695090087037" calcext:value-type="float">
            <text:p>52.3695090087</text:p>
          </table:table-cell>
          <table:table-cell table:formula="of:=IMABS([.R24])" office:value-type="float" office:value="52.5129029346021" calcext:value-type="float">
            <text:p>52.5129029346</text:p>
          </table:table-cell>
        </table:table-row>
        <table:table-row table:style-name="ro1">
          <table:table-cell/>
          <table:table-cell table:formula="of:=[.B24]+[.$C$11]" office:value-type="float" office:value="7002.5" calcext:value-type="float">
            <text:p>7002.5</text:p>
          </table:table-cell>
          <table:table-cell table:formula="of:=COMPLEX([.$C$3]/1000;6.284*[.B25]*[.$C$4]/1000)" office:value-type="string" office:string-value="0.5+198.016695i" calcext:value-type="string">
            <text:p>0.5+198.016695i</text:p>
          </table:table-cell>
          <table:table-cell table:formula="of:=COMPLEX(0;-1/6.284/[.B25]/[.$C$5]*1000000000)" office:value-type="string" office:string-value="-201.109350146247i" calcext:value-type="string">
            <text:p>-201.109350146247i</text:p>
          </table:table-cell>
          <table:table-cell table:formula="of:=IMSUM([.C25];[.D25])" office:value-type="string" office:string-value="0.5-3.09265514624701i" calcext:value-type="string">
            <text:p>0.5-3.09265514624701i</text:p>
          </table:table-cell>
          <table:table-cell table:formula="of:=COMPLEX(0; 6.284*[.B25]*[.$C$6]/1000)" office:value-type="string" office:string-value="8.800742i" calcext:value-type="string">
            <text:p>8.800742i</text:p>
          </table:table-cell>
          <table:table-cell table:formula="of:=IMDIV(IMPRODUCT(-1;[.F25];[.F25]);[.E25])" office:value-type="string" office:string-value="3.94584210295457+24.4062577719611i" calcext:value-type="string">
            <text:p>3.94584210295457+24.4062577719611i</text:p>
          </table:table-cell>
          <table:table-cell table:formula="of:=COMPLEX(0;-1000000000/6.284/[.$F$12]/[.B25]+6.284*[.F$14]*[.B25]*0.001)" office:value-type="string" office:string-value="28.1855519904031i" calcext:value-type="string">
            <text:p>28.1855519904031i</text:p>
          </table:table-cell>
          <table:table-cell table:formula="of:=IMSUM([.G25];[.H25])" office:value-type="string" office:string-value="3.94584210295457+52.5918097623642i" calcext:value-type="string">
            <text:p>3.94584210295457+52.5918097623642i</text:p>
          </table:table-cell>
          <table:table-cell table:formula="of:=300000/[.B25]" office:value-type="float" office:value="42.8418421992146" calcext:value-type="float">
            <text:p>42.8418421992</text:p>
          </table:table-cell>
          <table:table-cell table:formula="of:=[.$C$1]/[.J25]*2*PI()" office:value-type="float" office:value="0" calcext:value-type="float">
            <text:p>0</text:p>
          </table:table-cell>
          <table:table-cell table:formula="of:=COMPLEX(0;TAN([.K25]))" office:value-type="string" office:string-value="0" calcext:value-type="string">
            <text:p>0</text:p>
          </table:table-cell>
          <table:table-cell table:formula="of:=IMPRODUCT(IMDIV(IMSUB([.I25];[.$C$2]); IMSUM([.I25]; [.$C$2])); 1-[.$F$1])" office:value-type="string" office:string-value="0.0495887119085166+0.92655611092172i" calcext:value-type="string">
            <text:p>0.0495887119085166+0.92655611092172i</text:p>
          </table:table-cell>
          <table:table-cell table:formula="of:=IMDIV(IMSUM(1;[.M25]);IMSUB(1;[.M25]))" office:value-type="string" office:string-value="0.0789168420590942+1.05183619524729i" calcext:value-type="string">
            <text:p>0.0789168420590942+1.05183619524729i</text:p>
          </table:table-cell>
          <table:table-cell table:formula="of:=IMSUM([.N25];[.L25])" office:value-type="string" office:string-value="0.0789168420590942+1.05183619524729i" calcext:value-type="string">
            <text:p>0.0789168420590942+1.05183619524729i</text:p>
          </table:table-cell>
          <table:table-cell table:formula="of:=IMSUM(1;IMPRODUCT([.L25];[.N25]))" office:value-type="string" office:string-value="1" calcext:value-type="string">
            <text:p>1</text:p>
          </table:table-cell>
          <table:table-cell table:formula="of:=IMPRODUCT([.$C$2];[.O25];IMDIV(1;[.P25]))" office:value-type="string" office:string-value="3.94584210295471+52.5918097623645i" calcext:value-type="string">
            <text:p>3.94584210295471+52.5918097623645i</text:p>
          </table:table-cell>
          <table:table-cell table:formula="of:=IMDIV(IMPRODUCT([.Q25];[.$F$10]);IMSUM([.Q25];[.$F$10]))" office:value-type="string" office:string-value="3.94859240180182+52.59139458099i" calcext:value-type="string">
            <text:p>3.94859240180182+52.59139458099i</text:p>
          </table:table-cell>
          <table:table-cell table:formula="of:=[.B25]" office:value-type="float" office:value="7002.5" calcext:value-type="float">
            <text:p>7002.5</text:p>
          </table:table-cell>
          <table:table-cell table:formula="of:=IMREAL([.R25])" office:value-type="float" office:value="3.94859240180182" calcext:value-type="float">
            <text:p>3.9485924018</text:p>
          </table:table-cell>
          <table:table-cell table:formula="of:=IMAGINARY([.R25])" office:value-type="float" office:value="52.59139458099" calcext:value-type="float">
            <text:p>52.591394581</text:p>
          </table:table-cell>
          <table:table-cell table:formula="of:=IMABS([.R25])" office:value-type="float" office:value="52.7394175729023" calcext:value-type="float">
            <text:p>52.7394175729</text:p>
          </table:table-cell>
        </table:table-row>
        <table:table-row table:style-name="ro1">
          <table:table-cell/>
          <table:table-cell table:formula="of:=[.B25]+[.$C$11]" office:value-type="float" office:value="7003" calcext:value-type="float">
            <text:p>7003</text:p>
          </table:table-cell>
          <table:table-cell table:formula="of:=COMPLEX([.$C$3]/1000;6.284*[.B26]*[.$C$4]/1000)" office:value-type="string" office:string-value="0.5+198.030834i" calcext:value-type="string">
            <text:p>0.5+198.030834i</text:p>
          </table:table-cell>
          <table:table-cell table:formula="of:=COMPLEX(0;-1/6.284/[.B26]/[.$C$5]*1000000000)" office:value-type="string" office:string-value="-201.094991346436i" calcext:value-type="string">
            <text:p>-201.094991346436i</text:p>
          </table:table-cell>
          <table:table-cell table:formula="of:=IMSUM([.C26];[.D26])" office:value-type="string" office:string-value="0.5-3.06415734643599i" calcext:value-type="string">
            <text:p>0.5-3.06415734643599i</text:p>
          </table:table-cell>
          <table:table-cell table:formula="of:=COMPLEX(0; 6.284*[.B26]*[.$C$6]/1000)" office:value-type="string" office:string-value="8.8013704i" calcext:value-type="string">
            <text:p>8.8013704i</text:p>
          </table:table-cell>
          <table:table-cell table:formula="of:=IMDIV(IMPRODUCT(-1;[.F26];[.F26]);[.E26])" office:value-type="string" office:string-value="4.01824031385654+24.6250411548975i" calcext:value-type="string">
            <text:p>4.01824031385654+24.6250411548975i</text:p>
          </table:table-cell>
          <table:table-cell table:formula="of:=COMPLEX(0;-1000000000/6.284/[.$F$12]/[.B26]+6.284*[.F$14]*[.B26]*0.001)" office:value-type="string" office:string-value="28.1923368850775i" calcext:value-type="string">
            <text:p>28.1923368850775i</text:p>
          </table:table-cell>
          <table:table-cell table:formula="of:=IMSUM([.G26];[.H26])" office:value-type="string" office:string-value="4.01824031385654+52.817378039975i" calcext:value-type="string">
            <text:p>4.01824031385654+52.817378039975i</text:p>
          </table:table-cell>
          <table:table-cell table:formula="of:=300000/[.B26]" office:value-type="float" office:value="42.8387833785521" calcext:value-type="float">
            <text:p>42.8387833786</text:p>
          </table:table-cell>
          <table:table-cell table:formula="of:=[.$C$1]/[.J26]*2*PI()" office:value-type="float" office:value="0" calcext:value-type="float">
            <text:p>0</text:p>
          </table:table-cell>
          <table:table-cell table:formula="of:=COMPLEX(0;TAN([.K26]))" office:value-type="string" office:string-value="0" calcext:value-type="string">
            <text:p>0</text:p>
          </table:table-cell>
          <table:table-cell table:formula="of:=IMPRODUCT(IMDIV(IMSUB([.I26];[.$C$2]); IMSUM([.I26]; [.$C$2])); 1-[.$F$1])" office:value-type="string" office:string-value="0.0535810549211059+0.925379407325932i" calcext:value-type="string">
            <text:p>0.0535810549211059+0.925379407325932i</text:p>
          </table:table-cell>
          <table:table-cell table:formula="of:=IMDIV(IMSUM(1;[.M26]);IMSUB(1;[.M26]))" office:value-type="string" office:string-value="0.0803648062771318+1.0563475607995i" calcext:value-type="string">
            <text:p>0.0803648062771318+1.0563475607995i</text:p>
          </table:table-cell>
          <table:table-cell table:formula="of:=IMSUM([.N26];[.L26])" office:value-type="string" office:string-value="0.0803648062771318+1.0563475607995i" calcext:value-type="string">
            <text:p>0.0803648062771318+1.0563475607995i</text:p>
          </table:table-cell>
          <table:table-cell table:formula="of:=IMSUM(1;IMPRODUCT([.L26];[.N26]))" office:value-type="string" office:string-value="1" calcext:value-type="string">
            <text:p>1</text:p>
          </table:table-cell>
          <table:table-cell table:formula="of:=IMPRODUCT([.$C$2];[.O26];IMDIV(1;[.P26]))" office:value-type="string" office:string-value="4.01824031385659+52.817378039975i" calcext:value-type="string">
            <text:p>4.01824031385659+52.817378039975i</text:p>
          </table:table-cell>
          <table:table-cell table:formula="of:=IMDIV(IMPRODUCT([.Q26];[.$F$10]);IMSUM([.Q26];[.$F$10]))" office:value-type="string" office:string-value="4.02101381222648+52.8169534289325i" calcext:value-type="string">
            <text:p>4.02101381222648+52.8169534289325i</text:p>
          </table:table-cell>
          <table:table-cell table:formula="of:=[.B26]" office:value-type="float" office:value="7003" calcext:value-type="float">
            <text:p>7003</text:p>
          </table:table-cell>
          <table:table-cell table:formula="of:=IMREAL([.R26])" office:value-type="float" office:value="4.02101381222648" calcext:value-type="float">
            <text:p>4.0210138122</text:p>
          </table:table-cell>
          <table:table-cell table:formula="of:=IMAGINARY([.R26])" office:value-type="float" office:value="52.8169534289325" calcext:value-type="float">
            <text:p>52.8169534289</text:p>
          </table:table-cell>
          <table:table-cell table:formula="of:=IMABS([.R26])" office:value-type="float" office:value="52.9697944265611" calcext:value-type="float">
            <text:p>52.9697944266</text:p>
          </table:table-cell>
        </table:table-row>
        <table:table-row table:style-name="ro1">
          <table:table-cell/>
          <table:table-cell table:formula="of:=[.B26]+[.$C$11]" office:value-type="float" office:value="7003.5" calcext:value-type="float">
            <text:p>7003.5</text:p>
          </table:table-cell>
          <table:table-cell table:formula="of:=COMPLEX([.$C$3]/1000;6.284*[.B27]*[.$C$4]/1000)" office:value-type="string" office:string-value="0.5+198.044973i" calcext:value-type="string">
            <text:p>0.5+198.044973i</text:p>
          </table:table-cell>
          <table:table-cell table:formula="of:=COMPLEX(0;-1/6.284/[.B27]/[.$C$5]*1000000000)" office:value-type="string" office:string-value="-201.080634596858i" calcext:value-type="string">
            <text:p>-201.080634596858i</text:p>
          </table:table-cell>
          <table:table-cell table:formula="of:=IMSUM([.C27];[.D27])" office:value-type="string" office:string-value="0.5-3.03566159685801i" calcext:value-type="string">
            <text:p>0.5-3.03566159685801i</text:p>
          </table:table-cell>
          <table:table-cell table:formula="of:=COMPLEX(0; 6.284*[.B27]*[.$C$6]/1000)" office:value-type="string" office:string-value="8.8019988i" calcext:value-type="string">
            <text:p>8.8019988i</text:p>
          </table:table-cell>
          <table:table-cell table:formula="of:=IMDIV(IMPRODUCT(-1;[.F27];[.F27]);[.E27])" office:value-type="string" office:string-value="4.09261529467918+24.8475901615426i" calcext:value-type="string">
            <text:p>4.09261529467918+24.8475901615426i</text:p>
          </table:table-cell>
          <table:table-cell table:formula="of:=COMPLEX(0;-1000000000/6.284/[.$F$12]/[.B27]+6.284*[.F$14]*[.B27]*0.001)" office:value-type="string" office:string-value="28.1991214390516i" calcext:value-type="string">
            <text:p>28.1991214390516i</text:p>
          </table:table-cell>
          <table:table-cell table:formula="of:=IMSUM([.G27];[.H27])" office:value-type="string" office:string-value="4.09261529467918+53.0467116005942i" calcext:value-type="string">
            <text:p>4.09261529467918+53.0467116005942i</text:p>
          </table:table-cell>
          <table:table-cell table:formula="of:=300000/[.B27]" office:value-type="float" office:value="42.8357249946455" calcext:value-type="float">
            <text:p>42.8357249946</text:p>
          </table:table-cell>
          <table:table-cell table:formula="of:=[.$C$1]/[.J27]*2*PI()" office:value-type="float" office:value="0" calcext:value-type="float">
            <text:p>0</text:p>
          </table:table-cell>
          <table:table-cell table:formula="of:=COMPLEX(0;TAN([.K27]))" office:value-type="string" office:string-value="0" calcext:value-type="string">
            <text:p>0</text:p>
          </table:table-cell>
          <table:table-cell table:formula="of:=IMPRODUCT(IMDIV(IMSUB([.I27];[.$C$2]); IMSUM([.I27]; [.$C$2])); 1-[.$F$1])" office:value-type="string" office:string-value="0.0576141374149802+0.924164431626992i" calcext:value-type="string">
            <text:p>0.0576141374149802+0.924164431626992i</text:p>
          </table:table-cell>
          <table:table-cell table:formula="of:=IMDIV(IMSUM(1;[.M27]);IMSUB(1;[.M27]))" office:value-type="string" office:string-value="0.0818523058935842+1.06093423201188i" calcext:value-type="string">
            <text:p>0.0818523058935842+1.06093423201188i</text:p>
          </table:table-cell>
          <table:table-cell table:formula="of:=IMSUM([.N27];[.L27])" office:value-type="string" office:string-value="0.0818523058935842+1.06093423201188i" calcext:value-type="string">
            <text:p>0.0818523058935842+1.06093423201188i</text:p>
          </table:table-cell>
          <table:table-cell table:formula="of:=IMSUM(1;IMPRODUCT([.L27];[.N27]))" office:value-type="string" office:string-value="1" calcext:value-type="string">
            <text:p>1</text:p>
          </table:table-cell>
          <table:table-cell table:formula="of:=IMPRODUCT([.$C$2];[.O27];IMDIV(1;[.P27]))" office:value-type="string" office:string-value="4.09261529467921+53.046711600594i" calcext:value-type="string">
            <text:p>4.09261529467921+53.046711600594i</text:p>
          </table:table-cell>
          <table:table-cell table:formula="of:=IMDIV(IMPRODUCT([.Q27];[.$F$10]);IMSUM([.Q27];[.$F$10]))" office:value-type="string" office:string-value="4.09541246709968+53.0462772539903i" calcext:value-type="string">
            <text:p>4.09541246709968+53.0462772539903i</text:p>
          </table:table-cell>
          <table:table-cell table:formula="of:=[.B27]" office:value-type="float" office:value="7003.5" calcext:value-type="float">
            <text:p>7003.5</text:p>
          </table:table-cell>
          <table:table-cell table:formula="of:=IMREAL([.R27])" office:value-type="float" office:value="4.09541246709968" calcext:value-type="float">
            <text:p>4.0954124671</text:p>
          </table:table-cell>
          <table:table-cell table:formula="of:=IMAGINARY([.R27])" office:value-type="float" office:value="53.0462772539903" calcext:value-type="float">
            <text:p>53.046277254</text:p>
          </table:table-cell>
          <table:table-cell table:formula="of:=IMABS([.R27])" office:value-type="float" office:value="53.2041345553415" calcext:value-type="float">
            <text:p>53.2041345553</text:p>
          </table:table-cell>
        </table:table-row>
        <table:table-row table:style-name="ro1">
          <table:table-cell/>
          <table:table-cell table:formula="of:=[.B27]+[.$C$11]" office:value-type="float" office:value="7004" calcext:value-type="float">
            <text:p>7004</text:p>
          </table:table-cell>
          <table:table-cell table:formula="of:=COMPLEX([.$C$3]/1000;6.284*[.B28]*[.$C$4]/1000)" office:value-type="string" office:string-value="0.5+198.059112i" calcext:value-type="string">
            <text:p>0.5+198.059112i</text:p>
          </table:table-cell>
          <table:table-cell table:formula="of:=COMPLEX(0;-1/6.284/[.B28]/[.$C$5]*1000000000)" office:value-type="string" office:string-value="-201.066279897072i" calcext:value-type="string">
            <text:p>-201.066279897072i</text:p>
          </table:table-cell>
          <table:table-cell table:formula="of:=IMSUM([.C28];[.D28])" office:value-type="string" office:string-value="0.5-3.00716789707201i" calcext:value-type="string">
            <text:p>0.5-3.00716789707201i</text:p>
          </table:table-cell>
          <table:table-cell table:formula="of:=COMPLEX(0; 6.284*[.B28]*[.$C$6]/1000)" office:value-type="string" office:string-value="8.8026272i" calcext:value-type="string">
            <text:p>8.8026272i</text:p>
          </table:table-cell>
          <table:table-cell table:formula="of:=IMDIV(IMPRODUCT(-1;[.F28];[.F28]);[.E28])" office:value-type="string" office:string-value="4.16903882852112+25.0739994535509i" calcext:value-type="string">
            <text:p>4.16903882852112+25.0739994535509i</text:p>
          </table:table-cell>
          <table:table-cell table:formula="of:=COMPLEX(0;-1000000000/6.284/[.$F$12]/[.B28]+6.284*[.F$14]*[.B28]*0.001)" office:value-type="string" office:string-value="28.2059056523983i" calcext:value-type="string">
            <text:p>28.2059056523983i</text:p>
          </table:table-cell>
          <table:table-cell table:formula="of:=IMSUM([.G28];[.H28])" office:value-type="string" office:string-value="4.16903882852112+53.2799051059492i" calcext:value-type="string">
            <text:p>4.16903882852112+53.2799051059492i</text:p>
          </table:table-cell>
          <table:table-cell table:formula="of:=300000/[.B28]" office:value-type="float" office:value="42.8326670474015" calcext:value-type="float">
            <text:p>42.8326670474</text:p>
          </table:table-cell>
          <table:table-cell table:formula="of:=[.$C$1]/[.J28]*2*PI()" office:value-type="float" office:value="0" calcext:value-type="float">
            <text:p>0</text:p>
          </table:table-cell>
          <table:table-cell table:formula="of:=COMPLEX(0;TAN([.K28]))" office:value-type="string" office:string-value="0" calcext:value-type="string">
            <text:p>0</text:p>
          </table:table-cell>
          <table:table-cell table:formula="of:=IMPRODUCT(IMDIV(IMSUB([.I28];[.$C$2]); IMSUM([.I28]; [.$C$2])); 1-[.$F$1])" office:value-type="string" office:string-value="0.0616884000864588+0.922910099281334i" calcext:value-type="string">
            <text:p>0.0616884000864588+0.922910099281334i</text:p>
          </table:table-cell>
          <table:table-cell table:formula="of:=IMDIV(IMSUM(1;[.M28]);IMSUB(1;[.M28]))" office:value-type="string" office:string-value="0.0833807765704226+1.06559810211898i" calcext:value-type="string">
            <text:p>0.0833807765704226+1.06559810211898i</text:p>
          </table:table-cell>
          <table:table-cell table:formula="of:=IMSUM([.N28];[.L28])" office:value-type="string" office:string-value="0.0833807765704226+1.06559810211898i" calcext:value-type="string">
            <text:p>0.0833807765704226+1.06559810211898i</text:p>
          </table:table-cell>
          <table:table-cell table:formula="of:=IMSUM(1;IMPRODUCT([.L28];[.N28]))" office:value-type="string" office:string-value="1" calcext:value-type="string">
            <text:p>1</text:p>
          </table:table-cell>
          <table:table-cell table:formula="of:=IMPRODUCT([.$C$2];[.O28];IMDIV(1;[.P28]))" office:value-type="string" office:string-value="4.16903882852113+53.279905105949i" calcext:value-type="string">
            <text:p>4.16903882852113+53.279905105949i</text:p>
          </table:table-cell>
          <table:table-cell table:formula="of:=IMDIV(IMPRODUCT([.Q28];[.$F$10]);IMSUM([.Q28];[.$F$10]))" office:value-type="string" office:string-value="4.17186016330591+53.2794607050505i" calcext:value-type="string">
            <text:p>4.17186016330591+53.2794607050505i</text:p>
          </table:table-cell>
          <table:table-cell table:formula="of:=[.B28]" office:value-type="float" office:value="7004" calcext:value-type="float">
            <text:p>7004</text:p>
          </table:table-cell>
          <table:table-cell table:formula="of:=IMREAL([.R28])" office:value-type="float" office:value="4.17186016330591" calcext:value-type="float">
            <text:p>4.1718601633</text:p>
          </table:table-cell>
          <table:table-cell table:formula="of:=IMAGINARY([.R28])" office:value-type="float" office:value="53.2794607050505" calcext:value-type="float">
            <text:p>53.2794607051</text:p>
          </table:table-cell>
          <table:table-cell table:formula="of:=IMABS([.R28])" office:value-type="float" office:value="53.4425425129007" calcext:value-type="float">
            <text:p>53.4425425129</text:p>
          </table:table-cell>
        </table:table-row>
        <table:table-row table:style-name="ro1">
          <table:table-cell/>
          <table:table-cell table:formula="of:=[.B28]+[.$C$11]" office:value-type="float" office:value="7004.5" calcext:value-type="float">
            <text:p>7004.5</text:p>
          </table:table-cell>
          <table:table-cell table:formula="of:=COMPLEX([.$C$3]/1000;6.284*[.B29]*[.$C$4]/1000)" office:value-type="string" office:string-value="0.5+198.073251i" calcext:value-type="string">
            <text:p>0.5+198.073251i</text:p>
          </table:table-cell>
          <table:table-cell table:formula="of:=COMPLEX(0;-1/6.284/[.B29]/[.$C$5]*1000000000)" office:value-type="string" office:string-value="-201.05192724664i" calcext:value-type="string">
            <text:p>-201.05192724664i</text:p>
          </table:table-cell>
          <table:table-cell table:formula="of:=IMSUM([.C29];[.D29])" office:value-type="string" office:string-value="0.5-2.97867624663999i" calcext:value-type="string">
            <text:p>0.5-2.97867624663999i</text:p>
          </table:table-cell>
          <table:table-cell table:formula="of:=COMPLEX(0; 6.284*[.B29]*[.$C$6]/1000)" office:value-type="string" office:string-value="8.8032556i" calcext:value-type="string">
            <text:p>8.8032556i</text:p>
          </table:table-cell>
          <table:table-cell table:formula="of:=IMDIV(IMPRODUCT(-1;[.F29];[.F29]);[.E29])" office:value-type="string" office:string-value="4.24758595057395+25.3043667530727i" calcext:value-type="string">
            <text:p>4.24758595057395+25.3043667530727i</text:p>
          </table:table-cell>
          <table:table-cell table:formula="of:=COMPLEX(0;-1000000000/6.284/[.$F$12]/[.B29]+6.284*[.F$14]*[.B29]*0.001)" office:value-type="string" office:string-value="28.2126895251906i" calcext:value-type="string">
            <text:p>28.2126895251906i</text:p>
          </table:table-cell>
          <table:table-cell table:formula="of:=IMSUM([.G29];[.H29])" office:value-type="string" office:string-value="4.24758595057395+53.5170562782633i" calcext:value-type="string">
            <text:p>4.24758595057395+53.5170562782633i</text:p>
          </table:table-cell>
          <table:table-cell table:formula="of:=300000/[.B29]" office:value-type="float" office:value="42.8296095367264" calcext:value-type="float">
            <text:p>42.8296095367</text:p>
          </table:table-cell>
          <table:table-cell table:formula="of:=[.$C$1]/[.J29]*2*PI()" office:value-type="float" office:value="0" calcext:value-type="float">
            <text:p>0</text:p>
          </table:table-cell>
          <table:table-cell table:formula="of:=COMPLEX(0;TAN([.K29]))" office:value-type="string" office:string-value="0" calcext:value-type="string">
            <text:p>0</text:p>
          </table:table-cell>
          <table:table-cell table:formula="of:=IMPRODUCT(IMDIV(IMSUB([.I29];[.$C$2]); IMSUM([.I29]; [.$C$2])); 1-[.$F$1])" office:value-type="string" office:string-value="0.0658042820379361+0.92161529286557i" calcext:value-type="string">
            <text:p>0.0658042820379361+0.92161529286557i</text:p>
          </table:table-cell>
          <table:table-cell table:formula="of:=IMDIV(IMSUM(1;[.M29]);IMSUB(1;[.M29]))" office:value-type="string" office:string-value="0.0849517190114804+1.07034112556527i" calcext:value-type="string">
            <text:p>0.0849517190114804+1.07034112556527i</text:p>
          </table:table-cell>
          <table:table-cell table:formula="of:=IMSUM([.N29];[.L29])" office:value-type="string" office:string-value="0.0849517190114804+1.07034112556527i" calcext:value-type="string">
            <text:p>0.0849517190114804+1.07034112556527i</text:p>
          </table:table-cell>
          <table:table-cell table:formula="of:=IMSUM(1;IMPRODUCT([.L29];[.N29]))" office:value-type="string" office:string-value="1" calcext:value-type="string">
            <text:p>1</text:p>
          </table:table-cell>
          <table:table-cell table:formula="of:=IMPRODUCT([.$C$2];[.O29];IMDIV(1;[.P29]))" office:value-type="string" office:string-value="4.24758595057402+53.5170562782635i" calcext:value-type="string">
            <text:p>4.24758595057402+53.5170562782635i</text:p>
          </table:table-cell>
          <table:table-cell table:formula="of:=IMDIV(IMPRODUCT([.Q29];[.$F$10]);IMSUM([.Q29];[.$F$10]))" office:value-type="string" office:string-value="4.25043195031879+53.5166014908382i" calcext:value-type="string">
            <text:p>4.25043195031879+53.5166014908382i</text:p>
          </table:table-cell>
          <table:table-cell table:formula="of:=[.B29]" office:value-type="float" office:value="7004.5" calcext:value-type="float">
            <text:p>7004.5</text:p>
          </table:table-cell>
          <table:table-cell table:formula="of:=IMREAL([.R29])" office:value-type="float" office:value="4.25043195031879" calcext:value-type="float">
            <text:p>4.2504319503</text:p>
          </table:table-cell>
          <table:table-cell table:formula="of:=IMAGINARY([.R29])" office:value-type="float" office:value="53.5166014908382" calcext:value-type="float">
            <text:p>53.5166014908</text:p>
          </table:table-cell>
          <table:table-cell table:formula="of:=IMABS([.R29])" office:value-type="float" office:value="53.6851264960182" calcext:value-type="float">
            <text:p>53.685126496</text:p>
          </table:table-cell>
        </table:table-row>
        <table:table-row table:style-name="ro1">
          <table:table-cell/>
          <table:table-cell table:formula="of:=[.B29]+[.$C$11]" office:value-type="float" office:value="7005" calcext:value-type="float">
            <text:p>7005</text:p>
          </table:table-cell>
          <table:table-cell table:formula="of:=COMPLEX([.$C$3]/1000;6.284*[.B30]*[.$C$4]/1000)" office:value-type="string" office:string-value="0.5+198.08739i" calcext:value-type="string">
            <text:p>0.5+198.08739i</text:p>
          </table:table-cell>
          <table:table-cell table:formula="of:=COMPLEX(0;-1/6.284/[.B30]/[.$C$5]*1000000000)" office:value-type="string" office:string-value="-201.037576645124i" calcext:value-type="string">
            <text:p>-201.037576645124i</text:p>
          </table:table-cell>
          <table:table-cell table:formula="of:=IMSUM([.C30];[.D30])" office:value-type="string" office:string-value="0.5-2.95018664512401i" calcext:value-type="string">
            <text:p>0.5-2.95018664512401i</text:p>
          </table:table-cell>
          <table:table-cell table:formula="of:=COMPLEX(0; 6.284*[.B30]*[.$C$6]/1000)" office:value-type="string" office:string-value="8.803884i" calcext:value-type="string">
            <text:p>8.803884i</text:p>
          </table:table-cell>
          <table:table-cell table:formula="of:=IMDIV(IMPRODUCT(-1;[.F30];[.F30]);[.E30])" office:value-type="string" office:string-value="4.32833512452751+25.5387929600045i" calcext:value-type="string">
            <text:p>4.32833512452751+25.5387929600045i</text:p>
          </table:table-cell>
          <table:table-cell table:formula="of:=COMPLEX(0;-1000000000/6.284/[.$F$12]/[.B30]+6.284*[.F$14]*[.B30]*0.001)" office:value-type="string" office:string-value="28.2194730575015i" calcext:value-type="string">
            <text:p>28.2194730575015i</text:p>
          </table:table-cell>
          <table:table-cell table:formula="of:=IMSUM([.G30];[.H30])" office:value-type="string" office:string-value="4.32833512452751+53.758266017506i" calcext:value-type="string">
            <text:p>4.32833512452751+53.758266017506i</text:p>
          </table:table-cell>
          <table:table-cell table:formula="of:=300000/[.B30]" office:value-type="float" office:value="42.8265524625268" calcext:value-type="float">
            <text:p>42.8265524625</text:p>
          </table:table-cell>
          <table:table-cell table:formula="of:=[.$C$1]/[.J30]*2*PI()" office:value-type="float" office:value="0" calcext:value-type="float">
            <text:p>0</text:p>
          </table:table-cell>
          <table:table-cell table:formula="of:=COMPLEX(0;TAN([.K30]))" office:value-type="string" office:string-value="0" calcext:value-type="string">
            <text:p>0</text:p>
          </table:table-cell>
          <table:table-cell table:formula="of:=IMPRODUCT(IMDIV(IMSUB([.I30];[.$C$2]); IMSUM([.I30]; [.$C$2])); 1-[.$F$1])" office:value-type="string" office:string-value="0.0699622202345775+0.920278861046638i" calcext:value-type="string">
            <text:p>0.0699622202345775+0.920278861046638i</text:p>
          </table:table-cell>
          <table:table-cell table:formula="of:=IMDIV(IMSUM(1;[.M30]);IMSUB(1;[.M30]))" office:value-type="string" office:string-value="0.0865667024905515+1.07516532035012i" calcext:value-type="string">
            <text:p>0.0865667024905515+1.07516532035012i</text:p>
          </table:table-cell>
          <table:table-cell table:formula="of:=IMSUM([.N30];[.L30])" office:value-type="string" office:string-value="0.0865667024905515+1.07516532035012i" calcext:value-type="string">
            <text:p>0.0865667024905515+1.07516532035012i</text:p>
          </table:table-cell>
          <table:table-cell table:formula="of:=IMSUM(1;IMPRODUCT([.L30];[.N30]))" office:value-type="string" office:string-value="1" calcext:value-type="string">
            <text:p>1</text:p>
          </table:table-cell>
          <table:table-cell table:formula="of:=IMPRODUCT([.$C$2];[.O30];IMDIV(1;[.P30]))" office:value-type="string" office:string-value="4.32833512452758+53.758266017506i" calcext:value-type="string">
            <text:p>4.32833512452758+53.758266017506i</text:p>
          </table:table-cell>
          <table:table-cell table:formula="of:=IMDIV(IMPRODUCT([.Q30];[.$F$10]);IMSUM([.Q30];[.$F$10]))" office:value-type="string" office:string-value="4.33120630662604+53.7578004971238i" calcext:value-type="string">
            <text:p>4.33120630662604+53.7578004971238i</text:p>
          </table:table-cell>
          <table:table-cell table:formula="of:=[.B30]" office:value-type="float" office:value="7005" calcext:value-type="float">
            <text:p>7005</text:p>
          </table:table-cell>
          <table:table-cell table:formula="of:=IMREAL([.R30])" office:value-type="float" office:value="4.33120630662604" calcext:value-type="float">
            <text:p>4.3312063066</text:p>
          </table:table-cell>
          <table:table-cell table:formula="of:=IMAGINARY([.R30])" office:value-type="float" office:value="53.7578004971238" calcext:value-type="float">
            <text:p>53.7578004971</text:p>
          </table:table-cell>
          <table:table-cell table:formula="of:=IMABS([.R30])" office:value-type="float" office:value="53.9319985014381" calcext:value-type="float">
            <text:p>53.9319985014</text:p>
          </table:table-cell>
        </table:table-row>
        <table:table-row table:style-name="ro1">
          <table:table-cell/>
          <table:table-cell table:formula="of:=[.B30]+[.$C$11]" office:value-type="float" office:value="7005.5" calcext:value-type="float">
            <text:p>7005.5</text:p>
          </table:table-cell>
          <table:table-cell table:formula="of:=COMPLEX([.$C$3]/1000;6.284*[.B31]*[.$C$4]/1000)" office:value-type="string" office:string-value="0.5+198.101529i" calcext:value-type="string">
            <text:p>0.5+198.101529i</text:p>
          </table:table-cell>
          <table:table-cell table:formula="of:=COMPLEX(0;-1/6.284/[.B31]/[.$C$5]*1000000000)" office:value-type="string" office:string-value="-201.023228092084i" calcext:value-type="string">
            <text:p>-201.023228092084i</text:p>
          </table:table-cell>
          <table:table-cell table:formula="of:=IMSUM([.C31];[.D31])" office:value-type="string" office:string-value="0.5-2.921699092084i" calcext:value-type="string">
            <text:p>0.5-2.921699092084i</text:p>
          </table:table-cell>
          <table:table-cell table:formula="of:=COMPLEX(0; 6.284*[.B31]*[.$C$6]/1000)" office:value-type="string" office:string-value="8.8045124i" calcext:value-type="string">
            <text:p>8.8045124i</text:p>
          </table:table-cell>
          <table:table-cell table:formula="of:=IMDIV(IMPRODUCT(-1;[.F31];[.F31]);[.E31])" office:value-type="string" office:string-value="4.41136843010227+25.7773822741556i" calcext:value-type="string">
            <text:p>4.41136843010227+25.7773822741556i</text:p>
          </table:table-cell>
          <table:table-cell table:formula="of:=COMPLEX(0;-1000000000/6.284/[.$F$12]/[.B31]+6.284*[.F$14]*[.B31]*0.001)" office:value-type="string" office:string-value="28.2262562494037i" calcext:value-type="string">
            <text:p>28.2262562494037i</text:p>
          </table:table-cell>
          <table:table-cell table:formula="of:=IMSUM([.G31];[.H31])" office:value-type="string" office:string-value="4.41136843010227+54.0036385235593i" calcext:value-type="string">
            <text:p>4.41136843010227+54.0036385235593i</text:p>
          </table:table-cell>
          <table:table-cell table:formula="of:=300000/[.B31]" office:value-type="float" office:value="42.8234958247092" calcext:value-type="float">
            <text:p>42.8234958247</text:p>
          </table:table-cell>
          <table:table-cell table:formula="of:=[.$C$1]/[.J31]*2*PI()" office:value-type="float" office:value="0" calcext:value-type="float">
            <text:p>0</text:p>
          </table:table-cell>
          <table:table-cell table:formula="of:=COMPLEX(0;TAN([.K31]))" office:value-type="string" office:string-value="0" calcext:value-type="string">
            <text:p>0</text:p>
          </table:table-cell>
          <table:table-cell table:formula="of:=IMPRODUCT(IMDIV(IMSUB([.I31];[.$C$2]); IMSUM([.I31]; [.$C$2])); 1-[.$F$1])" office:value-type="string" office:string-value="0.0741626489211362+0.918899617522055i" calcext:value-type="string">
            <text:p>0.0741626489211362+0.918899617522055i</text:p>
          </table:table-cell>
          <table:table-cell table:formula="of:=IMDIV(IMSUM(1;[.M31]);IMSUB(1;[.M31]))" office:value-type="string" office:string-value="0.0882273686020482+1.08007277047119i" calcext:value-type="string">
            <text:p>0.0882273686020482+1.08007277047119i</text:p>
          </table:table-cell>
          <table:table-cell table:formula="of:=IMSUM([.N31];[.L31])" office:value-type="string" office:string-value="0.0882273686020482+1.08007277047119i" calcext:value-type="string">
            <text:p>0.0882273686020482+1.08007277047119i</text:p>
          </table:table-cell>
          <table:table-cell table:formula="of:=IMSUM(1;IMPRODUCT([.L31];[.N31]))" office:value-type="string" office:string-value="1" calcext:value-type="string">
            <text:p>1</text:p>
          </table:table-cell>
          <table:table-cell table:formula="of:=IMPRODUCT([.$C$2];[.O31];IMDIV(1;[.P31]))" office:value-type="string" office:string-value="4.41136843010241+54.0036385235595i" calcext:value-type="string">
            <text:p>4.41136843010241+54.0036385235595i</text:p>
          </table:table-cell>
          <table:table-cell table:formula="of:=IMDIV(IMPRODUCT([.Q31];[.$F$10]);IMSUM([.Q31];[.$F$10]))" office:value-type="string" office:string-value="4.41426532728346+54.0031619088503i" calcext:value-type="string">
            <text:p>4.41426532728346+54.0031619088503i</text:p>
          </table:table-cell>
          <table:table-cell table:formula="of:=[.B31]" office:value-type="float" office:value="7005.5" calcext:value-type="float">
            <text:p>7005.5</text:p>
          </table:table-cell>
          <table:table-cell table:formula="of:=IMREAL([.R31])" office:value-type="float" office:value="4.41426532728346" calcext:value-type="float">
            <text:p>4.4142653273</text:p>
          </table:table-cell>
          <table:table-cell table:formula="of:=IMAGINARY([.R31])" office:value-type="float" office:value="54.0031619088503" calcext:value-type="float">
            <text:p>54.0031619089</text:p>
          </table:table-cell>
          <table:table-cell table:formula="of:=IMABS([.R31])" office:value-type="float" office:value="54.1832744906872" calcext:value-type="float">
            <text:p>54.1832744907</text:p>
          </table:table-cell>
        </table:table-row>
        <table:table-row table:style-name="ro1">
          <table:table-cell/>
          <table:table-cell table:formula="of:=[.B31]+[.$C$11]" office:value-type="float" office:value="7006" calcext:value-type="float">
            <text:p>7006</text:p>
          </table:table-cell>
          <table:table-cell table:formula="of:=COMPLEX([.$C$3]/1000;6.284*[.B32]*[.$C$4]/1000)" office:value-type="string" office:string-value="0.5+198.115668i" calcext:value-type="string">
            <text:p>0.5+198.115668i</text:p>
          </table:table-cell>
          <table:table-cell table:formula="of:=COMPLEX(0;-1/6.284/[.B32]/[.$C$5]*1000000000)" office:value-type="string" office:string-value="-201.008881587081i" calcext:value-type="string">
            <text:p>-201.008881587081i</text:p>
          </table:table-cell>
          <table:table-cell table:formula="of:=IMSUM([.C32];[.D32])" office:value-type="string" office:string-value="0.5-2.89321358708099i" calcext:value-type="string">
            <text:p>0.5-2.89321358708099i</text:p>
          </table:table-cell>
          <table:table-cell table:formula="of:=COMPLEX(0; 6.284*[.B32]*[.$C$6]/1000)" office:value-type="string" office:string-value="8.8051408i" calcext:value-type="string">
            <text:p>8.8051408i</text:p>
          </table:table-cell>
          <table:table-cell table:formula="of:=IMDIV(IMPRODUCT(-1;[.F32];[.F32]);[.E32])" office:value-type="string" office:string-value="4.49677176249296+26.0202423224935i" calcext:value-type="string">
            <text:p>4.49677176249296+26.0202423224935i</text:p>
          </table:table-cell>
          <table:table-cell table:formula="of:=COMPLEX(0;-1000000000/6.284/[.$F$12]/[.B32]+6.284*[.F$14]*[.B32]*0.001)" office:value-type="string" office:string-value="28.2330391009703i" calcext:value-type="string">
            <text:p>28.2330391009703i</text:p>
          </table:table-cell>
          <table:table-cell table:formula="of:=IMSUM([.G32];[.H32])" office:value-type="string" office:string-value="4.49677176249296+54.2532814234638i" calcext:value-type="string">
            <text:p>4.49677176249296+54.2532814234638i</text:p>
          </table:table-cell>
          <table:table-cell table:formula="of:=300000/[.B32]" office:value-type="float" office:value="42.8204396231801" calcext:value-type="float">
            <text:p>42.8204396232</text:p>
          </table:table-cell>
          <table:table-cell table:formula="of:=[.$C$1]/[.J32]*2*PI()" office:value-type="float" office:value="0" calcext:value-type="float">
            <text:p>0</text:p>
          </table:table-cell>
          <table:table-cell table:formula="of:=COMPLEX(0;TAN([.K32]))" office:value-type="string" office:string-value="0" calcext:value-type="string">
            <text:p>0</text:p>
          </table:table-cell>
          <table:table-cell table:formula="of:=IMPRODUCT(IMDIV(IMSUB([.I32];[.$C$2]); IMSUM([.I32]; [.$C$2])); 1-[.$F$1])" office:value-type="string" office:string-value="0.0784059989958426+0.917476339930034i" calcext:value-type="string">
            <text:p>0.0784059989958426+0.917476339930034i</text:p>
          </table:table-cell>
          <table:table-cell table:formula="of:=IMDIV(IMSUM(1;[.M32]);IMSUB(1;[.M32]))" office:value-type="string" office:string-value="0.0899354352498589+1.08506562846927i" calcext:value-type="string">
            <text:p>0.0899354352498589+1.08506562846927i</text:p>
          </table:table-cell>
          <table:table-cell table:formula="of:=IMSUM([.N32];[.L32])" office:value-type="string" office:string-value="0.0899354352498589+1.08506562846927i" calcext:value-type="string">
            <text:p>0.0899354352498589+1.08506562846927i</text:p>
          </table:table-cell>
          <table:table-cell table:formula="of:=IMSUM(1;IMPRODUCT([.L32];[.N32]))" office:value-type="string" office:string-value="1" calcext:value-type="string">
            <text:p>1</text:p>
          </table:table-cell>
          <table:table-cell table:formula="of:=IMPRODUCT([.$C$2];[.O32];IMDIV(1;[.P32]))" office:value-type="string" office:string-value="4.49677176249295+54.2532814234635i" calcext:value-type="string">
            <text:p>4.49677176249295+54.2532814234635i</text:p>
          </table:table-cell>
          <table:table-cell table:formula="of:=IMDIV(IMPRODUCT([.Q32];[.$F$10]);IMSUM([.Q32];[.$F$10]))" office:value-type="string" office:string-value="4.49969492337999+54.2527933373315i" calcext:value-type="string">
            <text:p>4.49969492337999+54.2527933373315i</text:p>
          </table:table-cell>
          <table:table-cell table:formula="of:=[.B32]" office:value-type="float" office:value="7006" calcext:value-type="float">
            <text:p>7006</text:p>
          </table:table-cell>
          <table:table-cell table:formula="of:=IMREAL([.R32])" office:value-type="float" office:value="4.49969492337999" calcext:value-type="float">
            <text:p>4.4996949234</text:p>
          </table:table-cell>
          <table:table-cell table:formula="of:=IMAGINARY([.R32])" office:value-type="float" office:value="54.2527933373315" calcext:value-type="float">
            <text:p>54.2527933373</text:p>
          </table:table-cell>
          <table:table-cell table:formula="of:=IMABS([.R32])" office:value-type="float" office:value="54.4390745632831" calcext:value-type="float">
            <text:p>54.4390745633</text:p>
          </table:table-cell>
        </table:table-row>
        <table:table-row table:style-name="ro1">
          <table:table-cell/>
          <table:table-cell table:formula="of:=[.B32]+[.$C$11]" office:value-type="float" office:value="7006.5" calcext:value-type="float">
            <text:p>7006.5</text:p>
          </table:table-cell>
          <table:table-cell table:formula="of:=COMPLEX([.$C$3]/1000;6.284*[.B33]*[.$C$4]/1000)" office:value-type="string" office:string-value="0.5+198.129807i" calcext:value-type="string">
            <text:p>0.5+198.129807i</text:p>
          </table:table-cell>
          <table:table-cell table:formula="of:=COMPLEX(0;-1/6.284/[.B33]/[.$C$5]*1000000000)" office:value-type="string" office:string-value="-200.994537129678i" calcext:value-type="string">
            <text:p>-200.994537129678i</text:p>
          </table:table-cell>
          <table:table-cell table:formula="of:=IMSUM([.C33];[.D33])" office:value-type="string" office:string-value="0.5-2.86473012967801i" calcext:value-type="string">
            <text:p>0.5-2.86473012967801i</text:p>
          </table:table-cell>
          <table:table-cell table:formula="of:=COMPLEX(0; 6.284*[.B33]*[.$C$6]/1000)" office:value-type="string" office:string-value="8.8057692i" calcext:value-type="string">
            <text:p>8.8057692i</text:p>
          </table:table-cell>
          <table:table-cell table:formula="of:=IMDIV(IMPRODUCT(-1;[.F33];[.F33]);[.E33])" office:value-type="string" office:string-value="4.58463504460769+26.2674842917307i" calcext:value-type="string">
            <text:p>4.58463504460769+26.2674842917307i</text:p>
          </table:table-cell>
          <table:table-cell table:formula="of:=COMPLEX(0;-1000000000/6.284/[.$F$12]/[.B33]+6.284*[.F$14]*[.B33]*0.001)" office:value-type="string" office:string-value="28.239821612274i" calcext:value-type="string">
            <text:p>28.239821612274i</text:p>
          </table:table-cell>
          <table:table-cell table:formula="of:=IMSUM([.G33];[.H33])" office:value-type="string" office:string-value="4.58463504460769+54.5073059040047i" calcext:value-type="string">
            <text:p>4.58463504460769+54.5073059040047i</text:p>
          </table:table-cell>
          <table:table-cell table:formula="of:=300000/[.B33]" office:value-type="float" office:value="42.8173838578463" calcext:value-type="float">
            <text:p>42.8173838578</text:p>
          </table:table-cell>
          <table:table-cell table:formula="of:=[.$C$1]/[.J33]*2*PI()" office:value-type="float" office:value="0" calcext:value-type="float">
            <text:p>0</text:p>
          </table:table-cell>
          <table:table-cell table:formula="of:=COMPLEX(0;TAN([.K33]))" office:value-type="string" office:string-value="0" calcext:value-type="string">
            <text:p>0</text:p>
          </table:table-cell>
          <table:table-cell table:formula="of:=IMPRODUCT(IMDIV(IMSUB([.I33];[.$C$2]); IMSUM([.I33]; [.$C$2])); 1-[.$F$1])" office:value-type="string" office:string-value="0.0826926973397634+0.916007768728653i" calcext:value-type="string">
            <text:p>0.0826926973397634+0.916007768728653i</text:p>
          </table:table-cell>
          <table:table-cell table:formula="of:=IMDIV(IMSUM(1;[.M33]);IMSUB(1;[.M33]))" office:value-type="string" office:string-value="0.0916927008921526+1.09014611808009i" calcext:value-type="string">
            <text:p>0.0916927008921526+1.09014611808009i</text:p>
          </table:table-cell>
          <table:table-cell table:formula="of:=IMSUM([.N33];[.L33])" office:value-type="string" office:string-value="0.0916927008921526+1.09014611808009i" calcext:value-type="string">
            <text:p>0.0916927008921526+1.09014611808009i</text:p>
          </table:table-cell>
          <table:table-cell table:formula="of:=IMSUM(1;IMPRODUCT([.L33];[.N33]))" office:value-type="string" office:string-value="1" calcext:value-type="string">
            <text:p>1</text:p>
          </table:table-cell>
          <table:table-cell table:formula="of:=IMPRODUCT([.$C$2];[.O33];IMDIV(1;[.P33]))" office:value-type="string" office:string-value="4.58463504460763+54.5073059040045i" calcext:value-type="string">
            <text:p>4.58463504460763+54.5073059040045i</text:p>
          </table:table-cell>
          <table:table-cell table:formula="of:=IMDIV(IMPRODUCT([.Q33];[.$F$10]);IMSUM([.Q33];[.$F$10]))" office:value-type="string" office:string-value="4.58758503430045+54.5068059527912i" calcext:value-type="string">
            <text:p>4.58758503430045+54.5068059527912i</text:p>
          </table:table-cell>
          <table:table-cell table:formula="of:=[.B33]" office:value-type="float" office:value="7006.5" calcext:value-type="float">
            <text:p>7006.5</text:p>
          </table:table-cell>
          <table:table-cell table:formula="of:=IMREAL([.R33])" office:value-type="float" office:value="4.58758503430045" calcext:value-type="float">
            <text:p>4.5875850343</text:p>
          </table:table-cell>
          <table:table-cell table:formula="of:=IMAGINARY([.R33])" office:value-type="float" office:value="54.5068059527912" calcext:value-type="float">
            <text:p>54.5068059528</text:p>
          </table:table-cell>
          <table:table-cell table:formula="of:=IMABS([.R33])" office:value-type="float" office:value="54.6995231388919" calcext:value-type="float">
            <text:p>54.6995231389</text:p>
          </table:table-cell>
        </table:table-row>
        <table:table-row table:style-name="ro1">
          <table:table-cell/>
          <table:table-cell table:formula="of:=[.B33]+[.$C$11]" office:value-type="float" office:value="7007" calcext:value-type="float">
            <text:p>7007</text:p>
          </table:table-cell>
          <table:table-cell table:formula="of:=COMPLEX([.$C$3]/1000;6.284*[.B34]*[.$C$4]/1000)" office:value-type="string" office:string-value="0.5+198.143946i" calcext:value-type="string">
            <text:p>0.5+198.143946i</text:p>
          </table:table-cell>
          <table:table-cell table:formula="of:=COMPLEX(0;-1/6.284/[.B34]/[.$C$5]*1000000000)" office:value-type="string" office:string-value="-200.980194719437i" calcext:value-type="string">
            <text:p>-200.980194719437i</text:p>
          </table:table-cell>
          <table:table-cell table:formula="of:=IMSUM([.C34];[.D34])" office:value-type="string" office:string-value="0.5-2.83624871943701i" calcext:value-type="string">
            <text:p>0.5-2.83624871943701i</text:p>
          </table:table-cell>
          <table:table-cell table:formula="of:=COMPLEX(0; 6.284*[.B34]*[.$C$6]/1000)" office:value-type="string" office:string-value="8.8063976i" calcext:value-type="string">
            <text:p>8.8063976i</text:p>
          </table:table-cell>
          <table:table-cell table:formula="of:=IMDIV(IMPRODUCT(-1;[.F34];[.F34]);[.E34])" office:value-type="string" office:string-value="4.67505245304137+26.5192230664789i" calcext:value-type="string">
            <text:p>4.67505245304137+26.5192230664789i</text:p>
          </table:table-cell>
          <table:table-cell table:formula="of:=COMPLEX(0;-1000000000/6.284/[.$F$12]/[.B34]+6.284*[.F$14]*[.B34]*0.001)" office:value-type="string" office:string-value="28.2466037833877i" calcext:value-type="string">
            <text:p>28.2466037833877i</text:p>
          </table:table-cell>
          <table:table-cell table:formula="of:=IMSUM([.G34];[.H34])" office:value-type="string" office:string-value="4.67505245304137+54.7658268498666i" calcext:value-type="string">
            <text:p>4.67505245304137+54.7658268498666i</text:p>
          </table:table-cell>
          <table:table-cell table:formula="of:=300000/[.B34]" office:value-type="float" office:value="42.8143285286142" calcext:value-type="float">
            <text:p>42.8143285286</text:p>
          </table:table-cell>
          <table:table-cell table:formula="of:=[.$C$1]/[.J34]*2*PI()" office:value-type="float" office:value="0" calcext:value-type="float">
            <text:p>0</text:p>
          </table:table-cell>
          <table:table-cell table:formula="of:=COMPLEX(0;TAN([.K34]))" office:value-type="string" office:string-value="0" calcext:value-type="string">
            <text:p>0</text:p>
          </table:table-cell>
          <table:table-cell table:formula="of:=IMPRODUCT(IMDIV(IMSUB([.I34];[.$C$2]); IMSUM([.I34]; [.$C$2])); 1-[.$F$1])" office:value-type="string" office:string-value="0.0870231660992296+0.914492606043539i" calcext:value-type="string">
            <text:p>0.0870231660992296+0.914492606043539i</text:p>
          </table:table-cell>
          <table:table-cell table:formula="of:=IMDIV(IMSUM(1;[.M34]);IMSUB(1;[.M34]))" office:value-type="string" office:string-value="0.0935010490608277+1.09531653699733i" calcext:value-type="string">
            <text:p>0.0935010490608277+1.09531653699733i</text:p>
          </table:table-cell>
          <table:table-cell table:formula="of:=IMSUM([.N34];[.L34])" office:value-type="string" office:string-value="0.0935010490608277+1.09531653699733i" calcext:value-type="string">
            <text:p>0.0935010490608277+1.09531653699733i</text:p>
          </table:table-cell>
          <table:table-cell table:formula="of:=IMSUM(1;IMPRODUCT([.L34];[.N34]))" office:value-type="string" office:string-value="1" calcext:value-type="string">
            <text:p>1</text:p>
          </table:table-cell>
          <table:table-cell table:formula="of:=IMPRODUCT([.$C$2];[.O34];IMDIV(1;[.P34]))" office:value-type="string" office:string-value="4.67505245304139+54.7658268498665i" calcext:value-type="string">
            <text:p>4.67505245304139+54.7658268498665i</text:p>
          </table:table-cell>
          <table:table-cell table:formula="of:=IMDIV(IMPRODUCT([.Q34];[.$F$10]);IMSUM([.Q34];[.$F$10]))" office:value-type="string" office:string-value="4.67802985372186+54.7653146224631i" calcext:value-type="string">
            <text:p>4.67802985372186+54.7653146224631i</text:p>
          </table:table-cell>
          <table:table-cell table:formula="of:=[.B34]" office:value-type="float" office:value="7007" calcext:value-type="float">
            <text:p>7007</text:p>
          </table:table-cell>
          <table:table-cell table:formula="of:=IMREAL([.R34])" office:value-type="float" office:value="4.67802985372186" calcext:value-type="float">
            <text:p>4.6780298537</text:p>
          </table:table-cell>
          <table:table-cell table:formula="of:=IMAGINARY([.R34])" office:value-type="float" office:value="54.7653146224631" calcext:value-type="float">
            <text:p>54.7653146225</text:p>
          </table:table-cell>
          <table:table-cell table:formula="of:=IMABS([.R34])" office:value-type="float" office:value="54.9647491489744" calcext:value-type="float">
            <text:p>54.964749149</text:p>
          </table:table-cell>
        </table:table-row>
        <table:table-row table:style-name="ro1">
          <table:table-cell/>
          <table:table-cell table:formula="of:=[.B34]+[.$C$11]" office:value-type="float" office:value="7007.5" calcext:value-type="float">
            <text:p>7007.5</text:p>
          </table:table-cell>
          <table:table-cell table:formula="of:=COMPLEX([.$C$3]/1000;6.284*[.B35]*[.$C$4]/1000)" office:value-type="string" office:string-value="0.5+198.158085i" calcext:value-type="string">
            <text:p>0.5+198.158085i</text:p>
          </table:table-cell>
          <table:table-cell table:formula="of:=COMPLEX(0;-1/6.284/[.B35]/[.$C$5]*1000000000)" office:value-type="string" office:string-value="-200.965854355918i" calcext:value-type="string">
            <text:p>-200.965854355918i</text:p>
          </table:table-cell>
          <table:table-cell table:formula="of:=IMSUM([.C35];[.D35])" office:value-type="string" office:string-value="0.5-2.807769355918i" calcext:value-type="string">
            <text:p>0.5-2.807769355918i</text:p>
          </table:table-cell>
          <table:table-cell table:formula="of:=COMPLEX(0; 6.284*[.B35]*[.$C$6]/1000)" office:value-type="string" office:string-value="8.807026i" calcext:value-type="string">
            <text:p>8.807026i</text:p>
          </table:table-cell>
          <table:table-cell table:formula="of:=IMDIV(IMPRODUCT(-1;[.F35];[.F35]);[.E35])" office:value-type="string" office:string-value="4.76812265877458+26.775577373131i" calcext:value-type="string">
            <text:p>4.76812265877458+26.775577373131i</text:p>
          </table:table-cell>
          <table:table-cell table:formula="of:=COMPLEX(0;-1000000000/6.284/[.$F$12]/[.B35]+6.284*[.F$14]*[.B35]*0.001)" office:value-type="string" office:string-value="28.2533856143843i" calcext:value-type="string">
            <text:p>28.2533856143843i</text:p>
          </table:table-cell>
          <table:table-cell table:formula="of:=IMSUM([.G35];[.H35])" office:value-type="string" office:string-value="4.76812265877458+55.0289629875153i" calcext:value-type="string">
            <text:p>4.76812265877458+55.0289629875153i</text:p>
          </table:table-cell>
          <table:table-cell table:formula="of:=300000/[.B35]" office:value-type="float" office:value="42.8112736353907" calcext:value-type="float">
            <text:p>42.8112736354</text:p>
          </table:table-cell>
          <table:table-cell table:formula="of:=[.$C$1]/[.J35]*2*PI()" office:value-type="float" office:value="0" calcext:value-type="float">
            <text:p>0</text:p>
          </table:table-cell>
          <table:table-cell table:formula="of:=COMPLEX(0;TAN([.K35]))" office:value-type="string" office:string-value="0" calcext:value-type="string">
            <text:p>0</text:p>
          </table:table-cell>
          <table:table-cell table:formula="of:=IMPRODUCT(IMDIV(IMSUB([.I35];[.$C$2]); IMSUM([.I35]; [.$C$2])); 1-[.$F$1])" office:value-type="string" office:string-value="0.0913978219175445+0.912929514483999i" calcext:value-type="string">
            <text:p>0.0913978219175445+0.912929514483999i</text:p>
          </table:table-cell>
          <table:table-cell table:formula="of:=IMDIV(IMSUM(1;[.M35]);IMSUB(1;[.M35]))" office:value-type="string" office:string-value="0.0953624531754896+1.1005792597503i" calcext:value-type="string">
            <text:p>0.0953624531754896+1.1005792597503i</text:p>
          </table:table-cell>
          <table:table-cell table:formula="of:=IMSUM([.N35];[.L35])" office:value-type="string" office:string-value="0.0953624531754896+1.1005792597503i" calcext:value-type="string">
            <text:p>0.0953624531754896+1.1005792597503i</text:p>
          </table:table-cell>
          <table:table-cell table:formula="of:=IMSUM(1;IMPRODUCT([.L35];[.N35]))" office:value-type="string" office:string-value="1" calcext:value-type="string">
            <text:p>1</text:p>
          </table:table-cell>
          <table:table-cell table:formula="of:=IMPRODUCT([.$C$2];[.O35];IMDIV(1;[.P35]))" office:value-type="string" office:string-value="4.76812265877448+55.028962987515i" calcext:value-type="string">
            <text:p>4.76812265877448+55.028962987515i</text:p>
          </table:table-cell>
          <table:table-cell table:formula="of:=IMDIV(IMPRODUCT([.Q35];[.$F$10]);IMSUM([.Q35];[.$F$10]))" office:value-type="string" office:string-value="4.77112807033698+55.0284380544176i" calcext:value-type="string">
            <text:p>4.77112807033698+55.0284380544176i</text:p>
          </table:table-cell>
          <table:table-cell table:formula="of:=[.B35]" office:value-type="float" office:value="7007.5" calcext:value-type="float">
            <text:p>7007.5</text:p>
          </table:table-cell>
          <table:table-cell table:formula="of:=IMREAL([.R35])" office:value-type="float" office:value="4.77112807033698" calcext:value-type="float">
            <text:p>4.7711280703</text:p>
          </table:table-cell>
          <table:table-cell table:formula="of:=IMAGINARY([.R35])" office:value-type="float" office:value="55.0284380544176" calcext:value-type="float">
            <text:p>55.0284380544</text:p>
          </table:table-cell>
          <table:table-cell table:formula="of:=IMABS([.R35])" office:value-type="float" office:value="55.2348862384312" calcext:value-type="float">
            <text:p>55.2348862384</text:p>
          </table:table-cell>
        </table:table-row>
        <table:table-row table:style-name="ro1">
          <table:table-cell/>
          <table:table-cell table:formula="of:=[.B35]+[.$C$11]" office:value-type="float" office:value="7008" calcext:value-type="float">
            <text:p>7008</text:p>
          </table:table-cell>
          <table:table-cell table:formula="of:=COMPLEX([.$C$3]/1000;6.284*[.B36]*[.$C$4]/1000)" office:value-type="string" office:string-value="0.5+198.172224i" calcext:value-type="string">
            <text:p>0.5+198.172224i</text:p>
          </table:table-cell>
          <table:table-cell table:formula="of:=COMPLEX(0;-1/6.284/[.B36]/[.$C$5]*1000000000)" office:value-type="string" office:string-value="-200.951516038683i" calcext:value-type="string">
            <text:p>-200.951516038683i</text:p>
          </table:table-cell>
          <table:table-cell table:formula="of:=IMSUM([.C36];[.D36])" office:value-type="string" office:string-value="0.5-2.779292038683i" calcext:value-type="string">
            <text:p>0.5-2.779292038683i</text:p>
          </table:table-cell>
          <table:table-cell table:formula="of:=COMPLEX(0; 6.284*[.B36]*[.$C$6]/1000)" office:value-type="string" office:string-value="8.8076544i" calcext:value-type="string">
            <text:p>8.8076544i</text:p>
          </table:table-cell>
          <table:table-cell table:formula="of:=IMDIV(IMPRODUCT(-1;[.F36];[.F36]);[.E36])" office:value-type="string" office:string-value="4.86394908367925+27.0366699296584i" calcext:value-type="string">
            <text:p>4.86394908367925+27.0366699296584i</text:p>
          </table:table-cell>
          <table:table-cell table:formula="of:=COMPLEX(0;-1000000000/6.284/[.$F$12]/[.B36]+6.284*[.F$14]*[.B36]*0.001)" office:value-type="string" office:string-value="28.2601671053365i" calcext:value-type="string">
            <text:p>28.2601671053365i</text:p>
          </table:table-cell>
          <table:table-cell table:formula="of:=IMSUM([.G36];[.H36])" office:value-type="string" office:string-value="4.86394908367925+55.2968370349949i" calcext:value-type="string">
            <text:p>4.86394908367925+55.2968370349949i</text:p>
          </table:table-cell>
          <table:table-cell table:formula="of:=300000/[.B36]" office:value-type="float" office:value="42.8082191780822" calcext:value-type="float">
            <text:p>42.8082191781</text:p>
          </table:table-cell>
          <table:table-cell table:formula="of:=[.$C$1]/[.J36]*2*PI()" office:value-type="float" office:value="0" calcext:value-type="float">
            <text:p>0</text:p>
          </table:table-cell>
          <table:table-cell table:formula="of:=COMPLEX(0;TAN([.K36]))" office:value-type="string" office:string-value="0" calcext:value-type="string">
            <text:p>0</text:p>
          </table:table-cell>
          <table:table-cell table:formula="of:=IMPRODUCT(IMDIV(IMSUB([.I36];[.$C$2]); IMSUM([.I36]; [.$C$2])); 1-[.$F$1])" office:value-type="string" office:string-value="0.0958170751125165+0.911317115927434i" calcext:value-type="string">
            <text:p>0.0958170751125165+0.911317115927434i</text:p>
          </table:table-cell>
          <table:table-cell table:formula="of:=IMDIV(IMSUM(1;[.M36]);IMSUB(1;[.M36]))" office:value-type="string" office:string-value="0.0972789816735885+1.1059367406999i" calcext:value-type="string">
            <text:p>0.0972789816735885+1.1059367406999i</text:p>
          </table:table-cell>
          <table:table-cell table:formula="of:=IMSUM([.N36];[.L36])" office:value-type="string" office:string-value="0.0972789816735885+1.1059367406999i" calcext:value-type="string">
            <text:p>0.0972789816735885+1.1059367406999i</text:p>
          </table:table-cell>
          <table:table-cell table:formula="of:=IMSUM(1;IMPRODUCT([.L36];[.N36]))" office:value-type="string" office:string-value="1" calcext:value-type="string">
            <text:p>1</text:p>
          </table:table-cell>
          <table:table-cell table:formula="of:=IMPRODUCT([.$C$2];[.O36];IMDIV(1;[.P36]))" office:value-type="string" office:string-value="4.86394908367943+55.296837034995i" calcext:value-type="string">
            <text:p>4.86394908367943+55.296837034995i</text:p>
          </table:table-cell>
          <table:table-cell table:formula="of:=IMDIV(IMPRODUCT([.Q36];[.$F$10]);IMSUM([.Q36];[.$F$10]))" office:value-type="string" office:string-value="4.86698312438691+55.2962989473019i" calcext:value-type="string">
            <text:p>4.86698312438691+55.2962989473019i</text:p>
          </table:table-cell>
          <table:table-cell table:formula="of:=[.B36]" office:value-type="float" office:value="7008" calcext:value-type="float">
            <text:p>7008</text:p>
          </table:table-cell>
          <table:table-cell table:formula="of:=IMREAL([.R36])" office:value-type="float" office:value="4.86698312438691" calcext:value-type="float">
            <text:p>4.8669831244</text:p>
          </table:table-cell>
          <table:table-cell table:formula="of:=IMAGINARY([.R36])" office:value-type="float" office:value="55.2962989473019" calcext:value-type="float">
            <text:p>55.2962989473</text:p>
          </table:table-cell>
          <table:table-cell table:formula="of:=IMABS([.R36])" office:value-type="float" office:value="55.5100729778159" calcext:value-type="float">
            <text:p>55.5100729778</text:p>
          </table:table-cell>
        </table:table-row>
        <table:table-row table:style-name="ro1">
          <table:table-cell/>
          <table:table-cell table:formula="of:=[.B36]+[.$C$11]" office:value-type="float" office:value="7008.5" calcext:value-type="float">
            <text:p>7008.5</text:p>
          </table:table-cell>
          <table:table-cell table:formula="of:=COMPLEX([.$C$3]/1000;6.284*[.B37]*[.$C$4]/1000)" office:value-type="string" office:string-value="0.5+198.186363i" calcext:value-type="string">
            <text:p>0.5+198.186363i</text:p>
          </table:table-cell>
          <table:table-cell table:formula="of:=COMPLEX(0;-1/6.284/[.B37]/[.$C$5]*1000000000)" office:value-type="string" office:string-value="-200.937179767296i" calcext:value-type="string">
            <text:p>-200.937179767296i</text:p>
          </table:table-cell>
          <table:table-cell table:formula="of:=IMSUM([.C37];[.D37])" office:value-type="string" office:string-value="0.5-2.75081676729599i" calcext:value-type="string">
            <text:p>0.5-2.75081676729599i</text:p>
          </table:table-cell>
          <table:table-cell table:formula="of:=COMPLEX(0; 6.284*[.B37]*[.$C$6]/1000)" office:value-type="string" office:string-value="8.8082828i" calcext:value-type="string">
            <text:p>8.8082828i</text:p>
          </table:table-cell>
          <table:table-cell table:formula="of:=IMDIV(IMPRODUCT(-1;[.F37];[.F37]);[.E37])" office:value-type="string" office:string-value="4.96264017404024+27.3026276016132i" calcext:value-type="string">
            <text:p>4.96264017404024+27.3026276016132i</text:p>
          </table:table-cell>
          <table:table-cell table:formula="of:=COMPLEX(0;-1000000000/6.284/[.$F$12]/[.B37]+6.284*[.F$14]*[.B37]*0.001)" office:value-type="string" office:string-value="28.266948256317i" calcext:value-type="string">
            <text:p>28.266948256317i</text:p>
          </table:table-cell>
          <table:table-cell table:formula="of:=IMSUM([.G37];[.H37])" office:value-type="string" office:string-value="4.96264017404024+55.5695758579302i" calcext:value-type="string">
            <text:p>4.96264017404024+55.5695758579302i</text:p>
          </table:table-cell>
          <table:table-cell table:formula="of:=300000/[.B37]" office:value-type="float" office:value="42.8051651565956" calcext:value-type="float">
            <text:p>42.8051651566</text:p>
          </table:table-cell>
          <table:table-cell table:formula="of:=[.$C$1]/[.J37]*2*PI()" office:value-type="float" office:value="0" calcext:value-type="float">
            <text:p>0</text:p>
          </table:table-cell>
          <table:table-cell table:formula="of:=COMPLEX(0;TAN([.K37]))" office:value-type="string" office:string-value="0" calcext:value-type="string">
            <text:p>0</text:p>
          </table:table-cell>
          <table:table-cell table:formula="of:=IMPRODUCT(IMDIV(IMSUB([.I37];[.$C$2]); IMSUM([.I37]; [.$C$2])); 1-[.$F$1])" office:value-type="string" office:string-value="0.100281328797868+0.909653990271331i" calcext:value-type="string">
            <text:p>0.100281328797868+0.909653990271331i</text:p>
          </table:table-cell>
          <table:table-cell table:formula="of:=IMDIV(IMSUM(1;[.M37]);IMSUB(1;[.M37]))" office:value-type="string" office:string-value="0.0992528034808053+1.11139151715861i" calcext:value-type="string">
            <text:p>0.0992528034808053+1.11139151715861i</text:p>
          </table:table-cell>
          <table:table-cell table:formula="of:=IMSUM([.N37];[.L37])" office:value-type="string" office:string-value="0.0992528034808053+1.11139151715861i" calcext:value-type="string">
            <text:p>0.0992528034808053+1.11139151715861i</text:p>
          </table:table-cell>
          <table:table-cell table:formula="of:=IMSUM(1;IMPRODUCT([.L37];[.N37]))" office:value-type="string" office:string-value="1" calcext:value-type="string">
            <text:p>1</text:p>
          </table:table-cell>
          <table:table-cell table:formula="of:=IMPRODUCT([.$C$2];[.O37];IMDIV(1;[.P37]))" office:value-type="string" office:string-value="4.96264017404027+55.5695758579305i" calcext:value-type="string">
            <text:p>4.96264017404027+55.5695758579305i</text:p>
          </table:table-cell>
          <table:table-cell table:formula="of:=IMDIV(IMPRODUCT([.Q37];[.$F$10]);IMSUM([.Q37];[.$F$10]))" office:value-type="string" office:string-value="4.96570348120666+55.569024146271i" calcext:value-type="string">
            <text:p>4.96570348120666+55.569024146271i</text:p>
          </table:table-cell>
          <table:table-cell table:formula="of:=[.B37]" office:value-type="float" office:value="7008.5" calcext:value-type="float">
            <text:p>7008.5</text:p>
          </table:table-cell>
          <table:table-cell table:formula="of:=IMREAL([.R37])" office:value-type="float" office:value="4.96570348120666" calcext:value-type="float">
            <text:p>4.9657034812</text:p>
          </table:table-cell>
          <table:table-cell table:formula="of:=IMAGINARY([.R37])" office:value-type="float" office:value="55.569024146271" calcext:value-type="float">
            <text:p>55.5690241463</text:p>
          </table:table-cell>
          <table:table-cell table:formula="of:=IMABS([.R37])" office:value-type="float" office:value="55.7904530868151" calcext:value-type="float">
            <text:p>55.7904530868</text:p>
          </table:table-cell>
        </table:table-row>
        <table:table-row table:style-name="ro1">
          <table:table-cell/>
          <table:table-cell table:formula="of:=[.B37]+[.$C$11]" office:value-type="float" office:value="7009" calcext:value-type="float">
            <text:p>7009</text:p>
          </table:table-cell>
          <table:table-cell table:formula="of:=COMPLEX([.$C$3]/1000;6.284*[.B38]*[.$C$4]/1000)" office:value-type="string" office:string-value="0.5+198.200502i" calcext:value-type="string">
            <text:p>0.5+198.200502i</text:p>
          </table:table-cell>
          <table:table-cell table:formula="of:=COMPLEX(0;-1/6.284/[.B38]/[.$C$5]*1000000000)" office:value-type="string" office:string-value="-200.922845541317i" calcext:value-type="string">
            <text:p>-200.922845541317i</text:p>
          </table:table-cell>
          <table:table-cell table:formula="of:=IMSUM([.C38];[.D38])" office:value-type="string" office:string-value="0.5-2.722343541317i" calcext:value-type="string">
            <text:p>0.5-2.722343541317i</text:p>
          </table:table-cell>
          <table:table-cell table:formula="of:=COMPLEX(0; 6.284*[.B38]*[.$C$6]/1000)" office:value-type="string" office:string-value="8.8089112i" calcext:value-type="string">
            <text:p>8.8089112i</text:p>
          </table:table-cell>
          <table:table-cell table:formula="of:=IMDIV(IMPRODUCT(-1;[.F38];[.F38]);[.E38])" office:value-type="string" office:string-value="5.06430969238256+27.5735815645735i" calcext:value-type="string">
            <text:p>5.06430969238256+27.5735815645735i</text:p>
          </table:table-cell>
          <table:table-cell table:formula="of:=COMPLEX(0;-1000000000/6.284/[.$F$12]/[.B38]+6.284*[.F$14]*[.B38]*0.001)" office:value-type="string" office:string-value="28.2737290673988i" calcext:value-type="string">
            <text:p>28.2737290673988i</text:p>
          </table:table-cell>
          <table:table-cell table:formula="of:=IMSUM([.G38];[.H38])" office:value-type="string" office:string-value="5.06430969238256+55.8473106319723i" calcext:value-type="string">
            <text:p>5.06430969238256+55.8473106319723i</text:p>
          </table:table-cell>
          <table:table-cell table:formula="of:=300000/[.B38]" office:value-type="float" office:value="42.8021115708375" calcext:value-type="float">
            <text:p>42.8021115708</text:p>
          </table:table-cell>
          <table:table-cell table:formula="of:=[.$C$1]/[.J38]*2*PI()" office:value-type="float" office:value="0" calcext:value-type="float">
            <text:p>0</text:p>
          </table:table-cell>
          <table:table-cell table:formula="of:=COMPLEX(0;TAN([.K38]))" office:value-type="string" office:string-value="0" calcext:value-type="string">
            <text:p>0</text:p>
          </table:table-cell>
          <table:table-cell table:formula="of:=IMPRODUCT(IMDIV(IMSUB([.I38];[.$C$2]); IMSUM([.I38]; [.$C$2])); 1-[.$F$1])" office:value-type="string" office:string-value="0.104790977945473+0.907938674152478i" calcext:value-type="string">
            <text:p>0.104790977945473+0.907938674152478i</text:p>
          </table:table-cell>
          <table:table-cell table:formula="of:=IMDIV(IMSUM(1;[.M38]);IMSUB(1;[.M38]))" office:value-type="string" office:string-value="0.101286193847651+1.11694621263944i" calcext:value-type="string">
            <text:p>0.101286193847651+1.11694621263944i</text:p>
          </table:table-cell>
          <table:table-cell table:formula="of:=IMSUM([.N38];[.L38])" office:value-type="string" office:string-value="0.101286193847651+1.11694621263944i" calcext:value-type="string">
            <text:p>0.101286193847651+1.11694621263944i</text:p>
          </table:table-cell>
          <table:table-cell table:formula="of:=IMSUM(1;IMPRODUCT([.L38];[.N38]))" office:value-type="string" office:string-value="1" calcext:value-type="string">
            <text:p>1</text:p>
          </table:table-cell>
          <table:table-cell table:formula="of:=IMPRODUCT([.$C$2];[.O38];IMDIV(1;[.P38]))" office:value-type="string" office:string-value="5.06430969238255+55.847310631972i" calcext:value-type="string">
            <text:p>5.06430969238255+55.847310631972i</text:p>
          </table:table-cell>
          <table:table-cell table:formula="of:=IMDIV(IMPRODUCT([.Q38];[.$F$10]);IMSUM([.Q38];[.$F$10]))" office:value-type="string" office:string-value="5.06740292308299+55.8467448053702i" calcext:value-type="string">
            <text:p>5.06740292308299+55.8467448053702i</text:p>
          </table:table-cell>
          <table:table-cell table:formula="of:=[.B38]" office:value-type="float" office:value="7009" calcext:value-type="float">
            <text:p>7009</text:p>
          </table:table-cell>
          <table:table-cell table:formula="of:=IMREAL([.R38])" office:value-type="float" office:value="5.06740292308299" calcext:value-type="float">
            <text:p>5.0674029231</text:p>
          </table:table-cell>
          <table:table-cell table:formula="of:=IMAGINARY([.R38])" office:value-type="float" office:value="55.8467448053702" calcext:value-type="float">
            <text:p>55.8467448054</text:p>
          </table:table-cell>
          <table:table-cell table:formula="of:=IMABS([.R38])" office:value-type="float" office:value="56.0761756697175" calcext:value-type="float">
            <text:p>56.0761756697</text:p>
          </table:table-cell>
        </table:table-row>
        <table:table-row table:style-name="ro1">
          <table:table-cell/>
          <table:table-cell table:formula="of:=[.B38]+[.$C$11]" office:value-type="float" office:value="7009.5" calcext:value-type="float">
            <text:p>7009.5</text:p>
          </table:table-cell>
          <table:table-cell table:formula="of:=COMPLEX([.$C$3]/1000;6.284*[.B39]*[.$C$4]/1000)" office:value-type="string" office:string-value="0.5+198.214641i" calcext:value-type="string">
            <text:p>0.5+198.214641i</text:p>
          </table:table-cell>
          <table:table-cell table:formula="of:=COMPLEX(0;-1/6.284/[.B39]/[.$C$5]*1000000000)" office:value-type="string" office:string-value="-200.90851336031i" calcext:value-type="string">
            <text:p>-200.90851336031i</text:p>
          </table:table-cell>
          <table:table-cell table:formula="of:=IMSUM([.C39];[.D39])" office:value-type="string" office:string-value="0.5-2.69387236031i" calcext:value-type="string">
            <text:p>0.5-2.69387236031i</text:p>
          </table:table-cell>
          <table:table-cell table:formula="of:=COMPLEX(0; 6.284*[.B39]*[.$C$6]/1000)" office:value-type="string" office:string-value="8.8095396i" calcext:value-type="string">
            <text:p>8.8095396i</text:p>
          </table:table-cell>
          <table:table-cell table:formula="of:=IMDIV(IMPRODUCT(-1;[.F39];[.F39]);[.E39])" office:value-type="string" office:string-value="5.16907702892375+27.8496674730621i" calcext:value-type="string">
            <text:p>5.16907702892375+27.8496674730621i</text:p>
          </table:table-cell>
          <table:table-cell table:formula="of:=COMPLEX(0;-1000000000/6.284/[.$F$12]/[.B39]+6.284*[.F$14]*[.B39]*0.001)" office:value-type="string" office:string-value="28.2805095386544i" calcext:value-type="string">
            <text:p>28.2805095386544i</text:p>
          </table:table-cell>
          <table:table-cell table:formula="of:=IMSUM([.G39];[.H39])" office:value-type="string" office:string-value="5.16907702892375+56.1301770117165i" calcext:value-type="string">
            <text:p>5.16907702892375+56.1301770117165i</text:p>
          </table:table-cell>
          <table:table-cell table:formula="of:=300000/[.B39]" office:value-type="float" office:value="42.7990584207147" calcext:value-type="float">
            <text:p>42.7990584207</text:p>
          </table:table-cell>
          <table:table-cell table:formula="of:=[.$C$1]/[.J39]*2*PI()" office:value-type="float" office:value="0" calcext:value-type="float">
            <text:p>0</text:p>
          </table:table-cell>
          <table:table-cell table:formula="of:=COMPLEX(0;TAN([.K39]))" office:value-type="string" office:string-value="0" calcext:value-type="string">
            <text:p>0</text:p>
          </table:table-cell>
          <table:table-cell table:formula="of:=IMPRODUCT(IMDIV(IMSUB([.I39];[.$C$2]); IMSUM([.I39]; [.$C$2])); 1-[.$F$1])" office:value-type="string" office:string-value="0.109346408381842+0.906169659634479i" calcext:value-type="string">
            <text:p>0.109346408381842+0.906169659634479i</text:p>
          </table:table-cell>
          <table:table-cell table:formula="of:=IMDIV(IMSUM(1;[.M39]);IMSUB(1;[.M39]))" office:value-type="string" office:string-value="0.103381540578475+1.12260354023433i" calcext:value-type="string">
            <text:p>0.103381540578475+1.12260354023433i</text:p>
          </table:table-cell>
          <table:table-cell table:formula="of:=IMSUM([.N39];[.L39])" office:value-type="string" office:string-value="0.103381540578475+1.12260354023433i" calcext:value-type="string">
            <text:p>0.103381540578475+1.12260354023433i</text:p>
          </table:table-cell>
          <table:table-cell table:formula="of:=IMSUM(1;IMPRODUCT([.L39];[.N39]))" office:value-type="string" office:string-value="1" calcext:value-type="string">
            <text:p>1</text:p>
          </table:table-cell>
          <table:table-cell table:formula="of:=IMPRODUCT([.$C$2];[.O39];IMDIV(1;[.P39]))" office:value-type="string" office:string-value="5.16907702892375+56.1301770117165i" calcext:value-type="string">
            <text:p>5.16907702892375+56.1301770117165i</text:p>
          </table:table-cell>
          <table:table-cell table:formula="of:=IMDIV(IMPRODUCT([.Q39];[.$F$10]);IMSUM([.Q39];[.$F$10]))" office:value-type="string" office:string-value="5.17220086073322+56.1295965563779i" calcext:value-type="string">
            <text:p>5.17220086073322+56.1295965563779i</text:p>
          </table:table-cell>
          <table:table-cell table:formula="of:=[.B39]" office:value-type="float" office:value="7009.5" calcext:value-type="float">
            <text:p>7009.5</text:p>
          </table:table-cell>
          <table:table-cell table:formula="of:=IMREAL([.R39])" office:value-type="float" office:value="5.17220086073322" calcext:value-type="float">
            <text:p>5.1722008607</text:p>
          </table:table-cell>
          <table:table-cell table:formula="of:=IMAGINARY([.R39])" office:value-type="float" office:value="56.1295965563779" calcext:value-type="float">
            <text:p>56.1295965564</text:p>
          </table:table-cell>
          <table:table-cell table:formula="of:=IMABS([.R39])" office:value-type="float" office:value="56.367395463384" calcext:value-type="float">
            <text:p>56.3673954634</text:p>
          </table:table-cell>
        </table:table-row>
        <table:table-row table:style-name="ro1">
          <table:table-cell/>
          <table:table-cell table:formula="of:=[.B39]+[.$C$11]" office:value-type="float" office:value="7010" calcext:value-type="float">
            <text:p>7010</text:p>
          </table:table-cell>
          <table:table-cell table:formula="of:=COMPLEX([.$C$3]/1000;6.284*[.B40]*[.$C$4]/1000)" office:value-type="string" office:string-value="0.5+198.22878i" calcext:value-type="string">
            <text:p>0.5+198.22878i</text:p>
          </table:table-cell>
          <table:table-cell table:formula="of:=COMPLEX(0;-1/6.284/[.B40]/[.$C$5]*1000000000)" office:value-type="string" office:string-value="-200.894183223836i" calcext:value-type="string">
            <text:p>-200.894183223836i</text:p>
          </table:table-cell>
          <table:table-cell table:formula="of:=IMSUM([.C40];[.D40])" office:value-type="string" office:string-value="0.5-2.66540322383599i" calcext:value-type="string">
            <text:p>0.5-2.66540322383599i</text:p>
          </table:table-cell>
          <table:table-cell table:formula="of:=COMPLEX(0; 6.284*[.B40]*[.$C$6]/1000)" office:value-type="string" office:string-value="8.810168i" calcext:value-type="string">
            <text:p>8.810168i</text:p>
          </table:table-cell>
          <table:table-cell table:formula="of:=IMDIV(IMPRODUCT(-1;[.F40];[.F40]);[.E40])" office:value-type="string" office:string-value="5.27706753425529+28.1310256364086i" calcext:value-type="string">
            <text:p>5.27706753425529+28.1310256364086i</text:p>
          </table:table-cell>
          <table:table-cell table:formula="of:=COMPLEX(0;-1000000000/6.284/[.$F$12]/[.B40]+6.284*[.F$14]*[.B40]*0.001)" office:value-type="string" office:string-value="28.2872896701566i" calcext:value-type="string">
            <text:p>28.2872896701566i</text:p>
          </table:table-cell>
          <table:table-cell table:formula="of:=IMSUM([.G40];[.H40])" office:value-type="string" office:string-value="5.27706753425529+56.4183153065652i" calcext:value-type="string">
            <text:p>5.27706753425529+56.4183153065652i</text:p>
          </table:table-cell>
          <table:table-cell table:formula="of:=300000/[.B40]" office:value-type="float" office:value="42.7960057061341" calcext:value-type="float">
            <text:p>42.7960057061</text:p>
          </table:table-cell>
          <table:table-cell table:formula="of:=[.$C$1]/[.J40]*2*PI()" office:value-type="float" office:value="0" calcext:value-type="float">
            <text:p>0</text:p>
          </table:table-cell>
          <table:table-cell table:formula="of:=COMPLEX(0;TAN([.K40]))" office:value-type="string" office:string-value="0" calcext:value-type="string">
            <text:p>0</text:p>
          </table:table-cell>
          <table:table-cell table:formula="of:=IMPRODUCT(IMDIV(IMSUB([.I40];[.$C$2]); IMSUM([.I40]; [.$C$2])); 1-[.$F$1])" office:value-type="string" office:string-value="0.113947995719402+0.904345392861845i" calcext:value-type="string">
            <text:p>0.113947995719402+0.904345392861845i</text:p>
          </table:table-cell>
          <table:table-cell table:formula="of:=IMDIV(IMSUM(1;[.M40]);IMSUB(1;[.M40]))" office:value-type="string" office:string-value="0.105541350685105+1.1283663061313i" calcext:value-type="string">
            <text:p>0.105541350685105+1.1283663061313i</text:p>
          </table:table-cell>
          <table:table-cell table:formula="of:=IMSUM([.N40];[.L40])" office:value-type="string" office:string-value="0.105541350685105+1.1283663061313i" calcext:value-type="string">
            <text:p>0.105541350685105+1.1283663061313i</text:p>
          </table:table-cell>
          <table:table-cell table:formula="of:=IMSUM(1;IMPRODUCT([.L40];[.N40]))" office:value-type="string" office:string-value="1" calcext:value-type="string">
            <text:p>1</text:p>
          </table:table-cell>
          <table:table-cell table:formula="of:=IMPRODUCT([.$C$2];[.O40];IMDIV(1;[.P40]))" office:value-type="string" office:string-value="5.27706753425525+56.418315306565i" calcext:value-type="string">
            <text:p>5.27706753425525+56.418315306565i</text:p>
          </table:table-cell>
          <table:table-cell table:formula="of:=IMDIV(IMPRODUCT([.Q40];[.$F$10]);IMSUM([.Q40];[.$F$10]))" office:value-type="string" office:string-value="5.28022266601685+56.4177196845855i" calcext:value-type="string">
            <text:p>5.28022266601685+56.4177196845855i</text:p>
          </table:table-cell>
          <table:table-cell table:formula="of:=[.B40]" office:value-type="float" office:value="7010" calcext:value-type="float">
            <text:p>7010</text:p>
          </table:table-cell>
          <table:table-cell table:formula="of:=IMREAL([.R40])" office:value-type="float" office:value="5.28022266601685" calcext:value-type="float">
            <text:p>5.280222666</text:p>
          </table:table-cell>
          <table:table-cell table:formula="of:=IMAGINARY([.R40])" office:value-type="float" office:value="56.4177196845855" calcext:value-type="float">
            <text:p>56.4177196846</text:p>
          </table:table-cell>
          <table:table-cell table:formula="of:=IMABS([.R40])" office:value-type="float" office:value="56.6642730987629" calcext:value-type="float">
            <text:p>56.6642730988</text:p>
          </table:table-cell>
        </table:table-row>
        <table:table-row table:style-name="ro1">
          <table:table-cell/>
          <table:table-cell table:formula="of:=[.B40]+[.$C$11]" office:value-type="float" office:value="7010.5" calcext:value-type="float">
            <text:p>7010.5</text:p>
          </table:table-cell>
          <table:table-cell table:formula="of:=COMPLEX([.$C$3]/1000;6.284*[.B41]*[.$C$4]/1000)" office:value-type="string" office:string-value="0.5+198.242919i" calcext:value-type="string">
            <text:p>0.5+198.242919i</text:p>
          </table:table-cell>
          <table:table-cell table:formula="of:=COMPLEX(0;-1/6.284/[.B41]/[.$C$5]*1000000000)" office:value-type="string" office:string-value="-200.879855131459i" calcext:value-type="string">
            <text:p>-200.879855131459i</text:p>
          </table:table-cell>
          <table:table-cell table:formula="of:=IMSUM([.C41];[.D41])" office:value-type="string" office:string-value="0.5-2.63693613145901i" calcext:value-type="string">
            <text:p>0.5-2.63693613145901i</text:p>
          </table:table-cell>
          <table:table-cell table:formula="of:=COMPLEX(0; 6.284*[.B41]*[.$C$6]/1000)" office:value-type="string" office:string-value="8.8107964i" calcext:value-type="string">
            <text:p>8.8107964i</text:p>
          </table:table-cell>
          <table:table-cell table:formula="of:=IMDIV(IMPRODUCT(-1;[.F41];[.F41]);[.E41])" office:value-type="string" office:string-value="5.38841287478926+28.4178012015014i" calcext:value-type="string">
            <text:p>5.38841287478926+28.4178012015014i</text:p>
          </table:table-cell>
          <table:table-cell table:formula="of:=COMPLEX(0;-1000000000/6.284/[.$F$12]/[.B41]+6.284*[.F$14]*[.B41]*0.001)" office:value-type="string" office:string-value="28.2940694619782i" calcext:value-type="string">
            <text:p>28.2940694619782i</text:p>
          </table:table-cell>
          <table:table-cell table:formula="of:=IMSUM([.G41];[.H41])" office:value-type="string" office:string-value="5.38841287478926+56.7118706634796i" calcext:value-type="string">
            <text:p>5.38841287478926+56.7118706634796i</text:p>
          </table:table-cell>
          <table:table-cell table:formula="of:=300000/[.B41]" office:value-type="float" office:value="42.7929534270024" calcext:value-type="float">
            <text:p>42.792953427</text:p>
          </table:table-cell>
          <table:table-cell table:formula="of:=[.$C$1]/[.J41]*2*PI()" office:value-type="float" office:value="0" calcext:value-type="float">
            <text:p>0</text:p>
          </table:table-cell>
          <table:table-cell table:formula="of:=COMPLEX(0;TAN([.K41]))" office:value-type="string" office:string-value="0" calcext:value-type="string">
            <text:p>0</text:p>
          </table:table-cell>
          <table:table-cell table:formula="of:=IMPRODUCT(IMDIV(IMSUB([.I41];[.$C$2]); IMSUM([.I41]; [.$C$2])); 1-[.$F$1])" office:value-type="string" office:string-value="0.118596104214372+0.902464272682443i" calcext:value-type="string">
            <text:p>0.118596104214372+0.902464272682443i</text:p>
          </table:table-cell>
          <table:table-cell table:formula="of:=IMDIV(IMSUM(1;[.M41]);IMSUB(1;[.M41]))" office:value-type="string" office:string-value="0.107768257495785+1.13423741326959i" calcext:value-type="string">
            <text:p>0.107768257495785+1.13423741326959i</text:p>
          </table:table-cell>
          <table:table-cell table:formula="of:=IMSUM([.N41];[.L41])" office:value-type="string" office:string-value="0.107768257495785+1.13423741326959i" calcext:value-type="string">
            <text:p>0.107768257495785+1.13423741326959i</text:p>
          </table:table-cell>
          <table:table-cell table:formula="of:=IMSUM(1;IMPRODUCT([.L41];[.N41]))" office:value-type="string" office:string-value="1" calcext:value-type="string">
            <text:p>1</text:p>
          </table:table-cell>
          <table:table-cell table:formula="of:=IMPRODUCT([.$C$2];[.O41];IMDIV(1;[.P41]))" office:value-type="string" office:string-value="5.38841287478925+56.7118706634795i" calcext:value-type="string">
            <text:p>5.38841287478925+56.7118706634795i</text:p>
          </table:table-cell>
          <table:table-cell table:formula="of:=IMDIV(IMPRODUCT([.Q41];[.$F$10]);IMSUM([.Q41];[.$F$10]))" office:value-type="string" office:string-value="5.39160002741266+56.7112593114651i" calcext:value-type="string">
            <text:p>5.39160002741266+56.7112593114651i</text:p>
          </table:table-cell>
          <table:table-cell table:formula="of:=[.B41]" office:value-type="float" office:value="7010.5" calcext:value-type="float">
            <text:p>7010.5</text:p>
          </table:table-cell>
          <table:table-cell table:formula="of:=IMREAL([.R41])" office:value-type="float" office:value="5.39160002741266" calcext:value-type="float">
            <text:p>5.3916000274</text:p>
          </table:table-cell>
          <table:table-cell table:formula="of:=IMAGINARY([.R41])" office:value-type="float" office:value="56.7112593114651" calcext:value-type="float">
            <text:p>56.7112593115</text:p>
          </table:table-cell>
          <table:table-cell table:formula="of:=IMABS([.R41])" office:value-type="float" office:value="56.9669753765094" calcext:value-type="float">
            <text:p>56.9669753765</text:p>
          </table:table-cell>
        </table:table-row>
        <table:table-row table:style-name="ro1">
          <table:table-cell/>
          <table:table-cell table:formula="of:=[.B41]+[.$C$11]" office:value-type="float" office:value="7011" calcext:value-type="float">
            <text:p>7011</text:p>
          </table:table-cell>
          <table:table-cell table:formula="of:=COMPLEX([.$C$3]/1000;6.284*[.B42]*[.$C$4]/1000)" office:value-type="string" office:string-value="0.5+198.257058i" calcext:value-type="string">
            <text:p>0.5+198.257058i</text:p>
          </table:table-cell>
          <table:table-cell table:formula="of:=COMPLEX(0;-1/6.284/[.B42]/[.$C$5]*1000000000)" office:value-type="string" office:string-value="-200.86552908274i" calcext:value-type="string">
            <text:p>-200.86552908274i</text:p>
          </table:table-cell>
          <table:table-cell table:formula="of:=IMSUM([.C42];[.D42])" office:value-type="string" office:string-value="0.5-2.60847108274001i" calcext:value-type="string">
            <text:p>0.5-2.60847108274001i</text:p>
          </table:table-cell>
          <table:table-cell table:formula="of:=COMPLEX(0; 6.284*[.B42]*[.$C$6]/1000)" office:value-type="string" office:string-value="8.8114248i" calcext:value-type="string">
            <text:p>8.8114248i</text:p>
          </table:table-cell>
          <table:table-cell table:formula="of:=IMDIV(IMPRODUCT(-1;[.F42];[.F42]);[.E42])" office:value-type="string" office:string-value="5.50325141283535+28.7101443428582i" calcext:value-type="string">
            <text:p>5.50325141283535+28.7101443428582i</text:p>
          </table:table-cell>
          <table:table-cell table:formula="of:=COMPLEX(0;-1000000000/6.284/[.$F$12]/[.B42]+6.284*[.F$14]*[.B42]*0.001)" office:value-type="string" office:string-value="28.3008489141917i" calcext:value-type="string">
            <text:p>28.3008489141917i</text:p>
          </table:table-cell>
          <table:table-cell table:formula="of:=IMSUM([.G42];[.H42])" office:value-type="string" office:string-value="5.50325141283535+57.0109932570499i" calcext:value-type="string">
            <text:p>5.50325141283535+57.0109932570499i</text:p>
          </table:table-cell>
          <table:table-cell table:formula="of:=300000/[.B42]" office:value-type="float" office:value="42.7899015832264" calcext:value-type="float">
            <text:p>42.7899015832</text:p>
          </table:table-cell>
          <table:table-cell table:formula="of:=[.$C$1]/[.J42]*2*PI()" office:value-type="float" office:value="0" calcext:value-type="float">
            <text:p>0</text:p>
          </table:table-cell>
          <table:table-cell table:formula="of:=COMPLEX(0;TAN([.K42]))" office:value-type="string" office:string-value="0" calcext:value-type="string">
            <text:p>0</text:p>
          </table:table-cell>
          <table:table-cell table:formula="of:=IMPRODUCT(IMDIV(IMSUB([.I42];[.$C$2]); IMSUM([.I42]; [.$C$2])); 1-[.$F$1])" office:value-type="string" office:string-value="0.123291085550871+0.900524649236968i" calcext:value-type="string">
            <text:p>0.123291085550871+0.900524649236968i</text:p>
          </table:table-cell>
          <table:table-cell table:formula="of:=IMDIV(IMSUM(1;[.M42]);IMSUB(1;[.M42]))" office:value-type="string" office:string-value="0.110065028256707+1.140219865141i" calcext:value-type="string">
            <text:p>0.110065028256707+1.140219865141i</text:p>
          </table:table-cell>
          <table:table-cell table:formula="of:=IMSUM([.N42];[.L42])" office:value-type="string" office:string-value="0.110065028256707+1.140219865141i" calcext:value-type="string">
            <text:p>0.110065028256707+1.140219865141i</text:p>
          </table:table-cell>
          <table:table-cell table:formula="of:=IMSUM(1;IMPRODUCT([.L42];[.N42]))" office:value-type="string" office:string-value="1" calcext:value-type="string">
            <text:p>1</text:p>
          </table:table-cell>
          <table:table-cell table:formula="of:=IMPRODUCT([.$C$2];[.O42];IMDIV(1;[.P42]))" office:value-type="string" office:string-value="5.50325141283535+57.01099325705i" calcext:value-type="string">
            <text:p>5.50325141283535+57.01099325705i</text:p>
          </table:table-cell>
          <table:table-cell table:formula="of:=IMDIV(IMPRODUCT([.Q42];[.$F$10]);IMSUM([.Q42];[.$F$10]))" office:value-type="string" office:string-value="5.50647133012709+57.0103655846476i" calcext:value-type="string">
            <text:p>5.50647133012709+57.0103655846476i</text:p>
          </table:table-cell>
          <table:table-cell table:formula="of:=[.B42]" office:value-type="float" office:value="7011" calcext:value-type="float">
            <text:p>7011</text:p>
          </table:table-cell>
          <table:table-cell table:formula="of:=IMREAL([.R42])" office:value-type="float" office:value="5.50647133012709" calcext:value-type="float">
            <text:p>5.5064713301</text:p>
          </table:table-cell>
          <table:table-cell table:formula="of:=IMAGINARY([.R42])" office:value-type="float" office:value="57.0103655846476" calcext:value-type="float">
            <text:p>57.0103655846</text:p>
          </table:table-cell>
          <table:table-cell table:formula="of:=IMABS([.R42])" office:value-type="float" office:value="57.2756755578202" calcext:value-type="float">
            <text:p>57.2756755578</text:p>
          </table:table-cell>
        </table:table-row>
        <table:table-row table:style-name="ro1">
          <table:table-cell/>
          <table:table-cell table:formula="of:=[.B42]+[.$C$11]" office:value-type="float" office:value="7011.5" calcext:value-type="float">
            <text:p>7011.5</text:p>
          </table:table-cell>
          <table:table-cell table:formula="of:=COMPLEX([.$C$3]/1000;6.284*[.B43]*[.$C$4]/1000)" office:value-type="string" office:string-value="0.5+198.271197i" calcext:value-type="string">
            <text:p>0.5+198.271197i</text:p>
          </table:table-cell>
          <table:table-cell table:formula="of:=COMPLEX(0;-1/6.284/[.B43]/[.$C$5]*1000000000)" office:value-type="string" office:string-value="-200.851205077243i" calcext:value-type="string">
            <text:p>-200.851205077243i</text:p>
          </table:table-cell>
          <table:table-cell table:formula="of:=IMSUM([.C43];[.D43])" office:value-type="string" office:string-value="0.5-2.58000807724301i" calcext:value-type="string">
            <text:p>0.5-2.58000807724301i</text:p>
          </table:table-cell>
          <table:table-cell table:formula="of:=COMPLEX(0; 6.284*[.B43]*[.$C$6]/1000)" office:value-type="string" office:string-value="8.8120532i" calcext:value-type="string">
            <text:p>8.8120532i</text:p>
          </table:table-cell>
          <table:table-cell table:formula="of:=IMDIV(IMPRODUCT(-1;[.F43];[.F43]);[.E43])" office:value-type="string" office:string-value="5.62172861314385+29.0082104599586i" calcext:value-type="string">
            <text:p>5.62172861314385+29.0082104599586i</text:p>
          </table:table-cell>
          <table:table-cell table:formula="of:=COMPLEX(0;-1000000000/6.284/[.$F$12]/[.B43]+6.284*[.F$14]*[.B43]*0.001)" office:value-type="string" office:string-value="28.3076280268698i" calcext:value-type="string">
            <text:p>28.3076280268698i</text:p>
          </table:table-cell>
          <table:table-cell table:formula="of:=IMSUM([.G43];[.H43])" office:value-type="string" office:string-value="5.62172861314385+57.3158384868284i" calcext:value-type="string">
            <text:p>5.62172861314385+57.3158384868284i</text:p>
          </table:table-cell>
          <table:table-cell table:formula="of:=300000/[.B43]" office:value-type="float" office:value="42.786850174713" calcext:value-type="float">
            <text:p>42.7868501747</text:p>
          </table:table-cell>
          <table:table-cell table:formula="of:=[.$C$1]/[.J43]*2*PI()" office:value-type="float" office:value="0" calcext:value-type="float">
            <text:p>0</text:p>
          </table:table-cell>
          <table:table-cell table:formula="of:=COMPLEX(0;TAN([.K43]))" office:value-type="string" office:string-value="0" calcext:value-type="string">
            <text:p>0</text:p>
          </table:table-cell>
          <table:table-cell table:formula="of:=IMPRODUCT(IMDIV(IMSUB([.I43];[.$C$2]); IMSUM([.I43]; [.$C$2])); 1-[.$F$1])" office:value-type="string" office:string-value="0.128033277543067+0.898524822517303i" calcext:value-type="string">
            <text:p>0.128033277543067+0.898524822517303i</text:p>
          </table:table-cell>
          <table:table-cell table:formula="of:=IMDIV(IMSUM(1;[.M43]);IMSUB(1;[.M43]))" office:value-type="string" office:string-value="0.112434572262879+1.14631676973657i" calcext:value-type="string">
            <text:p>0.112434572262879+1.14631676973657i</text:p>
          </table:table-cell>
          <table:table-cell table:formula="of:=IMSUM([.N43];[.L43])" office:value-type="string" office:string-value="0.112434572262879+1.14631676973657i" calcext:value-type="string">
            <text:p>0.112434572262879+1.14631676973657i</text:p>
          </table:table-cell>
          <table:table-cell table:formula="of:=IMSUM(1;IMPRODUCT([.L43];[.N43]))" office:value-type="string" office:string-value="1" calcext:value-type="string">
            <text:p>1</text:p>
          </table:table-cell>
          <table:table-cell table:formula="of:=IMPRODUCT([.$C$2];[.O43];IMDIV(1;[.P43]))" office:value-type="string" office:string-value="5.62172861314395+57.3158384868285i" calcext:value-type="string">
            <text:p>5.62172861314395+57.3158384868285i</text:p>
          </table:table-cell>
          <table:table-cell table:formula="of:=IMDIV(IMPRODUCT([.Q43];[.$F$10]);IMSUM([.Q43];[.$F$10]))" office:value-type="string" office:string-value="5.6249820626698+57.3151938751553i" calcext:value-type="string">
            <text:p>5.6249820626698+57.3151938751553i</text:p>
          </table:table-cell>
          <table:table-cell table:formula="of:=[.B43]" office:value-type="float" office:value="7011.5" calcext:value-type="float">
            <text:p>7011.5</text:p>
          </table:table-cell>
          <table:table-cell table:formula="of:=IMREAL([.R43])" office:value-type="float" office:value="5.6249820626698" calcext:value-type="float">
            <text:p>5.6249820627</text:p>
          </table:table-cell>
          <table:table-cell table:formula="of:=IMAGINARY([.R43])" office:value-type="float" office:value="57.3151938751553" calcext:value-type="float">
            <text:p>57.3151938752</text:p>
          </table:table-cell>
          <table:table-cell table:formula="of:=IMABS([.R43])" office:value-type="float" office:value="57.5905536711707" calcext:value-type="float">
            <text:p>57.5905536712</text:p>
          </table:table-cell>
        </table:table-row>
        <table:table-row table:style-name="ro1">
          <table:table-cell/>
          <table:table-cell table:formula="of:=[.B43]+[.$C$11]" office:value-type="float" office:value="7012" calcext:value-type="float">
            <text:p>7012</text:p>
          </table:table-cell>
          <table:table-cell table:formula="of:=COMPLEX([.$C$3]/1000;6.284*[.B44]*[.$C$4]/1000)" office:value-type="string" office:string-value="0.5+198.285336i" calcext:value-type="string">
            <text:p>0.5+198.285336i</text:p>
          </table:table-cell>
          <table:table-cell table:formula="of:=COMPLEX(0;-1/6.284/[.B44]/[.$C$5]*1000000000)" office:value-type="string" office:string-value="-200.836883114531i" calcext:value-type="string">
            <text:p>-200.836883114531i</text:p>
          </table:table-cell>
          <table:table-cell table:formula="of:=IMSUM([.C44];[.D44])" office:value-type="string" office:string-value="0.5-2.55154711453099i" calcext:value-type="string">
            <text:p>0.5-2.55154711453099i</text:p>
          </table:table-cell>
          <table:table-cell table:formula="of:=COMPLEX(0; 6.284*[.B44]*[.$C$6]/1000)" office:value-type="string" office:string-value="8.8126816i" calcext:value-type="string">
            <text:p>8.8126816i</text:p>
          </table:table-cell>
          <table:table-cell table:formula="of:=IMDIV(IMPRODUCT(-1;[.F44];[.F44]);[.E44])" office:value-type="string" office:string-value="5.74399747809689+29.3121603822228i" calcext:value-type="string">
            <text:p>5.74399747809689+29.3121603822228i</text:p>
          </table:table-cell>
          <table:table-cell table:formula="of:=COMPLEX(0;-1000000000/6.284/[.$F$12]/[.B44]+6.284*[.F$14]*[.B44]*0.001)" office:value-type="string" office:string-value="28.3144068000853i" calcext:value-type="string">
            <text:p>28.3144068000853i</text:p>
          </table:table-cell>
          <table:table-cell table:formula="of:=IMSUM([.G44];[.H44])" office:value-type="string" office:string-value="5.74399747809689+57.6265671823081i" calcext:value-type="string">
            <text:p>5.74399747809689+57.6265671823081i</text:p>
          </table:table-cell>
          <table:table-cell table:formula="of:=300000/[.B44]" office:value-type="float" office:value="42.7837992013691" calcext:value-type="float">
            <text:p>42.7837992014</text:p>
          </table:table-cell>
          <table:table-cell table:formula="of:=[.$C$1]/[.J44]*2*PI()" office:value-type="float" office:value="0" calcext:value-type="float">
            <text:p>0</text:p>
          </table:table-cell>
          <table:table-cell table:formula="of:=COMPLEX(0;TAN([.K44]))" office:value-type="string" office:string-value="0" calcext:value-type="string">
            <text:p>0</text:p>
          </table:table-cell>
          <table:table-cell table:formula="of:=IMPRODUCT(IMDIV(IMSUB([.I44];[.$C$2]); IMSUM([.I44]; [.$C$2])); 1-[.$F$1])" office:value-type="string" office:string-value="0.132823002754206+0.896463040892829i" calcext:value-type="string">
            <text:p>0.132823002754206+0.896463040892829i</text:p>
          </table:table-cell>
          <table:table-cell table:formula="of:=IMDIV(IMSUM(1;[.M44]);IMSUB(1;[.M44]))" office:value-type="string" office:string-value="0.11487994956194+1.15253134364616i" calcext:value-type="string">
            <text:p>0.11487994956194+1.15253134364616i</text:p>
          </table:table-cell>
          <table:table-cell table:formula="of:=IMSUM([.N44];[.L44])" office:value-type="string" office:string-value="0.11487994956194+1.15253134364616i" calcext:value-type="string">
            <text:p>0.11487994956194+1.15253134364616i</text:p>
          </table:table-cell>
          <table:table-cell table:formula="of:=IMSUM(1;IMPRODUCT([.L44];[.N44]))" office:value-type="string" office:string-value="1" calcext:value-type="string">
            <text:p>1</text:p>
          </table:table-cell>
          <table:table-cell table:formula="of:=IMPRODUCT([.$C$2];[.O44];IMDIV(1;[.P44]))" office:value-type="string" office:string-value="5.743997478097+57.626567182308i" calcext:value-type="string">
            <text:p>5.743997478097+57.626567182308i</text:p>
          </table:table-cell>
          <table:table-cell table:formula="of:=IMDIV(IMPRODUCT([.Q44];[.$F$10]);IMSUM([.Q44];[.$F$10]))" office:value-type="string" office:string-value="5.74728525207767+57.6259049822731i" calcext:value-type="string">
            <text:p>5.74728525207767+57.6259049822731i</text:p>
          </table:table-cell>
          <table:table-cell table:formula="of:=[.B44]" office:value-type="float" office:value="7012" calcext:value-type="float">
            <text:p>7012</text:p>
          </table:table-cell>
          <table:table-cell table:formula="of:=IMREAL([.R44])" office:value-type="float" office:value="5.74728525207767" calcext:value-type="float">
            <text:p>5.7472852521</text:p>
          </table:table-cell>
          <table:table-cell table:formula="of:=IMAGINARY([.R44])" office:value-type="float" office:value="57.6259049822731" calcext:value-type="float">
            <text:p>57.6259049823</text:p>
          </table:table-cell>
          <table:table-cell table:formula="of:=IMABS([.R44])" office:value-type="float" office:value="57.9117968361777" calcext:value-type="float">
            <text:p>57.9117968362</text:p>
          </table:table-cell>
        </table:table-row>
        <table:table-row table:style-name="ro1">
          <table:table-cell/>
          <table:table-cell table:formula="of:=[.B44]+[.$C$11]" office:value-type="float" office:value="7012.5" calcext:value-type="float">
            <text:p>7012.5</text:p>
          </table:table-cell>
          <table:table-cell table:formula="of:=COMPLEX([.$C$3]/1000;6.284*[.B45]*[.$C$4]/1000)" office:value-type="string" office:string-value="0.5+198.299475i" calcext:value-type="string">
            <text:p>0.5+198.299475i</text:p>
          </table:table-cell>
          <table:table-cell table:formula="of:=COMPLEX(0;-1/6.284/[.B45]/[.$C$5]*1000000000)" office:value-type="string" office:string-value="-200.822563194166i" calcext:value-type="string">
            <text:p>-200.822563194166i</text:p>
          </table:table-cell>
          <table:table-cell table:formula="of:=IMSUM([.C45];[.D45])" office:value-type="string" office:string-value="0.5-2.52308819416601i" calcext:value-type="string">
            <text:p>0.5-2.52308819416601i</text:p>
          </table:table-cell>
          <table:table-cell table:formula="of:=COMPLEX(0; 6.284*[.B45]*[.$C$6]/1000)" office:value-type="string" office:string-value="8.81331i" calcext:value-type="string">
            <text:p>8.81331i</text:p>
          </table:table-cell>
          <table:table-cell table:formula="of:=IMDIV(IMPRODUCT(-1;[.F45];[.F45]);[.E45])" office:value-type="string" office:string-value="5.87021901377228+29.6221605816353i" calcext:value-type="string">
            <text:p>5.87021901377228+29.6221605816353i</text:p>
          </table:table-cell>
          <table:table-cell table:formula="of:=COMPLEX(0;-1000000000/6.284/[.$F$12]/[.B45]+6.284*[.F$14]*[.B45]*0.001)" office:value-type="string" office:string-value="28.3211852339106i" calcext:value-type="string">
            <text:p>28.3211852339106i</text:p>
          </table:table-cell>
          <table:table-cell table:formula="of:=IMSUM([.G45];[.H45])" office:value-type="string" office:string-value="5.87021901377228+57.9433458155459i" calcext:value-type="string">
            <text:p>5.87021901377228+57.9433458155459i</text:p>
          </table:table-cell>
          <table:table-cell table:formula="of:=300000/[.B45]" office:value-type="float" office:value="42.7807486631016" calcext:value-type="float">
            <text:p>42.7807486631</text:p>
          </table:table-cell>
          <table:table-cell table:formula="of:=[.$C$1]/[.J45]*2*PI()" office:value-type="float" office:value="0" calcext:value-type="float">
            <text:p>0</text:p>
          </table:table-cell>
          <table:table-cell table:formula="of:=COMPLEX(0;TAN([.K45]))" office:value-type="string" office:string-value="0" calcext:value-type="string">
            <text:p>0</text:p>
          </table:table-cell>
          <table:table-cell table:formula="of:=IMPRODUCT(IMDIV(IMSUB([.I45];[.$C$2]); IMSUM([.I45]; [.$C$2])); 1-[.$F$1])" office:value-type="string" office:string-value="0.137660567025374+0.894337499606247i" calcext:value-type="string">
            <text:p>0.137660567025374+0.894337499606247i</text:p>
          </table:table-cell>
          <table:table-cell table:formula="of:=IMDIV(IMSUM(1;[.M45]);IMSUB(1;[.M45]))" office:value-type="string" office:string-value="0.117404380275444+1.15886691631092i" calcext:value-type="string">
            <text:p>0.117404380275444+1.15886691631092i</text:p>
          </table:table-cell>
          <table:table-cell table:formula="of:=IMSUM([.N45];[.L45])" office:value-type="string" office:string-value="0.117404380275444+1.15886691631092i" calcext:value-type="string">
            <text:p>0.117404380275444+1.15886691631092i</text:p>
          </table:table-cell>
          <table:table-cell table:formula="of:=IMSUM(1;IMPRODUCT([.L45];[.N45]))" office:value-type="string" office:string-value="1" calcext:value-type="string">
            <text:p>1</text:p>
          </table:table-cell>
          <table:table-cell table:formula="of:=IMPRODUCT([.$C$2];[.O45];IMDIV(1;[.P45]))" office:value-type="string" office:string-value="5.8702190137722+57.943345815546i" calcext:value-type="string">
            <text:p>5.8702190137722+57.943345815546i</text:p>
          </table:table-cell>
          <table:table-cell table:formula="of:=IMDIV(IMPRODUCT([.Q45];[.$F$10]);IMSUM([.Q45];[.$F$10]))" office:value-type="string" office:string-value="5.87354193001325+57.9426653460587i" calcext:value-type="string">
            <text:p>5.87354193001325+57.9426653460587i</text:p>
          </table:table-cell>
          <table:table-cell table:formula="of:=[.B45]" office:value-type="float" office:value="7012.5" calcext:value-type="float">
            <text:p>7012.5</text:p>
          </table:table-cell>
          <table:table-cell table:formula="of:=IMREAL([.R45])" office:value-type="float" office:value="5.87354193001325" calcext:value-type="float">
            <text:p>5.87354193</text:p>
          </table:table-cell>
          <table:table-cell table:formula="of:=IMAGINARY([.R45])" office:value-type="float" office:value="57.9426653460587" calcext:value-type="float">
            <text:p>57.9426653461</text:p>
          </table:table-cell>
          <table:table-cell table:formula="of:=IMABS([.R45])" office:value-type="float" office:value="58.2395996055002" calcext:value-type="float">
            <text:p>58.2395996055</text:p>
          </table:table-cell>
        </table:table-row>
        <table:table-row table:style-name="ro1">
          <table:table-cell/>
          <table:table-cell table:formula="of:=[.B45]+[.$C$11]" office:value-type="float" office:value="7013" calcext:value-type="float">
            <text:p>7013</text:p>
          </table:table-cell>
          <table:table-cell table:formula="of:=COMPLEX([.$C$3]/1000;6.284*[.B46]*[.$C$4]/1000)" office:value-type="string" office:string-value="0.5+198.313614i" calcext:value-type="string">
            <text:p>0.5+198.313614i</text:p>
          </table:table-cell>
          <table:table-cell table:formula="of:=COMPLEX(0;-1/6.284/[.B46]/[.$C$5]*1000000000)" office:value-type="string" office:string-value="-200.808245315713i" calcext:value-type="string">
            <text:p>-200.808245315713i</text:p>
          </table:table-cell>
          <table:table-cell table:formula="of:=IMSUM([.C46];[.D46])" office:value-type="string" office:string-value="0.5-2.49463131571301i" calcext:value-type="string">
            <text:p>0.5-2.49463131571301i</text:p>
          </table:table-cell>
          <table:table-cell table:formula="of:=COMPLEX(0; 6.284*[.B46]*[.$C$6]/1000)" office:value-type="string" office:string-value="8.8139384i" calcext:value-type="string">
            <text:p>8.8139384i</text:p>
          </table:table-cell>
          <table:table-cell table:formula="of:=IMDIV(IMPRODUCT(-1;[.F46];[.F46]);[.E46])" office:value-type="string" office:string-value="6.00056272936048+29.938383393126i" calcext:value-type="string">
            <text:p>6.00056272936048+29.938383393126i</text:p>
          </table:table-cell>
          <table:table-cell table:formula="of:=COMPLEX(0;-1000000000/6.284/[.$F$12]/[.B46]+6.284*[.F$14]*[.B46]*0.001)" office:value-type="string" office:string-value="28.3279633284183i" calcext:value-type="string">
            <text:p>28.3279633284183i</text:p>
          </table:table-cell>
          <table:table-cell table:formula="of:=IMSUM([.G46];[.H46])" office:value-type="string" office:string-value="6.00056272936048+58.2663467215443i" calcext:value-type="string">
            <text:p>6.00056272936048+58.2663467215443i</text:p>
          </table:table-cell>
          <table:table-cell table:formula="of:=300000/[.B46]" office:value-type="float" office:value="42.7776985598175" calcext:value-type="float">
            <text:p>42.7776985598</text:p>
          </table:table-cell>
          <table:table-cell table:formula="of:=[.$C$1]/[.J46]*2*PI()" office:value-type="float" office:value="0" calcext:value-type="float">
            <text:p>0</text:p>
          </table:table-cell>
          <table:table-cell table:formula="of:=COMPLEX(0;TAN([.K46]))" office:value-type="string" office:string-value="0" calcext:value-type="string">
            <text:p>0</text:p>
          </table:table-cell>
          <table:table-cell table:formula="of:=IMPRODUCT(IMDIV(IMSUB([.I46];[.$C$2]); IMSUM([.I46]; [.$C$2])); 1-[.$F$1])" office:value-type="string" office:string-value="0.142546257908883+0.89214633923978i" calcext:value-type="string">
            <text:p>0.142546257908883+0.89214633923978i</text:p>
          </table:table-cell>
          <table:table-cell table:formula="of:=IMDIV(IMSUM(1;[.M46]);IMSUB(1;[.M46]))" office:value-type="string" office:string-value="0.120011254587208+1.16532693443088i" calcext:value-type="string">
            <text:p>0.120011254587208+1.16532693443088i</text:p>
          </table:table-cell>
          <table:table-cell table:formula="of:=IMSUM([.N46];[.L46])" office:value-type="string" office:string-value="0.120011254587208+1.16532693443088i" calcext:value-type="string">
            <text:p>0.120011254587208+1.16532693443088i</text:p>
          </table:table-cell>
          <table:table-cell table:formula="of:=IMSUM(1;IMPRODUCT([.L46];[.N46]))" office:value-type="string" office:string-value="1" calcext:value-type="string">
            <text:p>1</text:p>
          </table:table-cell>
          <table:table-cell table:formula="of:=IMPRODUCT([.$C$2];[.O46];IMDIV(1;[.P46]))" office:value-type="string" office:string-value="6.0005627293604+58.266346721544i" calcext:value-type="string">
            <text:p>6.0005627293604+58.266346721544i</text:p>
          </table:table-cell>
          <table:table-cell table:formula="of:=IMDIV(IMPRODUCT([.Q46];[.$F$10]);IMSUM([.Q46];[.$F$10]))" office:value-type="string" office:string-value="6.00392163221657+58.2656472675936i" calcext:value-type="string">
            <text:p>6.00392163221657+58.2656472675936i</text:p>
          </table:table-cell>
          <table:table-cell table:formula="of:=[.B46]" office:value-type="float" office:value="7013" calcext:value-type="float">
            <text:p>7013</text:p>
          </table:table-cell>
          <table:table-cell table:formula="of:=IMREAL([.R46])" office:value-type="float" office:value="6.00392163221657" calcext:value-type="float">
            <text:p>6.0039216322</text:p>
          </table:table-cell>
          <table:table-cell table:formula="of:=IMAGINARY([.R46])" office:value-type="float" office:value="58.2656472675936" calcext:value-type="float">
            <text:p>58.2656472676</text:p>
          </table:table-cell>
          <table:table-cell table:formula="of:=IMABS([.R46])" office:value-type="float" office:value="58.5741643258991" calcext:value-type="float">
            <text:p>58.5741643259</text:p>
          </table:table-cell>
        </table:table-row>
        <table:table-row table:style-name="ro1">
          <table:table-cell/>
          <table:table-cell table:formula="of:=[.B46]+[.$C$11]" office:value-type="float" office:value="7013.5" calcext:value-type="float">
            <text:p>7013.5</text:p>
          </table:table-cell>
          <table:table-cell table:formula="of:=COMPLEX([.$C$3]/1000;6.284*[.B47]*[.$C$4]/1000)" office:value-type="string" office:string-value="0.5+198.327753i" calcext:value-type="string">
            <text:p>0.5+198.327753i</text:p>
          </table:table-cell>
          <table:table-cell table:formula="of:=COMPLEX(0;-1/6.284/[.B47]/[.$C$5]*1000000000)" office:value-type="string" office:string-value="-200.793929478733i" calcext:value-type="string">
            <text:p>-200.793929478733i</text:p>
          </table:table-cell>
          <table:table-cell table:formula="of:=IMSUM([.C47];[.D47])" office:value-type="string" office:string-value="0.5-2.46617647873299i" calcext:value-type="string">
            <text:p>0.5-2.46617647873299i</text:p>
          </table:table-cell>
          <table:table-cell table:formula="of:=COMPLEX(0; 6.284*[.B47]*[.$C$6]/1000)" office:value-type="string" office:string-value="8.8145668i" calcext:value-type="string">
            <text:p>8.8145668i</text:p>
          </table:table-cell>
          <table:table-cell table:formula="of:=IMDIV(IMPRODUCT(-1;[.F47];[.F47]);[.E47])" office:value-type="string" office:string-value="6.13520717270169+30.2610072429417i" calcext:value-type="string">
            <text:p>6.13520717270169+30.2610072429417i</text:p>
          </table:table-cell>
          <table:table-cell table:formula="of:=COMPLEX(0;-1000000000/6.284/[.$F$12]/[.B47]+6.284*[.F$14]*[.B47]*0.001)" office:value-type="string" office:string-value="28.3347410836812i" calcext:value-type="string">
            <text:p>28.3347410836812i</text:p>
          </table:table-cell>
          <table:table-cell table:formula="of:=IMSUM([.G47];[.H47])" office:value-type="string" office:string-value="6.13520717270169+58.5957483266229i" calcext:value-type="string">
            <text:p>6.13520717270169+58.5957483266229i</text:p>
          </table:table-cell>
          <table:table-cell table:formula="of:=300000/[.B47]" office:value-type="float" office:value="42.7746488914237" calcext:value-type="float">
            <text:p>42.7746488914</text:p>
          </table:table-cell>
          <table:table-cell table:formula="of:=[.$C$1]/[.J47]*2*PI()" office:value-type="float" office:value="0" calcext:value-type="float">
            <text:p>0</text:p>
          </table:table-cell>
          <table:table-cell table:formula="of:=COMPLEX(0;TAN([.K47]))" office:value-type="string" office:string-value="0" calcext:value-type="string">
            <text:p>0</text:p>
          </table:table-cell>
          <table:table-cell table:formula="of:=IMPRODUCT(IMDIV(IMSUB([.I47];[.$C$2]); IMSUM([.I47]; [.$C$2])); 1-[.$F$1])" office:value-type="string" office:string-value="0.147480343003205+0.889887644151699i" calcext:value-type="string">
            <text:p>0.147480343003205+0.889887644151699i</text:p>
          </table:table-cell>
          <table:table-cell table:formula="of:=IMDIV(IMSUM(1;[.M47]);IMSUB(1;[.M47]))" office:value-type="string" office:string-value="0.122704143454037+1.17191496653246i" calcext:value-type="string">
            <text:p>0.122704143454037+1.17191496653246i</text:p>
          </table:table-cell>
          <table:table-cell table:formula="of:=IMSUM([.N47];[.L47])" office:value-type="string" office:string-value="0.122704143454037+1.17191496653246i" calcext:value-type="string">
            <text:p>0.122704143454037+1.17191496653246i</text:p>
          </table:table-cell>
          <table:table-cell table:formula="of:=IMSUM(1;IMPRODUCT([.L47];[.N47]))" office:value-type="string" office:string-value="1" calcext:value-type="string">
            <text:p>1</text:p>
          </table:table-cell>
          <table:table-cell table:formula="of:=IMPRODUCT([.$C$2];[.O47];IMDIV(1;[.P47]))" office:value-type="string" office:string-value="6.13520717270185+58.595748326623i" calcext:value-type="string">
            <text:p>6.13520717270185+58.595748326623i</text:p>
          </table:table-cell>
          <table:table-cell table:formula="of:=IMDIV(IMPRODUCT([.Q47];[.$F$10]);IMSUM([.Q47];[.$F$10]))" office:value-type="string" office:string-value="6.13860293407739+58.5950291372283i" calcext:value-type="string">
            <text:p>6.13860293407739+58.5950291372283i</text:p>
          </table:table-cell>
          <table:table-cell table:formula="of:=[.B47]" office:value-type="float" office:value="7013.5" calcext:value-type="float">
            <text:p>7013.5</text:p>
          </table:table-cell>
          <table:table-cell table:formula="of:=IMREAL([.R47])" office:value-type="float" office:value="6.13860293407739" calcext:value-type="float">
            <text:p>6.1386029341</text:p>
          </table:table-cell>
          <table:table-cell table:formula="of:=IMAGINARY([.R47])" office:value-type="float" office:value="58.5950291372283" calcext:value-type="float">
            <text:p>58.5950291372</text:p>
          </table:table-cell>
          <table:table-cell table:formula="of:=IMABS([.R47])" office:value-type="float" office:value="58.9157015198402" calcext:value-type="float">
            <text:p>58.9157015198</text:p>
          </table:table-cell>
        </table:table-row>
        <table:table-row table:style-name="ro1">
          <table:table-cell/>
          <table:table-cell table:formula="of:=[.B47]+[.$C$11]" office:value-type="float" office:value="7014" calcext:value-type="float">
            <text:p>7014</text:p>
          </table:table-cell>
          <table:table-cell table:formula="of:=COMPLEX([.$C$3]/1000;6.284*[.B48]*[.$C$4]/1000)" office:value-type="string" office:string-value="0.5+198.341892i" calcext:value-type="string">
            <text:p>0.5+198.341892i</text:p>
          </table:table-cell>
          <table:table-cell table:formula="of:=COMPLEX(0;-1/6.284/[.B48]/[.$C$5]*1000000000)" office:value-type="string" office:string-value="-200.77961568279i" calcext:value-type="string">
            <text:p>-200.77961568279i</text:p>
          </table:table-cell>
          <table:table-cell table:formula="of:=IMSUM([.C48];[.D48])" office:value-type="string" office:string-value="0.5-2.43772368278999i" calcext:value-type="string">
            <text:p>0.5-2.43772368278999i</text:p>
          </table:table-cell>
          <table:table-cell table:formula="of:=COMPLEX(0; 6.284*[.B48]*[.$C$6]/1000)" office:value-type="string" office:string-value="8.8151952i" calcext:value-type="string">
            <text:p>8.8151952i</text:p>
          </table:table-cell>
          <table:table-cell table:formula="of:=IMDIV(IMPRODUCT(-1;[.F48];[.F48]);[.E48])" office:value-type="string" office:string-value="6.27434050477993+30.5902168847811i" calcext:value-type="string">
            <text:p>6.27434050477993+30.5902168847811i</text:p>
          </table:table-cell>
          <table:table-cell table:formula="of:=COMPLEX(0;-1000000000/6.284/[.$F$12]/[.B48]+6.284*[.F$14]*[.B48]*0.001)" office:value-type="string" office:string-value="28.3415184997716i" calcext:value-type="string">
            <text:p>28.3415184997716i</text:p>
          </table:table-cell>
          <table:table-cell table:formula="of:=IMSUM([.G48];[.H48])" office:value-type="string" office:string-value="6.27434050477993+58.9317353845527i" calcext:value-type="string">
            <text:p>6.27434050477993+58.9317353845527i</text:p>
          </table:table-cell>
          <table:table-cell table:formula="of:=300000/[.B48]" office:value-type="float" office:value="42.7715996578272" calcext:value-type="float">
            <text:p>42.7715996578</text:p>
          </table:table-cell>
          <table:table-cell table:formula="of:=[.$C$1]/[.J48]*2*PI()" office:value-type="float" office:value="0" calcext:value-type="float">
            <text:p>0</text:p>
          </table:table-cell>
          <table:table-cell table:formula="of:=COMPLEX(0;TAN([.K48]))" office:value-type="string" office:string-value="0" calcext:value-type="string">
            <text:p>0</text:p>
          </table:table-cell>
          <table:table-cell table:formula="of:=IMPRODUCT(IMDIV(IMSUB([.I48];[.$C$2]); IMSUM([.I48]; [.$C$2])); 1-[.$F$1])" office:value-type="string" office:string-value="0.152463068179759+0.887559440886272i" calcext:value-type="string">
            <text:p>0.152463068179759+0.887559440886272i</text:p>
          </table:table-cell>
          <table:table-cell table:formula="of:=IMDIV(IMSUM(1;[.M48]);IMSUB(1;[.M48]))" office:value-type="string" office:string-value="0.125486810095598+1.17863470769105i" calcext:value-type="string">
            <text:p>0.125486810095598+1.17863470769105i</text:p>
          </table:table-cell>
          <table:table-cell table:formula="of:=IMSUM([.N48];[.L48])" office:value-type="string" office:string-value="0.125486810095598+1.17863470769105i" calcext:value-type="string">
            <text:p>0.125486810095598+1.17863470769105i</text:p>
          </table:table-cell>
          <table:table-cell table:formula="of:=IMSUM(1;IMPRODUCT([.L48];[.N48]))" office:value-type="string" office:string-value="1" calcext:value-type="string">
            <text:p>1</text:p>
          </table:table-cell>
          <table:table-cell table:formula="of:=IMPRODUCT([.$C$2];[.O48];IMDIV(1;[.P48]))" office:value-type="string" office:string-value="6.2743405047799+58.9317353845525i" calcext:value-type="string">
            <text:p>6.2743405047799+58.9317353845525i</text:p>
          </table:table-cell>
          <table:table-cell table:formula="of:=IMDIV(IMPRODUCT([.Q48];[.$F$10]);IMSUM([.Q48];[.$F$10]))" office:value-type="string" office:string-value="6.27777402516442+58.9309956705623i" calcext:value-type="string">
            <text:p>6.27777402516442+58.9309956705623i</text:p>
          </table:table-cell>
          <table:table-cell table:formula="of:=[.B48]" office:value-type="float" office:value="7014" calcext:value-type="float">
            <text:p>7014</text:p>
          </table:table-cell>
          <table:table-cell table:formula="of:=IMREAL([.R48])" office:value-type="float" office:value="6.27777402516442" calcext:value-type="float">
            <text:p>6.2777740252</text:p>
          </table:table-cell>
          <table:table-cell table:formula="of:=IMAGINARY([.R48])" office:value-type="float" office:value="58.9309956705623" calcext:value-type="float">
            <text:p>58.9309956706</text:p>
          </table:table-cell>
          <table:table-cell table:formula="of:=IMABS([.R48])" office:value-type="float" office:value="59.2644302886214" calcext:value-type="float">
            <text:p>59.2644302886</text:p>
          </table:table-cell>
        </table:table-row>
        <table:table-row table:style-name="ro1">
          <table:table-cell/>
          <table:table-cell table:formula="of:=[.B48]+[.$C$11]" office:value-type="float" office:value="7014.5" calcext:value-type="float">
            <text:p>7014.5</text:p>
          </table:table-cell>
          <table:table-cell table:formula="of:=COMPLEX([.$C$3]/1000;6.284*[.B49]*[.$C$4]/1000)" office:value-type="string" office:string-value="0.5+198.356031i" calcext:value-type="string">
            <text:p>0.5+198.356031i</text:p>
          </table:table-cell>
          <table:table-cell table:formula="of:=COMPLEX(0;-1/6.284/[.B49]/[.$C$5]*1000000000)" office:value-type="string" office:string-value="-200.765303927449i" calcext:value-type="string">
            <text:p>-200.765303927449i</text:p>
          </table:table-cell>
          <table:table-cell table:formula="of:=IMSUM([.C49];[.D49])" office:value-type="string" office:string-value="0.5-2.409272927449i" calcext:value-type="string">
            <text:p>0.5-2.409272927449i</text:p>
          </table:table-cell>
          <table:table-cell table:formula="of:=COMPLEX(0; 6.284*[.B49]*[.$C$6]/1000)" office:value-type="string" office:string-value="8.8158236i" calcext:value-type="string">
            <text:p>8.8158236i</text:p>
          </table:table-cell>
          <table:table-cell table:formula="of:=IMDIV(IMPRODUCT(-1;[.F49];[.F49]);[.E49])" office:value-type="string" office:string-value="6.41816111648801+30.9262036439208i" calcext:value-type="string">
            <text:p>6.41816111648801+30.9262036439208i</text:p>
          </table:table-cell>
          <table:table-cell table:formula="of:=COMPLEX(0;-1000000000/6.284/[.$F$12]/[.B49]+6.284*[.F$14]*[.B49]*0.001)" office:value-type="string" office:string-value="28.3482955767621i" calcext:value-type="string">
            <text:p>28.3482955767621i</text:p>
          </table:table-cell>
          <table:table-cell table:formula="of:=IMSUM([.G49];[.H49])" office:value-type="string" office:string-value="6.41816111648801+59.2744992206829i" calcext:value-type="string">
            <text:p>6.41816111648801+59.2744992206829i</text:p>
          </table:table-cell>
          <table:table-cell table:formula="of:=300000/[.B49]" office:value-type="float" office:value="42.7685508589351" calcext:value-type="float">
            <text:p>42.7685508589</text:p>
          </table:table-cell>
          <table:table-cell table:formula="of:=[.$C$1]/[.J49]*2*PI()" office:value-type="float" office:value="0" calcext:value-type="float">
            <text:p>0</text:p>
          </table:table-cell>
          <table:table-cell table:formula="of:=COMPLEX(0;TAN([.K49]))" office:value-type="string" office:string-value="0" calcext:value-type="string">
            <text:p>0</text:p>
          </table:table-cell>
          <table:table-cell table:formula="of:=IMPRODUCT(IMDIV(IMSUB([.I49];[.$C$2]); IMSUM([.I49]; [.$C$2])); 1-[.$F$1])" office:value-type="string" office:string-value="0.157494655699345+0.885159696556927i" calcext:value-type="string">
            <text:p>0.157494655699345+0.885159696556927i</text:p>
          </table:table-cell>
          <table:table-cell table:formula="of:=IMDIV(IMSUM(1;[.M49]);IMSUB(1;[.M49]))" office:value-type="string" office:string-value="0.128363222329762+1.18548998441366i" calcext:value-type="string">
            <text:p>0.128363222329762+1.18548998441366i</text:p>
          </table:table-cell>
          <table:table-cell table:formula="of:=IMSUM([.N49];[.L49])" office:value-type="string" office:string-value="0.128363222329762+1.18548998441366i" calcext:value-type="string">
            <text:p>0.128363222329762+1.18548998441366i</text:p>
          </table:table-cell>
          <table:table-cell table:formula="of:=IMSUM(1;IMPRODUCT([.L49];[.N49]))" office:value-type="string" office:string-value="1" calcext:value-type="string">
            <text:p>1</text:p>
          </table:table-cell>
          <table:table-cell table:formula="of:=IMPRODUCT([.$C$2];[.O49];IMDIV(1;[.P49]))" office:value-type="string" office:string-value="6.4181611164881+59.274499220683i" calcext:value-type="string">
            <text:p>6.4181611164881+59.274499220683i</text:p>
          </table:table-cell>
          <table:table-cell table:formula="of:=IMDIV(IMPRODUCT([.Q49];[.$F$10]);IMSUM([.Q49];[.$F$10]))" office:value-type="string" office:string-value="6.42163332602889+59.2737381524207i" calcext:value-type="string">
            <text:p>6.42163332602889+59.2737381524207i</text:p>
          </table:table-cell>
          <table:table-cell table:formula="of:=[.B49]" office:value-type="float" office:value="7014.5" calcext:value-type="float">
            <text:p>7014.5</text:p>
          </table:table-cell>
          <table:table-cell table:formula="of:=IMREAL([.R49])" office:value-type="float" office:value="6.42163332602889" calcext:value-type="float">
            <text:p>6.421633326</text:p>
          </table:table-cell>
          <table:table-cell table:formula="of:=IMAGINARY([.R49])" office:value-type="float" office:value="59.2737381524207" calcext:value-type="float">
            <text:p>59.2737381524</text:p>
          </table:table-cell>
          <table:table-cell table:formula="of:=IMABS([.R49])" office:value-type="float" office:value="59.6205787386847" calcext:value-type="float">
            <text:p>59.6205787387</text:p>
          </table:table-cell>
        </table:table-row>
        <table:table-row table:style-name="ro1">
          <table:table-cell/>
          <table:table-cell table:formula="of:=[.B49]+[.$C$11]" office:value-type="float" office:value="7015" calcext:value-type="float">
            <text:p>7015</text:p>
          </table:table-cell>
          <table:table-cell table:formula="of:=COMPLEX([.$C$3]/1000;6.284*[.B50]*[.$C$4]/1000)" office:value-type="string" office:string-value="0.5+198.37017i" calcext:value-type="string">
            <text:p>0.5+198.37017i</text:p>
          </table:table-cell>
          <table:table-cell table:formula="of:=COMPLEX(0;-1/6.284/[.B50]/[.$C$5]*1000000000)" office:value-type="string" office:string-value="-200.750994212273i" calcext:value-type="string">
            <text:p>-200.750994212273i</text:p>
          </table:table-cell>
          <table:table-cell table:formula="of:=IMSUM([.C50];[.D50])" office:value-type="string" office:string-value="0.5-2.38082421227301i" calcext:value-type="string">
            <text:p>0.5-2.38082421227301i</text:p>
          </table:table-cell>
          <table:table-cell table:formula="of:=COMPLEX(0; 6.284*[.B50]*[.$C$6]/1000)" office:value-type="string" office:string-value="8.816452i" calcext:value-type="string">
            <text:p>8.816452i</text:p>
          </table:table-cell>
          <table:table-cell table:formula="of:=IMDIV(IMPRODUCT(-1;[.F50];[.F50]);[.E50])" office:value-type="string" office:string-value="6.56687829113536+31.2691656691702i" calcext:value-type="string">
            <text:p>6.56687829113536+31.2691656691702i</text:p>
          </table:table-cell>
          <table:table-cell table:formula="of:=COMPLEX(0;-1000000000/6.284/[.$F$12]/[.B50]+6.284*[.F$14]*[.B50]*0.001)" office:value-type="string" office:string-value="28.3550723147253i" calcext:value-type="string">
            <text:p>28.3550723147253i</text:p>
          </table:table-cell>
          <table:table-cell table:formula="of:=IMSUM([.G50];[.H50])" office:value-type="string" office:string-value="6.56687829113536+59.6242379838955i" calcext:value-type="string">
            <text:p>6.56687829113536+59.6242379838955i</text:p>
          </table:table-cell>
          <table:table-cell table:formula="of:=300000/[.B50]" office:value-type="float" office:value="42.7655024946543" calcext:value-type="float">
            <text:p>42.7655024947</text:p>
          </table:table-cell>
          <table:table-cell table:formula="of:=[.$C$1]/[.J50]*2*PI()" office:value-type="float" office:value="0" calcext:value-type="float">
            <text:p>0</text:p>
          </table:table-cell>
          <table:table-cell table:formula="of:=COMPLEX(0;TAN([.K50]))" office:value-type="string" office:string-value="0" calcext:value-type="string">
            <text:p>0</text:p>
          </table:table-cell>
          <table:table-cell table:formula="of:=IMPRODUCT(IMDIV(IMSUB([.I50];[.$C$2]); IMSUM([.I50]; [.$C$2])); 1-[.$F$1])" office:value-type="string" office:string-value="0.162575302210636+0.882686317204983i" calcext:value-type="string">
            <text:p>0.162575302210636+0.882686317204983i</text:p>
          </table:table-cell>
          <table:table-cell table:formula="of:=IMDIV(IMSUM(1;[.M50]);IMSUB(1;[.M50]))" office:value-type="string" office:string-value="0.13133756582271+1.19248475967791i" calcext:value-type="string">
            <text:p>0.13133756582271+1.19248475967791i</text:p>
          </table:table-cell>
          <table:table-cell table:formula="of:=IMSUM([.N50];[.L50])" office:value-type="string" office:string-value="0.13133756582271+1.19248475967791i" calcext:value-type="string">
            <text:p>0.13133756582271+1.19248475967791i</text:p>
          </table:table-cell>
          <table:table-cell table:formula="of:=IMSUM(1;IMPRODUCT([.L50];[.N50]))" office:value-type="string" office:string-value="1" calcext:value-type="string">
            <text:p>1</text:p>
          </table:table-cell>
          <table:table-cell table:formula="of:=IMPRODUCT([.$C$2];[.O50];IMDIV(1;[.P50]))" office:value-type="string" office:string-value="6.5668782911355+59.6242379838955i" calcext:value-type="string">
            <text:p>6.5668782911355+59.6242379838955i</text:p>
          </table:table-cell>
          <table:table-cell table:formula="of:=IMDIV(IMPRODUCT([.Q50];[.$F$10]);IMSUM([.Q50];[.$F$10]))" office:value-type="string" office:string-value="6.5703901507467+59.623454688636i" calcext:value-type="string">
            <text:p>6.5703901507467+59.623454688636i</text:p>
          </table:table-cell>
          <table:table-cell table:formula="of:=[.B50]" office:value-type="float" office:value="7015" calcext:value-type="float">
            <text:p>7015</text:p>
          </table:table-cell>
          <table:table-cell table:formula="of:=IMREAL([.R50])" office:value-type="float" office:value="6.5703901507467" calcext:value-type="float">
            <text:p>6.5703901507</text:p>
          </table:table-cell>
          <table:table-cell table:formula="of:=IMAGINARY([.R50])" office:value-type="float" office:value="59.623454688636" calcext:value-type="float">
            <text:p>59.6234546886</text:p>
          </table:table-cell>
          <table:table-cell table:formula="of:=IMABS([.R50])" office:value-type="float" office:value="59.9843844324576" calcext:value-type="float">
            <text:p>59.9843844325</text:p>
          </table:table-cell>
        </table:table-row>
        <table:table-row table:style-name="ro1">
          <table:table-cell/>
          <table:table-cell table:formula="of:=[.B50]+[.$C$11]" office:value-type="float" office:value="7015.5" calcext:value-type="float">
            <text:p>7015.5</text:p>
          </table:table-cell>
          <table:table-cell table:formula="of:=COMPLEX([.$C$3]/1000;6.284*[.B51]*[.$C$4]/1000)" office:value-type="string" office:string-value="0.5+198.384309i" calcext:value-type="string">
            <text:p>0.5+198.384309i</text:p>
          </table:table-cell>
          <table:table-cell table:formula="of:=COMPLEX(0;-1/6.284/[.B51]/[.$C$5]*1000000000)" office:value-type="string" office:string-value="-200.736686536824i" calcext:value-type="string">
            <text:p>-200.736686536824i</text:p>
          </table:table-cell>
          <table:table-cell table:formula="of:=IMSUM([.C51];[.D51])" office:value-type="string" office:string-value="0.5-2.35237753682401i" calcext:value-type="string">
            <text:p>0.5-2.35237753682401i</text:p>
          </table:table-cell>
          <table:table-cell table:formula="of:=COMPLEX(0; 6.284*[.B51]*[.$C$6]/1000)" office:value-type="string" office:string-value="8.8170804i" calcext:value-type="string">
            <text:p>8.8170804i</text:p>
          </table:table-cell>
          <table:table-cell table:formula="of:=IMDIV(IMPRODUCT(-1;[.F51];[.F51]);[.E51])" office:value-type="string" office:string-value="6.72071291650124+31.619308192441i" calcext:value-type="string">
            <text:p>6.72071291650124+31.619308192441i</text:p>
          </table:table-cell>
          <table:table-cell table:formula="of:=COMPLEX(0;-1000000000/6.284/[.$F$12]/[.B51]+6.284*[.F$14]*[.B51]*0.001)" office:value-type="string" office:string-value="28.3618487137336i" calcext:value-type="string">
            <text:p>28.3618487137336i</text:p>
          </table:table-cell>
          <table:table-cell table:formula="of:=IMSUM([.G51];[.H51])" office:value-type="string" office:string-value="6.72071291650124+59.9811569061746i" calcext:value-type="string">
            <text:p>6.72071291650124+59.9811569061746i</text:p>
          </table:table-cell>
          <table:table-cell table:formula="of:=300000/[.B51]" office:value-type="float" office:value="42.762454564892" calcext:value-type="float">
            <text:p>42.7624545649</text:p>
          </table:table-cell>
          <table:table-cell table:formula="of:=[.$C$1]/[.J51]*2*PI()" office:value-type="float" office:value="0" calcext:value-type="float">
            <text:p>0</text:p>
          </table:table-cell>
          <table:table-cell table:formula="of:=COMPLEX(0;TAN([.K51]))" office:value-type="string" office:string-value="0" calcext:value-type="string">
            <text:p>0</text:p>
          </table:table-cell>
          <table:table-cell table:formula="of:=IMPRODUCT(IMDIV(IMSUB([.I51];[.$C$2]); IMSUM([.I51]; [.$C$2])); 1-[.$F$1])" office:value-type="string" office:string-value="0.167705176623329+0.880137146136428i" calcext:value-type="string">
            <text:p>0.167705176623329+0.880137146136428i</text:p>
          </table:table-cell>
          <table:table-cell table:formula="of:=IMDIV(IMSUM(1;[.M51]);IMSUB(1;[.M51]))" office:value-type="string" office:string-value="0.134414258330024+1.19962313812349i" calcext:value-type="string">
            <text:p>0.134414258330024+1.19962313812349i</text:p>
          </table:table-cell>
          <table:table-cell table:formula="of:=IMSUM([.N51];[.L51])" office:value-type="string" office:string-value="0.134414258330024+1.19962313812349i" calcext:value-type="string">
            <text:p>0.134414258330024+1.19962313812349i</text:p>
          </table:table-cell>
          <table:table-cell table:formula="of:=IMSUM(1;IMPRODUCT([.L51];[.N51]))" office:value-type="string" office:string-value="1" calcext:value-type="string">
            <text:p>1</text:p>
          </table:table-cell>
          <table:table-cell table:formula="of:=IMPRODUCT([.$C$2];[.O51];IMDIV(1;[.P51]))" office:value-type="string" office:string-value="6.7207129165012+59.9811569061745i" calcext:value-type="string">
            <text:p>6.7207129165012+59.9811569061745i</text:p>
          </table:table-cell>
          <table:table-cell table:formula="of:=IMDIV(IMPRODUCT([.Q51];[.$F$10]);IMSUM([.Q51];[.$F$10]))" office:value-type="string" office:string-value="6.72426541900878+59.9803504654326i" calcext:value-type="string">
            <text:p>6.72426541900878+59.9803504654326i</text:p>
          </table:table-cell>
          <table:table-cell table:formula="of:=[.B51]" office:value-type="float" office:value="7015.5" calcext:value-type="float">
            <text:p>7015.5</text:p>
          </table:table-cell>
          <table:table-cell table:formula="of:=IMREAL([.R51])" office:value-type="float" office:value="6.72426541900878" calcext:value-type="float">
            <text:p>6.724265419</text:p>
          </table:table-cell>
          <table:table-cell table:formula="of:=IMAGINARY([.R51])" office:value-type="float" office:value="59.9803504654326" calcext:value-type="float">
            <text:p>59.9803504654</text:p>
          </table:table-cell>
          <table:table-cell table:formula="of:=IMABS([.R51])" office:value-type="float" office:value="60.3560948652363" calcext:value-type="float">
            <text:p>60.3560948652</text:p>
          </table:table-cell>
        </table:table-row>
        <table:table-row table:style-name="ro1">
          <table:table-cell/>
          <table:table-cell table:formula="of:=[.B51]+[.$C$11]" office:value-type="float" office:value="7016" calcext:value-type="float">
            <text:p>7016</text:p>
          </table:table-cell>
          <table:table-cell table:formula="of:=COMPLEX([.$C$3]/1000;6.284*[.B52]*[.$C$4]/1000)" office:value-type="string" office:string-value="0.5+198.398448i" calcext:value-type="string">
            <text:p>0.5+198.398448i</text:p>
          </table:table-cell>
          <table:table-cell table:formula="of:=COMPLEX(0;-1/6.284/[.B52]/[.$C$5]*1000000000)" office:value-type="string" office:string-value="-200.722380900669i" calcext:value-type="string">
            <text:p>-200.722380900669i</text:p>
          </table:table-cell>
          <table:table-cell table:formula="of:=IMSUM([.C52];[.D52])" office:value-type="string" office:string-value="0.5-2.32393290066901i" calcext:value-type="string">
            <text:p>0.5-2.32393290066901i</text:p>
          </table:table-cell>
          <table:table-cell table:formula="of:=COMPLEX(0; 6.284*[.B52]*[.$C$6]/1000)" office:value-type="string" office:string-value="8.8177088i" calcext:value-type="string">
            <text:p>8.8177088i</text:p>
          </table:table-cell>
          <table:table-cell table:formula="of:=IMDIV(IMPRODUCT(-1;[.F52];[.F52]);[.E52])" office:value-type="string" office:string-value="6.87989825060309+31.9768437956634i" calcext:value-type="string">
            <text:p>6.87989825060309+31.9768437956634i</text:p>
          </table:table-cell>
          <table:table-cell table:formula="of:=COMPLEX(0;-1000000000/6.284/[.$F$12]/[.B52]+6.284*[.F$14]*[.B52]*0.001)" office:value-type="string" office:string-value="28.3686247738595i" calcext:value-type="string">
            <text:p>28.3686247738595i</text:p>
          </table:table-cell>
          <table:table-cell table:formula="of:=IMSUM([.G52];[.H52])" office:value-type="string" office:string-value="6.87989825060309+60.3454685695229i" calcext:value-type="string">
            <text:p>6.87989825060309+60.3454685695229i</text:p>
          </table:table-cell>
          <table:table-cell table:formula="of:=300000/[.B52]" office:value-type="float" office:value="42.7594070695553" calcext:value-type="float">
            <text:p>42.7594070696</text:p>
          </table:table-cell>
          <table:table-cell table:formula="of:=[.$C$1]/[.J52]*2*PI()" office:value-type="float" office:value="0" calcext:value-type="float">
            <text:p>0</text:p>
          </table:table-cell>
          <table:table-cell table:formula="of:=COMPLEX(0;TAN([.K52]))" office:value-type="string" office:string-value="0" calcext:value-type="string">
            <text:p>0</text:p>
          </table:table-cell>
          <table:table-cell table:formula="of:=IMPRODUCT(IMDIV(IMSUB([.I52];[.$C$2]); IMSUM([.I52]; [.$C$2])); 1-[.$F$1])" office:value-type="string" office:string-value="0.172884417848881+0.877509962239318i" calcext:value-type="string">
            <text:p>0.172884417848881+0.877509962239318i</text:p>
          </table:table-cell>
          <table:table-cell table:formula="of:=IMDIV(IMSUM(1;[.M52]);IMSUB(1;[.M52]))" office:value-type="string" office:string-value="0.137597965012062+1.20690937139046i" calcext:value-type="string">
            <text:p>0.137597965012062+1.20690937139046i</text:p>
          </table:table-cell>
          <table:table-cell table:formula="of:=IMSUM([.N52];[.L52])" office:value-type="string" office:string-value="0.137597965012062+1.20690937139046i" calcext:value-type="string">
            <text:p>0.137597965012062+1.20690937139046i</text:p>
          </table:table-cell>
          <table:table-cell table:formula="of:=IMSUM(1;IMPRODUCT([.L52];[.N52]))" office:value-type="string" office:string-value="1" calcext:value-type="string">
            <text:p>1</text:p>
          </table:table-cell>
          <table:table-cell table:formula="of:=IMPRODUCT([.$C$2];[.O52];IMDIV(1;[.P52]))" office:value-type="string" office:string-value="6.8798982506031+60.345468569523i" calcext:value-type="string">
            <text:p>6.8798982506031+60.345468569523i</text:p>
          </table:table-cell>
          <table:table-cell table:formula="of:=IMDIV(IMPRODUCT([.Q52];[.$F$10]);IMSUM([.Q52];[.$F$10]))" office:value-type="string" office:string-value="6.88349242192655+60.3446380161474i" calcext:value-type="string">
            <text:p>6.88349242192655+60.3446380161474i</text:p>
          </table:table-cell>
          <table:table-cell table:formula="of:=[.B52]" office:value-type="float" office:value="7016" calcext:value-type="float">
            <text:p>7016</text:p>
          </table:table-cell>
          <table:table-cell table:formula="of:=IMREAL([.R52])" office:value-type="float" office:value="6.88349242192655" calcext:value-type="float">
            <text:p>6.8834924219</text:p>
          </table:table-cell>
          <table:table-cell table:formula="of:=IMAGINARY([.R52])" office:value-type="float" office:value="60.3446380161474" calcext:value-type="float">
            <text:p>60.3446380161</text:p>
          </table:table-cell>
          <table:table-cell table:formula="of:=IMABS([.R52])" office:value-type="float" office:value="60.7359679697507" calcext:value-type="float">
            <text:p>60.7359679698</text:p>
          </table:table-cell>
        </table:table-row>
        <table:table-row table:style-name="ro1">
          <table:table-cell/>
          <table:table-cell table:formula="of:=[.B52]+[.$C$11]" office:value-type="float" office:value="7016.5" calcext:value-type="float">
            <text:p>7016.5</text:p>
          </table:table-cell>
          <table:table-cell table:formula="of:=COMPLEX([.$C$3]/1000;6.284*[.B53]*[.$C$4]/1000)" office:value-type="string" office:string-value="0.5+198.412587i" calcext:value-type="string">
            <text:p>0.5+198.412587i</text:p>
          </table:table-cell>
          <table:table-cell table:formula="of:=COMPLEX(0;-1/6.284/[.B53]/[.$C$5]*1000000000)" office:value-type="string" office:string-value="-200.708077303369i" calcext:value-type="string">
            <text:p>-200.708077303369i</text:p>
          </table:table-cell>
          <table:table-cell table:formula="of:=IMSUM([.C53];[.D53])" office:value-type="string" office:string-value="0.5-2.29549030336901i" calcext:value-type="string">
            <text:p>0.5-2.29549030336901i</text:p>
          </table:table-cell>
          <table:table-cell table:formula="of:=COMPLEX(0; 6.284*[.B53]*[.$C$6]/1000)" office:value-type="string" office:string-value="8.8183372i" calcext:value-type="string">
            <text:p>8.8183372i</text:p>
          </table:table-cell>
          <table:table-cell table:formula="of:=IMDIV(IMPRODUCT(-1;[.F53];[.F53]);[.E53])" office:value-type="string" office:string-value="7.04468074587316+32.3419926849644i" calcext:value-type="string">
            <text:p>7.04468074587316+32.3419926849644i</text:p>
          </table:table-cell>
          <table:table-cell table:formula="of:=COMPLEX(0;-1000000000/6.284/[.$F$12]/[.B53]+6.284*[.F$14]*[.B53]*0.001)" office:value-type="string" office:string-value="28.3754004951754i" calcext:value-type="string">
            <text:p>28.3754004951754i</text:p>
          </table:table-cell>
          <table:table-cell table:formula="of:=IMSUM([.G53];[.H53])" office:value-type="string" office:string-value="7.04468074587316+60.7173931801398i" calcext:value-type="string">
            <text:p>7.04468074587316+60.7173931801398i</text:p>
          </table:table-cell>
          <table:table-cell table:formula="of:=300000/[.B53]" office:value-type="float" office:value="42.7563600085513" calcext:value-type="float">
            <text:p>42.7563600086</text:p>
          </table:table-cell>
          <table:table-cell table:formula="of:=[.$C$1]/[.J53]*2*PI()" office:value-type="float" office:value="0" calcext:value-type="float">
            <text:p>0</text:p>
          </table:table-cell>
          <table:table-cell table:formula="of:=COMPLEX(0;TAN([.K53]))" office:value-type="string" office:string-value="0" calcext:value-type="string">
            <text:p>0</text:p>
          </table:table-cell>
          <table:table-cell table:formula="of:=IMPRODUCT(IMDIV(IMSUB([.I53];[.$C$2]); IMSUM([.I53]; [.$C$2])); 1-[.$F$1])" office:value-type="string" office:string-value="0.178113132405487+0.874802478282599i" calcext:value-type="string">
            <text:p>0.178113132405487+0.874802478282599i</text:p>
          </table:table-cell>
          <table:table-cell table:formula="of:=IMDIV(IMSUM(1;[.M53]);IMSUB(1;[.M53]))" office:value-type="string" office:string-value="0.140893614917466+1.2143478636028i" calcext:value-type="string">
            <text:p>0.140893614917466+1.2143478636028i</text:p>
          </table:table-cell>
          <table:table-cell table:formula="of:=IMSUM([.N53];[.L53])" office:value-type="string" office:string-value="0.140893614917466+1.2143478636028i" calcext:value-type="string">
            <text:p>0.140893614917466+1.2143478636028i</text:p>
          </table:table-cell>
          <table:table-cell table:formula="of:=IMSUM(1;IMPRODUCT([.L53];[.N53]))" office:value-type="string" office:string-value="1" calcext:value-type="string">
            <text:p>1</text:p>
          </table:table-cell>
          <table:table-cell table:formula="of:=IMPRODUCT([.$C$2];[.O53];IMDIV(1;[.P53]))" office:value-type="string" office:string-value="7.0446807458733+60.71739318014i" calcext:value-type="string">
            <text:p>7.0446807458733+60.71739318014i</text:p>
          </table:table-cell>
          <table:table-cell table:formula="of:=IMDIV(IMPRODUCT([.Q53];[.$F$10]);IMSUM([.Q53];[.$F$10]))" office:value-type="string" office:string-value="7.04831764624219+60.7165374951876i" calcext:value-type="string">
            <text:p>7.04831764624219+60.7165374951876i</text:p>
          </table:table-cell>
          <table:table-cell table:formula="of:=[.B53]" office:value-type="float" office:value="7016.5" calcext:value-type="float">
            <text:p>7016.5</text:p>
          </table:table-cell>
          <table:table-cell table:formula="of:=IMREAL([.R53])" office:value-type="float" office:value="7.04831764624219" calcext:value-type="float">
            <text:p>7.0483176462</text:p>
          </table:table-cell>
          <table:table-cell table:formula="of:=IMAGINARY([.R53])" office:value-type="float" office:value="60.7165374951876" calcext:value-type="float">
            <text:p>60.7165374952</text:p>
          </table:table-cell>
          <table:table-cell table:formula="of:=IMABS([.R53])" office:value-type="float" office:value="61.1242726504525" calcext:value-type="float">
            <text:p>61.1242726505</text:p>
          </table:table-cell>
        </table:table-row>
        <table:table-row table:style-name="ro1">
          <table:table-cell/>
          <table:table-cell table:formula="of:=[.B53]+[.$C$11]" office:value-type="float" office:value="7017" calcext:value-type="float">
            <text:p>7017</text:p>
          </table:table-cell>
          <table:table-cell table:formula="of:=COMPLEX([.$C$3]/1000;6.284*[.B54]*[.$C$4]/1000)" office:value-type="string" office:string-value="0.5+198.426726i" calcext:value-type="string">
            <text:p>0.5+198.426726i</text:p>
          </table:table-cell>
          <table:table-cell table:formula="of:=COMPLEX(0;-1/6.284/[.B54]/[.$C$5]*1000000000)" office:value-type="string" office:string-value="-200.693775744491i" calcext:value-type="string">
            <text:p>-200.693775744491i</text:p>
          </table:table-cell>
          <table:table-cell table:formula="of:=IMSUM([.C54];[.D54])" office:value-type="string" office:string-value="0.5-2.267049744491i" calcext:value-type="string">
            <text:p>0.5-2.267049744491i</text:p>
          </table:table-cell>
          <table:table-cell table:formula="of:=COMPLEX(0; 6.284*[.B54]*[.$C$6]/1000)" office:value-type="string" office:string-value="8.8189656i" calcext:value-type="string">
            <text:p>8.8189656i</text:p>
          </table:table-cell>
          <table:table-cell table:formula="of:=IMDIV(IMPRODUCT(-1;[.F54];[.F54]);[.E54])" office:value-type="string" office:string-value="7.21532093652245+32.7149829711276i" calcext:value-type="string">
            <text:p>7.21532093652245+32.7149829711276i</text:p>
          </table:table-cell>
          <table:table-cell table:formula="of:=COMPLEX(0;-1000000000/6.284/[.$F$12]/[.B54]+6.284*[.F$14]*[.B54]*0.001)" office:value-type="string" office:string-value="28.3821758777537i" calcext:value-type="string">
            <text:p>28.3821758777537i</text:p>
          </table:table-cell>
          <table:table-cell table:formula="of:=IMSUM([.G54];[.H54])" office:value-type="string" office:string-value="7.21532093652245+61.0971588488813i" calcext:value-type="string">
            <text:p>7.21532093652245+61.0971588488813i</text:p>
          </table:table-cell>
          <table:table-cell table:formula="of:=300000/[.B54]" office:value-type="float" office:value="42.7533133817871" calcext:value-type="float">
            <text:p>42.7533133818</text:p>
          </table:table-cell>
          <table:table-cell table:formula="of:=[.$C$1]/[.J54]*2*PI()" office:value-type="float" office:value="0" calcext:value-type="float">
            <text:p>0</text:p>
          </table:table-cell>
          <table:table-cell table:formula="of:=COMPLEX(0;TAN([.K54]))" office:value-type="string" office:string-value="0" calcext:value-type="string">
            <text:p>0</text:p>
          </table:table-cell>
          <table:table-cell table:formula="of:=IMPRODUCT(IMDIV(IMSUB([.I54];[.$C$2]); IMSUM([.I54]; [.$C$2])); 1-[.$F$1])" office:value-type="string" office:string-value="0.183391391872794+0.872012339203077i" calcext:value-type="string">
            <text:p>0.183391391872794+0.872012339203077i</text:p>
          </table:table-cell>
          <table:table-cell table:formula="of:=IMDIV(IMSUM(1;[.M54]);IMSUB(1;[.M54]))" office:value-type="string" office:string-value="0.144306418730448+1.22194317697762i" calcext:value-type="string">
            <text:p>0.144306418730448+1.22194317697762i</text:p>
          </table:table-cell>
          <table:table-cell table:formula="of:=IMSUM([.N54];[.L54])" office:value-type="string" office:string-value="0.144306418730448+1.22194317697762i" calcext:value-type="string">
            <text:p>0.144306418730448+1.22194317697762i</text:p>
          </table:table-cell>
          <table:table-cell table:formula="of:=IMSUM(1;IMPRODUCT([.L54];[.N54]))" office:value-type="string" office:string-value="1" calcext:value-type="string">
            <text:p>1</text:p>
          </table:table-cell>
          <table:table-cell table:formula="of:=IMPRODUCT([.$C$2];[.O54];IMDIV(1;[.P54]))" office:value-type="string" office:string-value="7.2153209365224+61.097158848881i" calcext:value-type="string">
            <text:p>7.2153209365224+61.097158848881i</text:p>
          </table:table-cell>
          <table:table-cell table:formula="of:=IMDIV(IMPRODUCT([.Q54];[.$F$10]);IMSUM([.Q54];[.$F$10]))" office:value-type="string" office:string-value="7.21900166172766+61.0962769582614i" calcext:value-type="string">
            <text:p>7.21900166172766+61.0962769582614i</text:p>
          </table:table-cell>
          <table:table-cell table:formula="of:=[.B54]" office:value-type="float" office:value="7017" calcext:value-type="float">
            <text:p>7017</text:p>
          </table:table-cell>
          <table:table-cell table:formula="of:=IMREAL([.R54])" office:value-type="float" office:value="7.21900166172766" calcext:value-type="float">
            <text:p>7.2190016617</text:p>
          </table:table-cell>
          <table:table-cell table:formula="of:=IMAGINARY([.R54])" office:value-type="float" office:value="61.0962769582614" calcext:value-type="float">
            <text:p>61.0962769583</text:p>
          </table:table-cell>
          <table:table-cell table:formula="of:=IMABS([.R54])" office:value-type="float" office:value="61.5212893489125" calcext:value-type="float">
            <text:p>61.5212893489</text:p>
          </table:table-cell>
        </table:table-row>
        <table:table-row table:style-name="ro1">
          <table:table-cell/>
          <table:table-cell table:formula="of:=[.B54]+[.$C$11]" office:value-type="float" office:value="7017.5" calcext:value-type="float">
            <text:p>7017.5</text:p>
          </table:table-cell>
          <table:table-cell table:formula="of:=COMPLEX([.$C$3]/1000;6.284*[.B55]*[.$C$4]/1000)" office:value-type="string" office:string-value="0.5+198.440865i" calcext:value-type="string">
            <text:p>0.5+198.440865i</text:p>
          </table:table-cell>
          <table:table-cell table:formula="of:=COMPLEX(0;-1/6.284/[.B55]/[.$C$5]*1000000000)" office:value-type="string" office:string-value="-200.679476223597i" calcext:value-type="string">
            <text:p>-200.679476223597i</text:p>
          </table:table-cell>
          <table:table-cell table:formula="of:=IMSUM([.C55];[.D55])" office:value-type="string" office:string-value="0.5-2.23861122359699i" calcext:value-type="string">
            <text:p>0.5-2.23861122359699i</text:p>
          </table:table-cell>
          <table:table-cell table:formula="of:=COMPLEX(0; 6.284*[.B55]*[.$C$6]/1000)" office:value-type="string" office:string-value="8.819594i" calcext:value-type="string">
            <text:p>8.819594i</text:p>
          </table:table-cell>
          <table:table-cell table:formula="of:=IMDIV(IMPRODUCT(-1;[.F55];[.F55]);[.E55])" office:value-type="string" office:string-value="7.39209439481938+33.0960509562621i" calcext:value-type="string">
            <text:p>7.39209439481938+33.0960509562621i</text:p>
          </table:table-cell>
          <table:table-cell table:formula="of:=COMPLEX(0;-1000000000/6.284/[.$F$12]/[.B55]+6.284*[.F$14]*[.B55]*0.001)" office:value-type="string" office:string-value="28.388950921667i" calcext:value-type="string">
            <text:p>28.388950921667i</text:p>
          </table:table-cell>
          <table:table-cell table:formula="of:=IMSUM([.G55];[.H55])" office:value-type="string" office:string-value="7.39209439481938+61.4850018779291i" calcext:value-type="string">
            <text:p>7.39209439481938+61.4850018779291i</text:p>
          </table:table-cell>
          <table:table-cell table:formula="of:=300000/[.B55]" office:value-type="float" office:value="42.7502671891699" calcext:value-type="float">
            <text:p>42.7502671892</text:p>
          </table:table-cell>
          <table:table-cell table:formula="of:=[.$C$1]/[.J55]*2*PI()" office:value-type="float" office:value="0" calcext:value-type="float">
            <text:p>0</text:p>
          </table:table-cell>
          <table:table-cell table:formula="of:=COMPLEX(0;TAN([.K55]))" office:value-type="string" office:string-value="0" calcext:value-type="string">
            <text:p>0</text:p>
          </table:table-cell>
          <table:table-cell table:formula="of:=IMPRODUCT(IMDIV(IMSUB([.I55];[.$C$2]); IMSUM([.I55]; [.$C$2])); 1-[.$F$1])" office:value-type="string" office:string-value="0.1887192301966+0.869137120379989i" calcext:value-type="string">
            <text:p>0.1887192301966+0.869137120379989i</text:p>
          </table:table-cell>
          <table:table-cell table:formula="of:=IMDIV(IMSUM(1;[.M55]);IMSUB(1;[.M55]))" office:value-type="string" office:string-value="0.147841887896388+1.22970003755858i" calcext:value-type="string">
            <text:p>0.147841887896388+1.22970003755858i</text:p>
          </table:table-cell>
          <table:table-cell table:formula="of:=IMSUM([.N55];[.L55])" office:value-type="string" office:string-value="0.147841887896388+1.22970003755858i" calcext:value-type="string">
            <text:p>0.147841887896388+1.22970003755858i</text:p>
          </table:table-cell>
          <table:table-cell table:formula="of:=IMSUM(1;IMPRODUCT([.L55];[.N55]))" office:value-type="string" office:string-value="1" calcext:value-type="string">
            <text:p>1</text:p>
          </table:table-cell>
          <table:table-cell table:formula="of:=IMPRODUCT([.$C$2];[.O55];IMDIV(1;[.P55]))" office:value-type="string" office:string-value="7.3920943948194+61.485001877929i" calcext:value-type="string">
            <text:p>7.3920943948194+61.485001877929i</text:p>
          </table:table-cell>
          <table:table-cell table:formula="of:=IMDIV(IMPRODUCT([.Q55];[.$F$10]);IMSUM([.Q55];[.$F$10]))" office:value-type="string" office:string-value="7.39582007749696+61.4840926487921i" calcext:value-type="string">
            <text:p>7.39582007749696+61.4840926487921i</text:p>
          </table:table-cell>
          <table:table-cell table:formula="of:=[.B55]" office:value-type="float" office:value="7017.5" calcext:value-type="float">
            <text:p>7017.5</text:p>
          </table:table-cell>
          <table:table-cell table:formula="of:=IMREAL([.R55])" office:value-type="float" office:value="7.39582007749696" calcext:value-type="float">
            <text:p>7.3958200775</text:p>
          </table:table-cell>
          <table:table-cell table:formula="of:=IMAGINARY([.R55])" office:value-type="float" office:value="61.4840926487921" calcext:value-type="float">
            <text:p>61.4840926488</text:p>
          </table:table-cell>
          <table:table-cell table:formula="of:=IMABS([.R55])" office:value-type="float" office:value="61.9273106429139" calcext:value-type="float">
            <text:p>61.9273106429</text:p>
          </table:table-cell>
        </table:table-row>
        <table:table-row table:style-name="ro1">
          <table:table-cell/>
          <table:table-cell table:formula="of:=[.B55]+[.$C$11]" office:value-type="float" office:value="7018" calcext:value-type="float">
            <text:p>7018</text:p>
          </table:table-cell>
          <table:table-cell table:formula="of:=COMPLEX([.$C$3]/1000;6.284*[.B56]*[.$C$4]/1000)" office:value-type="string" office:string-value="0.5+198.455004i" calcext:value-type="string">
            <text:p>0.5+198.455004i</text:p>
          </table:table-cell>
          <table:table-cell table:formula="of:=COMPLEX(0;-1/6.284/[.B56]/[.$C$5]*1000000000)" office:value-type="string" office:string-value="-200.665178740253i" calcext:value-type="string">
            <text:p>-200.665178740253i</text:p>
          </table:table-cell>
          <table:table-cell table:formula="of:=IMSUM([.C56];[.D56])" office:value-type="string" office:string-value="0.5-2.210174740253i" calcext:value-type="string">
            <text:p>0.5-2.210174740253i</text:p>
          </table:table-cell>
          <table:table-cell table:formula="of:=COMPLEX(0; 6.284*[.B56]*[.$C$6]/1000)" office:value-type="string" office:string-value="8.8202224i" calcext:value-type="string">
            <text:p>8.8202224i</text:p>
          </table:table-cell>
          <table:table-cell table:formula="of:=IMDIV(IMPRODUCT(-1;[.F56];[.F56]);[.E56])" office:value-type="string" office:string-value="7.57529276202832+33.4854414253127i" calcext:value-type="string">
            <text:p>7.57529276202832+33.4854414253127i</text:p>
          </table:table-cell>
          <table:table-cell table:formula="of:=COMPLEX(0;-1000000000/6.284/[.$F$12]/[.B56]+6.284*[.F$14]*[.B56]*0.001)" office:value-type="string" office:string-value="28.3957256269874i" calcext:value-type="string">
            <text:p>28.3957256269874i</text:p>
          </table:table-cell>
          <table:table-cell table:formula="of:=IMSUM([.G56];[.H56])" office:value-type="string" office:string-value="7.57529276202832+61.8811670523001i" calcext:value-type="string">
            <text:p>7.57529276202832+61.8811670523001i</text:p>
          </table:table-cell>
          <table:table-cell table:formula="of:=300000/[.B56]" office:value-type="float" office:value="42.747221430607" calcext:value-type="float">
            <text:p>42.7472214306</text:p>
          </table:table-cell>
          <table:table-cell table:formula="of:=[.$C$1]/[.J56]*2*PI()" office:value-type="float" office:value="0" calcext:value-type="float">
            <text:p>0</text:p>
          </table:table-cell>
          <table:table-cell table:formula="of:=COMPLEX(0;TAN([.K56]))" office:value-type="string" office:string-value="0" calcext:value-type="string">
            <text:p>0</text:p>
          </table:table-cell>
          <table:table-cell table:formula="of:=IMPRODUCT(IMDIV(IMSUB([.I56];[.$C$2]); IMSUM([.I56]; [.$C$2])); 1-[.$F$1])" office:value-type="string" office:string-value="0.194096640827759+0.866174325905249i" calcext:value-type="string">
            <text:p>0.194096640827759+0.866174325905249i</text:p>
          </table:table-cell>
          <table:table-cell table:formula="of:=IMDIV(IMSUM(1;[.M56]);IMSUB(1;[.M56]))" office:value-type="string" office:string-value="0.151505855240567+1.237623341046i" calcext:value-type="string">
            <text:p>0.151505855240567+1.237623341046i</text:p>
          </table:table-cell>
          <table:table-cell table:formula="of:=IMSUM([.N56];[.L56])" office:value-type="string" office:string-value="0.151505855240567+1.237623341046i" calcext:value-type="string">
            <text:p>0.151505855240567+1.237623341046i</text:p>
          </table:table-cell>
          <table:table-cell table:formula="of:=IMSUM(1;IMPRODUCT([.L56];[.N56]))" office:value-type="string" office:string-value="1" calcext:value-type="string">
            <text:p>1</text:p>
          </table:table-cell>
          <table:table-cell table:formula="of:=IMPRODUCT([.$C$2];[.O56];IMDIV(1;[.P56]))" office:value-type="string" office:string-value="7.57529276202835+61.8811670523i" calcext:value-type="string">
            <text:p>7.57529276202835+61.8811670523i</text:p>
          </table:table-cell>
          <table:table-cell table:formula="of:=IMDIV(IMPRODUCT([.Q56];[.$F$10]);IMSUM([.Q56];[.$F$10]))" office:value-type="string" office:string-value="7.57906457297305+61.8802292891483i" calcext:value-type="string">
            <text:p>7.57906457297305+61.8802292891483i</text:p>
          </table:table-cell>
          <table:table-cell table:formula="of:=[.B56]" office:value-type="float" office:value="7018" calcext:value-type="float">
            <text:p>7018</text:p>
          </table:table-cell>
          <table:table-cell table:formula="of:=IMREAL([.R56])" office:value-type="float" office:value="7.57906457297305" calcext:value-type="float">
            <text:p>7.579064573</text:p>
          </table:table-cell>
          <table:table-cell table:formula="of:=IMAGINARY([.R56])" office:value-type="float" office:value="61.8802292891483" calcext:value-type="float">
            <text:p>61.8802292891</text:p>
          </table:table-cell>
          <table:table-cell table:formula="of:=IMABS([.R56])" office:value-type="float" office:value="62.3426418808095" calcext:value-type="float">
            <text:p>62.3426418808</text:p>
          </table:table-cell>
        </table:table-row>
        <table:table-row table:style-name="ro1">
          <table:table-cell/>
          <table:table-cell table:formula="of:=[.B56]+[.$C$11]" office:value-type="float" office:value="7018.5" calcext:value-type="float">
            <text:p>7018.5</text:p>
          </table:table-cell>
          <table:table-cell table:formula="of:=COMPLEX([.$C$3]/1000;6.284*[.B57]*[.$C$4]/1000)" office:value-type="string" office:string-value="0.5+198.469143i" calcext:value-type="string">
            <text:p>0.5+198.469143i</text:p>
          </table:table-cell>
          <table:table-cell table:formula="of:=COMPLEX(0;-1/6.284/[.B57]/[.$C$5]*1000000000)" office:value-type="string" office:string-value="-200.650883294022i" calcext:value-type="string">
            <text:p>-200.650883294022i</text:p>
          </table:table-cell>
          <table:table-cell table:formula="of:=IMSUM([.C57];[.D57])" office:value-type="string" office:string-value="0.5-2.18174029402201i" calcext:value-type="string">
            <text:p>0.5-2.18174029402201i</text:p>
          </table:table-cell>
          <table:table-cell table:formula="of:=COMPLEX(0; 6.284*[.B57]*[.$C$6]/1000)" office:value-type="string" office:string-value="8.8208508i" calcext:value-type="string">
            <text:p>8.8208508i</text:p>
          </table:table-cell>
          <table:table-cell table:formula="of:=IMDIV(IMPRODUCT(-1;[.F57];[.F57]);[.E57])" office:value-type="string" office:string-value="7.76522486078376+33.8834079418268i" calcext:value-type="string">
            <text:p>7.76522486078376+33.8834079418268i</text:p>
          </table:table-cell>
          <table:table-cell table:formula="of:=COMPLEX(0;-1000000000/6.284/[.$F$12]/[.B57]+6.284*[.F$14]*[.B57]*0.001)" office:value-type="string" office:string-value="28.4024999937876i" calcext:value-type="string">
            <text:p>28.4024999937876i</text:p>
          </table:table-cell>
          <table:table-cell table:formula="of:=IMSUM([.G57];[.H57])" office:value-type="string" office:string-value="7.76522486078376+62.2859079356144i" calcext:value-type="string">
            <text:p>7.76522486078376+62.2859079356144i</text:p>
          </table:table-cell>
          <table:table-cell table:formula="of:=300000/[.B57]" office:value-type="float" office:value="42.7441761060056" calcext:value-type="float">
            <text:p>42.744176106</text:p>
          </table:table-cell>
          <table:table-cell table:formula="of:=[.$C$1]/[.J57]*2*PI()" office:value-type="float" office:value="0" calcext:value-type="float">
            <text:p>0</text:p>
          </table:table-cell>
          <table:table-cell table:formula="of:=COMPLEX(0;TAN([.K57]))" office:value-type="string" office:string-value="0" calcext:value-type="string">
            <text:p>0</text:p>
          </table:table-cell>
          <table:table-cell table:formula="of:=IMPRODUCT(IMDIV(IMSUB([.I57];[.$C$2]); IMSUM([.I57]; [.$C$2])); 1-[.$F$1])" office:value-type="string" office:string-value="0.199523573693229+0.863121386850543i" calcext:value-type="string">
            <text:p>0.199523573693229+0.863121386850543i</text:p>
          </table:table-cell>
          <table:table-cell table:formula="of:=IMDIV(IMSUM(1;[.M57]);IMSUB(1;[.M57]))" office:value-type="string" office:string-value="0.155304497215676+1.24571815871229i" calcext:value-type="string">
            <text:p>0.155304497215676+1.24571815871229i</text:p>
          </table:table-cell>
          <table:table-cell table:formula="of:=IMSUM([.N57];[.L57])" office:value-type="string" office:string-value="0.155304497215676+1.24571815871229i" calcext:value-type="string">
            <text:p>0.155304497215676+1.24571815871229i</text:p>
          </table:table-cell>
          <table:table-cell table:formula="of:=IMSUM(1;IMPRODUCT([.L57];[.N57]))" office:value-type="string" office:string-value="1" calcext:value-type="string">
            <text:p>1</text:p>
          </table:table-cell>
          <table:table-cell table:formula="of:=IMPRODUCT([.$C$2];[.O57];IMDIV(1;[.P57]))" office:value-type="string" office:string-value="7.7652248607838+62.2859079356145i" calcext:value-type="string">
            <text:p>7.7652248607838+62.2859079356145i</text:p>
          </table:table-cell>
          <table:table-cell table:formula="of:=IMDIV(IMPRODUCT([.Q57];[.$F$10]);IMSUM([.Q57];[.$F$10]))" office:value-type="string" office:string-value="7.76904401029131+62.2849403761196i" calcext:value-type="string">
            <text:p>7.76904401029131+62.2849403761196i</text:p>
          </table:table-cell>
          <table:table-cell table:formula="of:=[.B57]" office:value-type="float" office:value="7018.5" calcext:value-type="float">
            <text:p>7018.5</text:p>
          </table:table-cell>
          <table:table-cell table:formula="of:=IMREAL([.R57])" office:value-type="float" office:value="7.76904401029131" calcext:value-type="float">
            <text:p>7.7690440103</text:p>
          </table:table-cell>
          <table:table-cell table:formula="of:=IMAGINARY([.R57])" office:value-type="float" office:value="62.2849403761196" calcext:value-type="float">
            <text:p>62.2849403761</text:p>
          </table:table-cell>
          <table:table-cell table:formula="of:=IMABS([.R57])" office:value-type="float" office:value="62.7676018539072" calcext:value-type="float">
            <text:p>62.7676018539</text:p>
          </table:table-cell>
        </table:table-row>
        <table:table-row table:style-name="ro1">
          <table:table-cell/>
          <table:table-cell table:formula="of:=[.B57]+[.$C$11]" office:value-type="float" office:value="7019" calcext:value-type="float">
            <text:p>7019</text:p>
          </table:table-cell>
          <table:table-cell table:formula="of:=COMPLEX([.$C$3]/1000;6.284*[.B58]*[.$C$4]/1000)" office:value-type="string" office:string-value="0.5+198.483282i" calcext:value-type="string">
            <text:p>0.5+198.483282i</text:p>
          </table:table-cell>
          <table:table-cell table:formula="of:=COMPLEX(0;-1/6.284/[.B58]/[.$C$5]*1000000000)" office:value-type="string" office:string-value="-200.63658988447i" calcext:value-type="string">
            <text:p>-200.63658988447i</text:p>
          </table:table-cell>
          <table:table-cell table:formula="of:=IMSUM([.C58];[.D58])" office:value-type="string" office:string-value="0.5-2.15330788447i" calcext:value-type="string">
            <text:p>0.5-2.15330788447i</text:p>
          </table:table-cell>
          <table:table-cell table:formula="of:=COMPLEX(0; 6.284*[.B58]*[.$C$6]/1000)" office:value-type="string" office:string-value="8.8214792i" calcext:value-type="string">
            <text:p>8.8214792i</text:p>
          </table:table-cell>
          <table:table-cell table:formula="of:=IMDIV(IMPRODUCT(-1;[.F58];[.F58]);[.E58])" office:value-type="string" office:string-value="7.9622178959176+34.290213146295i" calcext:value-type="string">
            <text:p>7.9622178959176+34.290213146295i</text:p>
          </table:table-cell>
          <table:table-cell table:formula="of:=COMPLEX(0;-1000000000/6.284/[.$F$12]/[.B58]+6.284*[.F$14]*[.B58]*0.001)" office:value-type="string" office:string-value="28.4092740221396i" calcext:value-type="string">
            <text:p>28.4092740221396i</text:p>
          </table:table-cell>
          <table:table-cell table:formula="of:=IMSUM([.G58];[.H58])" office:value-type="string" office:string-value="7.9622178959176+62.6994871684346i" calcext:value-type="string">
            <text:p>7.9622178959176+62.6994871684346i</text:p>
          </table:table-cell>
          <table:table-cell table:formula="of:=300000/[.B58]" office:value-type="float" office:value="42.7411312152728" calcext:value-type="float">
            <text:p>42.7411312153</text:p>
          </table:table-cell>
          <table:table-cell table:formula="of:=[.$C$1]/[.J58]*2*PI()" office:value-type="float" office:value="0" calcext:value-type="float">
            <text:p>0</text:p>
          </table:table-cell>
          <table:table-cell table:formula="of:=COMPLEX(0;TAN([.K58]))" office:value-type="string" office:string-value="0" calcext:value-type="string">
            <text:p>0</text:p>
          </table:table-cell>
          <table:table-cell table:formula="of:=IMPRODUCT(IMDIV(IMSUB([.I58];[.$C$2]); IMSUM([.I58]; [.$C$2])); 1-[.$F$1])" office:value-type="string" office:string-value="0.204999931985117+0.859975659539325i" calcext:value-type="string">
            <text:p>0.204999931985117+0.859975659539325i</text:p>
          </table:table-cell>
          <table:table-cell table:formula="of:=IMDIV(IMSUM(1;[.M58]);IMSUB(1;[.M58]))" office:value-type="string" office:string-value="0.159244357918354+1.25398974336869i" calcext:value-type="string">
            <text:p>0.159244357918354+1.25398974336869i</text:p>
          </table:table-cell>
          <table:table-cell table:formula="of:=IMSUM([.N58];[.L58])" office:value-type="string" office:string-value="0.159244357918354+1.25398974336869i" calcext:value-type="string">
            <text:p>0.159244357918354+1.25398974336869i</text:p>
          </table:table-cell>
          <table:table-cell table:formula="of:=IMSUM(1;IMPRODUCT([.L58];[.N58]))" office:value-type="string" office:string-value="1" calcext:value-type="string">
            <text:p>1</text:p>
          </table:table-cell>
          <table:table-cell table:formula="of:=IMPRODUCT([.$C$2];[.O58];IMDIV(1;[.P58]))" office:value-type="string" office:string-value="7.9622178959177+62.6994871684345i" calcext:value-type="string">
            <text:p>7.9622178959177+62.6994871684345i</text:p>
          </table:table-cell>
          <table:table-cell table:formula="of:=IMDIV(IMPRODUCT([.Q58];[.$F$10]);IMSUM([.Q58];[.$F$10]))" office:value-type="string" office:string-value="7.96608563514966+62.6984884789244i" calcext:value-type="string">
            <text:p>7.96608563514966+62.6984884789244i</text:p>
          </table:table-cell>
          <table:table-cell table:formula="of:=[.B58]" office:value-type="float" office:value="7019" calcext:value-type="float">
            <text:p>7019</text:p>
          </table:table-cell>
          <table:table-cell table:formula="of:=IMREAL([.R58])" office:value-type="float" office:value="7.96608563514966" calcext:value-type="float">
            <text:p>7.9660856351</text:p>
          </table:table-cell>
          <table:table-cell table:formula="of:=IMAGINARY([.R58])" office:value-type="float" office:value="62.6984884789244" calcext:value-type="float">
            <text:p>62.6984884789</text:p>
          </table:table-cell>
          <table:table-cell table:formula="of:=IMABS([.R58])" office:value-type="float" office:value="63.2025235088628" calcext:value-type="float">
            <text:p>63.2025235089</text:p>
          </table:table-cell>
        </table:table-row>
        <table:table-row table:style-name="ro1">
          <table:table-cell/>
          <table:table-cell table:formula="of:=[.B58]+[.$C$11]" office:value-type="float" office:value="7019.5" calcext:value-type="float">
            <text:p>7019.5</text:p>
          </table:table-cell>
          <table:table-cell table:formula="of:=COMPLEX([.$C$3]/1000;6.284*[.B59]*[.$C$4]/1000)" office:value-type="string" office:string-value="0.5+198.497421i" calcext:value-type="string">
            <text:p>0.5+198.497421i</text:p>
          </table:table-cell>
          <table:table-cell table:formula="of:=COMPLEX(0;-1/6.284/[.B59]/[.$C$5]*1000000000)" office:value-type="string" office:string-value="-200.622298511161i" calcext:value-type="string">
            <text:p>-200.622298511161i</text:p>
          </table:table-cell>
          <table:table-cell table:formula="of:=IMSUM([.C59];[.D59])" office:value-type="string" office:string-value="0.5-2.124877511161i" calcext:value-type="string">
            <text:p>0.5-2.124877511161i</text:p>
          </table:table-cell>
          <table:table-cell table:formula="of:=COMPLEX(0; 6.284*[.B59]*[.$C$6]/1000)" office:value-type="string" office:string-value="8.8221076i" calcext:value-type="string">
            <text:p>8.8221076i</text:p>
          </table:table-cell>
          <table:table-cell table:formula="of:=IMDIV(IMPRODUCT(-1;[.F59];[.F59]);[.E59])" office:value-type="string" office:string-value="8.1666187517841+34.7061290557835i" calcext:value-type="string">
            <text:p>8.1666187517841+34.7061290557835i</text:p>
          </table:table-cell>
          <table:table-cell table:formula="of:=COMPLEX(0;-1000000000/6.284/[.$F$12]/[.B59]+6.284*[.F$14]*[.B59]*0.001)" office:value-type="string" office:string-value="28.416047712116i" calcext:value-type="string">
            <text:p>28.416047712116i</text:p>
          </table:table-cell>
          <table:table-cell table:formula="of:=IMSUM([.G59];[.H59])" office:value-type="string" office:string-value="8.1666187517841+63.1221767678995i" calcext:value-type="string">
            <text:p>8.1666187517841+63.1221767678995i</text:p>
          </table:table-cell>
          <table:table-cell table:formula="of:=300000/[.B59]" office:value-type="float" office:value="42.7380867583161" calcext:value-type="float">
            <text:p>42.7380867583</text:p>
          </table:table-cell>
          <table:table-cell table:formula="of:=[.$C$1]/[.J59]*2*PI()" office:value-type="float" office:value="0" calcext:value-type="float">
            <text:p>0</text:p>
          </table:table-cell>
          <table:table-cell table:formula="of:=COMPLEX(0;TAN([.K59]))" office:value-type="string" office:string-value="0" calcext:value-type="string">
            <text:p>0</text:p>
          </table:table-cell>
          <table:table-cell table:formula="of:=IMPRODUCT(IMDIV(IMSUB([.I59];[.$C$2]); IMSUM([.I59]; [.$C$2])); 1-[.$F$1])" office:value-type="string" office:string-value="0.21052556876301+0.856734423827063i" calcext:value-type="string">
            <text:p>0.21052556876301+0.856734423827063i</text:p>
          </table:table-cell>
          <table:table-cell table:formula="of:=IMDIV(IMSUM(1;[.M59]);IMSUB(1;[.M59]))" office:value-type="string" office:string-value="0.163332375035682+1.26244353535799i" calcext:value-type="string">
            <text:p>0.163332375035682+1.26244353535799i</text:p>
          </table:table-cell>
          <table:table-cell table:formula="of:=IMSUM([.N59];[.L59])" office:value-type="string" office:string-value="0.163332375035682+1.26244353535799i" calcext:value-type="string">
            <text:p>0.163332375035682+1.26244353535799i</text:p>
          </table:table-cell>
          <table:table-cell table:formula="of:=IMSUM(1;IMPRODUCT([.L59];[.N59]))" office:value-type="string" office:string-value="1" calcext:value-type="string">
            <text:p>1</text:p>
          </table:table-cell>
          <table:table-cell table:formula="of:=IMPRODUCT([.$C$2];[.O59];IMDIV(1;[.P59]))" office:value-type="string" office:string-value="8.1666187517841+63.1221767678995i" calcext:value-type="string">
            <text:p>8.1666187517841+63.1221767678995i</text:p>
          </table:table-cell>
          <table:table-cell table:formula="of:=IMDIV(IMPRODUCT([.Q59];[.$F$10]);IMSUM([.Q59];[.$F$10]))" office:value-type="string" office:string-value="8.17053637415265+63.1211455384963i" calcext:value-type="string">
            <text:p>8.17053637415265+63.1211455384963i</text:p>
          </table:table-cell>
          <table:table-cell table:formula="of:=[.B59]" office:value-type="float" office:value="7019.5" calcext:value-type="float">
            <text:p>7019.5</text:p>
          </table:table-cell>
          <table:table-cell table:formula="of:=IMREAL([.R59])" office:value-type="float" office:value="8.17053637415265" calcext:value-type="float">
            <text:p>8.1705363742</text:p>
          </table:table-cell>
          <table:table-cell table:formula="of:=IMAGINARY([.R59])" office:value-type="float" office:value="63.1211455384963" calcext:value-type="float">
            <text:p>63.1211455385</text:p>
          </table:table-cell>
          <table:table-cell table:formula="of:=IMABS([.R59])" office:value-type="float" office:value="63.647754703001" calcext:value-type="float">
            <text:p>63.647754703</text:p>
          </table:table-cell>
        </table:table-row>
        <table:table-row table:style-name="ro1">
          <table:table-cell/>
          <table:table-cell table:formula="of:=[.B59]+[.$C$11]" office:value-type="float" office:value="7020" calcext:value-type="float">
            <text:p>7020</text:p>
          </table:table-cell>
          <table:table-cell table:formula="of:=COMPLEX([.$C$3]/1000;6.284*[.B60]*[.$C$4]/1000)" office:value-type="string" office:string-value="0.5+198.51156i" calcext:value-type="string">
            <text:p>0.5+198.51156i</text:p>
          </table:table-cell>
          <table:table-cell table:formula="of:=COMPLEX(0;-1/6.284/[.B60]/[.$C$5]*1000000000)" office:value-type="string" office:string-value="-200.60800917366i" calcext:value-type="string">
            <text:p>-200.60800917366i</text:p>
          </table:table-cell>
          <table:table-cell table:formula="of:=IMSUM([.C60];[.D60])" office:value-type="string" office:string-value="0.5-2.09644917366001i" calcext:value-type="string">
            <text:p>0.5-2.09644917366001i</text:p>
          </table:table-cell>
          <table:table-cell table:formula="of:=COMPLEX(0; 6.284*[.B60]*[.$C$6]/1000)" office:value-type="string" office:string-value="8.822736i" calcext:value-type="string">
            <text:p>8.822736i</text:p>
          </table:table-cell>
          <table:table-cell table:formula="of:=IMDIV(IMPRODUCT(-1;[.F60];[.F60]);[.E60])" office:value-type="string" office:string-value="8.3787953946202+35.1314373626356i" calcext:value-type="string">
            <text:p>8.3787953946202+35.1314373626356i</text:p>
          </table:table-cell>
          <table:table-cell table:formula="of:=COMPLEX(0;-1000000000/6.284/[.$F$12]/[.B60]+6.284*[.F$14]*[.B60]*0.001)" office:value-type="string" office:string-value="28.4228210637889i" calcext:value-type="string">
            <text:p>28.4228210637889i</text:p>
          </table:table-cell>
          <table:table-cell table:formula="of:=IMSUM([.G60];[.H60])" office:value-type="string" office:string-value="8.3787953946202+63.5542584264245i" calcext:value-type="string">
            <text:p>8.3787953946202+63.5542584264245i</text:p>
          </table:table-cell>
          <table:table-cell table:formula="of:=300000/[.B60]" office:value-type="float" office:value="42.7350427350427" calcext:value-type="float">
            <text:p>42.735042735</text:p>
          </table:table-cell>
          <table:table-cell table:formula="of:=[.$C$1]/[.J60]*2*PI()" office:value-type="float" office:value="0" calcext:value-type="float">
            <text:p>0</text:p>
          </table:table-cell>
          <table:table-cell table:formula="of:=COMPLEX(0;TAN([.K60]))" office:value-type="string" office:string-value="0" calcext:value-type="string">
            <text:p>0</text:p>
          </table:table-cell>
          <table:table-cell table:formula="of:=IMPRODUCT(IMDIV(IMSUB([.I60];[.$C$2]); IMSUM([.I60]; [.$C$2])); 1-[.$F$1])" office:value-type="string" office:string-value="0.216100283356508+0.853394881398196i" calcext:value-type="string">
            <text:p>0.216100283356508+0.853394881398196i</text:p>
          </table:table-cell>
          <table:table-cell table:formula="of:=IMDIV(IMSUM(1;[.M60]);IMSUB(1;[.M60]))" office:value-type="string" office:string-value="0.167575907892405+1.27108516852849i" calcext:value-type="string">
            <text:p>0.167575907892405+1.27108516852849i</text:p>
          </table:table-cell>
          <table:table-cell table:formula="of:=IMSUM([.N60];[.L60])" office:value-type="string" office:string-value="0.167575907892405+1.27108516852849i" calcext:value-type="string">
            <text:p>0.167575907892405+1.27108516852849i</text:p>
          </table:table-cell>
          <table:table-cell table:formula="of:=IMSUM(1;IMPRODUCT([.L60];[.N60]))" office:value-type="string" office:string-value="1" calcext:value-type="string">
            <text:p>1</text:p>
          </table:table-cell>
          <table:table-cell table:formula="of:=IMPRODUCT([.$C$2];[.O60];IMDIV(1;[.P60]))" office:value-type="string" office:string-value="8.37879539462025+63.5542584264245i" calcext:value-type="string">
            <text:p>8.37879539462025+63.5542584264245i</text:p>
          </table:table-cell>
          <table:table-cell table:formula="of:=IMDIV(IMPRODUCT([.Q60];[.$F$10]);IMSUM([.Q60];[.$F$10]))" office:value-type="string" office:string-value="8.38276423718503+63.5531931657927i" calcext:value-type="string">
            <text:p>8.38276423718503+63.5531931657927i</text:p>
          </table:table-cell>
          <table:table-cell table:formula="of:=[.B60]" office:value-type="float" office:value="7020" calcext:value-type="float">
            <text:p>7020</text:p>
          </table:table-cell>
          <table:table-cell table:formula="of:=IMREAL([.R60])" office:value-type="float" office:value="8.38276423718503" calcext:value-type="float">
            <text:p>8.3827642372</text:p>
          </table:table-cell>
          <table:table-cell table:formula="of:=IMAGINARY([.R60])" office:value-type="float" office:value="63.5531931657927" calcext:value-type="float">
            <text:p>63.5531931658</text:p>
          </table:table-cell>
          <table:table-cell table:formula="of:=IMABS([.R60])" office:value-type="float" office:value="64.1036590049647" calcext:value-type="float">
            <text:p>64.103659005</text:p>
          </table:table-cell>
        </table:table-row>
        <table:table-row table:style-name="ro1">
          <table:table-cell/>
          <table:table-cell table:formula="of:=[.B60]+[.$C$11]" office:value-type="float" office:value="7020.5" calcext:value-type="float">
            <text:p>7020.5</text:p>
          </table:table-cell>
          <table:table-cell table:formula="of:=COMPLEX([.$C$3]/1000;6.284*[.B61]*[.$C$4]/1000)" office:value-type="string" office:string-value="0.5+198.525699i" calcext:value-type="string">
            <text:p>0.5+198.525699i</text:p>
          </table:table-cell>
          <table:table-cell table:formula="of:=COMPLEX(0;-1/6.284/[.B61]/[.$C$5]*1000000000)" office:value-type="string" office:string-value="-200.593721871532i" calcext:value-type="string">
            <text:p>-200.593721871532i</text:p>
          </table:table-cell>
          <table:table-cell table:formula="of:=IMSUM([.C61];[.D61])" office:value-type="string" office:string-value="0.5-2.06802287153201i" calcext:value-type="string">
            <text:p>0.5-2.06802287153201i</text:p>
          </table:table-cell>
          <table:table-cell table:formula="of:=COMPLEX(0; 6.284*[.B61]*[.$C$6]/1000)" office:value-type="string" office:string-value="8.8233644i" calcext:value-type="string">
            <text:p>8.8233644i</text:p>
          </table:table-cell>
          <table:table-cell table:formula="of:=IMDIV(IMPRODUCT(-1;[.F61];[.F61]);[.E61])" office:value-type="string" office:string-value="8.59913838952735+35.566429730023i" calcext:value-type="string">
            <text:p>8.59913838952735+35.566429730023i</text:p>
          </table:table-cell>
          <table:table-cell table:formula="of:=COMPLEX(0;-1000000000/6.284/[.$F$12]/[.B61]+6.284*[.F$14]*[.B61]*0.001)" office:value-type="string" office:string-value="28.4295940772307i" calcext:value-type="string">
            <text:p>28.4295940772307i</text:p>
          </table:table-cell>
          <table:table-cell table:formula="of:=IMSUM([.G61];[.H61])" office:value-type="string" office:string-value="8.59913838952735+63.9960238072537i" calcext:value-type="string">
            <text:p>8.59913838952735+63.9960238072537i</text:p>
          </table:table-cell>
          <table:table-cell table:formula="of:=300000/[.B61]" office:value-type="float" office:value="42.73199914536" calcext:value-type="float">
            <text:p>42.7319991454</text:p>
          </table:table-cell>
          <table:table-cell table:formula="of:=[.$C$1]/[.J61]*2*PI()" office:value-type="float" office:value="0" calcext:value-type="float">
            <text:p>0</text:p>
          </table:table-cell>
          <table:table-cell table:formula="of:=COMPLEX(0;TAN([.K61]))" office:value-type="string" office:string-value="0" calcext:value-type="string">
            <text:p>0</text:p>
          </table:table-cell>
          <table:table-cell table:formula="of:=IMPRODUCT(IMDIV(IMSUB([.I61];[.$C$2]); IMSUM([.I61]; [.$C$2])); 1-[.$F$1])" office:value-type="string" office:string-value="0.221723817560365+0.849954154085764i" calcext:value-type="string">
            <text:p>0.221723817560365+0.849954154085764i</text:p>
          </table:table-cell>
          <table:table-cell table:formula="of:=IMDIV(IMSUM(1;[.M61]);IMSUB(1;[.M61]))" office:value-type="string" office:string-value="0.171982767790551+1.27992047614508i" calcext:value-type="string">
            <text:p>0.171982767790551+1.27992047614508i</text:p>
          </table:table-cell>
          <table:table-cell table:formula="of:=IMSUM([.N61];[.L61])" office:value-type="string" office:string-value="0.171982767790551+1.27992047614508i" calcext:value-type="string">
            <text:p>0.171982767790551+1.27992047614508i</text:p>
          </table:table-cell>
          <table:table-cell table:formula="of:=IMSUM(1;IMPRODUCT([.L61];[.N61]))" office:value-type="string" office:string-value="1" calcext:value-type="string">
            <text:p>1</text:p>
          </table:table-cell>
          <table:table-cell table:formula="of:=IMPRODUCT([.$C$2];[.O61];IMDIV(1;[.P61]))" office:value-type="string" office:string-value="8.59913838952755+63.996023807254i" calcext:value-type="string">
            <text:p>8.59913838952755+63.996023807254i</text:p>
          </table:table-cell>
          <table:table-cell table:formula="of:=IMDIV(IMPRODUCT([.Q61];[.$F$10]);IMSUM([.Q61];[.$F$10]))" office:value-type="string" office:string-value="8.6031598343988+63.994922936933i" calcext:value-type="string">
            <text:p>8.6031598343988+63.994922936933i</text:p>
          </table:table-cell>
          <table:table-cell table:formula="of:=[.B61]" office:value-type="float" office:value="7020.5" calcext:value-type="float">
            <text:p>7020.5</text:p>
          </table:table-cell>
          <table:table-cell table:formula="of:=IMREAL([.R61])" office:value-type="float" office:value="8.6031598343988" calcext:value-type="float">
            <text:p>8.6031598344</text:p>
          </table:table-cell>
          <table:table-cell table:formula="of:=IMAGINARY([.R61])" office:value-type="float" office:value="63.994922936933" calcext:value-type="float">
            <text:p>63.9949229369</text:p>
          </table:table-cell>
          <table:table-cell table:formula="of:=IMABS([.R61])" office:value-type="float" office:value="64.5706165437516" calcext:value-type="float">
            <text:p>64.5706165438</text:p>
          </table:table-cell>
        </table:table-row>
        <table:table-row table:style-name="ro1">
          <table:table-cell/>
          <table:table-cell table:formula="of:=[.B61]+[.$C$11]" office:value-type="float" office:value="7021" calcext:value-type="float">
            <text:p>7021</text:p>
          </table:table-cell>
          <table:table-cell table:formula="of:=COMPLEX([.$C$3]/1000;6.284*[.B62]*[.$C$4]/1000)" office:value-type="string" office:string-value="0.5+198.539838i" calcext:value-type="string">
            <text:p>0.5+198.539838i</text:p>
          </table:table-cell>
          <table:table-cell table:formula="of:=COMPLEX(0;-1/6.284/[.B62]/[.$C$5]*1000000000)" office:value-type="string" office:string-value="-200.579436604343i" calcext:value-type="string">
            <text:p>-200.579436604343i</text:p>
          </table:table-cell>
          <table:table-cell table:formula="of:=IMSUM([.C62];[.D62])" office:value-type="string" office:string-value="0.5-2.03959860434298i" calcext:value-type="string">
            <text:p>0.5-2.03959860434298i</text:p>
          </table:table-cell>
          <table:table-cell table:formula="of:=COMPLEX(0; 6.284*[.B62]*[.$C$6]/1000)" office:value-type="string" office:string-value="8.8239928i" calcext:value-type="string">
            <text:p>8.8239928i</text:p>
          </table:table-cell>
          <table:table-cell table:formula="of:=IMDIV(IMPRODUCT(-1;[.F62];[.F62]);[.E62])" office:value-type="string" office:string-value="8.82806254247822+36.0114080813822i" calcext:value-type="string">
            <text:p>8.82806254247822+36.0114080813822i</text:p>
          </table:table-cell>
          <table:table-cell table:formula="of:=COMPLEX(0;-1000000000/6.284/[.$F$12]/[.B62]+6.284*[.F$14]*[.B62]*0.001)" office:value-type="string" office:string-value="28.4363667525136i" calcext:value-type="string">
            <text:p>28.4363667525136i</text:p>
          </table:table-cell>
          <table:table-cell table:formula="of:=IMSUM([.G62];[.H62])" office:value-type="string" office:string-value="8.82806254247822+64.4477748338958i" calcext:value-type="string">
            <text:p>8.82806254247822+64.4477748338958i</text:p>
          </table:table-cell>
          <table:table-cell table:formula="of:=300000/[.B62]" office:value-type="float" office:value="42.7289559891753" calcext:value-type="float">
            <text:p>42.7289559892</text:p>
          </table:table-cell>
          <table:table-cell table:formula="of:=[.$C$1]/[.J62]*2*PI()" office:value-type="float" office:value="0" calcext:value-type="float">
            <text:p>0</text:p>
          </table:table-cell>
          <table:table-cell table:formula="of:=COMPLEX(0;TAN([.K62]))" office:value-type="string" office:string-value="0" calcext:value-type="string">
            <text:p>0</text:p>
          </table:table-cell>
          <table:table-cell table:formula="of:=IMPRODUCT(IMDIV(IMSUB([.I62];[.$C$2]); IMSUM([.I62]; [.$C$2])); 1-[.$F$1])" office:value-type="string" office:string-value="0.227395851610915+0.846409282222403i" calcext:value-type="string">
            <text:p>0.227395851610915+0.846409282222403i</text:p>
          </table:table-cell>
          <table:table-cell table:formula="of:=IMDIV(IMSUM(1;[.M62]);IMSUB(1;[.M62]))" office:value-type="string" office:string-value="0.176561250849567+1.28895549667792i" calcext:value-type="string">
            <text:p>0.176561250849567+1.28895549667792i</text:p>
          </table:table-cell>
          <table:table-cell table:formula="of:=IMSUM([.N62];[.L62])" office:value-type="string" office:string-value="0.176561250849567+1.28895549667792i" calcext:value-type="string">
            <text:p>0.176561250849567+1.28895549667792i</text:p>
          </table:table-cell>
          <table:table-cell table:formula="of:=IMSUM(1;IMPRODUCT([.L62];[.N62]))" office:value-type="string" office:string-value="1" calcext:value-type="string">
            <text:p>1</text:p>
          </table:table-cell>
          <table:table-cell table:formula="of:=IMPRODUCT([.$C$2];[.O62];IMDIV(1;[.P62]))" office:value-type="string" office:string-value="8.82806254247835+64.447774833896i" calcext:value-type="string">
            <text:p>8.82806254247835+64.447774833896i</text:p>
          </table:table-cell>
          <table:table-cell table:formula="of:=IMDIV(IMPRODUCT([.Q62];[.$F$10]);IMSUM([.Q62];[.$F$10]))" office:value-type="string" office:string-value="8.83213801821674+64.4466366821765i" calcext:value-type="string">
            <text:p>8.83213801821674+64.4466366821765i</text:p>
          </table:table-cell>
          <table:table-cell table:formula="of:=[.B62]" office:value-type="float" office:value="7021" calcext:value-type="float">
            <text:p>7021</text:p>
          </table:table-cell>
          <table:table-cell table:formula="of:=IMREAL([.R62])" office:value-type="float" office:value="8.83213801821674" calcext:value-type="float">
            <text:p>8.8321380182</text:p>
          </table:table-cell>
          <table:table-cell table:formula="of:=IMAGINARY([.R62])" office:value-type="float" office:value="64.4466366821765" calcext:value-type="float">
            <text:p>64.4466366822</text:p>
          </table:table-cell>
          <table:table-cell table:formula="of:=IMABS([.R62])" office:value-type="float" office:value="65.0490249090429" calcext:value-type="float">
            <text:p>65.049024909</text:p>
          </table:table-cell>
        </table:table-row>
        <table:table-row table:style-name="ro1">
          <table:table-cell/>
          <table:table-cell table:formula="of:=[.B62]+[.$C$11]" office:value-type="float" office:value="7021.5" calcext:value-type="float">
            <text:p>7021.5</text:p>
          </table:table-cell>
          <table:table-cell table:formula="of:=COMPLEX([.$C$3]/1000;6.284*[.B63]*[.$C$4]/1000)" office:value-type="string" office:string-value="0.5+198.553977i" calcext:value-type="string">
            <text:p>0.5+198.553977i</text:p>
          </table:table-cell>
          <table:table-cell table:formula="of:=COMPLEX(0;-1/6.284/[.B63]/[.$C$5]*1000000000)" office:value-type="string" office:string-value="-200.565153371657i" calcext:value-type="string">
            <text:p>-200.565153371657i</text:p>
          </table:table-cell>
          <table:table-cell table:formula="of:=IMSUM([.C63];[.D63])" office:value-type="string" office:string-value="0.5-2.011176371657i" calcext:value-type="string">
            <text:p>0.5-2.011176371657i</text:p>
          </table:table-cell>
          <table:table-cell table:formula="of:=COMPLEX(0; 6.284*[.B63]*[.$C$6]/1000)" office:value-type="string" office:string-value="8.8246212i" calcext:value-type="string">
            <text:p>8.8246212i</text:p>
          </table:table-cell>
          <table:table-cell table:formula="of:=IMDIV(IMPRODUCT(-1;[.F63];[.F63]);[.E63])" office:value-type="string" office:string-value="9.06600867887119+36.4666848803661i" calcext:value-type="string">
            <text:p>9.06600867887119+36.4666848803661i</text:p>
          </table:table-cell>
          <table:table-cell table:formula="of:=COMPLEX(0;-1000000000/6.284/[.$F$12]/[.B63]+6.284*[.F$14]*[.B63]*0.001)" office:value-type="string" office:string-value="28.4431390897099i" calcext:value-type="string">
            <text:p>28.4431390897099i</text:p>
          </table:table-cell>
          <table:table-cell table:formula="of:=IMSUM([.G63];[.H63])" office:value-type="string" office:string-value="9.06600867887119+64.909823970076i" calcext:value-type="string">
            <text:p>9.06600867887119+64.909823970076i</text:p>
          </table:table-cell>
          <table:table-cell table:formula="of:=300000/[.B63]" office:value-type="float" office:value="42.7259132663961" calcext:value-type="float">
            <text:p>42.7259132664</text:p>
          </table:table-cell>
          <table:table-cell table:formula="of:=[.$C$1]/[.J63]*2*PI()" office:value-type="float" office:value="0" calcext:value-type="float">
            <text:p>0</text:p>
          </table:table-cell>
          <table:table-cell table:formula="of:=COMPLEX(0;TAN([.K63]))" office:value-type="string" office:string-value="0" calcext:value-type="string">
            <text:p>0</text:p>
          </table:table-cell>
          <table:table-cell table:formula="of:=IMPRODUCT(IMDIV(IMSUB([.I63];[.$C$2]); IMSUM([.I63]; [.$C$2])); 1-[.$F$1])" office:value-type="string" office:string-value="0.233115999934472+0.842757223030843i" calcext:value-type="string">
            <text:p>0.233115999934472+0.842757223030843i</text:p>
          </table:table-cell>
          <table:table-cell table:formula="of:=IMDIV(IMSUM(1;[.M63]);IMSUB(1;[.M63]))" office:value-type="string" office:string-value="0.181320173577422+1.29819647940152i" calcext:value-type="string">
            <text:p>0.181320173577422+1.29819647940152i</text:p>
          </table:table-cell>
          <table:table-cell table:formula="of:=IMSUM([.N63];[.L63])" office:value-type="string" office:string-value="0.181320173577422+1.29819647940152i" calcext:value-type="string">
            <text:p>0.181320173577422+1.29819647940152i</text:p>
          </table:table-cell>
          <table:table-cell table:formula="of:=IMSUM(1;IMPRODUCT([.L63];[.N63]))" office:value-type="string" office:string-value="1" calcext:value-type="string">
            <text:p>1</text:p>
          </table:table-cell>
          <table:table-cell table:formula="of:=IMPRODUCT([.$C$2];[.O63];IMDIV(1;[.P63]))" office:value-type="string" office:string-value="9.0660086788711+64.909823970076i" calcext:value-type="string">
            <text:p>9.0660086788711+64.909823970076i</text:p>
          </table:table-cell>
          <table:table-cell table:formula="of:=IMDIV(IMPRODUCT([.Q63];[.$F$10]);IMSUM([.Q63];[.$F$10]))" office:value-type="string" office:string-value="9.07013966187285+64.908646765375i" calcext:value-type="string">
            <text:p>9.07013966187285+64.908646765375i</text:p>
          </table:table-cell>
          <table:table-cell table:formula="of:=[.B63]" office:value-type="float" office:value="7021.5" calcext:value-type="float">
            <text:p>7021.5</text:p>
          </table:table-cell>
          <table:table-cell table:formula="of:=IMREAL([.R63])" office:value-type="float" office:value="9.07013966187285" calcext:value-type="float">
            <text:p>9.0701396619</text:p>
          </table:table-cell>
          <table:table-cell table:formula="of:=IMAGINARY([.R63])" office:value-type="float" office:value="64.908646765375" calcext:value-type="float">
            <text:p>64.9086467654</text:p>
          </table:table-cell>
          <table:table-cell table:formula="of:=IMABS([.R63])" office:value-type="float" office:value="65.5393001061051" calcext:value-type="float">
            <text:p>65.5393001061</text:p>
          </table:table-cell>
        </table:table-row>
        <table:table-row table:style-name="ro1">
          <table:table-cell/>
          <table:table-cell table:formula="of:=[.B63]+[.$C$11]" office:value-type="float" office:value="7022" calcext:value-type="float">
            <text:p>7022</text:p>
          </table:table-cell>
          <table:table-cell table:formula="of:=COMPLEX([.$C$3]/1000;6.284*[.B64]*[.$C$4]/1000)" office:value-type="string" office:string-value="0.5+198.568116i" calcext:value-type="string">
            <text:p>0.5+198.568116i</text:p>
          </table:table-cell>
          <table:table-cell table:formula="of:=COMPLEX(0;-1/6.284/[.B64]/[.$C$5]*1000000000)" office:value-type="string" office:string-value="-200.550872173041i" calcext:value-type="string">
            <text:p>-200.550872173041i</text:p>
          </table:table-cell>
          <table:table-cell table:formula="of:=IMSUM([.C64];[.D64])" office:value-type="string" office:string-value="0.5-1.982756173041i" calcext:value-type="string">
            <text:p>0.5-1.982756173041i</text:p>
          </table:table-cell>
          <table:table-cell table:formula="of:=COMPLEX(0; 6.284*[.B64]*[.$C$6]/1000)" office:value-type="string" office:string-value="8.8252496i" calcext:value-type="string">
            <text:p>8.8252496i</text:p>
          </table:table-cell>
          <table:table-cell table:formula="of:=IMDIV(IMPRODUCT(-1;[.F64];[.F64]);[.E64])" office:value-type="string" office:string-value="9.31344557115659+36.9325833969842i" calcext:value-type="string">
            <text:p>9.31344557115659+36.9325833969842i</text:p>
          </table:table-cell>
          <table:table-cell table:formula="of:=COMPLEX(0;-1000000000/6.284/[.$F$12]/[.B64]+6.284*[.F$14]*[.B64]*0.001)" office:value-type="string" office:string-value="28.4499110888918i" calcext:value-type="string">
            <text:p>28.4499110888918i</text:p>
          </table:table-cell>
          <table:table-cell table:formula="of:=IMSUM([.G64];[.H64])" office:value-type="string" office:string-value="9.31344557115659+65.382494485876i" calcext:value-type="string">
            <text:p>9.31344557115659+65.382494485876i</text:p>
          </table:table-cell>
          <table:table-cell table:formula="of:=300000/[.B64]" office:value-type="float" office:value="42.7228709769297" calcext:value-type="float">
            <text:p>42.7228709769</text:p>
          </table:table-cell>
          <table:table-cell table:formula="of:=[.$C$1]/[.J64]*2*PI()" office:value-type="float" office:value="0" calcext:value-type="float">
            <text:p>0</text:p>
          </table:table-cell>
          <table:table-cell table:formula="of:=COMPLEX(0;TAN([.K64]))" office:value-type="string" office:string-value="0" calcext:value-type="string">
            <text:p>0</text:p>
          </table:table-cell>
          <table:table-cell table:formula="of:=IMPRODUCT(IMDIV(IMSUB([.I64];[.$C$2]); IMSUM([.I64]; [.$C$2])); 1-[.$F$1])" office:value-type="string" office:string-value="0.238883806654675+0.838994849065236i" calcext:value-type="string">
            <text:p>0.238883806654675+0.838994849065236i</text:p>
          </table:table-cell>
          <table:table-cell table:formula="of:=IMDIV(IMSUM(1;[.M64]);IMSUB(1;[.M64]))" office:value-type="string" office:string-value="0.186268911423135+1.30764988971752i" calcext:value-type="string">
            <text:p>0.186268911423135+1.30764988971752i</text:p>
          </table:table-cell>
          <table:table-cell table:formula="of:=IMSUM([.N64];[.L64])" office:value-type="string" office:string-value="0.186268911423135+1.30764988971752i" calcext:value-type="string">
            <text:p>0.186268911423135+1.30764988971752i</text:p>
          </table:table-cell>
          <table:table-cell table:formula="of:=IMSUM(1;IMPRODUCT([.L64];[.N64]))" office:value-type="string" office:string-value="1" calcext:value-type="string">
            <text:p>1</text:p>
          </table:table-cell>
          <table:table-cell table:formula="of:=IMPRODUCT([.$C$2];[.O64];IMDIV(1;[.P64]))" office:value-type="string" office:string-value="9.31344557115675+65.382494485876i" calcext:value-type="string">
            <text:p>9.31344557115675+65.382494485876i</text:p>
          </table:table-cell>
          <table:table-cell table:formula="of:=IMDIV(IMPRODUCT([.Q64];[.$F$10]);IMSUM([.Q64];[.$F$10]))" office:value-type="string" office:string-value="9.31763358701192+65.3812763495726i" calcext:value-type="string">
            <text:p>9.31763358701192+65.3812763495726i</text:p>
          </table:table-cell>
          <table:table-cell table:formula="of:=[.B64]" office:value-type="float" office:value="7022" calcext:value-type="float">
            <text:p>7022</text:p>
          </table:table-cell>
          <table:table-cell table:formula="of:=IMREAL([.R64])" office:value-type="float" office:value="9.31763358701192" calcext:value-type="float">
            <text:p>9.317633587</text:p>
          </table:table-cell>
          <table:table-cell table:formula="of:=IMAGINARY([.R64])" office:value-type="float" office:value="65.3812763495726" calcext:value-type="float">
            <text:p>65.3812763496</text:p>
          </table:table-cell>
          <table:table-cell table:formula="of:=IMABS([.R64])" office:value-type="float" office:value="66.0418775684111" calcext:value-type="float">
            <text:p>66.0418775684</text:p>
          </table:table-cell>
        </table:table-row>
        <table:table-row table:style-name="ro1">
          <table:table-cell/>
          <table:table-cell table:formula="of:=[.B64]+[.$C$11]" office:value-type="float" office:value="7022.5" calcext:value-type="float">
            <text:p>7022.5</text:p>
          </table:table-cell>
          <table:table-cell table:formula="of:=COMPLEX([.$C$3]/1000;6.284*[.B65]*[.$C$4]/1000)" office:value-type="string" office:string-value="0.5+198.582255i" calcext:value-type="string">
            <text:p>0.5+198.582255i</text:p>
          </table:table-cell>
          <table:table-cell table:formula="of:=COMPLEX(0;-1/6.284/[.B65]/[.$C$5]*1000000000)" office:value-type="string" office:string-value="-200.536593008059i" calcext:value-type="string">
            <text:p>-200.536593008059i</text:p>
          </table:table-cell>
          <table:table-cell table:formula="of:=IMSUM([.C65];[.D65])" office:value-type="string" office:string-value="0.5-1.95433800805898i" calcext:value-type="string">
            <text:p>0.5-1.95433800805898i</text:p>
          </table:table-cell>
          <table:table-cell table:formula="of:=COMPLEX(0; 6.284*[.B65]*[.$C$6]/1000)" office:value-type="string" office:string-value="8.825878i" calcext:value-type="string">
            <text:p>8.825878i</text:p>
          </table:table-cell>
          <table:table-cell table:formula="of:=IMDIV(IMPRODUCT(-1;[.F65];[.F65]);[.E65])" office:value-type="string" office:string-value="9.57087202955817+37.4094379552682i" calcext:value-type="string">
            <text:p>9.57087202955817+37.4094379552682i</text:p>
          </table:table-cell>
          <table:table-cell table:formula="of:=COMPLEX(0;-1000000000/6.284/[.$F$12]/[.B65]+6.284*[.F$14]*[.B65]*0.001)" office:value-type="string" office:string-value="28.4566827501314i" calcext:value-type="string">
            <text:p>28.4566827501314i</text:p>
          </table:table-cell>
          <table:table-cell table:formula="of:=IMSUM([.G65];[.H65])" office:value-type="string" office:string-value="9.57087202955817+65.8661207053996i" calcext:value-type="string">
            <text:p>9.57087202955817+65.8661207053996i</text:p>
          </table:table-cell>
          <table:table-cell table:formula="of:=300000/[.B65]" office:value-type="float" office:value="42.7198291206835" calcext:value-type="float">
            <text:p>42.7198291207</text:p>
          </table:table-cell>
          <table:table-cell table:formula="of:=[.$C$1]/[.J65]*2*PI()" office:value-type="float" office:value="0" calcext:value-type="float">
            <text:p>0</text:p>
          </table:table-cell>
          <table:table-cell table:formula="of:=COMPLEX(0;TAN([.K65]))" office:value-type="string" office:string-value="0" calcext:value-type="string">
            <text:p>0</text:p>
          </table:table-cell>
          <table:table-cell table:formula="of:=IMPRODUCT(IMDIV(IMSUB([.I65];[.$C$2]); IMSUM([.I65]; [.$C$2])); 1-[.$F$1])" office:value-type="string" office:string-value="0.244698740851281+0.835118946711829i" calcext:value-type="string">
            <text:p>0.244698740851281+0.835118946711829i</text:p>
          </table:table-cell>
          <table:table-cell table:formula="of:=IMDIV(IMSUM(1;[.M65]);IMSUB(1;[.M65]))" office:value-type="string" office:string-value="0.191417440591164+1.31732241410799i" calcext:value-type="string">
            <text:p>0.191417440591164+1.31732241410799i</text:p>
          </table:table-cell>
          <table:table-cell table:formula="of:=IMSUM([.N65];[.L65])" office:value-type="string" office:string-value="0.191417440591164+1.31732241410799i" calcext:value-type="string">
            <text:p>0.191417440591164+1.31732241410799i</text:p>
          </table:table-cell>
          <table:table-cell table:formula="of:=IMSUM(1;IMPRODUCT([.L65];[.N65]))" office:value-type="string" office:string-value="1" calcext:value-type="string">
            <text:p>1</text:p>
          </table:table-cell>
          <table:table-cell table:formula="of:=IMPRODUCT([.$C$2];[.O65];IMDIV(1;[.P65]))" office:value-type="string" office:string-value="9.57087202955821+65.8661207053995i" calcext:value-type="string">
            <text:p>9.57087202955821+65.8661207053995i</text:p>
          </table:table-cell>
          <table:table-cell table:formula="of:=IMDIV(IMPRODUCT([.Q65];[.$F$10]);IMSUM([.Q65];[.$F$10]))" office:value-type="string" office:string-value="9.57511865436508+65.8648596440745i" calcext:value-type="string">
            <text:p>9.57511865436508+65.8648596440745i</text:p>
          </table:table-cell>
          <table:table-cell table:formula="of:=[.B65]" office:value-type="float" office:value="7022.5" calcext:value-type="float">
            <text:p>7022.5</text:p>
          </table:table-cell>
          <table:table-cell table:formula="of:=IMREAL([.R65])" office:value-type="float" office:value="9.57511865436508" calcext:value-type="float">
            <text:p>9.5751186544</text:p>
          </table:table-cell>
          <table:table-cell table:formula="of:=IMAGINARY([.R65])" office:value-type="float" office:value="65.8648596440745" calcext:value-type="float">
            <text:p>65.8648596441</text:p>
          </table:table-cell>
          <table:table-cell table:formula="of:=IMABS([.R65])" office:value-type="float" office:value="66.5572132317663" calcext:value-type="float">
            <text:p>66.5572132318</text:p>
          </table:table-cell>
        </table:table-row>
        <table:table-row table:style-name="ro1">
          <table:table-cell/>
          <table:table-cell table:formula="of:=[.B65]+[.$C$11]" office:value-type="float" office:value="7023" calcext:value-type="float">
            <text:p>7023</text:p>
          </table:table-cell>
          <table:table-cell table:formula="of:=COMPLEX([.$C$3]/1000;6.284*[.B66]*[.$C$4]/1000)" office:value-type="string" office:string-value="0.5+198.596394i" calcext:value-type="string">
            <text:p>0.5+198.596394i</text:p>
          </table:table-cell>
          <table:table-cell table:formula="of:=COMPLEX(0;-1/6.284/[.B66]/[.$C$5]*1000000000)" office:value-type="string" office:string-value="-200.522315876277i" calcext:value-type="string">
            <text:p>-200.522315876277i</text:p>
          </table:table-cell>
          <table:table-cell table:formula="of:=IMSUM([.C66];[.D66])" office:value-type="string" office:string-value="0.5-1.92592187627699i" calcext:value-type="string">
            <text:p>0.5-1.92592187627699i</text:p>
          </table:table-cell>
          <table:table-cell table:formula="of:=COMPLEX(0; 6.284*[.B66]*[.$C$6]/1000)" office:value-type="string" office:string-value="8.8265064i" calcext:value-type="string">
            <text:p>8.8265064i</text:p>
          </table:table-cell>
          <table:table-cell table:formula="of:=IMDIV(IMPRODUCT(-1;[.F66];[.F66]);[.E66])" office:value-type="string" office:string-value="9.83881917097577+37.8975941562314i" calcext:value-type="string">
            <text:p>9.83881917097577+37.8975941562314i</text:p>
          </table:table-cell>
          <table:table-cell table:formula="of:=COMPLEX(0;-1000000000/6.284/[.$F$12]/[.B66]+6.284*[.F$14]*[.B66]*0.001)" office:value-type="string" office:string-value="28.4634540735011i" calcext:value-type="string">
            <text:p>28.4634540735011i</text:p>
          </table:table-cell>
          <table:table-cell table:formula="of:=IMSUM([.G66];[.H66])" office:value-type="string" office:string-value="9.83881917097577+66.3610482297325i" calcext:value-type="string">
            <text:p>9.83881917097577+66.3610482297325i</text:p>
          </table:table-cell>
          <table:table-cell table:formula="of:=300000/[.B66]" office:value-type="float" office:value="42.7167876975651" calcext:value-type="float">
            <text:p>42.7167876976</text:p>
          </table:table-cell>
          <table:table-cell table:formula="of:=[.$C$1]/[.J66]*2*PI()" office:value-type="float" office:value="0" calcext:value-type="float">
            <text:p>0</text:p>
          </table:table-cell>
          <table:table-cell table:formula="of:=COMPLEX(0;TAN([.K66]))" office:value-type="string" office:string-value="0" calcext:value-type="string">
            <text:p>0</text:p>
          </table:table-cell>
          <table:table-cell table:formula="of:=IMPRODUCT(IMDIV(IMSUB([.I66];[.$C$2]); IMSUM([.I66]; [.$C$2])); 1-[.$F$1])" office:value-type="string" office:string-value="0.250560191554979+0.831126214763681i" calcext:value-type="string">
            <text:p>0.250560191554979+0.831126214763681i</text:p>
          </table:table-cell>
          <table:table-cell table:formula="of:=IMDIV(IMSUM(1;[.M66]);IMSUB(1;[.M66]))" office:value-type="string" office:string-value="0.196776383419517+1.32722096459465i" calcext:value-type="string">
            <text:p>0.196776383419517+1.32722096459465i</text:p>
          </table:table-cell>
          <table:table-cell table:formula="of:=IMSUM([.N66];[.L66])" office:value-type="string" office:string-value="0.196776383419517+1.32722096459465i" calcext:value-type="string">
            <text:p>0.196776383419517+1.32722096459465i</text:p>
          </table:table-cell>
          <table:table-cell table:formula="of:=IMSUM(1;IMPRODUCT([.L66];[.N66]))" office:value-type="string" office:string-value="1" calcext:value-type="string">
            <text:p>1</text:p>
          </table:table-cell>
          <table:table-cell table:formula="of:=IMPRODUCT([.$C$2];[.O66];IMDIV(1;[.P66]))" office:value-type="string" office:string-value="9.83881917097585+66.3610482297325i" calcext:value-type="string">
            <text:p>9.83881917097585+66.3610482297325i</text:p>
          </table:table-cell>
          <table:table-cell table:formula="of:=IMDIV(IMPRODUCT([.Q66];[.$F$10]);IMSUM([.Q66];[.$F$10]))" office:value-type="string" office:string-value="9.8431260325934+66.3597421267621i" calcext:value-type="string">
            <text:p>9.8431260325934+66.3597421267621i</text:p>
          </table:table-cell>
          <table:table-cell table:formula="of:=[.B66]" office:value-type="float" office:value="7023" calcext:value-type="float">
            <text:p>7023</text:p>
          </table:table-cell>
          <table:table-cell table:formula="of:=IMREAL([.R66])" office:value-type="float" office:value="9.8431260325934" calcext:value-type="float">
            <text:p>9.8431260326</text:p>
          </table:table-cell>
          <table:table-cell table:formula="of:=IMAGINARY([.R66])" office:value-type="float" office:value="66.3597421267621" calcext:value-type="float">
            <text:p>66.3597421268</text:p>
          </table:table-cell>
          <table:table-cell table:formula="of:=IMABS([.R66])" office:value-type="float" office:value="67.0857846732367" calcext:value-type="float">
            <text:p>67.0857846732</text:p>
          </table:table-cell>
        </table:table-row>
        <table:table-row table:style-name="ro1">
          <table:table-cell/>
          <table:table-cell table:formula="of:=[.B66]+[.$C$11]" office:value-type="float" office:value="7023.5" calcext:value-type="float">
            <text:p>7023.5</text:p>
          </table:table-cell>
          <table:table-cell table:formula="of:=COMPLEX([.$C$3]/1000;6.284*[.B67]*[.$C$4]/1000)" office:value-type="string" office:string-value="0.5+198.610533i" calcext:value-type="string">
            <text:p>0.5+198.610533i</text:p>
          </table:table-cell>
          <table:table-cell table:formula="of:=COMPLEX(0;-1/6.284/[.B67]/[.$C$5]*1000000000)" office:value-type="string" office:string-value="-200.508040777261i" calcext:value-type="string">
            <text:p>-200.508040777261i</text:p>
          </table:table-cell>
          <table:table-cell table:formula="of:=IMSUM([.C67];[.D67])" office:value-type="string" office:string-value="0.5-1.89750777726098i" calcext:value-type="string">
            <text:p>0.5-1.89750777726098i</text:p>
          </table:table-cell>
          <table:table-cell table:formula="of:=COMPLEX(0; 6.284*[.B67]*[.$C$6]/1000)" office:value-type="string" office:string-value="8.8271348i" calcext:value-type="string">
            <text:p>8.8271348i</text:p>
          </table:table-cell>
          <table:table-cell table:formula="of:=IMDIV(IMPRODUCT(-1;[.F67];[.F67]);[.E67])" office:value-type="string" office:string-value="10.1178528830141+38.3974090694032i" calcext:value-type="string">
            <text:p>10.1178528830141+38.3974090694032i</text:p>
          </table:table-cell>
          <table:table-cell table:formula="of:=COMPLEX(0;-1000000000/6.284/[.$F$12]/[.B67]+6.284*[.F$14]*[.B67]*0.001)" office:value-type="string" office:string-value="28.4702250590728i" calcext:value-type="string">
            <text:p>28.4702250590728i</text:p>
          </table:table-cell>
          <table:table-cell table:formula="of:=IMSUM([.G67];[.H67])" office:value-type="string" office:string-value="10.1178528830141+66.867634128476i" calcext:value-type="string">
            <text:p>10.1178528830141+66.867634128476i</text:p>
          </table:table-cell>
          <table:table-cell table:formula="of:=300000/[.B67]" office:value-type="float" office:value="42.713746707482" calcext:value-type="float">
            <text:p>42.7137467075</text:p>
          </table:table-cell>
          <table:table-cell table:formula="of:=[.$C$1]/[.J67]*2*PI()" office:value-type="float" office:value="0" calcext:value-type="float">
            <text:p>0</text:p>
          </table:table-cell>
          <table:table-cell table:formula="of:=COMPLEX(0;TAN([.K67]))" office:value-type="string" office:string-value="0" calcext:value-type="string">
            <text:p>0</text:p>
          </table:table-cell>
          <table:table-cell table:formula="of:=IMPRODUCT(IMDIV(IMSUB([.I67];[.$C$2]); IMSUM([.I67]; [.$C$2])); 1-[.$F$1])" office:value-type="string" office:string-value="0.256467462470185+0.827013263080268i" calcext:value-type="string">
            <text:p>0.256467462470185+0.827013263080268i</text:p>
          </table:table-cell>
          <table:table-cell table:formula="of:=IMDIV(IMSUM(1;[.M67]);IMSUB(1;[.M67]))" office:value-type="string" office:string-value="0.202357057660286+1.33735268256952i" calcext:value-type="string">
            <text:p>0.202357057660286+1.33735268256952i</text:p>
          </table:table-cell>
          <table:table-cell table:formula="of:=IMSUM([.N67];[.L67])" office:value-type="string" office:string-value="0.202357057660286+1.33735268256952i" calcext:value-type="string">
            <text:p>0.202357057660286+1.33735268256952i</text:p>
          </table:table-cell>
          <table:table-cell table:formula="of:=IMSUM(1;IMPRODUCT([.L67];[.N67]))" office:value-type="string" office:string-value="1" calcext:value-type="string">
            <text:p>1</text:p>
          </table:table-cell>
          <table:table-cell table:formula="of:=IMPRODUCT([.$C$2];[.O67];IMDIV(1;[.P67]))" office:value-type="string" office:string-value="10.1178528830143+66.867634128476i" calcext:value-type="string">
            <text:p>10.1178528830143+66.867634128476i</text:p>
          </table:table-cell>
          <table:table-cell table:formula="of:=IMDIV(IMPRODUCT([.Q67];[.$F$10]);IMSUM([.Q67];[.$F$10]))" office:value-type="string" office:string-value="10.1222216622292+66.8662807349168i" calcext:value-type="string">
            <text:p>10.1222216622292+66.8662807349168i</text:p>
          </table:table-cell>
          <table:table-cell table:formula="of:=[.B67]" office:value-type="float" office:value="7023.5" calcext:value-type="float">
            <text:p>7023.5</text:p>
          </table:table-cell>
          <table:table-cell table:formula="of:=IMREAL([.R67])" office:value-type="float" office:value="10.1222216622292" calcext:value-type="float">
            <text:p>10.1222216622</text:p>
          </table:table-cell>
          <table:table-cell table:formula="of:=IMAGINARY([.R67])" office:value-type="float" office:value="66.8662807349168" calcext:value-type="float">
            <text:p>66.8662807349</text:p>
          </table:table-cell>
          <table:table-cell table:formula="of:=IMABS([.R67])" office:value-type="float" office:value="67.6280923189469" calcext:value-type="float">
            <text:p>67.6280923189</text:p>
          </table:table-cell>
        </table:table-row>
        <table:table-row table:style-name="ro1">
          <table:table-cell/>
          <table:table-cell table:formula="of:=[.B67]+[.$C$11]" office:value-type="float" office:value="7024" calcext:value-type="float">
            <text:p>7024</text:p>
          </table:table-cell>
          <table:table-cell table:formula="of:=COMPLEX([.$C$3]/1000;6.284*[.B68]*[.$C$4]/1000)" office:value-type="string" office:string-value="0.5+198.624672i" calcext:value-type="string">
            <text:p>0.5+198.624672i</text:p>
          </table:table-cell>
          <table:table-cell table:formula="of:=COMPLEX(0;-1/6.284/[.B68]/[.$C$5]*1000000000)" office:value-type="string" office:string-value="-200.493767710577i" calcext:value-type="string">
            <text:p>-200.493767710577i</text:p>
          </table:table-cell>
          <table:table-cell table:formula="of:=IMSUM([.C68];[.D68])" office:value-type="string" office:string-value="0.5-1.869095710577i" calcext:value-type="string">
            <text:p>0.5-1.869095710577i</text:p>
          </table:table-cell>
          <table:table-cell table:formula="of:=COMPLEX(0; 6.284*[.B68]*[.$C$6]/1000)" office:value-type="string" office:string-value="8.8277632i" calcext:value-type="string">
            <text:p>8.8277632i</text:p>
          </table:table-cell>
          <table:table-cell table:formula="of:=IMDIV(IMPRODUCT(-1;[.F68];[.F68]);[.E68])" office:value-type="string" office:string-value="10.4085765015409+38.9092513844853i" calcext:value-type="string">
            <text:p>10.4085765015409+38.9092513844853i</text:p>
          </table:table-cell>
          <table:table-cell table:formula="of:=COMPLEX(0;-1000000000/6.284/[.$F$12]/[.B68]+6.284*[.F$14]*[.B68]*0.001)" office:value-type="string" office:string-value="28.4769957069188i" calcext:value-type="string">
            <text:p>28.4769957069188i</text:p>
          </table:table-cell>
          <table:table-cell table:formula="of:=IMSUM([.G68];[.H68])" office:value-type="string" office:string-value="10.4085765015409+67.3862470914041i" calcext:value-type="string">
            <text:p>10.4085765015409+67.3862470914041i</text:p>
          </table:table-cell>
          <table:table-cell table:formula="of:=300000/[.B68]" office:value-type="float" office:value="42.7107061503417" calcext:value-type="float">
            <text:p>42.7107061503</text:p>
          </table:table-cell>
          <table:table-cell table:formula="of:=[.$C$1]/[.J68]*2*PI()" office:value-type="float" office:value="0" calcext:value-type="float">
            <text:p>0</text:p>
          </table:table-cell>
          <table:table-cell table:formula="of:=COMPLEX(0;TAN([.K68]))" office:value-type="string" office:string-value="0" calcext:value-type="string">
            <text:p>0</text:p>
          </table:table-cell>
          <table:table-cell table:formula="of:=IMPRODUCT(IMDIV(IMSUB([.I68];[.$C$2]); IMSUM([.I68]; [.$C$2])); 1-[.$F$1])" office:value-type="string" office:string-value="0.262419766412385+0.822776611347609i" calcext:value-type="string">
            <text:p>0.262419766412385+0.822776611347609i</text:p>
          </table:table-cell>
          <table:table-cell table:formula="of:=IMDIV(IMSUM(1;[.M68]);IMSUB(1;[.M68]))" office:value-type="string" office:string-value="0.208171530030821+1.34772494182809i" calcext:value-type="string">
            <text:p>0.208171530030821+1.34772494182809i</text:p>
          </table:table-cell>
          <table:table-cell table:formula="of:=IMSUM([.N68];[.L68])" office:value-type="string" office:string-value="0.208171530030821+1.34772494182809i" calcext:value-type="string">
            <text:p>0.208171530030821+1.34772494182809i</text:p>
          </table:table-cell>
          <table:table-cell table:formula="of:=IMSUM(1;IMPRODUCT([.L68];[.N68]))" office:value-type="string" office:string-value="1" calcext:value-type="string">
            <text:p>1</text:p>
          </table:table-cell>
          <table:table-cell table:formula="of:=IMPRODUCT([.$C$2];[.O68];IMDIV(1;[.P68]))" office:value-type="string" office:string-value="10.4085765015411+67.3862470914045i" calcext:value-type="string">
            <text:p>10.4085765015411+67.3862470914045i</text:p>
          </table:table-cell>
          <table:table-cell table:formula="of:=IMDIV(IMPRODUCT([.Q68];[.$F$10]);IMSUM([.Q68];[.$F$10]))" office:value-type="string" office:string-value="10.4130089331225+67.3848440161046i" calcext:value-type="string">
            <text:p>10.4130089331225+67.3848440161046i</text:p>
          </table:table-cell>
          <table:table-cell table:formula="of:=[.B68]" office:value-type="float" office:value="7024" calcext:value-type="float">
            <text:p>7024</text:p>
          </table:table-cell>
          <table:table-cell table:formula="of:=IMREAL([.R68])" office:value-type="float" office:value="10.4130089331225" calcext:value-type="float">
            <text:p>10.4130089331</text:p>
          </table:table-cell>
          <table:table-cell table:formula="of:=IMAGINARY([.R68])" office:value-type="float" office:value="67.3848440161046" calcext:value-type="float">
            <text:p>67.3848440161</text:p>
          </table:table-cell>
          <table:table-cell table:formula="of:=IMABS([.R68])" office:value-type="float" office:value="68.1846607245063" calcext:value-type="float">
            <text:p>68.1846607245</text:p>
          </table:table-cell>
        </table:table-row>
        <table:table-row table:style-name="ro1">
          <table:table-cell/>
          <table:table-cell table:formula="of:=[.B68]+[.$C$11]" office:value-type="float" office:value="7024.5" calcext:value-type="float">
            <text:p>7024.5</text:p>
          </table:table-cell>
          <table:table-cell table:formula="of:=COMPLEX([.$C$3]/1000;6.284*[.B69]*[.$C$4]/1000)" office:value-type="string" office:string-value="0.5+198.638811i" calcext:value-type="string">
            <text:p>0.5+198.638811i</text:p>
          </table:table-cell>
          <table:table-cell table:formula="of:=COMPLEX(0;-1/6.284/[.B69]/[.$C$5]*1000000000)" office:value-type="string" office:string-value="-200.479496675791i" calcext:value-type="string">
            <text:p>-200.479496675791i</text:p>
          </table:table-cell>
          <table:table-cell table:formula="of:=IMSUM([.C69];[.D69])" office:value-type="string" office:string-value="0.5-1.84068567579101i" calcext:value-type="string">
            <text:p>0.5-1.84068567579101i</text:p>
          </table:table-cell>
          <table:table-cell table:formula="of:=COMPLEX(0; 6.284*[.B69]*[.$C$6]/1000)" office:value-type="string" office:string-value="8.8283916i" calcext:value-type="string">
            <text:p>8.8283916i</text:p>
          </table:table-cell>
          <table:table-cell table:formula="of:=IMDIV(IMPRODUCT(-1;[.F69];[.F69]);[.E69])" office:value-type="string" office:string-value="10.7116337221425+39.4335015133353i" calcext:value-type="string">
            <text:p>10.7116337221425+39.4335015133353i</text:p>
          </table:table-cell>
          <table:table-cell table:formula="of:=COMPLEX(0;-1000000000/6.284/[.$F$12]/[.B69]+6.284*[.F$14]*[.B69]*0.001)" office:value-type="string" office:string-value="28.4837660171112i" calcext:value-type="string">
            <text:p>28.4837660171112i</text:p>
          </table:table-cell>
          <table:table-cell table:formula="of:=IMSUM([.G69];[.H69])" office:value-type="string" office:string-value="10.7116337221425+67.9172675304465i" calcext:value-type="string">
            <text:p>10.7116337221425+67.9172675304465i</text:p>
          </table:table-cell>
          <table:table-cell table:formula="of:=300000/[.B69]" office:value-type="float" office:value="42.7076660260517" calcext:value-type="float">
            <text:p>42.7076660261</text:p>
          </table:table-cell>
          <table:table-cell table:formula="of:=[.$C$1]/[.J69]*2*PI()" office:value-type="float" office:value="0" calcext:value-type="float">
            <text:p>0</text:p>
          </table:table-cell>
          <table:table-cell table:formula="of:=COMPLEX(0;TAN([.K69]))" office:value-type="string" office:string-value="0" calcext:value-type="string">
            <text:p>0</text:p>
          </table:table-cell>
          <table:table-cell table:formula="of:=IMPRODUCT(IMDIV(IMSUB([.I69];[.$C$2]); IMSUM([.I69]; [.$C$2])); 1-[.$F$1])" office:value-type="string" office:string-value="0.268416219448683+0.818412687954361i" calcext:value-type="string">
            <text:p>0.268416219448683+0.818412687954361i</text:p>
          </table:table-cell>
          <table:table-cell table:formula="of:=IMDIV(IMSUM(1;[.M69]);IMSUB(1;[.M69]))" office:value-type="string" office:string-value="0.214232674442848+1.35834535060893i" calcext:value-type="string">
            <text:p>0.214232674442848+1.35834535060893i</text:p>
          </table:table-cell>
          <table:table-cell table:formula="of:=IMSUM([.N69];[.L69])" office:value-type="string" office:string-value="0.214232674442848+1.35834535060893i" calcext:value-type="string">
            <text:p>0.214232674442848+1.35834535060893i</text:p>
          </table:table-cell>
          <table:table-cell table:formula="of:=IMSUM(1;IMPRODUCT([.L69];[.N69]))" office:value-type="string" office:string-value="1" calcext:value-type="string">
            <text:p>1</text:p>
          </table:table-cell>
          <table:table-cell table:formula="of:=IMPRODUCT([.$C$2];[.O69];IMDIV(1;[.P69]))" office:value-type="string" office:string-value="10.7116337221424+67.9172675304465i" calcext:value-type="string">
            <text:p>10.7116337221424+67.9172675304465i</text:p>
          </table:table-cell>
          <table:table-cell table:formula="of:=IMDIV(IMPRODUCT([.Q69];[.$F$10]);IMSUM([.Q69];[.$F$10]))" office:value-type="string" office:string-value="10.7161315957525+67.9158122293103i" calcext:value-type="string">
            <text:p>10.7161315957525+67.9158122293103i</text:p>
          </table:table-cell>
          <table:table-cell table:formula="of:=[.B69]" office:value-type="float" office:value="7024.5" calcext:value-type="float">
            <text:p>7024.5</text:p>
          </table:table-cell>
          <table:table-cell table:formula="of:=IMREAL([.R69])" office:value-type="float" office:value="10.7161315957525" calcext:value-type="float">
            <text:p>10.7161315958</text:p>
          </table:table-cell>
          <table:table-cell table:formula="of:=IMAGINARY([.R69])" office:value-type="float" office:value="67.9158122293103" calcext:value-type="float">
            <text:p>67.9158122293</text:p>
          </table:table-cell>
          <table:table-cell table:formula="of:=IMABS([.R69])" office:value-type="float" office:value="68.7560399320992" calcext:value-type="float">
            <text:p>68.7560399321</text:p>
          </table:table-cell>
        </table:table-row>
        <table:table-row table:style-name="ro1">
          <table:table-cell/>
          <table:table-cell table:formula="of:=[.B69]+[.$C$11]" office:value-type="float" office:value="7025" calcext:value-type="float">
            <text:p>7025</text:p>
          </table:table-cell>
          <table:table-cell table:formula="of:=COMPLEX([.$C$3]/1000;6.284*[.B70]*[.$C$4]/1000)" office:value-type="string" office:string-value="0.5+198.65295i" calcext:value-type="string">
            <text:p>0.5+198.65295i</text:p>
          </table:table-cell>
          <table:table-cell table:formula="of:=COMPLEX(0;-1/6.284/[.B70]/[.$C$5]*1000000000)" office:value-type="string" office:string-value="-200.465227672469i" calcext:value-type="string">
            <text:p>-200.465227672469i</text:p>
          </table:table-cell>
          <table:table-cell table:formula="of:=IMSUM([.C70];[.D70])" office:value-type="string" office:string-value="0.5-1.81227767246901i" calcext:value-type="string">
            <text:p>0.5-1.81227767246901i</text:p>
          </table:table-cell>
          <table:table-cell table:formula="of:=COMPLEX(0; 6.284*[.B70]*[.$C$6]/1000)" office:value-type="string" office:string-value="8.82902i" calcext:value-type="string">
            <text:p>8.82902i</text:p>
          </table:table-cell>
          <table:table-cell table:formula="of:=IMDIV(IMPRODUCT(-1;[.F70];[.F70]);[.E70])" office:value-type="string" office:string-value="11.0277117678606+39.9705516306351i" calcext:value-type="string">
            <text:p>11.0277117678606+39.9705516306351i</text:p>
          </table:table-cell>
          <table:table-cell table:formula="of:=COMPLEX(0;-1000000000/6.284/[.$F$12]/[.B70]+6.284*[.F$14]*[.B70]*0.001)" office:value-type="string" office:string-value="28.4905359897221i" calcext:value-type="string">
            <text:p>28.4905359897221i</text:p>
          </table:table-cell>
          <table:table-cell table:formula="of:=IMSUM([.G70];[.H70])" office:value-type="string" office:string-value="11.0277117678606+68.4610876203572i" calcext:value-type="string">
            <text:p>11.0277117678606+68.4610876203572i</text:p>
          </table:table-cell>
          <table:table-cell table:formula="of:=300000/[.B70]" office:value-type="float" office:value="42.7046263345196" calcext:value-type="float">
            <text:p>42.7046263345</text:p>
          </table:table-cell>
          <table:table-cell table:formula="of:=[.$C$1]/[.J70]*2*PI()" office:value-type="float" office:value="0" calcext:value-type="float">
            <text:p>0</text:p>
          </table:table-cell>
          <table:table-cell table:formula="of:=COMPLEX(0;TAN([.K70]))" office:value-type="string" office:string-value="0" calcext:value-type="string">
            <text:p>0</text:p>
          </table:table-cell>
          <table:table-cell table:formula="of:=IMPRODUCT(IMDIV(IMSUB([.I70];[.$C$2]); IMSUM([.I70]; [.$C$2])); 1-[.$F$1])" office:value-type="string" office:string-value="0.274455834729641+0.81391782900128i" calcext:value-type="string">
            <text:p>0.274455834729641+0.81391782900128i</text:p>
          </table:table-cell>
          <table:table-cell table:formula="of:=IMDIV(IMSUM(1;[.M70]);IMSUB(1;[.M70]))" office:value-type="string" office:string-value="0.220554235357211+1.36922175240714i" calcext:value-type="string">
            <text:p>0.220554235357211+1.36922175240714i</text:p>
          </table:table-cell>
          <table:table-cell table:formula="of:=IMSUM([.N70];[.L70])" office:value-type="string" office:string-value="0.220554235357211+1.36922175240714i" calcext:value-type="string">
            <text:p>0.220554235357211+1.36922175240714i</text:p>
          </table:table-cell>
          <table:table-cell table:formula="of:=IMSUM(1;IMPRODUCT([.L70];[.N70]))" office:value-type="string" office:string-value="1" calcext:value-type="string">
            <text:p>1</text:p>
          </table:table-cell>
          <table:table-cell table:formula="of:=IMPRODUCT([.$C$2];[.O70];IMDIV(1;[.P70]))" office:value-type="string" office:string-value="11.0277117678606+68.461087620357i" calcext:value-type="string">
            <text:p>11.0277117678606+68.461087620357i</text:p>
          </table:table-cell>
          <table:table-cell table:formula="of:=IMDIV(IMPRODUCT([.Q70];[.$F$10]);IMSUM([.Q70];[.$F$10]))" office:value-type="string" office:string-value="11.0322769287814+68.459577384682i" calcext:value-type="string">
            <text:p>11.0322769287814+68.459577384682i</text:p>
          </table:table-cell>
          <table:table-cell table:formula="of:=[.B70]" office:value-type="float" office:value="7025" calcext:value-type="float">
            <text:p>7025</text:p>
          </table:table-cell>
          <table:table-cell table:formula="of:=IMREAL([.R70])" office:value-type="float" office:value="11.0322769287814" calcext:value-type="float">
            <text:p>11.0322769288</text:p>
          </table:table-cell>
          <table:table-cell table:formula="of:=IMAGINARY([.R70])" office:value-type="float" office:value="68.459577384682" calcext:value-type="float">
            <text:p>68.4595773847</text:p>
          </table:table-cell>
          <table:table-cell table:formula="of:=IMABS([.R70])" office:value-type="float" office:value="69.3428069083058" calcext:value-type="float">
            <text:p>69.3428069083</text:p>
          </table:table-cell>
        </table:table-row>
        <table:table-row table:style-name="ro1">
          <table:table-cell/>
          <table:table-cell table:formula="of:=[.B70]+[.$C$11]" office:value-type="float" office:value="7025.5" calcext:value-type="float">
            <text:p>7025.5</text:p>
          </table:table-cell>
          <table:table-cell table:formula="of:=COMPLEX([.$C$3]/1000;6.284*[.B71]*[.$C$4]/1000)" office:value-type="string" office:string-value="0.5+198.667089i" calcext:value-type="string">
            <text:p>0.5+198.667089i</text:p>
          </table:table-cell>
          <table:table-cell table:formula="of:=COMPLEX(0;-1/6.284/[.B71]/[.$C$5]*1000000000)" office:value-type="string" office:string-value="-200.450960700177i" calcext:value-type="string">
            <text:p>-200.450960700177i</text:p>
          </table:table-cell>
          <table:table-cell table:formula="of:=IMSUM([.C71];[.D71])" office:value-type="string" office:string-value="0.5-1.783871700177i" calcext:value-type="string">
            <text:p>0.5-1.783871700177i</text:p>
          </table:table-cell>
          <table:table-cell table:formula="of:=COMPLEX(0; 6.284*[.B71]*[.$C$6]/1000)" office:value-type="string" office:string-value="8.8296484i" calcext:value-type="string">
            <text:p>8.8296484i</text:p>
          </table:table-cell>
          <table:table-cell table:formula="of:=IMDIV(IMPRODUCT(-1;[.F71];[.F71]);[.E71])" office:value-type="string" office:string-value="11.3575448378624+40.5208056395083i" calcext:value-type="string">
            <text:p>11.3575448378624+40.5208056395083i</text:p>
          </table:table-cell>
          <table:table-cell table:formula="of:=COMPLEX(0;-1000000000/6.284/[.$F$12]/[.B71]+6.284*[.F$14]*[.B71]*0.001)" office:value-type="string" office:string-value="28.4973056248236i" calcext:value-type="string">
            <text:p>28.4973056248236i</text:p>
          </table:table-cell>
          <table:table-cell table:formula="of:=IMSUM([.G71];[.H71])" office:value-type="string" office:string-value="11.3575448378624+69.0181112643319i" calcext:value-type="string">
            <text:p>11.3575448378624+69.0181112643319i</text:p>
          </table:table-cell>
          <table:table-cell table:formula="of:=300000/[.B71]" office:value-type="float" office:value="42.701587075653" calcext:value-type="float">
            <text:p>42.7015870757</text:p>
          </table:table-cell>
          <table:table-cell table:formula="of:=[.$C$1]/[.J71]*2*PI()" office:value-type="float" office:value="0" calcext:value-type="float">
            <text:p>0</text:p>
          </table:table-cell>
          <table:table-cell table:formula="of:=COMPLEX(0;TAN([.K71]))" office:value-type="string" office:string-value="0" calcext:value-type="string">
            <text:p>0</text:p>
          </table:table-cell>
          <table:table-cell table:formula="of:=IMPRODUCT(IMDIV(IMSUB([.I71];[.$C$2]); IMSUM([.I71]; [.$C$2])); 1-[.$F$1])" office:value-type="string" office:string-value="0.280537516000625+0.809288277462821i" calcext:value-type="string">
            <text:p>0.280537516000625+0.809288277462821i</text:p>
          </table:table-cell>
          <table:table-cell table:formula="of:=IMDIV(IMSUM(1;[.M71]);IMSUB(1;[.M71]))" office:value-type="string" office:string-value="0.227150896757245+1.38036222528663i" calcext:value-type="string">
            <text:p>0.227150896757245+1.38036222528663i</text:p>
          </table:table-cell>
          <table:table-cell table:formula="of:=IMSUM([.N71];[.L71])" office:value-type="string" office:string-value="0.227150896757245+1.38036222528663i" calcext:value-type="string">
            <text:p>0.227150896757245+1.38036222528663i</text:p>
          </table:table-cell>
          <table:table-cell table:formula="of:=IMSUM(1;IMPRODUCT([.L71];[.N71]))" office:value-type="string" office:string-value="1" calcext:value-type="string">
            <text:p>1</text:p>
          </table:table-cell>
          <table:table-cell table:formula="of:=IMPRODUCT([.$C$2];[.O71];IMDIV(1;[.P71]))" office:value-type="string" office:string-value="11.3575448378623+69.0181112643315i" calcext:value-type="string">
            <text:p>11.3575448378623+69.0181112643315i</text:p>
          </table:table-cell>
          <table:table-cell table:formula="of:=IMDIV(IMPRODUCT([.Q71];[.$F$10]);IMSUM([.Q71];[.$F$10]))" office:value-type="string" office:string-value="11.3621791874953+69.0165432081319i" calcext:value-type="string">
            <text:p>11.3621791874953+69.0165432081319i</text:p>
          </table:table-cell>
          <table:table-cell table:formula="of:=[.B71]" office:value-type="float" office:value="7025.5" calcext:value-type="float">
            <text:p>7025.5</text:p>
          </table:table-cell>
          <table:table-cell table:formula="of:=IMREAL([.R71])" office:value-type="float" office:value="11.3621791874953" calcext:value-type="float">
            <text:p>11.3621791875</text:p>
          </table:table-cell>
          <table:table-cell table:formula="of:=IMAGINARY([.R71])" office:value-type="float" office:value="69.0165432081319" calcext:value-type="float">
            <text:p>69.0165432081</text:p>
          </table:table-cell>
          <table:table-cell table:formula="of:=IMABS([.R71])" office:value-type="float" office:value="69.9455670667462" calcext:value-type="float">
            <text:p>69.9455670667</text:p>
          </table:table-cell>
        </table:table-row>
        <table:table-row table:style-name="ro1">
          <table:table-cell/>
          <table:table-cell table:formula="of:=[.B71]+[.$C$11]" office:value-type="float" office:value="7026" calcext:value-type="float">
            <text:p>7026</text:p>
          </table:table-cell>
          <table:table-cell table:formula="of:=COMPLEX([.$C$3]/1000;6.284*[.B72]*[.$C$4]/1000)" office:value-type="string" office:string-value="0.5+198.681228i" calcext:value-type="string">
            <text:p>0.5+198.681228i</text:p>
          </table:table-cell>
          <table:table-cell table:formula="of:=COMPLEX(0;-1/6.284/[.B72]/[.$C$5]*1000000000)" office:value-type="string" office:string-value="-200.436695758482i" calcext:value-type="string">
            <text:p>-200.436695758482i</text:p>
          </table:table-cell>
          <table:table-cell table:formula="of:=IMSUM([.C72];[.D72])" office:value-type="string" office:string-value="0.5-1.75546775848198i" calcext:value-type="string">
            <text:p>0.5-1.75546775848198i</text:p>
          </table:table-cell>
          <table:table-cell table:formula="of:=COMPLEX(0; 6.284*[.B72]*[.$C$6]/1000)" office:value-type="string" office:string-value="8.8302768i" calcext:value-type="string">
            <text:p>8.8302768i</text:p>
          </table:table-cell>
          <table:table-cell table:formula="of:=IMDIV(IMPRODUCT(-1;[.F72];[.F72]);[.E72])" office:value-type="string" office:string-value="11.7019178641488+41.0846790458351i" calcext:value-type="string">
            <text:p>11.7019178641488+41.0846790458351i</text:p>
          </table:table-cell>
          <table:table-cell table:formula="of:=COMPLEX(0;-1000000000/6.284/[.$F$12]/[.B72]+6.284*[.F$14]*[.B72]*0.001)" office:value-type="string" office:string-value="28.5040749224876i" calcext:value-type="string">
            <text:p>28.5040749224876i</text:p>
          </table:table-cell>
          <table:table-cell table:formula="of:=IMSUM([.G72];[.H72])" office:value-type="string" office:string-value="11.7019178641488+69.5887539683227i" calcext:value-type="string">
            <text:p>11.7019178641488+69.5887539683227i</text:p>
          </table:table-cell>
          <table:table-cell table:formula="of:=300000/[.B72]" office:value-type="float" office:value="42.6985482493595" calcext:value-type="float">
            <text:p>42.6985482494</text:p>
          </table:table-cell>
          <table:table-cell table:formula="of:=[.$C$1]/[.J72]*2*PI()" office:value-type="float" office:value="0" calcext:value-type="float">
            <text:p>0</text:p>
          </table:table-cell>
          <table:table-cell table:formula="of:=COMPLEX(0;TAN([.K72]))" office:value-type="string" office:string-value="0" calcext:value-type="string">
            <text:p>0</text:p>
          </table:table-cell>
          <table:table-cell table:formula="of:=IMPRODUCT(IMDIV(IMSUB([.I72];[.$C$2]); IMSUM([.I72]; [.$C$2])); 1-[.$F$1])" office:value-type="string" office:string-value="0.286660050780635+0.804520182521672i" calcext:value-type="string">
            <text:p>0.286660050780635+0.804520182521672i</text:p>
          </table:table-cell>
          <table:table-cell table:formula="of:=IMDIV(IMSUM(1;[.M72]);IMSUB(1;[.M72]))" office:value-type="string" office:string-value="0.234038357282972+1.39177507936645i" calcext:value-type="string">
            <text:p>0.234038357282972+1.39177507936645i</text:p>
          </table:table-cell>
          <table:table-cell table:formula="of:=IMSUM([.N72];[.L72])" office:value-type="string" office:string-value="0.234038357282972+1.39177507936645i" calcext:value-type="string">
            <text:p>0.234038357282972+1.39177507936645i</text:p>
          </table:table-cell>
          <table:table-cell table:formula="of:=IMSUM(1;IMPRODUCT([.L72];[.N72]))" office:value-type="string" office:string-value="1" calcext:value-type="string">
            <text:p>1</text:p>
          </table:table-cell>
          <table:table-cell table:formula="of:=IMPRODUCT([.$C$2];[.O72];IMDIV(1;[.P72]))" office:value-type="string" office:string-value="11.7019178641486+69.5887539683225i" calcext:value-type="string">
            <text:p>11.7019178641486+69.5887539683225i</text:p>
          </table:table-cell>
          <table:table-cell table:formula="of:=IMDIV(IMPRODUCT([.Q72];[.$F$10]);IMSUM([.Q72];[.$F$10]))" office:value-type="string" office:string-value="11.7066233602311+69.5871250145397i" calcext:value-type="string">
            <text:p>11.7066233602311+69.5871250145397i</text:p>
          </table:table-cell>
          <table:table-cell table:formula="of:=[.B72]" office:value-type="float" office:value="7026" calcext:value-type="float">
            <text:p>7026</text:p>
          </table:table-cell>
          <table:table-cell table:formula="of:=IMREAL([.R72])" office:value-type="float" office:value="11.7066233602311" calcext:value-type="float">
            <text:p>11.7066233602</text:p>
          </table:table-cell>
          <table:table-cell table:formula="of:=IMAGINARY([.R72])" office:value-type="float" office:value="69.5871250145397" calcext:value-type="float">
            <text:p>69.5871250145</text:p>
          </table:table-cell>
          <table:table-cell table:formula="of:=IMABS([.R72])" office:value-type="float" office:value="70.5649558795829" calcext:value-type="float">
            <text:p>70.5649558796</text:p>
          </table:table-cell>
        </table:table-row>
        <table:table-row table:style-name="ro1">
          <table:table-cell/>
          <table:table-cell table:formula="of:=[.B72]+[.$C$11]" office:value-type="float" office:value="7026.5" calcext:value-type="float">
            <text:p>7026.5</text:p>
          </table:table-cell>
          <table:table-cell table:formula="of:=COMPLEX([.$C$3]/1000;6.284*[.B73]*[.$C$4]/1000)" office:value-type="string" office:string-value="0.5+198.695367i" calcext:value-type="string">
            <text:p>0.5+198.695367i</text:p>
          </table:table-cell>
          <table:table-cell table:formula="of:=COMPLEX(0;-1/6.284/[.B73]/[.$C$5]*1000000000)" office:value-type="string" office:string-value="-200.42243284695i" calcext:value-type="string">
            <text:p>-200.42243284695i</text:p>
          </table:table-cell>
          <table:table-cell table:formula="of:=IMSUM([.C73];[.D73])" office:value-type="string" office:string-value="0.5-1.72706584694998i" calcext:value-type="string">
            <text:p>0.5-1.72706584694998i</text:p>
          </table:table-cell>
          <table:table-cell table:formula="of:=COMPLEX(0; 6.284*[.B73]*[.$C$6]/1000)" office:value-type="string" office:string-value="8.8309052i" calcext:value-type="string">
            <text:p>8.8309052i</text:p>
          </table:table-cell>
          <table:table-cell table:formula="of:=IMDIV(IMPRODUCT(-1;[.F73];[.F73]);[.E73])" office:value-type="string" office:string-value="12.0616706061838+41.6625987222009i" calcext:value-type="string">
            <text:p>12.0616706061838+41.6625987222009i</text:p>
          </table:table-cell>
          <table:table-cell table:formula="of:=COMPLEX(0;-1000000000/6.284/[.$F$12]/[.B73]+6.284*[.F$14]*[.B73]*0.001)" office:value-type="string" office:string-value="28.5108438827863i" calcext:value-type="string">
            <text:p>28.5108438827863i</text:p>
          </table:table-cell>
          <table:table-cell table:formula="of:=IMSUM([.G73];[.H73])" office:value-type="string" office:string-value="12.0616706061838+70.1734426049872i" calcext:value-type="string">
            <text:p>12.0616706061838+70.1734426049872i</text:p>
          </table:table-cell>
          <table:table-cell table:formula="of:=300000/[.B73]" office:value-type="float" office:value="42.6955098555469" calcext:value-type="float">
            <text:p>42.6955098555</text:p>
          </table:table-cell>
          <table:table-cell table:formula="of:=[.$C$1]/[.J73]*2*PI()" office:value-type="float" office:value="0" calcext:value-type="float">
            <text:p>0</text:p>
          </table:table-cell>
          <table:table-cell table:formula="of:=COMPLEX(0;TAN([.K73]))" office:value-type="string" office:string-value="0" calcext:value-type="string">
            <text:p>0</text:p>
          </table:table-cell>
          <table:table-cell table:formula="of:=IMPRODUCT(IMDIV(IMSUB([.I73];[.$C$2]); IMSUM([.I73]; [.$C$2])); 1-[.$F$1])" office:value-type="string" office:string-value="0.292822103197903+0.799609599097916i" calcext:value-type="string">
            <text:p>0.292822103197903+0.799609599097916i</text:p>
          </table:table-cell>
          <table:table-cell table:formula="of:=IMDIV(IMSUM(1;[.M73]);IMSUB(1;[.M73]))" office:value-type="string" office:string-value="0.241233412123674+1.40346885209974i" calcext:value-type="string">
            <text:p>0.241233412123674+1.40346885209974i</text:p>
          </table:table-cell>
          <table:table-cell table:formula="of:=IMSUM([.N73];[.L73])" office:value-type="string" office:string-value="0.241233412123674+1.40346885209974i" calcext:value-type="string">
            <text:p>0.241233412123674+1.40346885209974i</text:p>
          </table:table-cell>
          <table:table-cell table:formula="of:=IMSUM(1;IMPRODUCT([.L73];[.N73]))" office:value-type="string" office:string-value="1" calcext:value-type="string">
            <text:p>1</text:p>
          </table:table-cell>
          <table:table-cell table:formula="of:=IMPRODUCT([.$C$2];[.O73];IMDIV(1;[.P73]))" office:value-type="string" office:string-value="12.0616706061837+70.173442604987i" calcext:value-type="string">
            <text:p>12.0616706061837+70.173442604987i</text:p>
          </table:table-cell>
          <table:table-cell table:formula="of:=IMDIV(IMPRODUCT([.Q73];[.$F$10]);IMSUM([.Q73];[.$F$10]))" office:value-type="string" office:string-value="12.0664492626599+70.1717494704808i" calcext:value-type="string">
            <text:p>12.0664492626599+70.1717494704808i</text:p>
          </table:table-cell>
          <table:table-cell table:formula="of:=[.B73]" office:value-type="float" office:value="7026.5" calcext:value-type="float">
            <text:p>7026.5</text:p>
          </table:table-cell>
          <table:table-cell table:formula="of:=IMREAL([.R73])" office:value-type="float" office:value="12.0664492626599" calcext:value-type="float">
            <text:p>12.0664492627</text:p>
          </table:table-cell>
          <table:table-cell table:formula="of:=IMAGINARY([.R73])" office:value-type="float" office:value="70.1717494704808" calcext:value-type="float">
            <text:p>70.1717494705</text:p>
          </table:table-cell>
          <table:table-cell table:formula="of:=IMABS([.R73])" office:value-type="float" office:value="71.2016405819154" calcext:value-type="float">
            <text:p>71.2016405819</text:p>
          </table:table-cell>
        </table:table-row>
        <table:table-row table:style-name="ro1">
          <table:table-cell/>
          <table:table-cell table:formula="of:=[.B73]+[.$C$11]" office:value-type="float" office:value="7027" calcext:value-type="float">
            <text:p>7027</text:p>
          </table:table-cell>
          <table:table-cell table:formula="of:=COMPLEX([.$C$3]/1000;6.284*[.B74]*[.$C$4]/1000)" office:value-type="string" office:string-value="0.5+198.709506i" calcext:value-type="string">
            <text:p>0.5+198.709506i</text:p>
          </table:table-cell>
          <table:table-cell table:formula="of:=COMPLEX(0;-1/6.284/[.B74]/[.$C$5]*1000000000)" office:value-type="string" office:string-value="-200.408171965148i" calcext:value-type="string">
            <text:p>-200.408171965148i</text:p>
          </table:table-cell>
          <table:table-cell table:formula="of:=IMSUM([.C74];[.D74])" office:value-type="string" office:string-value="0.5-1.698665965148i" calcext:value-type="string">
            <text:p>0.5-1.698665965148i</text:p>
          </table:table-cell>
          <table:table-cell table:formula="of:=COMPLEX(0; 6.284*[.B74]*[.$C$6]/1000)" office:value-type="string" office:string-value="8.8315336i" calcext:value-type="string">
            <text:p>8.8315336i</text:p>
          </table:table-cell>
          <table:table-cell table:formula="of:=IMDIV(IMPRODUCT(-1;[.F74];[.F74]);[.E74])" office:value-type="string" office:string-value="12.4377021161677+42.2550025387666i" calcext:value-type="string">
            <text:p>12.4377021161677+42.2550025387666i</text:p>
          </table:table-cell>
          <table:table-cell table:formula="of:=COMPLEX(0;-1000000000/6.284/[.$F$12]/[.B74]+6.284*[.F$14]*[.B74]*0.001)" office:value-type="string" office:string-value="28.5176125057916i" calcext:value-type="string">
            <text:p>28.5176125057916i</text:p>
          </table:table-cell>
          <table:table-cell table:formula="of:=IMSUM([.G74];[.H74])" office:value-type="string" office:string-value="12.4377021161677+70.7726150445582i" calcext:value-type="string">
            <text:p>12.4377021161677+70.7726150445582i</text:p>
          </table:table-cell>
          <table:table-cell table:formula="of:=300000/[.B74]" office:value-type="float" office:value="42.6924718941227" calcext:value-type="float">
            <text:p>42.6924718941</text:p>
          </table:table-cell>
          <table:table-cell table:formula="of:=[.$C$1]/[.J74]*2*PI()" office:value-type="float" office:value="0" calcext:value-type="float">
            <text:p>0</text:p>
          </table:table-cell>
          <table:table-cell table:formula="of:=COMPLEX(0;TAN([.K74]))" office:value-type="string" office:string-value="0" calcext:value-type="string">
            <text:p>0</text:p>
          </table:table-cell>
          <table:table-cell table:formula="of:=IMPRODUCT(IMDIV(IMSUB([.I74];[.$C$2]); IMSUM([.I74]; [.$C$2])); 1-[.$F$1])" office:value-type="string" office:string-value="0.299022206469437+0.794552487598294i" calcext:value-type="string">
            <text:p>0.299022206469437+0.794552487598294i</text:p>
          </table:table-cell>
          <table:table-cell table:formula="of:=IMDIV(IMSUM(1;[.M74]);IMSUB(1;[.M74]))" office:value-type="string" office:string-value="0.248754042323357+1.41545230089117i" calcext:value-type="string">
            <text:p>0.248754042323357+1.41545230089117i</text:p>
          </table:table-cell>
          <table:table-cell table:formula="of:=IMSUM([.N74];[.L74])" office:value-type="string" office:string-value="0.248754042323357+1.41545230089117i" calcext:value-type="string">
            <text:p>0.248754042323357+1.41545230089117i</text:p>
          </table:table-cell>
          <table:table-cell table:formula="of:=IMSUM(1;IMPRODUCT([.L74];[.N74]))" office:value-type="string" office:string-value="1" calcext:value-type="string">
            <text:p>1</text:p>
          </table:table-cell>
          <table:table-cell table:formula="of:=IMPRODUCT([.$C$2];[.O74];IMDIV(1;[.P74]))" office:value-type="string" office:string-value="12.4377021161679+70.7726150445585i" calcext:value-type="string">
            <text:p>12.4377021161679+70.7726150445585i</text:p>
          </table:table-cell>
          <table:table-cell table:formula="of:=IMDIV(IMPRODUCT([.Q74];[.$F$10]);IMSUM([.Q74];[.$F$10]))" office:value-type="string" office:string-value="12.442556002639+70.770854223768i" calcext:value-type="string">
            <text:p>12.442556002639+70.770854223768i</text:p>
          </table:table-cell>
          <table:table-cell table:formula="of:=[.B74]" office:value-type="float" office:value="7027" calcext:value-type="float">
            <text:p>7027</text:p>
          </table:table-cell>
          <table:table-cell table:formula="of:=IMREAL([.R74])" office:value-type="float" office:value="12.442556002639" calcext:value-type="float">
            <text:p>12.4425560026</text:p>
          </table:table-cell>
          <table:table-cell table:formula="of:=IMAGINARY([.R74])" office:value-type="float" office:value="70.770854223768" calcext:value-type="float">
            <text:p>70.7708542238</text:p>
          </table:table-cell>
          <table:table-cell table:formula="of:=IMABS([.R74])" office:value-type="float" office:value="71.8563219726743" calcext:value-type="float">
            <text:p>71.8563219727</text:p>
          </table:table-cell>
        </table:table-row>
        <table:table-row table:style-name="ro1">
          <table:table-cell/>
          <table:table-cell table:formula="of:=[.B74]+[.$C$11]" office:value-type="float" office:value="7027.5" calcext:value-type="float">
            <text:p>7027.5</text:p>
          </table:table-cell>
          <table:table-cell table:formula="of:=COMPLEX([.$C$3]/1000;6.284*[.B75]*[.$C$4]/1000)" office:value-type="string" office:string-value="0.5+198.723645i" calcext:value-type="string">
            <text:p>0.5+198.723645i</text:p>
          </table:table-cell>
          <table:table-cell table:formula="of:=COMPLEX(0;-1/6.284/[.B75]/[.$C$5]*1000000000)" office:value-type="string" office:string-value="-200.393913112642i" calcext:value-type="string">
            <text:p>-200.393913112642i</text:p>
          </table:table-cell>
          <table:table-cell table:formula="of:=IMSUM([.C75];[.D75])" office:value-type="string" office:string-value="0.5-1.67026811264199i" calcext:value-type="string">
            <text:p>0.5-1.67026811264199i</text:p>
          </table:table-cell>
          <table:table-cell table:formula="of:=COMPLEX(0; 6.284*[.B75]*[.$C$6]/1000)" office:value-type="string" office:string-value="8.832162i" calcext:value-type="string">
            <text:p>8.832162i</text:p>
          </table:table-cell>
          <table:table-cell table:formula="of:=IMDIV(IMPRODUCT(-1;[.F75];[.F75]);[.E75])" office:value-type="string" office:string-value="12.8309756110968+42.8623388346041i" calcext:value-type="string">
            <text:p>12.8309756110968+42.8623388346041i</text:p>
          </table:table-cell>
          <table:table-cell table:formula="of:=COMPLEX(0;-1000000000/6.284/[.$F$12]/[.B75]+6.284*[.F$14]*[.B75]*0.001)" office:value-type="string" office:string-value="28.5243807915757i" calcext:value-type="string">
            <text:p>28.5243807915757i</text:p>
          </table:table-cell>
          <table:table-cell table:formula="of:=IMSUM([.G75];[.H75])" office:value-type="string" office:string-value="12.8309756110968+71.3867196261798i" calcext:value-type="string">
            <text:p>12.8309756110968+71.3867196261798i</text:p>
          </table:table-cell>
          <table:table-cell table:formula="of:=300000/[.B75]" office:value-type="float" office:value="42.6894343649947" calcext:value-type="float">
            <text:p>42.689434365</text:p>
          </table:table-cell>
          <table:table-cell table:formula="of:=[.$C$1]/[.J75]*2*PI()" office:value-type="float" office:value="0" calcext:value-type="float">
            <text:p>0</text:p>
          </table:table-cell>
          <table:table-cell table:formula="of:=COMPLEX(0;TAN([.K75]))" office:value-type="string" office:string-value="0" calcext:value-type="string">
            <text:p>0</text:p>
          </table:table-cell>
          <table:table-cell table:formula="of:=IMPRODUCT(IMDIV(IMSUB([.I75];[.$C$2]); IMSUM([.I75]; [.$C$2])); 1-[.$F$1])" office:value-type="string" office:string-value="0.305258755015305+0.789344713910607i" calcext:value-type="string">
            <text:p>0.305258755015305+0.789344713910607i</text:p>
          </table:table-cell>
          <table:table-cell table:formula="of:=IMDIV(IMSUM(1;[.M75]);IMSUB(1;[.M75]))" office:value-type="string" office:string-value="0.256619512221939+1.4277343925236i" calcext:value-type="string">
            <text:p>0.256619512221939+1.4277343925236i</text:p>
          </table:table-cell>
          <table:table-cell table:formula="of:=IMSUM([.N75];[.L75])" office:value-type="string" office:string-value="0.256619512221939+1.4277343925236i" calcext:value-type="string">
            <text:p>0.256619512221939+1.4277343925236i</text:p>
          </table:table-cell>
          <table:table-cell table:formula="of:=IMSUM(1;IMPRODUCT([.L75];[.N75]))" office:value-type="string" office:string-value="1" calcext:value-type="string">
            <text:p>1</text:p>
          </table:table-cell>
          <table:table-cell table:formula="of:=IMPRODUCT([.$C$2];[.O75];IMDIV(1;[.P75]))" office:value-type="string" office:string-value="12.8309756110969+71.38671962618i" calcext:value-type="string">
            <text:p>12.8309756110969+71.38671962618i</text:p>
          </table:table-cell>
          <table:table-cell table:formula="of:=IMDIV(IMPRODUCT([.Q75];[.$F$10]);IMSUM([.Q75];[.$F$10]))" office:value-type="string" office:string-value="12.8359068517609+71.3848873733154i" calcext:value-type="string">
            <text:p>12.8359068517609+71.3848873733154i</text:p>
          </table:table-cell>
          <table:table-cell table:formula="of:=[.B75]" office:value-type="float" office:value="7027.5" calcext:value-type="float">
            <text:p>7027.5</text:p>
          </table:table-cell>
          <table:table-cell table:formula="of:=IMREAL([.R75])" office:value-type="float" office:value="12.8359068517609" calcext:value-type="float">
            <text:p>12.8359068518</text:p>
          </table:table-cell>
          <table:table-cell table:formula="of:=IMAGINARY([.R75])" office:value-type="float" office:value="71.3848873733154" calcext:value-type="float">
            <text:p>71.3848873733</text:p>
          </table:table-cell>
          <table:table-cell table:formula="of:=IMABS([.R75])" office:value-type="float" office:value="72.529736315583" calcext:value-type="float">
            <text:p>72.5297363156</text:p>
          </table:table-cell>
        </table:table-row>
        <table:table-row table:style-name="ro1">
          <table:table-cell/>
          <table:table-cell table:formula="of:=[.B75]+[.$C$11]" office:value-type="float" office:value="7028" calcext:value-type="float">
            <text:p>7028</text:p>
          </table:table-cell>
          <table:table-cell table:formula="of:=COMPLEX([.$C$3]/1000;6.284*[.B76]*[.$C$4]/1000)" office:value-type="string" office:string-value="0.5+198.737784i" calcext:value-type="string">
            <text:p>0.5+198.737784i</text:p>
          </table:table-cell>
          <table:table-cell table:formula="of:=COMPLEX(0;-1/6.284/[.B76]/[.$C$5]*1000000000)" office:value-type="string" office:string-value="-200.379656289i" calcext:value-type="string">
            <text:p>-200.379656289i</text:p>
          </table:table-cell>
          <table:table-cell table:formula="of:=IMSUM([.C76];[.D76])" office:value-type="string" office:string-value="0.5-1.64187228899999i" calcext:value-type="string">
            <text:p>0.5-1.64187228899999i</text:p>
          </table:table-cell>
          <table:table-cell table:formula="of:=COMPLEX(0; 6.284*[.B76]*[.$C$6]/1000)" office:value-type="string" office:string-value="8.8327904i" calcext:value-type="string">
            <text:p>8.8327904i</text:p>
          </table:table-cell>
          <table:table-cell table:formula="of:=IMDIV(IMPRODUCT(-1;[.F76];[.F76]);[.E76])" office:value-type="string" office:string-value="13.2425237910648+43.4850656979449i" calcext:value-type="string">
            <text:p>13.2425237910648+43.4850656979449i</text:p>
          </table:table-cell>
          <table:table-cell table:formula="of:=COMPLEX(0;-1000000000/6.284/[.$F$12]/[.B76]+6.284*[.F$14]*[.B76]*0.001)" office:value-type="string" office:string-value="28.5311487402103i" calcext:value-type="string">
            <text:p>28.5311487402103i</text:p>
          </table:table-cell>
          <table:table-cell table:formula="of:=IMSUM([.G76];[.H76])" office:value-type="string" office:string-value="13.2425237910648+72.0162144381552i" calcext:value-type="string">
            <text:p>13.2425237910648+72.0162144381552i</text:p>
          </table:table-cell>
          <table:table-cell table:formula="of:=300000/[.B76]" office:value-type="float" office:value="42.6863972680706" calcext:value-type="float">
            <text:p>42.6863972681</text:p>
          </table:table-cell>
          <table:table-cell table:formula="of:=[.$C$1]/[.J76]*2*PI()" office:value-type="float" office:value="0" calcext:value-type="float">
            <text:p>0</text:p>
          </table:table-cell>
          <table:table-cell table:formula="of:=COMPLEX(0;TAN([.K76]))" office:value-type="string" office:string-value="0" calcext:value-type="string">
            <text:p>0</text:p>
          </table:table-cell>
          <table:table-cell table:formula="of:=IMPRODUCT(IMDIV(IMSUB([.I76];[.$C$2]); IMSUM([.I76]; [.$C$2])); 1-[.$F$1])" office:value-type="string" office:string-value="0.311529996195274+0.783982049673415i" calcext:value-type="string">
            <text:p>0.311529996195274+0.783982049673415i</text:p>
          </table:table-cell>
          <table:table-cell table:formula="of:=IMDIV(IMSUM(1;[.M76]);IMSUB(1;[.M76]))" office:value-type="string" office:string-value="0.264850475821294+1.4403242887631i" calcext:value-type="string">
            <text:p>0.264850475821294+1.4403242887631i</text:p>
          </table:table-cell>
          <table:table-cell table:formula="of:=IMSUM([.N76];[.L76])" office:value-type="string" office:string-value="0.264850475821294+1.4403242887631i" calcext:value-type="string">
            <text:p>0.264850475821294+1.4403242887631i</text:p>
          </table:table-cell>
          <table:table-cell table:formula="of:=IMSUM(1;IMPRODUCT([.L76];[.N76]))" office:value-type="string" office:string-value="1" calcext:value-type="string">
            <text:p>1</text:p>
          </table:table-cell>
          <table:table-cell table:formula="of:=IMPRODUCT([.$C$2];[.O76];IMDIV(1;[.P76]))" office:value-type="string" office:string-value="13.2425237910647+72.016214438155i" calcext:value-type="string">
            <text:p>13.2425237910647+72.016214438155i</text:p>
          </table:table-cell>
          <table:table-cell table:formula="of:=IMDIV(IMPRODUCT([.Q76];[.$F$10]);IMSUM([.Q76];[.$F$10]))" office:value-type="string" office:string-value="13.2475345630412+72.0143067477871i" calcext:value-type="string">
            <text:p>13.2475345630412+72.0143067477871i</text:p>
          </table:table-cell>
          <table:table-cell table:formula="of:=[.B76]" office:value-type="float" office:value="7028" calcext:value-type="float">
            <text:p>7028</text:p>
          </table:table-cell>
          <table:table-cell table:formula="of:=IMREAL([.R76])" office:value-type="float" office:value="13.2475345630412" calcext:value-type="float">
            <text:p>13.247534563</text:p>
          </table:table-cell>
          <table:table-cell table:formula="of:=IMAGINARY([.R76])" office:value-type="float" office:value="72.0143067477871" calcext:value-type="float">
            <text:p>72.0143067478</text:p>
          </table:table-cell>
          <table:table-cell table:formula="of:=IMABS([.R76])" office:value-type="float" office:value="73.2226573429519" calcext:value-type="float">
            <text:p>73.222657343</text:p>
          </table:table-cell>
        </table:table-row>
        <table:table-row table:style-name="ro1">
          <table:table-cell/>
          <table:table-cell table:formula="of:=[.B76]+[.$C$11]" office:value-type="float" office:value="7028.5" calcext:value-type="float">
            <text:p>7028.5</text:p>
          </table:table-cell>
          <table:table-cell table:formula="of:=COMPLEX([.$C$3]/1000;6.284*[.B77]*[.$C$4]/1000)" office:value-type="string" office:string-value="0.5+198.751923i" calcext:value-type="string">
            <text:p>0.5+198.751923i</text:p>
          </table:table-cell>
          <table:table-cell table:formula="of:=COMPLEX(0;-1/6.284/[.B77]/[.$C$5]*1000000000)" office:value-type="string" office:string-value="-200.365401493788i" calcext:value-type="string">
            <text:p>-200.365401493788i</text:p>
          </table:table-cell>
          <table:table-cell table:formula="of:=IMSUM([.C77];[.D77])" office:value-type="string" office:string-value="0.5-1.61347849378799i" calcext:value-type="string">
            <text:p>0.5-1.61347849378799i</text:p>
          </table:table-cell>
          <table:table-cell table:formula="of:=COMPLEX(0; 6.284*[.B77]*[.$C$6]/1000)" office:value-type="string" office:string-value="8.8334188i" calcext:value-type="string">
            <text:p>8.8334188i</text:p>
          </table:table-cell>
          <table:table-cell table:formula="of:=IMDIV(IMPRODUCT(-1;[.F77];[.F77]);[.E77])" office:value-type="string" office:string-value="13.6734546473726+44.1236500186422i" calcext:value-type="string">
            <text:p>13.6734546473726+44.1236500186422i</text:p>
          </table:table-cell>
          <table:table-cell table:formula="of:=COMPLEX(0;-1000000000/6.284/[.$F$12]/[.B77]+6.284*[.F$14]*[.B77]*0.001)" office:value-type="string" office:string-value="28.5379163517675i" calcext:value-type="string">
            <text:p>28.5379163517675i</text:p>
          </table:table-cell>
          <table:table-cell table:formula="of:=IMSUM([.G77];[.H77])" office:value-type="string" office:string-value="13.6734546473726+72.6615663704097i" calcext:value-type="string">
            <text:p>13.6734546473726+72.6615663704097i</text:p>
          </table:table-cell>
          <table:table-cell table:formula="of:=300000/[.B77]" office:value-type="float" office:value="42.6833606032582" calcext:value-type="float">
            <text:p>42.6833606033</text:p>
          </table:table-cell>
          <table:table-cell table:formula="of:=[.$C$1]/[.J77]*2*PI()" office:value-type="float" office:value="0" calcext:value-type="float">
            <text:p>0</text:p>
          </table:table-cell>
          <table:table-cell table:formula="of:=COMPLEX(0;TAN([.K77]))" office:value-type="string" office:string-value="0" calcext:value-type="string">
            <text:p>0</text:p>
          </table:table-cell>
          <table:table-cell table:formula="of:=IMPRODUCT(IMDIV(IMSUB([.I77];[.$C$2]); IMSUM([.I77]; [.$C$2])); 1-[.$F$1])" office:value-type="string" office:string-value="0.317834021660789+0.778460172849681i" calcext:value-type="string">
            <text:p>0.317834021660789+0.778460172849681i</text:p>
          </table:table-cell>
          <table:table-cell table:formula="of:=IMDIV(IMSUM(1;[.M77]);IMSUB(1;[.M77]))" office:value-type="string" office:string-value="0.273469092947453+1.45323132740819i" calcext:value-type="string">
            <text:p>0.273469092947453+1.45323132740819i</text:p>
          </table:table-cell>
          <table:table-cell table:formula="of:=IMSUM([.N77];[.L77])" office:value-type="string" office:string-value="0.273469092947453+1.45323132740819i" calcext:value-type="string">
            <text:p>0.273469092947453+1.45323132740819i</text:p>
          </table:table-cell>
          <table:table-cell table:formula="of:=IMSUM(1;IMPRODUCT([.L77];[.N77]))" office:value-type="string" office:string-value="1" calcext:value-type="string">
            <text:p>1</text:p>
          </table:table-cell>
          <table:table-cell table:formula="of:=IMPRODUCT([.$C$2];[.O77];IMDIV(1;[.P77]))" office:value-type="string" office:string-value="13.6734546473727+72.6615663704095i" calcext:value-type="string">
            <text:p>13.6734546473727+72.6615663704095i</text:p>
          </table:table-cell>
          <table:table-cell table:formula="of:=IMDIV(IMPRODUCT([.Q77];[.$F$10]);IMSUM([.Q77];[.$F$10]))" office:value-type="string" office:string-value="13.6785471782895+72.6595789563007i" calcext:value-type="string">
            <text:p>13.6785471782895+72.6595789563007i</text:p>
          </table:table-cell>
          <table:table-cell table:formula="of:=[.B77]" office:value-type="float" office:value="7028.5" calcext:value-type="float">
            <text:p>7028.5</text:p>
          </table:table-cell>
          <table:table-cell table:formula="of:=IMREAL([.R77])" office:value-type="float" office:value="13.6785471782895" calcext:value-type="float">
            <text:p>13.6785471783</text:p>
          </table:table-cell>
          <table:table-cell table:formula="of:=IMAGINARY([.R77])" office:value-type="float" office:value="72.6595789563007" calcext:value-type="float">
            <text:p>72.6595789563</text:p>
          </table:table-cell>
          <table:table-cell table:formula="of:=IMABS([.R77])" office:value-type="float" office:value="73.9358983648375" calcext:value-type="float">
            <text:p>73.9358983648</text:p>
          </table:table-cell>
        </table:table-row>
        <table:table-row table:style-name="ro1">
          <table:table-cell/>
          <table:table-cell table:formula="of:=[.B77]+[.$C$11]" office:value-type="float" office:value="7029" calcext:value-type="float">
            <text:p>7029</text:p>
          </table:table-cell>
          <table:table-cell table:formula="of:=COMPLEX([.$C$3]/1000;6.284*[.B78]*[.$C$4]/1000)" office:value-type="string" office:string-value="0.5+198.766062i" calcext:value-type="string">
            <text:p>0.5+198.766062i</text:p>
          </table:table-cell>
          <table:table-cell table:formula="of:=COMPLEX(0;-1/6.284/[.B78]/[.$C$5]*1000000000)" office:value-type="string" office:string-value="-200.351148726574i" calcext:value-type="string">
            <text:p>-200.351148726574i</text:p>
          </table:table-cell>
          <table:table-cell table:formula="of:=IMSUM([.C78];[.D78])" office:value-type="string" office:string-value="0.5-1.58508672657399i" calcext:value-type="string">
            <text:p>0.5-1.58508672657399i</text:p>
          </table:table-cell>
          <table:table-cell table:formula="of:=COMPLEX(0; 6.284*[.B78]*[.$C$6]/1000)" office:value-type="string" office:string-value="8.8340472i" calcext:value-type="string">
            <text:p>8.8340472i</text:p>
          </table:table-cell>
          <table:table-cell table:formula="of:=IMDIV(IMPRODUCT(-1;[.F78];[.F78]);[.E78])" office:value-type="string" office:string-value="14.1249578077507+44.7785662689664i" calcext:value-type="string">
            <text:p>14.1249578077507+44.7785662689664i</text:p>
          </table:table-cell>
          <table:table-cell table:formula="of:=COMPLEX(0;-1000000000/6.284/[.$F$12]/[.B78]+6.284*[.F$14]*[.B78]*0.001)" office:value-type="string" office:string-value="28.5446836263192i" calcext:value-type="string">
            <text:p>28.5446836263192i</text:p>
          </table:table-cell>
          <table:table-cell table:formula="of:=IMSUM([.G78];[.H78])" office:value-type="string" office:string-value="14.1249578077507+73.3232498952856i" calcext:value-type="string">
            <text:p>14.1249578077507+73.3232498952856i</text:p>
          </table:table-cell>
          <table:table-cell table:formula="of:=300000/[.B78]" office:value-type="float" office:value="42.6803243704652" calcext:value-type="float">
            <text:p>42.6803243705</text:p>
          </table:table-cell>
          <table:table-cell table:formula="of:=[.$C$1]/[.J78]*2*PI()" office:value-type="float" office:value="0" calcext:value-type="float">
            <text:p>0</text:p>
          </table:table-cell>
          <table:table-cell table:formula="of:=COMPLEX(0;TAN([.K78]))" office:value-type="string" office:string-value="0" calcext:value-type="string">
            <text:p>0</text:p>
          </table:table-cell>
          <table:table-cell table:formula="of:=IMPRODUCT(IMDIV(IMSUB([.I78];[.$C$2]); IMSUM([.I78]; [.$C$2])); 1-[.$F$1])" office:value-type="string" office:string-value="0.324168758310083+0.772774668640506i" calcext:value-type="string">
            <text:p>0.324168758310083+0.772774668640506i</text:p>
          </table:table-cell>
          <table:table-cell table:formula="of:=IMDIV(IMSUM(1;[.M78]);IMSUB(1;[.M78]))" office:value-type="string" office:string-value="0.282499156155011+1.46646499790571i" calcext:value-type="string">
            <text:p>0.282499156155011+1.46646499790571i</text:p>
          </table:table-cell>
          <table:table-cell table:formula="of:=IMSUM([.N78];[.L78])" office:value-type="string" office:string-value="0.282499156155011+1.46646499790571i" calcext:value-type="string">
            <text:p>0.282499156155011+1.46646499790571i</text:p>
          </table:table-cell>
          <table:table-cell table:formula="of:=IMSUM(1;IMPRODUCT([.L78];[.N78]))" office:value-type="string" office:string-value="1" calcext:value-type="string">
            <text:p>1</text:p>
          </table:table-cell>
          <table:table-cell table:formula="of:=IMPRODUCT([.$C$2];[.O78];IMDIV(1;[.P78]))" office:value-type="string" office:string-value="14.1249578077505+73.3232498952855i" calcext:value-type="string">
            <text:p>14.1249578077505+73.3232498952855i</text:p>
          </table:table-cell>
          <table:table-cell table:formula="of:=IMDIV(IMPRODUCT([.Q78];[.$F$10]);IMSUM([.Q78];[.$F$10]))" office:value-type="string" office:string-value="14.1301343724446+73.3211781672919i" calcext:value-type="string">
            <text:p>14.1301343724446+73.3211781672919i</text:p>
          </table:table-cell>
          <table:table-cell table:formula="of:=[.B78]" office:value-type="float" office:value="7029" calcext:value-type="float">
            <text:p>7029</text:p>
          </table:table-cell>
          <table:table-cell table:formula="of:=IMREAL([.R78])" office:value-type="float" office:value="14.1301343724446" calcext:value-type="float">
            <text:p>14.1301343724</text:p>
          </table:table-cell>
          <table:table-cell table:formula="of:=IMAGINARY([.R78])" office:value-type="float" office:value="73.3211781672919" calcext:value-type="float">
            <text:p>73.3211781673</text:p>
          </table:table-cell>
          <table:table-cell table:formula="of:=IMABS([.R78])" office:value-type="float" office:value="74.6703144845601" calcext:value-type="float">
            <text:p>74.6703144846</text:p>
          </table:table-cell>
        </table:table-row>
        <table:table-row table:style-name="ro1">
          <table:table-cell/>
          <table:table-cell table:formula="of:=[.B78]+[.$C$11]" office:value-type="float" office:value="7029.5" calcext:value-type="float">
            <text:p>7029.5</text:p>
          </table:table-cell>
          <table:table-cell table:formula="of:=COMPLEX([.$C$3]/1000;6.284*[.B79]*[.$C$4]/1000)" office:value-type="string" office:string-value="0.5+198.780201i" calcext:value-type="string">
            <text:p>0.5+198.780201i</text:p>
          </table:table-cell>
          <table:table-cell table:formula="of:=COMPLEX(0;-1/6.284/[.B79]/[.$C$5]*1000000000)" office:value-type="string" office:string-value="-200.336897986925i" calcext:value-type="string">
            <text:p>-200.336897986925i</text:p>
          </table:table-cell>
          <table:table-cell table:formula="of:=IMSUM([.C79];[.D79])" office:value-type="string" office:string-value="0.5-1.556696986925i" calcext:value-type="string">
            <text:p>0.5-1.556696986925i</text:p>
          </table:table-cell>
          <table:table-cell table:formula="of:=COMPLEX(0; 6.284*[.B79]*[.$C$6]/1000)" office:value-type="string" office:string-value="8.8346756i" calcext:value-type="string">
            <text:p>8.8346756i</text:p>
          </table:table-cell>
          <table:table-cell table:formula="of:=IMDIV(IMPRODUCT(-1;[.F79];[.F79]);[.E79])" office:value-type="string" office:string-value="14.5983114708562+45.4502949617491i" calcext:value-type="string">
            <text:p>14.5983114708562+45.4502949617491i</text:p>
          </table:table-cell>
          <table:table-cell table:formula="of:=COMPLEX(0;-1000000000/6.284/[.$F$12]/[.B79]+6.284*[.F$14]*[.B79]*0.001)" office:value-type="string" office:string-value="28.5514505639374i" calcext:value-type="string">
            <text:p>28.5514505639374i</text:p>
          </table:table-cell>
          <table:table-cell table:formula="of:=IMSUM([.G79];[.H79])" office:value-type="string" office:string-value="14.5983114708562+74.0017455256865i" calcext:value-type="string">
            <text:p>14.5983114708562+74.0017455256865i</text:p>
          </table:table-cell>
          <table:table-cell table:formula="of:=300000/[.B79]" office:value-type="float" office:value="42.6772885695995" calcext:value-type="float">
            <text:p>42.6772885696</text:p>
          </table:table-cell>
          <table:table-cell table:formula="of:=[.$C$1]/[.J79]*2*PI()" office:value-type="float" office:value="0" calcext:value-type="float">
            <text:p>0</text:p>
          </table:table-cell>
          <table:table-cell table:formula="of:=COMPLEX(0;TAN([.K79]))" office:value-type="string" office:string-value="0" calcext:value-type="string">
            <text:p>0</text:p>
          </table:table-cell>
          <table:table-cell table:formula="of:=IMPRODUCT(IMDIV(IMSUB([.I79];[.$C$2]); IMSUM([.I79]; [.$C$2])); 1-[.$F$1])" office:value-type="string" office:string-value="0.330531958841925+0.766921030771999i" calcext:value-type="string">
            <text:p>0.330531958841925+0.766921030771999i</text:p>
          </table:table-cell>
          <table:table-cell table:formula="of:=IMDIV(IMSUM(1;[.M79]);IMSUB(1;[.M79]))" office:value-type="string" office:string-value="0.291966229417128+1.48003491051373i" calcext:value-type="string">
            <text:p>0.291966229417128+1.48003491051373i</text:p>
          </table:table-cell>
          <table:table-cell table:formula="of:=IMSUM([.N79];[.L79])" office:value-type="string" office:string-value="0.291966229417128+1.48003491051373i" calcext:value-type="string">
            <text:p>0.291966229417128+1.48003491051373i</text:p>
          </table:table-cell>
          <table:table-cell table:formula="of:=IMSUM(1;IMPRODUCT([.L79];[.N79]))" office:value-type="string" office:string-value="1" calcext:value-type="string">
            <text:p>1</text:p>
          </table:table-cell>
          <table:table-cell table:formula="of:=IMPRODUCT([.$C$2];[.O79];IMDIV(1;[.P79]))" office:value-type="string" office:string-value="14.5983114708564+74.0017455256865i" calcext:value-type="string">
            <text:p>14.5983114708564+74.0017455256865i</text:p>
          </table:table-cell>
          <table:table-cell table:formula="of:=IMDIV(IMPRODUCT([.Q79];[.$F$10]);IMSUM([.Q79];[.$F$10]))" office:value-type="string" office:string-value="14.6035743870178+73.9995845645459i" calcext:value-type="string">
            <text:p>14.6035743870178+73.9995845645459i</text:p>
          </table:table-cell>
          <table:table-cell table:formula="of:=[.B79]" office:value-type="float" office:value="7029.5" calcext:value-type="float">
            <text:p>7029.5</text:p>
          </table:table-cell>
          <table:table-cell table:formula="of:=IMREAL([.R79])" office:value-type="float" office:value="14.6035743870178" calcext:value-type="float">
            <text:p>14.603574387</text:p>
          </table:table-cell>
          <table:table-cell table:formula="of:=IMAGINARY([.R79])" office:value-type="float" office:value="73.9995845645459" calcext:value-type="float">
            <text:p>73.9995845645</text:p>
          </table:table-cell>
          <table:table-cell table:formula="of:=IMABS([.R79])" office:value-type="float" office:value="75.4268049210792" calcext:value-type="float">
            <text:p>75.4268049211</text:p>
          </table:table-cell>
        </table:table-row>
        <table:table-row table:style-name="ro1">
          <table:table-cell/>
          <table:table-cell table:formula="of:=[.B79]+[.$C$11]" office:value-type="float" office:value="7030" calcext:value-type="float">
            <text:p>7030</text:p>
          </table:table-cell>
          <table:table-cell table:formula="of:=COMPLEX([.$C$3]/1000;6.284*[.B80]*[.$C$4]/1000)" office:value-type="string" office:string-value="0.5+198.79434i" calcext:value-type="string">
            <text:p>0.5+198.79434i</text:p>
          </table:table-cell>
          <table:table-cell table:formula="of:=COMPLEX(0;-1/6.284/[.B80]/[.$C$5]*1000000000)" office:value-type="string" office:string-value="-200.322649274409i" calcext:value-type="string">
            <text:p>-200.322649274409i</text:p>
          </table:table-cell>
          <table:table-cell table:formula="of:=IMSUM([.C80];[.D80])" office:value-type="string" office:string-value="0.5-1.528309274409i" calcext:value-type="string">
            <text:p>0.5-1.528309274409i</text:p>
          </table:table-cell>
          <table:table-cell table:formula="of:=COMPLEX(0; 6.284*[.B80]*[.$C$6]/1000)" office:value-type="string" office:string-value="8.835304i" calcext:value-type="string">
            <text:p>8.835304i</text:p>
          </table:table-cell>
          <table:table-cell table:formula="of:=IMDIV(IMPRODUCT(-1;[.F80];[.F80]);[.E80])" office:value-type="string" office:string-value="15.0948899865115+46.1393207251383i" calcext:value-type="string">
            <text:p>15.0948899865115+46.1393207251383i</text:p>
          </table:table-cell>
          <table:table-cell table:formula="of:=COMPLEX(0;-1000000000/6.284/[.$F$12]/[.B80]+6.284*[.F$14]*[.B80]*0.001)" office:value-type="string" office:string-value="28.5582171646939i" calcext:value-type="string">
            <text:p>28.5582171646939i</text:p>
          </table:table-cell>
          <table:table-cell table:formula="of:=IMSUM([.G80];[.H80])" office:value-type="string" office:string-value="15.0948899865115+74.6975378898322i" calcext:value-type="string">
            <text:p>15.0948899865115+74.6975378898322i</text:p>
          </table:table-cell>
          <table:table-cell table:formula="of:=300000/[.B80]" office:value-type="float" office:value="42.674253200569" calcext:value-type="float">
            <text:p>42.6742532006</text:p>
          </table:table-cell>
          <table:table-cell table:formula="of:=[.$C$1]/[.J80]*2*PI()" office:value-type="float" office:value="0" calcext:value-type="float">
            <text:p>0</text:p>
          </table:table-cell>
          <table:table-cell table:formula="of:=COMPLEX(0;TAN([.K80]))" office:value-type="string" office:string-value="0" calcext:value-type="string">
            <text:p>0</text:p>
          </table:table-cell>
          <table:table-cell table:formula="of:=IMPRODUCT(IMDIV(IMSUB([.I80];[.$C$2]); IMSUM([.I80]; [.$C$2])); 1-[.$F$1])" office:value-type="string" office:string-value="0.336921191898856+0.760894663196195i" calcext:value-type="string">
            <text:p>0.336921191898856+0.760894663196195i</text:p>
          </table:table-cell>
          <table:table-cell table:formula="of:=IMDIV(IMSUM(1;[.M80]);IMSUB(1;[.M80]))" office:value-type="string" office:string-value="0.301897799730231+1.49395075779665i" calcext:value-type="string">
            <text:p>0.301897799730231+1.49395075779665i</text:p>
          </table:table-cell>
          <table:table-cell table:formula="of:=IMSUM([.N80];[.L80])" office:value-type="string" office:string-value="0.301897799730231+1.49395075779665i" calcext:value-type="string">
            <text:p>0.301897799730231+1.49395075779665i</text:p>
          </table:table-cell>
          <table:table-cell table:formula="of:=IMSUM(1;IMPRODUCT([.L80];[.N80]))" office:value-type="string" office:string-value="1" calcext:value-type="string">
            <text:p>1</text:p>
          </table:table-cell>
          <table:table-cell table:formula="of:=IMPRODUCT([.$C$2];[.O80];IMDIV(1;[.P80]))" office:value-type="string" office:string-value="15.0948899865116+74.6975378898325i" calcext:value-type="string">
            <text:p>15.0948899865116+74.6975378898325i</text:p>
          </table:table-cell>
          <table:table-cell table:formula="of:=IMDIV(IMPRODUCT([.Q80];[.$F$10]);IMSUM([.Q80];[.$F$10]))" office:value-type="string" office:string-value="15.100241609066+74.6952824196364i" calcext:value-type="string">
            <text:p>15.100241609066+74.6952824196364i</text:p>
          </table:table-cell>
          <table:table-cell table:formula="of:=[.B80]" office:value-type="float" office:value="7030" calcext:value-type="float">
            <text:p>7030</text:p>
          </table:table-cell>
          <table:table-cell table:formula="of:=IMREAL([.R80])" office:value-type="float" office:value="15.100241609066" calcext:value-type="float">
            <text:p>15.1002416091</text:p>
          </table:table-cell>
          <table:table-cell table:formula="of:=IMAGINARY([.R80])" office:value-type="float" office:value="74.6952824196364" calcext:value-type="float">
            <text:p>74.6952824196</text:p>
          </table:table-cell>
          <table:table-cell table:formula="of:=IMABS([.R80])" office:value-type="float" office:value="76.2063154364611" calcext:value-type="float">
            <text:p>76.2063154365</text:p>
          </table:table-cell>
        </table:table-row>
        <table:table-row table:style-name="ro1">
          <table:table-cell/>
          <table:table-cell table:formula="of:=[.B80]+[.$C$11]" office:value-type="float" office:value="7030.5" calcext:value-type="float">
            <text:p>7030.5</text:p>
          </table:table-cell>
          <table:table-cell table:formula="of:=COMPLEX([.$C$3]/1000;6.284*[.B81]*[.$C$4]/1000)" office:value-type="string" office:string-value="0.5+198.808479i" calcext:value-type="string">
            <text:p>0.5+198.808479i</text:p>
          </table:table-cell>
          <table:table-cell table:formula="of:=COMPLEX(0;-1/6.284/[.B81]/[.$C$5]*1000000000)" office:value-type="string" office:string-value="-200.308402588591i" calcext:value-type="string">
            <text:p>-200.308402588591i</text:p>
          </table:table-cell>
          <table:table-cell table:formula="of:=IMSUM([.C81];[.D81])" office:value-type="string" office:string-value="0.5-1.499923588591i" calcext:value-type="string">
            <text:p>0.5-1.499923588591i</text:p>
          </table:table-cell>
          <table:table-cell table:formula="of:=COMPLEX(0; 6.284*[.B81]*[.$C$6]/1000)" office:value-type="string" office:string-value="8.8359324i" calcext:value-type="string">
            <text:p>8.8359324i</text:p>
          </table:table-cell>
          <table:table-cell table:formula="of:=IMDIV(IMPRODUCT(-1;[.F81];[.F81]);[.E81])" office:value-type="string" office:string-value="15.6161721434627+46.8461299229547i" calcext:value-type="string">
            <text:p>15.6161721434627+46.8461299229547i</text:p>
          </table:table-cell>
          <table:table-cell table:formula="of:=COMPLEX(0;-1000000000/6.284/[.$F$12]/[.B81]+6.284*[.F$14]*[.B81]*0.001)" office:value-type="string" office:string-value="28.5649834286605i" calcext:value-type="string">
            <text:p>28.5649834286605i</text:p>
          </table:table-cell>
          <table:table-cell table:formula="of:=IMSUM([.G81];[.H81])" office:value-type="string" office:string-value="15.6161721434627+75.4111133516152i" calcext:value-type="string">
            <text:p>15.6161721434627+75.4111133516152i</text:p>
          </table:table-cell>
          <table:table-cell table:formula="of:=300000/[.B81]" office:value-type="float" office:value="42.6712182632814" calcext:value-type="float">
            <text:p>42.6712182633</text:p>
          </table:table-cell>
          <table:table-cell table:formula="of:=[.$C$1]/[.J81]*2*PI()" office:value-type="float" office:value="0" calcext:value-type="float">
            <text:p>0</text:p>
          </table:table-cell>
          <table:table-cell table:formula="of:=COMPLEX(0;TAN([.K81]))" office:value-type="string" office:string-value="0" calcext:value-type="string">
            <text:p>0</text:p>
          </table:table-cell>
          <table:table-cell table:formula="of:=IMPRODUCT(IMDIV(IMSUB([.I81];[.$C$2]); IMSUM([.I81]; [.$C$2])); 1-[.$F$1])" office:value-type="string" office:string-value="0.343333831797311+0.754690882245215i" calcext:value-type="string">
            <text:p>0.343333831797311+0.754690882245215i</text:p>
          </table:table-cell>
          <table:table-cell table:formula="of:=IMDIV(IMSUM(1;[.M81]);IMSUB(1;[.M81]))" office:value-type="string" office:string-value="0.312323442869253+1.5082222670323i" calcext:value-type="string">
            <text:p>0.312323442869253+1.5082222670323i</text:p>
          </table:table-cell>
          <table:table-cell table:formula="of:=IMSUM([.N81];[.L81])" office:value-type="string" office:string-value="0.312323442869253+1.5082222670323i" calcext:value-type="string">
            <text:p>0.312323442869253+1.5082222670323i</text:p>
          </table:table-cell>
          <table:table-cell table:formula="of:=IMSUM(1;IMPRODUCT([.L81];[.N81]))" office:value-type="string" office:string-value="1" calcext:value-type="string">
            <text:p>1</text:p>
          </table:table-cell>
          <table:table-cell table:formula="of:=IMPRODUCT([.$C$2];[.O81];IMDIV(1;[.P81]))" office:value-type="string" office:string-value="15.6161721434627+75.411113351615i" calcext:value-type="string">
            <text:p>15.6161721434627+75.411113351615i</text:p>
          </table:table-cell>
          <table:table-cell table:formula="of:=IMDIV(IMPRODUCT([.Q81];[.$F$10]);IMSUM([.Q81];[.$F$10]))" office:value-type="string" office:string-value="15.6216148574541+75.4087577097493i" calcext:value-type="string">
            <text:p>15.6216148574541+75.4087577097493i</text:p>
          </table:table-cell>
          <table:table-cell table:formula="of:=[.B81]" office:value-type="float" office:value="7030.5" calcext:value-type="float">
            <text:p>7030.5</text:p>
          </table:table-cell>
          <table:table-cell table:formula="of:=IMREAL([.R81])" office:value-type="float" office:value="15.6216148574541" calcext:value-type="float">
            <text:p>15.6216148575</text:p>
          </table:table-cell>
          <table:table-cell table:formula="of:=IMAGINARY([.R81])" office:value-type="float" office:value="75.4087577097493" calcext:value-type="float">
            <text:p>75.4087577097</text:p>
          </table:table-cell>
          <table:table-cell table:formula="of:=IMABS([.R81])" office:value-type="float" office:value="77.0098408651927" calcext:value-type="float">
            <text:p>77.0098408652</text:p>
          </table:table-cell>
        </table:table-row>
        <table:table-row table:style-name="ro1">
          <table:table-cell/>
          <table:table-cell table:formula="of:=[.B81]+[.$C$11]" office:value-type="float" office:value="7031" calcext:value-type="float">
            <text:p>7031</text:p>
          </table:table-cell>
          <table:table-cell table:formula="of:=COMPLEX([.$C$3]/1000;6.284*[.B82]*[.$C$4]/1000)" office:value-type="string" office:string-value="0.5+198.822618i" calcext:value-type="string">
            <text:p>0.5+198.822618i</text:p>
          </table:table-cell>
          <table:table-cell table:formula="of:=COMPLEX(0;-1/6.284/[.B82]/[.$C$5]*1000000000)" office:value-type="string" office:string-value="-200.294157929042i" calcext:value-type="string">
            <text:p>-200.294157929042i</text:p>
          </table:table-cell>
          <table:table-cell table:formula="of:=IMSUM([.C82];[.D82])" office:value-type="string" office:string-value="0.5-1.471539929042i" calcext:value-type="string">
            <text:p>0.5-1.471539929042i</text:p>
          </table:table-cell>
          <table:table-cell table:formula="of:=COMPLEX(0; 6.284*[.B82]*[.$C$6]/1000)" office:value-type="string" office:string-value="8.8365608i" calcext:value-type="string">
            <text:p>8.8365608i</text:p>
          </table:table-cell>
          <table:table-cell table:formula="of:=IMDIV(IMPRODUCT(-1;[.F82];[.F82]);[.E82])" office:value-type="string" office:string-value="16.1637502310796+47.5712077361911i" calcext:value-type="string">
            <text:p>16.1637502310796+47.5712077361911i</text:p>
          </table:table-cell>
          <table:table-cell table:formula="of:=COMPLEX(0;-1000000000/6.284/[.$F$12]/[.B82]+6.284*[.F$14]*[.B82]*0.001)" office:value-type="string" office:string-value="28.5717493559093i" calcext:value-type="string">
            <text:p>28.5717493559093i</text:p>
          </table:table-cell>
          <table:table-cell table:formula="of:=IMSUM([.G82];[.H82])" office:value-type="string" office:string-value="16.1637502310796+76.1429570921004i" calcext:value-type="string">
            <text:p>16.1637502310796+76.1429570921004i</text:p>
          </table:table-cell>
          <table:table-cell table:formula="of:=300000/[.B82]" office:value-type="float" office:value="42.6681837576447" calcext:value-type="float">
            <text:p>42.6681837576</text:p>
          </table:table-cell>
          <table:table-cell table:formula="of:=[.$C$1]/[.J82]*2*PI()" office:value-type="float" office:value="0" calcext:value-type="float">
            <text:p>0</text:p>
          </table:table-cell>
          <table:table-cell table:formula="of:=COMPLEX(0;TAN([.K82]))" office:value-type="string" office:string-value="0" calcext:value-type="string">
            <text:p>0</text:p>
          </table:table-cell>
          <table:table-cell table:formula="of:=IMPRODUCT(IMDIV(IMSUB([.I82];[.$C$2]); IMSUM([.I82]; [.$C$2])); 1-[.$F$1])" office:value-type="string" office:string-value="0.34976704783723+0.748304919287095i" calcext:value-type="string">
            <text:p>0.34976704783723+0.748304919287095i</text:p>
          </table:table-cell>
          <table:table-cell table:formula="of:=IMDIV(IMSUM(1;[.M82]);IMSUB(1;[.M82]))" office:value-type="string" office:string-value="0.323275004621593+1.52285914184201i" calcext:value-type="string">
            <text:p>0.323275004621593+1.52285914184201i</text:p>
          </table:table-cell>
          <table:table-cell table:formula="of:=IMSUM([.N82];[.L82])" office:value-type="string" office:string-value="0.323275004621593+1.52285914184201i" calcext:value-type="string">
            <text:p>0.323275004621593+1.52285914184201i</text:p>
          </table:table-cell>
          <table:table-cell table:formula="of:=IMSUM(1;IMPRODUCT([.L82];[.N82]))" office:value-type="string" office:string-value="1" calcext:value-type="string">
            <text:p>1</text:p>
          </table:table-cell>
          <table:table-cell table:formula="of:=IMPRODUCT([.$C$2];[.O82];IMDIV(1;[.P82]))" office:value-type="string" office:string-value="16.1637502310797+76.1429570921005i" calcext:value-type="string">
            <text:p>16.1637502310797+76.1429570921005i</text:p>
          </table:table-cell>
          <table:table-cell table:formula="of:=IMDIV(IMPRODUCT([.Q82];[.$F$10]);IMSUM([.Q82];[.$F$10]))" office:value-type="string" office:string-value="16.1692864427672+76.140495196408i" calcext:value-type="string">
            <text:p>16.1692864427672+76.140495196408i</text:p>
          </table:table-cell>
          <table:table-cell table:formula="of:=[.B82]" office:value-type="float" office:value="7031" calcext:value-type="float">
            <text:p>7031</text:p>
          </table:table-cell>
          <table:table-cell table:formula="of:=IMREAL([.R82])" office:value-type="float" office:value="16.1692864427672" calcext:value-type="float">
            <text:p>16.1692864428</text:p>
          </table:table-cell>
          <table:table-cell table:formula="of:=IMAGINARY([.R82])" office:value-type="float" office:value="76.140495196408" calcext:value-type="float">
            <text:p>76.1404951964</text:p>
          </table:table-cell>
          <table:table-cell table:formula="of:=IMABS([.R82])" office:value-type="float" office:value="77.8384277386336" calcext:value-type="float">
            <text:p>77.8384277386</text:p>
          </table:table-cell>
        </table:table-row>
        <table:table-row table:style-name="ro1">
          <table:table-cell/>
          <table:table-cell table:formula="of:=[.B82]+[.$C$11]" office:value-type="float" office:value="7031.5" calcext:value-type="float">
            <text:p>7031.5</text:p>
          </table:table-cell>
          <table:table-cell table:formula="of:=COMPLEX([.$C$3]/1000;6.284*[.B83]*[.$C$4]/1000)" office:value-type="string" office:string-value="0.5+198.836757i" calcext:value-type="string">
            <text:p>0.5+198.836757i</text:p>
          </table:table-cell>
          <table:table-cell table:formula="of:=COMPLEX(0;-1/6.284/[.B83]/[.$C$5]*1000000000)" office:value-type="string" office:string-value="-200.279915295327i" calcext:value-type="string">
            <text:p>-200.279915295327i</text:p>
          </table:table-cell>
          <table:table-cell table:formula="of:=IMSUM([.C83];[.D83])" office:value-type="string" office:string-value="0.5-1.44315829532698i" calcext:value-type="string">
            <text:p>0.5-1.44315829532698i</text:p>
          </table:table-cell>
          <table:table-cell table:formula="of:=COMPLEX(0; 6.284*[.B83]*[.$C$6]/1000)" office:value-type="string" office:string-value="8.8371892i" calcext:value-type="string">
            <text:p>8.8371892i</text:p>
          </table:table-cell>
          <table:table-cell table:formula="of:=IMDIV(IMPRODUCT(-1;[.F83];[.F83]);[.E83])" office:value-type="string" office:string-value="16.7393399476392+48.3150346074677i" calcext:value-type="string">
            <text:p>16.7393399476392+48.3150346074677i</text:p>
          </table:table-cell>
          <table:table-cell table:formula="of:=COMPLEX(0;-1000000000/6.284/[.$F$12]/[.B83]+6.284*[.F$14]*[.B83]*0.001)" office:value-type="string" office:string-value="28.5785149465118i" calcext:value-type="string">
            <text:p>28.5785149465118i</text:p>
          </table:table-cell>
          <table:table-cell table:formula="of:=IMSUM([.G83];[.H83])" office:value-type="string" office:string-value="16.7393399476392+76.8935495539795i" calcext:value-type="string">
            <text:p>16.7393399476392+76.8935495539795i</text:p>
          </table:table-cell>
          <table:table-cell table:formula="of:=300000/[.B83]" office:value-type="float" office:value="42.6651496835668" calcext:value-type="float">
            <text:p>42.6651496836</text:p>
          </table:table-cell>
          <table:table-cell table:formula="of:=[.$C$1]/[.J83]*2*PI()" office:value-type="float" office:value="0" calcext:value-type="float">
            <text:p>0</text:p>
          </table:table-cell>
          <table:table-cell table:formula="of:=COMPLEX(0;TAN([.K83]))" office:value-type="string" office:string-value="0" calcext:value-type="string">
            <text:p>0</text:p>
          </table:table-cell>
          <table:table-cell table:formula="of:=IMPRODUCT(IMDIV(IMSUB([.I83];[.$C$2]); IMSUM([.I83]; [.$C$2])); 1-[.$F$1])" office:value-type="string" office:string-value="0.356217793197524+0.741731923923344i" calcext:value-type="string">
            <text:p>0.356217793197524+0.741731923923344i</text:p>
          </table:table-cell>
          <table:table-cell table:formula="of:=IMDIV(IMSUM(1;[.M83]);IMSUB(1;[.M83]))" office:value-type="string" office:string-value="0.33478679895278+1.53787099107959i" calcext:value-type="string">
            <text:p>0.33478679895278+1.53787099107959i</text:p>
          </table:table-cell>
          <table:table-cell table:formula="of:=IMSUM([.N83];[.L83])" office:value-type="string" office:string-value="0.33478679895278+1.53787099107959i" calcext:value-type="string">
            <text:p>0.33478679895278+1.53787099107959i</text:p>
          </table:table-cell>
          <table:table-cell table:formula="of:=IMSUM(1;IMPRODUCT([.L83];[.N83]))" office:value-type="string" office:string-value="1" calcext:value-type="string">
            <text:p>1</text:p>
          </table:table-cell>
          <table:table-cell table:formula="of:=IMPRODUCT([.$C$2];[.O83];IMDIV(1;[.P83]))" office:value-type="string" office:string-value="16.739339947639+76.8935495539795i" calcext:value-type="string">
            <text:p>16.739339947639+76.8935495539795i</text:p>
          </table:table-cell>
          <table:table-cell table:formula="of:=IMDIV(IMPRODUCT([.Q83];[.$F$10]);IMSUM([.Q83];[.$F$10]))" office:value-type="string" office:string-value="16.7449720734774+76.8909748668975i" calcext:value-type="string">
            <text:p>16.7449720734774+76.8909748668975i</text:p>
          </table:table-cell>
          <table:table-cell table:formula="of:=[.B83]" office:value-type="float" office:value="7031.5" calcext:value-type="float">
            <text:p>7031.5</text:p>
          </table:table-cell>
          <table:table-cell table:formula="of:=IMREAL([.R83])" office:value-type="float" office:value="16.7449720734774" calcext:value-type="float">
            <text:p>16.7449720735</text:p>
          </table:table-cell>
          <table:table-cell table:formula="of:=IMAGINARY([.R83])" office:value-type="float" office:value="76.8909748668975" calcext:value-type="float">
            <text:p>76.8909748669</text:p>
          </table:table-cell>
          <table:table-cell table:formula="of:=IMABS([.R83])" office:value-type="float" office:value="78.6931769959976" calcext:value-type="float">
            <text:p>78.693176996</text:p>
          </table:table-cell>
        </table:table-row>
        <table:table-row table:style-name="ro1">
          <table:table-cell/>
          <table:table-cell table:formula="of:=[.B83]+[.$C$11]" office:value-type="float" office:value="7032" calcext:value-type="float">
            <text:p>7032</text:p>
          </table:table-cell>
          <table:table-cell table:formula="of:=COMPLEX([.$C$3]/1000;6.284*[.B84]*[.$C$4]/1000)" office:value-type="string" office:string-value="0.5+198.850896i" calcext:value-type="string">
            <text:p>0.5+198.850896i</text:p>
          </table:table-cell>
          <table:table-cell table:formula="of:=COMPLEX(0;-1/6.284/[.B84]/[.$C$5]*1000000000)" office:value-type="string" office:string-value="-200.265674687015i" calcext:value-type="string">
            <text:p>-200.265674687015i</text:p>
          </table:table-cell>
          <table:table-cell table:formula="of:=IMSUM([.C84];[.D84])" office:value-type="string" office:string-value="0.5-1.414778687015i" calcext:value-type="string">
            <text:p>0.5-1.414778687015i</text:p>
          </table:table-cell>
          <table:table-cell table:formula="of:=COMPLEX(0; 6.284*[.B84]*[.$C$6]/1000)" office:value-type="string" office:string-value="8.8378176i" calcext:value-type="string">
            <text:p>8.8378176i</text:p>
          </table:table-cell>
          <table:table-cell table:formula="of:=IMDIV(IMPRODUCT(-1;[.F84];[.F84]);[.E84])" office:value-type="string" office:string-value="17.3447912316856+49.0780819306269i" calcext:value-type="string">
            <text:p>17.3447912316856+49.0780819306269i</text:p>
          </table:table-cell>
          <table:table-cell table:formula="of:=COMPLEX(0;-1000000000/6.284/[.$F$12]/[.B84]+6.284*[.F$14]*[.B84]*0.001)" office:value-type="string" office:string-value="28.5852802005401i" calcext:value-type="string">
            <text:p>28.5852802005401i</text:p>
          </table:table-cell>
          <table:table-cell table:formula="of:=IMSUM([.G84];[.H84])" office:value-type="string" office:string-value="17.3447912316856+77.663362131167i" calcext:value-type="string">
            <text:p>17.3447912316856+77.663362131167i</text:p>
          </table:table-cell>
          <table:table-cell table:formula="of:=300000/[.B84]" office:value-type="float" office:value="42.6621160409556" calcext:value-type="float">
            <text:p>42.662116041</text:p>
          </table:table-cell>
          <table:table-cell table:formula="of:=[.$C$1]/[.J84]*2*PI()" office:value-type="float" office:value="0" calcext:value-type="float">
            <text:p>0</text:p>
          </table:table-cell>
          <table:table-cell table:formula="of:=COMPLEX(0;TAN([.K84]))" office:value-type="string" office:string-value="0" calcext:value-type="string">
            <text:p>0</text:p>
          </table:table-cell>
          <table:table-cell table:formula="of:=IMPRODUCT(IMDIV(IMSUB([.I84];[.$C$2]); IMSUM([.I84]; [.$C$2])); 1-[.$F$1])" office:value-type="string" office:string-value="0.362682793409222+0.73496696778823i" calcext:value-type="string">
            <text:p>0.362682793409222+0.73496696778823i</text:p>
          </table:table-cell>
          <table:table-cell table:formula="of:=IMDIV(IMSUM(1;[.M84]);IMSUB(1;[.M84]))" office:value-type="string" office:string-value="0.346895824633711+1.55326724262334i" calcext:value-type="string">
            <text:p>0.346895824633711+1.55326724262334i</text:p>
          </table:table-cell>
          <table:table-cell table:formula="of:=IMSUM([.N84];[.L84])" office:value-type="string" office:string-value="0.346895824633711+1.55326724262334i" calcext:value-type="string">
            <text:p>0.346895824633711+1.55326724262334i</text:p>
          </table:table-cell>
          <table:table-cell table:formula="of:=IMSUM(1;IMPRODUCT([.L84];[.N84]))" office:value-type="string" office:string-value="1" calcext:value-type="string">
            <text:p>1</text:p>
          </table:table-cell>
          <table:table-cell table:formula="of:=IMPRODUCT([.$C$2];[.O84];IMDIV(1;[.P84]))" office:value-type="string" office:string-value="17.3447912316856+77.663362131167i" calcext:value-type="string">
            <text:p>17.3447912316856+77.663362131167i</text:p>
          </table:table-cell>
          <table:table-cell table:formula="of:=IMDIV(IMPRODUCT([.Q84];[.$F$10]);IMSUM([.Q84];[.$F$10]))" office:value-type="string" office:string-value="17.3505216847925+77.6606676205571i" calcext:value-type="string">
            <text:p>17.3505216847925+77.6606676205571i</text:p>
          </table:table-cell>
          <table:table-cell table:formula="of:=[.B84]" office:value-type="float" office:value="7032" calcext:value-type="float">
            <text:p>7032</text:p>
          </table:table-cell>
          <table:table-cell table:formula="of:=IMREAL([.R84])" office:value-type="float" office:value="17.3505216847925" calcext:value-type="float">
            <text:p>17.3505216848</text:p>
          </table:table-cell>
          <table:table-cell table:formula="of:=IMAGINARY([.R84])" office:value-type="float" office:value="77.6606676205571" calcext:value-type="float">
            <text:p>77.6606676206</text:p>
          </table:table-cell>
          <table:table-cell table:formula="of:=IMABS([.R84])" office:value-type="float" office:value="79.5752467668502" calcext:value-type="float">
            <text:p>79.5752467669</text:p>
          </table:table-cell>
        </table:table-row>
        <table:table-row table:style-name="ro1">
          <table:table-cell/>
          <table:table-cell table:formula="of:=[.B84]+[.$C$11]" office:value-type="float" office:value="7032.5" calcext:value-type="float">
            <text:p>7032.5</text:p>
          </table:table-cell>
          <table:table-cell table:formula="of:=COMPLEX([.$C$3]/1000;6.284*[.B85]*[.$C$4]/1000)" office:value-type="string" office:string-value="0.5+198.865035i" calcext:value-type="string">
            <text:p>0.5+198.865035i</text:p>
          </table:table-cell>
          <table:table-cell table:formula="of:=COMPLEX(0;-1/6.284/[.B85]/[.$C$5]*1000000000)" office:value-type="string" office:string-value="-200.251436103675i" calcext:value-type="string">
            <text:p>-200.251436103675i</text:p>
          </table:table-cell>
          <table:table-cell table:formula="of:=IMSUM([.C85];[.D85])" office:value-type="string" office:string-value="0.5-1.38640110367498i" calcext:value-type="string">
            <text:p>0.5-1.38640110367498i</text:p>
          </table:table-cell>
          <table:table-cell table:formula="of:=COMPLEX(0; 6.284*[.B85]*[.$C$6]/1000)" office:value-type="string" office:string-value="8.838446i" calcext:value-type="string">
            <text:p>8.838446i</text:p>
          </table:table-cell>
          <table:table-cell table:formula="of:=IMDIV(IMPRODUCT(-1;[.F85];[.F85]);[.E85])" office:value-type="string" office:string-value="17.9821000995067+49.8608068487i" calcext:value-type="string">
            <text:p>17.9821000995067+49.8608068487i</text:p>
          </table:table-cell>
          <table:table-cell table:formula="of:=COMPLEX(0;-1000000000/6.284/[.$F$12]/[.B85]+6.284*[.F$14]*[.B85]*0.001)" office:value-type="string" office:string-value="28.5920451180658i" calcext:value-type="string">
            <text:p>28.5920451180658i</text:p>
          </table:table-cell>
          <table:table-cell table:formula="of:=IMSUM([.G85];[.H85])" office:value-type="string" office:string-value="17.9821000995067+78.4528519667658i" calcext:value-type="string">
            <text:p>17.9821000995067+78.4528519667658i</text:p>
          </table:table-cell>
          <table:table-cell table:formula="of:=300000/[.B85]" office:value-type="float" office:value="42.6590828297192" calcext:value-type="float">
            <text:p>42.6590828297</text:p>
          </table:table-cell>
          <table:table-cell table:formula="of:=[.$C$1]/[.J85]*2*PI()" office:value-type="float" office:value="0" calcext:value-type="float">
            <text:p>0</text:p>
          </table:table-cell>
          <table:table-cell table:formula="of:=COMPLEX(0;TAN([.K85]))" office:value-type="string" office:string-value="0" calcext:value-type="string">
            <text:p>0</text:p>
          </table:table-cell>
          <table:table-cell table:formula="of:=IMPRODUCT(IMDIV(IMSUB([.I85];[.$C$2]); IMSUM([.I85]; [.$C$2])); 1-[.$F$1])" office:value-type="string" office:string-value="0.369158534418427+0.728005048995652i" calcext:value-type="string">
            <text:p>0.369158534418427+0.728005048995652i</text:p>
          </table:table-cell>
          <table:table-cell table:formula="of:=IMDIV(IMSUM(1;[.M85]);IMSUB(1;[.M85]))" office:value-type="string" office:string-value="0.359642001990137+1.56905703933532i" calcext:value-type="string">
            <text:p>0.359642001990137+1.56905703933532i</text:p>
          </table:table-cell>
          <table:table-cell table:formula="of:=IMSUM([.N85];[.L85])" office:value-type="string" office:string-value="0.359642001990137+1.56905703933532i" calcext:value-type="string">
            <text:p>0.359642001990137+1.56905703933532i</text:p>
          </table:table-cell>
          <table:table-cell table:formula="of:=IMSUM(1;IMPRODUCT([.L85];[.N85]))" office:value-type="string" office:string-value="1" calcext:value-type="string">
            <text:p>1</text:p>
          </table:table-cell>
          <table:table-cell table:formula="of:=IMPRODUCT([.$C$2];[.O85];IMDIV(1;[.P85]))" office:value-type="string" office:string-value="17.9821000995069+78.452851966766i" calcext:value-type="string">
            <text:p>17.9821000995069+78.452851966766i</text:p>
          </table:table-cell>
          <table:table-cell table:formula="of:=IMDIV(IMPRODUCT([.Q85];[.$F$10]);IMSUM([.Q85];[.$F$10]))" office:value-type="string" office:string-value="17.9879312731527+78.4500300631413i" calcext:value-type="string">
            <text:p>17.9879312731527+78.4500300631413i</text:p>
          </table:table-cell>
          <table:table-cell table:formula="of:=[.B85]" office:value-type="float" office:value="7032.5" calcext:value-type="float">
            <text:p>7032.5</text:p>
          </table:table-cell>
          <table:table-cell table:formula="of:=IMREAL([.R85])" office:value-type="float" office:value="17.9879312731527" calcext:value-type="float">
            <text:p>17.9879312732</text:p>
          </table:table-cell>
          <table:table-cell table:formula="of:=IMAGINARY([.R85])" office:value-type="float" office:value="78.4500300631413" calcext:value-type="float">
            <text:p>78.4500300631</text:p>
          </table:table-cell>
          <table:table-cell table:formula="of:=IMABS([.R85])" office:value-type="float" office:value="80.4858552069582" calcext:value-type="float">
            <text:p>80.485855207</text:p>
          </table:table-cell>
        </table:table-row>
        <table:table-row table:style-name="ro1">
          <table:table-cell/>
          <table:table-cell table:formula="of:=[.B85]+[.$C$11]" office:value-type="float" office:value="7033" calcext:value-type="float">
            <text:p>7033</text:p>
          </table:table-cell>
          <table:table-cell table:formula="of:=COMPLEX([.$C$3]/1000;6.284*[.B86]*[.$C$4]/1000)" office:value-type="string" office:string-value="0.5+198.879174i" calcext:value-type="string">
            <text:p>0.5+198.879174i</text:p>
          </table:table-cell>
          <table:table-cell table:formula="of:=COMPLEX(0;-1/6.284/[.B86]/[.$C$5]*1000000000)" office:value-type="string" office:string-value="-200.237199544873i" calcext:value-type="string">
            <text:p>-200.237199544873i</text:p>
          </table:table-cell>
          <table:table-cell table:formula="of:=IMSUM([.C86];[.D86])" office:value-type="string" office:string-value="0.5-1.35802554487299i" calcext:value-type="string">
            <text:p>0.5-1.35802554487299i</text:p>
          </table:table-cell>
          <table:table-cell table:formula="of:=COMPLEX(0; 6.284*[.B86]*[.$C$6]/1000)" office:value-type="string" office:string-value="8.8390744i" calcext:value-type="string">
            <text:p>8.8390744i</text:p>
          </table:table-cell>
          <table:table-cell table:formula="of:=IMDIV(IMPRODUCT(-1;[.F86];[.F86]);[.E86])" office:value-type="string" office:string-value="18.6534215754533+50.6636459975011i" calcext:value-type="string">
            <text:p>18.6534215754533+50.6636459975011i</text:p>
          </table:table-cell>
          <table:table-cell table:formula="of:=COMPLEX(0;-1000000000/6.284/[.$F$12]/[.B86]+6.284*[.F$14]*[.B86]*0.001)" office:value-type="string" office:string-value="28.5988096991608i" calcext:value-type="string">
            <text:p>28.5988096991608i</text:p>
          </table:table-cell>
          <table:table-cell table:formula="of:=IMSUM([.G86];[.H86])" office:value-type="string" office:string-value="18.6534215754533+79.2624556966619i" calcext:value-type="string">
            <text:p>18.6534215754533+79.2624556966619i</text:p>
          </table:table-cell>
          <table:table-cell table:formula="of:=300000/[.B86]" office:value-type="float" office:value="42.6560500497654" calcext:value-type="float">
            <text:p>42.6560500498</text:p>
          </table:table-cell>
          <table:table-cell table:formula="of:=[.$C$1]/[.J86]*2*PI()" office:value-type="float" office:value="0" calcext:value-type="float">
            <text:p>0</text:p>
          </table:table-cell>
          <table:table-cell table:formula="of:=COMPLEX(0;TAN([.K86]))" office:value-type="string" office:string-value="0" calcext:value-type="string">
            <text:p>0</text:p>
          </table:table-cell>
          <table:table-cell table:formula="of:=IMPRODUCT(IMDIV(IMSUB([.I86];[.$C$2]); IMSUM([.I86]; [.$C$2])); 1-[.$F$1])" office:value-type="string" office:string-value="0.375641250242933+0.720841097294079i" calcext:value-type="string">
            <text:p>0.375641250242933+0.720841097294079i</text:p>
          </table:table-cell>
          <table:table-cell table:formula="of:=IMDIV(IMSUM(1;[.M86]);IMSUB(1;[.M86]))" office:value-type="string" office:string-value="0.373068431509063+1.58524911393324i" calcext:value-type="string">
            <text:p>0.373068431509063+1.58524911393324i</text:p>
          </table:table-cell>
          <table:table-cell table:formula="of:=IMSUM([.N86];[.L86])" office:value-type="string" office:string-value="0.373068431509063+1.58524911393324i" calcext:value-type="string">
            <text:p>0.373068431509063+1.58524911393324i</text:p>
          </table:table-cell>
          <table:table-cell table:formula="of:=IMSUM(1;IMPRODUCT([.L86];[.N86]))" office:value-type="string" office:string-value="1" calcext:value-type="string">
            <text:p>1</text:p>
          </table:table-cell>
          <table:table-cell table:formula="of:=IMPRODUCT([.$C$2];[.O86];IMDIV(1;[.P86]))" office:value-type="string" office:string-value="18.6534215754532+79.262455696662i" calcext:value-type="string">
            <text:p>18.6534215754532+79.262455696662i</text:p>
          </table:table-cell>
          <table:table-cell table:formula="of:=IMDIV(IMPRODUCT([.Q86];[.$F$10]);IMSUM([.Q86];[.$F$10]))" office:value-type="string" office:string-value="18.6593558230251+79.2594982465053i" calcext:value-type="string">
            <text:p>18.6593558230251+79.2594982465053i</text:p>
          </table:table-cell>
          <table:table-cell table:formula="of:=[.B86]" office:value-type="float" office:value="7033" calcext:value-type="float">
            <text:p>7033</text:p>
          </table:table-cell>
          <table:table-cell table:formula="of:=IMREAL([.R86])" office:value-type="float" office:value="18.6593558230251" calcext:value-type="float">
            <text:p>18.659355823</text:p>
          </table:table-cell>
          <table:table-cell table:formula="of:=IMAGINARY([.R86])" office:value-type="float" office:value="79.2594982465053" calcext:value-type="float">
            <text:p>79.2594982465</text:p>
          </table:table-cell>
          <table:table-cell table:formula="of:=IMABS([.R86])" office:value-type="float" office:value="81.4262833611976" calcext:value-type="float">
            <text:p>81.4262833612</text:p>
          </table:table-cell>
        </table:table-row>
        <table:table-row table:style-name="ro1">
          <table:table-cell/>
          <table:table-cell table:formula="of:=[.B86]+[.$C$11]" office:value-type="float" office:value="7033.5" calcext:value-type="float">
            <text:p>7033.5</text:p>
          </table:table-cell>
          <table:table-cell table:formula="of:=COMPLEX([.$C$3]/1000;6.284*[.B87]*[.$C$4]/1000)" office:value-type="string" office:string-value="0.5+198.893313i" calcext:value-type="string">
            <text:p>0.5+198.893313i</text:p>
          </table:table-cell>
          <table:table-cell table:formula="of:=COMPLEX(0;-1/6.284/[.B87]/[.$C$5]*1000000000)" office:value-type="string" office:string-value="-200.222965010179i" calcext:value-type="string">
            <text:p>-200.222965010179i</text:p>
          </table:table-cell>
          <table:table-cell table:formula="of:=IMSUM([.C87];[.D87])" office:value-type="string" office:string-value="0.5-1.32965201017899i" calcext:value-type="string">
            <text:p>0.5-1.32965201017899i</text:p>
          </table:table-cell>
          <table:table-cell table:formula="of:=COMPLEX(0; 6.284*[.B87]*[.$C$6]/1000)" office:value-type="string" office:string-value="8.8397028i" calcext:value-type="string">
            <text:p>8.8397028i</text:p>
          </table:table-cell>
          <table:table-cell table:formula="of:=IMDIV(IMPRODUCT(-1;[.F87];[.F87]);[.E87])" office:value-type="string" office:string-value="19.361083805751+51.4870080031215i" calcext:value-type="string">
            <text:p>19.361083805751+51.4870080031215i</text:p>
          </table:table-cell>
          <table:table-cell table:formula="of:=COMPLEX(0;-1000000000/6.284/[.$F$12]/[.B87]+6.284*[.F$14]*[.B87]*0.001)" office:value-type="string" office:string-value="28.6055739438968i" calcext:value-type="string">
            <text:p>28.6055739438968i</text:p>
          </table:table-cell>
          <table:table-cell table:formula="of:=IMSUM([.G87];[.H87])" office:value-type="string" office:string-value="19.361083805751+80.0925819470183i" calcext:value-type="string">
            <text:p>19.361083805751+80.0925819470183i</text:p>
          </table:table-cell>
          <table:table-cell table:formula="of:=300000/[.B87]" office:value-type="float" office:value="42.6530177010024" calcext:value-type="float">
            <text:p>42.653017701</text:p>
          </table:table-cell>
          <table:table-cell table:formula="of:=[.$C$1]/[.J87]*2*PI()" office:value-type="float" office:value="0" calcext:value-type="float">
            <text:p>0</text:p>
          </table:table-cell>
          <table:table-cell table:formula="of:=COMPLEX(0;TAN([.K87]))" office:value-type="string" office:string-value="0" calcext:value-type="string">
            <text:p>0</text:p>
          </table:table-cell>
          <table:table-cell table:formula="of:=IMPRODUCT(IMDIV(IMSUB([.I87];[.$C$2]); IMSUM([.I87]; [.$C$2])); 1-[.$F$1])" office:value-type="string" office:string-value="0.38212691023169+0.71346997999219i" calcext:value-type="string">
            <text:p>0.38212691023169+0.71346997999219i</text:p>
          </table:table-cell>
          <table:table-cell table:formula="of:=IMDIV(IMSUM(1;[.M87]);IMSUB(1;[.M87]))" office:value-type="string" office:string-value="0.387221676115019+1.60185163894037i" calcext:value-type="string">
            <text:p>0.387221676115019+1.60185163894037i</text:p>
          </table:table-cell>
          <table:table-cell table:formula="of:=IMSUM([.N87];[.L87])" office:value-type="string" office:string-value="0.387221676115019+1.60185163894037i" calcext:value-type="string">
            <text:p>0.387221676115019+1.60185163894037i</text:p>
          </table:table-cell>
          <table:table-cell table:formula="of:=IMSUM(1;IMPRODUCT([.L87];[.N87]))" office:value-type="string" office:string-value="1" calcext:value-type="string">
            <text:p>1</text:p>
          </table:table-cell>
          <table:table-cell table:formula="of:=IMPRODUCT([.$C$2];[.O87];IMDIV(1;[.P87]))" office:value-type="string" office:string-value="19.361083805751+80.0925819470185i" calcext:value-type="string">
            <text:p>19.361083805751+80.0925819470185i</text:p>
          </table:table-cell>
          <table:table-cell table:formula="of:=IMDIV(IMPRODUCT([.Q87];[.$F$10]);IMSUM([.Q87];[.$F$10]))" office:value-type="string" office:string-value="19.3671234165439+80.0894801618597i" calcext:value-type="string">
            <text:p>19.3671234165439+80.0894801618597i</text:p>
          </table:table-cell>
          <table:table-cell table:formula="of:=[.B87]" office:value-type="float" office:value="7033.5" calcext:value-type="float">
            <text:p>7033.5</text:p>
          </table:table-cell>
          <table:table-cell table:formula="of:=IMREAL([.R87])" office:value-type="float" office:value="19.3671234165439" calcext:value-type="float">
            <text:p>19.3671234165</text:p>
          </table:table-cell>
          <table:table-cell table:formula="of:=IMAGINARY([.R87])" office:value-type="float" office:value="80.0894801618597" calcext:value-type="float">
            <text:p>80.0894801619</text:p>
          </table:table-cell>
          <table:table-cell table:formula="of:=IMABS([.R87])" office:value-type="float" office:value="82.397878018967" calcext:value-type="float">
            <text:p>82.397878019</text:p>
          </table:table-cell>
        </table:table-row>
        <table:table-row table:style-name="ro1">
          <table:table-cell/>
          <table:table-cell table:formula="of:=[.B87]+[.$C$11]" office:value-type="float" office:value="7034" calcext:value-type="float">
            <text:p>7034</text:p>
          </table:table-cell>
          <table:table-cell table:formula="of:=COMPLEX([.$C$3]/1000;6.284*[.B88]*[.$C$4]/1000)" office:value-type="string" office:string-value="0.5+198.907452i" calcext:value-type="string">
            <text:p>0.5+198.907452i</text:p>
          </table:table-cell>
          <table:table-cell table:formula="of:=COMPLEX(0;-1/6.284/[.B88]/[.$C$5]*1000000000)" office:value-type="string" office:string-value="-200.20873249916i" calcext:value-type="string">
            <text:p>-200.20873249916i</text:p>
          </table:table-cell>
          <table:table-cell table:formula="of:=IMSUM([.C88];[.D88])" office:value-type="string" office:string-value="0.5-1.30128049915999i" calcext:value-type="string">
            <text:p>0.5-1.30128049915999i</text:p>
          </table:table-cell>
          <table:table-cell table:formula="of:=COMPLEX(0; 6.284*[.B88]*[.$C$6]/1000)" office:value-type="string" office:string-value="8.8403312i" calcext:value-type="string">
            <text:p>8.8403312i</text:p>
          </table:table-cell>
          <table:table-cell table:formula="of:=IMDIV(IMPRODUCT(-1;[.F88];[.F88]);[.E88])" office:value-type="string" office:string-value="20.1076034497937+52.3312645081174i" calcext:value-type="string">
            <text:p>20.1076034497937+52.3312645081174i</text:p>
          </table:table-cell>
          <table:table-cell table:formula="of:=COMPLEX(0;-1000000000/6.284/[.$F$12]/[.B88]+6.284*[.F$14]*[.B88]*0.001)" office:value-type="string" office:string-value="28.6123378523455i" calcext:value-type="string">
            <text:p>28.6123378523455i</text:p>
          </table:table-cell>
          <table:table-cell table:formula="of:=IMSUM([.G88];[.H88])" office:value-type="string" office:string-value="20.1076034497937+80.9436023604629i" calcext:value-type="string">
            <text:p>20.1076034497937+80.9436023604629i</text:p>
          </table:table-cell>
          <table:table-cell table:formula="of:=300000/[.B88]" office:value-type="float" office:value="42.6499857833381" calcext:value-type="float">
            <text:p>42.6499857833</text:p>
          </table:table-cell>
          <table:table-cell table:formula="of:=[.$C$1]/[.J88]*2*PI()" office:value-type="float" office:value="0" calcext:value-type="float">
            <text:p>0</text:p>
          </table:table-cell>
          <table:table-cell table:formula="of:=COMPLEX(0;TAN([.K88]))" office:value-type="string" office:string-value="0" calcext:value-type="string">
            <text:p>0</text:p>
          </table:table-cell>
          <table:table-cell table:formula="of:=IMPRODUCT(IMDIV(IMSUB([.I88];[.$C$2]); IMSUM([.I88]; [.$C$2])); 1-[.$F$1])" office:value-type="string" office:string-value="0.388611205947388+0.705886508713388i" calcext:value-type="string">
            <text:p>0.388611205947388+0.705886508713388i</text:p>
          </table:table-cell>
          <table:table-cell table:formula="of:=IMDIV(IMSUM(1;[.M88]);IMSUB(1;[.M88]))" office:value-type="string" office:string-value="0.402152068995876+1.61887204720926i" calcext:value-type="string">
            <text:p>0.402152068995876+1.61887204720926i</text:p>
          </table:table-cell>
          <table:table-cell table:formula="of:=IMSUM([.N88];[.L88])" office:value-type="string" office:string-value="0.402152068995876+1.61887204720926i" calcext:value-type="string">
            <text:p>0.402152068995876+1.61887204720926i</text:p>
          </table:table-cell>
          <table:table-cell table:formula="of:=IMSUM(1;IMPRODUCT([.L88];[.N88]))" office:value-type="string" office:string-value="1" calcext:value-type="string">
            <text:p>1</text:p>
          </table:table-cell>
          <table:table-cell table:formula="of:=IMPRODUCT([.$C$2];[.O88];IMDIV(1;[.P88]))" office:value-type="string" office:string-value="20.1076034497938+80.943602360463i" calcext:value-type="string">
            <text:p>20.1076034497938+80.943602360463i</text:p>
          </table:table-cell>
          <table:table-cell table:formula="of:=IMDIV(IMPRODUCT([.Q88];[.$F$10]);IMSUM([.Q88];[.$F$10]))" office:value-type="string" office:string-value="20.1137506198628+80.9403467613794i" calcext:value-type="string">
            <text:p>20.1137506198628+80.9403467613794i</text:p>
          </table:table-cell>
          <table:table-cell table:formula="of:=[.B88]" office:value-type="float" office:value="7034" calcext:value-type="float">
            <text:p>7034</text:p>
          </table:table-cell>
          <table:table-cell table:formula="of:=IMREAL([.R88])" office:value-type="float" office:value="20.1137506198628" calcext:value-type="float">
            <text:p>20.1137506199</text:p>
          </table:table-cell>
          <table:table-cell table:formula="of:=IMAGINARY([.R88])" office:value-type="float" office:value="80.9403467613794" calcext:value-type="float">
            <text:p>80.9403467614</text:p>
          </table:table-cell>
          <table:table-cell table:formula="of:=IMABS([.R88])" office:value-type="float" office:value="83.4020545181614" calcext:value-type="float">
            <text:p>83.4020545182</text:p>
          </table:table-cell>
        </table:table-row>
        <table:table-row table:style-name="ro1">
          <table:table-cell/>
          <table:table-cell table:formula="of:=[.B88]+[.$C$11]" office:value-type="float" office:value="7034.5" calcext:value-type="float">
            <text:p>7034.5</text:p>
          </table:table-cell>
          <table:table-cell table:formula="of:=COMPLEX([.$C$3]/1000;6.284*[.B89]*[.$C$4]/1000)" office:value-type="string" office:string-value="0.5+198.921591i" calcext:value-type="string">
            <text:p>0.5+198.921591i</text:p>
          </table:table-cell>
          <table:table-cell table:formula="of:=COMPLEX(0;-1/6.284/[.B89]/[.$C$5]*1000000000)" office:value-type="string" office:string-value="-200.194502011386i" calcext:value-type="string">
            <text:p>-200.194502011386i</text:p>
          </table:table-cell>
          <table:table-cell table:formula="of:=IMSUM([.C89];[.D89])" office:value-type="string" office:string-value="0.5-1.27291101138599i" calcext:value-type="string">
            <text:p>0.5-1.27291101138599i</text:p>
          </table:table-cell>
          <table:table-cell table:formula="of:=COMPLEX(0; 6.284*[.B89]*[.$C$6]/1000)" office:value-type="string" office:string-value="8.8409596i" calcext:value-type="string">
            <text:p>8.8409596i</text:p>
          </table:table-cell>
          <table:table-cell table:formula="of:=IMDIV(IMPRODUCT(-1;[.F89];[.F89]);[.E89])" office:value-type="string" office:string-value="20.8957024424657+53.1967394593195i" calcext:value-type="string">
            <text:p>20.8957024424657+53.1967394593195i</text:p>
          </table:table-cell>
          <table:table-cell table:formula="of:=COMPLEX(0;-1000000000/6.284/[.$F$12]/[.B89]+6.284*[.F$14]*[.B89]*0.001)" office:value-type="string" office:string-value="28.6191014245786i" calcext:value-type="string">
            <text:p>28.6191014245786i</text:p>
          </table:table-cell>
          <table:table-cell table:formula="of:=IMSUM([.G89];[.H89])" office:value-type="string" office:string-value="20.8957024424657+81.8158408838981i" calcext:value-type="string">
            <text:p>20.8957024424657+81.8158408838981i</text:p>
          </table:table-cell>
          <table:table-cell table:formula="of:=300000/[.B89]" office:value-type="float" office:value="42.6469542966806" calcext:value-type="float">
            <text:p>42.6469542967</text:p>
          </table:table-cell>
          <table:table-cell table:formula="of:=[.$C$1]/[.J89]*2*PI()" office:value-type="float" office:value="0" calcext:value-type="float">
            <text:p>0</text:p>
          </table:table-cell>
          <table:table-cell table:formula="of:=COMPLEX(0;TAN([.K89]))" office:value-type="string" office:string-value="0" calcext:value-type="string">
            <text:p>0</text:p>
          </table:table-cell>
          <table:table-cell table:formula="of:=IMPRODUCT(IMDIV(IMSUB([.I89];[.$C$2]); IMSUM([.I89]; [.$C$2])); 1-[.$F$1])" office:value-type="string" office:string-value="0.395089537686021+0.698085447053008i" calcext:value-type="string">
            <text:p>0.395089537686021+0.698085447053008i</text:p>
          </table:table-cell>
          <table:table-cell table:formula="of:=IMDIV(IMSUM(1;[.M89]);IMSUB(1;[.M89]))" office:value-type="string" office:string-value="0.417914048849314+1.63631681767796i" calcext:value-type="string">
            <text:p>0.417914048849314+1.63631681767796i</text:p>
          </table:table-cell>
          <table:table-cell table:formula="of:=IMSUM([.N89];[.L89])" office:value-type="string" office:string-value="0.417914048849314+1.63631681767796i" calcext:value-type="string">
            <text:p>0.417914048849314+1.63631681767796i</text:p>
          </table:table-cell>
          <table:table-cell table:formula="of:=IMSUM(1;IMPRODUCT([.L89];[.N89]))" office:value-type="string" office:string-value="1" calcext:value-type="string">
            <text:p>1</text:p>
          </table:table-cell>
          <table:table-cell table:formula="of:=IMPRODUCT([.$C$2];[.O89];IMDIV(1;[.P89]))" office:value-type="string" office:string-value="20.8957024424657+81.815840883898i" calcext:value-type="string">
            <text:p>20.8957024424657+81.815840883898i</text:p>
          </table:table-cell>
          <table:table-cell table:formula="of:=IMDIV(IMPRODUCT([.Q89];[.$F$10]);IMSUM([.Q89];[.$F$10]))" office:value-type="string" office:string-value="20.9019592396404+81.8124212410969i" calcext:value-type="string">
            <text:p>20.9019592396404+81.8124212410969i</text:p>
          </table:table-cell>
          <table:table-cell table:formula="of:=[.B89]" office:value-type="float" office:value="7034.5" calcext:value-type="float">
            <text:p>7034.5</text:p>
          </table:table-cell>
          <table:table-cell table:formula="of:=IMREAL([.R89])" office:value-type="float" office:value="20.9019592396404" calcext:value-type="float">
            <text:p>20.9019592396</text:p>
          </table:table-cell>
          <table:table-cell table:formula="of:=IMAGINARY([.R89])" office:value-type="float" office:value="81.8124212410969" calcext:value-type="float">
            <text:p>81.8124212411</text:p>
          </table:table-cell>
          <table:table-cell table:formula="of:=IMABS([.R89])" office:value-type="float" office:value="84.4402994392267" calcext:value-type="float">
            <text:p>84.4402994392</text:p>
          </table:table-cell>
        </table:table-row>
        <table:table-row table:style-name="ro1">
          <table:table-cell/>
          <table:table-cell table:formula="of:=[.B89]+[.$C$11]" office:value-type="float" office:value="7035" calcext:value-type="float">
            <text:p>7035</text:p>
          </table:table-cell>
          <table:table-cell table:formula="of:=COMPLEX([.$C$3]/1000;6.284*[.B90]*[.$C$4]/1000)" office:value-type="string" office:string-value="0.5+198.93573i" calcext:value-type="string">
            <text:p>0.5+198.93573i</text:p>
          </table:table-cell>
          <table:table-cell table:formula="of:=COMPLEX(0;-1/6.284/[.B90]/[.$C$5]*1000000000)" office:value-type="string" office:string-value="-200.180273546424i" calcext:value-type="string">
            <text:p>-200.180273546424i</text:p>
          </table:table-cell>
          <table:table-cell table:formula="of:=IMSUM([.C90];[.D90])" office:value-type="string" office:string-value="0.5-1.24454354642398i" calcext:value-type="string">
            <text:p>0.5-1.24454354642398i</text:p>
          </table:table-cell>
          <table:table-cell table:formula="of:=COMPLEX(0; 6.284*[.B90]*[.$C$6]/1000)" office:value-type="string" office:string-value="8.841588i" calcext:value-type="string">
            <text:p>8.841588i</text:p>
          </table:table-cell>
          <table:table-cell table:formula="of:=IMDIV(IMPRODUCT(-1;[.F90];[.F90]);[.E90])" office:value-type="string" office:string-value="21.7283262202283+54.0836963439602i" calcext:value-type="string">
            <text:p>21.7283262202283+54.0836963439602i</text:p>
          </table:table-cell>
          <table:table-cell table:formula="of:=COMPLEX(0;-1000000000/6.284/[.$F$12]/[.B90]+6.284*[.F$14]*[.B90]*0.001)" office:value-type="string" office:string-value="28.6258646606678i" calcext:value-type="string">
            <text:p>28.6258646606678i</text:p>
          </table:table-cell>
          <table:table-cell table:formula="of:=IMSUM([.G90];[.H90])" office:value-type="string" office:string-value="21.7283262202283+82.709561004628i" calcext:value-type="string">
            <text:p>21.7283262202283+82.709561004628i</text:p>
          </table:table-cell>
          <table:table-cell table:formula="of:=300000/[.B90]" office:value-type="float" office:value="42.6439232409382" calcext:value-type="float">
            <text:p>42.6439232409</text:p>
          </table:table-cell>
          <table:table-cell table:formula="of:=[.$C$1]/[.J90]*2*PI()" office:value-type="float" office:value="0" calcext:value-type="float">
            <text:p>0</text:p>
          </table:table-cell>
          <table:table-cell table:formula="of:=COMPLEX(0;TAN([.K90]))" office:value-type="string" office:string-value="0" calcext:value-type="string">
            <text:p>0</text:p>
          </table:table-cell>
          <table:table-cell table:formula="of:=IMPRODUCT(IMDIV(IMSUB([.I90];[.$C$2]); IMSUM([.I90]; [.$C$2])); 1-[.$F$1])" office:value-type="string" office:string-value="0.401557000663992+0.690061519202373i" calcext:value-type="string">
            <text:p>0.401557000663992+0.690061519202373i</text:p>
          </table:table-cell>
          <table:table-cell table:formula="of:=IMDIV(IMSUM(1;[.M90]);IMSUB(1;[.M90]))" office:value-type="string" office:string-value="0.434566524404564+1.65419122009256i" calcext:value-type="string">
            <text:p>0.434566524404564+1.65419122009256i</text:p>
          </table:table-cell>
          <table:table-cell table:formula="of:=IMSUM([.N90];[.L90])" office:value-type="string" office:string-value="0.434566524404564+1.65419122009256i" calcext:value-type="string">
            <text:p>0.434566524404564+1.65419122009256i</text:p>
          </table:table-cell>
          <table:table-cell table:formula="of:=IMSUM(1;IMPRODUCT([.L90];[.N90]))" office:value-type="string" office:string-value="1" calcext:value-type="string">
            <text:p>1</text:p>
          </table:table-cell>
          <table:table-cell table:formula="of:=IMPRODUCT([.$C$2];[.O90];IMDIV(1;[.P90]))" office:value-type="string" office:string-value="21.7283262202282+82.709561004628i" calcext:value-type="string">
            <text:p>21.7283262202282+82.709561004628i</text:p>
          </table:table-cell>
          <table:table-cell table:formula="of:=IMDIV(IMPRODUCT([.Q90];[.$F$10]);IMSUM([.Q90];[.$F$10]))" office:value-type="string" office:string-value="21.734694542226+82.7059662717736i" calcext:value-type="string">
            <text:p>21.734694542226+82.7059662717736i</text:p>
          </table:table-cell>
          <table:table-cell table:formula="of:=[.B90]" office:value-type="float" office:value="7035" calcext:value-type="float">
            <text:p>7035</text:p>
          </table:table-cell>
          <table:table-cell table:formula="of:=IMREAL([.R90])" office:value-type="float" office:value="21.734694542226" calcext:value-type="float">
            <text:p>21.7346945422</text:p>
          </table:table-cell>
          <table:table-cell table:formula="of:=IMAGINARY([.R90])" office:value-type="float" office:value="82.7059662717736" calcext:value-type="float">
            <text:p>82.7059662718</text:p>
          </table:table-cell>
          <table:table-cell table:formula="of:=IMABS([.R90])" office:value-type="float" office:value="85.5141731164584" calcext:value-type="float">
            <text:p>85.5141731165</text:p>
          </table:table-cell>
        </table:table-row>
        <table:table-row table:style-name="ro1">
          <table:table-cell/>
          <table:table-cell table:formula="of:=[.B90]+[.$C$11]" office:value-type="float" office:value="7035.5" calcext:value-type="float">
            <text:p>7035.5</text:p>
          </table:table-cell>
          <table:table-cell table:formula="of:=COMPLEX([.$C$3]/1000;6.284*[.B91]*[.$C$4]/1000)" office:value-type="string" office:string-value="0.5+198.949869i" calcext:value-type="string">
            <text:p>0.5+198.949869i</text:p>
          </table:table-cell>
          <table:table-cell table:formula="of:=COMPLEX(0;-1/6.284/[.B91]/[.$C$5]*1000000000)" office:value-type="string" office:string-value="-200.166047103844i" calcext:value-type="string">
            <text:p>-200.166047103844i</text:p>
          </table:table-cell>
          <table:table-cell table:formula="of:=IMSUM([.C91];[.D91])" office:value-type="string" office:string-value="0.5-1.21617810384399i" calcext:value-type="string">
            <text:p>0.5-1.21617810384399i</text:p>
          </table:table-cell>
          <table:table-cell table:formula="of:=COMPLEX(0; 6.284*[.B91]*[.$C$6]/1000)" office:value-type="string" office:string-value="8.8422164i" calcext:value-type="string">
            <text:p>8.8422164i</text:p>
          </table:table-cell>
          <table:table-cell table:formula="of:=IMDIV(IMPRODUCT(-1;[.F91];[.F91]);[.E91])" office:value-type="string" office:string-value="22.6086634965352+54.9923230033261i" calcext:value-type="string">
            <text:p>22.6086634965352+54.9923230033261i</text:p>
          </table:table-cell>
          <table:table-cell table:formula="of:=COMPLEX(0;-1000000000/6.284/[.$F$12]/[.B91]+6.284*[.F$14]*[.B91]*0.001)" office:value-type="string" office:string-value="28.6326275606848i" calcext:value-type="string">
            <text:p>28.6326275606848i</text:p>
          </table:table-cell>
          <table:table-cell table:formula="of:=IMSUM([.G91];[.H91])" office:value-type="string" office:string-value="22.6086634965352+83.6249505640109i" calcext:value-type="string">
            <text:p>22.6086634965352+83.6249505640109i</text:p>
          </table:table-cell>
          <table:table-cell table:formula="of:=300000/[.B91]" office:value-type="float" office:value="42.6408926160188" calcext:value-type="float">
            <text:p>42.640892616</text:p>
          </table:table-cell>
          <table:table-cell table:formula="of:=[.$C$1]/[.J91]*2*PI()" office:value-type="float" office:value="0" calcext:value-type="float">
            <text:p>0</text:p>
          </table:table-cell>
          <table:table-cell table:formula="of:=COMPLEX(0;TAN([.K91]))" office:value-type="string" office:string-value="0" calcext:value-type="string">
            <text:p>0</text:p>
          </table:table-cell>
          <table:table-cell table:formula="of:=IMPRODUCT(IMDIV(IMSUB([.I91];[.$C$2]); IMSUM([.I91]; [.$C$2])); 1-[.$F$1])" office:value-type="string" office:string-value="0.408008370898235+0.681809419619818i" calcext:value-type="string">
            <text:p>0.408008370898235+0.681809419619818i</text:p>
          </table:table-cell>
          <table:table-cell table:formula="of:=IMDIV(IMSUM(1;[.M91]);IMSUB(1;[.M91]))" office:value-type="string" office:string-value="0.452173269930701+1.67249901128021i" calcext:value-type="string">
            <text:p>0.452173269930701+1.67249901128021i</text:p>
          </table:table-cell>
          <table:table-cell table:formula="of:=IMSUM([.N91];[.L91])" office:value-type="string" office:string-value="0.452173269930701+1.67249901128021i" calcext:value-type="string">
            <text:p>0.452173269930701+1.67249901128021i</text:p>
          </table:table-cell>
          <table:table-cell table:formula="of:=IMSUM(1;IMPRODUCT([.L91];[.N91]))" office:value-type="string" office:string-value="1" calcext:value-type="string">
            <text:p>1</text:p>
          </table:table-cell>
          <table:table-cell table:formula="of:=IMPRODUCT([.$C$2];[.O91];IMDIV(1;[.P91]))" office:value-type="string" office:string-value="22.6086634965351+83.6249505640105i" calcext:value-type="string">
            <text:p>22.6086634965351+83.6249505640105i</text:p>
          </table:table-cell>
          <table:table-cell table:formula="of:=IMDIV(IMPRODUCT([.Q91];[.$F$10]);IMSUM([.Q91];[.$F$10]))" office:value-type="string" office:string-value="22.6151450209204+83.6211688069773i" calcext:value-type="string">
            <text:p>22.6151450209204+83.6211688069773i</text:p>
          </table:table-cell>
          <table:table-cell table:formula="of:=[.B91]" office:value-type="float" office:value="7035.5" calcext:value-type="float">
            <text:p>7035.5</text:p>
          </table:table-cell>
          <table:table-cell table:formula="of:=IMREAL([.R91])" office:value-type="float" office:value="22.6151450209204" calcext:value-type="float">
            <text:p>22.6151450209</text:p>
          </table:table-cell>
          <table:table-cell table:formula="of:=IMAGINARY([.R91])" office:value-type="float" office:value="83.6211688069773" calcext:value-type="float">
            <text:p>83.621168807</text:p>
          </table:table-cell>
          <table:table-cell table:formula="of:=IMABS([.R91])" office:value-type="float" office:value="86.6253118722366" calcext:value-type="float">
            <text:p>86.6253118722</text:p>
          </table:table-cell>
        </table:table-row>
        <table:table-row table:style-name="ro1">
          <table:table-cell/>
          <table:table-cell table:formula="of:=[.B91]+[.$C$11]" office:value-type="float" office:value="7036" calcext:value-type="float">
            <text:p>7036</text:p>
          </table:table-cell>
          <table:table-cell table:formula="of:=COMPLEX([.$C$3]/1000;6.284*[.B92]*[.$C$4]/1000)" office:value-type="string" office:string-value="0.5+198.964008i" calcext:value-type="string">
            <text:p>0.5+198.964008i</text:p>
          </table:table-cell>
          <table:table-cell table:formula="of:=COMPLEX(0;-1/6.284/[.B92]/[.$C$5]*1000000000)" office:value-type="string" office:string-value="-200.151822683214i" calcext:value-type="string">
            <text:p>-200.151822683214i</text:p>
          </table:table-cell>
          <table:table-cell table:formula="of:=IMSUM([.C92];[.D92])" office:value-type="string" office:string-value="0.5-1.18781468321399i" calcext:value-type="string">
            <text:p>0.5-1.18781468321399i</text:p>
          </table:table-cell>
          <table:table-cell table:formula="of:=COMPLEX(0; 6.284*[.B92]*[.$C$6]/1000)" office:value-type="string" office:string-value="8.8428448i" calcext:value-type="string">
            <text:p>8.8428448i</text:p>
          </table:table-cell>
          <table:table-cell table:formula="of:=IMDIV(IMPRODUCT(-1;[.F92];[.F92]);[.E92])" office:value-type="string" office:string-value="23.5401676620944+55.9227135887096i" calcext:value-type="string">
            <text:p>23.5401676620944+55.9227135887096i</text:p>
          </table:table-cell>
          <table:table-cell table:formula="of:=COMPLEX(0;-1000000000/6.284/[.$F$12]/[.B92]+6.284*[.F$14]*[.B92]*0.001)" office:value-type="string" office:string-value="28.6393901247012i" calcext:value-type="string">
            <text:p>28.6393901247012i</text:p>
          </table:table-cell>
          <table:table-cell table:formula="of:=IMSUM([.G92];[.H92])" office:value-type="string" office:string-value="23.5401676620944+84.5621037134108i" calcext:value-type="string">
            <text:p>23.5401676620944+84.5621037134108i</text:p>
          </table:table-cell>
          <table:table-cell table:formula="of:=300000/[.B92]" office:value-type="float" office:value="42.6378624218306" calcext:value-type="float">
            <text:p>42.6378624218</text:p>
          </table:table-cell>
          <table:table-cell table:formula="of:=[.$C$1]/[.J92]*2*PI()" office:value-type="float" office:value="0" calcext:value-type="float">
            <text:p>0</text:p>
          </table:table-cell>
          <table:table-cell table:formula="of:=COMPLEX(0;TAN([.K92]))" office:value-type="string" office:string-value="0" calcext:value-type="string">
            <text:p>0</text:p>
          </table:table-cell>
          <table:table-cell table:formula="of:=IMPRODUCT(IMDIV(IMSUB([.I92];[.$C$2]); IMSUM([.I92]; [.$C$2])); 1-[.$F$1])" office:value-type="string" office:string-value="0.414438090821883+0.673323823819149i" calcext:value-type="string">
            <text:p>0.414438090821883+0.673323823819149i</text:p>
          </table:table-cell>
          <table:table-cell table:formula="of:=IMDIV(IMSUM(1;[.M92]);IMSUB(1;[.M92]))" office:value-type="string" office:string-value="0.470803353241886+1.69124207426821i" calcext:value-type="string">
            <text:p>0.470803353241886+1.69124207426821i</text:p>
          </table:table-cell>
          <table:table-cell table:formula="of:=IMSUM([.N92];[.L92])" office:value-type="string" office:string-value="0.470803353241886+1.69124207426821i" calcext:value-type="string">
            <text:p>0.470803353241886+1.69124207426821i</text:p>
          </table:table-cell>
          <table:table-cell table:formula="of:=IMSUM(1;IMPRODUCT([.L92];[.N92]))" office:value-type="string" office:string-value="1" calcext:value-type="string">
            <text:p>1</text:p>
          </table:table-cell>
          <table:table-cell table:formula="of:=IMPRODUCT([.$C$2];[.O92];IMDIV(1;[.P92]))" office:value-type="string" office:string-value="23.5401676620943+84.5621037134105i" calcext:value-type="string">
            <text:p>23.5401676620943+84.5621037134105i</text:p>
          </table:table-cell>
          <table:table-cell table:formula="of:=IMDIV(IMPRODUCT([.Q92];[.$F$10]);IMSUM([.Q92];[.$F$10]))" office:value-type="string" office:string-value="23.5467637866082+84.5581220331777i" calcext:value-type="string">
            <text:p>23.5467637866082+84.5581220331777i</text:p>
          </table:table-cell>
          <table:table-cell table:formula="of:=[.B92]" office:value-type="float" office:value="7036" calcext:value-type="float">
            <text:p>7036</text:p>
          </table:table-cell>
          <table:table-cell table:formula="of:=IMREAL([.R92])" office:value-type="float" office:value="23.5467637866082" calcext:value-type="float">
            <text:p>23.5467637866</text:p>
          </table:table-cell>
          <table:table-cell table:formula="of:=IMAGINARY([.R92])" office:value-type="float" office:value="84.5581220331777" calcext:value-type="float">
            <text:p>84.5581220332</text:p>
          </table:table-cell>
          <table:table-cell table:formula="of:=IMABS([.R92])" office:value-type="float" office:value="87.7754298571081" calcext:value-type="float">
            <text:p>87.7754298571</text:p>
          </table:table-cell>
        </table:table-row>
        <table:table-row table:style-name="ro1">
          <table:table-cell/>
          <table:table-cell table:formula="of:=[.B92]+[.$C$11]" office:value-type="float" office:value="7036.5" calcext:value-type="float">
            <text:p>7036.5</text:p>
          </table:table-cell>
          <table:table-cell table:formula="of:=COMPLEX([.$C$3]/1000;6.284*[.B93]*[.$C$4]/1000)" office:value-type="string" office:string-value="0.5+198.978147i" calcext:value-type="string">
            <text:p>0.5+198.978147i</text:p>
          </table:table-cell>
          <table:table-cell table:formula="of:=COMPLEX(0;-1/6.284/[.B93]/[.$C$5]*1000000000)" office:value-type="string" office:string-value="-200.137600284103i" calcext:value-type="string">
            <text:p>-200.137600284103i</text:p>
          </table:table-cell>
          <table:table-cell table:formula="of:=IMSUM([.C93];[.D93])" office:value-type="string" office:string-value="0.5-1.15945328410299i" calcext:value-type="string">
            <text:p>0.5-1.15945328410299i</text:p>
          </table:table-cell>
          <table:table-cell table:formula="of:=COMPLEX(0; 6.284*[.B93]*[.$C$6]/1000)" office:value-type="string" office:string-value="8.8434732i" calcext:value-type="string">
            <text:p>8.8434732i</text:p>
          </table:table-cell>
          <table:table-cell table:formula="of:=IMDIV(IMPRODUCT(-1;[.F93];[.F93]);[.E93])" office:value-type="string" office:string-value="24.5265798656218+56.874847146019i" calcext:value-type="string">
            <text:p>24.5265798656218+56.874847146019i</text:p>
          </table:table-cell>
          <table:table-cell table:formula="of:=COMPLEX(0;-1000000000/6.284/[.$F$12]/[.B93]+6.284*[.F$14]*[.B93]*0.001)" office:value-type="string" office:string-value="28.6461523527887i" calcext:value-type="string">
            <text:p>28.6461523527887i</text:p>
          </table:table-cell>
          <table:table-cell table:formula="of:=IMSUM([.G93];[.H93])" office:value-type="string" office:string-value="24.5265798656218+85.5209994988077i" calcext:value-type="string">
            <text:p>24.5265798656218+85.5209994988077i</text:p>
          </table:table-cell>
          <table:table-cell table:formula="of:=300000/[.B93]" office:value-type="float" office:value="42.6348326582818" calcext:value-type="float">
            <text:p>42.6348326583</text:p>
          </table:table-cell>
          <table:table-cell table:formula="of:=[.$C$1]/[.J93]*2*PI()" office:value-type="float" office:value="0" calcext:value-type="float">
            <text:p>0</text:p>
          </table:table-cell>
          <table:table-cell table:formula="of:=COMPLEX(0;TAN([.K93]))" office:value-type="string" office:string-value="0" calcext:value-type="string">
            <text:p>0</text:p>
          </table:table-cell>
          <table:table-cell table:formula="of:=IMPRODUCT(IMDIV(IMSUB([.I93];[.$C$2]); IMSUM([.I93]; [.$C$2])); 1-[.$F$1])" office:value-type="string" office:string-value="0.420840254675702+0.664599400360469i" calcext:value-type="string">
            <text:p>0.420840254675702+0.664599400360469i</text:p>
          </table:table-cell>
          <table:table-cell table:formula="of:=IMDIV(IMSUM(1;[.M93]);IMSUB(1;[.M93]))" office:value-type="string" office:string-value="0.490531597312434+1.71041998997615i" calcext:value-type="string">
            <text:p>0.490531597312434+1.71041998997615i</text:p>
          </table:table-cell>
          <table:table-cell table:formula="of:=IMSUM([.N93];[.L93])" office:value-type="string" office:string-value="0.490531597312434+1.71041998997615i" calcext:value-type="string">
            <text:p>0.490531597312434+1.71041998997615i</text:p>
          </table:table-cell>
          <table:table-cell table:formula="of:=IMSUM(1;IMPRODUCT([.L93];[.N93]))" office:value-type="string" office:string-value="1" calcext:value-type="string">
            <text:p>1</text:p>
          </table:table-cell>
          <table:table-cell table:formula="of:=IMPRODUCT([.$C$2];[.O93];IMDIV(1;[.P93]))" office:value-type="string" office:string-value="24.5265798656217+85.5209994988075i" calcext:value-type="string">
            <text:p>24.5265798656217+85.5209994988075i</text:p>
          </table:table-cell>
          <table:table-cell table:formula="of:=IMDIV(IMPRODUCT([.Q93];[.$F$10]);IMSUM([.Q93];[.$F$10]))" office:value-type="string" office:string-value="24.5332916371442+85.5168039482679i" calcext:value-type="string">
            <text:p>24.5332916371442+85.5168039482679i</text:p>
          </table:table-cell>
          <table:table-cell table:formula="of:=[.B93]" office:value-type="float" office:value="7036.5" calcext:value-type="float">
            <text:p>7036.5</text:p>
          </table:table-cell>
          <table:table-cell table:formula="of:=IMREAL([.R93])" office:value-type="float" office:value="24.5332916371442" calcext:value-type="float">
            <text:p>24.5332916371</text:p>
          </table:table-cell>
          <table:table-cell table:formula="of:=IMAGINARY([.R93])" office:value-type="float" office:value="85.5168039482679" calcext:value-type="float">
            <text:p>85.5168039483</text:p>
          </table:table-cell>
          <table:table-cell table:formula="of:=IMABS([.R93])" office:value-type="float" office:value="88.9663203469698" calcext:value-type="float">
            <text:p>88.966320347</text:p>
          </table:table-cell>
        </table:table-row>
        <table:table-row table:style-name="ro1">
          <table:table-cell/>
          <table:table-cell table:formula="of:=[.B93]+[.$C$11]" office:value-type="float" office:value="7037" calcext:value-type="float">
            <text:p>7037</text:p>
          </table:table-cell>
          <table:table-cell table:formula="of:=COMPLEX([.$C$3]/1000;6.284*[.B94]*[.$C$4]/1000)" office:value-type="string" office:string-value="0.5+198.992286i" calcext:value-type="string">
            <text:p>0.5+198.992286i</text:p>
          </table:table-cell>
          <table:table-cell table:formula="of:=COMPLEX(0;-1/6.284/[.B94]/[.$C$5]*1000000000)" office:value-type="string" office:string-value="-200.123379906081i" calcext:value-type="string">
            <text:p>-200.123379906081i</text:p>
          </table:table-cell>
          <table:table-cell table:formula="of:=IMSUM([.C94];[.D94])" office:value-type="string" office:string-value="0.5-1.13109390608099i" calcext:value-type="string">
            <text:p>0.5-1.13109390608099i</text:p>
          </table:table-cell>
          <table:table-cell table:formula="of:=COMPLEX(0; 6.284*[.B94]*[.$C$6]/1000)" office:value-type="string" office:string-value="8.8441016i" calcext:value-type="string">
            <text:p>8.8441016i</text:p>
          </table:table-cell>
          <table:table-cell table:formula="of:=IMDIV(IMPRODUCT(-1;[.F94];[.F94]);[.E94])" office:value-type="string" office:string-value="25.571953802964+57.8485622262343i" calcext:value-type="string">
            <text:p>25.571953802964+57.8485622262343i</text:p>
          </table:table-cell>
          <table:table-cell table:formula="of:=COMPLEX(0;-1000000000/6.284/[.$F$12]/[.B94]+6.284*[.F$14]*[.B94]*0.001)" office:value-type="string" office:string-value="28.6529142450189i" calcext:value-type="string">
            <text:p>28.6529142450189i</text:p>
          </table:table-cell>
          <table:table-cell table:formula="of:=IMSUM([.G94];[.H94])" office:value-type="string" office:string-value="25.571953802964+86.5014764712532i" calcext:value-type="string">
            <text:p>25.571953802964+86.5014764712532i</text:p>
          </table:table-cell>
          <table:table-cell table:formula="of:=300000/[.B94]" office:value-type="float" office:value="42.6318033252807" calcext:value-type="float">
            <text:p>42.6318033253</text:p>
          </table:table-cell>
          <table:table-cell table:formula="of:=[.$C$1]/[.J94]*2*PI()" office:value-type="float" office:value="0" calcext:value-type="float">
            <text:p>0</text:p>
          </table:table-cell>
          <table:table-cell table:formula="of:=COMPLEX(0;TAN([.K94]))" office:value-type="string" office:string-value="0" calcext:value-type="string">
            <text:p>0</text:p>
          </table:table-cell>
          <table:table-cell table:formula="of:=IMPRODUCT(IMDIV(IMSUB([.I94];[.$C$2]); IMSUM([.I94]; [.$C$2])); 1-[.$F$1])" office:value-type="string" office:string-value="0.427208593730286+0.65563082412238i" calcext:value-type="string">
            <text:p>0.427208593730286+0.65563082412238i</text:p>
          </table:table-cell>
          <table:table-cell table:formula="of:=IMDIV(IMSUM(1;[.M94]);IMSUB(1;[.M94]))" office:value-type="string" office:string-value="0.511439076059283+1.73002952942507i" calcext:value-type="string">
            <text:p>0.511439076059283+1.73002952942507i</text:p>
          </table:table-cell>
          <table:table-cell table:formula="of:=IMSUM([.N94];[.L94])" office:value-type="string" office:string-value="0.511439076059283+1.73002952942507i" calcext:value-type="string">
            <text:p>0.511439076059283+1.73002952942507i</text:p>
          </table:table-cell>
          <table:table-cell table:formula="of:=IMSUM(1;IMPRODUCT([.L94];[.N94]))" office:value-type="string" office:string-value="1" calcext:value-type="string">
            <text:p>1</text:p>
          </table:table-cell>
          <table:table-cell table:formula="of:=IMPRODUCT([.$C$2];[.O94];IMDIV(1;[.P94]))" office:value-type="string" office:string-value="25.5719538029642+86.5014764712535i" calcext:value-type="string">
            <text:p>25.5719538029642+86.5014764712535i</text:p>
          </table:table-cell>
          <table:table-cell table:formula="of:=IMDIV(IMPRODUCT([.Q94];[.$F$10]);IMSUM([.Q94];[.$F$10]))" office:value-type="string" office:string-value="25.5787818330704+86.4970519658174i" calcext:value-type="string">
            <text:p>25.5787818330704+86.4970519658174i</text:p>
          </table:table-cell>
          <table:table-cell table:formula="of:=[.B94]" office:value-type="float" office:value="7037" calcext:value-type="float">
            <text:p>7037</text:p>
          </table:table-cell>
          <table:table-cell table:formula="of:=IMREAL([.R94])" office:value-type="float" office:value="25.5787818330704" calcext:value-type="float">
            <text:p>25.5787818331</text:p>
          </table:table-cell>
          <table:table-cell table:formula="of:=IMAGINARY([.R94])" office:value-type="float" office:value="86.4970519658174" calcext:value-type="float">
            <text:p>86.4970519658</text:p>
          </table:table-cell>
          <table:table-cell table:formula="of:=IMABS([.R94])" office:value-type="float" office:value="90.1998563127521" calcext:value-type="float">
            <text:p>90.1998563128</text:p>
          </table:table-cell>
        </table:table-row>
        <table:table-row table:style-name="ro1">
          <table:table-cell/>
          <table:table-cell table:formula="of:=[.B94]+[.$C$11]" office:value-type="float" office:value="7037.5" calcext:value-type="float">
            <text:p>7037.5</text:p>
          </table:table-cell>
          <table:table-cell table:formula="of:=COMPLEX([.$C$3]/1000;6.284*[.B95]*[.$C$4]/1000)" office:value-type="string" office:string-value="0.5+199.006425i" calcext:value-type="string">
            <text:p>0.5+199.006425i</text:p>
          </table:table-cell>
          <table:table-cell table:formula="of:=COMPLEX(0;-1/6.284/[.B95]/[.$C$5]*1000000000)" office:value-type="string" office:string-value="-200.109161548716i" calcext:value-type="string">
            <text:p>-200.109161548716i</text:p>
          </table:table-cell>
          <table:table-cell table:formula="of:=IMSUM([.C95];[.D95])" office:value-type="string" office:string-value="0.5-1.102736548716i" calcext:value-type="string">
            <text:p>0.5-1.102736548716i</text:p>
          </table:table-cell>
          <table:table-cell table:formula="of:=COMPLEX(0; 6.284*[.B95]*[.$C$6]/1000)" office:value-type="string" office:string-value="8.84473i" calcext:value-type="string">
            <text:p>8.84473i</text:p>
          </table:table-cell>
          <table:table-cell table:formula="of:=IMDIV(IMPRODUCT(-1;[.F95];[.F95]);[.E95])" office:value-type="string" office:string-value="26.680682200204+58.8435268136828i" calcext:value-type="string">
            <text:p>26.680682200204+58.8435268136828i</text:p>
          </table:table-cell>
          <table:table-cell table:formula="of:=COMPLEX(0;-1000000000/6.284/[.$F$12]/[.B95]+6.284*[.F$14]*[.B95]*0.001)" office:value-type="string" office:string-value="28.6596758014633i" calcext:value-type="string">
            <text:p>28.6596758014633i</text:p>
          </table:table-cell>
          <table:table-cell table:formula="of:=IMSUM([.G95];[.H95])" office:value-type="string" office:string-value="26.680682200204+87.5032026151461i" calcext:value-type="string">
            <text:p>26.680682200204+87.5032026151461i</text:p>
          </table:table-cell>
          <table:table-cell table:formula="of:=300000/[.B95]" office:value-type="float" office:value="42.6287744227354" calcext:value-type="float">
            <text:p>42.6287744227</text:p>
          </table:table-cell>
          <table:table-cell table:formula="of:=[.$C$1]/[.J95]*2*PI()" office:value-type="float" office:value="0" calcext:value-type="float">
            <text:p>0</text:p>
          </table:table-cell>
          <table:table-cell table:formula="of:=COMPLEX(0;TAN([.K95]))" office:value-type="string" office:string-value="0" calcext:value-type="string">
            <text:p>0</text:p>
          </table:table-cell>
          <table:table-cell table:formula="of:=IMPRODUCT(IMDIV(IMSUB([.I95];[.$C$2]); IMSUM([.I95]; [.$C$2])); 1-[.$F$1])" office:value-type="string" office:string-value="0.43353646140014+0.646412790939728i" calcext:value-type="string">
            <text:p>0.43353646140014+0.646412790939728i</text:p>
          </table:table-cell>
          <table:table-cell table:formula="of:=IMDIV(IMSUM(1;[.M95]);IMSUB(1;[.M95]))" office:value-type="string" office:string-value="0.533613644004081+1.75006405230292i" calcext:value-type="string">
            <text:p>0.533613644004081+1.75006405230292i</text:p>
          </table:table-cell>
          <table:table-cell table:formula="of:=IMSUM([.N95];[.L95])" office:value-type="string" office:string-value="0.533613644004081+1.75006405230292i" calcext:value-type="string">
            <text:p>0.533613644004081+1.75006405230292i</text:p>
          </table:table-cell>
          <table:table-cell table:formula="of:=IMSUM(1;IMPRODUCT([.L95];[.N95]))" office:value-type="string" office:string-value="1" calcext:value-type="string">
            <text:p>1</text:p>
          </table:table-cell>
          <table:table-cell table:formula="of:=IMPRODUCT([.$C$2];[.O95];IMDIV(1;[.P95]))" office:value-type="string" office:string-value="26.6806822002041+87.503202615146i" calcext:value-type="string">
            <text:p>26.6806822002041+87.503202615146i</text:p>
          </table:table-cell>
          <table:table-cell table:formula="of:=IMDIV(IMPRODUCT([.Q95];[.$F$10]);IMSUM([.Q95];[.$F$10]))" office:value-type="string" office:string-value="26.6876265649128+87.498532837134i" calcext:value-type="string">
            <text:p>26.6876265649128+87.498532837134i</text:p>
          </table:table-cell>
          <table:table-cell table:formula="of:=[.B95]" office:value-type="float" office:value="7037.5" calcext:value-type="float">
            <text:p>7037.5</text:p>
          </table:table-cell>
          <table:table-cell table:formula="of:=IMREAL([.R95])" office:value-type="float" office:value="26.6876265649128" calcext:value-type="float">
            <text:p>26.6876265649</text:p>
          </table:table-cell>
          <table:table-cell table:formula="of:=IMAGINARY([.R95])" office:value-type="float" office:value="87.498532837134" calcext:value-type="float">
            <text:p>87.4985328371</text:p>
          </table:table-cell>
          <table:table-cell table:formula="of:=IMABS([.R95])" office:value-type="float" office:value="91.4779900321343" calcext:value-type="float">
            <text:p>91.4779900321</text:p>
          </table:table-cell>
        </table:table-row>
        <table:table-row table:style-name="ro1">
          <table:table-cell/>
          <table:table-cell table:formula="of:=[.B95]+[.$C$11]" office:value-type="float" office:value="7038" calcext:value-type="float">
            <text:p>7038</text:p>
          </table:table-cell>
          <table:table-cell table:formula="of:=COMPLEX([.$C$3]/1000;6.284*[.B96]*[.$C$4]/1000)" office:value-type="string" office:string-value="0.5+199.020564i" calcext:value-type="string">
            <text:p>0.5+199.020564i</text:p>
          </table:table-cell>
          <table:table-cell table:formula="of:=COMPLEX(0;-1/6.284/[.B96]/[.$C$5]*1000000000)" office:value-type="string" office:string-value="-200.094945211579i" calcext:value-type="string">
            <text:p>-200.094945211579i</text:p>
          </table:table-cell>
          <table:table-cell table:formula="of:=IMSUM([.C96];[.D96])" office:value-type="string" office:string-value="0.5-1.07438121157898i" calcext:value-type="string">
            <text:p>0.5-1.07438121157898i</text:p>
          </table:table-cell>
          <table:table-cell table:formula="of:=COMPLEX(0; 6.284*[.B96]*[.$C$6]/1000)" office:value-type="string" office:string-value="8.8453584i" calcext:value-type="string">
            <text:p>8.8453584i</text:p>
          </table:table-cell>
          <table:table-cell table:formula="of:=IMDIV(IMPRODUCT(-1;[.F96];[.F96]);[.E96])" office:value-type="string" office:string-value="27.8575249162438+59.8592027422112i" calcext:value-type="string">
            <text:p>27.8575249162438+59.8592027422112i</text:p>
          </table:table-cell>
          <table:table-cell table:formula="of:=COMPLEX(0;-1000000000/6.284/[.$F$12]/[.B96]+6.284*[.F$14]*[.B96]*0.001)" office:value-type="string" office:string-value="28.6664370221935i" calcext:value-type="string">
            <text:p>28.6664370221935i</text:p>
          </table:table-cell>
          <table:table-cell table:formula="of:=IMSUM([.G96];[.H96])" office:value-type="string" office:string-value="27.8575249162438+88.5256397644047i" calcext:value-type="string">
            <text:p>27.8575249162438+88.5256397644047i</text:p>
          </table:table-cell>
          <table:table-cell table:formula="of:=300000/[.B96]" office:value-type="float" office:value="42.6257459505541" calcext:value-type="float">
            <text:p>42.6257459506</text:p>
          </table:table-cell>
          <table:table-cell table:formula="of:=[.$C$1]/[.J96]*2*PI()" office:value-type="float" office:value="0" calcext:value-type="float">
            <text:p>0</text:p>
          </table:table-cell>
          <table:table-cell table:formula="of:=COMPLEX(0;TAN([.K96]))" office:value-type="string" office:string-value="0" calcext:value-type="string">
            <text:p>0</text:p>
          </table:table-cell>
          <table:table-cell table:formula="of:=IMPRODUCT(IMDIV(IMSUB([.I96];[.$C$2]); IMSUM([.I96]; [.$C$2])); 1-[.$F$1])" office:value-type="string" office:string-value="0.439816818317938+0.636940033696319i" calcext:value-type="string">
            <text:p>0.439816818317938+0.636940033696319i</text:p>
          </table:table-cell>
          <table:table-cell table:formula="of:=IMDIV(IMSUM(1;[.M96]);IMSUB(1;[.M96]))" office:value-type="string" office:string-value="0.557150498324876+1.7705127952881i" calcext:value-type="string">
            <text:p>0.557150498324876+1.7705127952881i</text:p>
          </table:table-cell>
          <table:table-cell table:formula="of:=IMSUM([.N96];[.L96])" office:value-type="string" office:string-value="0.557150498324876+1.7705127952881i" calcext:value-type="string">
            <text:p>0.557150498324876+1.7705127952881i</text:p>
          </table:table-cell>
          <table:table-cell table:formula="of:=IMSUM(1;IMPRODUCT([.L96];[.N96]))" office:value-type="string" office:string-value="1" calcext:value-type="string">
            <text:p>1</text:p>
          </table:table-cell>
          <table:table-cell table:formula="of:=IMPRODUCT([.$C$2];[.O96];IMDIV(1;[.P96]))" office:value-type="string" office:string-value="27.8575249162438+88.525639764405i" calcext:value-type="string">
            <text:p>27.8575249162438+88.525639764405i</text:p>
          </table:table-cell>
          <table:table-cell table:formula="of:=IMDIV(IMPRODUCT([.Q96];[.$F$10]);IMSUM([.Q96];[.$F$10]))" office:value-type="string" office:string-value="27.8645850371569+88.5207070614522i" calcext:value-type="string">
            <text:p>27.8645850371569+88.5207070614522i</text:p>
          </table:table-cell>
          <table:table-cell table:formula="of:=[.B96]" office:value-type="float" office:value="7038" calcext:value-type="float">
            <text:p>7038</text:p>
          </table:table-cell>
          <table:table-cell table:formula="of:=IMREAL([.R96])" office:value-type="float" office:value="27.8645850371569" calcext:value-type="float">
            <text:p>27.8645850372</text:p>
          </table:table-cell>
          <table:table-cell table:formula="of:=IMAGINARY([.R96])" office:value-type="float" office:value="88.5207070614522" calcext:value-type="float">
            <text:p>88.5207070615</text:p>
          </table:table-cell>
          <table:table-cell table:formula="of:=IMABS([.R96])" office:value-type="float" office:value="92.8027514567988" calcext:value-type="float">
            <text:p>92.8027514568</text:p>
          </table:table-cell>
        </table:table-row>
        <table:table-row table:style-name="ro1">
          <table:table-cell/>
          <table:table-cell table:formula="of:=[.B96]+[.$C$11]" office:value-type="float" office:value="7038.5" calcext:value-type="float">
            <text:p>7038.5</text:p>
          </table:table-cell>
          <table:table-cell table:formula="of:=COMPLEX([.$C$3]/1000;6.284*[.B97]*[.$C$4]/1000)" office:value-type="string" office:string-value="0.5+199.034703i" calcext:value-type="string">
            <text:p>0.5+199.034703i</text:p>
          </table:table-cell>
          <table:table-cell table:formula="of:=COMPLEX(0;-1/6.284/[.B97]/[.$C$5]*1000000000)" office:value-type="string" office:string-value="-200.080730894238i" calcext:value-type="string">
            <text:p>-200.080730894238i</text:p>
          </table:table-cell>
          <table:table-cell table:formula="of:=IMSUM([.C97];[.D97])" office:value-type="string" office:string-value="0.5-1.04602789423799i" calcext:value-type="string">
            <text:p>0.5-1.04602789423799i</text:p>
          </table:table-cell>
          <table:table-cell table:formula="of:=COMPLEX(0; 6.284*[.B97]*[.$C$6]/1000)" office:value-type="string" office:string-value="8.8459868i" calcext:value-type="string">
            <text:p>8.8459868i</text:p>
          </table:table-cell>
          <table:table-cell table:formula="of:=IMDIV(IMPRODUCT(-1;[.F97];[.F97]);[.E97])" office:value-type="string" office:string-value="29.1076385084253+60.8948036304175i" calcext:value-type="string">
            <text:p>29.1076385084253+60.8948036304175i</text:p>
          </table:table-cell>
          <table:table-cell table:formula="of:=COMPLEX(0;-1000000000/6.284/[.$F$12]/[.B97]+6.284*[.F$14]*[.B97]*0.001)" office:value-type="string" office:string-value="28.6731979072811i" calcext:value-type="string">
            <text:p>28.6731979072811i</text:p>
          </table:table-cell>
          <table:table-cell table:formula="of:=IMSUM([.G97];[.H97])" office:value-type="string" office:string-value="29.1076385084253+89.5680015376986i" calcext:value-type="string">
            <text:p>29.1076385084253+89.5680015376986i</text:p>
          </table:table-cell>
          <table:table-cell table:formula="of:=300000/[.B97]" office:value-type="float" office:value="42.6227179086453" calcext:value-type="float">
            <text:p>42.6227179086</text:p>
          </table:table-cell>
          <table:table-cell table:formula="of:=[.$C$1]/[.J97]*2*PI()" office:value-type="float" office:value="0" calcext:value-type="float">
            <text:p>0</text:p>
          </table:table-cell>
          <table:table-cell table:formula="of:=COMPLEX(0;TAN([.K97]))" office:value-type="string" office:string-value="0" calcext:value-type="string">
            <text:p>0</text:p>
          </table:table-cell>
          <table:table-cell table:formula="of:=IMPRODUCT(IMDIV(IMSUB([.I97];[.$C$2]); IMSUM([.I97]; [.$C$2])); 1-[.$F$1])" office:value-type="string" office:string-value="0.446042217454112+0.627207339953724i" calcext:value-type="string">
            <text:p>0.446042217454112+0.627207339953724i</text:p>
          </table:table-cell>
          <table:table-cell table:formula="of:=IMDIV(IMSUM(1;[.M97]);IMSUB(1;[.M97]))" office:value-type="string" office:string-value="0.582152770168505+1.79136003075397i" calcext:value-type="string">
            <text:p>0.582152770168505+1.79136003075397i</text:p>
          </table:table-cell>
          <table:table-cell table:formula="of:=IMSUM([.N97];[.L97])" office:value-type="string" office:string-value="0.582152770168505+1.79136003075397i" calcext:value-type="string">
            <text:p>0.582152770168505+1.79136003075397i</text:p>
          </table:table-cell>
          <table:table-cell table:formula="of:=IMSUM(1;IMPRODUCT([.L97];[.N97]))" office:value-type="string" office:string-value="1" calcext:value-type="string">
            <text:p>1</text:p>
          </table:table-cell>
          <table:table-cell table:formula="of:=IMPRODUCT([.$C$2];[.O97];IMDIV(1;[.P97]))" office:value-type="string" office:string-value="29.1076385084253+89.5680015376985i" calcext:value-type="string">
            <text:p>29.1076385084253+89.5680015376985i</text:p>
          </table:table-cell>
          <table:table-cell table:formula="of:=IMDIV(IMPRODUCT([.Q97];[.$F$10]);IMSUM([.Q97];[.$F$10]))" office:value-type="string" office:string-value="29.1148130119746+89.5627868156446i" calcext:value-type="string">
            <text:p>29.1148130119746+89.5627868156446i</text:p>
          </table:table-cell>
          <table:table-cell table:formula="of:=[.B97]" office:value-type="float" office:value="7038.5" calcext:value-type="float">
            <text:p>7038.5</text:p>
          </table:table-cell>
          <table:table-cell table:formula="of:=IMREAL([.R97])" office:value-type="float" office:value="29.1148130119746" calcext:value-type="float">
            <text:p>29.114813012</text:p>
          </table:table-cell>
          <table:table-cell table:formula="of:=IMAGINARY([.R97])" office:value-type="float" office:value="89.5627868156446" calcext:value-type="float">
            <text:p>89.5627868156</text:p>
          </table:table-cell>
          <table:table-cell table:formula="of:=IMABS([.R97])" office:value-type="float" office:value="94.176244981985" calcext:value-type="float">
            <text:p>94.176244982</text:p>
          </table:table-cell>
        </table:table-row>
        <table:table-row table:style-name="ro1">
          <table:table-cell/>
          <table:table-cell table:formula="of:=[.B97]+[.$C$11]" office:value-type="float" office:value="7039" calcext:value-type="float">
            <text:p>7039</text:p>
          </table:table-cell>
          <table:table-cell table:formula="of:=COMPLEX([.$C$3]/1000;6.284*[.B98]*[.$C$4]/1000)" office:value-type="string" office:string-value="0.5+199.048842i" calcext:value-type="string">
            <text:p>0.5+199.048842i</text:p>
          </table:table-cell>
          <table:table-cell table:formula="of:=COMPLEX(0;-1/6.284/[.B98]/[.$C$5]*1000000000)" office:value-type="string" office:string-value="-200.066518596263i" calcext:value-type="string">
            <text:p>-200.066518596263i</text:p>
          </table:table-cell>
          <table:table-cell table:formula="of:=IMSUM([.C98];[.D98])" office:value-type="string" office:string-value="0.5-1.01767659626299i" calcext:value-type="string">
            <text:p>0.5-1.01767659626299i</text:p>
          </table:table-cell>
          <table:table-cell table:formula="of:=COMPLEX(0; 6.284*[.B98]*[.$C$6]/1000)" office:value-type="string" office:string-value="8.8466152i" calcext:value-type="string">
            <text:p>8.8466152i</text:p>
          </table:table-cell>
          <table:table-cell table:formula="of:=IMDIV(IMPRODUCT(-1;[.F98];[.F98]);[.E98])" office:value-type="string" office:string-value="30.436606989533+61.9492452058045i" calcext:value-type="string">
            <text:p>30.436606989533+61.9492452058045i</text:p>
          </table:table-cell>
          <table:table-cell table:formula="of:=COMPLEX(0;-1000000000/6.284/[.$F$12]/[.B98]+6.284*[.F$14]*[.B98]*0.001)" office:value-type="string" office:string-value="28.6799584567975i" calcext:value-type="string">
            <text:p>28.6799584567975i</text:p>
          </table:table-cell>
          <table:table-cell table:formula="of:=IMSUM([.G98];[.H98])" office:value-type="string" office:string-value="30.436606989533+90.629203662602i" calcext:value-type="string">
            <text:p>30.436606989533+90.629203662602i</text:p>
          </table:table-cell>
          <table:table-cell table:formula="of:=300000/[.B98]" office:value-type="float" office:value="42.6196902969172" calcext:value-type="float">
            <text:p>42.6196902969</text:p>
          </table:table-cell>
          <table:table-cell table:formula="of:=[.$C$1]/[.J98]*2*PI()" office:value-type="float" office:value="0" calcext:value-type="float">
            <text:p>0</text:p>
          </table:table-cell>
          <table:table-cell table:formula="of:=COMPLEX(0;TAN([.K98]))" office:value-type="string" office:string-value="0" calcext:value-type="string">
            <text:p>0</text:p>
          </table:table-cell>
          <table:table-cell table:formula="of:=IMPRODUCT(IMDIV(IMSUB([.I98];[.$C$2]); IMSUM([.I98]; [.$C$2])); 1-[.$F$1])" office:value-type="string" office:string-value="0.45220478936933+0.617209571210596i" calcext:value-type="string">
            <text:p>0.45220478936933+0.617209571210596i</text:p>
          </table:table-cell>
          <table:table-cell table:formula="of:=IMDIV(IMSUM(1;[.M98]);IMSUB(1;[.M98]))" office:value-type="string" office:string-value="0.608732139790661+1.81258407325204i" calcext:value-type="string">
            <text:p>0.608732139790661+1.81258407325204i</text:p>
          </table:table-cell>
          <table:table-cell table:formula="of:=IMSUM([.N98];[.L98])" office:value-type="string" office:string-value="0.608732139790661+1.81258407325204i" calcext:value-type="string">
            <text:p>0.608732139790661+1.81258407325204i</text:p>
          </table:table-cell>
          <table:table-cell table:formula="of:=IMSUM(1;IMPRODUCT([.L98];[.N98]))" office:value-type="string" office:string-value="1" calcext:value-type="string">
            <text:p>1</text:p>
          </table:table-cell>
          <table:table-cell table:formula="of:=IMPRODUCT([.$C$2];[.O98];IMDIV(1;[.P98]))" office:value-type="string" office:string-value="30.436606989533+90.629203662602i" calcext:value-type="string">
            <text:p>30.436606989533+90.629203662602i</text:p>
          </table:table-cell>
          <table:table-cell table:formula="of:=IMDIV(IMPRODUCT([.Q98];[.$F$10]);IMSUM([.Q98];[.$F$10]))" office:value-type="string" office:string-value="30.4438935405166+90.6236862737335i" calcext:value-type="string">
            <text:p>30.4438935405166+90.6236862737335i</text:p>
          </table:table-cell>
          <table:table-cell table:formula="of:=[.B98]" office:value-type="float" office:value="7039" calcext:value-type="float">
            <text:p>7039</text:p>
          </table:table-cell>
          <table:table-cell table:formula="of:=IMREAL([.R98])" office:value-type="float" office:value="30.4438935405166" calcext:value-type="float">
            <text:p>30.4438935405</text:p>
          </table:table-cell>
          <table:table-cell table:formula="of:=IMAGINARY([.R98])" office:value-type="float" office:value="90.6236862737335" calcext:value-type="float">
            <text:p>90.6236862737</text:p>
          </table:table-cell>
          <table:table-cell table:formula="of:=IMABS([.R98])" office:value-type="float" office:value="95.6006441806036" calcext:value-type="float">
            <text:p>95.6006441806</text:p>
          </table:table-cell>
        </table:table-row>
        <table:table-row table:style-name="ro1">
          <table:table-cell/>
          <table:table-cell table:formula="of:=[.B98]+[.$C$11]" office:value-type="float" office:value="7039.5" calcext:value-type="float">
            <text:p>7039.5</text:p>
          </table:table-cell>
          <table:table-cell table:formula="of:=COMPLEX([.$C$3]/1000;6.284*[.B99]*[.$C$4]/1000)" office:value-type="string" office:string-value="0.5+199.062981i" calcext:value-type="string">
            <text:p>0.5+199.062981i</text:p>
          </table:table-cell>
          <table:table-cell table:formula="of:=COMPLEX(0;-1/6.284/[.B99]/[.$C$5]*1000000000)" office:value-type="string" office:string-value="-200.052308317223i" calcext:value-type="string">
            <text:p>-200.052308317223i</text:p>
          </table:table-cell>
          <table:table-cell table:formula="of:=IMSUM([.C99];[.D99])" office:value-type="string" office:string-value="0.5-0.989327317223001i" calcext:value-type="string">
            <text:p>0.5-0.989327317223001i</text:p>
          </table:table-cell>
          <table:table-cell table:formula="of:=COMPLEX(0; 6.284*[.B99]*[.$C$6]/1000)" office:value-type="string" office:string-value="8.8472436i" calcext:value-type="string">
            <text:p>8.8472436i</text:p>
          </table:table-cell>
          <table:table-cell table:formula="of:=IMDIV(IMPRODUCT(-1;[.F99];[.F99]);[.E99])" office:value-type="string" office:string-value="31.8504733524864+63.0210867081961i" calcext:value-type="string">
            <text:p>31.8504733524864+63.0210867081961i</text:p>
          </table:table-cell>
          <table:table-cell table:formula="of:=COMPLEX(0;-1000000000/6.284/[.$F$12]/[.B99]+6.284*[.F$14]*[.B99]*0.001)" office:value-type="string" office:string-value="28.6867186708144i" calcext:value-type="string">
            <text:p>28.6867186708144i</text:p>
          </table:table-cell>
          <table:table-cell table:formula="of:=IMSUM([.G99];[.H99])" office:value-type="string" office:string-value="31.8504733524864+91.7078053790105i" calcext:value-type="string">
            <text:p>31.8504733524864+91.7078053790105i</text:p>
          </table:table-cell>
          <table:table-cell table:formula="of:=300000/[.B99]" office:value-type="float" office:value="42.6166631152781" calcext:value-type="float">
            <text:p>42.6166631153</text:p>
          </table:table-cell>
          <table:table-cell table:formula="of:=[.$C$1]/[.J99]*2*PI()" office:value-type="float" office:value="0" calcext:value-type="float">
            <text:p>0</text:p>
          </table:table-cell>
          <table:table-cell table:formula="of:=COMPLEX(0;TAN([.K99]))" office:value-type="string" office:string-value="0" calcext:value-type="string">
            <text:p>0</text:p>
          </table:table-cell>
          <table:table-cell table:formula="of:=IMPRODUCT(IMDIV(IMSUB([.I99];[.$C$2]); IMSUM([.I99]; [.$C$2])); 1-[.$F$1])" office:value-type="string" office:string-value="0.45829622770822+0.606941683873614i" calcext:value-type="string">
            <text:p>0.45829622770822+0.606941683873614i</text:p>
          </table:table-cell>
          <table:table-cell table:formula="of:=IMDIV(IMSUM(1;[.M99]);IMSUB(1;[.M99]))" office:value-type="string" office:string-value="0.637009467049726+1.83415610758021i" calcext:value-type="string">
            <text:p>0.637009467049726+1.83415610758021i</text:p>
          </table:table-cell>
          <table:table-cell table:formula="of:=IMSUM([.N99];[.L99])" office:value-type="string" office:string-value="0.637009467049726+1.83415610758021i" calcext:value-type="string">
            <text:p>0.637009467049726+1.83415610758021i</text:p>
          </table:table-cell>
          <table:table-cell table:formula="of:=IMSUM(1;IMPRODUCT([.L99];[.N99]))" office:value-type="string" office:string-value="1" calcext:value-type="string">
            <text:p>1</text:p>
          </table:table-cell>
          <table:table-cell table:formula="of:=IMPRODUCT([.$C$2];[.O99];IMDIV(1;[.P99]))" office:value-type="string" office:string-value="31.8504733524863+91.7078053790105i" calcext:value-type="string">
            <text:p>31.8504733524863+91.7078053790105i</text:p>
          </table:table-cell>
          <table:table-cell table:formula="of:=IMDIV(IMPRODUCT([.Q99];[.$F$10]);IMSUM([.Q99];[.$F$10]))" office:value-type="string" office:string-value="31.8578684574674+91.7019630070389i" calcext:value-type="string">
            <text:p>31.8578684574674+91.7019630070389i</text:p>
          </table:table-cell>
          <table:table-cell table:formula="of:=[.B99]" office:value-type="float" office:value="7039.5" calcext:value-type="float">
            <text:p>7039.5</text:p>
          </table:table-cell>
          <table:table-cell table:formula="of:=IMREAL([.R99])" office:value-type="float" office:value="31.8578684574674" calcext:value-type="float">
            <text:p>31.8578684575</text:p>
          </table:table-cell>
          <table:table-cell table:formula="of:=IMAGINARY([.R99])" office:value-type="float" office:value="91.7019630070389" calcext:value-type="float">
            <text:p>91.701963007</text:p>
          </table:table-cell>
          <table:table-cell table:formula="of:=IMABS([.R99])" office:value-type="float" office:value="97.0781839652845" calcext:value-type="float">
            <text:p>97.0781839653</text:p>
          </table:table-cell>
        </table:table-row>
        <table:table-row table:style-name="ro1">
          <table:table-cell/>
          <table:table-cell table:formula="of:=[.B99]+[.$C$11]" office:value-type="float" office:value="7040" calcext:value-type="float">
            <text:p>7040</text:p>
          </table:table-cell>
          <table:table-cell table:formula="of:=COMPLEX([.$C$3]/1000;6.284*[.B100]*[.$C$4]/1000)" office:value-type="string" office:string-value="0.5+199.07712i" calcext:value-type="string">
            <text:p>0.5+199.07712i</text:p>
          </table:table-cell>
          <table:table-cell table:formula="of:=COMPLEX(0;-1/6.284/[.B100]/[.$C$5]*1000000000)" office:value-type="string" office:string-value="-200.038100056689i" calcext:value-type="string">
            <text:p>-200.038100056689i</text:p>
          </table:table-cell>
          <table:table-cell table:formula="of:=IMSUM([.C100];[.D100])" office:value-type="string" office:string-value="0.5-0.960980056688982i" calcext:value-type="string">
            <text:p>0.5-0.960980056688982i</text:p>
          </table:table-cell>
          <table:table-cell table:formula="of:=COMPLEX(0; 6.284*[.B100]*[.$C$6]/1000)" office:value-type="string" office:string-value="8.847872i" calcext:value-type="string">
            <text:p>8.847872i</text:p>
          </table:table-cell>
          <table:table-cell table:formula="of:=IMDIV(IMPRODUCT(-1;[.F100];[.F100]);[.E100])" office:value-type="string" office:string-value="33.35577123243+64.1084618596907i" calcext:value-type="string">
            <text:p>33.35577123243+64.1084618596907i</text:p>
          </table:table-cell>
          <table:table-cell table:formula="of:=COMPLEX(0;-1000000000/6.284/[.$F$12]/[.B100]+6.284*[.F$14]*[.B100]*0.001)" office:value-type="string" office:string-value="28.6934785494031i" calcext:value-type="string">
            <text:p>28.6934785494031i</text:p>
          </table:table-cell>
          <table:table-cell table:formula="of:=IMSUM([.G100];[.H100])" office:value-type="string" office:string-value="33.35577123243+92.8019404090938i" calcext:value-type="string">
            <text:p>33.35577123243+92.8019404090938i</text:p>
          </table:table-cell>
          <table:table-cell table:formula="of:=300000/[.B100]" office:value-type="float" office:value="42.6136363636364" calcext:value-type="float">
            <text:p>42.6136363636</text:p>
          </table:table-cell>
          <table:table-cell table:formula="of:=[.$C$1]/[.J100]*2*PI()" office:value-type="float" office:value="0" calcext:value-type="float">
            <text:p>0</text:p>
          </table:table-cell>
          <table:table-cell table:formula="of:=COMPLEX(0;TAN([.K100]))" office:value-type="string" office:string-value="0" calcext:value-type="string">
            <text:p>0</text:p>
          </table:table-cell>
          <table:table-cell table:formula="of:=IMPRODUCT(IMDIV(IMSUB([.I100];[.$C$2]); IMSUM([.I100]; [.$C$2])); 1-[.$F$1])" office:value-type="string" office:string-value="0.464307775048737+0.596398752030271i" calcext:value-type="string">
            <text:p>0.464307775048737+0.596398752030271i</text:p>
          </table:table-cell>
          <table:table-cell table:formula="of:=IMDIV(IMSUM(1;[.M100]);IMSUB(1;[.M100]))" office:value-type="string" office:string-value="0.667115424648601+1.85603880818188i" calcext:value-type="string">
            <text:p>0.667115424648601+1.85603880818188i</text:p>
          </table:table-cell>
          <table:table-cell table:formula="of:=IMSUM([.N100];[.L100])" office:value-type="string" office:string-value="0.667115424648601+1.85603880818188i" calcext:value-type="string">
            <text:p>0.667115424648601+1.85603880818188i</text:p>
          </table:table-cell>
          <table:table-cell table:formula="of:=IMSUM(1;IMPRODUCT([.L100];[.N100]))" office:value-type="string" office:string-value="1" calcext:value-type="string">
            <text:p>1</text:p>
          </table:table-cell>
          <table:table-cell table:formula="of:=IMPRODUCT([.$C$2];[.O100];IMDIV(1;[.P100]))" office:value-type="string" office:string-value="33.3557712324301+92.801940409094i" calcext:value-type="string">
            <text:p>33.3557712324301+92.801940409094i</text:p>
          </table:table-cell>
          <table:table-cell table:formula="of:=IMDIV(IMPRODUCT([.Q100];[.$F$10]);IMSUM([.Q100];[.$F$10]))" office:value-type="string" office:string-value="33.3632700078916+92.7957489529342i" calcext:value-type="string">
            <text:p>33.3632700078916+92.7957489529342i</text:p>
          </table:table-cell>
          <table:table-cell table:formula="of:=[.B100]" office:value-type="float" office:value="7040" calcext:value-type="float">
            <text:p>7040</text:p>
          </table:table-cell>
          <table:table-cell table:formula="of:=IMREAL([.R100])" office:value-type="float" office:value="33.3632700078916" calcext:value-type="float">
            <text:p>33.3632700079</text:p>
          </table:table-cell>
          <table:table-cell table:formula="of:=IMAGINARY([.R100])" office:value-type="float" office:value="92.7957489529342" calcext:value-type="float">
            <text:p>92.7957489529</text:p>
          </table:table-cell>
          <table:table-cell table:formula="of:=IMABS([.R100])" office:value-type="float" office:value="98.6111495184772" calcext:value-type="float">
            <text:p>98.6111495185</text:p>
          </table:table-cell>
        </table:table-row>
        <table:table-row table:style-name="ro1">
          <table:table-cell/>
          <table:table-cell table:formula="of:=[.B100]+[.$C$11]" office:value-type="float" office:value="7040.5" calcext:value-type="float">
            <text:p>7040.5</text:p>
          </table:table-cell>
          <table:table-cell table:formula="of:=COMPLEX([.$C$3]/1000;6.284*[.B101]*[.$C$4]/1000)" office:value-type="string" office:string-value="0.5+199.091259i" calcext:value-type="string">
            <text:p>0.5+199.091259i</text:p>
          </table:table-cell>
          <table:table-cell table:formula="of:=COMPLEX(0;-1/6.284/[.B101]/[.$C$5]*1000000000)" office:value-type="string" office:string-value="-200.023893814231i" calcext:value-type="string">
            <text:p>-200.023893814231i</text:p>
          </table:table-cell>
          <table:table-cell table:formula="of:=IMSUM([.C101];[.D101])" office:value-type="string" office:string-value="0.5-0.932634814230994i" calcext:value-type="string">
            <text:p>0.5-0.932634814230994i</text:p>
          </table:table-cell>
          <table:table-cell table:formula="of:=COMPLEX(0; 6.284*[.B101]*[.$C$6]/1000)" office:value-type="string" office:string-value="8.8485004i" calcext:value-type="string">
            <text:p>8.8485004i</text:p>
          </table:table-cell>
          <table:table-cell table:formula="of:=IMDIV(IMPRODUCT(-1;[.F101];[.F101]);[.E101])" office:value-type="string" office:string-value="34.9595558051784+65.2089976679212i" calcext:value-type="string">
            <text:p>34.9595558051784+65.2089976679212i</text:p>
          </table:table-cell>
          <table:table-cell table:formula="of:=COMPLEX(0;-1000000000/6.284/[.$F$12]/[.B101]+6.284*[.F$14]*[.B101]*0.001)" office:value-type="string" office:string-value="28.7002380926352i" calcext:value-type="string">
            <text:p>28.7002380926352i</text:p>
          </table:table-cell>
          <table:table-cell table:formula="of:=IMSUM([.G101];[.H101])" office:value-type="string" office:string-value="34.9595558051784+93.9092357605564i" calcext:value-type="string">
            <text:p>34.9595558051784+93.9092357605564i</text:p>
          </table:table-cell>
          <table:table-cell table:formula="of:=300000/[.B101]" office:value-type="float" office:value="42.6106100419004" calcext:value-type="float">
            <text:p>42.6106100419</text:p>
          </table:table-cell>
          <table:table-cell table:formula="of:=[.$C$1]/[.J101]*2*PI()" office:value-type="float" office:value="0" calcext:value-type="float">
            <text:p>0</text:p>
          </table:table-cell>
          <table:table-cell table:formula="of:=COMPLEX(0;TAN([.K101]))" office:value-type="string" office:string-value="0" calcext:value-type="string">
            <text:p>0</text:p>
          </table:table-cell>
          <table:table-cell table:formula="of:=IMPRODUCT(IMDIV(IMSUB([.I101];[.$C$2]); IMSUM([.I101]; [.$C$2])); 1-[.$F$1])" office:value-type="string" office:string-value="0.470230209240815+0.585575992102734i" calcext:value-type="string">
            <text:p>0.470230209240815+0.585575992102734i</text:p>
          </table:table-cell>
          <table:table-cell table:formula="of:=IMDIV(IMSUM(1;[.M101]);IMSUB(1;[.M101]))" office:value-type="string" office:string-value="0.699191116103572+1.87818471521113i" calcext:value-type="string">
            <text:p>0.699191116103572+1.87818471521113i</text:p>
          </table:table-cell>
          <table:table-cell table:formula="of:=IMSUM([.N101];[.L101])" office:value-type="string" office:string-value="0.699191116103572+1.87818471521113i" calcext:value-type="string">
            <text:p>0.699191116103572+1.87818471521113i</text:p>
          </table:table-cell>
          <table:table-cell table:formula="of:=IMSUM(1;IMPRODUCT([.L101];[.N101]))" office:value-type="string" office:string-value="1" calcext:value-type="string">
            <text:p>1</text:p>
          </table:table-cell>
          <table:table-cell table:formula="of:=IMPRODUCT([.$C$2];[.O101];IMDIV(1;[.P101]))" office:value-type="string" office:string-value="34.9595558051786+93.9092357605565i" calcext:value-type="string">
            <text:p>34.9595558051786+93.9092357605565i</text:p>
          </table:table-cell>
          <table:table-cell table:formula="of:=IMDIV(IMPRODUCT([.Q101];[.$F$10]);IMSUM([.Q101];[.$F$10]))" office:value-type="string" office:string-value="34.9671517045853+93.9026692198913i" calcext:value-type="string">
            <text:p>34.9671517045853+93.9026692198913i</text:p>
          </table:table-cell>
          <table:table-cell table:formula="of:=[.B101]" office:value-type="float" office:value="7040.5" calcext:value-type="float">
            <text:p>7040.5</text:p>
          </table:table-cell>
          <table:table-cell table:formula="of:=IMREAL([.R101])" office:value-type="float" office:value="34.9671517045853" calcext:value-type="float">
            <text:p>34.9671517046</text:p>
          </table:table-cell>
          <table:table-cell table:formula="of:=IMAGINARY([.R101])" office:value-type="float" office:value="93.9026692198913" calcext:value-type="float">
            <text:p>93.9026692199</text:p>
          </table:table-cell>
          <table:table-cell table:formula="of:=IMABS([.R101])" office:value-type="float" office:value="100.201861185069" calcext:value-type="float">
            <text:p>100.2018611851</text:p>
          </table:table-cell>
        </table:table-row>
        <table:table-row table:style-name="ro1">
          <table:table-cell/>
          <table:table-cell table:formula="of:=[.B101]+[.$C$11]" office:value-type="float" office:value="7041" calcext:value-type="float">
            <text:p>7041</text:p>
          </table:table-cell>
          <table:table-cell table:formula="of:=COMPLEX([.$C$3]/1000;6.284*[.B102]*[.$C$4]/1000)" office:value-type="string" office:string-value="0.5+199.105398i" calcext:value-type="string">
            <text:p>0.5+199.105398i</text:p>
          </table:table-cell>
          <table:table-cell table:formula="of:=COMPLEX(0;-1/6.284/[.B102]/[.$C$5]*1000000000)" office:value-type="string" office:string-value="-200.009689589418i" calcext:value-type="string">
            <text:p>-200.009689589418i</text:p>
          </table:table-cell>
          <table:table-cell table:formula="of:=IMSUM([.C102];[.D102])" office:value-type="string" office:string-value="0.5-0.904291589417994i" calcext:value-type="string">
            <text:p>0.5-0.904291589417994i</text:p>
          </table:table-cell>
          <table:table-cell table:formula="of:=COMPLEX(0; 6.284*[.B102]*[.$C$6]/1000)" office:value-type="string" office:string-value="8.8491288i" calcext:value-type="string">
            <text:p>8.8491288i</text:p>
          </table:table-cell>
          <table:table-cell table:formula="of:=IMDIV(IMPRODUCT(-1;[.F102];[.F102]);[.E102])" office:value-type="string" office:string-value="36.6694326631153+66.3197190919693i" calcext:value-type="string">
            <text:p>36.6694326631153+66.3197190919693i</text:p>
          </table:table-cell>
          <table:table-cell table:formula="of:=COMPLEX(0;-1000000000/6.284/[.$F$12]/[.B102]+6.284*[.F$14]*[.B102]*0.001)" office:value-type="string" office:string-value="28.706997300582i" calcext:value-type="string">
            <text:p>28.706997300582i</text:p>
          </table:table-cell>
          <table:table-cell table:formula="of:=IMSUM([.G102];[.H102])" office:value-type="string" office:string-value="36.6694326631153+95.0267163925513i" calcext:value-type="string">
            <text:p>36.6694326631153+95.0267163925513i</text:p>
          </table:table-cell>
          <table:table-cell table:formula="of:=300000/[.B102]" office:value-type="float" office:value="42.6075841499787" calcext:value-type="float">
            <text:p>42.60758415</text:p>
          </table:table-cell>
          <table:table-cell table:formula="of:=[.$C$1]/[.J102]*2*PI()" office:value-type="float" office:value="0" calcext:value-type="float">
            <text:p>0</text:p>
          </table:table-cell>
          <table:table-cell table:formula="of:=COMPLEX(0;TAN([.K102]))" office:value-type="string" office:string-value="0" calcext:value-type="string">
            <text:p>0</text:p>
          </table:table-cell>
          <table:table-cell table:formula="of:=IMPRODUCT(IMDIV(IMSUB([.I102];[.$C$2]); IMSUM([.I102]; [.$C$2])); 1-[.$F$1])" office:value-type="string" office:string-value="0.476053830378275+0.574468789465104i" calcext:value-type="string">
            <text:p>0.476053830378275+0.574468789465104i</text:p>
          </table:table-cell>
          <table:table-cell table:formula="of:=IMDIV(IMSUM(1;[.M102]);IMSUB(1;[.M102]))" office:value-type="string" office:string-value="0.733388653262312+1.90053432785103i" calcext:value-type="string">
            <text:p>0.733388653262312+1.90053432785103i</text:p>
          </table:table-cell>
          <table:table-cell table:formula="of:=IMSUM([.N102];[.L102])" office:value-type="string" office:string-value="0.733388653262312+1.90053432785103i" calcext:value-type="string">
            <text:p>0.733388653262312+1.90053432785103i</text:p>
          </table:table-cell>
          <table:table-cell table:formula="of:=IMSUM(1;IMPRODUCT([.L102];[.N102]))" office:value-type="string" office:string-value="1" calcext:value-type="string">
            <text:p>1</text:p>
          </table:table-cell>
          <table:table-cell table:formula="of:=IMPRODUCT([.$C$2];[.O102];IMDIV(1;[.P102]))" office:value-type="string" office:string-value="36.6694326631156+95.0267163925515i" calcext:value-type="string">
            <text:p>36.6694326631156+95.0267163925515i</text:p>
          </table:table-cell>
          <table:table-cell table:formula="of:=IMDIV(IMPRODUCT([.Q102];[.$F$10]);IMSUM([.Q102];[.$F$10]))" office:value-type="string" office:string-value="36.6771171562493+95.0197467593666i" calcext:value-type="string">
            <text:p>36.6771171562493+95.0197467593666i</text:p>
          </table:table-cell>
          <table:table-cell table:formula="of:=[.B102]" office:value-type="float" office:value="7041" calcext:value-type="float">
            <text:p>7041</text:p>
          </table:table-cell>
          <table:table-cell table:formula="of:=IMREAL([.R102])" office:value-type="float" office:value="36.6771171562493" calcext:value-type="float">
            <text:p>36.6771171562</text:p>
          </table:table-cell>
          <table:table-cell table:formula="of:=IMAGINARY([.R102])" office:value-type="float" office:value="95.0197467593666" calcext:value-type="float">
            <text:p>95.0197467594</text:p>
          </table:table-cell>
          <table:table-cell table:formula="of:=IMABS([.R102])" office:value-type="float" office:value="101.852654344928" calcext:value-type="float">
            <text:p>101.8526543449</text:p>
          </table:table-cell>
        </table:table-row>
        <table:table-row table:style-name="ro1">
          <table:table-cell/>
          <table:table-cell table:formula="of:=[.B102]+[.$C$11]" office:value-type="float" office:value="7041.5" calcext:value-type="float">
            <text:p>7041.5</text:p>
          </table:table-cell>
          <table:table-cell table:formula="of:=COMPLEX([.$C$3]/1000;6.284*[.B103]*[.$C$4]/1000)" office:value-type="string" office:string-value="0.5+199.119537i" calcext:value-type="string">
            <text:p>0.5+199.119537i</text:p>
          </table:table-cell>
          <table:table-cell table:formula="of:=COMPLEX(0;-1/6.284/[.B103]/[.$C$5]*1000000000)" office:value-type="string" office:string-value="-199.995487381821i" calcext:value-type="string">
            <text:p>-199.995487381821i</text:p>
          </table:table-cell>
          <table:table-cell table:formula="of:=IMSUM([.C103];[.D103])" office:value-type="string" office:string-value="0.5-0.875950381820985i" calcext:value-type="string">
            <text:p>0.5-0.875950381820985i</text:p>
          </table:table-cell>
          <table:table-cell table:formula="of:=COMPLEX(0; 6.284*[.B103]*[.$C$6]/1000)" office:value-type="string" office:string-value="8.8497572i" calcext:value-type="string">
            <text:p>8.8497572i</text:p>
          </table:table-cell>
          <table:table-cell table:formula="of:=IMDIV(IMPRODUCT(-1;[.F103];[.F103]);[.E103])" office:value-type="string" office:string-value="38.493582945023+67.4369373567014i" calcext:value-type="string">
            <text:p>38.493582945023+67.4369373567014i</text:p>
          </table:table-cell>
          <table:table-cell table:formula="of:=COMPLEX(0;-1000000000/6.284/[.$F$12]/[.B103]+6.284*[.F$14]*[.B103]*0.001)" office:value-type="string" office:string-value="28.713756173315i" calcext:value-type="string">
            <text:p>28.713756173315i</text:p>
          </table:table-cell>
          <table:table-cell table:formula="of:=IMSUM([.G103];[.H103])" office:value-type="string" office:string-value="38.493582945023+96.1506935300164i" calcext:value-type="string">
            <text:p>38.493582945023+96.1506935300164i</text:p>
          </table:table-cell>
          <table:table-cell table:formula="of:=300000/[.B103]" office:value-type="float" office:value="42.6045586877796" calcext:value-type="float">
            <text:p>42.6045586878</text:p>
          </table:table-cell>
          <table:table-cell table:formula="of:=[.$C$1]/[.J103]*2*PI()" office:value-type="float" office:value="0" calcext:value-type="float">
            <text:p>0</text:p>
          </table:table-cell>
          <table:table-cell table:formula="of:=COMPLEX(0;TAN([.K103]))" office:value-type="string" office:string-value="0" calcext:value-type="string">
            <text:p>0</text:p>
          </table:table-cell>
          <table:table-cell table:formula="of:=IMPRODUCT(IMDIV(IMSUB([.I103];[.$C$2]); IMSUM([.I103]; [.$C$2])); 1-[.$F$1])" office:value-type="string" office:string-value="0.481768448565224+0.563072727098711i" calcext:value-type="string">
            <text:p>0.481768448565224+0.563072727098711i</text:p>
          </table:table-cell>
          <table:table-cell table:formula="of:=IMDIV(IMSUM(1;[.M103]);IMSUB(1;[.M103]))" office:value-type="string" office:string-value="0.769871658900456+1.92301387060032i" calcext:value-type="string">
            <text:p>0.769871658900456+1.92301387060032i</text:p>
          </table:table-cell>
          <table:table-cell table:formula="of:=IMSUM([.N103];[.L103])" office:value-type="string" office:string-value="0.769871658900456+1.92301387060032i" calcext:value-type="string">
            <text:p>0.769871658900456+1.92301387060032i</text:p>
          </table:table-cell>
          <table:table-cell table:formula="of:=IMSUM(1;IMPRODUCT([.L103];[.N103]))" office:value-type="string" office:string-value="1" calcext:value-type="string">
            <text:p>1</text:p>
          </table:table-cell>
          <table:table-cell table:formula="of:=IMPRODUCT([.$C$2];[.O103];IMDIV(1;[.P103]))" office:value-type="string" office:string-value="38.4935829450228+96.150693530016i" calcext:value-type="string">
            <text:p>38.4935829450228+96.150693530016i</text:p>
          </table:table-cell>
          <table:table-cell table:formula="of:=IMDIV(IMPRODUCT([.Q103];[.$F$10]);IMSUM([.Q103];[.$F$10]))" office:value-type="string" office:string-value="38.5013451421404+96.1432906918406i" calcext:value-type="string">
            <text:p>38.5013451421404+96.1432906918406i</text:p>
          </table:table-cell>
          <table:table-cell table:formula="of:=[.B103]" office:value-type="float" office:value="7041.5" calcext:value-type="float">
            <text:p>7041.5</text:p>
          </table:table-cell>
          <table:table-cell table:formula="of:=IMREAL([.R103])" office:value-type="float" office:value="38.5013451421404" calcext:value-type="float">
            <text:p>38.5013451421</text:p>
          </table:table-cell>
          <table:table-cell table:formula="of:=IMAGINARY([.R103])" office:value-type="float" office:value="96.1432906918406" calcext:value-type="float">
            <text:p>96.1432906918</text:p>
          </table:table-cell>
          <table:table-cell table:formula="of:=IMABS([.R103])" office:value-type="float" office:value="103.565853073346" calcext:value-type="float">
            <text:p>103.5658530733</text:p>
          </table:table-cell>
        </table:table-row>
        <table:table-row table:style-name="ro1">
          <table:table-cell/>
          <table:table-cell table:formula="of:=[.B103]+[.$C$11]" office:value-type="float" office:value="7042" calcext:value-type="float">
            <text:p>7042</text:p>
          </table:table-cell>
          <table:table-cell table:formula="of:=COMPLEX([.$C$3]/1000;6.284*[.B104]*[.$C$4]/1000)" office:value-type="string" office:string-value="0.5+199.133676i" calcext:value-type="string">
            <text:p>0.5+199.133676i</text:p>
          </table:table-cell>
          <table:table-cell table:formula="of:=COMPLEX(0;-1/6.284/[.B104]/[.$C$5]*1000000000)" office:value-type="string" office:string-value="-199.98128719101i" calcext:value-type="string">
            <text:p>-199.98128719101i</text:p>
          </table:table-cell>
          <table:table-cell table:formula="of:=IMSUM([.C104];[.D104])" office:value-type="string" office:string-value="0.5-0.847611191010003i" calcext:value-type="string">
            <text:p>0.5-0.847611191010003i</text:p>
          </table:table-cell>
          <table:table-cell table:formula="of:=COMPLEX(0; 6.284*[.B104]*[.$C$6]/1000)" office:value-type="string" office:string-value="8.8503856i" calcext:value-type="string">
            <text:p>8.8503856i</text:p>
          </table:table-cell>
          <table:table-cell table:formula="of:=IMDIV(IMPRODUCT(-1;[.F104];[.F104]);[.E104])" office:value-type="string" office:string-value="40.4407823963601+68.5561194647104i" calcext:value-type="string">
            <text:p>40.4407823963601+68.5561194647104i</text:p>
          </table:table-cell>
          <table:table-cell table:formula="of:=COMPLEX(0;-1000000000/6.284/[.$F$12]/[.B104]+6.284*[.F$14]*[.B104]*0.001)" office:value-type="string" office:string-value="28.7205147109057i" calcext:value-type="string">
            <text:p>28.7205147109057i</text:p>
          </table:table-cell>
          <table:table-cell table:formula="of:=IMSUM([.G104];[.H104])" office:value-type="string" office:string-value="40.4407823963601+97.2766341756161i" calcext:value-type="string">
            <text:p>40.4407823963601+97.2766341756161i</text:p>
          </table:table-cell>
          <table:table-cell table:formula="of:=300000/[.B104]" office:value-type="float" office:value="42.6015336552116" calcext:value-type="float">
            <text:p>42.6015336552</text:p>
          </table:table-cell>
          <table:table-cell table:formula="of:=[.$C$1]/[.J104]*2*PI()" office:value-type="float" office:value="0" calcext:value-type="float">
            <text:p>0</text:p>
          </table:table-cell>
          <table:table-cell table:formula="of:=COMPLEX(0;TAN([.K104]))" office:value-type="string" office:string-value="0" calcext:value-type="string">
            <text:p>0</text:p>
          </table:table-cell>
          <table:table-cell table:formula="of:=IMPRODUCT(IMDIV(IMSUB([.I104];[.$C$2]); IMSUM([.I104]; [.$C$2])); 1-[.$F$1])" office:value-type="string" office:string-value="0.48736337265631+0.551383616348953i" calcext:value-type="string">
            <text:p>0.48736337265631+0.551383616348953i</text:p>
          </table:table-cell>
          <table:table-cell table:formula="of:=IMDIV(IMSUM(1;[.M104]);IMSUB(1;[.M104]))" office:value-type="string" office:string-value="0.808815647927203+1.94553268351232i" calcext:value-type="string">
            <text:p>0.808815647927203+1.94553268351232i</text:p>
          </table:table-cell>
          <table:table-cell table:formula="of:=IMSUM([.N104];[.L104])" office:value-type="string" office:string-value="0.808815647927203+1.94553268351232i" calcext:value-type="string">
            <text:p>0.808815647927203+1.94553268351232i</text:p>
          </table:table-cell>
          <table:table-cell table:formula="of:=IMSUM(1;IMPRODUCT([.L104];[.N104]))" office:value-type="string" office:string-value="1" calcext:value-type="string">
            <text:p>1</text:p>
          </table:table-cell>
          <table:table-cell table:formula="of:=IMPRODUCT([.$C$2];[.O104];IMDIV(1;[.P104]))" office:value-type="string" office:string-value="40.4407823963601+97.276634175616i" calcext:value-type="string">
            <text:p>40.4407823963601+97.276634175616i</text:p>
          </table:table-cell>
          <table:table-cell table:formula="of:=IMDIV(IMPRODUCT([.Q104];[.$F$10]);IMSUM([.Q104];[.$F$10]))" office:value-type="string" office:string-value="40.4486086089583+97.2687658382515i" calcext:value-type="string">
            <text:p>40.4486086089583+97.2687658382515i</text:p>
          </table:table-cell>
          <table:table-cell table:formula="of:=[.B104]" office:value-type="float" office:value="7042" calcext:value-type="float">
            <text:p>7042</text:p>
          </table:table-cell>
          <table:table-cell table:formula="of:=IMREAL([.R104])" office:value-type="float" office:value="40.4486086089583" calcext:value-type="float">
            <text:p>40.448608609</text:p>
          </table:table-cell>
          <table:table-cell table:formula="of:=IMAGINARY([.R104])" office:value-type="float" office:value="97.2687658382515" calcext:value-type="float">
            <text:p>97.2687658383</text:p>
          </table:table-cell>
          <table:table-cell table:formula="of:=IMABS([.R104])" office:value-type="float" office:value="105.343736150268" calcext:value-type="float">
            <text:p>105.3437361503</text:p>
          </table:table-cell>
        </table:table-row>
        <table:table-row table:style-name="ro1">
          <table:table-cell/>
          <table:table-cell table:formula="of:=[.B104]+[.$C$11]" office:value-type="float" office:value="7042.5" calcext:value-type="float">
            <text:p>7042.5</text:p>
          </table:table-cell>
          <table:table-cell table:formula="of:=COMPLEX([.$C$3]/1000;6.284*[.B105]*[.$C$4]/1000)" office:value-type="string" office:string-value="0.5+199.147815i" calcext:value-type="string">
            <text:p>0.5+199.147815i</text:p>
          </table:table-cell>
          <table:table-cell table:formula="of:=COMPLEX(0;-1/6.284/[.B105]/[.$C$5]*1000000000)" office:value-type="string" office:string-value="-199.967089016556i" calcext:value-type="string">
            <text:p>-199.967089016556i</text:p>
          </table:table-cell>
          <table:table-cell table:formula="of:=IMSUM([.C105];[.D105])" office:value-type="string" office:string-value="0.5-0.819274016555994i" calcext:value-type="string">
            <text:p>0.5-0.819274016555994i</text:p>
          </table:table-cell>
          <table:table-cell table:formula="of:=COMPLEX(0; 6.284*[.B105]*[.$C$6]/1000)" office:value-type="string" office:string-value="8.851014i" calcext:value-type="string">
            <text:p>8.851014i</text:p>
          </table:table-cell>
          <table:table-cell table:formula="of:=IMDIV(IMPRODUCT(-1;[.F105];[.F105]);[.E105])" office:value-type="string" office:string-value="42.5204112658222+69.6717362467258i" calcext:value-type="string">
            <text:p>42.5204112658222+69.6717362467258i</text:p>
          </table:table-cell>
          <table:table-cell table:formula="of:=COMPLEX(0;-1000000000/6.284/[.$F$12]/[.B105]+6.284*[.F$14]*[.B105]*0.001)" office:value-type="string" office:string-value="28.7272729134253i" calcext:value-type="string">
            <text:p>28.7272729134253i</text:p>
          </table:table-cell>
          <table:table-cell table:formula="of:=IMSUM([.G105];[.H105])" office:value-type="string" office:string-value="42.5204112658222+98.3990091601511i" calcext:value-type="string">
            <text:p>42.5204112658222+98.3990091601511i</text:p>
          </table:table-cell>
          <table:table-cell table:formula="of:=300000/[.B105]" office:value-type="float" office:value="42.5985090521832" calcext:value-type="float">
            <text:p>42.5985090522</text:p>
          </table:table-cell>
          <table:table-cell table:formula="of:=[.$C$1]/[.J105]*2*PI()" office:value-type="float" office:value="0" calcext:value-type="float">
            <text:p>0</text:p>
          </table:table-cell>
          <table:table-cell table:formula="of:=COMPLEX(0;TAN([.K105]))" office:value-type="string" office:string-value="0" calcext:value-type="string">
            <text:p>0</text:p>
          </table:table-cell>
          <table:table-cell table:formula="of:=IMPRODUCT(IMDIV(IMSUB([.I105];[.$C$2]); IMSUM([.I105]; [.$C$2])); 1-[.$F$1])" office:value-type="string" office:string-value="0.492827400162869+0.539397529846335i" calcext:value-type="string">
            <text:p>0.492827400162869+0.539397529846335i</text:p>
          </table:table-cell>
          <table:table-cell table:formula="of:=IMDIV(IMSUM(1;[.M105]);IMSUB(1;[.M105]))" office:value-type="string" office:string-value="0.850408225316445+1.96798018320302i" calcext:value-type="string">
            <text:p>0.850408225316445+1.96798018320302i</text:p>
          </table:table-cell>
          <table:table-cell table:formula="of:=IMSUM([.N105];[.L105])" office:value-type="string" office:string-value="0.850408225316445+1.96798018320302i" calcext:value-type="string">
            <text:p>0.850408225316445+1.96798018320302i</text:p>
          </table:table-cell>
          <table:table-cell table:formula="of:=IMSUM(1;IMPRODUCT([.L105];[.N105]))" office:value-type="string" office:string-value="1" calcext:value-type="string">
            <text:p>1</text:p>
          </table:table-cell>
          <table:table-cell table:formula="of:=IMPRODUCT([.$C$2];[.O105];IMDIV(1;[.P105]))" office:value-type="string" office:string-value="42.5204112658222+98.399009160151i" calcext:value-type="string">
            <text:p>42.5204112658222+98.399009160151i</text:p>
          </table:table-cell>
          <table:table-cell table:formula="of:=IMDIV(IMPRODUCT([.Q105];[.$F$10]);IMSUM([.Q105];[.$F$10]))" office:value-type="string" office:string-value="42.5282844951134+98.3906408002151i" calcext:value-type="string">
            <text:p>42.5282844951134+98.3906408002151i</text:p>
          </table:table-cell>
          <table:table-cell table:formula="of:=[.B105]" office:value-type="float" office:value="7042.5" calcext:value-type="float">
            <text:p>7042.5</text:p>
          </table:table-cell>
          <table:table-cell table:formula="of:=IMREAL([.R105])" office:value-type="float" office:value="42.5282844951134" calcext:value-type="float">
            <text:p>42.5282844951</text:p>
          </table:table-cell>
          <table:table-cell table:formula="of:=IMAGINARY([.R105])" office:value-type="float" office:value="98.3906408002151" calcext:value-type="float">
            <text:p>98.3906408002</text:p>
          </table:table-cell>
          <table:table-cell table:formula="of:=IMABS([.R105])" office:value-type="float" office:value="107.188493688335" calcext:value-type="float">
            <text:p>107.1884936883</text:p>
          </table:table-cell>
        </table:table-row>
        <table:table-row table:style-name="ro1">
          <table:table-cell/>
          <table:table-cell table:formula="of:=[.B105]+[.$C$11]" office:value-type="float" office:value="7043" calcext:value-type="float">
            <text:p>7043</text:p>
          </table:table-cell>
          <table:table-cell table:formula="of:=COMPLEX([.$C$3]/1000;6.284*[.B106]*[.$C$4]/1000)" office:value-type="string" office:string-value="0.5+199.161954i" calcext:value-type="string">
            <text:p>0.5+199.161954i</text:p>
          </table:table-cell>
          <table:table-cell table:formula="of:=COMPLEX(0;-1/6.284/[.B106]/[.$C$5]*1000000000)" office:value-type="string" office:string-value="-199.952892858028i" calcext:value-type="string">
            <text:p>-199.952892858028i</text:p>
          </table:table-cell>
          <table:table-cell table:formula="of:=IMSUM([.C106];[.D106])" office:value-type="string" office:string-value="0.5-0.790938858027999i" calcext:value-type="string">
            <text:p>0.5-0.790938858027999i</text:p>
          </table:table-cell>
          <table:table-cell table:formula="of:=COMPLEX(0; 6.284*[.B106]*[.$C$6]/1000)" office:value-type="string" office:string-value="8.8516424i" calcext:value-type="string">
            <text:p>8.8516424i</text:p>
          </table:table-cell>
          <table:table-cell table:formula="of:=IMDIV(IMPRODUCT(-1;[.F106];[.F106]);[.E106])" office:value-type="string" office:string-value="44.7424509685845+70.7770861489319i" calcext:value-type="string">
            <text:p>44.7424509685845+70.7770861489319i</text:p>
          </table:table-cell>
          <table:table-cell table:formula="of:=COMPLEX(0;-1000000000/6.284/[.$F$12]/[.B106]+6.284*[.F$14]*[.B106]*0.001)" office:value-type="string" office:string-value="28.7340307809453i" calcext:value-type="string">
            <text:p>28.7340307809453i</text:p>
          </table:table-cell>
          <table:table-cell table:formula="of:=IMSUM([.G106];[.H106])" office:value-type="string" office:string-value="44.7424509685845+99.5111169298772i" calcext:value-type="string">
            <text:p>44.7424509685845+99.5111169298772i</text:p>
          </table:table-cell>
          <table:table-cell table:formula="of:=300000/[.B106]" office:value-type="float" office:value="42.5954848786029" calcext:value-type="float">
            <text:p>42.5954848786</text:p>
          </table:table-cell>
          <table:table-cell table:formula="of:=[.$C$1]/[.J106]*2*PI()" office:value-type="float" office:value="0" calcext:value-type="float">
            <text:p>0</text:p>
          </table:table-cell>
          <table:table-cell table:formula="of:=COMPLEX(0;TAN([.K106]))" office:value-type="string" office:string-value="0" calcext:value-type="string">
            <text:p>0</text:p>
          </table:table-cell>
          <table:table-cell table:formula="of:=IMPRODUCT(IMDIV(IMSUB([.I106];[.$C$2]); IMSUM([.I106]; [.$C$2])); 1-[.$F$1])" office:value-type="string" office:string-value="0.498148808538406+0.527110836635335i" calcext:value-type="string">
            <text:p>0.498148808538406+0.527110836635335i</text:p>
          </table:table-cell>
          <table:table-cell table:formula="of:=IMDIV(IMSUM(1;[.M106]);IMSUB(1;[.M106]))" office:value-type="string" office:string-value="0.894849019371695+1.99022233859755i" calcext:value-type="string">
            <text:p>0.894849019371695+1.99022233859755i</text:p>
          </table:table-cell>
          <table:table-cell table:formula="of:=IMSUM([.N106];[.L106])" office:value-type="string" office:string-value="0.894849019371695+1.99022233859755i" calcext:value-type="string">
            <text:p>0.894849019371695+1.99022233859755i</text:p>
          </table:table-cell>
          <table:table-cell table:formula="of:=IMSUM(1;IMPRODUCT([.L106];[.N106]))" office:value-type="string" office:string-value="1" calcext:value-type="string">
            <text:p>1</text:p>
          </table:table-cell>
          <table:table-cell table:formula="of:=IMPRODUCT([.$C$2];[.O106];IMDIV(1;[.P106]))" office:value-type="string" office:string-value="44.7424509685848+99.5111169298775i" calcext:value-type="string">
            <text:p>44.7424509685848+99.5111169298775i</text:p>
          </table:table-cell>
          <table:table-cell table:formula="of:=IMDIV(IMPRODUCT([.Q106];[.$F$10]);IMSUM([.Q106];[.$F$10]))" office:value-type="string" office:string-value="44.7503503123617+99.5022117907973i" calcext:value-type="string">
            <text:p>44.7503503123617+99.5022117907973i</text:p>
          </table:table-cell>
          <table:table-cell table:formula="of:=[.B106]" office:value-type="float" office:value="7043" calcext:value-type="float">
            <text:p>7043</text:p>
          </table:table-cell>
          <table:table-cell table:formula="of:=IMREAL([.R106])" office:value-type="float" office:value="44.7503503123617" calcext:value-type="float">
            <text:p>44.7503503124</text:p>
          </table:table-cell>
          <table:table-cell table:formula="of:=IMAGINARY([.R106])" office:value-type="float" office:value="99.5022117907973" calcext:value-type="float">
            <text:p>99.5022117908</text:p>
          </table:table-cell>
          <table:table-cell table:formula="of:=IMABS([.R106])" office:value-type="float" office:value="109.102172317236" calcext:value-type="float">
            <text:p>109.1021723172</text:p>
          </table:table-cell>
        </table:table-row>
        <table:table-row table:style-name="ro1">
          <table:table-cell/>
          <table:table-cell table:formula="of:=[.B106]+[.$C$11]" office:value-type="float" office:value="7043.5" calcext:value-type="float">
            <text:p>7043.5</text:p>
          </table:table-cell>
          <table:table-cell table:formula="of:=COMPLEX([.$C$3]/1000;6.284*[.B107]*[.$C$4]/1000)" office:value-type="string" office:string-value="0.5+199.176093i" calcext:value-type="string">
            <text:p>0.5+199.176093i</text:p>
          </table:table-cell>
          <table:table-cell table:formula="of:=COMPLEX(0;-1/6.284/[.B107]/[.$C$5]*1000000000)" office:value-type="string" office:string-value="-199.938698714999i" calcext:value-type="string">
            <text:p>-199.938698714999i</text:p>
          </table:table-cell>
          <table:table-cell table:formula="of:=IMSUM([.C107];[.D107])" office:value-type="string" office:string-value="0.5-0.762605714998983i" calcext:value-type="string">
            <text:p>0.5-0.762605714998983i</text:p>
          </table:table-cell>
          <table:table-cell table:formula="of:=COMPLEX(0; 6.284*[.B107]*[.$C$6]/1000)" office:value-type="string" office:string-value="8.8522708i" calcext:value-type="string">
            <text:p>8.8522708i</text:p>
          </table:table-cell>
          <table:table-cell table:formula="of:=IMDIV(IMPRODUCT(-1;[.F107];[.F107]);[.E107])" office:value-type="string" office:string-value="47.1174622182958+71.8640919278421i" calcext:value-type="string">
            <text:p>47.1174622182958+71.8640919278421i</text:p>
          </table:table-cell>
          <table:table-cell table:formula="of:=COMPLEX(0;-1000000000/6.284/[.$F$12]/[.B107]+6.284*[.F$14]*[.B107]*0.001)" office:value-type="string" office:string-value="28.740788313537i" calcext:value-type="string">
            <text:p>28.740788313537i</text:p>
          </table:table-cell>
          <table:table-cell table:formula="of:=IMSUM([.G107];[.H107])" office:value-type="string" office:string-value="47.1174622182958+100.604880241379i" calcext:value-type="string">
            <text:p>47.1174622182958+100.604880241379i</text:p>
          </table:table-cell>
          <table:table-cell table:formula="of:=300000/[.B107]" office:value-type="float" office:value="42.5924611343792" calcext:value-type="float">
            <text:p>42.5924611344</text:p>
          </table:table-cell>
          <table:table-cell table:formula="of:=[.$C$1]/[.J107]*2*PI()" office:value-type="float" office:value="0" calcext:value-type="float">
            <text:p>0</text:p>
          </table:table-cell>
          <table:table-cell table:formula="of:=COMPLEX(0;TAN([.K107]))" office:value-type="string" office:string-value="0" calcext:value-type="string">
            <text:p>0</text:p>
          </table:table-cell>
          <table:table-cell table:formula="of:=IMPRODUCT(IMDIV(IMSUB([.I107];[.$C$2]); IMSUM([.I107]; [.$C$2])); 1-[.$F$1])" office:value-type="string" office:string-value="0.503315348070096+0.514520239550962i" calcext:value-type="string">
            <text:p>0.503315348070096+0.514520239550962i</text:p>
          </table:table-cell>
          <table:table-cell table:formula="of:=IMDIV(IMSUM(1;[.M107]);IMSUB(1;[.M107]))" office:value-type="string" office:string-value="0.942349244365919+2.01209760482758i" calcext:value-type="string">
            <text:p>0.942349244365919+2.01209760482758i</text:p>
          </table:table-cell>
          <table:table-cell table:formula="of:=IMSUM([.N107];[.L107])" office:value-type="string" office:string-value="0.942349244365919+2.01209760482758i" calcext:value-type="string">
            <text:p>0.942349244365919+2.01209760482758i</text:p>
          </table:table-cell>
          <table:table-cell table:formula="of:=IMSUM(1;IMPRODUCT([.L107];[.N107]))" office:value-type="string" office:string-value="1" calcext:value-type="string">
            <text:p>1</text:p>
          </table:table-cell>
          <table:table-cell table:formula="of:=IMPRODUCT([.$C$2];[.O107];IMDIV(1;[.P107]))" office:value-type="string" office:string-value="47.117462218296+100.604880241379i" calcext:value-type="string">
            <text:p>47.117462218296+100.604880241379i</text:p>
          </table:table-cell>
          <table:table-cell table:formula="of:=IMDIV(IMPRODUCT([.Q107];[.$F$10]);IMSUM([.Q107];[.$F$10]))" office:value-type="string" office:string-value="47.1253621868321+100.595399390549i" calcext:value-type="string">
            <text:p>47.1253621868321+100.595399390549i</text:p>
          </table:table-cell>
          <table:table-cell table:formula="of:=[.B107]" office:value-type="float" office:value="7043.5" calcext:value-type="float">
            <text:p>7043.5</text:p>
          </table:table-cell>
          <table:table-cell table:formula="of:=IMREAL([.R107])" office:value-type="float" office:value="47.1253621868321" calcext:value-type="float">
            <text:p>47.1253621868</text:p>
          </table:table-cell>
          <table:table-cell table:formula="of:=IMAGINARY([.R107])" office:value-type="float" office:value="100.595399390549" calcext:value-type="float">
            <text:p>100.5953993905</text:p>
          </table:table-cell>
          <table:table-cell table:formula="of:=IMABS([.R107])" office:value-type="float" office:value="111.086606482439" calcext:value-type="float">
            <text:p>111.0866064824</text:p>
          </table:table-cell>
        </table:table-row>
        <table:table-row table:style-name="ro1">
          <table:table-cell/>
          <table:table-cell table:formula="of:=[.B107]+[.$C$11]" office:value-type="float" office:value="7044" calcext:value-type="float">
            <text:p>7044</text:p>
          </table:table-cell>
          <table:table-cell table:formula="of:=COMPLEX([.$C$3]/1000;6.284*[.B108]*[.$C$4]/1000)" office:value-type="string" office:string-value="0.5+199.190232i" calcext:value-type="string">
            <text:p>0.5+199.190232i</text:p>
          </table:table-cell>
          <table:table-cell table:formula="of:=COMPLEX(0;-1/6.284/[.B108]/[.$C$5]*1000000000)" office:value-type="string" office:string-value="-199.924506587038i" calcext:value-type="string">
            <text:p>-199.924506587038i</text:p>
          </table:table-cell>
          <table:table-cell table:formula="of:=IMSUM([.C108];[.D108])" office:value-type="string" office:string-value="0.5-0.734274587037987i" calcext:value-type="string">
            <text:p>0.5-0.734274587037987i</text:p>
          </table:table-cell>
          <table:table-cell table:formula="of:=COMPLEX(0; 6.284*[.B108]*[.$C$6]/1000)" office:value-type="string" office:string-value="8.8528992i" calcext:value-type="string">
            <text:p>8.8528992i</text:p>
          </table:table-cell>
          <table:table-cell table:formula="of:=IMDIV(IMPRODUCT(-1;[.F108];[.F108]);[.E108])" office:value-type="string" office:string-value="49.6565378108764+72.9230675896349i" calcext:value-type="string">
            <text:p>49.6565378108764+72.9230675896349i</text:p>
          </table:table-cell>
          <table:table-cell table:formula="of:=COMPLEX(0;-1000000000/6.284/[.$F$12]/[.B108]+6.284*[.F$14]*[.B108]*0.001)" office:value-type="string" office:string-value="28.7475455112717i" calcext:value-type="string">
            <text:p>28.7475455112717i</text:p>
          </table:table-cell>
          <table:table-cell table:formula="of:=IMSUM([.G108];[.H108])" office:value-type="string" office:string-value="49.6565378108764+101.670613100907i" calcext:value-type="string">
            <text:p>49.6565378108764+101.670613100907i</text:p>
          </table:table-cell>
          <table:table-cell table:formula="of:=300000/[.B108]" office:value-type="float" office:value="42.5894378194208" calcext:value-type="float">
            <text:p>42.5894378194</text:p>
          </table:table-cell>
          <table:table-cell table:formula="of:=[.$C$1]/[.J108]*2*PI()" office:value-type="float" office:value="0" calcext:value-type="float">
            <text:p>0</text:p>
          </table:table-cell>
          <table:table-cell table:formula="of:=COMPLEX(0;TAN([.K108]))" office:value-type="string" office:string-value="0" calcext:value-type="string">
            <text:p>0</text:p>
          </table:table-cell>
          <table:table-cell table:formula="of:=IMPRODUCT(IMDIV(IMSUB([.I108];[.$C$2]); IMSUM([.I108]; [.$C$2])); 1-[.$F$1])" office:value-type="string" office:string-value="0.508314236627398+0.501622814851833i" calcext:value-type="string">
            <text:p>0.508314236627398+0.501622814851833i</text:p>
          </table:table-cell>
          <table:table-cell table:formula="of:=IMDIV(IMSUM(1;[.M108]);IMSUB(1;[.M108]))" office:value-type="string" office:string-value="0.993130756217531+2.03341226201814i" calcext:value-type="string">
            <text:p>0.993130756217531+2.03341226201814i</text:p>
          </table:table-cell>
          <table:table-cell table:formula="of:=IMSUM([.N108];[.L108])" office:value-type="string" office:string-value="0.993130756217531+2.03341226201814i" calcext:value-type="string">
            <text:p>0.993130756217531+2.03341226201814i</text:p>
          </table:table-cell>
          <table:table-cell table:formula="of:=IMSUM(1;IMPRODUCT([.L108];[.N108]))" office:value-type="string" office:string-value="1" calcext:value-type="string">
            <text:p>1</text:p>
          </table:table-cell>
          <table:table-cell table:formula="of:=IMPRODUCT([.$C$2];[.O108];IMDIV(1;[.P108]))" office:value-type="string" office:string-value="49.6565378108766+101.670613100907i" calcext:value-type="string">
            <text:p>49.6565378108766+101.670613100907i</text:p>
          </table:table-cell>
          <table:table-cell table:formula="of:=IMDIV(IMPRODUCT([.Q108];[.$F$10]);IMSUM([.Q108];[.$F$10]))" office:value-type="string" office:string-value="49.6644075431616+101.66051557081i" calcext:value-type="string">
            <text:p>49.6644075431616+101.66051557081i</text:p>
          </table:table-cell>
          <table:table-cell table:formula="of:=[.B108]" office:value-type="float" office:value="7044" calcext:value-type="float">
            <text:p>7044</text:p>
          </table:table-cell>
          <table:table-cell table:formula="of:=IMREAL([.R108])" office:value-type="float" office:value="49.6644075431616" calcext:value-type="float">
            <text:p>49.6644075432</text:p>
          </table:table-cell>
          <table:table-cell table:formula="of:=IMAGINARY([.R108])" office:value-type="float" office:value="101.66051557081" calcext:value-type="float">
            <text:p>101.6605155708</text:p>
          </table:table-cell>
          <table:table-cell table:formula="of:=IMABS([.R108])" office:value-type="float" office:value="113.143333001711" calcext:value-type="float">
            <text:p>113.1433330017</text:p>
          </table:table-cell>
        </table:table-row>
        <table:table-row table:style-name="ro1">
          <table:table-cell/>
          <table:table-cell table:formula="of:=[.B108]+[.$C$11]" office:value-type="float" office:value="7044.5" calcext:value-type="float">
            <text:p>7044.5</text:p>
          </table:table-cell>
          <table:table-cell table:formula="of:=COMPLEX([.$C$3]/1000;6.284*[.B109]*[.$C$4]/1000)" office:value-type="string" office:string-value="0.5+199.204371i" calcext:value-type="string">
            <text:p>0.5+199.204371i</text:p>
          </table:table-cell>
          <table:table-cell table:formula="of:=COMPLEX(0;-1/6.284/[.B109]/[.$C$5]*1000000000)" office:value-type="string" office:string-value="-199.910316473716i" calcext:value-type="string">
            <text:p>-199.910316473716i</text:p>
          </table:table-cell>
          <table:table-cell table:formula="of:=IMSUM([.C109];[.D109])" office:value-type="string" office:string-value="0.5-0.705945473715985i" calcext:value-type="string">
            <text:p>0.5-0.705945473715985i</text:p>
          </table:table-cell>
          <table:table-cell table:formula="of:=COMPLEX(0; 6.284*[.B109]*[.$C$6]/1000)" office:value-type="string" office:string-value="8.8535276i" calcext:value-type="string">
            <text:p>8.8535276i</text:p>
          </table:table-cell>
          <table:table-cell table:formula="of:=IMDIV(IMPRODUCT(-1;[.F109];[.F109]);[.E109])" office:value-type="string" office:string-value="52.3712213801847+73.9424533726385i" calcext:value-type="string">
            <text:p>52.3712213801847+73.9424533726385i</text:p>
          </table:table-cell>
          <table:table-cell table:formula="of:=COMPLEX(0;-1000000000/6.284/[.$F$12]/[.B109]+6.284*[.F$14]*[.B109]*0.001)" office:value-type="string" office:string-value="28.7543023742207i" calcext:value-type="string">
            <text:p>28.7543023742207i</text:p>
          </table:table-cell>
          <table:table-cell table:formula="of:=IMSUM([.G109];[.H109])" office:value-type="string" office:string-value="52.3712213801847+102.696755746859i" calcext:value-type="string">
            <text:p>52.3712213801847+102.696755746859i</text:p>
          </table:table-cell>
          <table:table-cell table:formula="of:=300000/[.B109]" office:value-type="float" office:value="42.5864149336362" calcext:value-type="float">
            <text:p>42.5864149336</text:p>
          </table:table-cell>
          <table:table-cell table:formula="of:=[.$C$1]/[.J109]*2*PI()" office:value-type="float" office:value="0" calcext:value-type="float">
            <text:p>0</text:p>
          </table:table-cell>
          <table:table-cell table:formula="of:=COMPLEX(0;TAN([.K109]))" office:value-type="string" office:string-value="0" calcext:value-type="string">
            <text:p>0</text:p>
          </table:table-cell>
          <table:table-cell table:formula="of:=IMPRODUCT(IMDIV(IMSUB([.I109];[.$C$2]); IMSUM([.I109]; [.$C$2])); 1-[.$F$1])" office:value-type="string" office:string-value="0.513132156527322+0.48841605412155i" calcext:value-type="string">
            <text:p>0.513132156527322+0.48841605412155i</text:p>
          </table:table-cell>
          <table:table-cell table:formula="of:=IMDIV(IMSUM(1;[.M109]);IMSUB(1;[.M109]))" office:value-type="string" office:string-value="1.04742442760369+2.05393511493717i" calcext:value-type="string">
            <text:p>1.04742442760369+2.05393511493717i</text:p>
          </table:table-cell>
          <table:table-cell table:formula="of:=IMSUM([.N109];[.L109])" office:value-type="string" office:string-value="1.04742442760369+2.05393511493717i" calcext:value-type="string">
            <text:p>1.04742442760369+2.05393511493717i</text:p>
          </table:table-cell>
          <table:table-cell table:formula="of:=IMSUM(1;IMPRODUCT([.L109];[.N109]))" office:value-type="string" office:string-value="1" calcext:value-type="string">
            <text:p>1</text:p>
          </table:table-cell>
          <table:table-cell table:formula="of:=IMPRODUCT([.$C$2];[.O109];IMDIV(1;[.P109]))" office:value-type="string" office:string-value="52.3712213801845+102.696755746859i" calcext:value-type="string">
            <text:p>52.3712213801845+102.696755746859i</text:p>
          </table:table-cell>
          <table:table-cell table:formula="of:=IMDIV(IMPRODUCT([.Q109];[.$F$10]);IMSUM([.Q109];[.$F$10]))" office:value-type="string" office:string-value="52.3790237534745+102.685998789118i" calcext:value-type="string">
            <text:p>52.3790237534745+102.685998789118i</text:p>
          </table:table-cell>
          <table:table-cell table:formula="of:=[.B109]" office:value-type="float" office:value="7044.5" calcext:value-type="float">
            <text:p>7044.5</text:p>
          </table:table-cell>
          <table:table-cell table:formula="of:=IMREAL([.R109])" office:value-type="float" office:value="52.3790237534745" calcext:value-type="float">
            <text:p>52.3790237535</text:p>
          </table:table-cell>
          <table:table-cell table:formula="of:=IMAGINARY([.R109])" office:value-type="float" office:value="102.685998789118" calcext:value-type="float">
            <text:p>102.6859987891</text:p>
          </table:table-cell>
          <table:table-cell table:formula="of:=IMABS([.R109])" office:value-type="float" office:value="115.27348557533" calcext:value-type="float">
            <text:p>115.2734855753</text:p>
          </table:table-cell>
        </table:table-row>
        <table:table-row table:style-name="ro1">
          <table:table-cell/>
          <table:table-cell table:formula="of:=[.B109]+[.$C$11]" office:value-type="float" office:value="7045" calcext:value-type="float">
            <text:p>7045</text:p>
          </table:table-cell>
          <table:table-cell table:formula="of:=COMPLEX([.$C$3]/1000;6.284*[.B110]*[.$C$4]/1000)" office:value-type="string" office:string-value="0.5+199.21851i" calcext:value-type="string">
            <text:p>0.5+199.21851i</text:p>
          </table:table-cell>
          <table:table-cell table:formula="of:=COMPLEX(0;-1/6.284/[.B110]/[.$C$5]*1000000000)" office:value-type="string" office:string-value="-199.896128374605i" calcext:value-type="string">
            <text:p>-199.896128374605i</text:p>
          </table:table-cell>
          <table:table-cell table:formula="of:=IMSUM([.C110];[.D110])" office:value-type="string" office:string-value="0.5-0.677618374605004i" calcext:value-type="string">
            <text:p>0.5-0.677618374605004i</text:p>
          </table:table-cell>
          <table:table-cell table:formula="of:=COMPLEX(0; 6.284*[.B110]*[.$C$6]/1000)" office:value-type="string" office:string-value="8.854156i" calcext:value-type="string">
            <text:p>8.854156i</text:p>
          </table:table-cell>
          <table:table-cell table:formula="of:=IMDIV(IMPRODUCT(-1;[.F110];[.F110]);[.E110])" office:value-type="string" office:string-value="55.2733812212801+74.9085174841732i" calcext:value-type="string">
            <text:p>55.2733812212801+74.9085174841732i</text:p>
          </table:table-cell>
          <table:table-cell table:formula="of:=COMPLEX(0;-1000000000/6.284/[.$F$12]/[.B110]+6.284*[.F$14]*[.B110]*0.001)" office:value-type="string" office:string-value="28.7610589024554i" calcext:value-type="string">
            <text:p>28.7610589024554i</text:p>
          </table:table-cell>
          <table:table-cell table:formula="of:=IMSUM([.G110];[.H110])" office:value-type="string" office:string-value="55.2733812212801+103.669576386629i" calcext:value-type="string">
            <text:p>55.2733812212801+103.669576386629i</text:p>
          </table:table-cell>
          <table:table-cell table:formula="of:=300000/[.B110]" office:value-type="float" office:value="42.583392476934" calcext:value-type="float">
            <text:p>42.5833924769</text:p>
          </table:table-cell>
          <table:table-cell table:formula="of:=[.$C$1]/[.J110]*2*PI()" office:value-type="float" office:value="0" calcext:value-type="float">
            <text:p>0</text:p>
          </table:table-cell>
          <table:table-cell table:formula="of:=COMPLEX(0;TAN([.K110]))" office:value-type="string" office:string-value="0" calcext:value-type="string">
            <text:p>0</text:p>
          </table:table-cell>
          <table:table-cell table:formula="of:=IMPRODUCT(IMDIV(IMSUB([.I110];[.$C$2]); IMSUM([.I110]; [.$C$2])); 1-[.$F$1])" office:value-type="string" office:string-value="0.517755253802074+0.474897908407929i" calcext:value-type="string">
            <text:p>0.517755253802074+0.474897908407929i</text:p>
          </table:table-cell>
          <table:table-cell table:formula="of:=IMDIV(IMSUM(1;[.M110]);IMSUB(1;[.M110]))" office:value-type="string" office:string-value="1.1054676244256+2.07339152773258i" calcext:value-type="string">
            <text:p>1.1054676244256+2.07339152773258i</text:p>
          </table:table-cell>
          <table:table-cell table:formula="of:=IMSUM([.N110];[.L110])" office:value-type="string" office:string-value="1.1054676244256+2.07339152773258i" calcext:value-type="string">
            <text:p>1.1054676244256+2.07339152773258i</text:p>
          </table:table-cell>
          <table:table-cell table:formula="of:=IMSUM(1;IMPRODUCT([.L110];[.N110]))" office:value-type="string" office:string-value="1" calcext:value-type="string">
            <text:p>1</text:p>
          </table:table-cell>
          <table:table-cell table:formula="of:=IMPRODUCT([.$C$2];[.O110];IMDIV(1;[.P110]))" office:value-type="string" office:string-value="55.27338122128+103.669576386629i" calcext:value-type="string">
            <text:p>55.27338122128+103.669576386629i</text:p>
          </table:table-cell>
          <table:table-cell table:formula="of:=IMDIV(IMPRODUCT([.Q110];[.$F$10]);IMSUM([.Q110];[.$F$10]))" office:value-type="string" office:string-value="55.2810718501739+103.658115875313i" calcext:value-type="string">
            <text:p>55.2810718501739+103.658115875313i</text:p>
          </table:table-cell>
          <table:table-cell table:formula="of:=[.B110]" office:value-type="float" office:value="7045" calcext:value-type="float">
            <text:p>7045</text:p>
          </table:table-cell>
          <table:table-cell table:formula="of:=IMREAL([.R110])" office:value-type="float" office:value="55.2810718501739" calcext:value-type="float">
            <text:p>55.2810718502</text:p>
          </table:table-cell>
          <table:table-cell table:formula="of:=IMAGINARY([.R110])" office:value-type="float" office:value="103.658115875313" calcext:value-type="float">
            <text:p>103.6581158753</text:p>
          </table:table-cell>
          <table:table-cell table:formula="of:=IMABS([.R110])" office:value-type="float" office:value="117.477665501677" calcext:value-type="float">
            <text:p>117.4776655017</text:p>
          </table:table-cell>
        </table:table-row>
        <table:table-row table:style-name="ro1">
          <table:table-cell/>
          <table:table-cell table:formula="of:=[.B110]+[.$C$11]" office:value-type="float" office:value="7045.5" calcext:value-type="float">
            <text:p>7045.5</text:p>
          </table:table-cell>
          <table:table-cell table:formula="of:=COMPLEX([.$C$3]/1000;6.284*[.B111]*[.$C$4]/1000)" office:value-type="string" office:string-value="0.5+199.232649i" calcext:value-type="string">
            <text:p>0.5+199.232649i</text:p>
          </table:table-cell>
          <table:table-cell table:formula="of:=COMPLEX(0;-1/6.284/[.B111]/[.$C$5]*1000000000)" office:value-type="string" office:string-value="-199.881942289276i" calcext:value-type="string">
            <text:p>-199.881942289276i</text:p>
          </table:table-cell>
          <table:table-cell table:formula="of:=IMSUM([.C111];[.D111])" office:value-type="string" office:string-value="0.5-0.649293289275988i" calcext:value-type="string">
            <text:p>0.5-0.649293289275988i</text:p>
          </table:table-cell>
          <table:table-cell table:formula="of:=COMPLEX(0; 6.284*[.B111]*[.$C$6]/1000)" office:value-type="string" office:string-value="8.8547844i" calcext:value-type="string">
            <text:p>8.8547844i</text:p>
          </table:table-cell>
          <table:table-cell table:formula="of:=IMDIV(IMPRODUCT(-1;[.F111];[.F111]);[.E111])" office:value-type="string" office:string-value="58.3750256714789+75.8050248596096i" calcext:value-type="string">
            <text:p>58.3750256714789+75.8050248596096i</text:p>
          </table:table-cell>
          <table:table-cell table:formula="of:=COMPLEX(0;-1000000000/6.284/[.$F$12]/[.B111]+6.284*[.F$14]*[.B111]*0.001)" office:value-type="string" office:string-value="28.7678150960468i" calcext:value-type="string">
            <text:p>28.7678150960468i</text:p>
          </table:table-cell>
          <table:table-cell table:formula="of:=IMSUM([.G111];[.H111])" office:value-type="string" office:string-value="58.3750256714789+104.572839955656i" calcext:value-type="string">
            <text:p>58.3750256714789+104.572839955656i</text:p>
          </table:table-cell>
          <table:table-cell table:formula="of:=300000/[.B111]" office:value-type="float" office:value="42.5803704492229" calcext:value-type="float">
            <text:p>42.5803704492</text:p>
          </table:table-cell>
          <table:table-cell table:formula="of:=[.$C$1]/[.J111]*2*PI()" office:value-type="float" office:value="0" calcext:value-type="float">
            <text:p>0</text:p>
          </table:table-cell>
          <table:table-cell table:formula="of:=COMPLEX(0;TAN([.K111]))" office:value-type="string" office:string-value="0" calcext:value-type="string">
            <text:p>0</text:p>
          </table:table-cell>
          <table:table-cell table:formula="of:=IMPRODUCT(IMDIV(IMSUB([.I111];[.$C$2]); IMSUM([.I111]; [.$C$2])); 1-[.$F$1])" office:value-type="string" office:string-value="0.522169140166189+0.461066834556005i" calcext:value-type="string">
            <text:p>0.522169140166189+0.461066834556005i</text:p>
          </table:table-cell>
          <table:table-cell table:formula="of:=IMDIV(IMSUM(1;[.M111]);IMSUB(1;[.M111]))" office:value-type="string" office:string-value="1.16750051342958+2.09145679911312i" calcext:value-type="string">
            <text:p>1.16750051342958+2.09145679911312i</text:p>
          </table:table-cell>
          <table:table-cell table:formula="of:=IMSUM([.N111];[.L111])" office:value-type="string" office:string-value="1.16750051342958+2.09145679911312i" calcext:value-type="string">
            <text:p>1.16750051342958+2.09145679911312i</text:p>
          </table:table-cell>
          <table:table-cell table:formula="of:=IMSUM(1;IMPRODUCT([.L111];[.N111]))" office:value-type="string" office:string-value="1" calcext:value-type="string">
            <text:p>1</text:p>
          </table:table-cell>
          <table:table-cell table:formula="of:=IMPRODUCT([.$C$2];[.O111];IMDIV(1;[.P111]))" office:value-type="string" office:string-value="58.375025671479+104.572839955656i" calcext:value-type="string">
            <text:p>58.375025671479+104.572839955656i</text:p>
          </table:table-cell>
          <table:table-cell table:formula="of:=IMDIV(IMPRODUCT([.Q111];[.$F$10]);IMSUM([.Q111];[.$F$10]))" office:value-type="string" office:string-value="58.3825517981748+104.560630984684i" calcext:value-type="string">
            <text:p>58.3825517981748+104.560630984684i</text:p>
          </table:table-cell>
          <table:table-cell table:formula="of:=[.B111]" office:value-type="float" office:value="7045.5" calcext:value-type="float">
            <text:p>7045.5</text:p>
          </table:table-cell>
          <table:table-cell table:formula="of:=IMREAL([.R111])" office:value-type="float" office:value="58.3825517981748" calcext:value-type="float">
            <text:p>58.3825517982</text:p>
          </table:table-cell>
          <table:table-cell table:formula="of:=IMAGINARY([.R111])" office:value-type="float" office:value="104.560630984684" calcext:value-type="float">
            <text:p>104.5606309847</text:p>
          </table:table-cell>
          <table:table-cell table:formula="of:=IMABS([.R111])" office:value-type="float" office:value="119.755784438088" calcext:value-type="float">
            <text:p>119.7557844381</text:p>
          </table:table-cell>
        </table:table-row>
        <table:table-row table:style-name="ro1">
          <table:table-cell/>
          <table:table-cell table:formula="of:=[.B111]+[.$C$11]" office:value-type="float" office:value="7046" calcext:value-type="float">
            <text:p>7046</text:p>
          </table:table-cell>
          <table:table-cell table:formula="of:=COMPLEX([.$C$3]/1000;6.284*[.B112]*[.$C$4]/1000)" office:value-type="string" office:string-value="0.5+199.246788i" calcext:value-type="string">
            <text:p>0.5+199.246788i</text:p>
          </table:table-cell>
          <table:table-cell table:formula="of:=COMPLEX(0;-1/6.284/[.B112]/[.$C$5]*1000000000)" office:value-type="string" office:string-value="-199.867758217299i" calcext:value-type="string">
            <text:p>-199.867758217299i</text:p>
          </table:table-cell>
          <table:table-cell table:formula="of:=IMSUM([.C112];[.D112])" office:value-type="string" office:string-value="0.5-0.620970217299003i" calcext:value-type="string">
            <text:p>0.5-0.620970217299003i</text:p>
          </table:table-cell>
          <table:table-cell table:formula="of:=COMPLEX(0; 6.284*[.B112]*[.$C$6]/1000)" office:value-type="string" office:string-value="8.8554128i" calcext:value-type="string">
            <text:p>8.8554128i</text:p>
          </table:table-cell>
          <table:table-cell table:formula="of:=IMDIV(IMPRODUCT(-1;[.F112];[.F112]);[.E112])" office:value-type="string" office:string-value="61.6880436005365+76.612875678751i" calcext:value-type="string">
            <text:p>61.6880436005365+76.612875678751i</text:p>
          </table:table-cell>
          <table:table-cell table:formula="of:=COMPLEX(0;-1000000000/6.284/[.$F$12]/[.B112]+6.284*[.F$14]*[.B112]*0.001)" office:value-type="string" office:string-value="28.7745709550664i" calcext:value-type="string">
            <text:p>28.7745709550664i</text:p>
          </table:table-cell>
          <table:table-cell table:formula="of:=IMSUM([.G112];[.H112])" office:value-type="string" office:string-value="61.6880436005365+105.387446633817i" calcext:value-type="string">
            <text:p>61.6880436005365+105.387446633817i</text:p>
          </table:table-cell>
          <table:table-cell table:formula="of:=300000/[.B112]" office:value-type="float" office:value="42.5773488504116" calcext:value-type="float">
            <text:p>42.5773488504</text:p>
          </table:table-cell>
          <table:table-cell table:formula="of:=[.$C$1]/[.J112]*2*PI()" office:value-type="float" office:value="0" calcext:value-type="float">
            <text:p>0</text:p>
          </table:table-cell>
          <table:table-cell table:formula="of:=COMPLEX(0;TAN([.K112]))" office:value-type="string" office:string-value="0" calcext:value-type="string">
            <text:p>0</text:p>
          </table:table-cell>
          <table:table-cell table:formula="of:=IMPRODUCT(IMDIV(IMSUB([.I112];[.$C$2]); IMSUM([.I112]; [.$C$2])); 1-[.$F$1])" office:value-type="string" office:string-value="0.526358897996547+0.446921843662155i" calcext:value-type="string">
            <text:p>0.526358897996547+0.446921843662155i</text:p>
          </table:table-cell>
          <table:table-cell table:formula="of:=IMDIV(IMSUM(1;[.M112]);IMSUB(1;[.M112]))" office:value-type="string" office:string-value="1.23376087201073+2.10774893267633i" calcext:value-type="string">
            <text:p>1.23376087201073+2.10774893267633i</text:p>
          </table:table-cell>
          <table:table-cell table:formula="of:=IMSUM([.N112];[.L112])" office:value-type="string" office:string-value="1.23376087201073+2.10774893267633i" calcext:value-type="string">
            <text:p>1.23376087201073+2.10774893267633i</text:p>
          </table:table-cell>
          <table:table-cell table:formula="of:=IMSUM(1;IMPRODUCT([.L112];[.N112]))" office:value-type="string" office:string-value="1" calcext:value-type="string">
            <text:p>1</text:p>
          </table:table-cell>
          <table:table-cell table:formula="of:=IMPRODUCT([.$C$2];[.O112];IMDIV(1;[.P112]))" office:value-type="string" office:string-value="61.6880436005365+105.387446633817i" calcext:value-type="string">
            <text:p>61.6880436005365+105.387446633817i</text:p>
          </table:table-cell>
          <table:table-cell table:formula="of:=IMDIV(IMPRODUCT([.Q112];[.$F$10]);IMSUM([.Q112];[.$F$10]))" office:value-type="string" office:string-value="61.6953428864658+105.37444436284i" calcext:value-type="string">
            <text:p>61.6953428864658+105.37444436284i</text:p>
          </table:table-cell>
          <table:table-cell table:formula="of:=[.B112]" office:value-type="float" office:value="7046" calcext:value-type="float">
            <text:p>7046</text:p>
          </table:table-cell>
          <table:table-cell table:formula="of:=IMREAL([.R112])" office:value-type="float" office:value="61.6953428864658" calcext:value-type="float">
            <text:p>61.6953428865</text:p>
          </table:table-cell>
          <table:table-cell table:formula="of:=IMAGINARY([.R112])" office:value-type="float" office:value="105.37444436284" calcext:value-type="float">
            <text:p>105.3744443628</text:p>
          </table:table-cell>
          <table:table-cell table:formula="of:=IMABS([.R112])" office:value-type="float" office:value="122.106874739532" calcext:value-type="float">
            <text:p>122.1068747395</text:p>
          </table:table-cell>
        </table:table-row>
        <table:table-row table:style-name="ro1">
          <table:table-cell/>
          <table:table-cell table:formula="of:=[.B112]+[.$C$11]" office:value-type="float" office:value="7046.5" calcext:value-type="float">
            <text:p>7046.5</text:p>
          </table:table-cell>
          <table:table-cell table:formula="of:=COMPLEX([.$C$3]/1000;6.284*[.B113]*[.$C$4]/1000)" office:value-type="string" office:string-value="0.5+199.260927i" calcext:value-type="string">
            <text:p>0.5+199.260927i</text:p>
          </table:table-cell>
          <table:table-cell table:formula="of:=COMPLEX(0;-1/6.284/[.B113]/[.$C$5]*1000000000)" office:value-type="string" office:string-value="-199.853576158248i" calcext:value-type="string">
            <text:p>-199.853576158248i</text:p>
          </table:table-cell>
          <table:table-cell table:formula="of:=IMSUM([.C113];[.D113])" office:value-type="string" office:string-value="0.5-0.59264915824798i" calcext:value-type="string">
            <text:p>0.5-0.59264915824798i</text:p>
          </table:table-cell>
          <table:table-cell table:formula="of:=COMPLEX(0; 6.284*[.B113]*[.$C$6]/1000)" office:value-type="string" office:string-value="8.8560412i" calcext:value-type="string">
            <text:p>8.8560412i</text:p>
          </table:table-cell>
          <table:table-cell table:formula="of:=IMDIV(IMPRODUCT(-1;[.F113];[.F113]);[.E113])" office:value-type="string" office:string-value="65.2238504079465+77.3097200839234i" calcext:value-type="string">
            <text:p>65.2238504079465+77.3097200839234i</text:p>
          </table:table-cell>
          <table:table-cell table:formula="of:=COMPLEX(0;-1000000000/6.284/[.$F$12]/[.B113]+6.284*[.F$14]*[.B113]*0.001)" office:value-type="string" office:string-value="28.7813264795853i" calcext:value-type="string">
            <text:p>28.7813264795853i</text:p>
          </table:table-cell>
          <table:table-cell table:formula="of:=IMSUM([.G113];[.H113])" office:value-type="string" office:string-value="65.2238504079465+106.091046563509i" calcext:value-type="string">
            <text:p>65.2238504079465+106.091046563509i</text:p>
          </table:table-cell>
          <table:table-cell table:formula="of:=300000/[.B113]" office:value-type="float" office:value="42.5743276804087" calcext:value-type="float">
            <text:p>42.5743276804</text:p>
          </table:table-cell>
          <table:table-cell table:formula="of:=[.$C$1]/[.J113]*2*PI()" office:value-type="float" office:value="0" calcext:value-type="float">
            <text:p>0</text:p>
          </table:table-cell>
          <table:table-cell table:formula="of:=COMPLEX(0;TAN([.K113]))" office:value-type="string" office:string-value="0" calcext:value-type="string">
            <text:p>0</text:p>
          </table:table-cell>
          <table:table-cell table:formula="of:=IMPRODUCT(IMDIV(IMSUB([.I113];[.$C$2]); IMSUM([.I113]; [.$C$2])); 1-[.$F$1])" office:value-type="string" office:string-value="0.530309088652396+0.432462551544787i" calcext:value-type="string">
            <text:p>0.530309088652396+0.432462551544787i</text:p>
          </table:table-cell>
          <table:table-cell table:formula="of:=IMDIV(IMSUM(1;[.M113]);IMSUB(1;[.M113]))" office:value-type="string" office:string-value="1.30447700815893+2.12182093127017i" calcext:value-type="string">
            <text:p>1.30447700815893+2.12182093127017i</text:p>
          </table:table-cell>
          <table:table-cell table:formula="of:=IMSUM([.N113];[.L113])" office:value-type="string" office:string-value="1.30447700815893+2.12182093127017i" calcext:value-type="string">
            <text:p>1.30447700815893+2.12182093127017i</text:p>
          </table:table-cell>
          <table:table-cell table:formula="of:=IMSUM(1;IMPRODUCT([.L113];[.N113]))" office:value-type="string" office:string-value="1" calcext:value-type="string">
            <text:p>1</text:p>
          </table:table-cell>
          <table:table-cell table:formula="of:=IMPRODUCT([.$C$2];[.O113];IMDIV(1;[.P113]))" office:value-type="string" office:string-value="65.2238504079465+106.091046563509i" calcext:value-type="string">
            <text:p>65.2238504079465+106.091046563509i</text:p>
          </table:table-cell>
          <table:table-cell table:formula="of:=IMDIV(IMPRODUCT([.Q113];[.$F$10]);IMSUM([.Q113];[.$F$10]))" office:value-type="string" office:string-value="65.2308496497132+106.077207376656i" calcext:value-type="string">
            <text:p>65.2308496497132+106.077207376656i</text:p>
          </table:table-cell>
          <table:table-cell table:formula="of:=[.B113]" office:value-type="float" office:value="7046.5" calcext:value-type="float">
            <text:p>7046.5</text:p>
          </table:table-cell>
          <table:table-cell table:formula="of:=IMREAL([.R113])" office:value-type="float" office:value="65.2308496497132" calcext:value-type="float">
            <text:p>65.2308496497</text:p>
          </table:table-cell>
          <table:table-cell table:formula="of:=IMAGINARY([.R113])" office:value-type="float" office:value="106.077207376656" calcext:value-type="float">
            <text:p>106.0772073767</text:p>
          </table:table-cell>
          <table:table-cell table:formula="of:=IMABS([.R113])" office:value-type="float" office:value="124.528862802378" calcext:value-type="float">
            <text:p>124.5288628024</text:p>
          </table:table-cell>
        </table:table-row>
        <table:table-row table:style-name="ro1">
          <table:table-cell/>
          <table:table-cell table:formula="of:=[.B113]+[.$C$11]" office:value-type="float" office:value="7047" calcext:value-type="float">
            <text:p>7047</text:p>
          </table:table-cell>
          <table:table-cell table:formula="of:=COMPLEX([.$C$3]/1000;6.284*[.B114]*[.$C$4]/1000)" office:value-type="string" office:string-value="0.5+199.275066i" calcext:value-type="string">
            <text:p>0.5+199.275066i</text:p>
          </table:table-cell>
          <table:table-cell table:formula="of:=COMPLEX(0;-1/6.284/[.B114]/[.$C$5]*1000000000)" office:value-type="string" office:string-value="-199.839396111692i" calcext:value-type="string">
            <text:p>-199.839396111692i</text:p>
          </table:table-cell>
          <table:table-cell table:formula="of:=IMSUM([.C114];[.D114])" office:value-type="string" office:string-value="0.5-0.564330111691987i" calcext:value-type="string">
            <text:p>0.5-0.564330111691987i</text:p>
          </table:table-cell>
          <table:table-cell table:formula="of:=COMPLEX(0; 6.284*[.B114]*[.$C$6]/1000)" office:value-type="string" office:string-value="8.8566696i" calcext:value-type="string">
            <text:p>8.8566696i</text:p>
          </table:table-cell>
          <table:table-cell table:formula="of:=IMDIV(IMPRODUCT(-1;[.F114];[.F114]);[.E114])" office:value-type="string" office:string-value="68.9929168092985+77.8695608978948i" calcext:value-type="string">
            <text:p>68.9929168092985+77.8695608978948i</text:p>
          </table:table-cell>
          <table:table-cell table:formula="of:=COMPLEX(0;-1000000000/6.284/[.$F$12]/[.B114]+6.284*[.F$14]*[.B114]*0.001)" office:value-type="string" office:string-value="28.7880816696747i" calcext:value-type="string">
            <text:p>28.7880816696747i</text:p>
          </table:table-cell>
          <table:table-cell table:formula="of:=IMSUM([.G114];[.H114])" office:value-type="string" office:string-value="68.9929168092985+106.65764256757i" calcext:value-type="string">
            <text:p>68.9929168092985+106.65764256757i</text:p>
          </table:table-cell>
          <table:table-cell table:formula="of:=300000/[.B114]" office:value-type="float" office:value="42.571306939123" calcext:value-type="float">
            <text:p>42.5713069391</text:p>
          </table:table-cell>
          <table:table-cell table:formula="of:=[.$C$1]/[.J114]*2*PI()" office:value-type="float" office:value="0" calcext:value-type="float">
            <text:p>0</text:p>
          </table:table-cell>
          <table:table-cell table:formula="of:=COMPLEX(0;TAN([.K114]))" office:value-type="string" office:string-value="0" calcext:value-type="string">
            <text:p>0</text:p>
          </table:table-cell>
          <table:table-cell table:formula="of:=IMPRODUCT(IMDIV(IMSUB([.I114];[.$C$2]); IMSUM([.I114]; [.$C$2])); 1-[.$F$1])" office:value-type="string" office:string-value="0.534003764477326+0.417689231081412i" calcext:value-type="string">
            <text:p>0.534003764477326+0.417689231081412i</text:p>
          </table:table-cell>
          <table:table-cell table:formula="of:=IMDIV(IMSUM(1;[.M114]);IMSUB(1;[.M114]))" office:value-type="string" office:string-value="1.37985833618597+2.13315285135139i" calcext:value-type="string">
            <text:p>1.37985833618597+2.13315285135139i</text:p>
          </table:table-cell>
          <table:table-cell table:formula="of:=IMSUM([.N114];[.L114])" office:value-type="string" office:string-value="1.37985833618597+2.13315285135139i" calcext:value-type="string">
            <text:p>1.37985833618597+2.13315285135139i</text:p>
          </table:table-cell>
          <table:table-cell table:formula="of:=IMSUM(1;IMPRODUCT([.L114];[.N114]))" office:value-type="string" office:string-value="1" calcext:value-type="string">
            <text:p>1</text:p>
          </table:table-cell>
          <table:table-cell table:formula="of:=IMPRODUCT([.$C$2];[.O114];IMDIV(1;[.P114]))" office:value-type="string" office:string-value="68.9929168092985+106.65764256757i" calcext:value-type="string">
            <text:p>68.9929168092985+106.65764256757i</text:p>
          </table:table-cell>
          <table:table-cell table:formula="of:=IMDIV(IMPRODUCT([.Q114];[.$F$10]);IMSUM([.Q114];[.$F$10]))" office:value-type="string" office:string-value="68.9995306200794+106.642925619083i" calcext:value-type="string">
            <text:p>68.9995306200794+106.642925619083i</text:p>
          </table:table-cell>
          <table:table-cell table:formula="of:=[.B114]" office:value-type="float" office:value="7047" calcext:value-type="float">
            <text:p>7047</text:p>
          </table:table-cell>
          <table:table-cell table:formula="of:=IMREAL([.R114])" office:value-type="float" office:value="68.9995306200794" calcext:value-type="float">
            <text:p>68.9995306201</text:p>
          </table:table-cell>
          <table:table-cell table:formula="of:=IMAGINARY([.R114])" office:value-type="float" office:value="106.642925619083" calcext:value-type="float">
            <text:p>106.6429256191</text:p>
          </table:table-cell>
          <table:table-cell table:formula="of:=IMABS([.R114])" office:value-type="float" office:value="127.018301084484" calcext:value-type="float">
            <text:p>127.0183010845</text:p>
          </table:table-cell>
        </table:table-row>
        <table:table-row table:style-name="ro1">
          <table:table-cell/>
          <table:table-cell table:formula="of:=[.B114]+[.$C$11]" office:value-type="float" office:value="7047.5" calcext:value-type="float">
            <text:p>7047.5</text:p>
          </table:table-cell>
          <table:table-cell table:formula="of:=COMPLEX([.$C$3]/1000;6.284*[.B115]*[.$C$4]/1000)" office:value-type="string" office:string-value="0.5+199.289205i" calcext:value-type="string">
            <text:p>0.5+199.289205i</text:p>
          </table:table-cell>
          <table:table-cell table:formula="of:=COMPLEX(0;-1/6.284/[.B115]/[.$C$5]*1000000000)" office:value-type="string" office:string-value="-199.825218077204i" calcext:value-type="string">
            <text:p>-199.825218077204i</text:p>
          </table:table-cell>
          <table:table-cell table:formula="of:=IMSUM([.C115];[.D115])" office:value-type="string" office:string-value="0.5-0.53601307720399i" calcext:value-type="string">
            <text:p>0.5-0.53601307720399i</text:p>
          </table:table-cell>
          <table:table-cell table:formula="of:=COMPLEX(0; 6.284*[.B115]*[.$C$6]/1000)" office:value-type="string" office:string-value="8.857298i" calcext:value-type="string">
            <text:p>8.857298i</text:p>
          </table:table-cell>
          <table:table-cell table:formula="of:=IMDIV(IMPRODUCT(-1;[.F115];[.F115]);[.E115])" office:value-type="string" office:string-value="73.0041550467401+78.2623635905607i" calcext:value-type="string">
            <text:p>73.0041550467401+78.2623635905607i</text:p>
          </table:table-cell>
          <table:table-cell table:formula="of:=COMPLEX(0;-1000000000/6.284/[.$F$12]/[.B115]+6.284*[.F$14]*[.B115]*0.001)" office:value-type="string" office:string-value="28.7948365254059i" calcext:value-type="string">
            <text:p>28.7948365254059i</text:p>
          </table:table-cell>
          <table:table-cell table:formula="of:=IMSUM([.G115];[.H115])" office:value-type="string" office:string-value="73.0041550467401+107.057200115967i" calcext:value-type="string">
            <text:p>73.0041550467401+107.057200115967i</text:p>
          </table:table-cell>
          <table:table-cell table:formula="of:=300000/[.B115]" office:value-type="float" office:value="42.5682866264633" calcext:value-type="float">
            <text:p>42.5682866265</text:p>
          </table:table-cell>
          <table:table-cell table:formula="of:=[.$C$1]/[.J115]*2*PI()" office:value-type="float" office:value="0" calcext:value-type="float">
            <text:p>0</text:p>
          </table:table-cell>
          <table:table-cell table:formula="of:=COMPLEX(0;TAN([.K115]))" office:value-type="string" office:string-value="0" calcext:value-type="string">
            <text:p>0</text:p>
          </table:table-cell>
          <table:table-cell table:formula="of:=IMPRODUCT(IMDIV(IMSUB([.I115];[.$C$2]); IMSUM([.I115]; [.$C$2])); 1-[.$F$1])" office:value-type="string" office:string-value="0.537426484827101+0.402602866247841i" calcext:value-type="string">
            <text:p>0.537426484827101+0.402602866247841i</text:p>
          </table:table-cell>
          <table:table-cell table:formula="of:=IMDIV(IMSUM(1;[.M115]);IMSUB(1;[.M115]))" office:value-type="string" office:string-value="1.4600831009348+2.14114400231934i" calcext:value-type="string">
            <text:p>1.4600831009348+2.14114400231934i</text:p>
          </table:table-cell>
          <table:table-cell table:formula="of:=IMSUM([.N115];[.L115])" office:value-type="string" office:string-value="1.4600831009348+2.14114400231934i" calcext:value-type="string">
            <text:p>1.4600831009348+2.14114400231934i</text:p>
          </table:table-cell>
          <table:table-cell table:formula="of:=IMSUM(1;IMPRODUCT([.L115];[.N115]))" office:value-type="string" office:string-value="1" calcext:value-type="string">
            <text:p>1</text:p>
          </table:table-cell>
          <table:table-cell table:formula="of:=IMPRODUCT([.$C$2];[.O115];IMDIV(1;[.P115]))" office:value-type="string" office:string-value="73.00415504674+107.057200115967i" calcext:value-type="string">
            <text:p>73.00415504674+107.057200115967i</text:p>
          </table:table-cell>
          <table:table-cell table:formula="of:=IMDIV(IMPRODUCT([.Q115];[.$F$10]);IMSUM([.Q115];[.$F$10]))" office:value-type="string" office:string-value="73.0102845694447+107.041569344365i" calcext:value-type="string">
            <text:p>73.0102845694447+107.041569344365i</text:p>
          </table:table-cell>
          <table:table-cell table:formula="of:=[.B115]" office:value-type="float" office:value="7047.5" calcext:value-type="float">
            <text:p>7047.5</text:p>
          </table:table-cell>
          <table:table-cell table:formula="of:=IMREAL([.R115])" office:value-type="float" office:value="73.0102845694447" calcext:value-type="float">
            <text:p>73.0102845694</text:p>
          </table:table-cell>
          <table:table-cell table:formula="of:=IMAGINARY([.R115])" office:value-type="float" office:value="107.041569344365" calcext:value-type="float">
            <text:p>107.0415693444</text:p>
          </table:table-cell>
          <table:table-cell table:formula="of:=IMABS([.R115])" office:value-type="float" office:value="129.57005526207" calcext:value-type="float">
            <text:p>129.5700552621</text:p>
          </table:table-cell>
        </table:table-row>
        <table:table-row table:style-name="ro1">
          <table:table-cell/>
          <table:table-cell table:formula="of:=[.B115]+[.$C$11]" office:value-type="float" office:value="7048" calcext:value-type="float">
            <text:p>7048</text:p>
          </table:table-cell>
          <table:table-cell table:formula="of:=COMPLEX([.$C$3]/1000;6.284*[.B116]*[.$C$4]/1000)" office:value-type="string" office:string-value="0.5+199.303344i" calcext:value-type="string">
            <text:p>0.5+199.303344i</text:p>
          </table:table-cell>
          <table:table-cell table:formula="of:=COMPLEX(0;-1/6.284/[.B116]/[.$C$5]*1000000000)" office:value-type="string" office:string-value="-199.811042054355i" calcext:value-type="string">
            <text:p>-199.811042054355i</text:p>
          </table:table-cell>
          <table:table-cell table:formula="of:=IMSUM([.C116];[.D116])" office:value-type="string" office:string-value="0.5-0.507698054354989i" calcext:value-type="string">
            <text:p>0.5-0.507698054354989i</text:p>
          </table:table-cell>
          <table:table-cell table:formula="of:=COMPLEX(0; 6.284*[.B116]*[.$C$6]/1000)" office:value-type="string" office:string-value="8.8579264i" calcext:value-type="string">
            <text:p>8.8579264i</text:p>
          </table:table-cell>
          <table:table-cell table:formula="of:=IMDIV(IMPRODUCT(-1;[.F116];[.F116]);[.E116])" office:value-type="string" office:string-value="77.2641357231619+78.4537027561382i" calcext:value-type="string">
            <text:p>77.2641357231619+78.4537027561382i</text:p>
          </table:table-cell>
          <table:table-cell table:formula="of:=COMPLEX(0;-1000000000/6.284/[.$F$12]/[.B116]+6.284*[.F$14]*[.B116]*0.001)" office:value-type="string" office:string-value="28.8015910468499i" calcext:value-type="string">
            <text:p>28.8015910468499i</text:p>
          </table:table-cell>
          <table:table-cell table:formula="of:=IMSUM([.G116];[.H116])" office:value-type="string" office:string-value="77.2641357231619+107.255293802988i" calcext:value-type="string">
            <text:p>77.2641357231619+107.255293802988i</text:p>
          </table:table-cell>
          <table:table-cell table:formula="of:=300000/[.B116]" office:value-type="float" office:value="42.5652667423383" calcext:value-type="float">
            <text:p>42.5652667423</text:p>
          </table:table-cell>
          <table:table-cell table:formula="of:=[.$C$1]/[.J116]*2*PI()" office:value-type="float" office:value="0" calcext:value-type="float">
            <text:p>0</text:p>
          </table:table-cell>
          <table:table-cell table:formula="of:=COMPLEX(0;TAN([.K116]))" office:value-type="string" office:string-value="0" calcext:value-type="string">
            <text:p>0</text:p>
          </table:table-cell>
          <table:table-cell table:formula="of:=IMPRODUCT(IMDIV(IMSUB([.I116];[.$C$2]); IMSUM([.I116]; [.$C$2])); 1-[.$F$1])" office:value-type="string" office:string-value="0.540560336481884+0.387205207620901i" calcext:value-type="string">
            <text:p>0.540560336481884+0.387205207620901i</text:p>
          </table:table-cell>
          <table:table-cell table:formula="of:=IMDIV(IMSUM(1;[.M116]);IMSUB(1;[.M116]))" office:value-type="string" office:string-value="1.54528271446323+2.14510587605975i" calcext:value-type="string">
            <text:p>1.54528271446323+2.14510587605975i</text:p>
          </table:table-cell>
          <table:table-cell table:formula="of:=IMSUM([.N116];[.L116])" office:value-type="string" office:string-value="1.54528271446323+2.14510587605975i" calcext:value-type="string">
            <text:p>1.54528271446323+2.14510587605975i</text:p>
          </table:table-cell>
          <table:table-cell table:formula="of:=IMSUM(1;IMPRODUCT([.L116];[.N116]))" office:value-type="string" office:string-value="1" calcext:value-type="string">
            <text:p>1</text:p>
          </table:table-cell>
          <table:table-cell table:formula="of:=IMPRODUCT([.$C$2];[.O116];IMDIV(1;[.P116]))" office:value-type="string" office:string-value="77.2641357231615+107.255293802988i" calcext:value-type="string">
            <text:p>77.2641357231615+107.255293802988i</text:p>
          </table:table-cell>
          <table:table-cell table:formula="of:=IMDIV(IMPRODUCT([.Q116];[.$F$10]);IMSUM([.Q116];[.$F$10]))" office:value-type="string" office:string-value="77.2696674750926+107.238720498472i" calcext:value-type="string">
            <text:p>77.2696674750926+107.238720498472i</text:p>
          </table:table-cell>
          <table:table-cell table:formula="of:=[.B116]" office:value-type="float" office:value="7048" calcext:value-type="float">
            <text:p>7048</text:p>
          </table:table-cell>
          <table:table-cell table:formula="of:=IMREAL([.R116])" office:value-type="float" office:value="77.2696674750926" calcext:value-type="float">
            <text:p>77.2696674751</text:p>
          </table:table-cell>
          <table:table-cell table:formula="of:=IMAGINARY([.R116])" office:value-type="float" office:value="107.238720498472" calcext:value-type="float">
            <text:p>107.2387204985</text:p>
          </table:table-cell>
          <table:table-cell table:formula="of:=IMABS([.R116])" office:value-type="float" office:value="132.176944607828" calcext:value-type="float">
            <text:p>132.1769446078</text:p>
          </table:table-cell>
        </table:table-row>
        <table:table-row table:style-name="ro1">
          <table:table-cell/>
          <table:table-cell table:formula="of:=[.B116]+[.$C$11]" office:value-type="float" office:value="7048.5" calcext:value-type="float">
            <text:p>7048.5</text:p>
          </table:table-cell>
          <table:table-cell table:formula="of:=COMPLEX([.$C$3]/1000;6.284*[.B117]*[.$C$4]/1000)" office:value-type="string" office:string-value="0.5+199.317483i" calcext:value-type="string">
            <text:p>0.5+199.317483i</text:p>
          </table:table-cell>
          <table:table-cell table:formula="of:=COMPLEX(0;-1/6.284/[.B117]/[.$C$5]*1000000000)" office:value-type="string" office:string-value="-199.796868042717i" calcext:value-type="string">
            <text:p>-199.796868042717i</text:p>
          </table:table-cell>
          <table:table-cell table:formula="of:=IMSUM([.C117];[.D117])" office:value-type="string" office:string-value="0.5-0.479385042716984i" calcext:value-type="string">
            <text:p>0.5-0.479385042716984i</text:p>
          </table:table-cell>
          <table:table-cell table:formula="of:=COMPLEX(0; 6.284*[.B117]*[.$C$6]/1000)" office:value-type="string" office:string-value="8.8585548i" calcext:value-type="string">
            <text:p>8.8585548i</text:p>
          </table:table-cell>
          <table:table-cell table:formula="of:=IMDIV(IMPRODUCT(-1;[.F117];[.F117]);[.E117])" office:value-type="string" office:string-value="81.7761093011259+78.404487301098i" calcext:value-type="string">
            <text:p>81.7761093011259+78.404487301098i</text:p>
          </table:table-cell>
          <table:table-cell table:formula="of:=COMPLEX(0;-1000000000/6.284/[.$F$12]/[.B117]+6.284*[.F$14]*[.B117]*0.001)" office:value-type="string" office:string-value="28.8083452340779i" calcext:value-type="string">
            <text:p>28.8083452340779i</text:p>
          </table:table-cell>
          <table:table-cell table:formula="of:=IMSUM([.G117];[.H117])" office:value-type="string" office:string-value="81.7761093011259+107.212832535176i" calcext:value-type="string">
            <text:p>81.7761093011259+107.212832535176i</text:p>
          </table:table-cell>
          <table:table-cell table:formula="of:=300000/[.B117]" office:value-type="float" office:value="42.5622472866567" calcext:value-type="float">
            <text:p>42.5622472867</text:p>
          </table:table-cell>
          <table:table-cell table:formula="of:=[.$C$1]/[.J117]*2*PI()" office:value-type="float" office:value="0" calcext:value-type="float">
            <text:p>0</text:p>
          </table:table-cell>
          <table:table-cell table:formula="of:=COMPLEX(0;TAN([.K117]))" office:value-type="string" office:string-value="0" calcext:value-type="string">
            <text:p>0</text:p>
          </table:table-cell>
          <table:table-cell table:formula="of:=IMPRODUCT(IMDIV(IMSUB([.I117];[.$C$2]); IMSUM([.I117]; [.$C$2])); 1-[.$F$1])" office:value-type="string" office:string-value="0.543387958795732+0.371498829088284i" calcext:value-type="string">
            <text:p>0.543387958795732+0.371498829088284i</text:p>
          </table:table-cell>
          <table:table-cell table:formula="of:=IMDIV(IMSUM(1;[.M117]);IMSUB(1;[.M117]))" office:value-type="string" office:string-value="1.63552218602252+2.14425665070352i" calcext:value-type="string">
            <text:p>1.63552218602252+2.14425665070352i</text:p>
          </table:table-cell>
          <table:table-cell table:formula="of:=IMSUM([.N117];[.L117])" office:value-type="string" office:string-value="1.63552218602252+2.14425665070352i" calcext:value-type="string">
            <text:p>1.63552218602252+2.14425665070352i</text:p>
          </table:table-cell>
          <table:table-cell table:formula="of:=IMSUM(1;IMPRODUCT([.L117];[.N117]))" office:value-type="string" office:string-value="1" calcext:value-type="string">
            <text:p>1</text:p>
          </table:table-cell>
          <table:table-cell table:formula="of:=IMPRODUCT([.$C$2];[.O117];IMDIV(1;[.P117]))" office:value-type="string" office:string-value="81.776109301126+107.212832535176i" calcext:value-type="string">
            <text:p>81.776109301126+107.212832535176i</text:p>
          </table:table-cell>
          <table:table-cell table:formula="of:=IMDIV(IMPRODUCT([.Q117];[.$F$10]);IMSUM([.Q117];[.$F$10]))" office:value-type="string" office:string-value="81.7809142925361+107.195298539723i" calcext:value-type="string">
            <text:p>81.7809142925361+107.195298539723i</text:p>
          </table:table-cell>
          <table:table-cell table:formula="of:=[.B117]" office:value-type="float" office:value="7048.5" calcext:value-type="float">
            <text:p>7048.5</text:p>
          </table:table-cell>
          <table:table-cell table:formula="of:=IMREAL([.R117])" office:value-type="float" office:value="81.7809142925361" calcext:value-type="float">
            <text:p>81.7809142925</text:p>
          </table:table-cell>
          <table:table-cell table:formula="of:=IMAGINARY([.R117])" office:value-type="float" office:value="107.195298539723" calcext:value-type="float">
            <text:p>107.1952985397</text:p>
          </table:table-cell>
          <table:table-cell table:formula="of:=IMABS([.R117])" office:value-type="float" office:value="134.829336464819" calcext:value-type="float">
            <text:p>134.8293364648</text:p>
          </table:table-cell>
        </table:table-row>
        <table:table-row table:style-name="ro1">
          <table:table-cell/>
          <table:table-cell table:formula="of:=[.B117]+[.$C$11]" office:value-type="float" office:value="7049" calcext:value-type="float">
            <text:p>7049</text:p>
          </table:table-cell>
          <table:table-cell table:formula="of:=COMPLEX([.$C$3]/1000;6.284*[.B118]*[.$C$4]/1000)" office:value-type="string" office:string-value="0.5+199.331622i" calcext:value-type="string">
            <text:p>0.5+199.331622i</text:p>
          </table:table-cell>
          <table:table-cell table:formula="of:=COMPLEX(0;-1/6.284/[.B118]/[.$C$5]*1000000000)" office:value-type="string" office:string-value="-199.782696041863i" calcext:value-type="string">
            <text:p>-199.782696041863i</text:p>
          </table:table-cell>
          <table:table-cell table:formula="of:=IMSUM([.C118];[.D118])" office:value-type="string" office:string-value="0.5-0.451074041862995i" calcext:value-type="string">
            <text:p>0.5-0.451074041862995i</text:p>
          </table:table-cell>
          <table:table-cell table:formula="of:=COMPLEX(0; 6.284*[.B118]*[.$C$6]/1000)" office:value-type="string" office:string-value="8.8591832i" calcext:value-type="string">
            <text:p>8.8591832i</text:p>
          </table:table-cell>
          <table:table-cell table:formula="of:=IMDIV(IMPRODUCT(-1;[.F118];[.F118]);[.E118])" office:value-type="string" office:string-value="86.5388110102513+78.0708225208238i" calcext:value-type="string">
            <text:p>86.5388110102513+78.0708225208238i</text:p>
          </table:table-cell>
          <table:table-cell table:formula="of:=COMPLEX(0;-1000000000/6.284/[.$F$12]/[.B118]+6.284*[.F$14]*[.B118]*0.001)" office:value-type="string" office:string-value="28.815099087161i" calcext:value-type="string">
            <text:p>28.815099087161i</text:p>
          </table:table-cell>
          <table:table-cell table:formula="of:=IMSUM([.G118];[.H118])" office:value-type="string" office:string-value="86.5388110102513+106.885921607985i" calcext:value-type="string">
            <text:p>86.5388110102513+106.885921607985i</text:p>
          </table:table-cell>
          <table:table-cell table:formula="of:=300000/[.B118]" office:value-type="float" office:value="42.5592282593276" calcext:value-type="float">
            <text:p>42.5592282593</text:p>
          </table:table-cell>
          <table:table-cell table:formula="of:=[.$C$1]/[.J118]*2*PI()" office:value-type="float" office:value="0" calcext:value-type="float">
            <text:p>0</text:p>
          </table:table-cell>
          <table:table-cell table:formula="of:=COMPLEX(0;TAN([.K118]))" office:value-type="string" office:string-value="0" calcext:value-type="string">
            <text:p>0</text:p>
          </table:table-cell>
          <table:table-cell table:formula="of:=IMPRODUCT(IMDIV(IMSUB([.I118];[.$C$2]); IMSUM([.I118]; [.$C$2])); 1-[.$F$1])" office:value-type="string" office:string-value="0.545891573938025+0.355487185441666i" calcext:value-type="string">
            <text:p>0.545891573938025+0.355487185441666i</text:p>
          </table:table-cell>
          <table:table-cell table:formula="of:=IMDIV(IMSUM(1;[.M118]);IMSUB(1;[.M118]))" office:value-type="string" office:string-value="1.73077622020504+2.13771843215971i" calcext:value-type="string">
            <text:p>1.73077622020504+2.13771843215971i</text:p>
          </table:table-cell>
          <table:table-cell table:formula="of:=IMSUM([.N118];[.L118])" office:value-type="string" office:string-value="1.73077622020504+2.13771843215971i" calcext:value-type="string">
            <text:p>1.73077622020504+2.13771843215971i</text:p>
          </table:table-cell>
          <table:table-cell table:formula="of:=IMSUM(1;IMPRODUCT([.L118];[.N118]))" office:value-type="string" office:string-value="1" calcext:value-type="string">
            <text:p>1</text:p>
          </table:table-cell>
          <table:table-cell table:formula="of:=IMPRODUCT([.$C$2];[.O118];IMDIV(1;[.P118]))" office:value-type="string" office:string-value="86.538811010252+106.885921607986i" calcext:value-type="string">
            <text:p>86.538811010252+106.885921607986i</text:p>
          </table:table-cell>
          <table:table-cell table:formula="of:=IMDIV(IMPRODUCT([.Q118];[.$F$10]);IMSUM([.Q118];[.$F$10]))" office:value-type="string" office:string-value="86.5427443310089+106.867423208761i" calcext:value-type="string">
            <text:p>86.5427443310089+106.867423208761i</text:p>
          </table:table-cell>
          <table:table-cell table:formula="of:=[.B118]" office:value-type="float" office:value="7049" calcext:value-type="float">
            <text:p>7049</text:p>
          </table:table-cell>
          <table:table-cell table:formula="of:=IMREAL([.R118])" office:value-type="float" office:value="86.5427443310089" calcext:value-type="float">
            <text:p>86.542744331</text:p>
          </table:table-cell>
          <table:table-cell table:formula="of:=IMAGINARY([.R118])" office:value-type="float" office:value="106.867423208761" calcext:value-type="float">
            <text:p>106.8674232088</text:p>
          </table:table-cell>
          <table:table-cell table:formula="of:=IMABS([.R118])" office:value-type="float" office:value="137.514700085565" calcext:value-type="float">
            <text:p>137.5147000856</text:p>
          </table:table-cell>
        </table:table-row>
        <table:table-row table:style-name="ro1">
          <table:table-cell/>
          <table:table-cell table:formula="of:=[.B118]+[.$C$11]" office:value-type="float" office:value="7049.5" calcext:value-type="float">
            <text:p>7049.5</text:p>
          </table:table-cell>
          <table:table-cell table:formula="of:=COMPLEX([.$C$3]/1000;6.284*[.B119]*[.$C$4]/1000)" office:value-type="string" office:string-value="0.5+199.345761i" calcext:value-type="string">
            <text:p>0.5+199.345761i</text:p>
          </table:table-cell>
          <table:table-cell table:formula="of:=COMPLEX(0;-1/6.284/[.B119]/[.$C$5]*1000000000)" office:value-type="string" office:string-value="-199.768526051364i" calcext:value-type="string">
            <text:p>-199.768526051364i</text:p>
          </table:table-cell>
          <table:table-cell table:formula="of:=IMSUM([.C119];[.D119])" office:value-type="string" office:string-value="0.5-0.422765051363996i" calcext:value-type="string">
            <text:p>0.5-0.422765051363996i</text:p>
          </table:table-cell>
          <table:table-cell table:formula="of:=COMPLEX(0; 6.284*[.B119]*[.$C$6]/1000)" office:value-type="string" office:string-value="8.8598116i" calcext:value-type="string">
            <text:p>8.8598116i</text:p>
          </table:table-cell>
          <table:table-cell table:formula="of:=IMDIV(IMPRODUCT(-1;[.F119];[.F119]);[.E119])" office:value-type="string" office:string-value="91.5450385296861+77.4040858322435i" calcext:value-type="string">
            <text:p>91.5450385296861+77.4040858322435i</text:p>
          </table:table-cell>
          <table:table-cell table:formula="of:=COMPLEX(0;-1000000000/6.284/[.$F$12]/[.B119]+6.284*[.F$14]*[.B119]*0.001)" office:value-type="string" office:string-value="28.8218526061704i" calcext:value-type="string">
            <text:p>28.8218526061704i</text:p>
          </table:table-cell>
          <table:table-cell table:formula="of:=IMSUM([.G119];[.H119])" office:value-type="string" office:string-value="91.5450385296861+106.225938438414i" calcext:value-type="string">
            <text:p>91.5450385296861+106.225938438414i</text:p>
          </table:table-cell>
          <table:table-cell table:formula="of:=300000/[.B119]" office:value-type="float" office:value="42.5562096602596" calcext:value-type="float">
            <text:p>42.5562096603</text:p>
          </table:table-cell>
          <table:table-cell table:formula="of:=[.$C$1]/[.J119]*2*PI()" office:value-type="float" office:value="0" calcext:value-type="float">
            <text:p>0</text:p>
          </table:table-cell>
          <table:table-cell table:formula="of:=COMPLEX(0;TAN([.K119]))" office:value-type="string" office:string-value="0" calcext:value-type="string">
            <text:p>0</text:p>
          </table:table-cell>
          <table:table-cell table:formula="of:=IMPRODUCT(IMDIV(IMSUB([.I119];[.$C$2]); IMSUM([.I119]; [.$C$2])); 1-[.$F$1])" office:value-type="string" office:string-value="0.548053022571689+0.339174670482416i" calcext:value-type="string">
            <text:p>0.548053022571689+0.339174670482416i</text:p>
          </table:table-cell>
          <table:table-cell table:formula="of:=IMDIV(IMSUM(1;[.M119]);IMSUB(1;[.M119]))" office:value-type="string" office:string-value="1.83090077059372+2.12451876876829i" calcext:value-type="string">
            <text:p>1.83090077059372+2.12451876876829i</text:p>
          </table:table-cell>
          <table:table-cell table:formula="of:=IMSUM([.N119];[.L119])" office:value-type="string" office:string-value="1.83090077059372+2.12451876876829i" calcext:value-type="string">
            <text:p>1.83090077059372+2.12451876876829i</text:p>
          </table:table-cell>
          <table:table-cell table:formula="of:=IMSUM(1;IMPRODUCT([.L119];[.N119]))" office:value-type="string" office:string-value="1" calcext:value-type="string">
            <text:p>1</text:p>
          </table:table-cell>
          <table:table-cell table:formula="of:=IMPRODUCT([.$C$2];[.O119];IMDIV(1;[.P119]))" office:value-type="string" office:string-value="91.545038529686+106.225938438415i" calcext:value-type="string">
            <text:p>91.545038529686+106.225938438415i</text:p>
          </table:table-cell>
          <table:table-cell table:formula="of:=IMDIV(IMPRODUCT([.Q119];[.$F$10]);IMSUM([.Q119];[.$F$10]))" office:value-type="string" office:string-value="91.5479396570961+106.206490975857i" calcext:value-type="string">
            <text:p>91.5479396570961+106.206490975857i</text:p>
          </table:table-cell>
          <table:table-cell table:formula="of:=[.B119]" office:value-type="float" office:value="7049.5" calcext:value-type="float">
            <text:p>7049.5</text:p>
          </table:table-cell>
          <table:table-cell table:formula="of:=IMREAL([.R119])" office:value-type="float" office:value="91.5479396570961" calcext:value-type="float">
            <text:p>91.5479396571</text:p>
          </table:table-cell>
          <table:table-cell table:formula="of:=IMAGINARY([.R119])" office:value-type="float" office:value="106.206490975857" calcext:value-type="float">
            <text:p>106.2064909759</text:p>
          </table:table-cell>
          <table:table-cell table:formula="of:=IMABS([.R119])" office:value-type="float" office:value="140.217131552689" calcext:value-type="float">
            <text:p>140.2171315527</text:p>
          </table:table-cell>
        </table:table-row>
        <table:table-row table:style-name="ro1">
          <table:table-cell/>
          <table:table-cell table:formula="of:=[.B119]+[.$C$11]" office:value-type="float" office:value="7050" calcext:value-type="float">
            <text:p>7050</text:p>
          </table:table-cell>
          <table:table-cell table:formula="of:=COMPLEX([.$C$3]/1000;6.284*[.B120]*[.$C$4]/1000)" office:value-type="string" office:string-value="0.5+199.3599i" calcext:value-type="string">
            <text:p>0.5+199.3599i</text:p>
          </table:table-cell>
          <table:table-cell table:formula="of:=COMPLEX(0;-1/6.284/[.B120]/[.$C$5]*1000000000)" office:value-type="string" office:string-value="-199.754358070793i" calcext:value-type="string">
            <text:p>-199.754358070793i</text:p>
          </table:table-cell>
          <table:table-cell table:formula="of:=IMSUM([.C120];[.D120])" office:value-type="string" office:string-value="0.5-0.394458070792979i" calcext:value-type="string">
            <text:p>0.5-0.394458070792979i</text:p>
          </table:table-cell>
          <table:table-cell table:formula="of:=COMPLEX(0; 6.284*[.B120]*[.$C$6]/1000)" office:value-type="string" office:string-value="8.86044i" calcext:value-type="string">
            <text:p>8.86044i</text:p>
          </table:table-cell>
          <table:table-cell table:formula="of:=IMDIV(IMPRODUCT(-1;[.F120];[.F120]);[.E120])" office:value-type="string" office:string-value="96.780010901418+76.3513127829937i" calcext:value-type="string">
            <text:p>96.780010901418+76.3513127829937i</text:p>
          </table:table-cell>
          <table:table-cell table:formula="of:=COMPLEX(0;-1000000000/6.284/[.$F$12]/[.B120]+6.284*[.F$14]*[.B120]*0.001)" office:value-type="string" office:string-value="28.828605791177i" calcext:value-type="string">
            <text:p>28.828605791177i</text:p>
          </table:table-cell>
          <table:table-cell table:formula="of:=IMSUM([.G120];[.H120])" office:value-type="string" office:string-value="96.780010901418+105.179918574171i" calcext:value-type="string">
            <text:p>96.780010901418+105.179918574171i</text:p>
          </table:table-cell>
          <table:table-cell table:formula="of:=300000/[.B120]" office:value-type="float" office:value="42.5531914893617" calcext:value-type="float">
            <text:p>42.5531914894</text:p>
          </table:table-cell>
          <table:table-cell table:formula="of:=[.$C$1]/[.J120]*2*PI()" office:value-type="float" office:value="0" calcext:value-type="float">
            <text:p>0</text:p>
          </table:table-cell>
          <table:table-cell table:formula="of:=COMPLEX(0;TAN([.K120]))" office:value-type="string" office:string-value="0" calcext:value-type="string">
            <text:p>0</text:p>
          </table:table-cell>
          <table:table-cell table:formula="of:=IMPRODUCT(IMDIV(IMSUB([.I120];[.$C$2]); IMSUM([.I120]; [.$C$2])); 1-[.$F$1])" office:value-type="string" office:string-value="0.549853805297886+0.322566675220106i" calcext:value-type="string">
            <text:p>0.549853805297886+0.322566675220106i</text:p>
          </table:table-cell>
          <table:table-cell table:formula="of:=IMDIV(IMSUM(1;[.M120]);IMSUB(1;[.M120]))" office:value-type="string" office:string-value="1.93560021802837+2.10359837148343i" calcext:value-type="string">
            <text:p>1.93560021802837+2.10359837148343i</text:p>
          </table:table-cell>
          <table:table-cell table:formula="of:=IMSUM([.N120];[.L120])" office:value-type="string" office:string-value="1.93560021802837+2.10359837148343i" calcext:value-type="string">
            <text:p>1.93560021802837+2.10359837148343i</text:p>
          </table:table-cell>
          <table:table-cell table:formula="of:=IMSUM(1;IMPRODUCT([.L120];[.N120]))" office:value-type="string" office:string-value="1" calcext:value-type="string">
            <text:p>1</text:p>
          </table:table-cell>
          <table:table-cell table:formula="of:=IMPRODUCT([.$C$2];[.O120];IMDIV(1;[.P120]))" office:value-type="string" office:string-value="96.7800109014185+105.179918574172i" calcext:value-type="string">
            <text:p>96.7800109014185+105.179918574172i</text:p>
          </table:table-cell>
          <table:table-cell table:formula="of:=IMDIV(IMPRODUCT([.Q120];[.$F$10]);IMSUM([.Q120];[.$F$10]))" office:value-type="string" office:string-value="96.7817050427825+105.15956171843i" calcext:value-type="string">
            <text:p>96.7817050427825+105.15956171843i</text:p>
          </table:table-cell>
          <table:table-cell table:formula="of:=[.B120]" office:value-type="float" office:value="7050" calcext:value-type="float">
            <text:p>7050</text:p>
          </table:table-cell>
          <table:table-cell table:formula="of:=IMREAL([.R120])" office:value-type="float" office:value="96.7817050427825" calcext:value-type="float">
            <text:p>96.7817050428</text:p>
          </table:table-cell>
          <table:table-cell table:formula="of:=IMAGINARY([.R120])" office:value-type="float" office:value="105.15956171843" calcext:value-type="float">
            <text:p>105.1595617184</text:p>
          </table:table-cell>
          <table:table-cell table:formula="of:=IMABS([.R120])" office:value-type="float" office:value="142.916870424035" calcext:value-type="float">
            <text:p>142.916870424</text:p>
          </table:table-cell>
        </table:table-row>
        <table:table-row table:style-name="ro1">
          <table:table-cell/>
          <table:table-cell table:formula="of:=[.B120]+[.$C$11]" office:value-type="float" office:value="7050.5" calcext:value-type="float">
            <text:p>7050.5</text:p>
          </table:table-cell>
          <table:table-cell table:formula="of:=COMPLEX([.$C$3]/1000;6.284*[.B121]*[.$C$4]/1000)" office:value-type="string" office:string-value="0.5+199.374039i" calcext:value-type="string">
            <text:p>0.5+199.374039i</text:p>
          </table:table-cell>
          <table:table-cell table:formula="of:=COMPLEX(0;-1/6.284/[.B121]/[.$C$5]*1000000000)" office:value-type="string" office:string-value="-199.740192099722i" calcext:value-type="string">
            <text:p>-199.740192099722i</text:p>
          </table:table-cell>
          <table:table-cell table:formula="of:=IMSUM([.C121];[.D121])" office:value-type="string" office:string-value="0.5-0.366153099721998i" calcext:value-type="string">
            <text:p>0.5-0.366153099721998i</text:p>
          </table:table-cell>
          <table:table-cell table:formula="of:=COMPLEX(0; 6.284*[.B121]*[.$C$6]/1000)" office:value-type="string" office:string-value="8.8610684i" calcext:value-type="string">
            <text:p>8.8610684i</text:p>
          </table:table-cell>
          <table:table-cell table:formula="of:=IMDIV(IMPRODUCT(-1;[.F121];[.F121]);[.E121])" office:value-type="string" office:string-value="102.219547439439+74.8560082942607i" calcext:value-type="string">
            <text:p>102.219547439439+74.8560082942607i</text:p>
          </table:table-cell>
          <table:table-cell table:formula="of:=COMPLEX(0;-1000000000/6.284/[.$F$12]/[.B121]+6.284*[.F$14]*[.B121]*0.001)" office:value-type="string" office:string-value="28.835358642252i" calcext:value-type="string">
            <text:p>28.835358642252i</text:p>
          </table:table-cell>
          <table:table-cell table:formula="of:=IMSUM([.G121];[.H121])" office:value-type="string" office:string-value="102.219547439439+103.691366936513i" calcext:value-type="string">
            <text:p>102.219547439439+103.691366936513i</text:p>
          </table:table-cell>
          <table:table-cell table:formula="of:=300000/[.B121]" office:value-type="float" office:value="42.5501737465428" calcext:value-type="float">
            <text:p>42.5501737465</text:p>
          </table:table-cell>
          <table:table-cell table:formula="of:=[.$C$1]/[.J121]*2*PI()" office:value-type="float" office:value="0" calcext:value-type="float">
            <text:p>0</text:p>
          </table:table-cell>
          <table:table-cell table:formula="of:=COMPLEX(0;TAN([.K121]))" office:value-type="string" office:string-value="0" calcext:value-type="string">
            <text:p>0</text:p>
          </table:table-cell>
          <table:table-cell table:formula="of:=IMPRODUCT(IMDIV(IMSUB([.I121];[.$C$2]); IMSUM([.I121]; [.$C$2])); 1-[.$F$1])" office:value-type="string" office:string-value="0.551275130177615+0.305669645672831i" calcext:value-type="string">
            <text:p>0.551275130177615+0.305669645672831i</text:p>
          </table:table-cell>
          <table:table-cell table:formula="of:=IMDIV(IMSUM(1;[.M121]);IMSUB(1;[.M121]))" office:value-type="string" office:string-value="2.04439094878877+2.07382733873026i" calcext:value-type="string">
            <text:p>2.04439094878877+2.07382733873026i</text:p>
          </table:table-cell>
          <table:table-cell table:formula="of:=IMSUM([.N121];[.L121])" office:value-type="string" office:string-value="2.04439094878877+2.07382733873026i" calcext:value-type="string">
            <text:p>2.04439094878877+2.07382733873026i</text:p>
          </table:table-cell>
          <table:table-cell table:formula="of:=IMSUM(1;IMPRODUCT([.L121];[.N121]))" office:value-type="string" office:string-value="1" calcext:value-type="string">
            <text:p>1</text:p>
          </table:table-cell>
          <table:table-cell table:formula="of:=IMPRODUCT([.$C$2];[.O121];IMDIV(1;[.P121]))" office:value-type="string" office:string-value="102.219547439439+103.691366936513i" calcext:value-type="string">
            <text:p>102.219547439439+103.691366936513i</text:p>
          </table:table-cell>
          <table:table-cell table:formula="of:=IMDIV(IMPRODUCT([.Q121];[.$F$10]);IMSUM([.Q121];[.$F$10]))" office:value-type="string" office:string-value="102.219848274798+103.670170481611i" calcext:value-type="string">
            <text:p>102.219848274798+103.670170481611i</text:p>
          </table:table-cell>
          <table:table-cell table:formula="of:=[.B121]" office:value-type="float" office:value="7050.5" calcext:value-type="float">
            <text:p>7050.5</text:p>
          </table:table-cell>
          <table:table-cell table:formula="of:=IMREAL([.R121])" office:value-type="float" office:value="102.219848274798" calcext:value-type="float">
            <text:p>102.2198482748</text:p>
          </table:table-cell>
          <table:table-cell table:formula="of:=IMAGINARY([.R121])" office:value-type="float" office:value="103.670170481611" calcext:value-type="float">
            <text:p>103.6701704816</text:p>
          </table:table-cell>
          <table:table-cell table:formula="of:=IMABS([.R121])" office:value-type="float" office:value="145.589840404504" calcext:value-type="float">
            <text:p>145.5898404045</text:p>
          </table:table-cell>
        </table:table-row>
        <table:table-row table:style-name="ro1">
          <table:table-cell/>
          <table:table-cell table:formula="of:=[.B121]+[.$C$11]" office:value-type="float" office:value="7051" calcext:value-type="float">
            <text:p>7051</text:p>
          </table:table-cell>
          <table:table-cell table:formula="of:=COMPLEX([.$C$3]/1000;6.284*[.B122]*[.$C$4]/1000)" office:value-type="string" office:string-value="0.5+199.388178i" calcext:value-type="string">
            <text:p>0.5+199.388178i</text:p>
          </table:table-cell>
          <table:table-cell table:formula="of:=COMPLEX(0;-1/6.284/[.B122]/[.$C$5]*1000000000)" office:value-type="string" office:string-value="-199.726028137724i" calcext:value-type="string">
            <text:p>-199.726028137724i</text:p>
          </table:table-cell>
          <table:table-cell table:formula="of:=IMSUM([.C122];[.D122])" office:value-type="string" office:string-value="0.5-0.33785013772399i" calcext:value-type="string">
            <text:p>0.5-0.33785013772399i</text:p>
          </table:table-cell>
          <table:table-cell table:formula="of:=COMPLEX(0; 6.284*[.B122]*[.$C$6]/1000)" office:value-type="string" office:string-value="8.8616968i" calcext:value-type="string">
            <text:p>8.8616968i</text:p>
          </table:table-cell>
          <table:table-cell table:formula="of:=IMDIV(IMPRODUCT(-1;[.F122];[.F122]);[.E122])" office:value-type="string" office:string-value="107.82814926606+72.859510160123i" calcext:value-type="string">
            <text:p>107.82814926606+72.859510160123i</text:p>
          </table:table-cell>
          <table:table-cell table:formula="of:=COMPLEX(0;-1000000000/6.284/[.$F$12]/[.B122]+6.284*[.F$14]*[.B122]*0.001)" office:value-type="string" office:string-value="28.8421111594664i" calcext:value-type="string">
            <text:p>28.8421111594664i</text:p>
          </table:table-cell>
          <table:table-cell table:formula="of:=IMSUM([.G122];[.H122])" office:value-type="string" office:string-value="107.82814926606+101.701621319589i" calcext:value-type="string">
            <text:p>107.82814926606+101.701621319589i</text:p>
          </table:table-cell>
          <table:table-cell table:formula="of:=300000/[.B122]" office:value-type="float" office:value="42.5471564317118" calcext:value-type="float">
            <text:p>42.5471564317</text:p>
          </table:table-cell>
          <table:table-cell table:formula="of:=[.$C$1]/[.J122]*2*PI()" office:value-type="float" office:value="0" calcext:value-type="float">
            <text:p>0</text:p>
          </table:table-cell>
          <table:table-cell table:formula="of:=COMPLEX(0;TAN([.K122]))" office:value-type="string" office:string-value="0" calcext:value-type="string">
            <text:p>0</text:p>
          </table:table-cell>
          <table:table-cell table:formula="of:=IMPRODUCT(IMDIV(IMSUB([.I122];[.$C$2]); IMSUM([.I122]; [.$C$2])); 1-[.$F$1])" office:value-type="string" office:string-value="0.552297966609363+0.288491139734197i" calcext:value-type="string">
            <text:p>0.552297966609363+0.288491139734197i</text:p>
          </table:table-cell>
          <table:table-cell table:formula="of:=IMDIV(IMSUM(1;[.M122]);IMSUB(1;[.M122]))" office:value-type="string" office:string-value="2.15656298532119+2.03403242639178i" calcext:value-type="string">
            <text:p>2.15656298532119+2.03403242639178i</text:p>
          </table:table-cell>
          <table:table-cell table:formula="of:=IMSUM([.N122];[.L122])" office:value-type="string" office:string-value="2.15656298532119+2.03403242639178i" calcext:value-type="string">
            <text:p>2.15656298532119+2.03403242639178i</text:p>
          </table:table-cell>
          <table:table-cell table:formula="of:=IMSUM(1;IMPRODUCT([.L122];[.N122]))" office:value-type="string" office:string-value="1" calcext:value-type="string">
            <text:p>1</text:p>
          </table:table-cell>
          <table:table-cell table:formula="of:=IMPRODUCT([.$C$2];[.O122];IMDIV(1;[.P122]))" office:value-type="string" office:string-value="107.82814926606+101.701621319589i" calcext:value-type="string">
            <text:p>107.82814926606+101.701621319589i</text:p>
          </table:table-cell>
          <table:table-cell table:formula="of:=IMDIV(IMPRODUCT([.Q122];[.$F$10]);IMSUM([.Q122];[.$F$10]))" office:value-type="string" office:string-value="107.826863483094+101.679691197901i" calcext:value-type="string">
            <text:p>107.826863483094+101.679691197901i</text:p>
          </table:table-cell>
          <table:table-cell table:formula="of:=[.B122]" office:value-type="float" office:value="7051" calcext:value-type="float">
            <text:p>7051</text:p>
          </table:table-cell>
          <table:table-cell table:formula="of:=IMREAL([.R122])" office:value-type="float" office:value="107.826863483094" calcext:value-type="float">
            <text:p>107.8268634831</text:p>
          </table:table-cell>
          <table:table-cell table:formula="of:=IMAGINARY([.R122])" office:value-type="float" office:value="101.679691197901" calcext:value-type="float">
            <text:p>101.6796911979</text:p>
          </table:table-cell>
          <table:table-cell table:formula="of:=IMABS([.R122])" office:value-type="float" office:value="148.207260586998" calcext:value-type="float">
            <text:p>148.207260587</text:p>
          </table:table-cell>
        </table:table-row>
        <table:table-row table:style-name="ro1">
          <table:table-cell/>
          <table:table-cell table:formula="of:=[.B122]+[.$C$11]" office:value-type="float" office:value="7051.5" calcext:value-type="float">
            <text:p>7051.5</text:p>
          </table:table-cell>
          <table:table-cell table:formula="of:=COMPLEX([.$C$3]/1000;6.284*[.B123]*[.$C$4]/1000)" office:value-type="string" office:string-value="0.5+199.402317i" calcext:value-type="string">
            <text:p>0.5+199.402317i</text:p>
          </table:table-cell>
          <table:table-cell table:formula="of:=COMPLEX(0;-1/6.284/[.B123]/[.$C$5]*1000000000)" office:value-type="string" office:string-value="-199.711866184371i" calcext:value-type="string">
            <text:p>-199.711866184371i</text:p>
          </table:table-cell>
          <table:table-cell table:formula="of:=IMSUM([.C123];[.D123])" office:value-type="string" office:string-value="0.5-0.309549184370979i" calcext:value-type="string">
            <text:p>0.5-0.309549184370979i</text:p>
          </table:table-cell>
          <table:table-cell table:formula="of:=COMPLEX(0; 6.284*[.B123]*[.$C$6]/1000)" office:value-type="string" office:string-value="8.8623252i" calcext:value-type="string">
            <text:p>8.8623252i</text:p>
          </table:table-cell>
          <table:table-cell table:formula="of:=IMDIV(IMPRODUCT(-1;[.F123];[.F123]);[.E123])" office:value-type="string" office:string-value="113.557124411841+70.3030304823984i" calcext:value-type="string">
            <text:p>113.557124411841+70.3030304823984i</text:p>
          </table:table-cell>
          <table:table-cell table:formula="of:=COMPLEX(0;-1000000000/6.284/[.$F$12]/[.B123]+6.284*[.F$14]*[.B123]*0.001)" office:value-type="string" office:string-value="28.8488633428913i" calcext:value-type="string">
            <text:p>28.8488633428913i</text:p>
          </table:table-cell>
          <table:table-cell table:formula="of:=IMSUM([.G123];[.H123])" office:value-type="string" office:string-value="113.557124411841+99.1518938252897i" calcext:value-type="string">
            <text:p>113.557124411841+99.1518938252897i</text:p>
          </table:table-cell>
          <table:table-cell table:formula="of:=300000/[.B123]" office:value-type="float" office:value="42.5441395447777" calcext:value-type="float">
            <text:p>42.5441395448</text:p>
          </table:table-cell>
          <table:table-cell table:formula="of:=[.$C$1]/[.J123]*2*PI()" office:value-type="float" office:value="0" calcext:value-type="float">
            <text:p>0</text:p>
          </table:table-cell>
          <table:table-cell table:formula="of:=COMPLEX(0;TAN([.K123]))" office:value-type="string" office:string-value="0" calcext:value-type="string">
            <text:p>0</text:p>
          </table:table-cell>
          <table:table-cell table:formula="of:=IMPRODUCT(IMDIV(IMSUB([.I123];[.$C$2]); IMSUM([.I123]; [.$C$2])); 1-[.$F$1])" office:value-type="string" office:string-value="0.552903105805847+0.271039882500808i" calcext:value-type="string">
            <text:p>0.552903105805847+0.271039882500808i</text:p>
          </table:table-cell>
          <table:table-cell table:formula="of:=IMDIV(IMSUM(1;[.M123]);IMSUB(1;[.M123]))" office:value-type="string" office:string-value="2.27114248823683+1.9830378765058i" calcext:value-type="string">
            <text:p>2.27114248823683+1.9830378765058i</text:p>
          </table:table-cell>
          <table:table-cell table:formula="of:=IMSUM([.N123];[.L123])" office:value-type="string" office:string-value="2.27114248823683+1.9830378765058i" calcext:value-type="string">
            <text:p>2.27114248823683+1.9830378765058i</text:p>
          </table:table-cell>
          <table:table-cell table:formula="of:=IMSUM(1;IMPRODUCT([.L123];[.N123]))" office:value-type="string" office:string-value="1" calcext:value-type="string">
            <text:p>1</text:p>
          </table:table-cell>
          <table:table-cell table:formula="of:=IMPRODUCT([.$C$2];[.O123];IMDIV(1;[.P123]))" office:value-type="string" office:string-value="113.557124411842+99.15189382529i" calcext:value-type="string">
            <text:p>113.557124411842+99.15189382529i</text:p>
          </table:table-cell>
          <table:table-cell table:formula="of:=IMDIV(IMPRODUCT([.Q123];[.$F$10]);IMSUM([.Q123];[.$F$10]))" office:value-type="string" office:string-value="113.554058401987+99.1293778557381i" calcext:value-type="string">
            <text:p>113.554058401987+99.1293778557381i</text:p>
          </table:table-cell>
          <table:table-cell table:formula="of:=[.B123]" office:value-type="float" office:value="7051.5" calcext:value-type="float">
            <text:p>7051.5</text:p>
          </table:table-cell>
          <table:table-cell table:formula="of:=IMREAL([.R123])" office:value-type="float" office:value="113.554058401987" calcext:value-type="float">
            <text:p>113.554058402</text:p>
          </table:table-cell>
          <table:table-cell table:formula="of:=IMAGINARY([.R123])" office:value-type="float" office:value="99.1293778557381" calcext:value-type="float">
            <text:p>99.1293778557</text:p>
          </table:table-cell>
          <table:table-cell table:formula="of:=IMABS([.R123])" office:value-type="float" office:value="150.735389784972" calcext:value-type="float">
            <text:p>150.735389785</text:p>
          </table:table-cell>
        </table:table-row>
        <table:table-row table:style-name="ro1">
          <table:table-cell/>
          <table:table-cell table:formula="of:=[.B123]+[.$C$11]" office:value-type="float" office:value="7052" calcext:value-type="float">
            <text:p>7052</text:p>
          </table:table-cell>
          <table:table-cell table:formula="of:=COMPLEX([.$C$3]/1000;6.284*[.B124]*[.$C$4]/1000)" office:value-type="string" office:string-value="0.5+199.416456i" calcext:value-type="string">
            <text:p>0.5+199.416456i</text:p>
          </table:table-cell>
          <table:table-cell table:formula="of:=COMPLEX(0;-1/6.284/[.B124]/[.$C$5]*1000000000)" office:value-type="string" office:string-value="-199.697706239236i" calcext:value-type="string">
            <text:p>-199.697706239236i</text:p>
          </table:table-cell>
          <table:table-cell table:formula="of:=IMSUM([.C124];[.D124])" office:value-type="string" office:string-value="0.5-0.281250239235987i" calcext:value-type="string">
            <text:p>0.5-0.281250239235987i</text:p>
          </table:table-cell>
          <table:table-cell table:formula="of:=COMPLEX(0; 6.284*[.B124]*[.$C$6]/1000)" office:value-type="string" office:string-value="8.8629536i" calcext:value-type="string">
            <text:p>8.8629536i</text:p>
          </table:table-cell>
          <table:table-cell table:formula="of:=IMDIV(IMPRODUCT(-1;[.F124];[.F124]);[.E124])" office:value-type="string" office:string-value="119.3429678653+67.1304765264967i" calcext:value-type="string">
            <text:p>119.3429678653+67.1304765264967i</text:p>
          </table:table-cell>
          <table:table-cell table:formula="of:=COMPLEX(0;-1000000000/6.284/[.$F$12]/[.B124]+6.284*[.F$14]*[.B124]*0.001)" office:value-type="string" office:string-value="28.8556151925976i" calcext:value-type="string">
            <text:p>28.8556151925976i</text:p>
          </table:table-cell>
          <table:table-cell table:formula="of:=IMSUM([.G124];[.H124])" office:value-type="string" office:string-value="119.3429678653+95.9860917190943i" calcext:value-type="string">
            <text:p>119.3429678653+95.9860917190943i</text:p>
          </table:table-cell>
          <table:table-cell table:formula="of:=300000/[.B124]" office:value-type="float" office:value="42.5411230856495" calcext:value-type="float">
            <text:p>42.5411230856</text:p>
          </table:table-cell>
          <table:table-cell table:formula="of:=[.$C$1]/[.J124]*2*PI()" office:value-type="float" office:value="0" calcext:value-type="float">
            <text:p>0</text:p>
          </table:table-cell>
          <table:table-cell table:formula="of:=COMPLEX(0;TAN([.K124]))" office:value-type="string" office:string-value="0" calcext:value-type="string">
            <text:p>0</text:p>
          </table:table-cell>
          <table:table-cell table:formula="of:=IMPRODUCT(IMDIV(IMSUB([.I124];[.$C$2]); IMSUM([.I124]; [.$C$2])); 1-[.$F$1])" office:value-type="string" office:string-value="0.553071228065156+0.253325819404341i" calcext:value-type="string">
            <text:p>0.553071228065156+0.253325819404341i</text:p>
          </table:table-cell>
          <table:table-cell table:formula="of:=IMDIV(IMSUM(1;[.M124]);IMSUB(1;[.M124]))" office:value-type="string" office:string-value="2.386859357306+1.91972183438189i" calcext:value-type="string">
            <text:p>2.386859357306+1.91972183438189i</text:p>
          </table:table-cell>
          <table:table-cell table:formula="of:=IMSUM([.N124];[.L124])" office:value-type="string" office:string-value="2.386859357306+1.91972183438189i" calcext:value-type="string">
            <text:p>2.386859357306+1.91972183438189i</text:p>
          </table:table-cell>
          <table:table-cell table:formula="of:=IMSUM(1;IMPRODUCT([.L124];[.N124]))" office:value-type="string" office:string-value="1" calcext:value-type="string">
            <text:p>1</text:p>
          </table:table-cell>
          <table:table-cell table:formula="of:=IMPRODUCT([.$C$2];[.O124];IMDIV(1;[.P124]))" office:value-type="string" office:string-value="119.3429678653+95.9860917190945i" calcext:value-type="string">
            <text:p>119.3429678653+95.9860917190945i</text:p>
          </table:table-cell>
          <table:table-cell table:formula="of:=IMDIV(IMPRODUCT([.Q124];[.$F$10]);IMSUM([.Q124];[.$F$10]))" office:value-type="string" office:string-value="119.337936847724+95.9631843828049i" calcext:value-type="string">
            <text:p>119.337936847724+95.9631843828049i</text:p>
          </table:table-cell>
          <table:table-cell table:formula="of:=[.B124]" office:value-type="float" office:value="7052" calcext:value-type="float">
            <text:p>7052</text:p>
          </table:table-cell>
          <table:table-cell table:formula="of:=IMREAL([.R124])" office:value-type="float" office:value="119.337936847724" calcext:value-type="float">
            <text:p>119.3379368477</text:p>
          </table:table-cell>
          <table:table-cell table:formula="of:=IMAGINARY([.R124])" office:value-type="float" office:value="95.9631843828049" calcext:value-type="float">
            <text:p>95.9631843828</text:p>
          </table:table-cell>
          <table:table-cell table:formula="of:=IMABS([.R124])" office:value-type="float" office:value="153.135482263124" calcext:value-type="float">
            <text:p>153.1354822631</text:p>
          </table:table-cell>
        </table:table-row>
        <table:table-row table:style-name="ro1">
          <table:table-cell/>
          <table:table-cell table:formula="of:=[.B124]+[.$C$11]" office:value-type="float" office:value="7052.5" calcext:value-type="float">
            <text:p>7052.5</text:p>
          </table:table-cell>
          <table:table-cell table:formula="of:=COMPLEX([.$C$3]/1000;6.284*[.B125]*[.$C$4]/1000)" office:value-type="string" office:string-value="0.5+199.430595i" calcext:value-type="string">
            <text:p>0.5+199.430595i</text:p>
          </table:table-cell>
          <table:table-cell table:formula="of:=COMPLEX(0;-1/6.284/[.B125]/[.$C$5]*1000000000)" office:value-type="string" office:string-value="-199.683548301892i" calcext:value-type="string">
            <text:p>-199.683548301892i</text:p>
          </table:table-cell>
          <table:table-cell table:formula="of:=IMSUM([.C125];[.D125])" office:value-type="string" office:string-value="0.5-0.252953301891978i" calcext:value-type="string">
            <text:p>0.5-0.252953301891978i</text:p>
          </table:table-cell>
          <table:table-cell table:formula="of:=COMPLEX(0; 6.284*[.B125]*[.$C$6]/1000)" office:value-type="string" office:string-value="8.863582i" calcext:value-type="string">
            <text:p>8.863582i</text:p>
          </table:table-cell>
          <table:table-cell table:formula="of:=IMDIV(IMPRODUCT(-1;[.F125];[.F125]);[.E125])" office:value-type="string" office:string-value="125.10628303412+63.2920947618261i" calcext:value-type="string">
            <text:p>125.10628303412+63.2920947618261i</text:p>
          </table:table-cell>
          <table:table-cell table:formula="of:=COMPLEX(0;-1000000000/6.284/[.$F$12]/[.B125]+6.284*[.F$14]*[.B125]*0.001)" office:value-type="string" office:string-value="28.8623667086562i" calcext:value-type="string">
            <text:p>28.8623667086562i</text:p>
          </table:table-cell>
          <table:table-cell table:formula="of:=IMSUM([.G125];[.H125])" office:value-type="string" office:string-value="125.10628303412+92.1544614704823i" calcext:value-type="string">
            <text:p>125.10628303412+92.1544614704823i</text:p>
          </table:table-cell>
          <table:table-cell table:formula="of:=300000/[.B125]" office:value-type="float" office:value="42.5381070542361" calcext:value-type="float">
            <text:p>42.5381070542</text:p>
          </table:table-cell>
          <table:table-cell table:formula="of:=[.$C$1]/[.J125]*2*PI()" office:value-type="float" office:value="0" calcext:value-type="float">
            <text:p>0</text:p>
          </table:table-cell>
          <table:table-cell table:formula="of:=COMPLEX(0;TAN([.K125]))" office:value-type="string" office:string-value="0" calcext:value-type="string">
            <text:p>0</text:p>
          </table:table-cell>
          <table:table-cell table:formula="of:=IMPRODUCT(IMDIV(IMSUB([.I125];[.$C$2]); IMSUM([.I125]; [.$C$2])); 1-[.$F$1])" office:value-type="string" office:string-value="0.552782976975731+0.235360166426486i" calcext:value-type="string">
            <text:p>0.552782976975731+0.235360166426486i</text:p>
          </table:table-cell>
          <table:table-cell table:formula="of:=IMDIV(IMSUM(1;[.M125]);IMSUB(1;[.M125]))" office:value-type="string" office:string-value="2.50212566068239+1.84308922940964i" calcext:value-type="string">
            <text:p>2.50212566068239+1.84308922940964i</text:p>
          </table:table-cell>
          <table:table-cell table:formula="of:=IMSUM([.N125];[.L125])" office:value-type="string" office:string-value="2.50212566068239+1.84308922940964i" calcext:value-type="string">
            <text:p>2.50212566068239+1.84308922940964i</text:p>
          </table:table-cell>
          <table:table-cell table:formula="of:=IMSUM(1;IMPRODUCT([.L125];[.N125]))" office:value-type="string" office:string-value="1" calcext:value-type="string">
            <text:p>1</text:p>
          </table:table-cell>
          <table:table-cell table:formula="of:=IMPRODUCT([.$C$2];[.O125];IMDIV(1;[.P125]))" office:value-type="string" office:string-value="125.10628303412+92.154461470482i" calcext:value-type="string">
            <text:p>125.10628303412+92.154461470482i</text:p>
          </table:table-cell>
          <table:table-cell table:formula="of:=IMDIV(IMPRODUCT([.Q125];[.$F$10]);IMSUM([.Q125];[.$F$10]))" office:value-type="string" office:string-value="125.09912266089+92.1314067872946i" calcext:value-type="string">
            <text:p>125.09912266089+92.1314067872946i</text:p>
          </table:table-cell>
          <table:table-cell table:formula="of:=[.B125]" office:value-type="float" office:value="7052.5" calcext:value-type="float">
            <text:p>7052.5</text:p>
          </table:table-cell>
          <table:table-cell table:formula="of:=IMREAL([.R125])" office:value-type="float" office:value="125.09912266089" calcext:value-type="float">
            <text:p>125.0991226609</text:p>
          </table:table-cell>
          <table:table-cell table:formula="of:=IMAGINARY([.R125])" office:value-type="float" office:value="92.1314067872946" calcext:value-type="float">
            <text:p>92.1314067873</text:p>
          </table:table-cell>
          <table:table-cell table:formula="of:=IMABS([.R125])" office:value-type="float" office:value="155.364045413121" calcext:value-type="float">
            <text:p>155.3640454131</text:p>
          </table:table-cell>
        </table:table-row>
        <table:table-row table:style-name="ro1">
          <table:table-cell/>
          <table:table-cell table:formula="of:=[.B125]+[.$C$11]" office:value-type="float" office:value="7053" calcext:value-type="float">
            <text:p>7053</text:p>
          </table:table-cell>
          <table:table-cell table:formula="of:=COMPLEX([.$C$3]/1000;6.284*[.B126]*[.$C$4]/1000)" office:value-type="string" office:string-value="0.5+199.444734i" calcext:value-type="string">
            <text:p>0.5+199.444734i</text:p>
          </table:table-cell>
          <table:table-cell table:formula="of:=COMPLEX(0;-1/6.284/[.B126]/[.$C$5]*1000000000)" office:value-type="string" office:string-value="-199.669392371912i" calcext:value-type="string">
            <text:p>-199.669392371912i</text:p>
          </table:table-cell>
          <table:table-cell table:formula="of:=IMSUM([.C126];[.D126])" office:value-type="string" office:string-value="0.5-0.224658371912i" calcext:value-type="string">
            <text:p>0.5-0.224658371912i</text:p>
          </table:table-cell>
          <table:table-cell table:formula="of:=COMPLEX(0; 6.284*[.B126]*[.$C$6]/1000)" office:value-type="string" office:string-value="8.8642104i" calcext:value-type="string">
            <text:p>8.8642104i</text:p>
          </table:table-cell>
          <table:table-cell table:formula="of:=IMDIV(IMPRODUCT(-1;[.F126];[.F126]);[.E126])" office:value-type="string" office:string-value="130.751595960838+58.7488813469149i" calcext:value-type="string">
            <text:p>130.751595960838+58.7488813469149i</text:p>
          </table:table-cell>
          <table:table-cell table:formula="of:=COMPLEX(0;-1000000000/6.284/[.$F$12]/[.B126]+6.284*[.F$14]*[.B126]*0.001)" office:value-type="string" office:string-value="28.8691178911382i" calcext:value-type="string">
            <text:p>28.8691178911382i</text:p>
          </table:table-cell>
          <table:table-cell table:formula="of:=IMSUM([.G126];[.H126])" office:value-type="string" office:string-value="130.751595960838+87.6179992380531i" calcext:value-type="string">
            <text:p>130.751595960838+87.6179992380531i</text:p>
          </table:table-cell>
          <table:table-cell table:formula="of:=300000/[.B126]" office:value-type="float" office:value="42.5350914504466" calcext:value-type="float">
            <text:p>42.5350914504</text:p>
          </table:table-cell>
          <table:table-cell table:formula="of:=[.$C$1]/[.J126]*2*PI()" office:value-type="float" office:value="0" calcext:value-type="float">
            <text:p>0</text:p>
          </table:table-cell>
          <table:table-cell table:formula="of:=COMPLEX(0;TAN([.K126]))" office:value-type="string" office:string-value="0" calcext:value-type="string">
            <text:p>0</text:p>
          </table:table-cell>
          <table:table-cell table:formula="of:=IMPRODUCT(IMDIV(IMSUB([.I126];[.$C$2]); IMSUM([.I126]; [.$C$2])); 1-[.$F$1])" office:value-type="string" office:string-value="0.552019040627247+0.217155456627273i" calcext:value-type="string">
            <text:p>0.552019040627247+0.217155456627273i</text:p>
          </table:table-cell>
          <table:table-cell table:formula="of:=IMDIV(IMSUM(1;[.M126]);IMSUB(1;[.M126]))" office:value-type="string" office:string-value="2.61503191921677+1.75235998476106i" calcext:value-type="string">
            <text:p>2.61503191921677+1.75235998476106i</text:p>
          </table:table-cell>
          <table:table-cell table:formula="of:=IMSUM([.N126];[.L126])" office:value-type="string" office:string-value="2.61503191921677+1.75235998476106i" calcext:value-type="string">
            <text:p>2.61503191921677+1.75235998476106i</text:p>
          </table:table-cell>
          <table:table-cell table:formula="of:=IMSUM(1;IMPRODUCT([.L126];[.N126]))" office:value-type="string" office:string-value="1" calcext:value-type="string">
            <text:p>1</text:p>
          </table:table-cell>
          <table:table-cell table:formula="of:=IMPRODUCT([.$C$2];[.O126];IMDIV(1;[.P126]))" office:value-type="string" office:string-value="130.751595960839+87.617999238053i" calcext:value-type="string">
            <text:p>130.751595960839+87.617999238053i</text:p>
          </table:table-cell>
          <table:table-cell table:formula="of:=IMDIV(IMPRODUCT([.Q126];[.$F$10]);IMSUM([.Q126];[.$F$10]))" office:value-type="string" office:string-value="130.742176109819+87.595090649357i" calcext:value-type="string">
            <text:p>130.742176109819+87.595090649357i</text:p>
          </table:table-cell>
          <table:table-cell table:formula="of:=[.B126]" office:value-type="float" office:value="7053" calcext:value-type="float">
            <text:p>7053</text:p>
          </table:table-cell>
          <table:table-cell table:formula="of:=IMREAL([.R126])" office:value-type="float" office:value="130.742176109819" calcext:value-type="float">
            <text:p>130.7421761098</text:p>
          </table:table-cell>
          <table:table-cell table:formula="of:=IMAGINARY([.R126])" office:value-type="float" office:value="87.595090649357" calcext:value-type="float">
            <text:p>87.5950906494</text:p>
          </table:table-cell>
          <table:table-cell table:formula="of:=IMABS([.R126])" office:value-type="float" office:value="157.373493701449" calcext:value-type="float">
            <text:p>157.3734937014</text:p>
          </table:table-cell>
        </table:table-row>
        <table:table-row table:style-name="ro1">
          <table:table-cell/>
          <table:table-cell table:formula="of:=[.B126]+[.$C$11]" office:value-type="float" office:value="7053.5" calcext:value-type="float">
            <text:p>7053.5</text:p>
          </table:table-cell>
          <table:table-cell table:formula="of:=COMPLEX([.$C$3]/1000;6.284*[.B127]*[.$C$4]/1000)" office:value-type="string" office:string-value="0.5+199.458873i" calcext:value-type="string">
            <text:p>0.5+199.458873i</text:p>
          </table:table-cell>
          <table:table-cell table:formula="of:=COMPLEX(0;-1/6.284/[.B127]/[.$C$5]*1000000000)" office:value-type="string" office:string-value="-199.655238448868i" calcext:value-type="string">
            <text:p>-199.655238448868i</text:p>
          </table:table-cell>
          <table:table-cell table:formula="of:=IMSUM([.C127];[.D127])" office:value-type="string" office:string-value="0.5-0.196365448867994i" calcext:value-type="string">
            <text:p>0.5-0.196365448867994i</text:p>
          </table:table-cell>
          <table:table-cell table:formula="of:=COMPLEX(0; 6.284*[.B127]*[.$C$6]/1000)" office:value-type="string" office:string-value="8.8648388i" calcext:value-type="string">
            <text:p>8.8648388i</text:p>
          </table:table-cell>
          <table:table-cell table:formula="of:=IMDIV(IMPRODUCT(-1;[.F127];[.F127]);[.E127])" office:value-type="string" office:string-value="136.168445399867+53.4775558052036i" calcext:value-type="string">
            <text:p>136.168445399867+53.4775558052036i</text:p>
          </table:table-cell>
          <table:table-cell table:formula="of:=COMPLEX(0;-1000000000/6.284/[.$F$12]/[.B127]+6.284*[.F$14]*[.B127]*0.001)" office:value-type="string" office:string-value="28.8758687401145i" calcext:value-type="string">
            <text:p>28.8758687401145i</text:p>
          </table:table-cell>
          <table:table-cell table:formula="of:=IMSUM([.G127];[.H127])" office:value-type="string" office:string-value="136.168445399867+82.3534245453181i" calcext:value-type="string">
            <text:p>136.168445399867+82.3534245453181i</text:p>
          </table:table-cell>
          <table:table-cell table:formula="of:=300000/[.B127]" office:value-type="float" office:value="42.5320762741901" calcext:value-type="float">
            <text:p>42.5320762742</text:p>
          </table:table-cell>
          <table:table-cell table:formula="of:=[.$C$1]/[.J127]*2*PI()" office:value-type="float" office:value="0" calcext:value-type="float">
            <text:p>0</text:p>
          </table:table-cell>
          <table:table-cell table:formula="of:=COMPLEX(0;TAN([.K127]))" office:value-type="string" office:string-value="0" calcext:value-type="string">
            <text:p>0</text:p>
          </table:table-cell>
          <table:table-cell table:formula="of:=IMPRODUCT(IMDIV(IMSUB([.I127];[.$C$2]); IMSUM([.I127]; [.$C$2])); 1-[.$F$1])" office:value-type="string" office:string-value="0.550760239822357+0.198725582163414i" calcext:value-type="string">
            <text:p>0.550760239822357+0.198725582163414i</text:p>
          </table:table-cell>
          <table:table-cell table:formula="of:=IMDIV(IMSUM(1;[.M127]);IMSUB(1;[.M127]))" office:value-type="string" office:string-value="2.72336890799734+1.64706849090636i" calcext:value-type="string">
            <text:p>2.72336890799734+1.64706849090636i</text:p>
          </table:table-cell>
          <table:table-cell table:formula="of:=IMSUM([.N127];[.L127])" office:value-type="string" office:string-value="2.72336890799734+1.64706849090636i" calcext:value-type="string">
            <text:p>2.72336890799734+1.64706849090636i</text:p>
          </table:table-cell>
          <table:table-cell table:formula="of:=IMSUM(1;IMPRODUCT([.L127];[.N127]))" office:value-type="string" office:string-value="1" calcext:value-type="string">
            <text:p>1</text:p>
          </table:table-cell>
          <table:table-cell table:formula="of:=IMPRODUCT([.$C$2];[.O127];IMDIV(1;[.P127]))" office:value-type="string" office:string-value="136.168445399867+82.353424545318i" calcext:value-type="string">
            <text:p>136.168445399867+82.353424545318i</text:p>
          </table:table-cell>
          <table:table-cell table:formula="of:=IMDIV(IMPRODUCT([.Q127];[.$F$10]);IMSUM([.Q127];[.$F$10]))" office:value-type="string" office:string-value="136.156685383779+82.3310006692087i" calcext:value-type="string">
            <text:p>136.156685383779+82.3310006692087i</text:p>
          </table:table-cell>
          <table:table-cell table:formula="of:=[.B127]" office:value-type="float" office:value="7053.5" calcext:value-type="float">
            <text:p>7053.5</text:p>
          </table:table-cell>
          <table:table-cell table:formula="of:=IMREAL([.R127])" office:value-type="float" office:value="136.156685383779" calcext:value-type="float">
            <text:p>136.1566853838</text:p>
          </table:table-cell>
          <table:table-cell table:formula="of:=IMAGINARY([.R127])" office:value-type="float" office:value="82.3310006692087" calcext:value-type="float">
            <text:p>82.3310006692</text:p>
          </table:table-cell>
          <table:table-cell table:formula="of:=IMABS([.R127])" office:value-type="float" office:value="159.113282430759" calcext:value-type="float">
            <text:p>159.1132824308</text:p>
          </table:table-cell>
        </table:table-row>
        <table:table-row table:style-name="ro1">
          <table:table-cell/>
          <table:table-cell table:formula="of:=[.B127]+[.$C$11]" office:value-type="float" office:value="7054" calcext:value-type="float">
            <text:p>7054</text:p>
          </table:table-cell>
          <table:table-cell table:formula="of:=COMPLEX([.$C$3]/1000;6.284*[.B128]*[.$C$4]/1000)" office:value-type="string" office:string-value="0.5+199.473012i" calcext:value-type="string">
            <text:p>0.5+199.473012i</text:p>
          </table:table-cell>
          <table:table-cell table:formula="of:=COMPLEX(0;-1/6.284/[.B128]/[.$C$5]*1000000000)" office:value-type="string" office:string-value="-199.641086532335i" calcext:value-type="string">
            <text:p>-199.641086532335i</text:p>
          </table:table-cell>
          <table:table-cell table:formula="of:=IMSUM([.C128];[.D128])" office:value-type="string" office:string-value="0.5-0.168074532334998i" calcext:value-type="string">
            <text:p>0.5-0.168074532334998i</text:p>
          </table:table-cell>
          <table:table-cell table:formula="of:=COMPLEX(0; 6.284*[.B128]*[.$C$6]/1000)" office:value-type="string" office:string-value="8.8654672i" calcext:value-type="string">
            <text:p>8.8654672i</text:p>
          </table:table-cell>
          <table:table-cell table:formula="of:=IMDIV(IMPRODUCT(-1;[.F128];[.F128]);[.E128])" office:value-type="string" office:string-value="141.234101465361+47.4757111070884i" calcext:value-type="string">
            <text:p>141.234101465361+47.4757111070884i</text:p>
          </table:table-cell>
          <table:table-cell table:formula="of:=COMPLEX(0;-1000000000/6.284/[.$F$12]/[.B128]+6.284*[.F$14]*[.B128]*0.001)" office:value-type="string" office:string-value="28.8826192556561i" calcext:value-type="string">
            <text:p>28.8826192556561i</text:p>
          </table:table-cell>
          <table:table-cell table:formula="of:=IMSUM([.G128];[.H128])" office:value-type="string" office:string-value="141.234101465361+76.3583303627445i" calcext:value-type="string">
            <text:p>141.234101465361+76.3583303627445i</text:p>
          </table:table-cell>
          <table:table-cell table:formula="of:=300000/[.B128]" office:value-type="float" office:value="42.5290615253757" calcext:value-type="float">
            <text:p>42.5290615254</text:p>
          </table:table-cell>
          <table:table-cell table:formula="of:=[.$C$1]/[.J128]*2*PI()" office:value-type="float" office:value="0" calcext:value-type="float">
            <text:p>0</text:p>
          </table:table-cell>
          <table:table-cell table:formula="of:=COMPLEX(0;TAN([.K128]))" office:value-type="string" office:string-value="0" calcext:value-type="string">
            <text:p>0</text:p>
          </table:table-cell>
          <table:table-cell table:formula="of:=IMPRODUCT(IMDIV(IMSUB([.I128];[.$C$2]); IMSUM([.I128]; [.$C$2])); 1-[.$F$1])" office:value-type="string" office:string-value="0.548987623196583+0.180085830935755i" calcext:value-type="string">
            <text:p>0.548987623196583+0.180085830935755i</text:p>
          </table:table-cell>
          <table:table-cell table:formula="of:=IMDIV(IMSUM(1;[.M128]);IMSUB(1;[.M128]))" office:value-type="string" office:string-value="2.82468202930721+1.52716660725489i" calcext:value-type="string">
            <text:p>2.82468202930721+1.52716660725489i</text:p>
          </table:table-cell>
          <table:table-cell table:formula="of:=IMSUM([.N128];[.L128])" office:value-type="string" office:string-value="2.82468202930721+1.52716660725489i" calcext:value-type="string">
            <text:p>2.82468202930721+1.52716660725489i</text:p>
          </table:table-cell>
          <table:table-cell table:formula="of:=IMSUM(1;IMPRODUCT([.L128];[.N128]))" office:value-type="string" office:string-value="1" calcext:value-type="string">
            <text:p>1</text:p>
          </table:table-cell>
          <table:table-cell table:formula="of:=IMPRODUCT([.$C$2];[.O128];IMDIV(1;[.P128]))" office:value-type="string" office:string-value="141.234101465361+76.3583303627445i" calcext:value-type="string">
            <text:p>141.234101465361+76.3583303627445i</text:p>
          </table:table-cell>
          <table:table-cell table:formula="of:=IMDIV(IMPRODUCT([.Q128];[.$F$10]);IMSUM([.Q128];[.$F$10]))" office:value-type="string" office:string-value="141.21998532148+76.336765664379i" calcext:value-type="string">
            <text:p>141.21998532148+76.336765664379i</text:p>
          </table:table-cell>
          <table:table-cell table:formula="of:=[.B128]" office:value-type="float" office:value="7054" calcext:value-type="float">
            <text:p>7054</text:p>
          </table:table-cell>
          <table:table-cell table:formula="of:=IMREAL([.R128])" office:value-type="float" office:value="141.21998532148" calcext:value-type="float">
            <text:p>141.2199853215</text:p>
          </table:table-cell>
          <table:table-cell table:formula="of:=IMAGINARY([.R128])" office:value-type="float" office:value="76.336765664379" calcext:value-type="float">
            <text:p>76.3367656644</text:p>
          </table:table-cell>
          <table:table-cell table:formula="of:=IMABS([.R128])" office:value-type="float" office:value="160.531573362679" calcext:value-type="float">
            <text:p>160.5315733627</text:p>
          </table:table-cell>
        </table:table-row>
        <table:table-row table:style-name="ro1">
          <table:table-cell/>
          <table:table-cell table:formula="of:=[.B128]+[.$C$11]" office:value-type="float" office:value="7054.5" calcext:value-type="float">
            <text:p>7054.5</text:p>
          </table:table-cell>
          <table:table-cell table:formula="of:=COMPLEX([.$C$3]/1000;6.284*[.B129]*[.$C$4]/1000)" office:value-type="string" office:string-value="0.5+199.487151i" calcext:value-type="string">
            <text:p>0.5+199.487151i</text:p>
          </table:table-cell>
          <table:table-cell table:formula="of:=COMPLEX(0;-1/6.284/[.B129]/[.$C$5]*1000000000)" office:value-type="string" office:string-value="-199.626936621886i" calcext:value-type="string">
            <text:p>-199.626936621886i</text:p>
          </table:table-cell>
          <table:table-cell table:formula="of:=IMSUM([.C129];[.D129])" office:value-type="string" office:string-value="0.5-0.139785621885977i" calcext:value-type="string">
            <text:p>0.5-0.139785621885977i</text:p>
          </table:table-cell>
          <table:table-cell table:formula="of:=COMPLEX(0; 6.284*[.B129]*[.$C$6]/1000)" office:value-type="string" office:string-value="8.8660956i" calcext:value-type="string">
            <text:p>8.8660956i</text:p>
          </table:table-cell>
          <table:table-cell table:formula="of:=IMDIV(IMPRODUCT(-1;[.F129];[.F129]);[.E129])" office:value-type="string" office:string-value="145.818144487865+40.766560018991i" calcext:value-type="string">
            <text:p>145.818144487865+40.766560018991i</text:p>
          </table:table-cell>
          <table:table-cell table:formula="of:=COMPLEX(0;-1000000000/6.284/[.$F$12]/[.B129]+6.284*[.F$14]*[.B129]*0.001)" office:value-type="string" office:string-value="28.8893694378337i" calcext:value-type="string">
            <text:p>28.8893694378337i</text:p>
          </table:table-cell>
          <table:table-cell table:formula="of:=IMSUM([.G129];[.H129])" office:value-type="string" office:string-value="145.818144487865+69.6559294568247i" calcext:value-type="string">
            <text:p>145.818144487865+69.6559294568247i</text:p>
          </table:table-cell>
          <table:table-cell table:formula="of:=300000/[.B129]" office:value-type="float" office:value="42.5260472039124" calcext:value-type="float">
            <text:p>42.5260472039</text:p>
          </table:table-cell>
          <table:table-cell table:formula="of:=[.$C$1]/[.J129]*2*PI()" office:value-type="float" office:value="0" calcext:value-type="float">
            <text:p>0</text:p>
          </table:table-cell>
          <table:table-cell table:formula="of:=COMPLEX(0;TAN([.K129]))" office:value-type="string" office:string-value="0" calcext:value-type="string">
            <text:p>0</text:p>
          </table:table-cell>
          <table:table-cell table:formula="of:=IMPRODUCT(IMDIV(IMSUB([.I129];[.$C$2]); IMSUM([.I129]; [.$C$2])); 1-[.$F$1])" office:value-type="string" office:string-value="0.546682569054118+0.161252916955671i" calcext:value-type="string">
            <text:p>0.546682569054118+0.161252916955671i</text:p>
          </table:table-cell>
          <table:table-cell table:formula="of:=IMDIV(IMSUM(1;[.M129]);IMSUB(1;[.M129]))" office:value-type="string" office:string-value="2.91636288975731+1.39311858913649i" calcext:value-type="string">
            <text:p>2.91636288975731+1.39311858913649i</text:p>
          </table:table-cell>
          <table:table-cell table:formula="of:=IMSUM([.N129];[.L129])" office:value-type="string" office:string-value="2.91636288975731+1.39311858913649i" calcext:value-type="string">
            <text:p>2.91636288975731+1.39311858913649i</text:p>
          </table:table-cell>
          <table:table-cell table:formula="of:=IMSUM(1;IMPRODUCT([.L129];[.N129]))" office:value-type="string" office:string-value="1" calcext:value-type="string">
            <text:p>1</text:p>
          </table:table-cell>
          <table:table-cell table:formula="of:=IMPRODUCT([.$C$2];[.O129];IMDIV(1;[.P129]))" office:value-type="string" office:string-value="145.818144487866+69.6559294568245i" calcext:value-type="string">
            <text:p>145.818144487866+69.6559294568245i</text:p>
          </table:table-cell>
          <table:table-cell table:formula="of:=IMDIV(IMPRODUCT([.Q129];[.$F$10]);IMSUM([.Q129];[.$F$10]))" office:value-type="string" office:string-value="145.801734466862+69.6356193443804i" calcext:value-type="string">
            <text:p>145.801734466862+69.6356193443804i</text:p>
          </table:table-cell>
          <table:table-cell table:formula="of:=[.B129]" office:value-type="float" office:value="7054.5" calcext:value-type="float">
            <text:p>7054.5</text:p>
          </table:table-cell>
          <table:table-cell table:formula="of:=IMREAL([.R129])" office:value-type="float" office:value="145.801734466862" calcext:value-type="float">
            <text:p>145.8017344669</text:p>
          </table:table-cell>
          <table:table-cell table:formula="of:=IMAGINARY([.R129])" office:value-type="float" office:value="69.6356193443804" calcext:value-type="float">
            <text:p>69.6356193444</text:p>
          </table:table-cell>
          <table:table-cell table:formula="of:=IMABS([.R129])" office:value-type="float" office:value="161.577428049282" calcext:value-type="float">
            <text:p>161.5774280493</text:p>
          </table:table-cell>
        </table:table-row>
        <table:table-row table:style-name="ro1">
          <table:table-cell/>
          <table:table-cell table:formula="of:=[.B129]+[.$C$11]" office:value-type="float" office:value="7055" calcext:value-type="float">
            <text:p>7055</text:p>
          </table:table-cell>
          <table:table-cell table:formula="of:=COMPLEX([.$C$3]/1000;6.284*[.B130]*[.$C$4]/1000)" office:value-type="string" office:string-value="0.5+199.50129i" calcext:value-type="string">
            <text:p>0.5+199.50129i</text:p>
          </table:table-cell>
          <table:table-cell table:formula="of:=COMPLEX(0;-1/6.284/[.B130]/[.$C$5]*1000000000)" office:value-type="string" office:string-value="-199.612788717093i" calcext:value-type="string">
            <text:p>-199.612788717093i</text:p>
          </table:table-cell>
          <table:table-cell table:formula="of:=IMSUM([.C130];[.D130])" office:value-type="string" office:string-value="0.5-0.111498717092985i" calcext:value-type="string">
            <text:p>0.5-0.111498717092985i</text:p>
          </table:table-cell>
          <table:table-cell table:formula="of:=COMPLEX(0; 6.284*[.B130]*[.$C$6]/1000)" office:value-type="string" office:string-value="8.866724i" calcext:value-type="string">
            <text:p>8.866724i</text:p>
          </table:table-cell>
          <table:table-cell table:formula="of:=IMDIV(IMPRODUCT(-1;[.F130];[.F130]);[.E130])" office:value-type="string" office:string-value="149.788907798832+33.4025421086584i" calcext:value-type="string">
            <text:p>149.788907798832+33.4025421086584i</text:p>
          </table:table-cell>
          <table:table-cell table:formula="of:=COMPLEX(0;-1000000000/6.284/[.$F$12]/[.B130]+6.284*[.F$14]*[.B130]*0.001)" office:value-type="string" office:string-value="28.8961192867183i" calcext:value-type="string">
            <text:p>28.8961192867183i</text:p>
          </table:table-cell>
          <table:table-cell table:formula="of:=IMSUM([.G130];[.H130])" office:value-type="string" office:string-value="149.788907798832+62.2986613953767i" calcext:value-type="string">
            <text:p>149.788907798832+62.2986613953767i</text:p>
          </table:table-cell>
          <table:table-cell table:formula="of:=300000/[.B130]" office:value-type="float" office:value="42.5230333097094" calcext:value-type="float">
            <text:p>42.5230333097</text:p>
          </table:table-cell>
          <table:table-cell table:formula="of:=[.$C$1]/[.J130]*2*PI()" office:value-type="float" office:value="0" calcext:value-type="float">
            <text:p>0</text:p>
          </table:table-cell>
          <table:table-cell table:formula="of:=COMPLEX(0;TAN([.K130]))" office:value-type="string" office:string-value="0" calcext:value-type="string">
            <text:p>0</text:p>
          </table:table-cell>
          <table:table-cell table:formula="of:=IMPRODUCT(IMDIV(IMSUB([.I130];[.$C$2]); IMSUM([.I130]; [.$C$2])); 1-[.$F$1])" office:value-type="string" office:string-value="0.543826893620035+0.142245003514698i" calcext:value-type="string">
            <text:p>0.543826893620035+0.142245003514698i</text:p>
          </table:table-cell>
          <table:table-cell table:formula="of:=IMDIV(IMSUM(1;[.M130]);IMSUB(1;[.M130]))" office:value-type="string" office:string-value="2.99577815597665+1.24597322790754i" calcext:value-type="string">
            <text:p>2.99577815597665+1.24597322790754i</text:p>
          </table:table-cell>
          <table:table-cell table:formula="of:=IMSUM([.N130];[.L130])" office:value-type="string" office:string-value="2.99577815597665+1.24597322790754i" calcext:value-type="string">
            <text:p>2.99577815597665+1.24597322790754i</text:p>
          </table:table-cell>
          <table:table-cell table:formula="of:=IMSUM(1;IMPRODUCT([.L130];[.N130]))" office:value-type="string" office:string-value="1" calcext:value-type="string">
            <text:p>1</text:p>
          </table:table-cell>
          <table:table-cell table:formula="of:=IMPRODUCT([.$C$2];[.O130];IMDIV(1;[.P130]))" office:value-type="string" office:string-value="149.788907798833+62.298661395377i" calcext:value-type="string">
            <text:p>149.788907798833+62.298661395377i</text:p>
          </table:table-cell>
          <table:table-cell table:formula="of:=IMDIV(IMPRODUCT([.Q130];[.$F$10]);IMSUM([.Q130];[.$F$10]))" office:value-type="string" office:string-value="149.77035380332+62.280002030677i" calcext:value-type="string">
            <text:p>149.77035380332+62.280002030677i</text:p>
          </table:table-cell>
          <table:table-cell table:formula="of:=[.B130]" office:value-type="float" office:value="7055" calcext:value-type="float">
            <text:p>7055</text:p>
          </table:table-cell>
          <table:table-cell table:formula="of:=IMREAL([.R130])" office:value-type="float" office:value="149.77035380332" calcext:value-type="float">
            <text:p>149.7703538033</text:p>
          </table:table-cell>
          <table:table-cell table:formula="of:=IMAGINARY([.R130])" office:value-type="float" office:value="62.280002030677" calcext:value-type="float">
            <text:p>62.2800020307</text:p>
          </table:table-cell>
          <table:table-cell table:formula="of:=IMABS([.R130])" office:value-type="float" office:value="162.203444881152" calcext:value-type="float">
            <text:p>162.2034448812</text:p>
          </table:table-cell>
        </table:table-row>
        <table:table-row table:style-name="ro1">
          <table:table-cell/>
          <table:table-cell table:formula="of:=[.B130]+[.$C$11]" office:value-type="float" office:value="7055.5" calcext:value-type="float">
            <text:p>7055.5</text:p>
          </table:table-cell>
          <table:table-cell table:formula="of:=COMPLEX([.$C$3]/1000;6.284*[.B131]*[.$C$4]/1000)" office:value-type="string" office:string-value="0.5+199.515429i" calcext:value-type="string">
            <text:p>0.5+199.515429i</text:p>
          </table:table-cell>
          <table:table-cell table:formula="of:=COMPLEX(0;-1/6.284/[.B131]/[.$C$5]*1000000000)" office:value-type="string" office:string-value="-199.598642817531i" calcext:value-type="string">
            <text:p>-199.598642817531i</text:p>
          </table:table-cell>
          <table:table-cell table:formula="of:=IMSUM([.C131];[.D131])" office:value-type="string" office:string-value="0.5-0.0832138175309751i" calcext:value-type="string">
            <text:p>0.5-0.0832138175309751i</text:p>
          </table:table-cell>
          <table:table-cell table:formula="of:=COMPLEX(0; 6.284*[.B131]*[.$C$6]/1000)" office:value-type="string" office:string-value="8.8673524i" calcext:value-type="string">
            <text:p>8.8673524i</text:p>
          </table:table-cell>
          <table:table-cell table:formula="of:=IMDIV(IMPRODUCT(-1;[.F131];[.F131]);[.E131])" office:value-type="string" office:string-value="153.021464514091+25.4670004527963i" calcext:value-type="string">
            <text:p>153.021464514091+25.4670004527963i</text:p>
          </table:table-cell>
          <table:table-cell table:formula="of:=COMPLEX(0;-1000000000/6.284/[.$F$12]/[.B131]+6.284*[.F$14]*[.B131]*0.001)" office:value-type="string" office:string-value="28.9028688023808i" calcext:value-type="string">
            <text:p>28.9028688023808i</text:p>
          </table:table-cell>
          <table:table-cell table:formula="of:=IMSUM([.G131];[.H131])" office:value-type="string" office:string-value="153.021464514091+54.3698692551771i" calcext:value-type="string">
            <text:p>153.021464514091+54.3698692551771i</text:p>
          </table:table-cell>
          <table:table-cell table:formula="of:=300000/[.B131]" office:value-type="float" office:value="42.5200198426759" calcext:value-type="float">
            <text:p>42.5200198427</text:p>
          </table:table-cell>
          <table:table-cell table:formula="of:=[.$C$1]/[.J131]*2*PI()" office:value-type="float" office:value="0" calcext:value-type="float">
            <text:p>0</text:p>
          </table:table-cell>
          <table:table-cell table:formula="of:=COMPLEX(0;TAN([.K131]))" office:value-type="string" office:string-value="0" calcext:value-type="string">
            <text:p>0</text:p>
          </table:table-cell>
          <table:table-cell table:formula="of:=IMPRODUCT(IMDIV(IMSUB([.I131];[.$C$2]); IMSUM([.I131]; [.$C$2])); 1-[.$F$1])" office:value-type="string" office:string-value="0.54040296529137+0.123081718216258i" calcext:value-type="string">
            <text:p>0.54040296529137+0.123081718216258i</text:p>
          </table:table-cell>
          <table:table-cell table:formula="of:=IMDIV(IMSUM(1;[.M131]);IMSUB(1;[.M131]))" office:value-type="string" office:string-value="3.06042929028182+1.08739738510354i" calcext:value-type="string">
            <text:p>3.06042929028182+1.08739738510354i</text:p>
          </table:table-cell>
          <table:table-cell table:formula="of:=IMSUM([.N131];[.L131])" office:value-type="string" office:string-value="3.06042929028182+1.08739738510354i" calcext:value-type="string">
            <text:p>3.06042929028182+1.08739738510354i</text:p>
          </table:table-cell>
          <table:table-cell table:formula="of:=IMSUM(1;IMPRODUCT([.L131];[.N131]))" office:value-type="string" office:string-value="1" calcext:value-type="string">
            <text:p>1</text:p>
          </table:table-cell>
          <table:table-cell table:formula="of:=IMPRODUCT([.$C$2];[.O131];IMDIV(1;[.P131]))" office:value-type="string" office:string-value="153.021464514091+54.369869255177i" calcext:value-type="string">
            <text:p>153.021464514091+54.369869255177i</text:p>
          </table:table-cell>
          <table:table-cell table:formula="of:=IMDIV(IMPRODUCT([.Q131];[.$F$10]);IMSUM([.Q131];[.$F$10]))" office:value-type="string" office:string-value="153.001007233627+54.3532333824089i" calcext:value-type="string">
            <text:p>153.001007233627+54.3532333824089i</text:p>
          </table:table-cell>
          <table:table-cell table:formula="of:=[.B131]" office:value-type="float" office:value="7055.5" calcext:value-type="float">
            <text:p>7055.5</text:p>
          </table:table-cell>
          <table:table-cell table:formula="of:=IMREAL([.R131])" office:value-type="float" office:value="153.001007233627" calcext:value-type="float">
            <text:p>153.0010072336</text:p>
          </table:table-cell>
          <table:table-cell table:formula="of:=IMAGINARY([.R131])" office:value-type="float" office:value="54.3532333824089" calcext:value-type="float">
            <text:p>54.3532333824</text:p>
          </table:table-cell>
          <table:table-cell table:formula="of:=IMABS([.R131])" office:value-type="float" office:value="162.368661365508" calcext:value-type="float">
            <text:p>162.3686613655</text:p>
          </table:table-cell>
        </table:table-row>
        <table:table-row table:style-name="ro1">
          <table:table-cell/>
          <table:table-cell table:formula="of:=[.B131]+[.$C$11]" office:value-type="float" office:value="7056" calcext:value-type="float">
            <text:p>7056</text:p>
          </table:table-cell>
          <table:table-cell table:formula="of:=COMPLEX([.$C$3]/1000;6.284*[.B132]*[.$C$4]/1000)" office:value-type="string" office:string-value="0.5+199.529568i" calcext:value-type="string">
            <text:p>0.5+199.529568i</text:p>
          </table:table-cell>
          <table:table-cell table:formula="of:=COMPLEX(0;-1/6.284/[.B132]/[.$C$5]*1000000000)" office:value-type="string" office:string-value="-199.584498922774i" calcext:value-type="string">
            <text:p>-199.584498922774i</text:p>
          </table:table-cell>
          <table:table-cell table:formula="of:=IMSUM([.C132];[.D132])" office:value-type="string" office:string-value="0.5-0.0549309227739911i" calcext:value-type="string">
            <text:p>0.5-0.0549309227739911i</text:p>
          </table:table-cell>
          <table:table-cell table:formula="of:=COMPLEX(0; 6.284*[.B132]*[.$C$6]/1000)" office:value-type="string" office:string-value="8.8679808i" calcext:value-type="string">
            <text:p>8.8679808i</text:p>
          </table:table-cell>
          <table:table-cell table:formula="of:=IMDIV(IMPRODUCT(-1;[.F132];[.F132]);[.E132])" office:value-type="string" office:string-value="155.406469116862+17.0732415072739i" calcext:value-type="string">
            <text:p>155.406469116862+17.0732415072739i</text:p>
          </table:table-cell>
          <table:table-cell table:formula="of:=COMPLEX(0;-1000000000/6.284/[.$F$12]/[.B132]+6.284*[.F$14]*[.B132]*0.001)" office:value-type="string" office:string-value="28.909617984892i" calcext:value-type="string">
            <text:p>28.909617984892i</text:p>
          </table:table-cell>
          <table:table-cell table:formula="of:=IMSUM([.G132];[.H132])" office:value-type="string" office:string-value="155.406469116862+45.9828594921659i" calcext:value-type="string">
            <text:p>155.406469116862+45.9828594921659i</text:p>
          </table:table-cell>
          <table:table-cell table:formula="of:=300000/[.B132]" office:value-type="float" office:value="42.5170068027211" calcext:value-type="float">
            <text:p>42.5170068027</text:p>
          </table:table-cell>
          <table:table-cell table:formula="of:=[.$C$1]/[.J132]*2*PI()" office:value-type="float" office:value="0" calcext:value-type="float">
            <text:p>0</text:p>
          </table:table-cell>
          <table:table-cell table:formula="of:=COMPLEX(0;TAN([.K132]))" office:value-type="string" office:string-value="0" calcext:value-type="string">
            <text:p>0</text:p>
          </table:table-cell>
          <table:table-cell table:formula="of:=IMPRODUCT(IMDIV(IMSUB([.I132];[.$C$2]); IMSUM([.I132]; [.$C$2])); 1-[.$F$1])" office:value-type="string" office:string-value="0.536393824342129+0.103784158924653i" calcext:value-type="string">
            <text:p>0.536393824342129+0.103784158924653i</text:p>
          </table:table-cell>
          <table:table-cell table:formula="of:=IMDIV(IMSUM(1;[.M132]);IMSUB(1;[.M132]))" office:value-type="string" office:string-value="3.10812938233725+0.919657189843318i" calcext:value-type="string">
            <text:p>3.10812938233725+0.919657189843318i</text:p>
          </table:table-cell>
          <table:table-cell table:formula="of:=IMSUM([.N132];[.L132])" office:value-type="string" office:string-value="3.10812938233725+0.919657189843318i" calcext:value-type="string">
            <text:p>3.10812938233725+0.919657189843318i</text:p>
          </table:table-cell>
          <table:table-cell table:formula="of:=IMSUM(1;IMPRODUCT([.L132];[.N132]))" office:value-type="string" office:string-value="1" calcext:value-type="string">
            <text:p>1</text:p>
          </table:table-cell>
          <table:table-cell table:formula="of:=IMPRODUCT([.$C$2];[.O132];IMDIV(1;[.P132]))" office:value-type="string" office:string-value="155.406469116863+45.9828594921659i" calcext:value-type="string">
            <text:p>155.406469116863+45.9828594921659i</text:p>
          </table:table-cell>
          <table:table-cell table:formula="of:=IMDIV(IMPRODUCT([.Q132];[.$F$10]);IMSUM([.Q132];[.$F$10]))" office:value-type="string" office:string-value="155.384435114737+45.9685706439756i" calcext:value-type="string">
            <text:p>155.384435114737+45.9685706439756i</text:p>
          </table:table-cell>
          <table:table-cell table:formula="of:=[.B132]" office:value-type="float" office:value="7056" calcext:value-type="float">
            <text:p>7056</text:p>
          </table:table-cell>
          <table:table-cell table:formula="of:=IMREAL([.R132])" office:value-type="float" office:value="155.384435114737" calcext:value-type="float">
            <text:p>155.3844351147</text:p>
          </table:table-cell>
          <table:table-cell table:formula="of:=IMAGINARY([.R132])" office:value-type="float" office:value="45.9685706439756" calcext:value-type="float">
            <text:p>45.968570644</text:p>
          </table:table-cell>
          <table:table-cell table:formula="of:=IMABS([.R132])" office:value-type="float" office:value="162.041451989841" calcext:value-type="float">
            <text:p>162.0414519898</text:p>
          </table:table-cell>
        </table:table-row>
        <table:table-row table:style-name="ro1">
          <table:table-cell/>
          <table:table-cell table:formula="of:=[.B132]+[.$C$11]" office:value-type="float" office:value="7056.5" calcext:value-type="float">
            <text:p>7056.5</text:p>
          </table:table-cell>
          <table:table-cell table:formula="of:=COMPLEX([.$C$3]/1000;6.284*[.B133]*[.$C$4]/1000)" office:value-type="string" office:string-value="0.5+199.543707i" calcext:value-type="string">
            <text:p>0.5+199.543707i</text:p>
          </table:table-cell>
          <table:table-cell table:formula="of:=COMPLEX(0;-1/6.284/[.B133]/[.$C$5]*1000000000)" office:value-type="string" office:string-value="-199.570357032395i" calcext:value-type="string">
            <text:p>-199.570357032395i</text:p>
          </table:table-cell>
          <table:table-cell table:formula="of:=IMSUM([.C133];[.D133])" office:value-type="string" office:string-value="0.5-0.026650032394997i" calcext:value-type="string">
            <text:p>0.5-0.026650032394997i</text:p>
          </table:table-cell>
          <table:table-cell table:formula="of:=COMPLEX(0; 6.284*[.B133]*[.$C$6]/1000)" office:value-type="string" office:string-value="8.8686092i" calcext:value-type="string">
            <text:p>8.8686092i</text:p>
          </table:table-cell>
          <table:table-cell table:formula="of:=IMDIV(IMPRODUCT(-1;[.F133];[.F133]);[.E133])" office:value-type="string" office:string-value="156.858838495591+8.36058625469823i" calcext:value-type="string">
            <text:p>156.858838495591+8.36058625469823i</text:p>
          </table:table-cell>
          <table:table-cell table:formula="of:=COMPLEX(0;-1000000000/6.284/[.$F$12]/[.B133]+6.284*[.F$14]*[.B133]*0.001)" office:value-type="string" office:string-value="28.9163668343227i" calcext:value-type="string">
            <text:p>28.9163668343227i</text:p>
          </table:table-cell>
          <table:table-cell table:formula="of:=IMSUM([.G133];[.H133])" office:value-type="string" office:string-value="156.858838495591+37.2769530890209i" calcext:value-type="string">
            <text:p>156.858838495591+37.2769530890209i</text:p>
          </table:table-cell>
          <table:table-cell table:formula="of:=300000/[.B133]" office:value-type="float" office:value="42.5139941897541" calcext:value-type="float">
            <text:p>42.5139941898</text:p>
          </table:table-cell>
          <table:table-cell table:formula="of:=[.$C$1]/[.J133]*2*PI()" office:value-type="float" office:value="0" calcext:value-type="float">
            <text:p>0</text:p>
          </table:table-cell>
          <table:table-cell table:formula="of:=COMPLEX(0;TAN([.K133]))" office:value-type="string" office:string-value="0" calcext:value-type="string">
            <text:p>0</text:p>
          </table:table-cell>
          <table:table-cell table:formula="of:=IMPRODUCT(IMDIV(IMSUB([.I133];[.$C$2]); IMSUM([.I133]; [.$C$2])); 1-[.$F$1])" office:value-type="string" office:string-value="0.531783307406762+0.084374889718172i" calcext:value-type="string">
            <text:p>0.531783307406762+0.084374889718172i</text:p>
          </table:table-cell>
          <table:table-cell table:formula="of:=IMDIV(IMSUM(1;[.M133]);IMSUB(1;[.M133]))" office:value-type="string" office:string-value="3.13717676991182+0.745539061780417i" calcext:value-type="string">
            <text:p>3.13717676991182+0.745539061780417i</text:p>
          </table:table-cell>
          <table:table-cell table:formula="of:=IMSUM([.N133];[.L133])" office:value-type="string" office:string-value="3.13717676991182+0.745539061780417i" calcext:value-type="string">
            <text:p>3.13717676991182+0.745539061780417i</text:p>
          </table:table-cell>
          <table:table-cell table:formula="of:=IMSUM(1;IMPRODUCT([.L133];[.N133]))" office:value-type="string" office:string-value="1" calcext:value-type="string">
            <text:p>1</text:p>
          </table:table-cell>
          <table:table-cell table:formula="of:=IMPRODUCT([.$C$2];[.O133];IMDIV(1;[.P133]))" office:value-type="string" office:string-value="156.858838495591+37.2769530890209i" calcext:value-type="string">
            <text:p>156.858838495591+37.2769530890209i</text:p>
          </table:table-cell>
          <table:table-cell table:formula="of:=IMDIV(IMPRODUCT([.Q133];[.$F$10]);IMSUM([.Q133];[.$F$10]))" office:value-type="string" office:string-value="156.835626553561+37.2652613374256i" calcext:value-type="string">
            <text:p>156.835626553561+37.2652613374256i</text:p>
          </table:table-cell>
          <table:table-cell table:formula="of:=[.B133]" office:value-type="float" office:value="7056.5" calcext:value-type="float">
            <text:p>7056.5</text:p>
          </table:table-cell>
          <table:table-cell table:formula="of:=IMREAL([.R133])" office:value-type="float" office:value="156.835626553561" calcext:value-type="float">
            <text:p>156.8356265536</text:p>
          </table:table-cell>
          <table:table-cell table:formula="of:=IMAGINARY([.R133])" office:value-type="float" office:value="37.2652613374256" calcext:value-type="float">
            <text:p>37.2652613374</text:p>
          </table:table-cell>
          <table:table-cell table:formula="of:=IMABS([.R133])" office:value-type="float" office:value="161.202088879129" calcext:value-type="float">
            <text:p>161.2020888791</text:p>
          </table:table-cell>
        </table:table-row>
        <table:table-row table:style-name="ro1">
          <table:table-cell/>
          <table:table-cell table:formula="of:=[.B133]+[.$C$11]" office:value-type="float" office:value="7057" calcext:value-type="float">
            <text:p>7057</text:p>
          </table:table-cell>
          <table:table-cell table:formula="of:=COMPLEX([.$C$3]/1000;6.284*[.B134]*[.$C$4]/1000)" office:value-type="string" office:string-value="0.5+199.557846i" calcext:value-type="string">
            <text:p>0.5+199.557846i</text:p>
          </table:table-cell>
          <table:table-cell table:formula="of:=COMPLEX(0;-1/6.284/[.B134]/[.$C$5]*1000000000)" office:value-type="string" office:string-value="-199.556217145967i" calcext:value-type="string">
            <text:p>-199.556217145967i</text:p>
          </table:table-cell>
          <table:table-cell table:formula="of:=IMSUM([.C134];[.D134])" office:value-type="string" office:string-value="0.5+0.00162885403301516i" calcext:value-type="string">
            <text:p>0.5+0.00162885403301516i</text:p>
          </table:table-cell>
          <table:table-cell table:formula="of:=COMPLEX(0; 6.284*[.B134]*[.$C$6]/1000)" office:value-type="string" office:string-value="8.8692376i" calcext:value-type="string">
            <text:p>8.8692376i</text:p>
          </table:table-cell>
          <table:table-cell table:formula="of:=IMDIV(IMPRODUCT(-1;[.F134];[.F134]);[.E134])" office:value-type="string" office:string-value="157.325081572617-0.512519187227994i" calcext:value-type="string">
            <text:p>157.325081572617-0.512519187227994i</text:p>
          </table:table-cell>
          <table:table-cell table:formula="of:=COMPLEX(0;-1000000000/6.284/[.$F$12]/[.B134]+6.284*[.F$14]*[.B134]*0.001)" office:value-type="string" office:string-value="28.9231153507437i" calcext:value-type="string">
            <text:p>28.9231153507437i</text:p>
          </table:table-cell>
          <table:table-cell table:formula="of:=IMSUM([.G134];[.H134])" office:value-type="string" office:string-value="157.325081572617+28.4105961635157i" calcext:value-type="string">
            <text:p>157.325081572617+28.4105961635157i</text:p>
          </table:table-cell>
          <table:table-cell table:formula="of:=300000/[.B134]" office:value-type="float" office:value="42.5109820036843" calcext:value-type="float">
            <text:p>42.5109820037</text:p>
          </table:table-cell>
          <table:table-cell table:formula="of:=[.$C$1]/[.J134]*2*PI()" office:value-type="float" office:value="0" calcext:value-type="float">
            <text:p>0</text:p>
          </table:table-cell>
          <table:table-cell table:formula="of:=COMPLEX(0;TAN([.K134]))" office:value-type="string" office:string-value="0" calcext:value-type="string">
            <text:p>0</text:p>
          </table:table-cell>
          <table:table-cell table:formula="of:=IMPRODUCT(IMDIV(IMSUB([.I134];[.$C$2]); IMSUM([.I134]; [.$C$2])); 1-[.$F$1])" office:value-type="string" office:string-value="0.52655617592867+0.0648779259594304i" calcext:value-type="string">
            <text:p>0.52655617592867+0.0648779259594304i</text:p>
          </table:table-cell>
          <table:table-cell table:formula="of:=IMDIV(IMSUM(1;[.M134]);IMSUB(1;[.M134]))" office:value-type="string" office:string-value="3.14650163145234+0.568211923270313i" calcext:value-type="string">
            <text:p>3.14650163145234+0.568211923270313i</text:p>
          </table:table-cell>
          <table:table-cell table:formula="of:=IMSUM([.N134];[.L134])" office:value-type="string" office:string-value="3.14650163145234+0.568211923270313i" calcext:value-type="string">
            <text:p>3.14650163145234+0.568211923270313i</text:p>
          </table:table-cell>
          <table:table-cell table:formula="of:=IMSUM(1;IMPRODUCT([.L134];[.N134]))" office:value-type="string" office:string-value="1" calcext:value-type="string">
            <text:p>1</text:p>
          </table:table-cell>
          <table:table-cell table:formula="of:=IMPRODUCT([.$C$2];[.O134];IMDIV(1;[.P134]))" office:value-type="string" office:string-value="157.325081572617+28.4105961635156i" calcext:value-type="string">
            <text:p>157.325081572617+28.4105961635156i</text:p>
          </table:table-cell>
          <table:table-cell table:formula="of:=IMDIV(IMPRODUCT([.Q134];[.$F$10]);IMSUM([.Q134];[.$F$10]))" office:value-type="string" office:string-value="157.30114104189+28.40165884209i" calcext:value-type="string">
            <text:p>157.30114104189+28.40165884209i</text:p>
          </table:table-cell>
          <table:table-cell table:formula="of:=[.B134]" office:value-type="float" office:value="7057" calcext:value-type="float">
            <text:p>7057</text:p>
          </table:table-cell>
          <table:table-cell table:formula="of:=IMREAL([.R134])" office:value-type="float" office:value="157.30114104189" calcext:value-type="float">
            <text:p>157.3011410419</text:p>
          </table:table-cell>
          <table:table-cell table:formula="of:=IMAGINARY([.R134])" office:value-type="float" office:value="28.40165884209" calcext:value-type="float">
            <text:p>28.4016588421</text:p>
          </table:table-cell>
          <table:table-cell table:formula="of:=IMABS([.R134])" office:value-type="float" office:value="159.844622049236" calcext:value-type="float">
            <text:p>159.8446220492</text:p>
          </table:table-cell>
        </table:table-row>
        <table:table-row table:style-name="ro1">
          <table:table-cell/>
          <table:table-cell table:formula="of:=[.B134]+[.$C$11]" office:value-type="float" office:value="7057.5" calcext:value-type="float">
            <text:p>7057.5</text:p>
          </table:table-cell>
          <table:table-cell table:formula="of:=COMPLEX([.$C$3]/1000;6.284*[.B135]*[.$C$4]/1000)" office:value-type="string" office:string-value="0.5+199.571985i" calcext:value-type="string">
            <text:p>0.5+199.571985i</text:p>
          </table:table-cell>
          <table:table-cell table:formula="of:=COMPLEX(0;-1/6.284/[.B135]/[.$C$5]*1000000000)" office:value-type="string" office:string-value="-199.542079263067i" calcext:value-type="string">
            <text:p>-199.542079263067i</text:p>
          </table:table-cell>
          <table:table-cell table:formula="of:=IMSUM([.C135];[.D135])" office:value-type="string" office:string-value="0.5+0.0299057369330171i" calcext:value-type="string">
            <text:p>0.5+0.0299057369330171i</text:p>
          </table:table-cell>
          <table:table-cell table:formula="of:=COMPLEX(0; 6.284*[.B135]*[.$C$6]/1000)" office:value-type="string" office:string-value="8.869866i" calcext:value-type="string">
            <text:p>8.869866i</text:p>
          </table:table-cell>
          <table:table-cell table:formula="of:=IMDIV(IMPRODUCT(-1;[.F135];[.F135]);[.E135])" office:value-type="string" office:string-value="156.788149843544-9.37773032687097i" calcext:value-type="string">
            <text:p>156.788149843544-9.37773032687097i</text:p>
          </table:table-cell>
          <table:table-cell table:formula="of:=COMPLEX(0;-1000000000/6.284/[.$F$12]/[.B135]+6.284*[.F$14]*[.B135]*0.001)" office:value-type="string" office:string-value="28.9298635342257i" calcext:value-type="string">
            <text:p>28.9298635342257i</text:p>
          </table:table-cell>
          <table:table-cell table:formula="of:=IMSUM([.G135];[.H135])" office:value-type="string" office:string-value="156.788149843544+19.5521332073547i" calcext:value-type="string">
            <text:p>156.788149843544+19.5521332073547i</text:p>
          </table:table-cell>
          <table:table-cell table:formula="of:=300000/[.B135]" office:value-type="float" office:value="42.5079702444208" calcext:value-type="float">
            <text:p>42.5079702444</text:p>
          </table:table-cell>
          <table:table-cell table:formula="of:=[.$C$1]/[.J135]*2*PI()" office:value-type="float" office:value="0" calcext:value-type="float">
            <text:p>0</text:p>
          </table:table-cell>
          <table:table-cell table:formula="of:=COMPLEX(0;TAN([.K135]))" office:value-type="string" office:string-value="0" calcext:value-type="string">
            <text:p>0</text:p>
          </table:table-cell>
          <table:table-cell table:formula="of:=IMPRODUCT(IMDIV(IMSUB([.I135];[.$C$2]); IMSUM([.I135]; [.$C$2])); 1-[.$F$1])" office:value-type="string" office:string-value="0.520698247621261+0.0453187076537898i" calcext:value-type="string">
            <text:p>0.520698247621261+0.0453187076537898i</text:p>
          </table:table-cell>
          <table:table-cell table:formula="of:=IMDIV(IMSUM(1;[.M135]);IMSUB(1;[.M135]))" office:value-type="string" office:string-value="3.13576299687088+0.391042664147094i" calcext:value-type="string">
            <text:p>3.13576299687088+0.391042664147094i</text:p>
          </table:table-cell>
          <table:table-cell table:formula="of:=IMSUM([.N135];[.L135])" office:value-type="string" office:string-value="3.13576299687088+0.391042664147094i" calcext:value-type="string">
            <text:p>3.13576299687088+0.391042664147094i</text:p>
          </table:table-cell>
          <table:table-cell table:formula="of:=IMSUM(1;IMPRODUCT([.L135];[.N135]))" office:value-type="string" office:string-value="1" calcext:value-type="string">
            <text:p>1</text:p>
          </table:table-cell>
          <table:table-cell table:formula="of:=IMPRODUCT([.$C$2];[.O135];IMDIV(1;[.P135]))" office:value-type="string" office:string-value="156.788149843544+19.5521332073547i" calcext:value-type="string">
            <text:p>156.788149843544+19.5521332073547i</text:p>
          </table:table-cell>
          <table:table-cell table:formula="of:=IMDIV(IMPRODUCT([.Q135];[.$F$10]);IMSUM([.Q135];[.$F$10]))" office:value-type="string" office:string-value="156.76395325522+19.5460035497956i" calcext:value-type="string">
            <text:p>156.76395325522+19.5460035497956i</text:p>
          </table:table-cell>
          <table:table-cell table:formula="of:=[.B135]" office:value-type="float" office:value="7057.5" calcext:value-type="float">
            <text:p>7057.5</text:p>
          </table:table-cell>
          <table:table-cell table:formula="of:=IMREAL([.R135])" office:value-type="float" office:value="156.76395325522" calcext:value-type="float">
            <text:p>156.7639532552</text:p>
          </table:table-cell>
          <table:table-cell table:formula="of:=IMAGINARY([.R135])" office:value-type="float" office:value="19.5460035497956" calcext:value-type="float">
            <text:p>19.5460035498</text:p>
          </table:table-cell>
          <table:table-cell table:formula="of:=IMABS([.R135])" office:value-type="float" office:value="157.977793676749" calcext:value-type="float">
            <text:p>157.9777936767</text:p>
          </table:table-cell>
        </table:table-row>
        <table:table-row table:style-name="ro1">
          <table:table-cell/>
          <table:table-cell table:formula="of:=[.B135]+[.$C$11]" office:value-type="float" office:value="7058" calcext:value-type="float">
            <text:p>7058</text:p>
          </table:table-cell>
          <table:table-cell table:formula="of:=COMPLEX([.$C$3]/1000;6.284*[.B136]*[.$C$4]/1000)" office:value-type="string" office:string-value="0.5+199.586124i" calcext:value-type="string">
            <text:p>0.5+199.586124i</text:p>
          </table:table-cell>
          <table:table-cell table:formula="of:=COMPLEX(0;-1/6.284/[.B136]/[.$C$5]*1000000000)" office:value-type="string" office:string-value="-199.527943383266i" calcext:value-type="string">
            <text:p>-199.527943383266i</text:p>
          </table:table-cell>
          <table:table-cell table:formula="of:=IMSUM([.C136];[.D136])" office:value-type="string" office:string-value="0.5+0.0581806167340062i" calcext:value-type="string">
            <text:p>0.5+0.0581806167340062i</text:p>
          </table:table-cell>
          <table:table-cell table:formula="of:=COMPLEX(0; 6.284*[.B136]*[.$C$6]/1000)" office:value-type="string" office:string-value="8.8704944i" calcext:value-type="string">
            <text:p>8.8704944i</text:p>
          </table:table-cell>
          <table:table-cell table:formula="of:=IMDIV(IMPRODUCT(-1;[.F136];[.F136]);[.E136])" office:value-type="string" office:string-value="155.269009251241-18.0672934358306i" calcext:value-type="string">
            <text:p>155.269009251241-18.0672934358306i</text:p>
          </table:table-cell>
          <table:table-cell table:formula="of:=COMPLEX(0;-1000000000/6.284/[.$F$12]/[.B136]+6.284*[.F$14]*[.B136]*0.001)" office:value-type="string" office:string-value="28.9366113848396i" calcext:value-type="string">
            <text:p>28.9366113848396i</text:p>
          </table:table-cell>
          <table:table-cell table:formula="of:=IMSUM([.G136];[.H136])" office:value-type="string" office:string-value="155.269009251241+10.869317949009i" calcext:value-type="string">
            <text:p>155.269009251241+10.869317949009i</text:p>
          </table:table-cell>
          <table:table-cell table:formula="of:=300000/[.B136]" office:value-type="float" office:value="42.5049589118731" calcext:value-type="float">
            <text:p>42.5049589119</text:p>
          </table:table-cell>
          <table:table-cell table:formula="of:=[.$C$1]/[.J136]*2*PI()" office:value-type="float" office:value="0" calcext:value-type="float">
            <text:p>0</text:p>
          </table:table-cell>
          <table:table-cell table:formula="of:=COMPLEX(0;TAN([.K136]))" office:value-type="string" office:string-value="0" calcext:value-type="string">
            <text:p>0</text:p>
          </table:table-cell>
          <table:table-cell table:formula="of:=IMPRODUCT(IMDIV(IMSUB([.I136];[.$C$2]); IMSUM([.I136]; [.$C$2])); 1-[.$F$1])" office:value-type="string" office:string-value="0.514196529845959+0.0257240603298925i" calcext:value-type="string">
            <text:p>0.514196529845959+0.0257240603298925i</text:p>
          </table:table-cell>
          <table:table-cell table:formula="of:=IMDIV(IMSUM(1;[.M136]);IMSUB(1;[.M136]))" office:value-type="string" office:string-value="3.10538018502482+0.217386358980181i" calcext:value-type="string">
            <text:p>3.10538018502482+0.217386358980181i</text:p>
          </table:table-cell>
          <table:table-cell table:formula="of:=IMSUM([.N136];[.L136])" office:value-type="string" office:string-value="3.10538018502482+0.217386358980181i" calcext:value-type="string">
            <text:p>3.10538018502482+0.217386358980181i</text:p>
          </table:table-cell>
          <table:table-cell table:formula="of:=IMSUM(1;IMPRODUCT([.L136];[.N136]))" office:value-type="string" office:string-value="1" calcext:value-type="string">
            <text:p>1</text:p>
          </table:table-cell>
          <table:table-cell table:formula="of:=IMPRODUCT([.$C$2];[.O136];IMDIV(1;[.P136]))" office:value-type="string" office:string-value="155.269009251241+10.8693179490091i" calcext:value-type="string">
            <text:p>155.269009251241+10.8693179490091i</text:p>
          </table:table-cell>
          <table:table-cell table:formula="of:=IMDIV(IMPRODUCT([.Q136];[.$F$10]);IMSUM([.Q136];[.$F$10]))" office:value-type="string" office:string-value="155.245022591799+10.8659433938587i" calcext:value-type="string">
            <text:p>155.245022591799+10.8659433938587i</text:p>
          </table:table-cell>
          <table:table-cell table:formula="of:=[.B136]" office:value-type="float" office:value="7058" calcext:value-type="float">
            <text:p>7058</text:p>
          </table:table-cell>
          <table:table-cell table:formula="of:=IMREAL([.R136])" office:value-type="float" office:value="155.245022591799" calcext:value-type="float">
            <text:p>155.2450225918</text:p>
          </table:table-cell>
          <table:table-cell table:formula="of:=IMAGINARY([.R136])" office:value-type="float" office:value="10.8659433938587" calcext:value-type="float">
            <text:p>10.8659433939</text:p>
          </table:table-cell>
          <table:table-cell table:formula="of:=IMABS([.R136])" office:value-type="float" office:value="155.62482374405" calcext:value-type="float">
            <text:p>155.6248237441</text:p>
          </table:table-cell>
        </table:table-row>
        <table:table-row table:style-name="ro1">
          <table:table-cell/>
          <table:table-cell table:formula="of:=[.B136]+[.$C$11]" office:value-type="float" office:value="7058.5" calcext:value-type="float">
            <text:p>7058.5</text:p>
          </table:table-cell>
          <table:table-cell table:formula="of:=COMPLEX([.$C$3]/1000;6.284*[.B137]*[.$C$4]/1000)" office:value-type="string" office:string-value="0.5+199.600263i" calcext:value-type="string">
            <text:p>0.5+199.600263i</text:p>
          </table:table-cell>
          <table:table-cell table:formula="of:=COMPLEX(0;-1/6.284/[.B137]/[.$C$5]*1000000000)" office:value-type="string" office:string-value="-199.51380950614i" calcext:value-type="string">
            <text:p>-199.51380950614i</text:p>
          </table:table-cell>
          <table:table-cell table:formula="of:=IMSUM([.C137];[.D137])" office:value-type="string" office:string-value="0.5+0.0864534938600059i" calcext:value-type="string">
            <text:p>0.5+0.0864534938600059i</text:p>
          </table:table-cell>
          <table:table-cell table:formula="of:=COMPLEX(0; 6.284*[.B137]*[.$C$6]/1000)" office:value-type="string" office:string-value="8.8711228i" calcext:value-type="string">
            <text:p>8.8711228i</text:p>
          </table:table-cell>
          <table:table-cell table:formula="of:=IMDIV(IMPRODUCT(-1;[.F137];[.F137]);[.E137])" office:value-type="string" office:string-value="152.824666928201-26.4244528078694i" calcext:value-type="string">
            <text:p>152.824666928201-26.4244528078694i</text:p>
          </table:table-cell>
          <table:table-cell table:formula="of:=COMPLEX(0;-1000000000/6.284/[.$F$12]/[.B137]+6.284*[.F$14]*[.B137]*0.001)" office:value-type="string" office:string-value="28.9433589026561i" calcext:value-type="string">
            <text:p>28.9433589026561i</text:p>
          </table:table-cell>
          <table:table-cell table:formula="of:=IMSUM([.G137];[.H137])" office:value-type="string" office:string-value="152.824666928201+2.5189060947867i" calcext:value-type="string">
            <text:p>152.824666928201+2.5189060947867i</text:p>
          </table:table-cell>
          <table:table-cell table:formula="of:=300000/[.B137]" office:value-type="float" office:value="42.5019480059503" calcext:value-type="float">
            <text:p>42.501948006</text:p>
          </table:table-cell>
          <table:table-cell table:formula="of:=[.$C$1]/[.J137]*2*PI()" office:value-type="float" office:value="0" calcext:value-type="float">
            <text:p>0</text:p>
          </table:table-cell>
          <table:table-cell table:formula="of:=COMPLEX(0;TAN([.K137]))" office:value-type="string" office:string-value="0" calcext:value-type="string">
            <text:p>0</text:p>
          </table:table-cell>
          <table:table-cell table:formula="of:=IMPRODUCT(IMDIV(IMSUB([.I137];[.$C$2]); IMSUM([.I137]; [.$C$2])); 1-[.$F$1])" office:value-type="string" office:string-value="0.507039353686922+0.00612214281080302i" calcext:value-type="string">
            <text:p>0.507039353686922+0.00612214281080302i</text:p>
          </table:table-cell>
          <table:table-cell table:formula="of:=IMDIV(IMSUM(1;[.M137]);IMSUB(1;[.M137]))" office:value-type="string" office:string-value="3.05649333856401+0.0503781218957339i" calcext:value-type="string">
            <text:p>3.05649333856401+0.0503781218957339i</text:p>
          </table:table-cell>
          <table:table-cell table:formula="of:=IMSUM([.N137];[.L137])" office:value-type="string" office:string-value="3.05649333856401+0.0503781218957339i" calcext:value-type="string">
            <text:p>3.05649333856401+0.0503781218957339i</text:p>
          </table:table-cell>
          <table:table-cell table:formula="of:=IMSUM(1;IMPRODUCT([.L137];[.N137]))" office:value-type="string" office:string-value="1" calcext:value-type="string">
            <text:p>1</text:p>
          </table:table-cell>
          <table:table-cell table:formula="of:=IMPRODUCT([.$C$2];[.O137];IMDIV(1;[.P137]))" office:value-type="string" office:string-value="152.8246669282+2.5189060947867i" calcext:value-type="string">
            <text:p>152.8246669282+2.5189060947867i</text:p>
          </table:table-cell>
          <table:table-cell table:formula="of:=IMDIV(IMPRODUCT([.Q137];[.$F$10]);IMSUM([.Q137];[.$F$10]))" office:value-type="string" office:string-value="152.801321436748+2.51813636848531i" calcext:value-type="string">
            <text:p>152.801321436748+2.51813636848531i</text:p>
          </table:table-cell>
          <table:table-cell table:formula="of:=[.B137]" office:value-type="float" office:value="7058.5" calcext:value-type="float">
            <text:p>7058.5</text:p>
          </table:table-cell>
          <table:table-cell table:formula="of:=IMREAL([.R137])" office:value-type="float" office:value="152.801321436748" calcext:value-type="float">
            <text:p>152.8013214367</text:p>
          </table:table-cell>
          <table:table-cell table:formula="of:=IMAGINARY([.R137])" office:value-type="float" office:value="2.51813636848531" calcext:value-type="float">
            <text:p>2.5181363685</text:p>
          </table:table-cell>
          <table:table-cell table:formula="of:=IMABS([.R137])" office:value-type="float" office:value="152.822069229502" calcext:value-type="float">
            <text:p>152.8220692295</text:p>
          </table:table-cell>
        </table:table-row>
        <table:table-row table:style-name="ro1">
          <table:table-cell/>
          <table:table-cell table:formula="of:=[.B137]+[.$C$11]" office:value-type="float" office:value="7059" calcext:value-type="float">
            <text:p>7059</text:p>
          </table:table-cell>
          <table:table-cell table:formula="of:=COMPLEX([.$C$3]/1000;6.284*[.B138]*[.$C$4]/1000)" office:value-type="string" office:string-value="0.5+199.614402i" calcext:value-type="string">
            <text:p>0.5+199.614402i</text:p>
          </table:table-cell>
          <table:table-cell table:formula="of:=COMPLEX(0;-1/6.284/[.B138]/[.$C$5]*1000000000)" office:value-type="string" office:string-value="-199.499677631264i" calcext:value-type="string">
            <text:p>-199.499677631264i</text:p>
          </table:table-cell>
          <table:table-cell table:formula="of:=IMSUM([.C138];[.D138])" office:value-type="string" office:string-value="0.5+0.114724368736006i" calcext:value-type="string">
            <text:p>0.5+0.114724368736006i</text:p>
          </table:table-cell>
          <table:table-cell table:formula="of:=COMPLEX(0; 6.284*[.B138]*[.$C$6]/1000)" office:value-type="string" office:string-value="8.8717512i" calcext:value-type="string">
            <text:p>8.8717512i</text:p>
          </table:table-cell>
          <table:table-cell table:formula="of:=IMDIV(IMPRODUCT(-1;[.F138];[.F138]);[.E138])" office:value-type="string" office:string-value="149.542990303249-34.3124503228699i" calcext:value-type="string">
            <text:p>149.542990303249-34.3124503228699i</text:p>
          </table:table-cell>
          <table:table-cell table:formula="of:=COMPLEX(0;-1000000000/6.284/[.$F$12]/[.B138]+6.284*[.F$14]*[.B138]*0.001)" office:value-type="string" office:string-value="28.9501060877458i" calcext:value-type="string">
            <text:p>28.9501060877458i</text:p>
          </table:table-cell>
          <table:table-cell table:formula="of:=IMSUM([.G138];[.H138])" office:value-type="string" office:string-value="149.542990303249-5.3623442351241i" calcext:value-type="string">
            <text:p>149.542990303249-5.3623442351241i</text:p>
          </table:table-cell>
          <table:table-cell table:formula="of:=300000/[.B138]" office:value-type="float" office:value="42.4989375265618" calcext:value-type="float">
            <text:p>42.4989375266</text:p>
          </table:table-cell>
          <table:table-cell table:formula="of:=[.$C$1]/[.J138]*2*PI()" office:value-type="float" office:value="0" calcext:value-type="float">
            <text:p>0</text:p>
          </table:table-cell>
          <table:table-cell table:formula="of:=COMPLEX(0;TAN([.K138]))" office:value-type="string" office:string-value="0" calcext:value-type="string">
            <text:p>0</text:p>
          </table:table-cell>
          <table:table-cell table:formula="of:=IMPRODUCT(IMDIV(IMSUB([.I138];[.$C$2]); IMSUM([.I138]; [.$C$2])); 1-[.$F$1])" office:value-type="string" office:string-value="0.499216507359327-0.0134576186852067i" calcext:value-type="string">
            <text:p>0.499216507359327-0.0134576186852067i</text:p>
          </table:table-cell>
          <table:table-cell table:formula="of:=IMDIV(IMSUM(1;[.M138]);IMSUB(1;[.M138]))" office:value-type="string" office:string-value="2.99085980606498-0.107246884702482i" calcext:value-type="string">
            <text:p>2.99085980606498-0.107246884702482i</text:p>
          </table:table-cell>
          <table:table-cell table:formula="of:=IMSUM([.N138];[.L138])" office:value-type="string" office:string-value="2.99085980606498-0.107246884702482i" calcext:value-type="string">
            <text:p>2.99085980606498-0.107246884702482i</text:p>
          </table:table-cell>
          <table:table-cell table:formula="of:=IMSUM(1;IMPRODUCT([.L138];[.N138]))" office:value-type="string" office:string-value="1" calcext:value-type="string">
            <text:p>1</text:p>
          </table:table-cell>
          <table:table-cell table:formula="of:=IMPRODUCT([.$C$2];[.O138];IMDIV(1;[.P138]))" office:value-type="string" office:string-value="149.542990303249-5.3623442351241i" calcext:value-type="string">
            <text:p>149.542990303249-5.3623442351241i</text:p>
          </table:table-cell>
          <table:table-cell table:formula="of:=IMDIV(IMPRODUCT([.Q138];[.$F$10]);IMSUM([.Q138];[.$F$10]))" office:value-type="string" office:string-value="149.520659260558-5.36074079106731i" calcext:value-type="string">
            <text:p>149.520659260558-5.36074079106731i</text:p>
          </table:table-cell>
          <table:table-cell table:formula="of:=[.B138]" office:value-type="float" office:value="7059" calcext:value-type="float">
            <text:p>7059</text:p>
          </table:table-cell>
          <table:table-cell table:formula="of:=IMREAL([.R138])" office:value-type="float" office:value="149.520659260558" calcext:value-type="float">
            <text:p>149.5206592606</text:p>
          </table:table-cell>
          <table:table-cell table:formula="of:=IMAGINARY([.R138])" office:value-type="float" office:value="-5.36074079106731" calcext:value-type="float">
            <text:p>-5.3607407911</text:p>
          </table:table-cell>
          <table:table-cell table:formula="of:=IMABS([.R138])" office:value-type="float" office:value="149.616727298591" calcext:value-type="float">
            <text:p>149.6167272986</text:p>
          </table:table-cell>
        </table:table-row>
        <table:table-row table:style-name="ro1">
          <table:table-cell/>
          <table:table-cell table:formula="of:=[.B138]+[.$C$11]" office:value-type="float" office:value="7059.5" calcext:value-type="float">
            <text:p>7059.5</text:p>
          </table:table-cell>
          <table:table-cell table:formula="of:=COMPLEX([.$C$3]/1000;6.284*[.B139]*[.$C$4]/1000)" office:value-type="string" office:string-value="0.5+199.628541i" calcext:value-type="string">
            <text:p>0.5+199.628541i</text:p>
          </table:table-cell>
          <table:table-cell table:formula="of:=COMPLEX(0;-1/6.284/[.B139]/[.$C$5]*1000000000)" office:value-type="string" office:string-value="-199.485547758211i" calcext:value-type="string">
            <text:p>-199.485547758211i</text:p>
          </table:table-cell>
          <table:table-cell table:formula="of:=IMSUM([.C139];[.D139])" office:value-type="string" office:string-value="0.5+0.142993241789014i" calcext:value-type="string">
            <text:p>0.5+0.142993241789014i</text:p>
          </table:table-cell>
          <table:table-cell table:formula="of:=COMPLEX(0; 6.284*[.B139]*[.$C$6]/1000)" office:value-type="string" office:string-value="8.8723796i" calcext:value-type="string">
            <text:p>8.8723796i</text:p>
          </table:table-cell>
          <table:table-cell table:formula="of:=IMDIV(IMPRODUCT(-1;[.F139];[.F139]);[.E139])" office:value-type="string" office:string-value="145.535169935969-41.6210914869186i" calcext:value-type="string">
            <text:p>145.535169935969-41.6210914869186i</text:p>
          </table:table-cell>
          <table:table-cell table:formula="of:=COMPLEX(0;-1000000000/6.284/[.$F$12]/[.B139]+6.284*[.F$14]*[.B139]*0.001)" office:value-type="string" office:string-value="28.9568529401796i" calcext:value-type="string">
            <text:p>28.9568529401796i</text:p>
          </table:table-cell>
          <table:table-cell table:formula="of:=IMSUM([.G139];[.H139])" office:value-type="string" office:string-value="145.535169935969-12.664238546739i" calcext:value-type="string">
            <text:p>145.535169935969-12.664238546739i</text:p>
          </table:table-cell>
          <table:table-cell table:formula="of:=300000/[.B139]" office:value-type="float" office:value="42.4959274736171" calcext:value-type="float">
            <text:p>42.4959274736</text:p>
          </table:table-cell>
          <table:table-cell table:formula="of:=[.$C$1]/[.J139]*2*PI()" office:value-type="float" office:value="0" calcext:value-type="float">
            <text:p>0</text:p>
          </table:table-cell>
          <table:table-cell table:formula="of:=COMPLEX(0;TAN([.K139]))" office:value-type="string" office:string-value="0" calcext:value-type="string">
            <text:p>0</text:p>
          </table:table-cell>
          <table:table-cell table:formula="of:=IMPRODUCT(IMDIV(IMSUB([.I139];[.$C$2]); IMSUM([.I139]; [.$C$2])); 1-[.$F$1])" office:value-type="string" office:string-value="0.490719367482622-0.0329846104900016i" calcext:value-type="string">
            <text:p>0.490719367482622-0.0329846104900016i</text:p>
          </table:table-cell>
          <table:table-cell table:formula="of:=IMDIV(IMSUM(1;[.M139]);IMSUB(1;[.M139]))" office:value-type="string" office:string-value="2.91070339871938-0.25328477093478i" calcext:value-type="string">
            <text:p>2.91070339871938-0.25328477093478i</text:p>
          </table:table-cell>
          <table:table-cell table:formula="of:=IMSUM([.N139];[.L139])" office:value-type="string" office:string-value="2.91070339871938-0.25328477093478i" calcext:value-type="string">
            <text:p>2.91070339871938-0.25328477093478i</text:p>
          </table:table-cell>
          <table:table-cell table:formula="of:=IMSUM(1;IMPRODUCT([.L139];[.N139]))" office:value-type="string" office:string-value="1" calcext:value-type="string">
            <text:p>1</text:p>
          </table:table-cell>
          <table:table-cell table:formula="of:=IMPRODUCT([.$C$2];[.O139];IMDIV(1;[.P139]))" office:value-type="string" office:string-value="145.535169935969-12.664238546739i" calcext:value-type="string">
            <text:p>145.535169935969-12.664238546739i</text:p>
          </table:table-cell>
          <table:table-cell table:formula="of:=IMDIV(IMPRODUCT([.Q139];[.$F$10]);IMSUM([.Q139];[.$F$10]))" office:value-type="string" office:string-value="145.514152824257-12.6605531613545i" calcext:value-type="string">
            <text:p>145.514152824257-12.6605531613545i</text:p>
          </table:table-cell>
          <table:table-cell table:formula="of:=[.B139]" office:value-type="float" office:value="7059.5" calcext:value-type="float">
            <text:p>7059.5</text:p>
          </table:table-cell>
          <table:table-cell table:formula="of:=IMREAL([.R139])" office:value-type="float" office:value="145.514152824257" calcext:value-type="float">
            <text:p>145.5141528243</text:p>
          </table:table-cell>
          <table:table-cell table:formula="of:=IMAGINARY([.R139])" office:value-type="float" office:value="-12.6605531613545" calcext:value-type="float">
            <text:p>-12.6605531614</text:p>
          </table:table-cell>
          <table:table-cell table:formula="of:=IMABS([.R139])" office:value-type="float" office:value="146.063884237387" calcext:value-type="float">
            <text:p>146.0638842374</text:p>
          </table:table-cell>
        </table:table-row>
        <table:table-row table:style-name="ro1">
          <table:table-cell/>
          <table:table-cell table:formula="of:=[.B139]+[.$C$11]" office:value-type="float" office:value="7060" calcext:value-type="float">
            <text:p>7060</text:p>
          </table:table-cell>
          <table:table-cell table:formula="of:=COMPLEX([.$C$3]/1000;6.284*[.B140]*[.$C$4]/1000)" office:value-type="string" office:string-value="0.5+199.64268i" calcext:value-type="string">
            <text:p>0.5+199.64268i</text:p>
          </table:table-cell>
          <table:table-cell table:formula="of:=COMPLEX(0;-1/6.284/[.B140]/[.$C$5]*1000000000)" office:value-type="string" office:string-value="-199.471419886557i" calcext:value-type="string">
            <text:p>-199.471419886557i</text:p>
          </table:table-cell>
          <table:table-cell table:formula="of:=IMSUM([.C140];[.D140])" office:value-type="string" office:string-value="0.5+0.171260113443026i" calcext:value-type="string">
            <text:p>0.5+0.171260113443026i</text:p>
          </table:table-cell>
          <table:table-cell table:formula="of:=COMPLEX(0; 6.284*[.B140]*[.$C$6]/1000)" office:value-type="string" office:string-value="8.873008i" calcext:value-type="string">
            <text:p>8.873008i</text:p>
          </table:table-cell>
          <table:table-cell table:formula="of:=IMDIV(IMPRODUCT(-1;[.F140];[.F140]);[.E140])" office:value-type="string" office:string-value="140.926974387266-48.2703392414911i" calcext:value-type="string">
            <text:p>140.926974387266-48.2703392414911i</text:p>
          </table:table-cell>
          <table:table-cell table:formula="of:=COMPLEX(0;-1000000000/6.284/[.$F$12]/[.B140]+6.284*[.F$14]*[.B140]*0.001)" office:value-type="string" office:string-value="28.963599460028i" calcext:value-type="string">
            <text:p>28.963599460028i</text:p>
          </table:table-cell>
          <table:table-cell table:formula="of:=IMSUM([.G140];[.H140])" office:value-type="string" office:string-value="140.926974387266-19.3067397814631i" calcext:value-type="string">
            <text:p>140.926974387266-19.3067397814631i</text:p>
          </table:table-cell>
          <table:table-cell table:formula="of:=300000/[.B140]" office:value-type="float" office:value="42.4929178470255" calcext:value-type="float">
            <text:p>42.492917847</text:p>
          </table:table-cell>
          <table:table-cell table:formula="of:=[.$C$1]/[.J140]*2*PI()" office:value-type="float" office:value="0" calcext:value-type="float">
            <text:p>0</text:p>
          </table:table-cell>
          <table:table-cell table:formula="of:=COMPLEX(0;TAN([.K140]))" office:value-type="string" office:string-value="0" calcext:value-type="string">
            <text:p>0</text:p>
          </table:table-cell>
          <table:table-cell table:formula="of:=IMPRODUCT(IMDIV(IMSUB([.I140];[.$C$2]); IMSUM([.I140]; [.$C$2])); 1-[.$F$1])" office:value-type="string" office:string-value="0.481541026644996-0.0524271257010878i" calcext:value-type="string">
            <text:p>0.481541026644996-0.0524271257010878i</text:p>
          </table:table-cell>
          <table:table-cell table:formula="of:=IMDIV(IMSUM(1;[.M140]);IMSUB(1;[.M140]))" office:value-type="string" office:string-value="2.81853948774533-0.386134795629262i" calcext:value-type="string">
            <text:p>2.81853948774533-0.386134795629262i</text:p>
          </table:table-cell>
          <table:table-cell table:formula="of:=IMSUM([.N140];[.L140])" office:value-type="string" office:string-value="2.81853948774533-0.386134795629262i" calcext:value-type="string">
            <text:p>2.81853948774533-0.386134795629262i</text:p>
          </table:table-cell>
          <table:table-cell table:formula="of:=IMSUM(1;IMPRODUCT([.L140];[.N140]))" office:value-type="string" office:string-value="1" calcext:value-type="string">
            <text:p>1</text:p>
          </table:table-cell>
          <table:table-cell table:formula="of:=IMPRODUCT([.$C$2];[.O140];IMDIV(1;[.P140]))" office:value-type="string" office:string-value="140.926974387266-19.3067397814631i" calcext:value-type="string">
            <text:p>140.926974387266-19.3067397814631i</text:p>
          </table:table-cell>
          <table:table-cell table:formula="of:=IMDIV(IMPRODUCT([.Q140];[.$F$10]);IMSUM([.Q140];[.$F$10]))" office:value-type="string" office:string-value="140.907489346801-19.301299238089i" calcext:value-type="string">
            <text:p>140.907489346801-19.301299238089i</text:p>
          </table:table-cell>
          <table:table-cell table:formula="of:=[.B140]" office:value-type="float" office:value="7060" calcext:value-type="float">
            <text:p>7060</text:p>
          </table:table-cell>
          <table:table-cell table:formula="of:=IMREAL([.R140])" office:value-type="float" office:value="140.907489346801" calcext:value-type="float">
            <text:p>140.9074893468</text:p>
          </table:table-cell>
          <table:table-cell table:formula="of:=IMAGINARY([.R140])" office:value-type="float" office:value="-19.301299238089" calcext:value-type="float">
            <text:p>-19.3012992381</text:p>
          </table:table-cell>
          <table:table-cell table:formula="of:=IMABS([.R140])" office:value-type="float" office:value="142.223277652771" calcext:value-type="float">
            <text:p>142.2232776528</text:p>
          </table:table-cell>
        </table:table-row>
        <table:table-row table:style-name="ro1">
          <table:table-cell/>
          <table:table-cell table:formula="of:=[.B140]+[.$C$11]" office:value-type="float" office:value="7060.5" calcext:value-type="float">
            <text:p>7060.5</text:p>
          </table:table-cell>
          <table:table-cell table:formula="of:=COMPLEX([.$C$3]/1000;6.284*[.B141]*[.$C$4]/1000)" office:value-type="string" office:string-value="0.5+199.656819i" calcext:value-type="string">
            <text:p>0.5+199.656819i</text:p>
          </table:table-cell>
          <table:table-cell table:formula="of:=COMPLEX(0;-1/6.284/[.B141]/[.$C$5]*1000000000)" office:value-type="string" office:string-value="-199.457294015876i" calcext:value-type="string">
            <text:p>-199.457294015876i</text:p>
          </table:table-cell>
          <table:table-cell table:formula="of:=IMSUM([.C141];[.D141])" office:value-type="string" office:string-value="0.5+0.199524984124025i" calcext:value-type="string">
            <text:p>0.5+0.199524984124025i</text:p>
          </table:table-cell>
          <table:table-cell table:formula="of:=COMPLEX(0; 6.284*[.B141]*[.$C$6]/1000)" office:value-type="string" office:string-value="8.8736364i" calcext:value-type="string">
            <text:p>8.8736364i</text:p>
          </table:table-cell>
          <table:table-cell table:formula="of:=IMDIV(IMPRODUCT(-1;[.F141];[.F141]);[.E141])" office:value-type="string" office:string-value="135.849976499096-54.2109288084625i" calcext:value-type="string">
            <text:p>135.849976499096-54.2109288084625i</text:p>
          </table:table-cell>
          <table:table-cell table:formula="of:=COMPLEX(0;-1000000000/6.284/[.$F$12]/[.B141]+6.284*[.F$14]*[.B141]*0.001)" office:value-type="string" office:string-value="28.9703456473618i" calcext:value-type="string">
            <text:p>28.9703456473618i</text:p>
          </table:table-cell>
          <table:table-cell table:formula="of:=IMSUM([.G141];[.H141])" office:value-type="string" office:string-value="135.849976499096-25.2405831611007i" calcext:value-type="string">
            <text:p>135.849976499096-25.2405831611007i</text:p>
          </table:table-cell>
          <table:table-cell table:formula="of:=300000/[.B141]" office:value-type="float" office:value="42.4899086466964" calcext:value-type="float">
            <text:p>42.4899086467</text:p>
          </table:table-cell>
          <table:table-cell table:formula="of:=[.$C$1]/[.J141]*2*PI()" office:value-type="float" office:value="0" calcext:value-type="float">
            <text:p>0</text:p>
          </table:table-cell>
          <table:table-cell table:formula="of:=COMPLEX(0;TAN([.K141]))" office:value-type="string" office:string-value="0" calcext:value-type="string">
            <text:p>0</text:p>
          </table:table-cell>
          <table:table-cell table:formula="of:=IMPRODUCT(IMDIV(IMSUB([.I141];[.$C$2]); IMSUM([.I141]; [.$C$2])); 1-[.$F$1])" office:value-type="string" office:string-value="0.471676415596094-0.0717524727165217i" calcext:value-type="string">
            <text:p>0.471676415596094-0.0717524727165217i</text:p>
          </table:table-cell>
          <table:table-cell table:formula="of:=IMDIV(IMSUM(1;[.M141]);IMSUB(1;[.M141]))" office:value-type="string" office:string-value="2.71699952998191-0.504811663222013i" calcext:value-type="string">
            <text:p>2.71699952998191-0.504811663222013i</text:p>
          </table:table-cell>
          <table:table-cell table:formula="of:=IMSUM([.N141];[.L141])" office:value-type="string" office:string-value="2.71699952998191-0.504811663222013i" calcext:value-type="string">
            <text:p>2.71699952998191-0.504811663222013i</text:p>
          </table:table-cell>
          <table:table-cell table:formula="of:=IMSUM(1;IMPRODUCT([.L141];[.N141]))" office:value-type="string" office:string-value="1" calcext:value-type="string">
            <text:p>1</text:p>
          </table:table-cell>
          <table:table-cell table:formula="of:=IMPRODUCT([.$C$2];[.O141];IMDIV(1;[.P141]))" office:value-type="string" office:string-value="135.849976499096-25.2405831611006i" calcext:value-type="string">
            <text:p>135.849976499096-25.2405831611006i</text:p>
          </table:table-cell>
          <table:table-cell table:formula="of:=IMDIV(IMPRODUCT([.Q141];[.$F$10]);IMSUM([.Q141];[.$F$10]))" office:value-type="string" office:string-value="135.832160599432-25.2337266701234i" calcext:value-type="string">
            <text:p>135.832160599432-25.2337266701234i</text:p>
          </table:table-cell>
          <table:table-cell table:formula="of:=[.B141]" office:value-type="float" office:value="7060.5" calcext:value-type="float">
            <text:p>7060.5</text:p>
          </table:table-cell>
          <table:table-cell table:formula="of:=IMREAL([.R141])" office:value-type="float" office:value="135.832160599432" calcext:value-type="float">
            <text:p>135.8321605994</text:p>
          </table:table-cell>
          <table:table-cell table:formula="of:=IMAGINARY([.R141])" office:value-type="float" office:value="-25.2337266701234" calcext:value-type="float">
            <text:p>-25.2337266701</text:p>
          </table:table-cell>
          <table:table-cell table:formula="of:=IMABS([.R141])" office:value-type="float" office:value="138.156132020162" calcext:value-type="float">
            <text:p>138.1561320202</text:p>
          </table:table-cell>
        </table:table-row>
        <table:table-row table:style-name="ro1">
          <table:table-cell/>
          <table:table-cell table:formula="of:=[.B141]+[.$C$11]" office:value-type="float" office:value="7061" calcext:value-type="float">
            <text:p>7061</text:p>
          </table:table-cell>
          <table:table-cell table:formula="of:=COMPLEX([.$C$3]/1000;6.284*[.B142]*[.$C$4]/1000)" office:value-type="string" office:string-value="0.5+199.670958i" calcext:value-type="string">
            <text:p>0.5+199.670958i</text:p>
          </table:table-cell>
          <table:table-cell table:formula="of:=COMPLEX(0;-1/6.284/[.B142]/[.$C$5]*1000000000)" office:value-type="string" office:string-value="-199.443170145743i" calcext:value-type="string">
            <text:p>-199.443170145743i</text:p>
          </table:table-cell>
          <table:table-cell table:formula="of:=IMSUM([.C142];[.D142])" office:value-type="string" office:string-value="0.5+0.227787854257002i" calcext:value-type="string">
            <text:p>0.5+0.227787854257002i</text:p>
          </table:table-cell>
          <table:table-cell table:formula="of:=COMPLEX(0; 6.284*[.B142]*[.$C$6]/1000)" office:value-type="string" office:string-value="8.8742648i" calcext:value-type="string">
            <text:p>8.8742648i</text:p>
          </table:table-cell>
          <table:table-cell table:formula="of:=IMDIV(IMPRODUCT(-1;[.F142];[.F142]);[.E142])" office:value-type="string" office:string-value="130.433731449811-59.4224396193732i" calcext:value-type="string">
            <text:p>130.433731449811-59.4224396193732i</text:p>
          </table:table-cell>
          <table:table-cell table:formula="of:=COMPLEX(0;-1000000000/6.284/[.$F$12]/[.B142]+6.284*[.F$14]*[.B142]*0.001)" office:value-type="string" office:string-value="28.9770915022515i" calcext:value-type="string">
            <text:p>28.9770915022515i</text:p>
          </table:table-cell>
          <table:table-cell table:formula="of:=IMSUM([.G142];[.H142])" office:value-type="string" office:string-value="130.433731449811-30.4453481171217i" calcext:value-type="string">
            <text:p>130.433731449811-30.4453481171217i</text:p>
          </table:table-cell>
          <table:table-cell table:formula="of:=300000/[.B142]" office:value-type="float" office:value="42.4868998725393" calcext:value-type="float">
            <text:p>42.4868998725</text:p>
          </table:table-cell>
          <table:table-cell table:formula="of:=[.$C$1]/[.J142]*2*PI()" office:value-type="float" office:value="0" calcext:value-type="float">
            <text:p>0</text:p>
          </table:table-cell>
          <table:table-cell table:formula="of:=COMPLEX(0;TAN([.K142]))" office:value-type="string" office:string-value="0" calcext:value-type="string">
            <text:p>0</text:p>
          </table:table-cell>
          <table:table-cell table:formula="of:=IMPRODUCT(IMDIV(IMSUB([.I142];[.$C$2]); IMSUM([.I142]; [.$C$2])); 1-[.$F$1])" office:value-type="string" office:string-value="0.461122418354939-0.0909270979094066i" calcext:value-type="string">
            <text:p>0.461122418354939-0.0909270979094066i</text:p>
          </table:table-cell>
          <table:table-cell table:formula="of:=IMDIV(IMSUM(1;[.M142]);IMSUB(1;[.M142]))" office:value-type="string" office:string-value="2.60867462899622-0.608906962342434i" calcext:value-type="string">
            <text:p>2.60867462899622-0.608906962342434i</text:p>
          </table:table-cell>
          <table:table-cell table:formula="of:=IMSUM([.N142];[.L142])" office:value-type="string" office:string-value="2.60867462899622-0.608906962342434i" calcext:value-type="string">
            <text:p>2.60867462899622-0.608906962342434i</text:p>
          </table:table-cell>
          <table:table-cell table:formula="of:=IMSUM(1;IMPRODUCT([.L142];[.N142]))" office:value-type="string" office:string-value="1" calcext:value-type="string">
            <text:p>1</text:p>
          </table:table-cell>
          <table:table-cell table:formula="of:=IMPRODUCT([.$C$2];[.O142];IMDIV(1;[.P142]))" office:value-type="string" office:string-value="130.433731449811-30.4453481171217i" calcext:value-type="string">
            <text:p>130.433731449811-30.4453481171217i</text:p>
          </table:table-cell>
          <table:table-cell table:formula="of:=IMDIV(IMPRODUCT([.Q142];[.$F$10]);IMSUM([.Q142];[.$F$10]))" office:value-type="string" office:string-value="130.417647250815-30.4374074338826i" calcext:value-type="string">
            <text:p>130.417647250815-30.4374074338826i</text:p>
          </table:table-cell>
          <table:table-cell table:formula="of:=[.B142]" office:value-type="float" office:value="7061" calcext:value-type="float">
            <text:p>7061</text:p>
          </table:table-cell>
          <table:table-cell table:formula="of:=IMREAL([.R142])" office:value-type="float" office:value="130.417647250815" calcext:value-type="float">
            <text:p>130.4176472508</text:p>
          </table:table-cell>
          <table:table-cell table:formula="of:=IMAGINARY([.R142])" office:value-type="float" office:value="-30.4374074338826" calcext:value-type="float">
            <text:p>-30.4374074339</text:p>
          </table:table-cell>
          <table:table-cell table:formula="of:=IMABS([.R142])" office:value-type="float" office:value="133.922359916984" calcext:value-type="float">
            <text:p>133.922359917</text:p>
          </table:table-cell>
        </table:table-row>
        <table:table-row table:style-name="ro1">
          <table:table-cell/>
          <table:table-cell table:formula="of:=[.B142]+[.$C$11]" office:value-type="float" office:value="7061.5" calcext:value-type="float">
            <text:p>7061.5</text:p>
          </table:table-cell>
          <table:table-cell table:formula="of:=COMPLEX([.$C$3]/1000;6.284*[.B143]*[.$C$4]/1000)" office:value-type="string" office:string-value="0.5+199.685097i" calcext:value-type="string">
            <text:p>0.5+199.685097i</text:p>
          </table:table-cell>
          <table:table-cell table:formula="of:=COMPLEX(0;-1/6.284/[.B143]/[.$C$5]*1000000000)" office:value-type="string" office:string-value="-199.429048275734i" calcext:value-type="string">
            <text:p>-199.429048275734i</text:p>
          </table:table-cell>
          <table:table-cell table:formula="of:=IMSUM([.C143];[.D143])" office:value-type="string" office:string-value="0.5+0.256048724266009i" calcext:value-type="string">
            <text:p>0.5+0.256048724266009i</text:p>
          </table:table-cell>
          <table:table-cell table:formula="of:=COMPLEX(0; 6.284*[.B143]*[.$C$6]/1000)" office:value-type="string" office:string-value="8.8748932i" calcext:value-type="string">
            <text:p>8.8748932i</text:p>
          </table:table-cell>
          <table:table-cell table:formula="of:=IMDIV(IMPRODUCT(-1;[.F143];[.F143]);[.E143])" office:value-type="string" office:string-value="124.799550628052-63.9095314545677i" calcext:value-type="string">
            <text:p>124.799550628052-63.9095314545677i</text:p>
          </table:table-cell>
          <table:table-cell table:formula="of:=COMPLEX(0;-1000000000/6.284/[.$F$12]/[.B143]+6.284*[.F$14]*[.B143]*0.001)" office:value-type="string" office:string-value="28.9838370247678i" calcext:value-type="string">
            <text:p>28.9838370247678i</text:p>
          </table:table-cell>
          <table:table-cell table:formula="of:=IMSUM([.G143];[.H143])" office:value-type="string" office:string-value="124.799550628052-34.9256944297999i" calcext:value-type="string">
            <text:p>124.799550628052-34.9256944297999i</text:p>
          </table:table-cell>
          <table:table-cell table:formula="of:=300000/[.B143]" office:value-type="float" office:value="42.4838915244636" calcext:value-type="float">
            <text:p>42.4838915245</text:p>
          </table:table-cell>
          <table:table-cell table:formula="of:=[.$C$1]/[.J143]*2*PI()" office:value-type="float" office:value="0" calcext:value-type="float">
            <text:p>0</text:p>
          </table:table-cell>
          <table:table-cell table:formula="of:=COMPLEX(0;TAN([.K143]))" office:value-type="string" office:string-value="0" calcext:value-type="string">
            <text:p>0</text:p>
          </table:table-cell>
          <table:table-cell table:formula="of:=IMPRODUCT(IMDIV(IMSUB([.I143];[.$C$2]); IMSUM([.I143]; [.$C$2])); 1-[.$F$1])" office:value-type="string" office:string-value="0.44987797847839-0.109916722060979i" calcext:value-type="string">
            <text:p>0.44987797847839-0.109916722060979i</text:p>
          </table:table-cell>
          <table:table-cell table:formula="of:=IMDIV(IMSUM(1;[.M143]);IMSUB(1;[.M143]))" office:value-type="string" office:string-value="2.49599101256104-0.698513888596001i" calcext:value-type="string">
            <text:p>2.49599101256104-0.698513888596001i</text:p>
          </table:table-cell>
          <table:table-cell table:formula="of:=IMSUM([.N143];[.L143])" office:value-type="string" office:string-value="2.49599101256104-0.698513888596001i" calcext:value-type="string">
            <text:p>2.49599101256104-0.698513888596001i</text:p>
          </table:table-cell>
          <table:table-cell table:formula="of:=IMSUM(1;IMPRODUCT([.L143];[.N143]))" office:value-type="string" office:string-value="1" calcext:value-type="string">
            <text:p>1</text:p>
          </table:table-cell>
          <table:table-cell table:formula="of:=IMPRODUCT([.$C$2];[.O143];IMDIV(1;[.P143]))" office:value-type="string" office:string-value="124.799550628052-34.9256944298001i" calcext:value-type="string">
            <text:p>124.799550628052-34.9256944298001i</text:p>
          </table:table-cell>
          <table:table-cell table:formula="of:=IMDIV(IMPRODUCT([.Q143];[.$F$10]);IMSUM([.Q143];[.$F$10]))" office:value-type="string" office:string-value="124.785196976915-34.9169785881882i" calcext:value-type="string">
            <text:p>124.785196976915-34.9169785881882i</text:p>
          </table:table-cell>
          <table:table-cell table:formula="of:=[.B143]" office:value-type="float" office:value="7061.5" calcext:value-type="float">
            <text:p>7061.5</text:p>
          </table:table-cell>
          <table:table-cell table:formula="of:=IMREAL([.R143])" office:value-type="float" office:value="124.785196976915" calcext:value-type="float">
            <text:p>124.7851969769</text:p>
          </table:table-cell>
          <table:table-cell table:formula="of:=IMAGINARY([.R143])" office:value-type="float" office:value="-34.9169785881882" calcext:value-type="float">
            <text:p>-34.9169785882</text:p>
          </table:table-cell>
          <table:table-cell table:formula="of:=IMABS([.R143])" office:value-type="float" office:value="129.578319090408" calcext:value-type="float">
            <text:p>129.5783190904</text:p>
          </table:table-cell>
        </table:table-row>
        <table:table-row table:style-name="ro1">
          <table:table-cell/>
          <table:table-cell table:formula="of:=[.B143]+[.$C$11]" office:value-type="float" office:value="7062" calcext:value-type="float">
            <text:p>7062</text:p>
          </table:table-cell>
          <table:table-cell table:formula="of:=COMPLEX([.$C$3]/1000;6.284*[.B144]*[.$C$4]/1000)" office:value-type="string" office:string-value="0.5+199.699236i" calcext:value-type="string">
            <text:p>0.5+199.699236i</text:p>
          </table:table-cell>
          <table:table-cell table:formula="of:=COMPLEX(0;-1/6.284/[.B144]/[.$C$5]*1000000000)" office:value-type="string" office:string-value="-199.414928405422i" calcext:value-type="string">
            <text:p>-199.414928405422i</text:p>
          </table:table-cell>
          <table:table-cell table:formula="of:=IMSUM([.C144];[.D144])" office:value-type="string" office:string-value="0.5+0.284307594578024i" calcext:value-type="string">
            <text:p>0.5+0.284307594578024i</text:p>
          </table:table-cell>
          <table:table-cell table:formula="of:=COMPLEX(0; 6.284*[.B144]*[.$C$6]/1000)" office:value-type="string" office:string-value="8.8755216i" calcext:value-type="string">
            <text:p>8.8755216i</text:p>
          </table:table-cell>
          <table:table-cell table:formula="of:=IMDIV(IMPRODUCT(-1;[.F144];[.F144]);[.E144])" office:value-type="string" office:string-value="119.056148471457-67.6971343832882i" calcext:value-type="string">
            <text:p>119.056148471457-67.6971343832882i</text:p>
          </table:table-cell>
          <table:table-cell table:formula="of:=COMPLEX(0;-1000000000/6.284/[.$F$12]/[.B144]+6.284*[.F$14]*[.B144]*0.001)" office:value-type="string" office:string-value="28.9905822149813i" calcext:value-type="string">
            <text:p>28.9905822149813i</text:p>
          </table:table-cell>
          <table:table-cell table:formula="of:=IMSUM([.G144];[.H144])" office:value-type="string" office:string-value="119.056148471457-38.7065521683069i" calcext:value-type="string">
            <text:p>119.056148471457-38.7065521683069i</text:p>
          </table:table-cell>
          <table:table-cell table:formula="of:=300000/[.B144]" office:value-type="float" office:value="42.4808836023789" calcext:value-type="float">
            <text:p>42.4808836024</text:p>
          </table:table-cell>
          <table:table-cell table:formula="of:=[.$C$1]/[.J144]*2*PI()" office:value-type="float" office:value="0" calcext:value-type="float">
            <text:p>0</text:p>
          </table:table-cell>
          <table:table-cell table:formula="of:=COMPLEX(0;TAN([.K144]))" office:value-type="string" office:string-value="0" calcext:value-type="string">
            <text:p>0</text:p>
          </table:table-cell>
          <table:table-cell table:formula="of:=IMPRODUCT(IMDIV(IMSUB([.I144];[.$C$2]); IMSUM([.I144]; [.$C$2])); 1-[.$F$1])" office:value-type="string" office:string-value="0.437944194734898-0.12868648993069i" calcext:value-type="string">
            <text:p>0.437944194734898-0.12868648993069i</text:p>
          </table:table-cell>
          <table:table-cell table:formula="of:=IMDIV(IMSUM(1;[.M144]);IMSUB(1;[.M144]))" office:value-type="string" office:string-value="2.38112296942914-0.774131043366138i" calcext:value-type="string">
            <text:p>2.38112296942914-0.774131043366138i</text:p>
          </table:table-cell>
          <table:table-cell table:formula="of:=IMSUM([.N144];[.L144])" office:value-type="string" office:string-value="2.38112296942914-0.774131043366138i" calcext:value-type="string">
            <text:p>2.38112296942914-0.774131043366138i</text:p>
          </table:table-cell>
          <table:table-cell table:formula="of:=IMSUM(1;IMPRODUCT([.L144];[.N144]))" office:value-type="string" office:string-value="1" calcext:value-type="string">
            <text:p>1</text:p>
          </table:table-cell>
          <table:table-cell table:formula="of:=IMPRODUCT([.$C$2];[.O144];IMDIV(1;[.P144]))" office:value-type="string" office:string-value="119.056148471457-38.7065521683069i" calcext:value-type="string">
            <text:p>119.056148471457-38.7065521683069i</text:p>
          </table:table-cell>
          <table:table-cell table:formula="of:=IMDIV(IMPRODUCT([.Q144];[.$F$10]);IMSUM([.Q144];[.$F$10]))" office:value-type="string" office:string-value="119.043473441837-38.6973372407489i" calcext:value-type="string">
            <text:p>119.043473441837-38.6973372407489i</text:p>
          </table:table-cell>
          <table:table-cell table:formula="of:=[.B144]" office:value-type="float" office:value="7062" calcext:value-type="float">
            <text:p>7062</text:p>
          </table:table-cell>
          <table:table-cell table:formula="of:=IMREAL([.R144])" office:value-type="float" office:value="119.043473441837" calcext:value-type="float">
            <text:p>119.0434734418</text:p>
          </table:table-cell>
          <table:table-cell table:formula="of:=IMAGINARY([.R144])" office:value-type="float" office:value="-38.6973372407489" calcext:value-type="float">
            <text:p>-38.6973372407</text:p>
          </table:table-cell>
          <table:table-cell table:formula="of:=IMABS([.R144])" office:value-type="float" office:value="125.175207124341" calcext:value-type="float">
            <text:p>125.1752071243</text:p>
          </table:table-cell>
        </table:table-row>
        <table:table-row table:style-name="ro1">
          <table:table-cell/>
          <table:table-cell table:formula="of:=[.B144]+[.$C$11]" office:value-type="float" office:value="7062.5" calcext:value-type="float">
            <text:p>7062.5</text:p>
          </table:table-cell>
          <table:table-cell table:formula="of:=COMPLEX([.$C$3]/1000;6.284*[.B145]*[.$C$4]/1000)" office:value-type="string" office:string-value="0.5+199.713375i" calcext:value-type="string">
            <text:p>0.5+199.713375i</text:p>
          </table:table-cell>
          <table:table-cell table:formula="of:=COMPLEX(0;-1/6.284/[.B145]/[.$C$5]*1000000000)" office:value-type="string" office:string-value="-199.400810534385i" calcext:value-type="string">
            <text:p>-199.400810534385i</text:p>
          </table:table-cell>
          <table:table-cell table:formula="of:=IMSUM([.C145];[.D145])" office:value-type="string" office:string-value="0.5+0.312564465615026i" calcext:value-type="string">
            <text:p>0.5+0.312564465615026i</text:p>
          </table:table-cell>
          <table:table-cell table:formula="of:=COMPLEX(0; 6.284*[.B145]*[.$C$6]/1000)" office:value-type="string" office:string-value="8.87615i" calcext:value-type="string">
            <text:p>8.87615i</text:p>
          </table:table-cell>
          <table:table-cell table:formula="of:=IMDIV(IMPRODUCT(-1;[.F145];[.F145]);[.E145])" office:value-type="string" office:string-value="113.297126356353-70.8253115105834i" calcext:value-type="string">
            <text:p>113.297126356353-70.8253115105834i</text:p>
          </table:table-cell>
          <table:table-cell table:formula="of:=COMPLEX(0;-1000000000/6.284/[.$F$12]/[.B145]+6.284*[.F$14]*[.B145]*0.001)" office:value-type="string" office:string-value="28.9973270729625i" calcext:value-type="string">
            <text:p>28.9973270729625i</text:p>
          </table:table-cell>
          <table:table-cell table:formula="of:=IMSUM([.G145];[.H145])" office:value-type="string" office:string-value="113.297126356353-41.8279844376209i" calcext:value-type="string">
            <text:p>113.297126356353-41.8279844376209i</text:p>
          </table:table-cell>
          <table:table-cell table:formula="of:=300000/[.B145]" office:value-type="float" office:value="42.4778761061947" calcext:value-type="float">
            <text:p>42.4778761062</text:p>
          </table:table-cell>
          <table:table-cell table:formula="of:=[.$C$1]/[.J145]*2*PI()" office:value-type="float" office:value="0" calcext:value-type="float">
            <text:p>0</text:p>
          </table:table-cell>
          <table:table-cell table:formula="of:=COMPLEX(0;TAN([.K145]))" office:value-type="string" office:string-value="0" calcext:value-type="string">
            <text:p>0</text:p>
          </table:table-cell>
          <table:table-cell table:formula="of:=IMPRODUCT(IMDIV(IMSUB([.I145];[.$C$2]); IMSUM([.I145]; [.$C$2])); 1-[.$F$1])" office:value-type="string" office:string-value="0.425324404466477-0.147201132089741i" calcext:value-type="string">
            <text:p>0.425324404466477-0.147201132089741i</text:p>
          </table:table-cell>
          <table:table-cell table:formula="of:=IMDIV(IMSUM(1;[.M145]);IMSUB(1;[.M145]))" office:value-type="string" office:string-value="2.26594252712707-0.836559688752416i" calcext:value-type="string">
            <text:p>2.26594252712707-0.836559688752416i</text:p>
          </table:table-cell>
          <table:table-cell table:formula="of:=IMSUM([.N145];[.L145])" office:value-type="string" office:string-value="2.26594252712707-0.836559688752416i" calcext:value-type="string">
            <text:p>2.26594252712707-0.836559688752416i</text:p>
          </table:table-cell>
          <table:table-cell table:formula="of:=IMSUM(1;IMPRODUCT([.L145];[.N145]))" office:value-type="string" office:string-value="1" calcext:value-type="string">
            <text:p>1</text:p>
          </table:table-cell>
          <table:table-cell table:formula="of:=IMPRODUCT([.$C$2];[.O145];IMDIV(1;[.P145]))" office:value-type="string" office:string-value="113.297126356353-41.8279844376208i" calcext:value-type="string">
            <text:p>113.297126356353-41.8279844376208i</text:p>
          </table:table-cell>
          <table:table-cell table:formula="of:=IMDIV(IMPRODUCT([.Q145];[.$F$10]);IMSUM([.Q145];[.$F$10]))" office:value-type="string" office:string-value="113.286040546318-41.8185079846201i" calcext:value-type="string">
            <text:p>113.286040546318-41.8185079846201i</text:p>
          </table:table-cell>
          <table:table-cell table:formula="of:=[.B145]" office:value-type="float" office:value="7062.5" calcext:value-type="float">
            <text:p>7062.5</text:p>
          </table:table-cell>
          <table:table-cell table:formula="of:=IMREAL([.R145])" office:value-type="float" office:value="113.286040546318" calcext:value-type="float">
            <text:p>113.2860405463</text:p>
          </table:table-cell>
          <table:table-cell table:formula="of:=IMAGINARY([.R145])" office:value-type="float" office:value="-41.8185079846201" calcext:value-type="float">
            <text:p>-41.8185079846</text:p>
          </table:table-cell>
          <table:table-cell table:formula="of:=IMABS([.R145])" office:value-type="float" office:value="120.758082929143" calcext:value-type="float">
            <text:p>120.7580829291</text:p>
          </table:table-cell>
        </table:table-row>
        <table:table-row table:style-name="ro1">
          <table:table-cell/>
          <table:table-cell table:formula="of:=[.B145]+[.$C$11]" office:value-type="float" office:value="7063" calcext:value-type="float">
            <text:p>7063</text:p>
          </table:table-cell>
          <table:table-cell table:formula="of:=COMPLEX([.$C$3]/1000;6.284*[.B146]*[.$C$4]/1000)" office:value-type="string" office:string-value="0.5+199.727514i" calcext:value-type="string">
            <text:p>0.5+199.727514i</text:p>
          </table:table-cell>
          <table:table-cell table:formula="of:=COMPLEX(0;-1/6.284/[.B146]/[.$C$5]*1000000000)" office:value-type="string" office:string-value="-199.386694662196i" calcext:value-type="string">
            <text:p>-199.386694662196i</text:p>
          </table:table-cell>
          <table:table-cell table:formula="of:=IMSUM([.C146];[.D146])" office:value-type="string" office:string-value="0.5+0.340819337804021i" calcext:value-type="string">
            <text:p>0.5+0.340819337804021i</text:p>
          </table:table-cell>
          <table:table-cell table:formula="of:=COMPLEX(0; 6.284*[.B146]*[.$C$6]/1000)" office:value-type="string" office:string-value="8.8767784i" calcext:value-type="string">
            <text:p>8.8767784i</text:p>
          </table:table-cell>
          <table:table-cell table:formula="of:=IMDIV(IMPRODUCT(-1;[.F146];[.F146]);[.E146])" office:value-type="string" office:string-value="107.600043258601-73.3443509821612i" calcext:value-type="string">
            <text:p>107.600043258601-73.3443509821612i</text:p>
          </table:table-cell>
          <table:table-cell table:formula="of:=COMPLEX(0;-1000000000/6.284/[.$F$12]/[.B146]+6.284*[.F$14]*[.B146]*0.001)" office:value-type="string" office:string-value="29.0040715987821i" calcext:value-type="string">
            <text:p>29.0040715987821i</text:p>
          </table:table-cell>
          <table:table-cell table:formula="of:=IMSUM([.G146];[.H146])" office:value-type="string" office:string-value="107.600043258601-44.3402793833791i" calcext:value-type="string">
            <text:p>107.600043258601-44.3402793833791i</text:p>
          </table:table-cell>
          <table:table-cell table:formula="of:=300000/[.B146]" office:value-type="float" office:value="42.4748690358205" calcext:value-type="float">
            <text:p>42.4748690358</text:p>
          </table:table-cell>
          <table:table-cell table:formula="of:=[.$C$1]/[.J146]*2*PI()" office:value-type="float" office:value="0" calcext:value-type="float">
            <text:p>0</text:p>
          </table:table-cell>
          <table:table-cell table:formula="of:=COMPLEX(0;TAN([.K146]))" office:value-type="string" office:string-value="0" calcext:value-type="string">
            <text:p>0</text:p>
          </table:table-cell>
          <table:table-cell table:formula="of:=IMPRODUCT(IMDIV(IMSUB([.I146];[.$C$2]); IMSUM([.I146]; [.$C$2])); 1-[.$F$1])" office:value-type="string" office:string-value="0.412024252968965-0.165425137931136i" calcext:value-type="string">
            <text:p>0.412024252968965-0.165425137931136i</text:p>
          </table:table-cell>
          <table:table-cell table:formula="of:=IMDIV(IMSUM(1;[.M146]);IMSUB(1;[.M146]))" office:value-type="string" office:string-value="2.15200086517203-0.886805587667583i" calcext:value-type="string">
            <text:p>2.15200086517203-0.886805587667583i</text:p>
          </table:table-cell>
          <table:table-cell table:formula="of:=IMSUM([.N146];[.L146])" office:value-type="string" office:string-value="2.15200086517203-0.886805587667583i" calcext:value-type="string">
            <text:p>2.15200086517203-0.886805587667583i</text:p>
          </table:table-cell>
          <table:table-cell table:formula="of:=IMSUM(1;IMPRODUCT([.L146];[.N146]))" office:value-type="string" office:string-value="1" calcext:value-type="string">
            <text:p>1</text:p>
          </table:table-cell>
          <table:table-cell table:formula="of:=IMPRODUCT([.$C$2];[.O146];IMDIV(1;[.P146]))" office:value-type="string" office:string-value="107.600043258602-44.3402793833792i" calcext:value-type="string">
            <text:p>107.600043258602-44.3402793833792i</text:p>
          </table:table-cell>
          <table:table-cell table:formula="of:=IMDIV(IMPRODUCT([.Q146];[.$F$10]);IMSUM([.Q146];[.$F$10]))" office:value-type="string" office:string-value="107.590432151181-44.330738794606i" calcext:value-type="string">
            <text:p>107.590432151181-44.330738794606i</text:p>
          </table:table-cell>
          <table:table-cell table:formula="of:=[.B146]" office:value-type="float" office:value="7063" calcext:value-type="float">
            <text:p>7063</text:p>
          </table:table-cell>
          <table:table-cell table:formula="of:=IMREAL([.R146])" office:value-type="float" office:value="107.590432151181" calcext:value-type="float">
            <text:p>107.5904321512</text:p>
          </table:table-cell>
          <table:table-cell table:formula="of:=IMAGINARY([.R146])" office:value-type="float" office:value="-44.330738794606" calcext:value-type="float">
            <text:p>-44.3307387946</text:p>
          </table:table-cell>
          <table:table-cell table:formula="of:=IMABS([.R146])" office:value-type="float" office:value="116.365439424915" calcext:value-type="float">
            <text:p>116.3654394249</text:p>
          </table:table-cell>
        </table:table-row>
        <table:table-row table:style-name="ro1">
          <table:table-cell/>
          <table:table-cell table:formula="of:=[.B146]+[.$C$11]" office:value-type="float" office:value="7063.5" calcext:value-type="float">
            <text:p>7063.5</text:p>
          </table:table-cell>
          <table:table-cell table:formula="of:=COMPLEX([.$C$3]/1000;6.284*[.B147]*[.$C$4]/1000)" office:value-type="string" office:string-value="0.5+199.741653i" calcext:value-type="string">
            <text:p>0.5+199.741653i</text:p>
          </table:table-cell>
          <table:table-cell table:formula="of:=COMPLEX(0;-1/6.284/[.B147]/[.$C$5]*1000000000)" office:value-type="string" office:string-value="-199.372580788432i" calcext:value-type="string">
            <text:p>-199.372580788432i</text:p>
          </table:table-cell>
          <table:table-cell table:formula="of:=IMSUM([.C147];[.D147])" office:value-type="string" office:string-value="0.5+0.36907221156801i" calcext:value-type="string">
            <text:p>0.5+0.36907221156801i</text:p>
          </table:table-cell>
          <table:table-cell table:formula="of:=COMPLEX(0; 6.284*[.B147]*[.$C$6]/1000)" office:value-type="string" office:string-value="8.8774068i" calcext:value-type="string">
            <text:p>8.8774068i</text:p>
          </table:table-cell>
          <table:table-cell table:formula="of:=IMDIV(IMPRODUCT(-1;[.F147];[.F147]);[.E147])" office:value-type="string" office:string-value="102.026714227154-75.310450117666i" calcext:value-type="string">
            <text:p>102.026714227154-75.310450117666i</text:p>
          </table:table-cell>
          <table:table-cell table:formula="of:=COMPLEX(0;-1000000000/6.284/[.$F$12]/[.B147]+6.284*[.F$14]*[.B147]*0.001)" office:value-type="string" office:string-value="29.0108157925105i" calcext:value-type="string">
            <text:p>29.0108157925105i</text:p>
          </table:table-cell>
          <table:table-cell table:formula="of:=IMSUM([.G147];[.H147])" office:value-type="string" office:string-value="102.026714227154-46.2996343251555i" calcext:value-type="string">
            <text:p>102.026714227154-46.2996343251555i</text:p>
          </table:table-cell>
          <table:table-cell table:formula="of:=300000/[.B147]" office:value-type="float" office:value="42.4718623911659" calcext:value-type="float">
            <text:p>42.4718623912</text:p>
          </table:table-cell>
          <table:table-cell table:formula="of:=[.$C$1]/[.J147]*2*PI()" office:value-type="float" office:value="0" calcext:value-type="float">
            <text:p>0</text:p>
          </table:table-cell>
          <table:table-cell table:formula="of:=COMPLEX(0;TAN([.K147]))" office:value-type="string" office:string-value="0" calcext:value-type="string">
            <text:p>0</text:p>
          </table:table-cell>
          <table:table-cell table:formula="of:=IMPRODUCT(IMDIV(IMSUB([.I147];[.$C$2]); IMSUM([.I147]; [.$C$2])); 1-[.$F$1])" office:value-type="string" office:string-value="0.398051747352593-0.183322938484342i" calcext:value-type="string">
            <text:p>0.398051747352593-0.183322938484342i</text:p>
          </table:table-cell>
          <table:table-cell table:formula="of:=IMDIV(IMSUM(1;[.M147]);IMSUB(1;[.M147]))" office:value-type="string" office:string-value="2.04053428454307-0.925992686503106i" calcext:value-type="string">
            <text:p>2.04053428454307-0.925992686503106i</text:p>
          </table:table-cell>
          <table:table-cell table:formula="of:=IMSUM([.N147];[.L147])" office:value-type="string" office:string-value="2.04053428454307-0.925992686503106i" calcext:value-type="string">
            <text:p>2.04053428454307-0.925992686503106i</text:p>
          </table:table-cell>
          <table:table-cell table:formula="of:=IMSUM(1;IMPRODUCT([.L147];[.N147]))" office:value-type="string" office:string-value="1" calcext:value-type="string">
            <text:p>1</text:p>
          </table:table-cell>
          <table:table-cell table:formula="of:=IMPRODUCT([.$C$2];[.O147];IMDIV(1;[.P147]))" office:value-type="string" office:string-value="102.026714227154-46.2996343251553i" calcext:value-type="string">
            <text:p>102.026714227154-46.2996343251553i</text:p>
          </table:table-cell>
          <table:table-cell table:formula="of:=IMDIV(IMPRODUCT([.Q147];[.$F$10]);IMSUM([.Q147];[.$F$10]))" office:value-type="string" office:string-value="102.018448830544-46.2901880630446i" calcext:value-type="string">
            <text:p>102.018448830544-46.2901880630446i</text:p>
          </table:table-cell>
          <table:table-cell table:formula="of:=[.B147]" office:value-type="float" office:value="7063.5" calcext:value-type="float">
            <text:p>7063.5</text:p>
          </table:table-cell>
          <table:table-cell table:formula="of:=IMREAL([.R147])" office:value-type="float" office:value="102.018448830544" calcext:value-type="float">
            <text:p>102.0184488305</text:p>
          </table:table-cell>
          <table:table-cell table:formula="of:=IMAGINARY([.R147])" office:value-type="float" office:value="-46.2901880630446" calcext:value-type="float">
            <text:p>-46.290188063</text:p>
          </table:table-cell>
          <table:table-cell table:formula="of:=IMABS([.R147])" office:value-type="float" office:value="112.029216781616" calcext:value-type="float">
            <text:p>112.0292167816</text:p>
          </table:table-cell>
        </table:table-row>
        <table:table-row table:style-name="ro1">
          <table:table-cell/>
          <table:table-cell table:formula="of:=[.B147]+[.$C$11]" office:value-type="float" office:value="7064" calcext:value-type="float">
            <text:p>7064</text:p>
          </table:table-cell>
          <table:table-cell table:formula="of:=COMPLEX([.$C$3]/1000;6.284*[.B148]*[.$C$4]/1000)" office:value-type="string" office:string-value="0.5+199.755792i" calcext:value-type="string">
            <text:p>0.5+199.755792i</text:p>
          </table:table-cell>
          <table:table-cell table:formula="of:=COMPLEX(0;-1/6.284/[.B148]/[.$C$5]*1000000000)" office:value-type="string" office:string-value="-199.358468912669i" calcext:value-type="string">
            <text:p>-199.358468912669i</text:p>
          </table:table-cell>
          <table:table-cell table:formula="of:=IMSUM([.C148];[.D148])" office:value-type="string" office:string-value="0.5+0.397323087331017i" calcext:value-type="string">
            <text:p>0.5+0.397323087331017i</text:p>
          </table:table-cell>
          <table:table-cell table:formula="of:=COMPLEX(0; 6.284*[.B148]*[.$C$6]/1000)" office:value-type="string" office:string-value="8.8780352i" calcext:value-type="string">
            <text:p>8.8780352i</text:p>
          </table:table-cell>
          <table:table-cell table:formula="of:=IMDIV(IMPRODUCT(-1;[.F148];[.F148]);[.E148])" office:value-type="string" office:string-value="96.6243562933316-76.7821751076774i" calcext:value-type="string">
            <text:p>96.6243562933316-76.7821751076774i</text:p>
          </table:table-cell>
          <table:table-cell table:formula="of:=COMPLEX(0;-1000000000/6.284/[.$F$12]/[.B148]+6.284*[.F$14]*[.B148]*0.001)" office:value-type="string" office:string-value="29.0175596542183i" calcext:value-type="string">
            <text:p>29.0175596542183i</text:p>
          </table:table-cell>
          <table:table-cell table:formula="of:=IMSUM([.G148];[.H148])" office:value-type="string" office:string-value="96.6243562933316-47.7646154534591i" calcext:value-type="string">
            <text:p>96.6243562933316-47.7646154534591i</text:p>
          </table:table-cell>
          <table:table-cell table:formula="of:=300000/[.B148]" office:value-type="float" office:value="42.4688561721404" calcext:value-type="float">
            <text:p>42.4688561721</text:p>
          </table:table-cell>
          <table:table-cell table:formula="of:=[.$C$1]/[.J148]*2*PI()" office:value-type="float" office:value="0" calcext:value-type="float">
            <text:p>0</text:p>
          </table:table-cell>
          <table:table-cell table:formula="of:=COMPLEX(0;TAN([.K148]))" office:value-type="string" office:string-value="0" calcext:value-type="string">
            <text:p>0</text:p>
          </table:table-cell>
          <table:table-cell table:formula="of:=IMPRODUCT(IMDIV(IMSUB([.I148];[.$C$2]); IMSUM([.I148]; [.$C$2])); 1-[.$F$1])" office:value-type="string" office:string-value="0.383417293455785-0.200859097477769i" calcext:value-type="string">
            <text:p>0.383417293455785-0.200859097477769i</text:p>
          </table:table-cell>
          <table:table-cell table:formula="of:=IMDIV(IMSUM(1;[.M148]);IMSUB(1;[.M148]))" office:value-type="string" office:string-value="1.93248712586663-0.955292309069182i" calcext:value-type="string">
            <text:p>1.93248712586663-0.955292309069182i</text:p>
          </table:table-cell>
          <table:table-cell table:formula="of:=IMSUM([.N148];[.L148])" office:value-type="string" office:string-value="1.93248712586663-0.955292309069182i" calcext:value-type="string">
            <text:p>1.93248712586663-0.955292309069182i</text:p>
          </table:table-cell>
          <table:table-cell table:formula="of:=IMSUM(1;IMPRODUCT([.L148];[.N148]))" office:value-type="string" office:string-value="1" calcext:value-type="string">
            <text:p>1</text:p>
          </table:table-cell>
          <table:table-cell table:formula="of:=IMPRODUCT([.$C$2];[.O148];IMDIV(1;[.P148]))" office:value-type="string" office:string-value="96.6243562933315-47.7646154534591i" calcext:value-type="string">
            <text:p>96.6243562933315-47.7646154534591i</text:p>
          </table:table-cell>
          <table:table-cell table:formula="of:=IMDIV(IMPRODUCT([.Q148];[.$F$10]);IMSUM([.Q148];[.$F$10]))" office:value-type="string" office:string-value="96.6173017193506-47.7553862225139i" calcext:value-type="string">
            <text:p>96.6173017193506-47.7553862225139i</text:p>
          </table:table-cell>
          <table:table-cell table:formula="of:=[.B148]" office:value-type="float" office:value="7064" calcext:value-type="float">
            <text:p>7064</text:p>
          </table:table-cell>
          <table:table-cell table:formula="of:=IMREAL([.R148])" office:value-type="float" office:value="96.6173017193506" calcext:value-type="float">
            <text:p>96.6173017194</text:p>
          </table:table-cell>
          <table:table-cell table:formula="of:=IMAGINARY([.R148])" office:value-type="float" office:value="-47.7553862225139" calcext:value-type="float">
            <text:p>-47.7553862225</text:p>
          </table:table-cell>
          <table:table-cell table:formula="of:=IMABS([.R148])" office:value-type="float" office:value="107.77513583749" calcext:value-type="float">
            <text:p>107.7751358375</text:p>
          </table:table-cell>
        </table:table-row>
        <table:table-row table:style-name="ro1">
          <table:table-cell/>
          <table:table-cell table:formula="of:=[.B148]+[.$C$11]" office:value-type="float" office:value="7064.5" calcext:value-type="float">
            <text:p>7064.5</text:p>
          </table:table-cell>
          <table:table-cell table:formula="of:=COMPLEX([.$C$3]/1000;6.284*[.B149]*[.$C$4]/1000)" office:value-type="string" office:string-value="0.5+199.769931i" calcext:value-type="string">
            <text:p>0.5+199.769931i</text:p>
          </table:table-cell>
          <table:table-cell table:formula="of:=COMPLEX(0;-1/6.284/[.B149]/[.$C$5]*1000000000)" office:value-type="string" office:string-value="-199.344359034481i" calcext:value-type="string">
            <text:p>-199.344359034481i</text:p>
          </table:table-cell>
          <table:table-cell table:formula="of:=IMSUM([.C149];[.D149])" office:value-type="string" office:string-value="0.5+0.425571965519026i" calcext:value-type="string">
            <text:p>0.5+0.425571965519026i</text:p>
          </table:table-cell>
          <table:table-cell table:formula="of:=COMPLEX(0; 6.284*[.B149]*[.$C$6]/1000)" office:value-type="string" office:string-value="8.8786636i" calcext:value-type="string">
            <text:p>8.8786636i</text:p>
          </table:table-cell>
          <table:table-cell table:formula="of:=IMDIV(IMPRODUCT(-1;[.F149];[.F149]);[.E149])" office:value-type="string" office:string-value="91.4272383336005-77.8177390392136i" calcext:value-type="string">
            <text:p>91.4272383336005-77.8177390392136i</text:p>
          </table:table-cell>
          <table:table-cell table:formula="of:=COMPLEX(0;-1000000000/6.284/[.$F$12]/[.B149]+6.284*[.F$14]*[.B149]*0.001)" office:value-type="string" office:string-value="29.0243031839759i" calcext:value-type="string">
            <text:p>29.0243031839759i</text:p>
          </table:table-cell>
          <table:table-cell table:formula="of:=IMSUM([.G149];[.H149])" office:value-type="string" office:string-value="91.4272383336005-48.7934358552377i" calcext:value-type="string">
            <text:p>91.4272383336005-48.7934358552377i</text:p>
          </table:table-cell>
          <table:table-cell table:formula="of:=300000/[.B149]" office:value-type="float" office:value="42.4658503786538" calcext:value-type="float">
            <text:p>42.4658503787</text:p>
          </table:table-cell>
          <table:table-cell table:formula="of:=[.$C$1]/[.J149]*2*PI()" office:value-type="float" office:value="0" calcext:value-type="float">
            <text:p>0</text:p>
          </table:table-cell>
          <table:table-cell table:formula="of:=COMPLEX(0;TAN([.K149]))" office:value-type="string" office:string-value="0" calcext:value-type="string">
            <text:p>0</text:p>
          </table:table-cell>
          <table:table-cell table:formula="of:=IMPRODUCT(IMDIV(IMSUB([.I149];[.$C$2]); IMSUM([.I149]; [.$C$2])); 1-[.$F$1])" office:value-type="string" office:string-value="0.368133714585722-0.21799850884258i" calcext:value-type="string">
            <text:p>0.368133714585722-0.21799850884258i</text:p>
          </table:table-cell>
          <table:table-cell table:formula="of:=IMDIV(IMSUM(1;[.M149]);IMSUB(1;[.M149]))" office:value-type="string" office:string-value="1.82854476667201-0.97586871710476i" calcext:value-type="string">
            <text:p>1.82854476667201-0.97586871710476i</text:p>
          </table:table-cell>
          <table:table-cell table:formula="of:=IMSUM([.N149];[.L149])" office:value-type="string" office:string-value="1.82854476667201-0.97586871710476i" calcext:value-type="string">
            <text:p>1.82854476667201-0.97586871710476i</text:p>
          </table:table-cell>
          <table:table-cell table:formula="of:=IMSUM(1;IMPRODUCT([.L149];[.N149]))" office:value-type="string" office:string-value="1" calcext:value-type="string">
            <text:p>1</text:p>
          </table:table-cell>
          <table:table-cell table:formula="of:=IMPRODUCT([.$C$2];[.O149];IMDIV(1;[.P149]))" office:value-type="string" office:string-value="91.4272383336005-48.793435855238i" calcext:value-type="string">
            <text:p>91.4272383336005-48.793435855238i</text:p>
          </table:table-cell>
          <table:table-cell table:formula="of:=IMDIV(IMPRODUCT([.Q149];[.$F$10]);IMSUM([.Q149];[.$F$10]))" office:value-type="string" office:string-value="91.4212602983651-48.7845148554503i" calcext:value-type="string">
            <text:p>91.4212602983651-48.7845148554503i</text:p>
          </table:table-cell>
          <table:table-cell table:formula="of:=[.B149]" office:value-type="float" office:value="7064.5" calcext:value-type="float">
            <text:p>7064.5</text:p>
          </table:table-cell>
          <table:table-cell table:formula="of:=IMREAL([.R149])" office:value-type="float" office:value="91.4212602983651" calcext:value-type="float">
            <text:p>91.4212602984</text:p>
          </table:table-cell>
          <table:table-cell table:formula="of:=IMAGINARY([.R149])" office:value-type="float" office:value="-48.7845148554503" calcext:value-type="float">
            <text:p>-48.7845148555</text:p>
          </table:table-cell>
          <table:table-cell table:formula="of:=IMABS([.R149])" office:value-type="float" office:value="103.623239305781" calcext:value-type="float">
            <text:p>103.6232393058</text:p>
          </table:table-cell>
        </table:table-row>
        <table:table-row table:style-name="ro1">
          <table:table-cell/>
          <table:table-cell table:formula="of:=[.B149]+[.$C$11]" office:value-type="float" office:value="7065" calcext:value-type="float">
            <text:p>7065</text:p>
          </table:table-cell>
          <table:table-cell table:formula="of:=COMPLEX([.$C$3]/1000;6.284*[.B150]*[.$C$4]/1000)" office:value-type="string" office:string-value="0.5+199.78407i" calcext:value-type="string">
            <text:p>0.5+199.78407i</text:p>
          </table:table-cell>
          <table:table-cell table:formula="of:=COMPLEX(0;-1/6.284/[.B150]/[.$C$5]*1000000000)" office:value-type="string" office:string-value="-199.330251153445i" calcext:value-type="string">
            <text:p>-199.330251153445i</text:p>
          </table:table-cell>
          <table:table-cell table:formula="of:=IMSUM([.C150];[.D150])" office:value-type="string" office:string-value="0.5+0.453818846555009i" calcext:value-type="string">
            <text:p>0.5+0.453818846555009i</text:p>
          </table:table-cell>
          <table:table-cell table:formula="of:=COMPLEX(0; 6.284*[.B150]*[.$C$6]/1000)" office:value-type="string" office:string-value="8.879292i" calcext:value-type="string">
            <text:p>8.879292i</text:p>
          </table:table-cell>
          <table:table-cell table:formula="of:=IMDIV(IMPRODUCT(-1;[.F150];[.F150]);[.E150])" office:value-type="string" office:string-value="86.4585581531375-78.473046271732i" calcext:value-type="string">
            <text:p>86.4585581531375-78.473046271732i</text:p>
          </table:table-cell>
          <table:table-cell table:formula="of:=COMPLEX(0;-1000000000/6.284/[.$F$12]/[.B150]+6.284*[.F$14]*[.B150]*0.001)" office:value-type="string" office:string-value="29.0310463818539i" calcext:value-type="string">
            <text:p>29.0310463818539i</text:p>
          </table:table-cell>
          <table:table-cell table:formula="of:=IMSUM([.G150];[.H150])" office:value-type="string" office:string-value="86.4585581531375-49.4419998898781i" calcext:value-type="string">
            <text:p>86.4585581531375-49.4419998898781i</text:p>
          </table:table-cell>
          <table:table-cell table:formula="of:=300000/[.B150]" office:value-type="float" office:value="42.4628450106157" calcext:value-type="float">
            <text:p>42.4628450106</text:p>
          </table:table-cell>
          <table:table-cell table:formula="of:=[.$C$1]/[.J150]*2*PI()" office:value-type="float" office:value="0" calcext:value-type="float">
            <text:p>0</text:p>
          </table:table-cell>
          <table:table-cell table:formula="of:=COMPLEX(0;TAN([.K150]))" office:value-type="string" office:string-value="0" calcext:value-type="string">
            <text:p>0</text:p>
          </table:table-cell>
          <table:table-cell table:formula="of:=IMPRODUCT(IMDIV(IMSUB([.I150];[.$C$2]); IMSUM([.I150]; [.$C$2])); 1-[.$F$1])" office:value-type="string" office:string-value="0.35221625106688-0.234706598669126i" calcext:value-type="string">
            <text:p>0.35221625106688-0.234706598669126i</text:p>
          </table:table-cell>
          <table:table-cell table:formula="of:=IMDIV(IMSUM(1;[.M150]);IMSUB(1;[.M150]))" office:value-type="string" office:string-value="1.72917116306275-0.988839997797557i" calcext:value-type="string">
            <text:p>1.72917116306275-0.988839997797557i</text:p>
          </table:table-cell>
          <table:table-cell table:formula="of:=IMSUM([.N150];[.L150])" office:value-type="string" office:string-value="1.72917116306275-0.988839997797557i" calcext:value-type="string">
            <text:p>1.72917116306275-0.988839997797557i</text:p>
          </table:table-cell>
          <table:table-cell table:formula="of:=IMSUM(1;IMPRODUCT([.L150];[.N150]))" office:value-type="string" office:string-value="1" calcext:value-type="string">
            <text:p>1</text:p>
          </table:table-cell>
          <table:table-cell table:formula="of:=IMPRODUCT([.$C$2];[.O150];IMDIV(1;[.P150]))" office:value-type="string" office:string-value="86.4585581531375-49.4419998898778i" calcext:value-type="string">
            <text:p>86.4585581531375-49.4419998898778i</text:p>
          </table:table-cell>
          <table:table-cell table:formula="of:=IMDIV(IMPRODUCT([.Q150];[.$F$10]);IMSUM([.Q150];[.$F$10]))" office:value-type="string" office:string-value="86.4535275894682-49.4334515010867i" calcext:value-type="string">
            <text:p>86.4535275894682-49.4334515010867i</text:p>
          </table:table-cell>
          <table:table-cell table:formula="of:=[.B150]" office:value-type="float" office:value="7065" calcext:value-type="float">
            <text:p>7065</text:p>
          </table:table-cell>
          <table:table-cell table:formula="of:=IMREAL([.R150])" office:value-type="float" office:value="86.4535275894682" calcext:value-type="float">
            <text:p>86.4535275895</text:p>
          </table:table-cell>
          <table:table-cell table:formula="of:=IMAGINARY([.R150])" office:value-type="float" office:value="-49.4334515010867" calcext:value-type="float">
            <text:p>-49.4334515011</text:p>
          </table:table-cell>
          <table:table-cell table:formula="of:=IMABS([.R150])" office:value-type="float" office:value="99.5885463292503" calcext:value-type="float">
            <text:p>99.5885463293</text:p>
          </table:table-cell>
        </table:table-row>
        <table:table-row table:style-name="ro1">
          <table:table-cell/>
          <table:table-cell table:formula="of:=[.B150]+[.$C$11]" office:value-type="float" office:value="7065.5" calcext:value-type="float">
            <text:p>7065.5</text:p>
          </table:table-cell>
          <table:table-cell table:formula="of:=COMPLEX([.$C$3]/1000;6.284*[.B151]*[.$C$4]/1000)" office:value-type="string" office:string-value="0.5+199.798209i" calcext:value-type="string">
            <text:p>0.5+199.798209i</text:p>
          </table:table-cell>
          <table:table-cell table:formula="of:=COMPLEX(0;-1/6.284/[.B151]/[.$C$5]*1000000000)" office:value-type="string" office:string-value="-199.316145269138i" calcext:value-type="string">
            <text:p>-199.316145269138i</text:p>
          </table:table-cell>
          <table:table-cell table:formula="of:=IMSUM([.C151];[.D151])" office:value-type="string" office:string-value="0.5+0.482063730862023i" calcext:value-type="string">
            <text:p>0.5+0.482063730862023i</text:p>
          </table:table-cell>
          <table:table-cell table:formula="of:=COMPLEX(0; 6.284*[.B151]*[.$C$6]/1000)" office:value-type="string" office:string-value="8.8799204i" calcext:value-type="string">
            <text:p>8.8799204i</text:p>
          </table:table-cell>
          <table:table-cell table:formula="of:=IMDIV(IMPRODUCT(-1;[.F151];[.F151]);[.E151])" office:value-type="string" office:string-value="81.7323447927818-78.8003981258193i" calcext:value-type="string">
            <text:p>81.7323447927818-78.8003981258193i</text:p>
          </table:table-cell>
          <table:table-cell table:formula="of:=COMPLEX(0;-1000000000/6.284/[.$F$12]/[.B151]+6.284*[.F$14]*[.B151]*0.001)" office:value-type="string" office:string-value="29.0377892479227i" calcext:value-type="string">
            <text:p>29.0377892479227i</text:p>
          </table:table-cell>
          <table:table-cell table:formula="of:=IMSUM([.G151];[.H151])" office:value-type="string" office:string-value="81.7323447927818-49.7626088778966i" calcext:value-type="string">
            <text:p>81.7323447927818-49.7626088778966i</text:p>
          </table:table-cell>
          <table:table-cell table:formula="of:=300000/[.B151]" office:value-type="float" office:value="42.4598400679357" calcext:value-type="float">
            <text:p>42.4598400679</text:p>
          </table:table-cell>
          <table:table-cell table:formula="of:=[.$C$1]/[.J151]*2*PI()" office:value-type="float" office:value="0" calcext:value-type="float">
            <text:p>0</text:p>
          </table:table-cell>
          <table:table-cell table:formula="of:=COMPLEX(0;TAN([.K151]))" office:value-type="string" office:string-value="0" calcext:value-type="string">
            <text:p>0</text:p>
          </table:table-cell>
          <table:table-cell table:formula="of:=IMPRODUCT(IMDIV(IMSUB([.I151];[.$C$2]); IMSUM([.I151]; [.$C$2])); 1-[.$F$1])" office:value-type="string" office:string-value="0.335682539815961-0.250949529471272i" calcext:value-type="string">
            <text:p>0.335682539815961-0.250949529471272i</text:p>
          </table:table-cell>
          <table:table-cell table:formula="of:=IMDIV(IMSUM(1;[.M151]);IMSUB(1;[.M151]))" office:value-type="string" office:string-value="1.63464689585563-0.995252177557931i" calcext:value-type="string">
            <text:p>1.63464689585563-0.995252177557931i</text:p>
          </table:table-cell>
          <table:table-cell table:formula="of:=IMSUM([.N151];[.L151])" office:value-type="string" office:string-value="1.63464689585563-0.995252177557931i" calcext:value-type="string">
            <text:p>1.63464689585563-0.995252177557931i</text:p>
          </table:table-cell>
          <table:table-cell table:formula="of:=IMSUM(1;IMPRODUCT([.L151];[.N151]))" office:value-type="string" office:string-value="1" calcext:value-type="string">
            <text:p>1</text:p>
          </table:table-cell>
          <table:table-cell table:formula="of:=IMPRODUCT([.$C$2];[.O151];IMDIV(1;[.P151]))" office:value-type="string" office:string-value="81.7323447927815-49.7626088778965i" calcext:value-type="string">
            <text:p>81.7323447927815-49.7626088778965i</text:p>
          </table:table-cell>
          <table:table-cell table:formula="of:=IMDIV(IMPRODUCT([.Q151];[.$F$10]);IMSUM([.Q151];[.$F$10]))" office:value-type="string" office:string-value="81.7281408684841-49.7544753143233i" calcext:value-type="string">
            <text:p>81.7281408684841-49.7544753143233i</text:p>
          </table:table-cell>
          <table:table-cell table:formula="of:=[.B151]" office:value-type="float" office:value="7065.5" calcext:value-type="float">
            <text:p>7065.5</text:p>
          </table:table-cell>
          <table:table-cell table:formula="of:=IMREAL([.R151])" office:value-type="float" office:value="81.7281408684841" calcext:value-type="float">
            <text:p>81.7281408685</text:p>
          </table:table-cell>
          <table:table-cell table:formula="of:=IMAGINARY([.R151])" office:value-type="float" office:value="-49.7544753143233" calcext:value-type="float">
            <text:p>-49.7544753143</text:p>
          </table:table-cell>
          <table:table-cell table:formula="of:=IMABS([.R151])" office:value-type="float" office:value="95.6817475991236" calcext:value-type="float">
            <text:p>95.6817475991</text:p>
          </table:table-cell>
        </table:table-row>
        <table:table-row table:style-name="ro1">
          <table:table-cell/>
          <table:table-cell table:formula="of:=[.B151]+[.$C$11]" office:value-type="float" office:value="7066" calcext:value-type="float">
            <text:p>7066</text:p>
          </table:table-cell>
          <table:table-cell table:formula="of:=COMPLEX([.$C$3]/1000;6.284*[.B152]*[.$C$4]/1000)" office:value-type="string" office:string-value="0.5+199.812348i" calcext:value-type="string">
            <text:p>0.5+199.812348i</text:p>
          </table:table-cell>
          <table:table-cell table:formula="of:=COMPLEX(0;-1/6.284/[.B152]/[.$C$5]*1000000000)" office:value-type="string" office:string-value="-199.302041381134i" calcext:value-type="string">
            <text:p>-199.302041381134i</text:p>
          </table:table-cell>
          <table:table-cell table:formula="of:=IMSUM([.C152];[.D152])" office:value-type="string" office:string-value="0.5+0.510306618865997i" calcext:value-type="string">
            <text:p>0.5+0.510306618865997i</text:p>
          </table:table-cell>
          <table:table-cell table:formula="of:=COMPLEX(0; 6.284*[.B152]*[.$C$6]/1000)" office:value-type="string" office:string-value="8.8805488i" calcext:value-type="string">
            <text:p>8.8805488i</text:p>
          </table:table-cell>
          <table:table-cell table:formula="of:=IMDIV(IMPRODUCT(-1;[.F152];[.F152]);[.E152])" office:value-type="string" office:string-value="77.2552529994115-78.8477338955337i" calcext:value-type="string">
            <text:p>77.2552529994115-78.8477338955337i</text:p>
          </table:table-cell>
          <table:table-cell table:formula="of:=COMPLEX(0;-1000000000/6.284/[.$F$12]/[.B152]+6.284*[.F$14]*[.B152]*0.001)" office:value-type="string" office:string-value="29.0445317822527i" calcext:value-type="string">
            <text:p>29.0445317822527i</text:p>
          </table:table-cell>
          <table:table-cell table:formula="of:=IMSUM([.G152];[.H152])" office:value-type="string" office:string-value="77.2552529994115-49.803202113281i" calcext:value-type="string">
            <text:p>77.2552529994115-49.803202113281i</text:p>
          </table:table-cell>
          <table:table-cell table:formula="of:=300000/[.B152]" office:value-type="float" office:value="42.4568355505236" calcext:value-type="float">
            <text:p>42.4568355505</text:p>
          </table:table-cell>
          <table:table-cell table:formula="of:=[.$C$1]/[.J152]*2*PI()" office:value-type="float" office:value="0" calcext:value-type="float">
            <text:p>0</text:p>
          </table:table-cell>
          <table:table-cell table:formula="of:=COMPLEX(0;TAN([.K152]))" office:value-type="string" office:string-value="0" calcext:value-type="string">
            <text:p>0</text:p>
          </table:table-cell>
          <table:table-cell table:formula="of:=IMPRODUCT(IMDIV(IMSUB([.I152];[.$C$2]); IMSUM([.I152]; [.$C$2])); 1-[.$F$1])" office:value-type="string" office:string-value="0.318552573447248-0.266694404468621i" calcext:value-type="string">
            <text:p>0.318552573447248-0.266694404468621i</text:p>
          </table:table-cell>
          <table:table-cell table:formula="of:=IMDIV(IMSUM(1;[.M152]);IMSUB(1;[.M152]))" office:value-type="string" office:string-value="1.54510505998823-0.996064042265614i" calcext:value-type="string">
            <text:p>1.54510505998823-0.996064042265614i</text:p>
          </table:table-cell>
          <table:table-cell table:formula="of:=IMSUM([.N152];[.L152])" office:value-type="string" office:string-value="1.54510505998823-0.996064042265614i" calcext:value-type="string">
            <text:p>1.54510505998823-0.996064042265614i</text:p>
          </table:table-cell>
          <table:table-cell table:formula="of:=IMSUM(1;IMPRODUCT([.L152];[.N152]))" office:value-type="string" office:string-value="1" calcext:value-type="string">
            <text:p>1</text:p>
          </table:table-cell>
          <table:table-cell table:formula="of:=IMPRODUCT([.$C$2];[.O152];IMDIV(1;[.P152]))" office:value-type="string" office:string-value="77.2552529994115-49.8032021132807i" calcext:value-type="string">
            <text:p>77.2552529994115-49.8032021132807i</text:p>
          </table:table-cell>
          <table:table-cell table:formula="of:=IMDIV(IMPRODUCT([.Q152];[.$F$10]);IMSUM([.Q152];[.$F$10]))" office:value-type="string" office:string-value="77.251764867021-49.7955077557771i" calcext:value-type="string">
            <text:p>77.251764867021-49.7955077557771i</text:p>
          </table:table-cell>
          <table:table-cell table:formula="of:=[.B152]" office:value-type="float" office:value="7066" calcext:value-type="float">
            <text:p>7066</text:p>
          </table:table-cell>
          <table:table-cell table:formula="of:=IMREAL([.R152])" office:value-type="float" office:value="77.251764867021" calcext:value-type="float">
            <text:p>77.251764867</text:p>
          </table:table-cell>
          <table:table-cell table:formula="of:=IMAGINARY([.R152])" office:value-type="float" office:value="-49.7955077557771" calcext:value-type="float">
            <text:p>-49.7955077558</text:p>
          </table:table-cell>
          <table:table-cell table:formula="of:=IMABS([.R152])" office:value-type="float" office:value="91.9098893902346" calcext:value-type="float">
            <text:p>91.9098893902</text:p>
          </table:table-cell>
        </table:table-row>
        <table:table-row table:style-name="ro1">
          <table:table-cell/>
          <table:table-cell table:formula="of:=[.B152]+[.$C$11]" office:value-type="float" office:value="7066.5" calcext:value-type="float">
            <text:p>7066.5</text:p>
          </table:table-cell>
          <table:table-cell table:formula="of:=COMPLEX([.$C$3]/1000;6.284*[.B153]*[.$C$4]/1000)" office:value-type="string" office:string-value="0.5+199.826487i" calcext:value-type="string">
            <text:p>0.5+199.826487i</text:p>
          </table:table-cell>
          <table:table-cell table:formula="of:=COMPLEX(0;-1/6.284/[.B153]/[.$C$5]*1000000000)" office:value-type="string" office:string-value="-199.28793948901i" calcext:value-type="string">
            <text:p>-199.28793948901i</text:p>
          </table:table-cell>
          <table:table-cell table:formula="of:=IMSUM([.C153];[.D153])" office:value-type="string" office:string-value="0.5+0.538547510989986i" calcext:value-type="string">
            <text:p>0.5+0.538547510989986i</text:p>
          </table:table-cell>
          <table:table-cell table:formula="of:=COMPLEX(0; 6.284*[.B153]*[.$C$6]/1000)" office:value-type="string" office:string-value="8.8811772i" calcext:value-type="string">
            <text:p>8.8811772i</text:p>
          </table:table-cell>
          <table:table-cell table:formula="of:=IMDIV(IMPRODUCT(-1;[.F153];[.F153]);[.E153])" office:value-type="string" office:string-value="73.0281731684844-78.6582817840659i" calcext:value-type="string">
            <text:p>73.0281731684844-78.6582817840659i</text:p>
          </table:table-cell>
          <table:table-cell table:formula="of:=COMPLEX(0;-1000000000/6.284/[.$F$12]/[.B153]+6.284*[.F$14]*[.B153]*0.001)" office:value-type="string" office:string-value="29.0512739849144i" calcext:value-type="string">
            <text:p>29.0512739849144i</text:p>
          </table:table-cell>
          <table:table-cell table:formula="of:=IMSUM([.G153];[.H153])" office:value-type="string" office:string-value="73.0281731684844-49.6070077991515i" calcext:value-type="string">
            <text:p>73.0281731684844-49.6070077991515i</text:p>
          </table:table-cell>
          <table:table-cell table:formula="of:=300000/[.B153]" office:value-type="float" office:value="42.4538314582891" calcext:value-type="float">
            <text:p>42.4538314583</text:p>
          </table:table-cell>
          <table:table-cell table:formula="of:=[.$C$1]/[.J153]*2*PI()" office:value-type="float" office:value="0" calcext:value-type="float">
            <text:p>0</text:p>
          </table:table-cell>
          <table:table-cell table:formula="of:=COMPLEX(0;TAN([.K153]))" office:value-type="string" office:string-value="0" calcext:value-type="string">
            <text:p>0</text:p>
          </table:table-cell>
          <table:table-cell table:formula="of:=IMPRODUCT(IMDIV(IMSUB([.I153];[.$C$2]); IMSUM([.I153]; [.$C$2])); 1-[.$F$1])" office:value-type="string" office:string-value="0.300848638711673-0.281909469505982i" calcext:value-type="string">
            <text:p>0.300848638711673-0.281909469505982i</text:p>
          </table:table-cell>
          <table:table-cell table:formula="of:=IMDIV(IMSUM(1;[.M153]);IMSUB(1;[.M153]))" office:value-type="string" office:string-value="1.46056346336969-0.992140155983033i" calcext:value-type="string">
            <text:p>1.46056346336969-0.992140155983033i</text:p>
          </table:table-cell>
          <table:table-cell table:formula="of:=IMSUM([.N153];[.L153])" office:value-type="string" office:string-value="1.46056346336969-0.992140155983033i" calcext:value-type="string">
            <text:p>1.46056346336969-0.992140155983033i</text:p>
          </table:table-cell>
          <table:table-cell table:formula="of:=IMSUM(1;IMPRODUCT([.L153];[.N153]))" office:value-type="string" office:string-value="1" calcext:value-type="string">
            <text:p>1</text:p>
          </table:table-cell>
          <table:table-cell table:formula="of:=IMPRODUCT([.$C$2];[.O153];IMDIV(1;[.P153]))" office:value-type="string" office:string-value="73.0281731684845-49.6070077991516i" calcext:value-type="string">
            <text:p>73.0281731684845-49.6070077991516i</text:p>
          </table:table-cell>
          <table:table-cell table:formula="of:=IMDIV(IMPRODUCT([.Q153];[.$F$10]);IMSUM([.Q153];[.$F$10]))" office:value-type="string" office:string-value="73.0253007571348-49.5997630451578i" calcext:value-type="string">
            <text:p>73.0253007571348-49.5997630451578i</text:p>
          </table:table-cell>
          <table:table-cell table:formula="of:=[.B153]" office:value-type="float" office:value="7066.5" calcext:value-type="float">
            <text:p>7066.5</text:p>
          </table:table-cell>
          <table:table-cell table:formula="of:=IMREAL([.R153])" office:value-type="float" office:value="73.0253007571348" calcext:value-type="float">
            <text:p>73.0253007571</text:p>
          </table:table-cell>
          <table:table-cell table:formula="of:=IMAGINARY([.R153])" office:value-type="float" office:value="-49.5997630451578" calcext:value-type="float">
            <text:p>-49.5997630452</text:p>
          </table:table-cell>
          <table:table-cell table:formula="of:=IMABS([.R153])" office:value-type="float" office:value="88.2770131166987" calcext:value-type="float">
            <text:p>88.2770131167</text:p>
          </table:table-cell>
        </table:table-row>
        <table:table-row table:style-name="ro1">
          <table:table-cell/>
          <table:table-cell table:formula="of:=[.B153]+[.$C$11]" office:value-type="float" office:value="7067" calcext:value-type="float">
            <text:p>7067</text:p>
          </table:table-cell>
          <table:table-cell table:formula="of:=COMPLEX([.$C$3]/1000;6.284*[.B154]*[.$C$4]/1000)" office:value-type="string" office:string-value="0.5+199.840626i" calcext:value-type="string">
            <text:p>0.5+199.840626i</text:p>
          </table:table-cell>
          <table:table-cell table:formula="of:=COMPLEX(0;-1/6.284/[.B154]/[.$C$5]*1000000000)" office:value-type="string" office:string-value="-199.273839592344i" calcext:value-type="string">
            <text:p>-199.273839592344i</text:p>
          </table:table-cell>
          <table:table-cell table:formula="of:=IMSUM([.C154];[.D154])" office:value-type="string" office:string-value="0.5+0.566786407655997i" calcext:value-type="string">
            <text:p>0.5+0.566786407655997i</text:p>
          </table:table-cell>
          <table:table-cell table:formula="of:=COMPLEX(0; 6.284*[.B154]*[.$C$6]/1000)" office:value-type="string" office:string-value="8.8818056i" calcext:value-type="string">
            <text:p>8.8818056i</text:p>
          </table:table-cell>
          <table:table-cell table:formula="of:=IMDIV(IMPRODUCT(-1;[.F154];[.F154]);[.E154])" office:value-type="string" office:string-value="69.0476220702307-78.27050734075i" calcext:value-type="string">
            <text:p>69.0476220702307-78.27050734075i</text:p>
          </table:table-cell>
          <table:table-cell table:formula="of:=COMPLEX(0;-1000000000/6.284/[.$F$12]/[.B154]+6.284*[.F$14]*[.B154]*0.001)" office:value-type="string" office:string-value="29.0580158559782i" calcext:value-type="string">
            <text:p>29.0580158559782i</text:p>
          </table:table-cell>
          <table:table-cell table:formula="of:=IMSUM([.G154];[.H154])" office:value-type="string" office:string-value="69.0476220702307-49.2124914847718i" calcext:value-type="string">
            <text:p>69.0476220702307-49.2124914847718i</text:p>
          </table:table-cell>
          <table:table-cell table:formula="of:=300000/[.B154]" office:value-type="float" office:value="42.4508277911419" calcext:value-type="float">
            <text:p>42.4508277911</text:p>
          </table:table-cell>
          <table:table-cell table:formula="of:=[.$C$1]/[.J154]*2*PI()" office:value-type="float" office:value="0" calcext:value-type="float">
            <text:p>0</text:p>
          </table:table-cell>
          <table:table-cell table:formula="of:=COMPLEX(0;TAN([.K154]))" office:value-type="string" office:string-value="0" calcext:value-type="string">
            <text:p>0</text:p>
          </table:table-cell>
          <table:table-cell table:formula="of:=IMPRODUCT(IMDIV(IMSUB([.I154];[.$C$2]); IMSUM([.I154]; [.$C$2])); 1-[.$F$1])" office:value-type="string" office:string-value="0.282595234372135-0.296564310194856i" calcext:value-type="string">
            <text:p>0.282595234372135-0.296564310194856i</text:p>
          </table:table-cell>
          <table:table-cell table:formula="of:=IMDIV(IMSUM(1;[.M154]);IMSUB(1;[.M154]))" office:value-type="string" office:string-value="1.38095244140462-0.984249829695435i" calcext:value-type="string">
            <text:p>1.38095244140462-0.984249829695435i</text:p>
          </table:table-cell>
          <table:table-cell table:formula="of:=IMSUM([.N154];[.L154])" office:value-type="string" office:string-value="1.38095244140462-0.984249829695435i" calcext:value-type="string">
            <text:p>1.38095244140462-0.984249829695435i</text:p>
          </table:table-cell>
          <table:table-cell table:formula="of:=IMSUM(1;IMPRODUCT([.L154];[.N154]))" office:value-type="string" office:string-value="1" calcext:value-type="string">
            <text:p>1</text:p>
          </table:table-cell>
          <table:table-cell table:formula="of:=IMPRODUCT([.$C$2];[.O154];IMDIV(1;[.P154]))" office:value-type="string" office:string-value="69.047622070231-49.2124914847718i" calcext:value-type="string">
            <text:p>69.047622070231-49.2124914847718i</text:p>
          </table:table-cell>
          <table:table-cell table:formula="of:=IMDIV(IMPRODUCT([.Q154];[.$F$10]);IMSUM([.Q154];[.$F$10]))" office:value-type="string" office:string-value="69.0452761906469-49.2056960516051i" calcext:value-type="string">
            <text:p>69.0452761906469-49.2056960516051i</text:p>
          </table:table-cell>
          <table:table-cell table:formula="of:=[.B154]" office:value-type="float" office:value="7067" calcext:value-type="float">
            <text:p>7067</text:p>
          </table:table-cell>
          <table:table-cell table:formula="of:=IMREAL([.R154])" office:value-type="float" office:value="69.0452761906469" calcext:value-type="float">
            <text:p>69.0452761906</text:p>
          </table:table-cell>
          <table:table-cell table:formula="of:=IMAGINARY([.R154])" office:value-type="float" office:value="-49.2056960516051" calcext:value-type="float">
            <text:p>-49.2056960516</text:p>
          </table:table-cell>
          <table:table-cell table:formula="of:=IMABS([.R154])" office:value-type="float" office:value="84.7847314565875" calcext:value-type="float">
            <text:p>84.7847314566</text:p>
          </table:table-cell>
        </table:table-row>
        <table:table-row table:style-name="ro1">
          <table:table-cell/>
          <table:table-cell table:formula="of:=[.B154]+[.$C$11]" office:value-type="float" office:value="7067.5" calcext:value-type="float">
            <text:p>7067.5</text:p>
          </table:table-cell>
          <table:table-cell table:formula="of:=COMPLEX([.$C$3]/1000;6.284*[.B155]*[.$C$4]/1000)" office:value-type="string" office:string-value="0.5+199.854765i" calcext:value-type="string">
            <text:p>0.5+199.854765i</text:p>
          </table:table-cell>
          <table:table-cell table:formula="of:=COMPLEX(0;-1/6.284/[.B155]/[.$C$5]*1000000000)" office:value-type="string" office:string-value="-199.25974169071i" calcext:value-type="string">
            <text:p>-199.25974169071i</text:p>
          </table:table-cell>
          <table:table-cell table:formula="of:=IMSUM([.C155];[.D155])" office:value-type="string" office:string-value="0.5+0.595023309289985i" calcext:value-type="string">
            <text:p>0.5+0.595023309289985i</text:p>
          </table:table-cell>
          <table:table-cell table:formula="of:=COMPLEX(0; 6.284*[.B155]*[.$C$6]/1000)" office:value-type="string" office:string-value="8.882434i" calcext:value-type="string">
            <text:p>8.882434i</text:p>
          </table:table-cell>
          <table:table-cell table:formula="of:=IMDIV(IMPRODUCT(-1;[.F155];[.F155]);[.E155])" office:value-type="string" office:string-value="65.3069084227841-77.718265538446i" calcext:value-type="string">
            <text:p>65.3069084227841-77.718265538446i</text:p>
          </table:table-cell>
          <table:table-cell table:formula="of:=COMPLEX(0;-1000000000/6.284/[.$F$12]/[.B155]+6.284*[.F$14]*[.B155]*0.001)" office:value-type="string" office:string-value="29.0647573955144i" calcext:value-type="string">
            <text:p>29.0647573955144i</text:p>
          </table:table-cell>
          <table:table-cell table:formula="of:=IMSUM([.G155];[.H155])" office:value-type="string" office:string-value="65.3069084227841-48.6535081429316i" calcext:value-type="string">
            <text:p>65.3069084227841-48.6535081429316i</text:p>
          </table:table-cell>
          <table:table-cell table:formula="of:=300000/[.B155]" office:value-type="float" office:value="42.4478245489919" calcext:value-type="float">
            <text:p>42.447824549</text:p>
          </table:table-cell>
          <table:table-cell table:formula="of:=[.$C$1]/[.J155]*2*PI()" office:value-type="float" office:value="0" calcext:value-type="float">
            <text:p>0</text:p>
          </table:table-cell>
          <table:table-cell table:formula="of:=COMPLEX(0;TAN([.K155]))" office:value-type="string" office:string-value="0" calcext:value-type="string">
            <text:p>0</text:p>
          </table:table-cell>
          <table:table-cell table:formula="of:=IMPRODUCT(IMDIV(IMSUB([.I155];[.$C$2]); IMSUM([.I155]; [.$C$2])); 1-[.$F$1])" office:value-type="string" office:string-value="0.263818968953084-0.310630041847827i" calcext:value-type="string">
            <text:p>0.263818968953084-0.310630041847827i</text:p>
          </table:table-cell>
          <table:table-cell table:formula="of:=IMDIV(IMSUM(1;[.M155]);IMSUB(1;[.M155]))" office:value-type="string" office:string-value="1.30613816845568-0.973070162858632i" calcext:value-type="string">
            <text:p>1.30613816845568-0.973070162858632i</text:p>
          </table:table-cell>
          <table:table-cell table:formula="of:=IMSUM([.N155];[.L155])" office:value-type="string" office:string-value="1.30613816845568-0.973070162858632i" calcext:value-type="string">
            <text:p>1.30613816845568-0.973070162858632i</text:p>
          </table:table-cell>
          <table:table-cell table:formula="of:=IMSUM(1;IMPRODUCT([.L155];[.N155]))" office:value-type="string" office:string-value="1" calcext:value-type="string">
            <text:p>1</text:p>
          </table:table-cell>
          <table:table-cell table:formula="of:=IMPRODUCT([.$C$2];[.O155];IMDIV(1;[.P155]))" office:value-type="string" office:string-value="65.306908422784-48.6535081429316i" calcext:value-type="string">
            <text:p>65.306908422784-48.6535081429316i</text:p>
          </table:table-cell>
          <table:table-cell table:formula="of:=IMDIV(IMPRODUCT([.Q155];[.$F$10]);IMSUM([.Q155];[.$F$10]))" office:value-type="string" office:string-value="65.3050104072467-48.647153823502i" calcext:value-type="string">
            <text:p>65.3050104072467-48.647153823502i</text:p>
          </table:table-cell>
          <table:table-cell table:formula="of:=[.B155]" office:value-type="float" office:value="7067.5" calcext:value-type="float">
            <text:p>7067.5</text:p>
          </table:table-cell>
          <table:table-cell table:formula="of:=IMREAL([.R155])" office:value-type="float" office:value="65.3050104072467" calcext:value-type="float">
            <text:p>65.3050104072</text:p>
          </table:table-cell>
          <table:table-cell table:formula="of:=IMAGINARY([.R155])" office:value-type="float" office:value="-48.647153823502" calcext:value-type="float">
            <text:p>-48.6471538235</text:p>
          </table:table-cell>
          <table:table-cell table:formula="of:=IMABS([.R155])" office:value-type="float" office:value="81.4327327271906" calcext:value-type="float">
            <text:p>81.4327327272</text:p>
          </table:table-cell>
        </table:table-row>
        <table:table-row table:style-name="ro1">
          <table:table-cell/>
          <table:table-cell table:formula="of:=[.B155]+[.$C$11]" office:value-type="float" office:value="7068" calcext:value-type="float">
            <text:p>7068</text:p>
          </table:table-cell>
          <table:table-cell table:formula="of:=COMPLEX([.$C$3]/1000;6.284*[.B156]*[.$C$4]/1000)" office:value-type="string" office:string-value="0.5+199.868904i" calcext:value-type="string">
            <text:p>0.5+199.868904i</text:p>
          </table:table-cell>
          <table:table-cell table:formula="of:=COMPLEX(0;-1/6.284/[.B156]/[.$C$5]*1000000000)" office:value-type="string" office:string-value="-199.245645783686i" calcext:value-type="string">
            <text:p>-199.245645783686i</text:p>
          </table:table-cell>
          <table:table-cell table:formula="of:=IMSUM([.C156];[.D156])" office:value-type="string" office:string-value="0.5+0.623258216313985i" calcext:value-type="string">
            <text:p>0.5+0.623258216313985i</text:p>
          </table:table-cell>
          <table:table-cell table:formula="of:=COMPLEX(0; 6.284*[.B156]*[.$C$6]/1000)" office:value-type="string" office:string-value="8.8830624i" calcext:value-type="string">
            <text:p>8.8830624i</text:p>
          </table:table-cell>
          <table:table-cell table:formula="of:=IMDIV(IMPRODUCT(-1;[.F156];[.F156]);[.E156])" office:value-type="string" office:string-value="61.797085290551-77.0310823031841i" calcext:value-type="string">
            <text:p>61.797085290551-77.0310823031841i</text:p>
          </table:table-cell>
          <table:table-cell table:formula="of:=COMPLEX(0;-1000000000/6.284/[.$F$12]/[.B156]+6.284*[.F$14]*[.B156]*0.001)" office:value-type="string" office:string-value="29.0714986035934i" calcext:value-type="string">
            <text:p>29.0714986035934i</text:p>
          </table:table-cell>
          <table:table-cell table:formula="of:=IMSUM([.G156];[.H156])" office:value-type="string" office:string-value="61.797085290551-47.9595836995907i" calcext:value-type="string">
            <text:p>61.797085290551-47.9595836995907i</text:p>
          </table:table-cell>
          <table:table-cell table:formula="of:=300000/[.B156]" office:value-type="float" office:value="42.4448217317487" calcext:value-type="float">
            <text:p>42.4448217317</text:p>
          </table:table-cell>
          <table:table-cell table:formula="of:=[.$C$1]/[.J156]*2*PI()" office:value-type="float" office:value="0" calcext:value-type="float">
            <text:p>0</text:p>
          </table:table-cell>
          <table:table-cell table:formula="of:=COMPLEX(0;TAN([.K156]))" office:value-type="string" office:string-value="0" calcext:value-type="string">
            <text:p>0</text:p>
          </table:table-cell>
          <table:table-cell table:formula="of:=IMPRODUCT(IMDIV(IMSUB([.I156];[.$C$2]); IMSUM([.I156]; [.$C$2])); 1-[.$F$1])" office:value-type="string" office:string-value="0.244548439136759-0.324079489818947i" calcext:value-type="string">
            <text:p>0.244548439136759-0.324079489818947i</text:p>
          </table:table-cell>
          <table:table-cell table:formula="of:=IMDIV(IMSUM(1;[.M156]);IMSUB(1;[.M156]))" office:value-type="string" office:string-value="1.23594170581102-0.959191673991815i" calcext:value-type="string">
            <text:p>1.23594170581102-0.959191673991815i</text:p>
          </table:table-cell>
          <table:table-cell table:formula="of:=IMSUM([.N156];[.L156])" office:value-type="string" office:string-value="1.23594170581102-0.959191673991815i" calcext:value-type="string">
            <text:p>1.23594170581102-0.959191673991815i</text:p>
          </table:table-cell>
          <table:table-cell table:formula="of:=IMSUM(1;IMPRODUCT([.L156];[.N156]))" office:value-type="string" office:string-value="1" calcext:value-type="string">
            <text:p>1</text:p>
          </table:table-cell>
          <table:table-cell table:formula="of:=IMPRODUCT([.$C$2];[.O156];IMDIV(1;[.P156]))" office:value-type="string" office:string-value="61.797085290551-47.9595836995908i" calcext:value-type="string">
            <text:p>61.797085290551-47.9595836995908i</text:p>
          </table:table-cell>
          <table:table-cell table:formula="of:=IMDIV(IMPRODUCT([.Q156];[.$F$10]);IMSUM([.Q156];[.$F$10]))" office:value-type="string" office:string-value="61.7955663405561-47.9536566078202i" calcext:value-type="string">
            <text:p>61.7955663405561-47.9536566078202i</text:p>
          </table:table-cell>
          <table:table-cell table:formula="of:=[.B156]" office:value-type="float" office:value="7068" calcext:value-type="float">
            <text:p>7068</text:p>
          </table:table-cell>
          <table:table-cell table:formula="of:=IMREAL([.R156])" office:value-type="float" office:value="61.7955663405561" calcext:value-type="float">
            <text:p>61.7955663406</text:p>
          </table:table-cell>
          <table:table-cell table:formula="of:=IMAGINARY([.R156])" office:value-type="float" office:value="-47.9536566078202" calcext:value-type="float">
            <text:p>-47.9536566078</text:p>
          </table:table-cell>
          <table:table-cell table:formula="of:=IMABS([.R156])" office:value-type="float" office:value="78.2192124826811" calcext:value-type="float">
            <text:p>78.2192124827</text:p>
          </table:table-cell>
        </table:table-row>
        <table:table-row table:style-name="ro1">
          <table:table-cell/>
          <table:table-cell table:formula="of:=[.B156]+[.$C$11]" office:value-type="float" office:value="7068.5" calcext:value-type="float">
            <text:p>7068.5</text:p>
          </table:table-cell>
          <table:table-cell table:formula="of:=COMPLEX([.$C$3]/1000;6.284*[.B157]*[.$C$4]/1000)" office:value-type="string" office:string-value="0.5+199.883043i" calcext:value-type="string">
            <text:p>0.5+199.883043i</text:p>
          </table:table-cell>
          <table:table-cell table:formula="of:=COMPLEX(0;-1/6.284/[.B157]/[.$C$5]*1000000000)" office:value-type="string" office:string-value="-199.231551870848i" calcext:value-type="string">
            <text:p>-199.231551870848i</text:p>
          </table:table-cell>
          <table:table-cell table:formula="of:=IMSUM([.C157];[.D157])" office:value-type="string" office:string-value="0.5+0.651491129151992i" calcext:value-type="string">
            <text:p>0.5+0.651491129151992i</text:p>
          </table:table-cell>
          <table:table-cell table:formula="of:=COMPLEX(0; 6.284*[.B157]*[.$C$6]/1000)" office:value-type="string" office:string-value="8.8836908i" calcext:value-type="string">
            <text:p>8.8836908i</text:p>
          </table:table-cell>
          <table:table-cell table:formula="of:=IMDIV(IMPRODUCT(-1;[.F157];[.F157]);[.E157])" office:value-type="string" office:string-value="58.5077110860751-76.2345095191312i" calcext:value-type="string">
            <text:p>58.5077110860751-76.2345095191312i</text:p>
          </table:table-cell>
          <table:table-cell table:formula="of:=COMPLEX(0;-1000000000/6.284/[.$F$12]/[.B157]+6.284*[.F$14]*[.B157]*0.001)" office:value-type="string" office:string-value="29.0782394802855i" calcext:value-type="string">
            <text:p>29.0782394802855i</text:p>
          </table:table-cell>
          <table:table-cell table:formula="of:=IMSUM([.G157];[.H157])" office:value-type="string" office:string-value="58.5077110860751-47.1562700388457i" calcext:value-type="string">
            <text:p>58.5077110860751-47.1562700388457i</text:p>
          </table:table-cell>
          <table:table-cell table:formula="of:=300000/[.B157]" office:value-type="float" office:value="42.4418193393223" calcext:value-type="float">
            <text:p>42.4418193393</text:p>
          </table:table-cell>
          <table:table-cell table:formula="of:=[.$C$1]/[.J157]*2*PI()" office:value-type="float" office:value="0" calcext:value-type="float">
            <text:p>0</text:p>
          </table:table-cell>
          <table:table-cell table:formula="of:=COMPLEX(0;TAN([.K157]))" office:value-type="string" office:string-value="0" calcext:value-type="string">
            <text:p>0</text:p>
          </table:table-cell>
          <table:table-cell table:formula="of:=IMPRODUCT(IMDIV(IMSUB([.I157];[.$C$2]); IMSUM([.I157]; [.$C$2])); 1-[.$F$1])" office:value-type="string" office:string-value="0.224814089870211-0.336887357981325i" calcext:value-type="string">
            <text:p>0.224814089870211-0.336887357981325i</text:p>
          </table:table-cell>
          <table:table-cell table:formula="of:=IMDIV(IMSUM(1;[.M157]);IMSUB(1;[.M157]))" office:value-type="string" office:string-value="1.1701542217215-0.943125400776915i" calcext:value-type="string">
            <text:p>1.1701542217215-0.943125400776915i</text:p>
          </table:table-cell>
          <table:table-cell table:formula="of:=IMSUM([.N157];[.L157])" office:value-type="string" office:string-value="1.1701542217215-0.943125400776915i" calcext:value-type="string">
            <text:p>1.1701542217215-0.943125400776915i</text:p>
          </table:table-cell>
          <table:table-cell table:formula="of:=IMSUM(1;IMPRODUCT([.L157];[.N157]))" office:value-type="string" office:string-value="1" calcext:value-type="string">
            <text:p>1</text:p>
          </table:table-cell>
          <table:table-cell table:formula="of:=IMPRODUCT([.$C$2];[.O157];IMDIV(1;[.P157]))" office:value-type="string" office:string-value="58.507711086075-47.1562700388457i" calcext:value-type="string">
            <text:p>58.507711086075-47.1562700388457i</text:p>
          </table:table-cell>
          <table:table-cell table:formula="of:=IMDIV(IMPRODUCT([.Q157];[.$F$10]);IMSUM([.Q157];[.$F$10]))" office:value-type="string" office:string-value="58.506511456419-47.1507524018756i" calcext:value-type="string">
            <text:p>58.506511456419-47.1507524018756i</text:p>
          </table:table-cell>
          <table:table-cell table:formula="of:=[.B157]" office:value-type="float" office:value="7068.5" calcext:value-type="float">
            <text:p>7068.5</text:p>
          </table:table-cell>
          <table:table-cell table:formula="of:=IMREAL([.R157])" office:value-type="float" office:value="58.506511456419" calcext:value-type="float">
            <text:p>58.5065114564</text:p>
          </table:table-cell>
          <table:table-cell table:formula="of:=IMAGINARY([.R157])" office:value-type="float" office:value="-47.1507524018756" calcext:value-type="float">
            <text:p>-47.1507524019</text:p>
          </table:table-cell>
          <table:table-cell table:formula="of:=IMABS([.R157])" office:value-type="float" office:value="75.1412359151955" calcext:value-type="float">
            <text:p>75.1412359152</text:p>
          </table:table-cell>
        </table:table-row>
        <table:table-row table:style-name="ro1">
          <table:table-cell/>
          <table:table-cell table:formula="of:=[.B157]+[.$C$11]" office:value-type="float" office:value="7069" calcext:value-type="float">
            <text:p>7069</text:p>
          </table:table-cell>
          <table:table-cell table:formula="of:=COMPLEX([.$C$3]/1000;6.284*[.B158]*[.$C$4]/1000)" office:value-type="string" office:string-value="0.5+199.897182i" calcext:value-type="string">
            <text:p>0.5+199.897182i</text:p>
          </table:table-cell>
          <table:table-cell table:formula="of:=COMPLEX(0;-1/6.284/[.B158]/[.$C$5]*1000000000)" office:value-type="string" office:string-value="-199.217459951774i" calcext:value-type="string">
            <text:p>-199.217459951774i</text:p>
          </table:table-cell>
          <table:table-cell table:formula="of:=IMSUM([.C158];[.D158])" office:value-type="string" office:string-value="0.5+0.679722048225983i" calcext:value-type="string">
            <text:p>0.5+0.679722048225983i</text:p>
          </table:table-cell>
          <table:table-cell table:formula="of:=COMPLEX(0; 6.284*[.B158]*[.$C$6]/1000)" office:value-type="string" office:string-value="8.8843192i" calcext:value-type="string">
            <text:p>8.8843192i</text:p>
          </table:table-cell>
          <table:table-cell table:formula="of:=IMDIV(IMPRODUCT(-1;[.F158];[.F158]);[.E158])" office:value-type="string" office:string-value="55.4274451357301-75.3505130711835i" calcext:value-type="string">
            <text:p>55.4274451357301-75.3505130711835i</text:p>
          </table:table-cell>
          <table:table-cell table:formula="of:=COMPLEX(0;-1000000000/6.284/[.$F$12]/[.B158]+6.284*[.F$14]*[.B158]*0.001)" office:value-type="string" office:string-value="29.084980025661i" calcext:value-type="string">
            <text:p>29.084980025661i</text:p>
          </table:table-cell>
          <table:table-cell table:formula="of:=IMSUM([.G158];[.H158])" office:value-type="string" office:string-value="55.4274451357301-46.2655330455225i" calcext:value-type="string">
            <text:p>55.4274451357301-46.2655330455225i</text:p>
          </table:table-cell>
          <table:table-cell table:formula="of:=300000/[.B158]" office:value-type="float" office:value="42.4388173716226" calcext:value-type="float">
            <text:p>42.4388173716</text:p>
          </table:table-cell>
          <table:table-cell table:formula="of:=[.$C$1]/[.J158]*2*PI()" office:value-type="float" office:value="0" calcext:value-type="float">
            <text:p>0</text:p>
          </table:table-cell>
          <table:table-cell table:formula="of:=COMPLEX(0;TAN([.K158]))" office:value-type="string" office:string-value="0" calcext:value-type="string">
            <text:p>0</text:p>
          </table:table-cell>
          <table:table-cell table:formula="of:=IMPRODUCT(IMDIV(IMSUB([.I158];[.$C$2]); IMSUM([.I158]; [.$C$2])); 1-[.$F$1])" office:value-type="string" office:string-value="0.204648057584922-0.349030383191506i" calcext:value-type="string">
            <text:p>0.204648057584922-0.349030383191506i</text:p>
          </table:table-cell>
          <table:table-cell table:formula="of:=IMDIV(IMSUM(1;[.M158]);IMSUB(1;[.M158]))" office:value-type="string" office:string-value="1.1085489027146-0.92531066091045i" calcext:value-type="string">
            <text:p>1.1085489027146-0.92531066091045i</text:p>
          </table:table-cell>
          <table:table-cell table:formula="of:=IMSUM([.N158];[.L158])" office:value-type="string" office:string-value="1.1085489027146-0.92531066091045i" calcext:value-type="string">
            <text:p>1.1085489027146-0.92531066091045i</text:p>
          </table:table-cell>
          <table:table-cell table:formula="of:=IMSUM(1;IMPRODUCT([.L158];[.N158]))" office:value-type="string" office:string-value="1" calcext:value-type="string">
            <text:p>1</text:p>
          </table:table-cell>
          <table:table-cell table:formula="of:=IMPRODUCT([.$C$2];[.O158];IMDIV(1;[.P158]))" office:value-type="string" office:string-value="55.42744513573-46.2655330455225i" calcext:value-type="string">
            <text:p>55.42744513573-46.2655330455225i</text:p>
          </table:table-cell>
          <table:table-cell table:formula="of:=IMDIV(IMPRODUCT([.Q158];[.$F$10]);IMSUM([.Q158];[.$F$10]))" office:value-type="string" office:string-value="55.4265132470539-46.2604046071754i" calcext:value-type="string">
            <text:p>55.4265132470539-46.2604046071754i</text:p>
          </table:table-cell>
          <table:table-cell table:formula="of:=[.B158]" office:value-type="float" office:value="7069" calcext:value-type="float">
            <text:p>7069</text:p>
          </table:table-cell>
          <table:table-cell table:formula="of:=IMREAL([.R158])" office:value-type="float" office:value="55.4265132470539" calcext:value-type="float">
            <text:p>55.4265132471</text:p>
          </table:table-cell>
          <table:table-cell table:formula="of:=IMAGINARY([.R158])" office:value-type="float" office:value="-46.2604046071754" calcext:value-type="float">
            <text:p>-46.2604046072</text:p>
          </table:table-cell>
          <table:table-cell table:formula="of:=IMABS([.R158])" office:value-type="float" office:value="72.1950372611956" calcext:value-type="float">
            <text:p>72.1950372612</text:p>
          </table:table-cell>
        </table:table-row>
        <table:table-row table:style-name="ro1">
          <table:table-cell/>
          <table:table-cell table:formula="of:=[.B158]+[.$C$11]" office:value-type="float" office:value="7069.5" calcext:value-type="float">
            <text:p>7069.5</text:p>
          </table:table-cell>
          <table:table-cell table:formula="of:=COMPLEX([.$C$3]/1000;6.284*[.B159]*[.$C$4]/1000)" office:value-type="string" office:string-value="0.5+199.911321i" calcext:value-type="string">
            <text:p>0.5+199.911321i</text:p>
          </table:table-cell>
          <table:table-cell table:formula="of:=COMPLEX(0;-1/6.284/[.B159]/[.$C$5]*1000000000)" office:value-type="string" office:string-value="-199.20337002604i" calcext:value-type="string">
            <text:p>-199.20337002604i</text:p>
          </table:table-cell>
          <table:table-cell table:formula="of:=IMSUM([.C159];[.D159])" office:value-type="string" office:string-value="0.5+0.707950973959981i" calcext:value-type="string">
            <text:p>0.5+0.707950973959981i</text:p>
          </table:table-cell>
          <table:table-cell table:formula="of:=COMPLEX(0; 6.284*[.B159]*[.$C$6]/1000)" office:value-type="string" office:string-value="8.8849476i" calcext:value-type="string">
            <text:p>8.8849476i</text:p>
          </table:table-cell>
          <table:table-cell table:formula="of:=IMDIV(IMPRODUCT(-1;[.F159];[.F159]);[.E159])" office:value-type="string" office:string-value="52.5445043106318-74.3978660059124i" calcext:value-type="string">
            <text:p>52.5445043106318-74.3978660059124i</text:p>
          </table:table-cell>
          <table:table-cell table:formula="of:=COMPLEX(0;-1000000000/6.284/[.$F$12]/[.B159]+6.284*[.F$14]*[.B159]*0.001)" office:value-type="string" office:string-value="29.0917202397904i" calcext:value-type="string">
            <text:p>29.0917202397904i</text:p>
          </table:table-cell>
          <table:table-cell table:formula="of:=IMSUM([.G159];[.H159])" office:value-type="string" office:string-value="52.5445043106318-45.306145766122i" calcext:value-type="string">
            <text:p>52.5445043106318-45.306145766122i</text:p>
          </table:table-cell>
          <table:table-cell table:formula="of:=300000/[.B159]" office:value-type="float" office:value="42.4358158285593" calcext:value-type="float">
            <text:p>42.4358158286</text:p>
          </table:table-cell>
          <table:table-cell table:formula="of:=[.$C$1]/[.J159]*2*PI()" office:value-type="float" office:value="0" calcext:value-type="float">
            <text:p>0</text:p>
          </table:table-cell>
          <table:table-cell table:formula="of:=COMPLEX(0;TAN([.K159]))" office:value-type="string" office:string-value="0" calcext:value-type="string">
            <text:p>0</text:p>
          </table:table-cell>
          <table:table-cell table:formula="of:=IMPRODUCT(IMDIV(IMSUB([.I159];[.$C$2]); IMSUM([.I159]; [.$C$2])); 1-[.$F$1])" office:value-type="string" office:string-value="0.184083998186081-0.360487473800779i" calcext:value-type="string">
            <text:p>0.184083998186081-0.360487473800779i</text:p>
          </table:table-cell>
          <table:table-cell table:formula="of:=IMDIV(IMSUM(1;[.M159]);IMSUB(1;[.M159]))" office:value-type="string" office:string-value="1.05089008621263-0.906122915322437i" calcext:value-type="string">
            <text:p>1.05089008621263-0.906122915322437i</text:p>
          </table:table-cell>
          <table:table-cell table:formula="of:=IMSUM([.N159];[.L159])" office:value-type="string" office:string-value="1.05089008621263-0.906122915322437i" calcext:value-type="string">
            <text:p>1.05089008621263-0.906122915322437i</text:p>
          </table:table-cell>
          <table:table-cell table:formula="of:=IMSUM(1;IMPRODUCT([.L159];[.N159]))" office:value-type="string" office:string-value="1" calcext:value-type="string">
            <text:p>1</text:p>
          </table:table-cell>
          <table:table-cell table:formula="of:=IMPRODUCT([.$C$2];[.O159];IMDIV(1;[.P159]))" office:value-type="string" office:string-value="52.5445043106315-45.3061457661218i" calcext:value-type="string">
            <text:p>52.5445043106315-45.3061457661218i</text:p>
          </table:table-cell>
          <table:table-cell table:formula="of:=IMDIV(IMPRODUCT([.Q159];[.$F$10]);IMSUM([.Q159];[.$F$10]))" office:value-type="string" office:string-value="52.5437958533615-45.3013848656745i" calcext:value-type="string">
            <text:p>52.5437958533615-45.3013848656745i</text:p>
          </table:table-cell>
          <table:table-cell table:formula="of:=[.B159]" office:value-type="float" office:value="7069.5" calcext:value-type="float">
            <text:p>7069.5</text:p>
          </table:table-cell>
          <table:table-cell table:formula="of:=IMREAL([.R159])" office:value-type="float" office:value="52.5437958533615" calcext:value-type="float">
            <text:p>52.5437958534</text:p>
          </table:table-cell>
          <table:table-cell table:formula="of:=IMAGINARY([.R159])" office:value-type="float" office:value="-45.3013848656745" calcext:value-type="float">
            <text:p>-45.3013848657</text:p>
          </table:table-cell>
          <table:table-cell table:formula="of:=IMABS([.R159])" office:value-type="float" office:value="69.3762636167998" calcext:value-type="float">
            <text:p>69.3762636168</text:p>
          </table:table-cell>
        </table:table-row>
        <table:table-row table:style-name="ro1">
          <table:table-cell/>
          <table:table-cell table:formula="of:=[.B159]+[.$C$11]" office:value-type="float" office:value="7070" calcext:value-type="float">
            <text:p>7070</text:p>
          </table:table-cell>
          <table:table-cell table:formula="of:=COMPLEX([.$C$3]/1000;6.284*[.B160]*[.$C$4]/1000)" office:value-type="string" office:string-value="0.5+199.92546i" calcext:value-type="string">
            <text:p>0.5+199.92546i</text:p>
          </table:table-cell>
          <table:table-cell table:formula="of:=COMPLEX(0;-1/6.284/[.B160]/[.$C$5]*1000000000)" office:value-type="string" office:string-value="-199.189282093224i" calcext:value-type="string">
            <text:p>-199.189282093224i</text:p>
          </table:table-cell>
          <table:table-cell table:formula="of:=IMSUM([.C160];[.D160])" office:value-type="string" office:string-value="0.5+0.736177906775993i" calcext:value-type="string">
            <text:p>0.5+0.736177906775993i</text:p>
          </table:table-cell>
          <table:table-cell table:formula="of:=COMPLEX(0; 6.284*[.B160]*[.$C$6]/1000)" office:value-type="string" office:string-value="8.885576i" calcext:value-type="string">
            <text:p>8.885576i</text:p>
          </table:table-cell>
          <table:table-cell table:formula="of:=IMDIV(IMPRODUCT(-1;[.F160];[.F160]);[.E160])" office:value-type="string" office:string-value="49.8470056378361-73.3925285390266i" calcext:value-type="string">
            <text:p>49.8470056378361-73.3925285390266i</text:p>
          </table:table-cell>
          <table:table-cell table:formula="of:=COMPLEX(0;-1000000000/6.284/[.$F$12]/[.B160]+6.284*[.F$14]*[.B160]*0.001)" office:value-type="string" office:string-value="29.0984601227437i" calcext:value-type="string">
            <text:p>29.0984601227437i</text:p>
          </table:table-cell>
          <table:table-cell table:formula="of:=IMSUM([.G160];[.H160])" office:value-type="string" office:string-value="49.8470056378361-44.2940684162829i" calcext:value-type="string">
            <text:p>49.8470056378361-44.2940684162829i</text:p>
          </table:table-cell>
          <table:table-cell table:formula="of:=300000/[.B160]" office:value-type="float" office:value="42.4328147100424" calcext:value-type="float">
            <text:p>42.43281471</text:p>
          </table:table-cell>
          <table:table-cell table:formula="of:=[.$C$1]/[.J160]*2*PI()" office:value-type="float" office:value="0" calcext:value-type="float">
            <text:p>0</text:p>
          </table:table-cell>
          <table:table-cell table:formula="of:=COMPLEX(0;TAN([.K160]))" office:value-type="string" office:string-value="0" calcext:value-type="string">
            <text:p>0</text:p>
          </table:table-cell>
          <table:table-cell table:formula="of:=IMPRODUCT(IMDIV(IMSUB([.I160];[.$C$2]); IMSUM([.I160]; [.$C$2])); 1-[.$F$1])" office:value-type="string" office:string-value="0.163156901744748-0.371239830488878i" calcext:value-type="string">
            <text:p>0.163156901744748-0.371239830488878i</text:p>
          </table:table-cell>
          <table:table-cell table:formula="of:=IMDIV(IMSUM(1;[.M160]);IMSUB(1;[.M160]))" office:value-type="string" office:string-value="0.996940112756724-0.885881368325659i" calcext:value-type="string">
            <text:p>0.996940112756724-0.885881368325659i</text:p>
          </table:table-cell>
          <table:table-cell table:formula="of:=IMSUM([.N160];[.L160])" office:value-type="string" office:string-value="0.996940112756724-0.885881368325659i" calcext:value-type="string">
            <text:p>0.996940112756724-0.885881368325659i</text:p>
          </table:table-cell>
          <table:table-cell table:formula="of:=IMSUM(1;IMPRODUCT([.L160];[.N160]))" office:value-type="string" office:string-value="1" calcext:value-type="string">
            <text:p>1</text:p>
          </table:table-cell>
          <table:table-cell table:formula="of:=IMPRODUCT([.$C$2];[.O160];IMDIV(1;[.P160]))" office:value-type="string" office:string-value="49.8470056378362-44.2940684162829i" calcext:value-type="string">
            <text:p>49.8470056378362-44.2940684162829i</text:p>
          </table:table-cell>
          <table:table-cell table:formula="of:=IMDIV(IMPRODUCT([.Q160];[.$F$10]);IMSUM([.Q160];[.$F$10]))" office:value-type="string" office:string-value="49.8464827083199-44.2896528017789i" calcext:value-type="string">
            <text:p>49.8464827083199-44.2896528017789i</text:p>
          </table:table-cell>
          <table:table-cell table:formula="of:=[.B160]" office:value-type="float" office:value="7070" calcext:value-type="float">
            <text:p>7070</text:p>
          </table:table-cell>
          <table:table-cell table:formula="of:=IMREAL([.R160])" office:value-type="float" office:value="49.8464827083199" calcext:value-type="float">
            <text:p>49.8464827083</text:p>
          </table:table-cell>
          <table:table-cell table:formula="of:=IMAGINARY([.R160])" office:value-type="float" office:value="-44.2896528017789" calcext:value-type="float">
            <text:p>-44.2896528018</text:p>
          </table:table-cell>
          <table:table-cell table:formula="of:=IMABS([.R160])" office:value-type="float" office:value="66.6801708433096" calcext:value-type="float">
            <text:p>66.6801708433</text:p>
          </table:table-cell>
        </table:table-row>
        <table:table-row table:style-name="ro1">
          <table:table-cell/>
          <table:table-cell table:formula="of:=[.B160]+[.$C$11]" office:value-type="float" office:value="7070.5" calcext:value-type="float">
            <text:p>7070.5</text:p>
          </table:table-cell>
          <table:table-cell table:formula="of:=COMPLEX([.$C$3]/1000;6.284*[.B161]*[.$C$4]/1000)" office:value-type="string" office:string-value="0.5+199.939599i" calcext:value-type="string">
            <text:p>0.5+199.939599i</text:p>
          </table:table-cell>
          <table:table-cell table:formula="of:=COMPLEX(0;-1/6.284/[.B161]/[.$C$5]*1000000000)" office:value-type="string" office:string-value="-199.175196152902i" calcext:value-type="string">
            <text:p>-199.175196152902i</text:p>
          </table:table-cell>
          <table:table-cell table:formula="of:=IMSUM([.C161];[.D161])" office:value-type="string" office:string-value="0.5+0.764402847097983i" calcext:value-type="string">
            <text:p>0.5+0.764402847097983i</text:p>
          </table:table-cell>
          <table:table-cell table:formula="of:=COMPLEX(0; 6.284*[.B161]*[.$C$6]/1000)" office:value-type="string" office:string-value="8.8862044i" calcext:value-type="string">
            <text:p>8.8862044i</text:p>
          </table:table-cell>
          <table:table-cell table:formula="of:=IMDIV(IMPRODUCT(-1;[.F161];[.F161]);[.E161])" office:value-type="string" office:string-value="47.3232171148743-72.3480037928919i" calcext:value-type="string">
            <text:p>47.3232171148743-72.3480037928919i</text:p>
          </table:table-cell>
          <table:table-cell table:formula="of:=COMPLEX(0;-1000000000/6.284/[.$F$12]/[.B161]+6.284*[.F$14]*[.B161]*0.001)" office:value-type="string" office:string-value="29.1051996745913i" calcext:value-type="string">
            <text:p>29.1051996745913i</text:p>
          </table:table-cell>
          <table:table-cell table:formula="of:=IMSUM([.G161];[.H161])" office:value-type="string" office:string-value="47.3232171148743-43.2428041183006i" calcext:value-type="string">
            <text:p>47.3232171148743-43.2428041183006i</text:p>
          </table:table-cell>
          <table:table-cell table:formula="of:=300000/[.B161]" office:value-type="float" office:value="42.4298140159819" calcext:value-type="float">
            <text:p>42.429814016</text:p>
          </table:table-cell>
          <table:table-cell table:formula="of:=[.$C$1]/[.J161]*2*PI()" office:value-type="float" office:value="0" calcext:value-type="float">
            <text:p>0</text:p>
          </table:table-cell>
          <table:table-cell table:formula="of:=COMPLEX(0;TAN([.K161]))" office:value-type="string" office:string-value="0" calcext:value-type="string">
            <text:p>0</text:p>
          </table:table-cell>
          <table:table-cell table:formula="of:=IMPRODUCT(IMDIV(IMSUB([.I161];[.$C$2]); IMSUM([.I161]; [.$C$2])); 1-[.$F$1])" office:value-type="string" office:string-value="0.141902896019503-0.381271047977292i" calcext:value-type="string">
            <text:p>0.141902896019503-0.381271047977292i</text:p>
          </table:table-cell>
          <table:table-cell table:formula="of:=IMDIV(IMSUM(1;[.M161]);IMSUB(1;[.M161]))" office:value-type="string" office:string-value="0.946464342297483-0.864856082366011i" calcext:value-type="string">
            <text:p>0.946464342297483-0.864856082366011i</text:p>
          </table:table-cell>
          <table:table-cell table:formula="of:=IMSUM([.N161];[.L161])" office:value-type="string" office:string-value="0.946464342297483-0.864856082366011i" calcext:value-type="string">
            <text:p>0.946464342297483-0.864856082366011i</text:p>
          </table:table-cell>
          <table:table-cell table:formula="of:=IMSUM(1;IMPRODUCT([.L161];[.N161]))" office:value-type="string" office:string-value="1" calcext:value-type="string">
            <text:p>1</text:p>
          </table:table-cell>
          <table:table-cell table:formula="of:=IMPRODUCT([.$C$2];[.O161];IMDIV(1;[.P161]))" office:value-type="string" office:string-value="47.3232171148741-43.2428041183006i" calcext:value-type="string">
            <text:p>47.3232171148741-43.2428041183006i</text:p>
          </table:table-cell>
          <table:table-cell table:formula="of:=IMDIV(IMPRODUCT([.Q161];[.$F$10]);IMSUM([.Q161];[.$F$10]))" office:value-type="string" office:string-value="47.322847408256-43.2387115466532i" calcext:value-type="string">
            <text:p>47.322847408256-43.2387115466532i</text:p>
          </table:table-cell>
          <table:table-cell table:formula="of:=[.B161]" office:value-type="float" office:value="7070.5" calcext:value-type="float">
            <text:p>7070.5</text:p>
          </table:table-cell>
          <table:table-cell table:formula="of:=IMREAL([.R161])" office:value-type="float" office:value="47.322847408256" calcext:value-type="float">
            <text:p>47.3228474083</text:p>
          </table:table-cell>
          <table:table-cell table:formula="of:=IMAGINARY([.R161])" office:value-type="float" office:value="-43.2387115466532" calcext:value-type="float">
            <text:p>-43.2387115467</text:p>
          </table:table-cell>
          <table:table-cell table:formula="of:=IMABS([.R161])" office:value-type="float" office:value="64.1017789381836" calcext:value-type="float">
            <text:p>64.1017789382</text:p>
          </table:table-cell>
        </table:table-row>
        <table:table-row table:style-name="ro1">
          <table:table-cell/>
          <table:table-cell table:formula="of:=[.B161]+[.$C$11]" office:value-type="float" office:value="7071" calcext:value-type="float">
            <text:p>7071</text:p>
          </table:table-cell>
          <table:table-cell table:formula="of:=COMPLEX([.$C$3]/1000;6.284*[.B162]*[.$C$4]/1000)" office:value-type="string" office:string-value="0.5+199.953738i" calcext:value-type="string">
            <text:p>0.5+199.953738i</text:p>
          </table:table-cell>
          <table:table-cell table:formula="of:=COMPLEX(0;-1/6.284/[.B162]/[.$C$5]*1000000000)" office:value-type="string" office:string-value="-199.161112204652i" calcext:value-type="string">
            <text:p>-199.161112204652i</text:p>
          </table:table-cell>
          <table:table-cell table:formula="of:=IMSUM([.C162];[.D162])" office:value-type="string" office:string-value="0.5+0.792625795347988i" calcext:value-type="string">
            <text:p>0.5+0.792625795347988i</text:p>
          </table:table-cell>
          <table:table-cell table:formula="of:=COMPLEX(0; 6.284*[.B162]*[.$C$6]/1000)" office:value-type="string" office:string-value="8.8868328i" calcext:value-type="string">
            <text:p>8.8868328i</text:p>
          </table:table-cell>
          <table:table-cell table:formula="of:=IMDIV(IMPRODUCT(-1;[.F162];[.F162]);[.E162])" office:value-type="string" office:string-value="44.9617358480268-71.2756632735368i" calcext:value-type="string">
            <text:p>44.9617358480268-71.2756632735368i</text:p>
          </table:table-cell>
          <table:table-cell table:formula="of:=COMPLEX(0;-1000000000/6.284/[.$F$12]/[.B162]+6.284*[.F$14]*[.B162]*0.001)" office:value-type="string" office:string-value="29.1119388954035i" calcext:value-type="string">
            <text:p>29.1119388954035i</text:p>
          </table:table-cell>
          <table:table-cell table:formula="of:=IMSUM([.G162];[.H162])" office:value-type="string" office:string-value="44.9617358480268-42.1637243781333i" calcext:value-type="string">
            <text:p>44.9617358480268-42.1637243781333i</text:p>
          </table:table-cell>
          <table:table-cell table:formula="of:=300000/[.B162]" office:value-type="float" office:value="42.4268137462877" calcext:value-type="float">
            <text:p>42.4268137463</text:p>
          </table:table-cell>
          <table:table-cell table:formula="of:=[.$C$1]/[.J162]*2*PI()" office:value-type="float" office:value="0" calcext:value-type="float">
            <text:p>0</text:p>
          </table:table-cell>
          <table:table-cell table:formula="of:=COMPLEX(0;TAN([.K162]))" office:value-type="string" office:string-value="0" calcext:value-type="string">
            <text:p>0</text:p>
          </table:table-cell>
          <table:table-cell table:formula="of:=IMPRODUCT(IMDIV(IMSUB([.I162];[.$C$2]); IMSUM([.I162]; [.$C$2])); 1-[.$F$1])" office:value-type="string" office:string-value="0.120359041131435-0.390567196463287i" calcext:value-type="string">
            <text:p>0.120359041131435-0.390567196463287i</text:p>
          </table:table-cell>
          <table:table-cell table:formula="of:=IMDIV(IMSUM(1;[.M162]);IMSUB(1;[.M162]))" office:value-type="string" office:string-value="0.899234716960542-0.843274487562668i" calcext:value-type="string">
            <text:p>0.899234716960542-0.843274487562668i</text:p>
          </table:table-cell>
          <table:table-cell table:formula="of:=IMSUM([.N162];[.L162])" office:value-type="string" office:string-value="0.899234716960542-0.843274487562668i" calcext:value-type="string">
            <text:p>0.899234716960542-0.843274487562668i</text:p>
          </table:table-cell>
          <table:table-cell table:formula="of:=IMSUM(1;IMPRODUCT([.L162];[.N162]))" office:value-type="string" office:string-value="1" calcext:value-type="string">
            <text:p>1</text:p>
          </table:table-cell>
          <table:table-cell table:formula="of:=IMPRODUCT([.$C$2];[.O162];IMDIV(1;[.P162]))" office:value-type="string" office:string-value="44.9617358480271-42.1637243781334i" calcext:value-type="string">
            <text:p>44.9617358480271-42.1637243781334i</text:p>
          </table:table-cell>
          <table:table-cell table:formula="of:=IMDIV(IMPRODUCT([.Q162];[.$F$10]);IMSUM([.Q162];[.$F$10]))" office:value-type="string" office:string-value="44.9614919208568-42.159933046616i" calcext:value-type="string">
            <text:p>44.9614919208568-42.159933046616i</text:p>
          </table:table-cell>
          <table:table-cell table:formula="of:=[.B162]" office:value-type="float" office:value="7071" calcext:value-type="float">
            <text:p>7071</text:p>
          </table:table-cell>
          <table:table-cell table:formula="of:=IMREAL([.R162])" office:value-type="float" office:value="44.9614919208568" calcext:value-type="float">
            <text:p>44.9614919209</text:p>
          </table:table-cell>
          <table:table-cell table:formula="of:=IMAGINARY([.R162])" office:value-type="float" office:value="-42.159933046616" calcext:value-type="float">
            <text:p>-42.1599330466</text:p>
          </table:table-cell>
          <table:table-cell table:formula="of:=IMABS([.R162])" office:value-type="float" office:value="61.6359936258386" calcext:value-type="float">
            <text:p>61.6359936258</text:p>
          </table:table-cell>
        </table:table-row>
        <table:table-row table:style-name="ro1">
          <table:table-cell/>
          <table:table-cell table:formula="of:=[.B162]+[.$C$11]" office:value-type="float" office:value="7071.5" calcext:value-type="float">
            <text:p>7071.5</text:p>
          </table:table-cell>
          <table:table-cell table:formula="of:=COMPLEX([.$C$3]/1000;6.284*[.B163]*[.$C$4]/1000)" office:value-type="string" office:string-value="0.5+199.967877i" calcext:value-type="string">
            <text:p>0.5+199.967877i</text:p>
          </table:table-cell>
          <table:table-cell table:formula="of:=COMPLEX(0;-1/6.284/[.B163]/[.$C$5]*1000000000)" office:value-type="string" office:string-value="-199.147030248051i" calcext:value-type="string">
            <text:p>-199.147030248051i</text:p>
          </table:table-cell>
          <table:table-cell table:formula="of:=IMSUM([.C163];[.D163])" office:value-type="string" office:string-value="0.5+0.820846751948977i" calcext:value-type="string">
            <text:p>0.5+0.820846751948977i</text:p>
          </table:table-cell>
          <table:table-cell table:formula="of:=COMPLEX(0; 6.284*[.B163]*[.$C$6]/1000)" office:value-type="string" office:string-value="8.8874612i" calcext:value-type="string">
            <text:p>8.8874612i</text:p>
          </table:table-cell>
          <table:table-cell table:formula="of:=IMDIV(IMPRODUCT(-1;[.F163];[.F163]);[.E163])" office:value-type="string" office:string-value="42.7516095230708-70.1850396352072i" calcext:value-type="string">
            <text:p>42.7516095230708-70.1850396352072i</text:p>
          </table:table-cell>
          <table:table-cell table:formula="of:=COMPLEX(0;-1000000000/6.284/[.$F$12]/[.B163]+6.284*[.F$14]*[.B163]*0.001)" office:value-type="string" office:string-value="29.1186777852504i" calcext:value-type="string">
            <text:p>29.1186777852504i</text:p>
          </table:table-cell>
          <table:table-cell table:formula="of:=IMSUM([.G163];[.H163])" office:value-type="string" office:string-value="42.7516095230708-41.0663618499568i" calcext:value-type="string">
            <text:p>42.7516095230708-41.0663618499568i</text:p>
          </table:table-cell>
          <table:table-cell table:formula="of:=300000/[.B163]" office:value-type="float" office:value="42.4238139008697" calcext:value-type="float">
            <text:p>42.4238139009</text:p>
          </table:table-cell>
          <table:table-cell table:formula="of:=[.$C$1]/[.J163]*2*PI()" office:value-type="float" office:value="0" calcext:value-type="float">
            <text:p>0</text:p>
          </table:table-cell>
          <table:table-cell table:formula="of:=COMPLEX(0;TAN([.K163]))" office:value-type="string" office:string-value="0" calcext:value-type="string">
            <text:p>0</text:p>
          </table:table-cell>
          <table:table-cell table:formula="of:=IMPRODUCT(IMDIV(IMSUB([.I163];[.$C$2]); IMSUM([.I163]; [.$C$2])); 1-[.$F$1])" office:value-type="string" office:string-value="0.0985631178213907-0.399116881947323i" calcext:value-type="string">
            <text:p>0.0985631178213907-0.399116881947323i</text:p>
          </table:table-cell>
          <table:table-cell table:formula="of:=IMDIV(IMSUM(1;[.M163]);IMSUB(1;[.M163]))" office:value-type="string" office:string-value="0.855032190461415-0.821327236999136i" calcext:value-type="string">
            <text:p>0.855032190461415-0.821327236999136i</text:p>
          </table:table-cell>
          <table:table-cell table:formula="of:=IMSUM([.N163];[.L163])" office:value-type="string" office:string-value="0.855032190461415-0.821327236999136i" calcext:value-type="string">
            <text:p>0.855032190461415-0.821327236999136i</text:p>
          </table:table-cell>
          <table:table-cell table:formula="of:=IMSUM(1;IMPRODUCT([.L163];[.N163]))" office:value-type="string" office:string-value="1" calcext:value-type="string">
            <text:p>1</text:p>
          </table:table-cell>
          <table:table-cell table:formula="of:=IMPRODUCT([.$C$2];[.O163];IMDIV(1;[.P163]))" office:value-type="string" office:string-value="42.7516095230707-41.0663618499568i" calcext:value-type="string">
            <text:p>42.7516095230707-41.0663618499568i</text:p>
          </table:table-cell>
          <table:table-cell table:formula="of:=IMDIV(IMPRODUCT([.Q163];[.$F$10]);IMSUM([.Q163];[.$F$10]))" office:value-type="string" office:string-value="42.7514681307427-41.0628506962271i" calcext:value-type="string">
            <text:p>42.7514681307427-41.0628506962271i</text:p>
          </table:table-cell>
          <table:table-cell table:formula="of:=[.B163]" office:value-type="float" office:value="7071.5" calcext:value-type="float">
            <text:p>7071.5</text:p>
          </table:table-cell>
          <table:table-cell table:formula="of:=IMREAL([.R163])" office:value-type="float" office:value="42.7514681307427" calcext:value-type="float">
            <text:p>42.7514681307</text:p>
          </table:table-cell>
          <table:table-cell table:formula="of:=IMAGINARY([.R163])" office:value-type="float" office:value="-41.0628506962271" calcext:value-type="float">
            <text:p>-41.0628506962</text:p>
          </table:table-cell>
          <table:table-cell table:formula="of:=IMABS([.R163])" office:value-type="float" office:value="59.2777001462991" calcext:value-type="float">
            <text:p>59.2777001463</text:p>
          </table:table-cell>
        </table:table-row>
        <table:table-row table:style-name="ro1">
          <table:table-cell/>
          <table:table-cell table:formula="of:=[.B163]+[.$C$11]" office:value-type="float" office:value="7072" calcext:value-type="float">
            <text:p>7072</text:p>
          </table:table-cell>
          <table:table-cell table:formula="of:=COMPLEX([.$C$3]/1000;6.284*[.B164]*[.$C$4]/1000)" office:value-type="string" office:string-value="0.5+199.982016i" calcext:value-type="string">
            <text:p>0.5+199.982016i</text:p>
          </table:table-cell>
          <table:table-cell table:formula="of:=COMPLEX(0;-1/6.284/[.B164]/[.$C$5]*1000000000)" office:value-type="string" office:string-value="-199.132950282677i" calcext:value-type="string">
            <text:p>-199.132950282677i</text:p>
          </table:table-cell>
          <table:table-cell table:formula="of:=IMSUM([.C164];[.D164])" office:value-type="string" office:string-value="0.5+0.849065717322986i" calcext:value-type="string">
            <text:p>0.5+0.849065717322986i</text:p>
          </table:table-cell>
          <table:table-cell table:formula="of:=COMPLEX(0; 6.284*[.B164]*[.$C$6]/1000)" office:value-type="string" office:string-value="8.8880896i" calcext:value-type="string">
            <text:p>8.8880896i</text:p>
          </table:table-cell>
          <table:table-cell table:formula="of:=IMDIV(IMPRODUCT(-1;[.F164];[.F164]);[.E164])" office:value-type="string" office:string-value="40.6824143395792-69.0840866273316i" calcext:value-type="string">
            <text:p>40.6824143395792-69.0840866273316i</text:p>
          </table:table-cell>
          <table:table-cell table:formula="of:=COMPLEX(0;-1000000000/6.284/[.$F$12]/[.B164]+6.284*[.F$14]*[.B164]*0.001)" office:value-type="string" office:string-value="29.1254163442022i" calcext:value-type="string">
            <text:p>29.1254163442022i</text:p>
          </table:table-cell>
          <table:table-cell table:formula="of:=IMSUM([.G164];[.H164])" office:value-type="string" office:string-value="40.6824143395792-39.9586702831294i" calcext:value-type="string">
            <text:p>40.6824143395792-39.9586702831294i</text:p>
          </table:table-cell>
          <table:table-cell table:formula="of:=300000/[.B164]" office:value-type="float" office:value="42.420814479638" calcext:value-type="float">
            <text:p>42.4208144796</text:p>
          </table:table-cell>
          <table:table-cell table:formula="of:=[.$C$1]/[.J164]*2*PI()" office:value-type="float" office:value="0" calcext:value-type="float">
            <text:p>0</text:p>
          </table:table-cell>
          <table:table-cell table:formula="of:=COMPLEX(0;TAN([.K164]))" office:value-type="string" office:string-value="0" calcext:value-type="string">
            <text:p>0</text:p>
          </table:table-cell>
          <table:table-cell table:formula="of:=IMPRODUCT(IMDIV(IMSUB([.I164];[.$C$2]); IMSUM([.I164]; [.$C$2])); 1-[.$F$1])" office:value-type="string" office:string-value="0.0765534118159159-0.406911284950465i" calcext:value-type="string">
            <text:p>0.0765534118159159-0.406911284950465i</text:p>
          </table:table-cell>
          <table:table-cell table:formula="of:=IMDIV(IMSUM(1;[.M164]);IMSUB(1;[.M164]))" office:value-type="string" office:string-value="0.813648286791587-0.799173405662591i" calcext:value-type="string">
            <text:p>0.813648286791587-0.799173405662591i</text:p>
          </table:table-cell>
          <table:table-cell table:formula="of:=IMSUM([.N164];[.L164])" office:value-type="string" office:string-value="0.813648286791587-0.799173405662591i" calcext:value-type="string">
            <text:p>0.813648286791587-0.799173405662591i</text:p>
          </table:table-cell>
          <table:table-cell table:formula="of:=IMSUM(1;IMPRODUCT([.L164];[.N164]))" office:value-type="string" office:string-value="1" calcext:value-type="string">
            <text:p>1</text:p>
          </table:table-cell>
          <table:table-cell table:formula="of:=IMPRODUCT([.$C$2];[.O164];IMDIV(1;[.P164]))" office:value-type="string" office:string-value="40.6824143395794-39.9586702831296i" calcext:value-type="string">
            <text:p>40.6824143395794-39.9586702831296i</text:p>
          </table:table-cell>
          <table:table-cell table:formula="of:=IMDIV(IMPRODUCT([.Q164];[.$F$10]);IMSUM([.Q164];[.$F$10]))" office:value-type="string" office:string-value="40.6823558484852-39.9554191841164i" calcext:value-type="string">
            <text:p>40.6823558484852-39.9554191841164i</text:p>
          </table:table-cell>
          <table:table-cell table:formula="of:=[.B164]" office:value-type="float" office:value="7072" calcext:value-type="float">
            <text:p>7072</text:p>
          </table:table-cell>
          <table:table-cell table:formula="of:=IMREAL([.R164])" office:value-type="float" office:value="40.6823558484852" calcext:value-type="float">
            <text:p>40.6823558485</text:p>
          </table:table-cell>
          <table:table-cell table:formula="of:=IMAGINARY([.R164])" office:value-type="float" office:value="-39.9554191841164" calcext:value-type="float">
            <text:p>-39.9554191841</text:p>
          </table:table-cell>
          <table:table-cell table:formula="of:=IMABS([.R164])" office:value-type="float" office:value="57.0218344106995" calcext:value-type="float">
            <text:p>57.0218344107</text:p>
          </table:table-cell>
        </table:table-row>
        <table:table-row table:style-name="ro1">
          <table:table-cell/>
          <table:table-cell table:formula="of:=[.B164]+[.$C$11]" office:value-type="float" office:value="7072.5" calcext:value-type="float">
            <text:p>7072.5</text:p>
          </table:table-cell>
          <table:table-cell table:formula="of:=COMPLEX([.$C$3]/1000;6.284*[.B165]*[.$C$4]/1000)" office:value-type="string" office:string-value="0.5+199.996155i" calcext:value-type="string">
            <text:p>0.5+199.996155i</text:p>
          </table:table-cell>
          <table:table-cell table:formula="of:=COMPLEX(0;-1/6.284/[.B165]/[.$C$5]*1000000000)" office:value-type="string" office:string-value="-199.118872308108i" calcext:value-type="string">
            <text:p>-199.118872308108i</text:p>
          </table:table-cell>
          <table:table-cell table:formula="of:=IMSUM([.C165];[.D165])" office:value-type="string" office:string-value="0.5+0.877282691891992i" calcext:value-type="string">
            <text:p>0.5+0.877282691891992i</text:p>
          </table:table-cell>
          <table:table-cell table:formula="of:=COMPLEX(0; 6.284*[.B165]*[.$C$6]/1000)" office:value-type="string" office:string-value="8.888718i" calcext:value-type="string">
            <text:p>8.888718i</text:p>
          </table:table-cell>
          <table:table-cell table:formula="of:=IMDIV(IMPRODUCT(-1;[.F165];[.F165]);[.E165])" office:value-type="string" office:string-value="38.7442999960286-67.9794075919738i" calcext:value-type="string">
            <text:p>38.7442999960286-67.9794075919738i</text:p>
          </table:table-cell>
          <table:table-cell table:formula="of:=COMPLEX(0;-1000000000/6.284/[.$F$12]/[.B165]+6.284*[.F$14]*[.B165]*0.001)" office:value-type="string" office:string-value="29.1321545723291i" calcext:value-type="string">
            <text:p>29.1321545723291i</text:p>
          </table:table-cell>
          <table:table-cell table:formula="of:=IMSUM([.G165];[.H165])" office:value-type="string" office:string-value="38.7442999960286-38.8472530196447i" calcext:value-type="string">
            <text:p>38.7442999960286-38.8472530196447i</text:p>
          </table:table-cell>
          <table:table-cell table:formula="of:=300000/[.B165]" office:value-type="float" office:value="42.4178154825027" calcext:value-type="float">
            <text:p>42.4178154825</text:p>
          </table:table-cell>
          <table:table-cell table:formula="of:=[.$C$1]/[.J165]*2*PI()" office:value-type="float" office:value="0" calcext:value-type="float">
            <text:p>0</text:p>
          </table:table-cell>
          <table:table-cell table:formula="of:=COMPLEX(0;TAN([.K165]))" office:value-type="string" office:string-value="0" calcext:value-type="string">
            <text:p>0</text:p>
          </table:table-cell>
          <table:table-cell table:formula="of:=IMPRODUCT(IMDIV(IMSUB([.I165];[.$C$2]); IMSUM([.I165]; [.$C$2])); 1-[.$F$1])" office:value-type="string" office:string-value="0.0543684968412829-0.413944177464891i" calcext:value-type="string">
            <text:p>0.0543684968412829-0.413944177464891i</text:p>
          </table:table-cell>
          <table:table-cell table:formula="of:=IMDIV(IMSUM(1;[.M165]);IMSUB(1;[.M165]))" office:value-type="string" office:string-value="0.77488599992057-0.776945060392892i" calcext:value-type="string">
            <text:p>0.77488599992057-0.776945060392892i</text:p>
          </table:table-cell>
          <table:table-cell table:formula="of:=IMSUM([.N165];[.L165])" office:value-type="string" office:string-value="0.77488599992057-0.776945060392892i" calcext:value-type="string">
            <text:p>0.77488599992057-0.776945060392892i</text:p>
          </table:table-cell>
          <table:table-cell table:formula="of:=IMSUM(1;IMPRODUCT([.L165];[.N165]))" office:value-type="string" office:string-value="1" calcext:value-type="string">
            <text:p>1</text:p>
          </table:table-cell>
          <table:table-cell table:formula="of:=IMPRODUCT([.$C$2];[.O165];IMDIV(1;[.P165]))" office:value-type="string" office:string-value="38.7442999960285-38.8472530196446i" calcext:value-type="string">
            <text:p>38.7442999960285-38.8472530196446i</text:p>
          </table:table-cell>
          <table:table-cell table:formula="of:=IMDIV(IMPRODUCT([.Q165];[.$F$10]);IMSUM([.Q165];[.$F$10]))" office:value-type="string" office:string-value="38.7443078670819-38.844242913703i" calcext:value-type="string">
            <text:p>38.7443078670819-38.844242913703i</text:p>
          </table:table-cell>
          <table:table-cell table:formula="of:=[.B165]" office:value-type="float" office:value="7072.5" calcext:value-type="float">
            <text:p>7072.5</text:p>
          </table:table-cell>
          <table:table-cell table:formula="of:=IMREAL([.R165])" office:value-type="float" office:value="38.7443078670819" calcext:value-type="float">
            <text:p>38.7443078671</text:p>
          </table:table-cell>
          <table:table-cell table:formula="of:=IMAGINARY([.R165])" office:value-type="float" office:value="-38.844242913703" calcext:value-type="float">
            <text:p>-38.8442429137</text:p>
          </table:table-cell>
          <table:table-cell table:formula="of:=IMABS([.R165])" office:value-type="float" office:value="54.8634359080617" calcext:value-type="float">
            <text:p>54.8634359081</text:p>
          </table:table-cell>
        </table:table-row>
        <table:table-row table:style-name="ro1">
          <table:table-cell/>
          <table:table-cell table:formula="of:=[.B165]+[.$C$11]" office:value-type="float" office:value="7073" calcext:value-type="float">
            <text:p>7073</text:p>
          </table:table-cell>
          <table:table-cell table:formula="of:=COMPLEX([.$C$3]/1000;6.284*[.B166]*[.$C$4]/1000)" office:value-type="string" office:string-value="0.5+200.010294i" calcext:value-type="string">
            <text:p>0.5+200.010294i</text:p>
          </table:table-cell>
          <table:table-cell table:formula="of:=COMPLEX(0;-1/6.284/[.B166]/[.$C$5]*1000000000)" office:value-type="string" office:string-value="-199.104796323921i" calcext:value-type="string">
            <text:p>-199.104796323921i</text:p>
          </table:table-cell>
          <table:table-cell table:formula="of:=IMSUM([.C166];[.D166])" office:value-type="string" office:string-value="0.5+0.905497676078994i" calcext:value-type="string">
            <text:p>0.5+0.905497676078994i</text:p>
          </table:table-cell>
          <table:table-cell table:formula="of:=COMPLEX(0; 6.284*[.B166]*[.$C$6]/1000)" office:value-type="string" office:string-value="8.8893464i" calcext:value-type="string">
            <text:p>8.8893464i</text:p>
          </table:table-cell>
          <table:table-cell table:formula="of:=IMDIV(IMPRODUCT(-1;[.F166];[.F166]);[.E166])" office:value-type="string" office:string-value="36.92801014402-66.8764547352633i" calcext:value-type="string">
            <text:p>36.92801014402-66.8764547352633i</text:p>
          </table:table-cell>
          <table:table-cell table:formula="of:=COMPLEX(0;-1000000000/6.284/[.$F$12]/[.B166]+6.284*[.F$14]*[.B166]*0.001)" office:value-type="string" office:string-value="29.1388924697014i" calcext:value-type="string">
            <text:p>29.1388924697014i</text:p>
          </table:table-cell>
          <table:table-cell table:formula="of:=IMSUM([.G166];[.H166])" office:value-type="string" office:string-value="36.92801014402-37.7375622655619i" calcext:value-type="string">
            <text:p>36.92801014402-37.7375622655619i</text:p>
          </table:table-cell>
          <table:table-cell table:formula="of:=300000/[.B166]" office:value-type="float" office:value="42.4148169093737" calcext:value-type="float">
            <text:p>42.4148169094</text:p>
          </table:table-cell>
          <table:table-cell table:formula="of:=[.$C$1]/[.J166]*2*PI()" office:value-type="float" office:value="0" calcext:value-type="float">
            <text:p>0</text:p>
          </table:table-cell>
          <table:table-cell table:formula="of:=COMPLEX(0;TAN([.K166]))" office:value-type="string" office:string-value="0" calcext:value-type="string">
            <text:p>0</text:p>
          </table:table-cell>
          <table:table-cell table:formula="of:=IMPRODUCT(IMDIV(IMSUB([.I166];[.$C$2]); IMSUM([.I166]; [.$C$2])); 1-[.$F$1])" office:value-type="string" office:string-value="0.032047018809086-0.420211918313895i" calcext:value-type="string">
            <text:p>0.032047018809086-0.420211918313895i</text:p>
          </table:table-cell>
          <table:table-cell table:formula="of:=IMDIV(IMSUM(1;[.M166]);IMSUB(1;[.M166]))" office:value-type="string" office:string-value="0.738560202880404-0.754751245311239i" calcext:value-type="string">
            <text:p>0.738560202880404-0.754751245311239i</text:p>
          </table:table-cell>
          <table:table-cell table:formula="of:=IMSUM([.N166];[.L166])" office:value-type="string" office:string-value="0.738560202880404-0.754751245311239i" calcext:value-type="string">
            <text:p>0.738560202880404-0.754751245311239i</text:p>
          </table:table-cell>
          <table:table-cell table:formula="of:=IMSUM(1;IMPRODUCT([.L166];[.N166]))" office:value-type="string" office:string-value="1" calcext:value-type="string">
            <text:p>1</text:p>
          </table:table-cell>
          <table:table-cell table:formula="of:=IMPRODUCT([.$C$2];[.O166];IMDIV(1;[.P166]))" office:value-type="string" office:string-value="36.9280101440202-37.737562265562i" calcext:value-type="string">
            <text:p>36.9280101440202-37.737562265562i</text:p>
          </table:table-cell>
          <table:table-cell table:formula="of:=IMDIV(IMPRODUCT([.Q166];[.$F$10]);IMSUM([.Q166];[.$F$10]))" office:value-type="string" office:string-value="36.9280704823487-37.7347752172539i" calcext:value-type="string">
            <text:p>36.9280704823487-37.7347752172539i</text:p>
          </table:table-cell>
          <table:table-cell table:formula="of:=[.B166]" office:value-type="float" office:value="7073" calcext:value-type="float">
            <text:p>7073</text:p>
          </table:table-cell>
          <table:table-cell table:formula="of:=IMREAL([.R166])" office:value-type="float" office:value="36.9280704823487" calcext:value-type="float">
            <text:p>36.9280704823</text:p>
          </table:table-cell>
          <table:table-cell table:formula="of:=IMAGINARY([.R166])" office:value-type="float" office:value="-37.7347752172539" calcext:value-type="float">
            <text:p>-37.7347752173</text:p>
          </table:table-cell>
          <table:table-cell table:formula="of:=IMABS([.R166])" office:value-type="float" office:value="52.7976860311699" calcext:value-type="float">
            <text:p>52.7976860312</text:p>
          </table:table-cell>
        </table:table-row>
        <table:table-row table:style-name="ro1">
          <table:table-cell/>
          <table:table-cell table:formula="of:=[.B166]+[.$C$11]" office:value-type="float" office:value="7073.5" calcext:value-type="float">
            <text:p>7073.5</text:p>
          </table:table-cell>
          <table:table-cell table:formula="of:=COMPLEX([.$C$3]/1000;6.284*[.B167]*[.$C$4]/1000)" office:value-type="string" office:string-value="0.5+200.024433i" calcext:value-type="string">
            <text:p>0.5+200.024433i</text:p>
          </table:table-cell>
          <table:table-cell table:formula="of:=COMPLEX(0;-1/6.284/[.B167]/[.$C$5]*1000000000)" office:value-type="string" office:string-value="-199.090722329694i" calcext:value-type="string">
            <text:p>-199.090722329694i</text:p>
          </table:table-cell>
          <table:table-cell table:formula="of:=IMSUM([.C167];[.D167])" office:value-type="string" office:string-value="0.5+0.933710670305999i" calcext:value-type="string">
            <text:p>0.5+0.933710670305999i</text:p>
          </table:table-cell>
          <table:table-cell table:formula="of:=COMPLEX(0; 6.284*[.B167]*[.$C$6]/1000)" office:value-type="string" office:string-value="8.8899748i" calcext:value-type="string">
            <text:p>8.8899748i</text:p>
          </table:table-cell>
          <table:table-cell table:formula="of:=IMDIV(IMPRODUCT(-1;[.F167];[.F167]);[.E167])" office:value-type="string" office:string-value="35.2248849224774-65.779701824836i" calcext:value-type="string">
            <text:p>35.2248849224774-65.779701824836i</text:p>
          </table:table-cell>
          <table:table-cell table:formula="of:=COMPLEX(0;-1000000000/6.284/[.$F$12]/[.B167]+6.284*[.F$14]*[.B167]*0.001)" office:value-type="string" office:string-value="29.1456300363891i" calcext:value-type="string">
            <text:p>29.1456300363891i</text:p>
          </table:table-cell>
          <table:table-cell table:formula="of:=IMSUM([.G167];[.H167])" office:value-type="string" office:string-value="35.2248849224774-36.6340717884469i" calcext:value-type="string">
            <text:p>35.2248849224774-36.6340717884469i</text:p>
          </table:table-cell>
          <table:table-cell table:formula="of:=300000/[.B167]" office:value-type="float" office:value="42.4118187601612" calcext:value-type="float">
            <text:p>42.4118187602</text:p>
          </table:table-cell>
          <table:table-cell table:formula="of:=[.$C$1]/[.J167]*2*PI()" office:value-type="float" office:value="0" calcext:value-type="float">
            <text:p>0</text:p>
          </table:table-cell>
          <table:table-cell table:formula="of:=COMPLEX(0;TAN([.K167]))" office:value-type="string" office:string-value="0" calcext:value-type="string">
            <text:p>0</text:p>
          </table:table-cell>
          <table:table-cell table:formula="of:=IMPRODUCT(IMDIV(IMSUB([.I167];[.$C$2]); IMSUM([.I167]; [.$C$2])); 1-[.$F$1])" office:value-type="string" office:string-value="0.00962748362510004-0.425713427424224i" calcext:value-type="string">
            <text:p>0.00962748362510004-0.425713427424224i</text:p>
          </table:table-cell>
          <table:table-cell table:formula="of:=IMDIV(IMSUM(1;[.M167]);IMSUB(1;[.M167]))" office:value-type="string" office:string-value="0.704497698449547-0.732681435768939i" calcext:value-type="string">
            <text:p>0.704497698449547-0.732681435768939i</text:p>
          </table:table-cell>
          <table:table-cell table:formula="of:=IMSUM([.N167];[.L167])" office:value-type="string" office:string-value="0.704497698449547-0.732681435768939i" calcext:value-type="string">
            <text:p>0.704497698449547-0.732681435768939i</text:p>
          </table:table-cell>
          <table:table-cell table:formula="of:=IMSUM(1;IMPRODUCT([.L167];[.N167]))" office:value-type="string" office:string-value="1" calcext:value-type="string">
            <text:p>1</text:p>
          </table:table-cell>
          <table:table-cell table:formula="of:=IMPRODUCT([.$C$2];[.O167];IMDIV(1;[.P167]))" office:value-type="string" office:string-value="35.2248849224774-36.634071788447i" calcext:value-type="string">
            <text:p>35.2248849224774-36.634071788447i</text:p>
          </table:table-cell>
          <table:table-cell table:formula="of:=IMDIV(IMPRODUCT([.Q167];[.$F$10]);IMSUM([.Q167];[.$F$10]))" office:value-type="string" office:string-value="35.2249860871688-36.6314910111418i" calcext:value-type="string">
            <text:p>35.2249860871688-36.6314910111418i</text:p>
          </table:table-cell>
          <table:table-cell table:formula="of:=[.B167]" office:value-type="float" office:value="7073.5" calcext:value-type="float">
            <text:p>7073.5</text:p>
          </table:table-cell>
          <table:table-cell table:formula="of:=IMREAL([.R167])" office:value-type="float" office:value="35.2249860871688" calcext:value-type="float">
            <text:p>35.2249860872</text:p>
          </table:table-cell>
          <table:table-cell table:formula="of:=IMAGINARY([.R167])" office:value-type="float" office:value="-36.6314910111418" calcext:value-type="float">
            <text:p>-36.6314910111</text:p>
          </table:table-cell>
          <table:table-cell table:formula="of:=IMABS([.R167])" office:value-type="float" office:value="50.8199348537618" calcext:value-type="float">
            <text:p>50.8199348538</text:p>
          </table:table-cell>
        </table:table-row>
        <table:table-row table:style-name="ro1">
          <table:table-cell/>
          <table:table-cell table:formula="of:=[.B167]+[.$C$11]" office:value-type="float" office:value="7074" calcext:value-type="float">
            <text:p>7074</text:p>
          </table:table-cell>
          <table:table-cell table:formula="of:=COMPLEX([.$C$3]/1000;6.284*[.B168]*[.$C$4]/1000)" office:value-type="string" office:string-value="0.5+200.038572i" calcext:value-type="string">
            <text:p>0.5+200.038572i</text:p>
          </table:table-cell>
          <table:table-cell table:formula="of:=COMPLEX(0;-1/6.284/[.B168]/[.$C$5]*1000000000)" office:value-type="string" office:string-value="-199.076650325006i" calcext:value-type="string">
            <text:p>-199.076650325006i</text:p>
          </table:table-cell>
          <table:table-cell table:formula="of:=IMSUM([.C168];[.D168])" office:value-type="string" office:string-value="0.5+0.961921674993988i" calcext:value-type="string">
            <text:p>0.5+0.961921674993988i</text:p>
          </table:table-cell>
          <table:table-cell table:formula="of:=COMPLEX(0; 6.284*[.B168]*[.$C$6]/1000)" office:value-type="string" office:string-value="8.8906032i" calcext:value-type="string">
            <text:p>8.8906032i</text:p>
          </table:table-cell>
          <table:table-cell table:formula="of:=IMDIV(IMPRODUCT(-1;[.F168];[.F168]);[.E168])" office:value-type="string" office:string-value="33.6268507046091-64.6927931091008i" calcext:value-type="string">
            <text:p>33.6268507046091-64.6927931091008i</text:p>
          </table:table-cell>
          <table:table-cell table:formula="of:=COMPLEX(0;-1000000000/6.284/[.$F$12]/[.B168]+6.284*[.F$14]*[.B168]*0.001)" office:value-type="string" office:string-value="29.1523672724622i" calcext:value-type="string">
            <text:p>29.1523672724622i</text:p>
          </table:table-cell>
          <table:table-cell table:formula="of:=IMSUM([.G168];[.H168])" office:value-type="string" office:string-value="33.6268507046091-35.5404258366386i" calcext:value-type="string">
            <text:p>33.6268507046091-35.5404258366386i</text:p>
          </table:table-cell>
          <table:table-cell table:formula="of:=300000/[.B168]" office:value-type="float" office:value="42.4088210347752" calcext:value-type="float">
            <text:p>42.4088210348</text:p>
          </table:table-cell>
          <table:table-cell table:formula="of:=[.$C$1]/[.J168]*2*PI()" office:value-type="float" office:value="0" calcext:value-type="float">
            <text:p>0</text:p>
          </table:table-cell>
          <table:table-cell table:formula="of:=COMPLEX(0;TAN([.K168]))" office:value-type="string" office:string-value="0" calcext:value-type="string">
            <text:p>0</text:p>
          </table:table-cell>
          <table:table-cell table:formula="of:=IMPRODUCT(IMDIV(IMSUB([.I168];[.$C$2]); IMSUM([.I168]; [.$C$2])); 1-[.$F$1])" office:value-type="string" office:string-value="-0.012851949051969-0.430450139823242i" calcext:value-type="string">
            <text:p>-0.012851949051969-0.430450139823242i</text:p>
          </table:table-cell>
          <table:table-cell table:formula="of:=IMDIV(IMSUM(1;[.M168]);IMSUB(1;[.M168]))" office:value-type="string" office:string-value="0.672537014092181-0.710808516732771i" calcext:value-type="string">
            <text:p>0.672537014092181-0.710808516732771i</text:p>
          </table:table-cell>
          <table:table-cell table:formula="of:=IMSUM([.N168];[.L168])" office:value-type="string" office:string-value="0.672537014092181-0.710808516732771i" calcext:value-type="string">
            <text:p>0.672537014092181-0.710808516732771i</text:p>
          </table:table-cell>
          <table:table-cell table:formula="of:=IMSUM(1;IMPRODUCT([.L168];[.N168]))" office:value-type="string" office:string-value="1" calcext:value-type="string">
            <text:p>1</text:p>
          </table:table-cell>
          <table:table-cell table:formula="of:=IMPRODUCT([.$C$2];[.O168];IMDIV(1;[.P168]))" office:value-type="string" office:string-value="33.6268507046091-35.5404258366386i" calcext:value-type="string">
            <text:p>33.6268507046091-35.5404258366386i</text:p>
          </table:table-cell>
          <table:table-cell table:formula="of:=IMDIV(IMPRODUCT([.Q168];[.$F$10]);IMSUM([.Q168];[.$F$10]))" office:value-type="string" office:string-value="33.6269829721271-35.5380356847339i" calcext:value-type="string">
            <text:p>33.6269829721271-35.5380356847339i</text:p>
          </table:table-cell>
          <table:table-cell table:formula="of:=[.B168]" office:value-type="float" office:value="7074" calcext:value-type="float">
            <text:p>7074</text:p>
          </table:table-cell>
          <table:table-cell table:formula="of:=IMREAL([.R168])" office:value-type="float" office:value="33.6269829721271" calcext:value-type="float">
            <text:p>33.6269829721</text:p>
          </table:table-cell>
          <table:table-cell table:formula="of:=IMAGINARY([.R168])" office:value-type="float" office:value="-35.5380356847339" calcext:value-type="float">
            <text:p>-35.5380356847</text:p>
          </table:table-cell>
          <table:table-cell table:formula="of:=IMABS([.R168])" office:value-type="float" office:value="48.9257188412919" calcext:value-type="float">
            <text:p>48.9257188413</text:p>
          </table:table-cell>
        </table:table-row>
        <table:table-row table:style-name="ro1">
          <table:table-cell/>
          <table:table-cell table:formula="of:=[.B168]+[.$C$11]" office:value-type="float" office:value="7074.5" calcext:value-type="float">
            <text:p>7074.5</text:p>
          </table:table-cell>
          <table:table-cell table:formula="of:=COMPLEX([.$C$3]/1000;6.284*[.B169]*[.$C$4]/1000)" office:value-type="string" office:string-value="0.5+200.052711i" calcext:value-type="string">
            <text:p>0.5+200.052711i</text:p>
          </table:table-cell>
          <table:table-cell table:formula="of:=COMPLEX(0;-1/6.284/[.B169]/[.$C$5]*1000000000)" office:value-type="string" office:string-value="-199.062580309434i" calcext:value-type="string">
            <text:p>-199.062580309434i</text:p>
          </table:table-cell>
          <table:table-cell table:formula="of:=IMSUM([.C169];[.D169])" office:value-type="string" office:string-value="0.5+0.990130690565991i" calcext:value-type="string">
            <text:p>0.5+0.990130690565991i</text:p>
          </table:table-cell>
          <table:table-cell table:formula="of:=COMPLEX(0; 6.284*[.B169]*[.$C$6]/1000)" office:value-type="string" office:string-value="8.8912316i" calcext:value-type="string">
            <text:p>8.8912316i</text:p>
          </table:table-cell>
          <table:table-cell table:formula="of:=IMDIV(IMPRODUCT(-1;[.F169];[.F169]);[.E169])" office:value-type="string" office:string-value="32.1264010007236-63.6186712164928i" calcext:value-type="string">
            <text:p>32.1264010007236-63.6186712164928i</text:p>
          </table:table-cell>
          <table:table-cell table:formula="of:=COMPLEX(0;-1000000000/6.284/[.$F$12]/[.B169]+6.284*[.F$14]*[.B169]*0.001)" office:value-type="string" office:string-value="29.1591041779911i" calcext:value-type="string">
            <text:p>29.1591041779911i</text:p>
          </table:table-cell>
          <table:table-cell table:formula="of:=IMSUM([.G169];[.H169])" office:value-type="string" office:string-value="32.1264010007236-34.4595670385017i" calcext:value-type="string">
            <text:p>32.1264010007236-34.4595670385017i</text:p>
          </table:table-cell>
          <table:table-cell table:formula="of:=300000/[.B169]" office:value-type="float" office:value="42.405823733126" calcext:value-type="float">
            <text:p>42.4058237331</text:p>
          </table:table-cell>
          <table:table-cell table:formula="of:=[.$C$1]/[.J169]*2*PI()" office:value-type="float" office:value="0" calcext:value-type="float">
            <text:p>0</text:p>
          </table:table-cell>
          <table:table-cell table:formula="of:=COMPLEX(0;TAN([.K169]))" office:value-type="string" office:string-value="0" calcext:value-type="string">
            <text:p>0</text:p>
          </table:table-cell>
          <table:table-cell table:formula="of:=IMPRODUCT(IMDIV(IMSUB([.I169];[.$C$2]); IMSUM([.I169]; [.$C$2])); 1-[.$F$1])" office:value-type="string" office:string-value="-0.0353536639322192-0.434425940453866i" calcext:value-type="string">
            <text:p>-0.0353536639322192-0.434425940453866i</text:p>
          </table:table-cell>
          <table:table-cell table:formula="of:=IMDIV(IMSUM(1;[.M169]);IMSUB(1;[.M169]))" office:value-type="string" office:string-value="0.642528020014472-0.689191340770034i" calcext:value-type="string">
            <text:p>0.642528020014472-0.689191340770034i</text:p>
          </table:table-cell>
          <table:table-cell table:formula="of:=IMSUM([.N169];[.L169])" office:value-type="string" office:string-value="0.642528020014472-0.689191340770034i" calcext:value-type="string">
            <text:p>0.642528020014472-0.689191340770034i</text:p>
          </table:table-cell>
          <table:table-cell table:formula="of:=IMSUM(1;IMPRODUCT([.L169];[.N169]))" office:value-type="string" office:string-value="1" calcext:value-type="string">
            <text:p>1</text:p>
          </table:table-cell>
          <table:table-cell table:formula="of:=IMPRODUCT([.$C$2];[.O169];IMDIV(1;[.P169]))" office:value-type="string" office:string-value="32.1264010007236-34.4595670385017i" calcext:value-type="string">
            <text:p>32.1264010007236-34.4595670385017i</text:p>
          </table:table-cell>
          <table:table-cell table:formula="of:=IMDIV(IMPRODUCT([.Q169];[.$F$10]);IMSUM([.Q169];[.$F$10]))" office:value-type="string" office:string-value="32.1265562757141-34.4573529783288i" calcext:value-type="string">
            <text:p>32.1265562757141-34.4573529783288i</text:p>
          </table:table-cell>
          <table:table-cell table:formula="of:=[.B169]" office:value-type="float" office:value="7074.5" calcext:value-type="float">
            <text:p>7074.5</text:p>
          </table:table-cell>
          <table:table-cell table:formula="of:=IMREAL([.R169])" office:value-type="float" office:value="32.1265562757141" calcext:value-type="float">
            <text:p>32.1265562757</text:p>
          </table:table-cell>
          <table:table-cell table:formula="of:=IMAGINARY([.R169])" office:value-type="float" office:value="-34.4573529783288" calcext:value-type="float">
            <text:p>-34.4573529783</text:p>
          </table:table-cell>
          <table:table-cell table:formula="of:=IMABS([.R169])" office:value-type="float" office:value="47.1107715115107" calcext:value-type="float">
            <text:p>47.1107715115</text:p>
          </table:table-cell>
        </table:table-row>
        <table:table-row table:style-name="ro1">
          <table:table-cell/>
          <table:table-cell table:formula="of:=[.B169]+[.$C$11]" office:value-type="float" office:value="7075" calcext:value-type="float">
            <text:p>7075</text:p>
          </table:table-cell>
          <table:table-cell table:formula="of:=COMPLEX([.$C$3]/1000;6.284*[.B170]*[.$C$4]/1000)" office:value-type="string" office:string-value="0.5+200.06685i" calcext:value-type="string">
            <text:p>0.5+200.06685i</text:p>
          </table:table-cell>
          <table:table-cell table:formula="of:=COMPLEX(0;-1/6.284/[.B170]/[.$C$5]*1000000000)" office:value-type="string" office:string-value="-199.048512282557i" calcext:value-type="string">
            <text:p>-199.048512282557i</text:p>
          </table:table-cell>
          <table:table-cell table:formula="of:=IMSUM([.C170];[.D170])" office:value-type="string" office:string-value="0.5+1.01833771744299i" calcext:value-type="string">
            <text:p>0.5+1.01833771744299i</text:p>
          </table:table-cell>
          <table:table-cell table:formula="of:=COMPLEX(0; 6.284*[.B170]*[.$C$6]/1000)" office:value-type="string" office:string-value="8.89186i" calcext:value-type="string">
            <text:p>8.89186i</text:p>
          </table:table-cell>
          <table:table-cell table:formula="of:=IMDIV(IMPRODUCT(-1;[.F170];[.F170]);[.E170])" office:value-type="string" office:string-value="30.7165715136397-62.5596866457484i" calcext:value-type="string">
            <text:p>30.7165715136397-62.5596866457484i</text:p>
          </table:table-cell>
          <table:table-cell table:formula="of:=COMPLEX(0;-1000000000/6.284/[.$F$12]/[.B170]+6.284*[.F$14]*[.B170]*0.001)" office:value-type="string" office:string-value="29.1658407530457i" calcext:value-type="string">
            <text:p>29.1658407530457i</text:p>
          </table:table-cell>
          <table:table-cell table:formula="of:=IMSUM([.G170];[.H170])" office:value-type="string" office:string-value="30.7165715136397-33.3938458927027i" calcext:value-type="string">
            <text:p>30.7165715136397-33.3938458927027i</text:p>
          </table:table-cell>
          <table:table-cell table:formula="of:=300000/[.B170]" office:value-type="float" office:value="42.4028268551237" calcext:value-type="float">
            <text:p>42.4028268551</text:p>
          </table:table-cell>
          <table:table-cell table:formula="of:=[.$C$1]/[.J170]*2*PI()" office:value-type="float" office:value="0" calcext:value-type="float">
            <text:p>0</text:p>
          </table:table-cell>
          <table:table-cell table:formula="of:=COMPLEX(0;TAN([.K170]))" office:value-type="string" office:string-value="0" calcext:value-type="string">
            <text:p>0</text:p>
          </table:table-cell>
          <table:table-cell table:formula="of:=IMPRODUCT(IMDIV(IMSUB([.I170];[.$C$2]); IMSUM([.I170]; [.$C$2])); 1-[.$F$1])" office:value-type="string" office:string-value="-0.0578407781141348-0.437647081149758i" calcext:value-type="string">
            <text:p>-0.0578407781141348-0.437647081149758i</text:p>
          </table:table-cell>
          <table:table-cell table:formula="of:=IMDIV(IMSUM(1;[.M170]);IMSUB(1;[.M170]))" office:value-type="string" office:string-value="0.614331430272795-0.667876917854058i" calcext:value-type="string">
            <text:p>0.614331430272795-0.667876917854058i</text:p>
          </table:table-cell>
          <table:table-cell table:formula="of:=IMSUM([.N170];[.L170])" office:value-type="string" office:string-value="0.614331430272795-0.667876917854058i" calcext:value-type="string">
            <text:p>0.614331430272795-0.667876917854058i</text:p>
          </table:table-cell>
          <table:table-cell table:formula="of:=IMSUM(1;IMPRODUCT([.L170];[.N170]))" office:value-type="string" office:string-value="1" calcext:value-type="string">
            <text:p>1</text:p>
          </table:table-cell>
          <table:table-cell table:formula="of:=IMPRODUCT([.$C$2];[.O170];IMDIV(1;[.P170]))" office:value-type="string" office:string-value="30.7165715136398-33.3938458927029i" calcext:value-type="string">
            <text:p>30.7165715136398-33.3938458927029i</text:p>
          </table:table-cell>
          <table:table-cell table:formula="of:=IMDIV(IMPRODUCT([.Q170];[.$F$10]);IMSUM([.Q170];[.$F$10]))" office:value-type="string" office:string-value="30.7167430812142-33.3917944590243i" calcext:value-type="string">
            <text:p>30.7167430812142-33.3917944590243i</text:p>
          </table:table-cell>
          <table:table-cell table:formula="of:=[.B170]" office:value-type="float" office:value="7075" calcext:value-type="float">
            <text:p>7075</text:p>
          </table:table-cell>
          <table:table-cell table:formula="of:=IMREAL([.R170])" office:value-type="float" office:value="30.7167430812142" calcext:value-type="float">
            <text:p>30.7167430812</text:p>
          </table:table-cell>
          <table:table-cell table:formula="of:=IMAGINARY([.R170])" office:value-type="float" office:value="-33.3917944590243" calcext:value-type="float">
            <text:p>-33.391794459</text:p>
          </table:table-cell>
          <table:table-cell table:formula="of:=IMABS([.R170])" office:value-type="float" office:value="45.3710286715107" calcext:value-type="float">
            <text:p>45.3710286715</text:p>
          </table:table-cell>
        </table:table-row>
        <table:table-row table:style-name="ro1">
          <table:table-cell/>
          <table:table-cell table:formula="of:=[.B170]+[.$C$11]" office:value-type="float" office:value="7075.5" calcext:value-type="float">
            <text:p>7075.5</text:p>
          </table:table-cell>
          <table:table-cell table:formula="of:=COMPLEX([.$C$3]/1000;6.284*[.B171]*[.$C$4]/1000)" office:value-type="string" office:string-value="0.5+200.080989i" calcext:value-type="string">
            <text:p>0.5+200.080989i</text:p>
          </table:table-cell>
          <table:table-cell table:formula="of:=COMPLEX(0;-1/6.284/[.B171]/[.$C$5]*1000000000)" office:value-type="string" office:string-value="-199.034446243953i" calcext:value-type="string">
            <text:p>-199.034446243953i</text:p>
          </table:table-cell>
          <table:table-cell table:formula="of:=IMSUM([.C171];[.D171])" office:value-type="string" office:string-value="0.5+1.04654275604699i" calcext:value-type="string">
            <text:p>0.5+1.04654275604699i</text:p>
          </table:table-cell>
          <table:table-cell table:formula="of:=COMPLEX(0; 6.284*[.B171]*[.$C$6]/1000)" office:value-type="string" office:string-value="8.8924884i" calcext:value-type="string">
            <text:p>8.8924884i</text:p>
          </table:table-cell>
          <table:table-cell table:formula="of:=IMDIV(IMPRODUCT(-1;[.F171];[.F171]);[.E171])" office:value-type="string" office:string-value="29.3909115963509-61.5176912495569i" calcext:value-type="string">
            <text:p>29.3909115963509-61.5176912495569i</text:p>
          </table:table-cell>
          <table:table-cell table:formula="of:=COMPLEX(0;-1000000000/6.284/[.$F$12]/[.B171]+6.284*[.F$14]*[.B171]*0.001)" office:value-type="string" office:string-value="29.172576997696i" calcext:value-type="string">
            <text:p>29.172576997696i</text:p>
          </table:table-cell>
          <table:table-cell table:formula="of:=IMSUM([.G171];[.H171])" office:value-type="string" office:string-value="29.3909115963509-32.3451142518609i" calcext:value-type="string">
            <text:p>29.3909115963509-32.3451142518609i</text:p>
          </table:table-cell>
          <table:table-cell table:formula="of:=300000/[.B171]" office:value-type="float" office:value="42.3998304006784" calcext:value-type="float">
            <text:p>42.3998304007</text:p>
          </table:table-cell>
          <table:table-cell table:formula="of:=[.$C$1]/[.J171]*2*PI()" office:value-type="float" office:value="0" calcext:value-type="float">
            <text:p>0</text:p>
          </table:table-cell>
          <table:table-cell table:formula="of:=COMPLEX(0;TAN([.K171]))" office:value-type="string" office:string-value="0" calcext:value-type="string">
            <text:p>0</text:p>
          </table:table-cell>
          <table:table-cell table:formula="of:=IMPRODUCT(IMDIV(IMSUB([.I171];[.$C$2]); IMSUM([.I171]; [.$C$2])); 1-[.$F$1])" office:value-type="string" office:string-value="-0.0802773172652285-0.440122081332086i" calcext:value-type="string">
            <text:p>-0.0802773172652285-0.440122081332086i</text:p>
          </table:table-cell>
          <table:table-cell table:formula="of:=IMDIV(IMSUM(1;[.M171]);IMSUB(1;[.M171]))" office:value-type="string" office:string-value="0.587818231927018-0.646902285037217i" calcext:value-type="string">
            <text:p>0.587818231927018-0.646902285037217i</text:p>
          </table:table-cell>
          <table:table-cell table:formula="of:=IMSUM([.N171];[.L171])" office:value-type="string" office:string-value="0.587818231927018-0.646902285037217i" calcext:value-type="string">
            <text:p>0.587818231927018-0.646902285037217i</text:p>
          </table:table-cell>
          <table:table-cell table:formula="of:=IMSUM(1;IMPRODUCT([.L171];[.N171]))" office:value-type="string" office:string-value="1" calcext:value-type="string">
            <text:p>1</text:p>
          </table:table-cell>
          <table:table-cell table:formula="of:=IMPRODUCT([.$C$2];[.O171];IMDIV(1;[.P171]))" office:value-type="string" office:string-value="29.3909115963509-32.3451142518608i" calcext:value-type="string">
            <text:p>29.3909115963509-32.3451142518608i</text:p>
          </table:table-cell>
          <table:table-cell table:formula="of:=IMDIV(IMPRODUCT([.Q171];[.$F$10]);IMSUM([.Q171];[.$F$10]))" office:value-type="string" office:string-value="29.3910939104099-32.343212995155i" calcext:value-type="string">
            <text:p>29.3910939104099-32.343212995155i</text:p>
          </table:table-cell>
          <table:table-cell table:formula="of:=[.B171]" office:value-type="float" office:value="7075.5" calcext:value-type="float">
            <text:p>7075.5</text:p>
          </table:table-cell>
          <table:table-cell table:formula="of:=IMREAL([.R171])" office:value-type="float" office:value="29.3910939104099" calcext:value-type="float">
            <text:p>29.3910939104</text:p>
          </table:table-cell>
          <table:table-cell table:formula="of:=IMAGINARY([.R171])" office:value-type="float" office:value="-32.343212995155" calcext:value-type="float">
            <text:p>-32.3432129952</text:p>
          </table:table-cell>
          <table:table-cell table:formula="of:=IMABS([.R171])" office:value-type="float" office:value="43.7026295330212" calcext:value-type="float">
            <text:p>43.702629533</text:p>
          </table:table-cell>
        </table:table-row>
        <table:table-row table:style-name="ro1">
          <table:table-cell/>
          <table:table-cell table:formula="of:=[.B171]+[.$C$11]" office:value-type="float" office:value="7076" calcext:value-type="float">
            <text:p>7076</text:p>
          </table:table-cell>
          <table:table-cell table:formula="of:=COMPLEX([.$C$3]/1000;6.284*[.B172]*[.$C$4]/1000)" office:value-type="string" office:string-value="0.5+200.095128i" calcext:value-type="string">
            <text:p>0.5+200.095128i</text:p>
          </table:table-cell>
          <table:table-cell table:formula="of:=COMPLEX(0;-1/6.284/[.B172]/[.$C$5]*1000000000)" office:value-type="string" office:string-value="-199.020382193201i" calcext:value-type="string">
            <text:p>-199.020382193201i</text:p>
          </table:table-cell>
          <table:table-cell table:formula="of:=IMSUM([.C172];[.D172])" office:value-type="string" office:string-value="0.5+1.074745806799i" calcext:value-type="string">
            <text:p>0.5+1.074745806799i</text:p>
          </table:table-cell>
          <table:table-cell table:formula="of:=COMPLEX(0; 6.284*[.B172]*[.$C$6]/1000)" office:value-type="string" office:string-value="8.8931168i" calcext:value-type="string">
            <text:p>8.8931168i</text:p>
          </table:table-cell>
          <table:table-cell table:formula="of:=IMDIV(IMPRODUCT(-1;[.F172];[.F172]);[.E172])" office:value-type="string" office:string-value="28.1434537811671-60.4941178803017i" calcext:value-type="string">
            <text:p>28.1434537811671-60.4941178803017i</text:p>
          </table:table-cell>
          <table:table-cell table:formula="of:=COMPLEX(0;-1000000000/6.284/[.$F$12]/[.B172]+6.284*[.F$14]*[.B172]*0.001)" office:value-type="string" office:string-value="29.1793129120121i" calcext:value-type="string">
            <text:p>29.1793129120121i</text:p>
          </table:table-cell>
          <table:table-cell table:formula="of:=IMSUM([.G172];[.H172])" office:value-type="string" office:string-value="28.1434537811671-31.3148049682896i" calcext:value-type="string">
            <text:p>28.1434537811671-31.3148049682896i</text:p>
          </table:table-cell>
          <table:table-cell table:formula="of:=300000/[.B172]" office:value-type="float" office:value="42.3968343697004" calcext:value-type="float">
            <text:p>42.3968343697</text:p>
          </table:table-cell>
          <table:table-cell table:formula="of:=[.$C$1]/[.J172]*2*PI()" office:value-type="float" office:value="0" calcext:value-type="float">
            <text:p>0</text:p>
          </table:table-cell>
          <table:table-cell table:formula="of:=COMPLEX(0;TAN([.K172]))" office:value-type="string" office:string-value="0" calcext:value-type="string">
            <text:p>0</text:p>
          </table:table-cell>
          <table:table-cell table:formula="of:=IMPRODUCT(IMDIV(IMSUB([.I172];[.$C$2]); IMSUM([.I172]; [.$C$2])); 1-[.$F$1])" office:value-type="string" office:string-value="-0.10262837845489-0.441861614160415i" calcext:value-type="string">
            <text:p>-0.10262837845489-0.441861614160415i</text:p>
          </table:table-cell>
          <table:table-cell table:formula="of:=IMDIV(IMSUM(1;[.M172]);IMSUB(1;[.M172]))" office:value-type="string" office:string-value="0.562869075623343-0.626296099365792i" calcext:value-type="string">
            <text:p>0.562869075623343-0.626296099365792i</text:p>
          </table:table-cell>
          <table:table-cell table:formula="of:=IMSUM([.N172];[.L172])" office:value-type="string" office:string-value="0.562869075623343-0.626296099365792i" calcext:value-type="string">
            <text:p>0.562869075623343-0.626296099365792i</text:p>
          </table:table-cell>
          <table:table-cell table:formula="of:=IMSUM(1;IMPRODUCT([.L172];[.N172]))" office:value-type="string" office:string-value="1" calcext:value-type="string">
            <text:p>1</text:p>
          </table:table-cell>
          <table:table-cell table:formula="of:=IMPRODUCT([.$C$2];[.O172];IMDIV(1;[.P172]))" office:value-type="string" office:string-value="28.1434537811672-31.3148049682896i" calcext:value-type="string">
            <text:p>28.1434537811672-31.3148049682896i</text:p>
          </table:table-cell>
          <table:table-cell table:formula="of:=IMDIV(IMPRODUCT([.Q172];[.$F$10]);IMSUM([.Q172];[.$F$10]))" office:value-type="string" office:string-value="28.1436422838755-31.3130423966964i" calcext:value-type="string">
            <text:p>28.1436422838755-31.3130423966964i</text:p>
          </table:table-cell>
          <table:table-cell table:formula="of:=[.B172]" office:value-type="float" office:value="7076" calcext:value-type="float">
            <text:p>7076</text:p>
          </table:table-cell>
          <table:table-cell table:formula="of:=IMREAL([.R172])" office:value-type="float" office:value="28.1436422838755" calcext:value-type="float">
            <text:p>28.1436422839</text:p>
          </table:table-cell>
          <table:table-cell table:formula="of:=IMAGINARY([.R172])" office:value-type="float" office:value="-31.3130423966964" calcext:value-type="float">
            <text:p>-31.3130423967</text:p>
          </table:table-cell>
          <table:table-cell table:formula="of:=IMABS([.R172])" office:value-type="float" office:value="42.1019147443445" calcext:value-type="float">
            <text:p>42.1019147443</text:p>
          </table:table-cell>
        </table:table-row>
        <table:table-row table:style-name="ro1">
          <table:table-cell/>
          <table:table-cell table:formula="of:=[.B172]+[.$C$11]" office:value-type="float" office:value="7076.5" calcext:value-type="float">
            <text:p>7076.5</text:p>
          </table:table-cell>
          <table:table-cell table:formula="of:=COMPLEX([.$C$3]/1000;6.284*[.B173]*[.$C$4]/1000)" office:value-type="string" office:string-value="0.5+200.109267i" calcext:value-type="string">
            <text:p>0.5+200.109267i</text:p>
          </table:table-cell>
          <table:table-cell table:formula="of:=COMPLEX(0;-1/6.284/[.B173]/[.$C$5]*1000000000)" office:value-type="string" office:string-value="-199.006320129879i" calcext:value-type="string">
            <text:p>-199.006320129879i</text:p>
          </table:table-cell>
          <table:table-cell table:formula="of:=IMSUM([.C173];[.D173])" office:value-type="string" office:string-value="0.5+1.102946870121i" calcext:value-type="string">
            <text:p>0.5+1.102946870121i</text:p>
          </table:table-cell>
          <table:table-cell table:formula="of:=COMPLEX(0; 6.284*[.B173]*[.$C$6]/1000)" office:value-type="string" office:string-value="8.8937452i" calcext:value-type="string">
            <text:p>8.8937452i</text:p>
          </table:table-cell>
          <table:table-cell table:formula="of:=IMDIV(IMPRODUCT(-1;[.F173];[.F173]);[.E173])" office:value-type="string" office:string-value="26.9686825980523-59.4900481256169i" calcext:value-type="string">
            <text:p>26.9686825980523-59.4900481256169i</text:p>
          </table:table-cell>
          <table:table-cell table:formula="of:=COMPLEX(0;-1000000000/6.284/[.$F$12]/[.B173]+6.284*[.F$14]*[.B173]*0.001)" office:value-type="string" office:string-value="29.1860484960642i" calcext:value-type="string">
            <text:p>29.1860484960642i</text:p>
          </table:table-cell>
          <table:table-cell table:formula="of:=IMSUM([.G173];[.H173])" office:value-type="string" office:string-value="26.9686825980523-30.3039996295527i" calcext:value-type="string">
            <text:p>26.9686825980523-30.3039996295527i</text:p>
          </table:table-cell>
          <table:table-cell table:formula="of:=300000/[.B173]" office:value-type="float" office:value="42.3938387620999" calcext:value-type="float">
            <text:p>42.3938387621</text:p>
          </table:table-cell>
          <table:table-cell table:formula="of:=[.$C$1]/[.J173]*2*PI()" office:value-type="float" office:value="0" calcext:value-type="float">
            <text:p>0</text:p>
          </table:table-cell>
          <table:table-cell table:formula="of:=COMPLEX(0;TAN([.K173]))" office:value-type="string" office:string-value="0" calcext:value-type="string">
            <text:p>0</text:p>
          </table:table-cell>
          <table:table-cell table:formula="of:=IMPRODUCT(IMDIV(IMSUB([.I173];[.$C$2]); IMSUM([.I173]; [.$C$2])); 1-[.$F$1])" office:value-type="string" office:string-value="-0.124860278412923-0.44287838000733i" calcext:value-type="string">
            <text:p>-0.124860278412923-0.44287838000733i</text:p>
          </table:table-cell>
          <table:table-cell table:formula="of:=IMDIV(IMSUM(1;[.M173]);IMSUB(1;[.M173]))" office:value-type="string" office:string-value="0.539373651961046-0.606079992591056i" calcext:value-type="string">
            <text:p>0.539373651961046-0.606079992591056i</text:p>
          </table:table-cell>
          <table:table-cell table:formula="of:=IMSUM([.N173];[.L173])" office:value-type="string" office:string-value="0.539373651961046-0.606079992591056i" calcext:value-type="string">
            <text:p>0.539373651961046-0.606079992591056i</text:p>
          </table:table-cell>
          <table:table-cell table:formula="of:=IMSUM(1;IMPRODUCT([.L173];[.N173]))" office:value-type="string" office:string-value="1" calcext:value-type="string">
            <text:p>1</text:p>
          </table:table-cell>
          <table:table-cell table:formula="of:=IMPRODUCT([.$C$2];[.O173];IMDIV(1;[.P173]))" office:value-type="string" office:string-value="26.9686825980523-30.3039996295528i" calcext:value-type="string">
            <text:p>26.9686825980523-30.3039996295528i</text:p>
          </table:table-cell>
          <table:table-cell table:formula="of:=IMDIV(IMPRODUCT([.Q173];[.$F$10]);IMSUM([.Q173];[.$F$10]))" office:value-type="string" office:string-value="26.9688735661142-30.3023651483161i" calcext:value-type="string">
            <text:p>26.9688735661142-30.3023651483161i</text:p>
          </table:table-cell>
          <table:table-cell table:formula="of:=[.B173]" office:value-type="float" office:value="7076.5" calcext:value-type="float">
            <text:p>7076.5</text:p>
          </table:table-cell>
          <table:table-cell table:formula="of:=IMREAL([.R173])" office:value-type="float" office:value="26.9688735661142" calcext:value-type="float">
            <text:p>26.9688735661</text:p>
          </table:table-cell>
          <table:table-cell table:formula="of:=IMAGINARY([.R173])" office:value-type="float" office:value="-30.3023651483161" calcext:value-type="float">
            <text:p>-30.3023651483</text:p>
          </table:table-cell>
          <table:table-cell table:formula="of:=IMABS([.R173])" office:value-type="float" office:value="40.5654221598511" calcext:value-type="float">
            <text:p>40.5654221599</text:p>
          </table:table-cell>
        </table:table-row>
        <table:table-row table:style-name="ro1">
          <table:table-cell/>
          <table:table-cell table:formula="of:=[.B173]+[.$C$11]" office:value-type="float" office:value="7077" calcext:value-type="float">
            <text:p>7077</text:p>
          </table:table-cell>
          <table:table-cell table:formula="of:=COMPLEX([.$C$3]/1000;6.284*[.B174]*[.$C$4]/1000)" office:value-type="string" office:string-value="0.5+200.123406i" calcext:value-type="string">
            <text:p>0.5+200.123406i</text:p>
          </table:table-cell>
          <table:table-cell table:formula="of:=COMPLEX(0;-1/6.284/[.B174]/[.$C$5]*1000000000)" office:value-type="string" office:string-value="-198.992260053567i" calcext:value-type="string">
            <text:p>-198.992260053567i</text:p>
          </table:table-cell>
          <table:table-cell table:formula="of:=IMSUM([.C174];[.D174])" office:value-type="string" office:string-value="0.5+1.13114594643298i" calcext:value-type="string">
            <text:p>0.5+1.13114594643298i</text:p>
          </table:table-cell>
          <table:table-cell table:formula="of:=COMPLEX(0; 6.284*[.B174]*[.$C$6]/1000)" office:value-type="string" office:string-value="8.8943736i" calcext:value-type="string">
            <text:p>8.8943736i</text:p>
          </table:table-cell>
          <table:table-cell table:formula="of:=IMDIV(IMPRODUCT(-1;[.F174];[.F174]);[.E174])" office:value-type="string" office:string-value="25.8615035549947-58.5062698297887i" calcext:value-type="string">
            <text:p>25.8615035549947-58.5062698297887i</text:p>
          </table:table-cell>
          <table:table-cell table:formula="of:=COMPLEX(0;-1000000000/6.284/[.$F$12]/[.B174]+6.284*[.F$14]*[.B174]*0.001)" office:value-type="string" office:string-value="29.192783749922i" calcext:value-type="string">
            <text:p>29.192783749922i</text:p>
          </table:table-cell>
          <table:table-cell table:formula="of:=IMSUM([.G174];[.H174])" office:value-type="string" office:string-value="25.8615035549947-29.3134860798667i" calcext:value-type="string">
            <text:p>25.8615035549947-29.3134860798667i</text:p>
          </table:table-cell>
          <table:table-cell table:formula="of:=300000/[.B174]" office:value-type="float" office:value="42.3908435777872" calcext:value-type="float">
            <text:p>42.3908435778</text:p>
          </table:table-cell>
          <table:table-cell table:formula="of:=[.$C$1]/[.J174]*2*PI()" office:value-type="float" office:value="0" calcext:value-type="float">
            <text:p>0</text:p>
          </table:table-cell>
          <table:table-cell table:formula="of:=COMPLEX(0;TAN([.K174]))" office:value-type="string" office:string-value="0" calcext:value-type="string">
            <text:p>0</text:p>
          </table:table-cell>
          <table:table-cell table:formula="of:=IMPRODUCT(IMDIV(IMSUB([.I174];[.$C$2]); IMSUM([.I174]; [.$C$2])); 1-[.$F$1])" office:value-type="string" office:string-value="-0.146940686247035-0.443186969216373i" calcext:value-type="string">
            <text:p>-0.146940686247035-0.443186969216373i</text:p>
          </table:table-cell>
          <table:table-cell table:formula="of:=IMDIV(IMSUM(1;[.M174]);IMSUB(1;[.M174]))" office:value-type="string" office:string-value="0.517230071099894-0.586269721597331i" calcext:value-type="string">
            <text:p>0.517230071099894-0.586269721597331i</text:p>
          </table:table-cell>
          <table:table-cell table:formula="of:=IMSUM([.N174];[.L174])" office:value-type="string" office:string-value="0.517230071099894-0.586269721597331i" calcext:value-type="string">
            <text:p>0.517230071099894-0.586269721597331i</text:p>
          </table:table-cell>
          <table:table-cell table:formula="of:=IMSUM(1;IMPRODUCT([.L174];[.N174]))" office:value-type="string" office:string-value="1" calcext:value-type="string">
            <text:p>1</text:p>
          </table:table-cell>
          <table:table-cell table:formula="of:=IMPRODUCT([.$C$2];[.O174];IMDIV(1;[.P174]))" office:value-type="string" office:string-value="25.8615035549947-29.3134860798665i" calcext:value-type="string">
            <text:p>25.8615035549947-29.3134860798665i</text:p>
          </table:table-cell>
          <table:table-cell table:formula="of:=IMDIV(IMPRODUCT([.Q174];[.$F$10]);IMSUM([.Q174];[.$F$10]))" office:value-type="string" office:string-value="25.861693968917-29.3119699303295i" calcext:value-type="string">
            <text:p>25.861693968917-29.3119699303295i</text:p>
          </table:table-cell>
          <table:table-cell table:formula="of:=[.B174]" office:value-type="float" office:value="7077" calcext:value-type="float">
            <text:p>7077</text:p>
          </table:table-cell>
          <table:table-cell table:formula="of:=IMREAL([.R174])" office:value-type="float" office:value="25.861693968917" calcext:value-type="float">
            <text:p>25.8616939689</text:p>
          </table:table-cell>
          <table:table-cell table:formula="of:=IMAGINARY([.R174])" office:value-type="float" office:value="-29.3119699303295" calcext:value-type="float">
            <text:p>-29.3119699303</text:p>
          </table:table-cell>
          <table:table-cell table:formula="of:=IMABS([.R174])" office:value-type="float" office:value="39.0898809941711" calcext:value-type="float">
            <text:p>39.0898809942</text:p>
          </table:table-cell>
        </table:table-row>
        <table:table-row table:style-name="ro1">
          <table:table-cell/>
          <table:table-cell table:formula="of:=[.B174]+[.$C$11]" office:value-type="float" office:value="7077.5" calcext:value-type="float">
            <text:p>7077.5</text:p>
          </table:table-cell>
          <table:table-cell table:formula="of:=COMPLEX([.$C$3]/1000;6.284*[.B175]*[.$C$4]/1000)" office:value-type="string" office:string-value="0.5+200.137545i" calcext:value-type="string">
            <text:p>0.5+200.137545i</text:p>
          </table:table-cell>
          <table:table-cell table:formula="of:=COMPLEX(0;-1/6.284/[.B175]/[.$C$5]*1000000000)" office:value-type="string" office:string-value="-198.978201963842i" calcext:value-type="string">
            <text:p>-198.978201963842i</text:p>
          </table:table-cell>
          <table:table-cell table:formula="of:=IMSUM([.C175];[.D175])" office:value-type="string" office:string-value="0.5+1.15934303615799i" calcext:value-type="string">
            <text:p>0.5+1.15934303615799i</text:p>
          </table:table-cell>
          <table:table-cell table:formula="of:=COMPLEX(0; 6.284*[.B175]*[.$C$6]/1000)" office:value-type="string" office:string-value="8.895002i" calcext:value-type="string">
            <text:p>8.895002i</text:p>
          </table:table-cell>
          <table:table-cell table:formula="of:=IMDIV(IMPRODUCT(-1;[.F175];[.F175]);[.E175])" office:value-type="string" office:string-value="24.8172128889444-57.5433258792961i" calcext:value-type="string">
            <text:p>24.8172128889444-57.5433258792961i</text:p>
          </table:table-cell>
          <table:table-cell table:formula="of:=COMPLEX(0;-1000000000/6.284/[.$F$12]/[.B175]+6.284*[.F$14]*[.B175]*0.001)" office:value-type="string" office:string-value="29.1995186736557i" calcext:value-type="string">
            <text:p>29.1995186736557i</text:p>
          </table:table-cell>
          <table:table-cell table:formula="of:=IMSUM([.G175];[.H175])" office:value-type="string" office:string-value="24.8172128889444-28.3438072056404i" calcext:value-type="string">
            <text:p>24.8172128889444-28.3438072056404i</text:p>
          </table:table-cell>
          <table:table-cell table:formula="of:=300000/[.B175]" office:value-type="float" office:value="42.3878488166726" calcext:value-type="float">
            <text:p>42.3878488167</text:p>
          </table:table-cell>
          <table:table-cell table:formula="of:=[.$C$1]/[.J175]*2*PI()" office:value-type="float" office:value="0" calcext:value-type="float">
            <text:p>0</text:p>
          </table:table-cell>
          <table:table-cell table:formula="of:=COMPLEX(0;TAN([.K175]))" office:value-type="string" office:string-value="0" calcext:value-type="string">
            <text:p>0</text:p>
          </table:table-cell>
          <table:table-cell table:formula="of:=IMPRODUCT(IMDIV(IMSUB([.I175];[.$C$2]); IMSUM([.I175]; [.$C$2])); 1-[.$F$1])" office:value-type="string" office:string-value="-0.168838739946037-0.442803716154062i" calcext:value-type="string">
            <text:p>-0.168838739946037-0.442803716154062i</text:p>
          </table:table-cell>
          <table:table-cell table:formula="of:=IMDIV(IMSUM(1;[.M175]);IMSUB(1;[.M175]))" office:value-type="string" office:string-value="0.496344257778887-0.566876144112807i" calcext:value-type="string">
            <text:p>0.496344257778887-0.566876144112807i</text:p>
          </table:table-cell>
          <table:table-cell table:formula="of:=IMSUM([.N175];[.L175])" office:value-type="string" office:string-value="0.496344257778887-0.566876144112807i" calcext:value-type="string">
            <text:p>0.496344257778887-0.566876144112807i</text:p>
          </table:table-cell>
          <table:table-cell table:formula="of:=IMSUM(1;IMPRODUCT([.L175];[.N175]))" office:value-type="string" office:string-value="1" calcext:value-type="string">
            <text:p>1</text:p>
          </table:table-cell>
          <table:table-cell table:formula="of:=IMPRODUCT([.$C$2];[.O175];IMDIV(1;[.P175]))" office:value-type="string" office:string-value="24.8172128889444-28.3438072056403i" calcext:value-type="string">
            <text:p>24.8172128889444-28.3438072056403i</text:p>
          </table:table-cell>
          <table:table-cell table:formula="of:=IMDIV(IMPRODUCT([.Q175];[.$F$10]);IMSUM([.Q175];[.$F$10]))" office:value-type="string" office:string-value="24.8174003219575-28.3424004052388i" calcext:value-type="string">
            <text:p>24.8174003219575-28.3424004052388i</text:p>
          </table:table-cell>
          <table:table-cell table:formula="of:=[.B175]" office:value-type="float" office:value="7077.5" calcext:value-type="float">
            <text:p>7077.5</text:p>
          </table:table-cell>
          <table:table-cell table:formula="of:=IMREAL([.R175])" office:value-type="float" office:value="24.8174003219575" calcext:value-type="float">
            <text:p>24.817400322</text:p>
          </table:table-cell>
          <table:table-cell table:formula="of:=IMAGINARY([.R175])" office:value-type="float" office:value="-28.3424004052388" calcext:value-type="float">
            <text:p>-28.3424004052</text:p>
          </table:table-cell>
          <table:table-cell table:formula="of:=IMABS([.R175])" office:value-type="float" office:value="37.6722048660704" calcext:value-type="float">
            <text:p>37.6722048661</text:p>
          </table:table-cell>
        </table:table-row>
        <table:table-row table:style-name="ro1">
          <table:table-cell/>
          <table:table-cell table:formula="of:=[.B175]+[.$C$11]" office:value-type="float" office:value="7078" calcext:value-type="float">
            <text:p>7078</text:p>
          </table:table-cell>
          <table:table-cell table:formula="of:=COMPLEX([.$C$3]/1000;6.284*[.B176]*[.$C$4]/1000)" office:value-type="string" office:string-value="0.5+200.151684i" calcext:value-type="string">
            <text:p>0.5+200.151684i</text:p>
          </table:table-cell>
          <table:table-cell table:formula="of:=COMPLEX(0;-1/6.284/[.B176]/[.$C$5]*1000000000)" office:value-type="string" office:string-value="-198.964145860284i" calcext:value-type="string">
            <text:p>-198.964145860284i</text:p>
          </table:table-cell>
          <table:table-cell table:formula="of:=IMSUM([.C176];[.D176])" office:value-type="string" office:string-value="0.5+1.187538139716i" calcext:value-type="string">
            <text:p>0.5+1.187538139716i</text:p>
          </table:table-cell>
          <table:table-cell table:formula="of:=COMPLEX(0; 6.284*[.B176]*[.$C$6]/1000)" office:value-type="string" office:string-value="8.8956304i" calcext:value-type="string">
            <text:p>8.8956304i</text:p>
          </table:table-cell>
          <table:table-cell table:formula="of:=IMDIV(IMPRODUCT(-1;[.F176];[.F176]);[.E176])" office:value-type="string" office:string-value="23.8314684982905-56.6015555343206i" calcext:value-type="string">
            <text:p>23.8314684982905-56.6015555343206i</text:p>
          </table:table-cell>
          <table:table-cell table:formula="of:=COMPLEX(0;-1000000000/6.284/[.$F$12]/[.B176]+6.284*[.F$14]*[.B176]*0.001)" office:value-type="string" office:string-value="29.2062532673351i" calcext:value-type="string">
            <text:p>29.2062532673351i</text:p>
          </table:table-cell>
          <table:table-cell table:formula="of:=IMSUM([.G176];[.H176])" office:value-type="string" office:string-value="23.8314684982905-27.3953022669855i" calcext:value-type="string">
            <text:p>23.8314684982905-27.3953022669855i</text:p>
          </table:table-cell>
          <table:table-cell table:formula="of:=300000/[.B176]" office:value-type="float" office:value="42.3848544786663" calcext:value-type="float">
            <text:p>42.3848544787</text:p>
          </table:table-cell>
          <table:table-cell table:formula="of:=[.$C$1]/[.J176]*2*PI()" office:value-type="float" office:value="0" calcext:value-type="float">
            <text:p>0</text:p>
          </table:table-cell>
          <table:table-cell table:formula="of:=COMPLEX(0;TAN([.K176]))" office:value-type="string" office:string-value="0" calcext:value-type="string">
            <text:p>0</text:p>
          </table:table-cell>
          <table:table-cell table:formula="of:=IMPRODUCT(IMDIV(IMSUB([.I176];[.$C$2]); IMSUM([.I176]; [.$C$2])); 1-[.$F$1])" office:value-type="string" office:string-value="-0.190525146241613-0.44174654657575i" calcext:value-type="string">
            <text:p>-0.190525146241613-0.44174654657575i</text:p>
          </table:table-cell>
          <table:table-cell table:formula="of:=IMDIV(IMSUM(1;[.M176]);IMSUB(1;[.M176]))" office:value-type="string" office:string-value="0.476629369965811-0.547906045339712i" calcext:value-type="string">
            <text:p>0.476629369965811-0.547906045339712i</text:p>
          </table:table-cell>
          <table:table-cell table:formula="of:=IMSUM([.N176];[.L176])" office:value-type="string" office:string-value="0.476629369965811-0.547906045339712i" calcext:value-type="string">
            <text:p>0.476629369965811-0.547906045339712i</text:p>
          </table:table-cell>
          <table:table-cell table:formula="of:=IMSUM(1;IMPRODUCT([.L176];[.N176]))" office:value-type="string" office:string-value="1" calcext:value-type="string">
            <text:p>1</text:p>
          </table:table-cell>
          <table:table-cell table:formula="of:=IMPRODUCT([.$C$2];[.O176];IMDIV(1;[.P176]))" office:value-type="string" office:string-value="23.8314684982906-27.3953022669856i" calcext:value-type="string">
            <text:p>23.8314684982906-27.3953022669856i</text:p>
          </table:table-cell>
          <table:table-cell table:formula="of:=IMDIV(IMPRODUCT([.Q176];[.$F$10]);IMSUM([.Q176];[.$F$10]))" office:value-type="string" office:string-value="23.8316510220483-27.3939965512307i" calcext:value-type="string">
            <text:p>23.8316510220483-27.3939965512307i</text:p>
          </table:table-cell>
          <table:table-cell table:formula="of:=[.B176]" office:value-type="float" office:value="7078" calcext:value-type="float">
            <text:p>7078</text:p>
          </table:table-cell>
          <table:table-cell table:formula="of:=IMREAL([.R176])" office:value-type="float" office:value="23.8316510220483" calcext:value-type="float">
            <text:p>23.831651022</text:p>
          </table:table-cell>
          <table:table-cell table:formula="of:=IMAGINARY([.R176])" office:value-type="float" office:value="-27.3939965512307" calcext:value-type="float">
            <text:p>-27.3939965512</text:p>
          </table:table-cell>
          <table:table-cell table:formula="of:=IMABS([.R176])" office:value-type="float" office:value="36.3094841258525" calcext:value-type="float">
            <text:p>36.3094841259</text:p>
          </table:table-cell>
        </table:table-row>
        <table:table-row table:style-name="ro1">
          <table:table-cell/>
          <table:table-cell table:formula="of:=[.B176]+[.$C$11]" office:value-type="float" office:value="7078.5" calcext:value-type="float">
            <text:p>7078.5</text:p>
          </table:table-cell>
          <table:table-cell table:formula="of:=COMPLEX([.$C$3]/1000;6.284*[.B177]*[.$C$4]/1000)" office:value-type="string" office:string-value="0.5+200.165823i" calcext:value-type="string">
            <text:p>0.5+200.165823i</text:p>
          </table:table-cell>
          <table:table-cell table:formula="of:=COMPLEX(0;-1/6.284/[.B177]/[.$C$5]*1000000000)" office:value-type="string" office:string-value="-198.950091742473i" calcext:value-type="string">
            <text:p>-198.950091742473i</text:p>
          </table:table-cell>
          <table:table-cell table:formula="of:=IMSUM([.C177];[.D177])" office:value-type="string" office:string-value="0.5+1.21573125752698i" calcext:value-type="string">
            <text:p>0.5+1.21573125752698i</text:p>
          </table:table-cell>
          <table:table-cell table:formula="of:=COMPLEX(0; 6.284*[.B177]*[.$C$6]/1000)" office:value-type="string" office:string-value="8.8962588i" calcext:value-type="string">
            <text:p>8.8962588i</text:p>
          </table:table-cell>
          <table:table-cell table:formula="of:=IMDIV(IMPRODUCT(-1;[.F177];[.F177]);[.E177])" office:value-type="string" office:string-value="22.9002623174428-55.6811294097649i" calcext:value-type="string">
            <text:p>22.9002623174428-55.6811294097649i</text:p>
          </table:table-cell>
          <table:table-cell table:formula="of:=COMPLEX(0;-1000000000/6.284/[.$F$12]/[.B177]+6.284*[.F$14]*[.B177]*0.001)" office:value-type="string" office:string-value="29.2129875310303i" calcext:value-type="string">
            <text:p>29.2129875310303i</text:p>
          </table:table-cell>
          <table:table-cell table:formula="of:=IMSUM([.G177];[.H177])" office:value-type="string" office:string-value="22.9002623174428-26.4681418787346i" calcext:value-type="string">
            <text:p>22.9002623174428-26.4681418787346i</text:p>
          </table:table-cell>
          <table:table-cell table:formula="of:=300000/[.B177]" office:value-type="float" office:value="42.3818605636787" calcext:value-type="float">
            <text:p>42.3818605637</text:p>
          </table:table-cell>
          <table:table-cell table:formula="of:=[.$C$1]/[.J177]*2*PI()" office:value-type="float" office:value="0" calcext:value-type="float">
            <text:p>0</text:p>
          </table:table-cell>
          <table:table-cell table:formula="of:=COMPLEX(0;TAN([.K177]))" office:value-type="string" office:string-value="0" calcext:value-type="string">
            <text:p>0</text:p>
          </table:table-cell>
          <table:table-cell table:formula="of:=IMPRODUCT(IMDIV(IMSUB([.I177];[.$C$2]); IMSUM([.I177]; [.$C$2])); 1-[.$F$1])" office:value-type="string" office:string-value="-0.211972263694091-0.440034820298183i" calcext:value-type="string">
            <text:p>-0.211972263694091-0.440034820298183i</text:p>
          </table:table-cell>
          <table:table-cell table:formula="of:=IMDIV(IMSUM(1;[.M177]);IMSUB(1;[.M177]))" office:value-type="string" office:string-value="0.458005246348857-0.529362837574693i" calcext:value-type="string">
            <text:p>0.458005246348857-0.529362837574693i</text:p>
          </table:table-cell>
          <table:table-cell table:formula="of:=IMSUM([.N177];[.L177])" office:value-type="string" office:string-value="0.458005246348857-0.529362837574693i" calcext:value-type="string">
            <text:p>0.458005246348857-0.529362837574693i</text:p>
          </table:table-cell>
          <table:table-cell table:formula="of:=IMSUM(1;IMPRODUCT([.L177];[.N177]))" office:value-type="string" office:string-value="1" calcext:value-type="string">
            <text:p>1</text:p>
          </table:table-cell>
          <table:table-cell table:formula="of:=IMPRODUCT([.$C$2];[.O177];IMDIV(1;[.P177]))" office:value-type="string" office:string-value="22.9002623174429-26.4681418787347i" calcext:value-type="string">
            <text:p>22.9002623174429-26.4681418787347i</text:p>
          </table:table-cell>
          <table:table-cell table:formula="of:=IMDIV(IMPRODUCT([.Q177];[.$F$10]);IMSUM([.Q177];[.$F$10]))" office:value-type="string" office:string-value="22.9004384220209-26.4669296458375i" calcext:value-type="string">
            <text:p>22.9004384220209-26.4669296458375i</text:p>
          </table:table-cell>
          <table:table-cell table:formula="of:=[.B177]" office:value-type="float" office:value="7078.5" calcext:value-type="float">
            <text:p>7078.5</text:p>
          </table:table-cell>
          <table:table-cell table:formula="of:=IMREAL([.R177])" office:value-type="float" office:value="22.9004384220209" calcext:value-type="float">
            <text:p>22.900438422</text:p>
          </table:table-cell>
          <table:table-cell table:formula="of:=IMAGINARY([.R177])" office:value-type="float" office:value="-26.4669296458375" calcext:value-type="float">
            <text:p>-26.4669296458</text:p>
          </table:table-cell>
          <table:table-cell table:formula="of:=IMABS([.R177])" office:value-type="float" office:value="34.9989777679075" calcext:value-type="float">
            <text:p>34.9989777679</text:p>
          </table:table-cell>
        </table:table-row>
        <table:table-row table:style-name="ro1">
          <table:table-cell/>
          <table:table-cell table:formula="of:=[.B177]+[.$C$11]" office:value-type="float" office:value="7079" calcext:value-type="float">
            <text:p>7079</text:p>
          </table:table-cell>
          <table:table-cell table:formula="of:=COMPLEX([.$C$3]/1000;6.284*[.B178]*[.$C$4]/1000)" office:value-type="string" office:string-value="0.5+200.179962i" calcext:value-type="string">
            <text:p>0.5+200.179962i</text:p>
          </table:table-cell>
          <table:table-cell table:formula="of:=COMPLEX(0;-1/6.284/[.B178]/[.$C$5]*1000000000)" office:value-type="string" office:string-value="-198.936039609986i" calcext:value-type="string">
            <text:p>-198.936039609986i</text:p>
          </table:table-cell>
          <table:table-cell table:formula="of:=IMSUM([.C178];[.D178])" office:value-type="string" office:string-value="0.5+1.24392239001398i" calcext:value-type="string">
            <text:p>0.5+1.24392239001398i</text:p>
          </table:table-cell>
          <table:table-cell table:formula="of:=COMPLEX(0; 6.284*[.B178]*[.$C$6]/1000)" office:value-type="string" office:string-value="8.8968872i" calcext:value-type="string">
            <text:p>8.8968872i</text:p>
          </table:table-cell>
          <table:table-cell table:formula="of:=IMDIV(IMPRODUCT(-1;[.F178];[.F178]);[.E178])" office:value-type="string" office:string-value="22.0198942851682-54.7820790541232i" calcext:value-type="string">
            <text:p>22.0198942851682-54.7820790541232i</text:p>
          </table:table-cell>
          <table:table-cell table:formula="of:=COMPLEX(0;-1000000000/6.284/[.$F$12]/[.B178]+6.284*[.F$14]*[.B178]*0.001)" office:value-type="string" office:string-value="29.2197214648111i" calcext:value-type="string">
            <text:p>29.2197214648111i</text:p>
          </table:table-cell>
          <table:table-cell table:formula="of:=IMSUM([.G178];[.H178])" office:value-type="string" office:string-value="22.0198942851682-25.5623575893121i" calcext:value-type="string">
            <text:p>22.0198942851682-25.5623575893121i</text:p>
          </table:table-cell>
          <table:table-cell table:formula="of:=300000/[.B178]" office:value-type="float" office:value="42.3788670716203" calcext:value-type="float">
            <text:p>42.3788670716</text:p>
          </table:table-cell>
          <table:table-cell table:formula="of:=[.$C$1]/[.J178]*2*PI()" office:value-type="float" office:value="0" calcext:value-type="float">
            <text:p>0</text:p>
          </table:table-cell>
          <table:table-cell table:formula="of:=COMPLEX(0;TAN([.K178]))" office:value-type="string" office:string-value="0" calcext:value-type="string">
            <text:p>0</text:p>
          </table:table-cell>
          <table:table-cell table:formula="of:=IMPRODUCT(IMDIV(IMSUB([.I178];[.$C$2]); IMSUM([.I178]; [.$C$2])); 1-[.$F$1])" office:value-type="string" office:string-value="-0.233154169089595-0.437689171108808i" calcext:value-type="string">
            <text:p>-0.233154169089595-0.437689171108808i</text:p>
          </table:table-cell>
          <table:table-cell table:formula="of:=IMDIV(IMSUM(1;[.M178]);IMSUB(1;[.M178]))" office:value-type="string" office:string-value="0.440397885703363-0.511247151786239i" calcext:value-type="string">
            <text:p>0.440397885703363-0.511247151786239i</text:p>
          </table:table-cell>
          <table:table-cell table:formula="of:=IMSUM([.N178];[.L178])" office:value-type="string" office:string-value="0.440397885703363-0.511247151786239i" calcext:value-type="string">
            <text:p>0.440397885703363-0.511247151786239i</text:p>
          </table:table-cell>
          <table:table-cell table:formula="of:=IMSUM(1;IMPRODUCT([.L178];[.N178]))" office:value-type="string" office:string-value="1" calcext:value-type="string">
            <text:p>1</text:p>
          </table:table-cell>
          <table:table-cell table:formula="of:=IMPRODUCT([.$C$2];[.O178];IMDIV(1;[.P178]))" office:value-type="string" office:string-value="22.0198942851682-25.5623575893119i" calcext:value-type="string">
            <text:p>22.0198942851682-25.5623575893119i</text:p>
          </table:table-cell>
          <table:table-cell table:formula="of:=IMDIV(IMPRODUCT([.Q178];[.$F$10]);IMSUM([.Q178];[.$F$10]))" office:value-type="string" office:string-value="22.0200628112303-25.5612318478432i" calcext:value-type="string">
            <text:p>22.0200628112303-25.5612318478432i</text:p>
          </table:table-cell>
          <table:table-cell table:formula="of:=[.B178]" office:value-type="float" office:value="7079" calcext:value-type="float">
            <text:p>7079</text:p>
          </table:table-cell>
          <table:table-cell table:formula="of:=IMREAL([.R178])" office:value-type="float" office:value="22.0200628112303" calcext:value-type="float">
            <text:p>22.0200628112</text:p>
          </table:table-cell>
          <table:table-cell table:formula="of:=IMAGINARY([.R178])" office:value-type="float" office:value="-25.5612318478432" calcext:value-type="float">
            <text:p>-25.5612318478</text:p>
          </table:table-cell>
          <table:table-cell table:formula="of:=IMABS([.R178])" office:value-type="float" office:value="33.7381051600371" calcext:value-type="float">
            <text:p>33.73810516</text:p>
          </table:table-cell>
        </table:table-row>
        <table:table-row table:style-name="ro1">
          <table:table-cell/>
          <table:table-cell table:formula="of:=[.B178]+[.$C$11]" office:value-type="float" office:value="7079.5" calcext:value-type="float">
            <text:p>7079.5</text:p>
          </table:table-cell>
          <table:table-cell table:formula="of:=COMPLEX([.$C$3]/1000;6.284*[.B179]*[.$C$4]/1000)" office:value-type="string" office:string-value="0.5+200.194101i" calcext:value-type="string">
            <text:p>0.5+200.194101i</text:p>
          </table:table-cell>
          <table:table-cell table:formula="of:=COMPLEX(0;-1/6.284/[.B179]/[.$C$5]*1000000000)" office:value-type="string" office:string-value="-198.921989462404i" calcext:value-type="string">
            <text:p>-198.921989462404i</text:p>
          </table:table-cell>
          <table:table-cell table:formula="of:=IMSUM([.C179];[.D179])" office:value-type="string" office:string-value="0.5+1.27211153759598i" calcext:value-type="string">
            <text:p>0.5+1.27211153759598i</text:p>
          </table:table-cell>
          <table:table-cell table:formula="of:=COMPLEX(0; 6.284*[.B179]*[.$C$6]/1000)" office:value-type="string" office:string-value="8.8975156i" calcext:value-type="string">
            <text:p>8.8975156i</text:p>
          </table:table-cell>
          <table:table-cell table:formula="of:=IMDIV(IMPRODUCT(-1;[.F179];[.F179]);[.E179])" office:value-type="string" office:string-value="21.186947977723-53.9043219378145i" calcext:value-type="string">
            <text:p>21.186947977723-53.9043219378145i</text:p>
          </table:table-cell>
          <table:table-cell table:formula="of:=COMPLEX(0;-1000000000/6.284/[.$F$12]/[.B179]+6.284*[.F$14]*[.B179]*0.001)" office:value-type="string" office:string-value="29.2264550687475i" calcext:value-type="string">
            <text:p>29.2264550687475i</text:p>
          </table:table-cell>
          <table:table-cell table:formula="of:=IMSUM([.G179];[.H179])" office:value-type="string" office:string-value="21.186947977723-24.677866869067i" calcext:value-type="string">
            <text:p>21.186947977723-24.677866869067i</text:p>
          </table:table-cell>
          <table:table-cell table:formula="of:=300000/[.B179]" office:value-type="float" office:value="42.3758740024013" calcext:value-type="float">
            <text:p>42.3758740024</text:p>
          </table:table-cell>
          <table:table-cell table:formula="of:=[.$C$1]/[.J179]*2*PI()" office:value-type="float" office:value="0" calcext:value-type="float">
            <text:p>0</text:p>
          </table:table-cell>
          <table:table-cell table:formula="of:=COMPLEX(0;TAN([.K179]))" office:value-type="string" office:string-value="0" calcext:value-type="string">
            <text:p>0</text:p>
          </table:table-cell>
          <table:table-cell table:formula="of:=IMPRODUCT(IMDIV(IMSUB([.I179];[.$C$2]); IMSUM([.I179]; [.$C$2])); 1-[.$F$1])" office:value-type="string" office:string-value="-0.254046707461844-0.434731345752029i" calcext:value-type="string">
            <text:p>-0.254046707461844-0.434731345752029i</text:p>
          </table:table-cell>
          <table:table-cell table:formula="of:=IMDIV(IMSUM(1;[.M179]);IMSUB(1;[.M179]))" office:value-type="string" office:string-value="0.423738959554461-0.493557337381342i" calcext:value-type="string">
            <text:p>0.423738959554461-0.493557337381342i</text:p>
          </table:table-cell>
          <table:table-cell table:formula="of:=IMSUM([.N179];[.L179])" office:value-type="string" office:string-value="0.423738959554461-0.493557337381342i" calcext:value-type="string">
            <text:p>0.423738959554461-0.493557337381342i</text:p>
          </table:table-cell>
          <table:table-cell table:formula="of:=IMSUM(1;IMPRODUCT([.L179];[.N179]))" office:value-type="string" office:string-value="1" calcext:value-type="string">
            <text:p>1</text:p>
          </table:table-cell>
          <table:table-cell table:formula="of:=IMPRODUCT([.$C$2];[.O179];IMDIV(1;[.P179]))" office:value-type="string" office:string-value="21.1869479777231-24.6778668690671i" calcext:value-type="string">
            <text:p>21.1869479777231-24.6778668690671i</text:p>
          </table:table-cell>
          <table:table-cell table:formula="of:=IMDIV(IMPRODUCT([.Q179];[.$F$10]);IMSUM([.Q179];[.$F$10]))" office:value-type="string" office:string-value="21.1871080590349-24.6768211888625i" calcext:value-type="string">
            <text:p>21.1871080590349-24.6768211888625i</text:p>
          </table:table-cell>
          <table:table-cell table:formula="of:=[.B179]" office:value-type="float" office:value="7079.5" calcext:value-type="float">
            <text:p>7079.5</text:p>
          </table:table-cell>
          <table:table-cell table:formula="of:=IMREAL([.R179])" office:value-type="float" office:value="21.1871080590349" calcext:value-type="float">
            <text:p>21.187108059</text:p>
          </table:table-cell>
          <table:table-cell table:formula="of:=IMAGINARY([.R179])" office:value-type="float" office:value="-24.6768211888625" calcext:value-type="float">
            <text:p>-24.6768211889</text:p>
          </table:table-cell>
          <table:table-cell table:formula="of:=IMABS([.R179])" office:value-type="float" office:value="32.5244377644305" calcext:value-type="float">
            <text:p>32.5244377644</text:p>
          </table:table-cell>
        </table:table-row>
        <table:table-row table:style-name="ro1">
          <table:table-cell/>
          <table:table-cell table:formula="of:=[.B179]+[.$C$11]" office:value-type="float" office:value="7080" calcext:value-type="float">
            <text:p>7080</text:p>
          </table:table-cell>
          <table:table-cell table:formula="of:=COMPLEX([.$C$3]/1000;6.284*[.B180]*[.$C$4]/1000)" office:value-type="string" office:string-value="0.5+200.20824i" calcext:value-type="string">
            <text:p>0.5+200.20824i</text:p>
          </table:table-cell>
          <table:table-cell table:formula="of:=COMPLEX(0;-1/6.284/[.B180]/[.$C$5]*1000000000)" office:value-type="string" office:string-value="-198.907941299307i" calcext:value-type="string">
            <text:p>-198.907941299307i</text:p>
          </table:table-cell>
          <table:table-cell table:formula="of:=IMSUM([.C180];[.D180])" office:value-type="string" office:string-value="0.5+1.30029870069299i" calcext:value-type="string">
            <text:p>0.5+1.30029870069299i</text:p>
          </table:table-cell>
          <table:table-cell table:formula="of:=COMPLEX(0; 6.284*[.B180]*[.$C$6]/1000)" office:value-type="string" office:string-value="8.898144i" calcext:value-type="string">
            <text:p>8.898144i</text:p>
          </table:table-cell>
          <table:table-cell table:formula="of:=IMDIV(IMPRODUCT(-1;[.F180];[.F180]);[.E180])" office:value-type="string" office:string-value="20.3982679189728-53.0476825428558i" calcext:value-type="string">
            <text:p>20.3982679189728-53.0476825428558i</text:p>
          </table:table-cell>
          <table:table-cell table:formula="of:=COMPLEX(0;-1000000000/6.284/[.$F$12]/[.B180]+6.284*[.F$14]*[.B180]*0.001)" office:value-type="string" office:string-value="29.2331883429093i" calcext:value-type="string">
            <text:p>29.2331883429093i</text:p>
          </table:table-cell>
          <table:table-cell table:formula="of:=IMSUM([.G180];[.H180])" office:value-type="string" office:string-value="20.3982679189728-23.8144941999465i" calcext:value-type="string">
            <text:p>20.3982679189728-23.8144941999465i</text:p>
          </table:table-cell>
          <table:table-cell table:formula="of:=300000/[.B180]" office:value-type="float" office:value="42.3728813559322" calcext:value-type="float">
            <text:p>42.3728813559</text:p>
          </table:table-cell>
          <table:table-cell table:formula="of:=[.$C$1]/[.J180]*2*PI()" office:value-type="float" office:value="0" calcext:value-type="float">
            <text:p>0</text:p>
          </table:table-cell>
          <table:table-cell table:formula="of:=COMPLEX(0;TAN([.K180]))" office:value-type="string" office:string-value="0" calcext:value-type="string">
            <text:p>0</text:p>
          </table:table-cell>
          <table:table-cell table:formula="of:=IMPRODUCT(IMDIV(IMSUB([.I180];[.$C$2]); IMSUM([.I180]; [.$C$2])); 1-[.$F$1])" office:value-type="string" office:string-value="-0.27462752627914-0.431184043712615i" calcext:value-type="string">
            <text:p>-0.27462752627914-0.431184043712615i</text:p>
          </table:table-cell>
          <table:table-cell table:formula="of:=IMDIV(IMSUM(1;[.M180]);IMSUB(1;[.M180]))" office:value-type="string" office:string-value="0.407965358379456-0.47628988399893i" calcext:value-type="string">
            <text:p>0.407965358379456-0.47628988399893i</text:p>
          </table:table-cell>
          <table:table-cell table:formula="of:=IMSUM([.N180];[.L180])" office:value-type="string" office:string-value="0.407965358379456-0.47628988399893i" calcext:value-type="string">
            <text:p>0.407965358379456-0.47628988399893i</text:p>
          </table:table-cell>
          <table:table-cell table:formula="of:=IMSUM(1;IMPRODUCT([.L180];[.N180]))" office:value-type="string" office:string-value="1" calcext:value-type="string">
            <text:p>1</text:p>
          </table:table-cell>
          <table:table-cell table:formula="of:=IMPRODUCT([.$C$2];[.O180];IMDIV(1;[.P180]))" office:value-type="string" office:string-value="20.3982679189728-23.8144941999465i" calcext:value-type="string">
            <text:p>20.3982679189728-23.8144941999465i</text:p>
          </table:table-cell>
          <table:table-cell table:formula="of:=IMDIV(IMPRODUCT([.Q180];[.$F$10]);IMSUM([.Q180];[.$F$10]))" office:value-type="string" office:string-value="20.3984189337067-23.8135226663301i" calcext:value-type="string">
            <text:p>20.3984189337067-23.8135226663301i</text:p>
          </table:table-cell>
          <table:table-cell table:formula="of:=[.B180]" office:value-type="float" office:value="7080" calcext:value-type="float">
            <text:p>7080</text:p>
          </table:table-cell>
          <table:table-cell table:formula="of:=IMREAL([.R180])" office:value-type="float" office:value="20.3984189337067" calcext:value-type="float">
            <text:p>20.3984189337</text:p>
          </table:table-cell>
          <table:table-cell table:formula="of:=IMAGINARY([.R180])" office:value-type="float" office:value="-23.8135226663301" calcext:value-type="float">
            <text:p>-23.8135226663</text:p>
          </table:table-cell>
          <table:table-cell table:formula="of:=IMABS([.R180])" office:value-type="float" office:value="31.3556909790682" calcext:value-type="float">
            <text:p>31.3556909791</text:p>
          </table:table-cell>
        </table:table-row>
        <table:table-row table:style-name="ro1">
          <table:table-cell/>
          <table:table-cell table:formula="of:=[.B180]+[.$C$11]" office:value-type="float" office:value="7080.5" calcext:value-type="float">
            <text:p>7080.5</text:p>
          </table:table-cell>
          <table:table-cell table:formula="of:=COMPLEX([.$C$3]/1000;6.284*[.B181]*[.$C$4]/1000)" office:value-type="string" office:string-value="0.5+200.222379i" calcext:value-type="string">
            <text:p>0.5+200.222379i</text:p>
          </table:table-cell>
          <table:table-cell table:formula="of:=COMPLEX(0;-1/6.284/[.B181]/[.$C$5]*1000000000)" office:value-type="string" office:string-value="-198.893895120273i" calcext:value-type="string">
            <text:p>-198.893895120273i</text:p>
          </table:table-cell>
          <table:table-cell table:formula="of:=IMSUM([.C181];[.D181])" office:value-type="string" office:string-value="0.5+1.328483879727i" calcext:value-type="string">
            <text:p>0.5+1.328483879727i</text:p>
          </table:table-cell>
          <table:table-cell table:formula="of:=COMPLEX(0; 6.284*[.B181]*[.$C$6]/1000)" office:value-type="string" office:string-value="8.8987724i" calcext:value-type="string">
            <text:p>8.8987724i</text:p>
          </table:table-cell>
          <table:table-cell table:formula="of:=IMDIV(IMPRODUCT(-1;[.F181];[.F181]);[.E181])" office:value-type="string" office:string-value="19.6509385403026-52.2119101445961i" calcext:value-type="string">
            <text:p>19.6509385403026-52.2119101445961i</text:p>
          </table:table-cell>
          <table:table-cell table:formula="of:=COMPLEX(0;-1000000000/6.284/[.$F$12]/[.B181]+6.284*[.F$14]*[.B181]*0.001)" office:value-type="string" office:string-value="29.2399212873664i" calcext:value-type="string">
            <text:p>29.2399212873664i</text:p>
          </table:table-cell>
          <table:table-cell table:formula="of:=IMSUM([.G181];[.H181])" office:value-type="string" office:string-value="19.6509385403026-22.9719888572297i" calcext:value-type="string">
            <text:p>19.6509385403026-22.9719888572297i</text:p>
          </table:table-cell>
          <table:table-cell table:formula="of:=300000/[.B181]" office:value-type="float" office:value="42.3698891321234" calcext:value-type="float">
            <text:p>42.3698891321</text:p>
          </table:table-cell>
          <table:table-cell table:formula="of:=[.$C$1]/[.J181]*2*PI()" office:value-type="float" office:value="0" calcext:value-type="float">
            <text:p>0</text:p>
          </table:table-cell>
          <table:table-cell table:formula="of:=COMPLEX(0;TAN([.K181]))" office:value-type="string" office:string-value="0" calcext:value-type="string">
            <text:p>0</text:p>
          </table:table-cell>
          <table:table-cell table:formula="of:=IMPRODUCT(IMDIV(IMSUB([.I181];[.$C$2]); IMSUM([.I181]; [.$C$2])); 1-[.$F$1])" office:value-type="string" office:string-value="-0.294876094484618-0.427070759380819i" calcext:value-type="string">
            <text:p>-0.294876094484618-0.427070759380819i</text:p>
          </table:table-cell>
          <table:table-cell table:formula="of:=IMDIV(IMSUM(1;[.M181]);IMSUB(1;[.M181]))" office:value-type="string" office:string-value="0.393018770806052-0.459439777144594i" calcext:value-type="string">
            <text:p>0.393018770806052-0.459439777144594i</text:p>
          </table:table-cell>
          <table:table-cell table:formula="of:=IMSUM([.N181];[.L181])" office:value-type="string" office:string-value="0.393018770806052-0.459439777144594i" calcext:value-type="string">
            <text:p>0.393018770806052-0.459439777144594i</text:p>
          </table:table-cell>
          <table:table-cell table:formula="of:=IMSUM(1;IMPRODUCT([.L181];[.N181]))" office:value-type="string" office:string-value="1" calcext:value-type="string">
            <text:p>1</text:p>
          </table:table-cell>
          <table:table-cell table:formula="of:=IMPRODUCT([.$C$2];[.O181];IMDIV(1;[.P181]))" office:value-type="string" office:string-value="19.6509385403026-22.9719888572297i" calcext:value-type="string">
            <text:p>19.6509385403026-22.9719888572297i</text:p>
          </table:table-cell>
          <table:table-cell table:formula="of:=IMDIV(IMPRODUCT([.Q181];[.$F$10]);IMSUM([.Q181];[.$F$10]))" office:value-type="string" office:string-value="19.6510800698098-22.9710860285347i" calcext:value-type="string">
            <text:p>19.6510800698098-22.9710860285347i</text:p>
          </table:table-cell>
          <table:table-cell table:formula="of:=[.B181]" office:value-type="float" office:value="7080.5" calcext:value-type="float">
            <text:p>7080.5</text:p>
          </table:table-cell>
          <table:table-cell table:formula="of:=IMREAL([.R181])" office:value-type="float" office:value="19.6510800698098" calcext:value-type="float">
            <text:p>19.6510800698</text:p>
          </table:table-cell>
          <table:table-cell table:formula="of:=IMAGINARY([.R181])" office:value-type="float" office:value="-22.9710860285347" calcext:value-type="float">
            <text:p>-22.9710860285</text:p>
          </table:table-cell>
          <table:table-cell table:formula="of:=IMABS([.R181])" office:value-type="float" office:value="30.2297161951683" calcext:value-type="float">
            <text:p>30.2297161952</text:p>
          </table:table-cell>
        </table:table-row>
        <table:table-row table:style-name="ro1">
          <table:table-cell/>
          <table:table-cell table:formula="of:=[.B181]+[.$C$11]" office:value-type="float" office:value="7081" calcext:value-type="float">
            <text:p>7081</text:p>
          </table:table-cell>
          <table:table-cell table:formula="of:=COMPLEX([.$C$3]/1000;6.284*[.B182]*[.$C$4]/1000)" office:value-type="string" office:string-value="0.5+200.236518i" calcext:value-type="string">
            <text:p>0.5+200.236518i</text:p>
          </table:table-cell>
          <table:table-cell table:formula="of:=COMPLEX(0;-1/6.284/[.B182]/[.$C$5]*1000000000)" office:value-type="string" office:string-value="-198.879850924882i" calcext:value-type="string">
            <text:p>-198.879850924882i</text:p>
          </table:table-cell>
          <table:table-cell table:formula="of:=IMSUM([.C182];[.D182])" office:value-type="string" office:string-value="0.5+1.356667075118i" calcext:value-type="string">
            <text:p>0.5+1.356667075118i</text:p>
          </table:table-cell>
          <table:table-cell table:formula="of:=COMPLEX(0; 6.284*[.B182]*[.$C$6]/1000)" office:value-type="string" office:string-value="8.8994008i" calcext:value-type="string">
            <text:p>8.8994008i</text:p>
          </table:table-cell>
          <table:table-cell table:formula="of:=IMDIV(IMPRODUCT(-1;[.F182];[.F182]);[.E182])" office:value-type="string" office:string-value="18.9422647347729-51.3966937876704i" calcext:value-type="string">
            <text:p>18.9422647347729-51.3966937876704i</text:p>
          </table:table-cell>
          <table:table-cell table:formula="of:=COMPLEX(0;-1000000000/6.284/[.$F$12]/[.B182]+6.284*[.F$14]*[.B182]*0.001)" office:value-type="string" office:string-value="29.2466539021887i" calcext:value-type="string">
            <text:p>29.2466539021887i</text:p>
          </table:table-cell>
          <table:table-cell table:formula="of:=IMSUM([.G182];[.H182])" office:value-type="string" office:string-value="18.9422647347729-22.1500398854817i" calcext:value-type="string">
            <text:p>18.9422647347729-22.1500398854817i</text:p>
          </table:table-cell>
          <table:table-cell table:formula="of:=300000/[.B182]" office:value-type="float" office:value="42.3668973308855" calcext:value-type="float">
            <text:p>42.3668973309</text:p>
          </table:table-cell>
          <table:table-cell table:formula="of:=[.$C$1]/[.J182]*2*PI()" office:value-type="float" office:value="0" calcext:value-type="float">
            <text:p>0</text:p>
          </table:table-cell>
          <table:table-cell table:formula="of:=COMPLEX(0;TAN([.K182]))" office:value-type="string" office:string-value="0" calcext:value-type="string">
            <text:p>0</text:p>
          </table:table-cell>
          <table:table-cell table:formula="of:=IMPRODUCT(IMDIV(IMSUB([.I182];[.$C$2]); IMSUM([.I182]; [.$C$2])); 1-[.$F$1])" office:value-type="string" office:string-value="-0.314773707240344-0.422415628030096i" calcext:value-type="string">
            <text:p>-0.314773707240344-0.422415628030096i</text:p>
          </table:table-cell>
          <table:table-cell table:formula="of:=IMDIV(IMSUM(1;[.M182]);IMSUB(1;[.M182]))" office:value-type="string" office:string-value="0.378845294695458-0.443000797709635i" calcext:value-type="string">
            <text:p>0.378845294695458-0.443000797709635i</text:p>
          </table:table-cell>
          <table:table-cell table:formula="of:=IMSUM([.N182];[.L182])" office:value-type="string" office:string-value="0.378845294695458-0.443000797709635i" calcext:value-type="string">
            <text:p>0.378845294695458-0.443000797709635i</text:p>
          </table:table-cell>
          <table:table-cell table:formula="of:=IMSUM(1;IMPRODUCT([.L182];[.N182]))" office:value-type="string" office:string-value="1" calcext:value-type="string">
            <text:p>1</text:p>
          </table:table-cell>
          <table:table-cell table:formula="of:=IMPRODUCT([.$C$2];[.O182];IMDIV(1;[.P182]))" office:value-type="string" office:string-value="18.9422647347729-22.1500398854818i" calcext:value-type="string">
            <text:p>18.9422647347729-22.1500398854818i</text:p>
          </table:table-cell>
          <table:table-cell table:formula="of:=IMDIV(IMPRODUCT([.Q182];[.$F$10]);IMSUM([.Q182];[.$F$10]))" office:value-type="string" office:string-value="18.9423965286952-22.1492007537798i" calcext:value-type="string">
            <text:p>18.9423965286952-22.1492007537798i</text:p>
          </table:table-cell>
          <table:table-cell table:formula="of:=[.B182]" office:value-type="float" office:value="7081" calcext:value-type="float">
            <text:p>7081</text:p>
          </table:table-cell>
          <table:table-cell table:formula="of:=IMREAL([.R182])" office:value-type="float" office:value="18.9423965286952" calcext:value-type="float">
            <text:p>18.9423965287</text:p>
          </table:table-cell>
          <table:table-cell table:formula="of:=IMAGINARY([.R182])" office:value-type="float" office:value="-22.1492007537798" calcext:value-type="float">
            <text:p>-22.1492007538</text:p>
          </table:table-cell>
          <table:table-cell table:formula="of:=IMABS([.R182])" office:value-type="float" office:value="29.1444931381824" calcext:value-type="float">
            <text:p>29.1444931382</text:p>
          </table:table-cell>
        </table:table-row>
        <table:table-row table:style-name="ro1">
          <table:table-cell/>
          <table:table-cell table:formula="of:=[.B182]+[.$C$11]" office:value-type="float" office:value="7081.5" calcext:value-type="float">
            <text:p>7081.5</text:p>
          </table:table-cell>
          <table:table-cell table:formula="of:=COMPLEX([.$C$3]/1000;6.284*[.B183]*[.$C$4]/1000)" office:value-type="string" office:string-value="0.5+200.250657i" calcext:value-type="string">
            <text:p>0.5+200.250657i</text:p>
          </table:table-cell>
          <table:table-cell table:formula="of:=COMPLEX(0;-1/6.284/[.B183]/[.$C$5]*1000000000)" office:value-type="string" office:string-value="-198.865808712715i" calcext:value-type="string">
            <text:p>-198.865808712715i</text:p>
          </table:table-cell>
          <table:table-cell table:formula="of:=IMSUM([.C183];[.D183])" office:value-type="string" office:string-value="0.5+1.384848287285i" calcext:value-type="string">
            <text:p>0.5+1.384848287285i</text:p>
          </table:table-cell>
          <table:table-cell table:formula="of:=COMPLEX(0; 6.284*[.B183]*[.$C$6]/1000)" office:value-type="string" office:string-value="8.9000292i" calcext:value-type="string">
            <text:p>8.9000292i</text:p>
          </table:table-cell>
          <table:table-cell table:formula="of:=IMDIV(IMPRODUCT(-1;[.F183];[.F183]);[.E183])" office:value-type="string" office:string-value="18.2697539316338-50.6016748826828i" calcext:value-type="string">
            <text:p>18.2697539316338-50.6016748826828i</text:p>
          </table:table-cell>
          <table:table-cell table:formula="of:=COMPLEX(0;-1000000000/6.284/[.$F$12]/[.B183]+6.284*[.F$14]*[.B183]*0.001)" office:value-type="string" office:string-value="29.2533861874459i" calcext:value-type="string">
            <text:p>29.2533861874459i</text:p>
          </table:table-cell>
          <table:table-cell table:formula="of:=IMSUM([.G183];[.H183])" office:value-type="string" office:string-value="18.2697539316338-21.3482886952369i" calcext:value-type="string">
            <text:p>18.2697539316338-21.3482886952369i</text:p>
          </table:table-cell>
          <table:table-cell table:formula="of:=300000/[.B183]" office:value-type="float" office:value="42.3639059521288" calcext:value-type="float">
            <text:p>42.3639059521</text:p>
          </table:table-cell>
          <table:table-cell table:formula="of:=[.$C$1]/[.J183]*2*PI()" office:value-type="float" office:value="0" calcext:value-type="float">
            <text:p>0</text:p>
          </table:table-cell>
          <table:table-cell table:formula="of:=COMPLEX(0;TAN([.K183]))" office:value-type="string" office:string-value="0" calcext:value-type="string">
            <text:p>0</text:p>
          </table:table-cell>
          <table:table-cell table:formula="of:=IMPRODUCT(IMDIV(IMSUB([.I183];[.$C$2]); IMSUM([.I183]; [.$C$2])); 1-[.$F$1])" office:value-type="string" office:string-value="-0.334303477355739-0.417243276871543i" calcext:value-type="string">
            <text:p>-0.334303477355739-0.417243276871543i</text:p>
          </table:table-cell>
          <table:table-cell table:formula="of:=IMDIV(IMSUM(1;[.M183]);IMSUB(1;[.M183]))" office:value-type="string" office:string-value="0.365395078632676-0.426965773904738i" calcext:value-type="string">
            <text:p>0.365395078632676-0.426965773904738i</text:p>
          </table:table-cell>
          <table:table-cell table:formula="of:=IMSUM([.N183];[.L183])" office:value-type="string" office:string-value="0.365395078632676-0.426965773904738i" calcext:value-type="string">
            <text:p>0.365395078632676-0.426965773904738i</text:p>
          </table:table-cell>
          <table:table-cell table:formula="of:=IMSUM(1;IMPRODUCT([.L183];[.N183]))" office:value-type="string" office:string-value="1" calcext:value-type="string">
            <text:p>1</text:p>
          </table:table-cell>
          <table:table-cell table:formula="of:=IMPRODUCT([.$C$2];[.O183];IMDIV(1;[.P183]))" office:value-type="string" office:string-value="18.2697539316338-21.3482886952369i" calcext:value-type="string">
            <text:p>18.2697539316338-21.3482886952369i</text:p>
          </table:table-cell>
          <table:table-cell table:formula="of:=IMDIV(IMPRODUCT([.Q183];[.$F$10]);IMSUM([.Q183];[.$F$10]))" office:value-type="string" office:string-value="18.2698758783967-21.3475086501421i" calcext:value-type="string">
            <text:p>18.2698758783967-21.3475086501421i</text:p>
          </table:table-cell>
          <table:table-cell table:formula="of:=[.B183]" office:value-type="float" office:value="7081.5" calcext:value-type="float">
            <text:p>7081.5</text:p>
          </table:table-cell>
          <table:table-cell table:formula="of:=IMREAL([.R183])" office:value-type="float" office:value="18.2698758783967" calcext:value-type="float">
            <text:p>18.2698758784</text:p>
          </table:table-cell>
          <table:table-cell table:formula="of:=IMAGINARY([.R183])" office:value-type="float" office:value="-21.3475086501421" calcext:value-type="float">
            <text:p>-21.3475086501</text:p>
          </table:table-cell>
          <table:table-cell table:formula="of:=IMABS([.R183])" office:value-type="float" office:value="28.0981225383461" calcext:value-type="float">
            <text:p>28.0981225383</text:p>
          </table:table-cell>
        </table:table-row>
        <table:table-row table:style-name="ro1">
          <table:table-cell/>
          <table:table-cell table:formula="of:=[.B183]+[.$C$11]" office:value-type="float" office:value="7082" calcext:value-type="float">
            <text:p>7082</text:p>
          </table:table-cell>
          <table:table-cell table:formula="of:=COMPLEX([.$C$3]/1000;6.284*[.B184]*[.$C$4]/1000)" office:value-type="string" office:string-value="0.5+200.264796i" calcext:value-type="string">
            <text:p>0.5+200.264796i</text:p>
          </table:table-cell>
          <table:table-cell table:formula="of:=COMPLEX(0;-1/6.284/[.B184]/[.$C$5]*1000000000)" office:value-type="string" office:string-value="-198.851768483351i" calcext:value-type="string">
            <text:p>-198.851768483351i</text:p>
          </table:table-cell>
          <table:table-cell table:formula="of:=IMSUM([.C184];[.D184])" office:value-type="string" office:string-value="0.5+1.41302751664898i" calcext:value-type="string">
            <text:p>0.5+1.41302751664898i</text:p>
          </table:table-cell>
          <table:table-cell table:formula="of:=COMPLEX(0; 6.284*[.B184]*[.$C$6]/1000)" office:value-type="string" office:string-value="8.9006576i" calcext:value-type="string">
            <text:p>8.9006576i</text:p>
          </table:table-cell>
          <table:table-cell table:formula="of:=IMDIV(IMPRODUCT(-1;[.F184];[.F184]);[.E184])" office:value-type="string" office:string-value="17.6310996067424-49.8264577862121i" calcext:value-type="string">
            <text:p>17.6310996067424-49.8264577862121i</text:p>
          </table:table-cell>
          <table:table-cell table:formula="of:=COMPLEX(0;-1000000000/6.284/[.$F$12]/[.B184]+6.284*[.F$14]*[.B184]*0.001)" office:value-type="string" office:string-value="29.2601181432078i" calcext:value-type="string">
            <text:p>29.2601181432078i</text:p>
          </table:table-cell>
          <table:table-cell table:formula="of:=IMSUM([.G184];[.H184])" office:value-type="string" office:string-value="17.6310996067424-20.5663396430043i" calcext:value-type="string">
            <text:p>17.6310996067424-20.5663396430043i</text:p>
          </table:table-cell>
          <table:table-cell table:formula="of:=300000/[.B184]" office:value-type="float" office:value="42.3609149957639" calcext:value-type="float">
            <text:p>42.3609149958</text:p>
          </table:table-cell>
          <table:table-cell table:formula="of:=[.$C$1]/[.J184]*2*PI()" office:value-type="float" office:value="0" calcext:value-type="float">
            <text:p>0</text:p>
          </table:table-cell>
          <table:table-cell table:formula="of:=COMPLEX(0;TAN([.K184]))" office:value-type="string" office:string-value="0" calcext:value-type="string">
            <text:p>0</text:p>
          </table:table-cell>
          <table:table-cell table:formula="of:=IMPRODUCT(IMDIV(IMSUB([.I184];[.$C$2]); IMSUM([.I184]; [.$C$2])); 1-[.$F$1])" office:value-type="string" office:string-value="-0.353450314465976-0.411578682279228i" calcext:value-type="string">
            <text:p>-0.353450314465976-0.411578682279228i</text:p>
          </table:table-cell>
          <table:table-cell table:formula="of:=IMDIV(IMSUM(1;[.M184]);IMSUB(1;[.M184]))" office:value-type="string" office:string-value="0.352621992134847-0.411326792860085i" calcext:value-type="string">
            <text:p>0.352621992134847-0.411326792860085i</text:p>
          </table:table-cell>
          <table:table-cell table:formula="of:=IMSUM([.N184];[.L184])" office:value-type="string" office:string-value="0.352621992134847-0.411326792860085i" calcext:value-type="string">
            <text:p>0.352621992134847-0.411326792860085i</text:p>
          </table:table-cell>
          <table:table-cell table:formula="of:=IMSUM(1;IMPRODUCT([.L184];[.N184]))" office:value-type="string" office:string-value="1" calcext:value-type="string">
            <text:p>1</text:p>
          </table:table-cell>
          <table:table-cell table:formula="of:=IMPRODUCT([.$C$2];[.O184];IMDIV(1;[.P184]))" office:value-type="string" office:string-value="17.6310996067424-20.5663396430043i" calcext:value-type="string">
            <text:p>17.6310996067424-20.5663396430043i</text:p>
          </table:table-cell>
          <table:table-cell table:formula="of:=IMDIV(IMPRODUCT([.Q184];[.$F$10]);IMSUM([.Q184];[.$F$10]))" office:value-type="string" office:string-value="17.6312117086161-20.5656144383941i" calcext:value-type="string">
            <text:p>17.6312117086161-20.5656144383941i</text:p>
          </table:table-cell>
          <table:table-cell table:formula="of:=[.B184]" office:value-type="float" office:value="7082" calcext:value-type="float">
            <text:p>7082</text:p>
          </table:table-cell>
          <table:table-cell table:formula="of:=IMREAL([.R184])" office:value-type="float" office:value="17.6312117086161" calcext:value-type="float">
            <text:p>17.6312117086</text:p>
          </table:table-cell>
          <table:table-cell table:formula="of:=IMAGINARY([.R184])" office:value-type="float" office:value="-20.5656144383941" calcext:value-type="float">
            <text:p>-20.5656144384</text:p>
          </table:table-cell>
          <table:table-cell table:formula="of:=IMABS([.R184])" office:value-type="float" office:value="27.088819161099" calcext:value-type="float">
            <text:p>27.0888191611</text:p>
          </table:table-cell>
        </table:table-row>
        <table:table-row table:style-name="ro1">
          <table:table-cell/>
          <table:table-cell table:formula="of:=[.B184]+[.$C$11]" office:value-type="float" office:value="7082.5" calcext:value-type="float">
            <text:p>7082.5</text:p>
          </table:table-cell>
          <table:table-cell table:formula="of:=COMPLEX([.$C$3]/1000;6.284*[.B185]*[.$C$4]/1000)" office:value-type="string" office:string-value="0.5+200.278935i" calcext:value-type="string">
            <text:p>0.5+200.278935i</text:p>
          </table:table-cell>
          <table:table-cell table:formula="of:=COMPLEX(0;-1/6.284/[.B185]/[.$C$5]*1000000000)" office:value-type="string" office:string-value="-198.83773023637i" calcext:value-type="string">
            <text:p>-198.83773023637i</text:p>
          </table:table-cell>
          <table:table-cell table:formula="of:=IMSUM([.C185];[.D185])" office:value-type="string" office:string-value="0.5+1.44120476363i" calcext:value-type="string">
            <text:p>0.5+1.44120476363i</text:p>
          </table:table-cell>
          <table:table-cell table:formula="of:=COMPLEX(0; 6.284*[.B185]*[.$C$6]/1000)" office:value-type="string" office:string-value="8.901286i" calcext:value-type="string">
            <text:p>8.901286i</text:p>
          </table:table-cell>
          <table:table-cell table:formula="of:=IMDIV(IMPRODUCT(-1;[.F185];[.F185]);[.E185])" office:value-type="string" office:string-value="17.0241661387667-49.0706186720382i" calcext:value-type="string">
            <text:p>17.0241661387667-49.0706186720382i</text:p>
          </table:table-cell>
          <table:table-cell table:formula="of:=COMPLEX(0;-1000000000/6.284/[.$F$12]/[.B185]+6.284*[.F$14]*[.B185]*0.001)" office:value-type="string" office:string-value="29.2668497695444i" calcext:value-type="string">
            <text:p>29.2668497695444i</text:p>
          </table:table-cell>
          <table:table-cell table:formula="of:=IMSUM([.G185];[.H185])" office:value-type="string" office:string-value="17.0241661387667-19.8037689024938i" calcext:value-type="string">
            <text:p>17.0241661387667-19.8037689024938i</text:p>
          </table:table-cell>
          <table:table-cell table:formula="of:=300000/[.B185]" office:value-type="float" office:value="42.3579244617014" calcext:value-type="float">
            <text:p>42.3579244617</text:p>
          </table:table-cell>
          <table:table-cell table:formula="of:=[.$C$1]/[.J185]*2*PI()" office:value-type="float" office:value="0" calcext:value-type="float">
            <text:p>0</text:p>
          </table:table-cell>
          <table:table-cell table:formula="of:=COMPLEX(0;TAN([.K185]))" office:value-type="string" office:string-value="0" calcext:value-type="string">
            <text:p>0</text:p>
          </table:table-cell>
          <table:table-cell table:formula="of:=IMPRODUCT(IMDIV(IMSUB([.I185];[.$C$2]); IMSUM([.I185]; [.$C$2])); 1-[.$F$1])" office:value-type="string" office:string-value="-0.372200893091208-0.405447034108732i" calcext:value-type="string">
            <text:p>-0.372200893091208-0.405447034108732i</text:p>
          </table:table-cell>
          <table:table-cell table:formula="of:=IMDIV(IMSUM(1;[.M185]);IMSUB(1;[.M185]))" office:value-type="string" office:string-value="0.340483322775334-0.396075378049875i" calcext:value-type="string">
            <text:p>0.340483322775334-0.396075378049875i</text:p>
          </table:table-cell>
          <table:table-cell table:formula="of:=IMSUM([.N185];[.L185])" office:value-type="string" office:string-value="0.340483322775334-0.396075378049875i" calcext:value-type="string">
            <text:p>0.340483322775334-0.396075378049875i</text:p>
          </table:table-cell>
          <table:table-cell table:formula="of:=IMSUM(1;IMPRODUCT([.L185];[.N185]))" office:value-type="string" office:string-value="1" calcext:value-type="string">
            <text:p>1</text:p>
          </table:table-cell>
          <table:table-cell table:formula="of:=IMPRODUCT([.$C$2];[.O185];IMDIV(1;[.P185]))" office:value-type="string" office:string-value="17.0241661387667-19.8037689024938i" calcext:value-type="string">
            <text:p>17.0241661387667-19.8037689024938i</text:p>
          </table:table-cell>
          <table:table-cell table:formula="of:=IMDIV(IMPRODUCT([.Q185];[.$F$10]);IMSUM([.Q185];[.$F$10]))" office:value-type="string" office:string-value="17.0242684908034-19.8030946259676i" calcext:value-type="string">
            <text:p>17.0242684908034-19.8030946259676i</text:p>
          </table:table-cell>
          <table:table-cell table:formula="of:=[.B185]" office:value-type="float" office:value="7082.5" calcext:value-type="float">
            <text:p>7082.5</text:p>
          </table:table-cell>
          <table:table-cell table:formula="of:=IMREAL([.R185])" office:value-type="float" office:value="17.0242684908034" calcext:value-type="float">
            <text:p>17.0242684908</text:p>
          </table:table-cell>
          <table:table-cell table:formula="of:=IMAGINARY([.R185])" office:value-type="float" office:value="-19.8030946259676" calcext:value-type="float">
            <text:p>-19.803094626</text:p>
          </table:table-cell>
          <table:table-cell table:formula="of:=IMABS([.R185])" office:value-type="float" office:value="26.114905215451" calcext:value-type="float">
            <text:p>26.1149052155</text:p>
          </table:table-cell>
        </table:table-row>
        <table:table-row table:style-name="ro1">
          <table:table-cell/>
          <table:table-cell table:formula="of:=[.B185]+[.$C$11]" office:value-type="float" office:value="7083" calcext:value-type="float">
            <text:p>7083</text:p>
          </table:table-cell>
          <table:table-cell table:formula="of:=COMPLEX([.$C$3]/1000;6.284*[.B186]*[.$C$4]/1000)" office:value-type="string" office:string-value="0.5+200.293074i" calcext:value-type="string">
            <text:p>0.5+200.293074i</text:p>
          </table:table-cell>
          <table:table-cell table:formula="of:=COMPLEX(0;-1/6.284/[.B186]/[.$C$5]*1000000000)" office:value-type="string" office:string-value="-198.823693971353i" calcext:value-type="string">
            <text:p>-198.823693971353i</text:p>
          </table:table-cell>
          <table:table-cell table:formula="of:=IMSUM([.C186];[.D186])" office:value-type="string" office:string-value="0.5+1.46938002864698i" calcext:value-type="string">
            <text:p>0.5+1.46938002864698i</text:p>
          </table:table-cell>
          <table:table-cell table:formula="of:=COMPLEX(0; 6.284*[.B186]*[.$C$6]/1000)" office:value-type="string" office:string-value="8.9019144i" calcext:value-type="string">
            <text:p>8.9019144i</text:p>
          </table:table-cell>
          <table:table-cell table:formula="of:=IMDIV(IMPRODUCT(-1;[.F186];[.F186]);[.E186])" office:value-type="string" office:string-value="16.4469749187081-48.3337129544151i" calcext:value-type="string">
            <text:p>16.4469749187081-48.3337129544151i</text:p>
          </table:table-cell>
          <table:table-cell table:formula="of:=COMPLEX(0;-1000000000/6.284/[.$F$12]/[.B186]+6.284*[.F$14]*[.B186]*0.001)" office:value-type="string" office:string-value="29.2735810665252i" calcext:value-type="string">
            <text:p>29.2735810665252i</text:p>
          </table:table-cell>
          <table:table-cell table:formula="of:=IMSUM([.G186];[.H186])" office:value-type="string" office:string-value="16.4469749187081-19.0601318878899i" calcext:value-type="string">
            <text:p>16.4469749187081-19.0601318878899i</text:p>
          </table:table-cell>
          <table:table-cell table:formula="of:=300000/[.B186]" office:value-type="float" office:value="42.3549343498518" calcext:value-type="float">
            <text:p>42.3549343499</text:p>
          </table:table-cell>
          <table:table-cell table:formula="of:=[.$C$1]/[.J186]*2*PI()" office:value-type="float" office:value="0" calcext:value-type="float">
            <text:p>0</text:p>
          </table:table-cell>
          <table:table-cell table:formula="of:=COMPLEX(0;TAN([.K186]))" office:value-type="string" office:string-value="0" calcext:value-type="string">
            <text:p>0</text:p>
          </table:table-cell>
          <table:table-cell table:formula="of:=IMPRODUCT(IMDIV(IMSUB([.I186];[.$C$2]); IMSUM([.I186]; [.$C$2])); 1-[.$F$1])" office:value-type="string" office:string-value="-0.390543610761737-0.398873607856589i" calcext:value-type="string">
            <text:p>-0.390543610761737-0.398873607856589i</text:p>
          </table:table-cell>
          <table:table-cell table:formula="of:=IMDIV(IMSUM(1;[.M186]);IMSUB(1;[.M186]))" office:value-type="string" office:string-value="0.328939498374161-0.381202637757798i" calcext:value-type="string">
            <text:p>0.328939498374161-0.381202637757798i</text:p>
          </table:table-cell>
          <table:table-cell table:formula="of:=IMSUM([.N186];[.L186])" office:value-type="string" office:string-value="0.328939498374161-0.381202637757798i" calcext:value-type="string">
            <text:p>0.328939498374161-0.381202637757798i</text:p>
          </table:table-cell>
          <table:table-cell table:formula="of:=IMSUM(1;IMPRODUCT([.L186];[.N186]))" office:value-type="string" office:string-value="1" calcext:value-type="string">
            <text:p>1</text:p>
          </table:table-cell>
          <table:table-cell table:formula="of:=IMPRODUCT([.$C$2];[.O186];IMDIV(1;[.P186]))" office:value-type="string" office:string-value="16.4469749187081-19.0601318878899i" calcext:value-type="string">
            <text:p>16.4469749187081-19.0601318878899i</text:p>
          </table:table-cell>
          <table:table-cell table:formula="of:=IMDIV(IMPRODUCT([.Q186];[.$F$10]);IMSUM([.Q186];[.$F$10]))" office:value-type="string" office:string-value="16.4470676909688-19.059504932784i" calcext:value-type="string">
            <text:p>16.4470676909688-19.059504932784i</text:p>
          </table:table-cell>
          <table:table-cell table:formula="of:=[.B186]" office:value-type="float" office:value="7083" calcext:value-type="float">
            <text:p>7083</text:p>
          </table:table-cell>
          <table:table-cell table:formula="of:=IMREAL([.R186])" office:value-type="float" office:value="16.4470676909688" calcext:value-type="float">
            <text:p>16.447067691</text:p>
          </table:table-cell>
          <table:table-cell table:formula="of:=IMAGINARY([.R186])" office:value-type="float" office:value="-19.059504932784" calcext:value-type="float">
            <text:p>-19.0595049328</text:p>
          </table:table-cell>
          <table:table-cell table:formula="of:=IMABS([.R186])" office:value-type="float" office:value="25.1748041484761" calcext:value-type="float">
            <text:p>25.1748041485</text:p>
          </table:table-cell>
        </table:table-row>
        <table:table-row table:style-name="ro1">
          <table:table-cell/>
          <table:table-cell table:formula="of:=[.B186]+[.$C$11]" office:value-type="float" office:value="7083.5" calcext:value-type="float">
            <text:p>7083.5</text:p>
          </table:table-cell>
          <table:table-cell table:formula="of:=COMPLEX([.$C$3]/1000;6.284*[.B187]*[.$C$4]/1000)" office:value-type="string" office:string-value="0.5+200.307213i" calcext:value-type="string">
            <text:p>0.5+200.307213i</text:p>
          </table:table-cell>
          <table:table-cell table:formula="of:=COMPLEX(0;-1/6.284/[.B187]/[.$C$5]*1000000000)" office:value-type="string" office:string-value="-198.809659687879i" calcext:value-type="string">
            <text:p>-198.809659687879i</text:p>
          </table:table-cell>
          <table:table-cell table:formula="of:=IMSUM([.C187];[.D187])" office:value-type="string" office:string-value="0.5+1.497553312121i" calcext:value-type="string">
            <text:p>0.5+1.497553312121i</text:p>
          </table:table-cell>
          <table:table-cell table:formula="of:=COMPLEX(0; 6.284*[.B187]*[.$C$6]/1000)" office:value-type="string" office:string-value="8.9025428i" calcext:value-type="string">
            <text:p>8.9025428i</text:p>
          </table:table-cell>
          <table:table-cell table:formula="of:=IMDIV(IMPRODUCT(-1;[.F187];[.F187]);[.E187])" office:value-type="string" office:string-value="15.8976916212154-47.6152814848588i" calcext:value-type="string">
            <text:p>15.8976916212154-47.6152814848588i</text:p>
          </table:table-cell>
          <table:table-cell table:formula="of:=COMPLEX(0;-1000000000/6.284/[.$F$12]/[.B187]+6.284*[.F$14]*[.B187]*0.001)" office:value-type="string" office:string-value="29.2803120342201i" calcext:value-type="string">
            <text:p>29.2803120342201i</text:p>
          </table:table-cell>
          <table:table-cell table:formula="of:=IMSUM([.G187];[.H187])" office:value-type="string" office:string-value="15.8976916212154-18.3349694506387i" calcext:value-type="string">
            <text:p>15.8976916212154-18.3349694506387i</text:p>
          </table:table-cell>
          <table:table-cell table:formula="of:=300000/[.B187]" office:value-type="float" office:value="42.3519446601256" calcext:value-type="float">
            <text:p>42.3519446601</text:p>
          </table:table-cell>
          <table:table-cell table:formula="of:=[.$C$1]/[.J187]*2*PI()" office:value-type="float" office:value="0" calcext:value-type="float">
            <text:p>0</text:p>
          </table:table-cell>
          <table:table-cell table:formula="of:=COMPLEX(0;TAN([.K187]))" office:value-type="string" office:string-value="0" calcext:value-type="string">
            <text:p>0</text:p>
          </table:table-cell>
          <table:table-cell table:formula="of:=IMPRODUCT(IMDIV(IMSUB([.I187];[.$C$2]); IMSUM([.I187]; [.$C$2])); 1-[.$F$1])" office:value-type="string" office:string-value="-0.408468537407782-0.391883645242036i" calcext:value-type="string">
            <text:p>-0.408468537407782-0.391883645242036i</text:p>
          </table:table-cell>
          <table:table-cell table:formula="of:=IMDIV(IMSUM(1;[.M187]);IMSUB(1;[.M187]))" office:value-type="string" office:string-value="0.317953832424309-0.366699389012775i" calcext:value-type="string">
            <text:p>0.317953832424309-0.366699389012775i</text:p>
          </table:table-cell>
          <table:table-cell table:formula="of:=IMSUM([.N187];[.L187])" office:value-type="string" office:string-value="0.317953832424309-0.366699389012775i" calcext:value-type="string">
            <text:p>0.317953832424309-0.366699389012775i</text:p>
          </table:table-cell>
          <table:table-cell table:formula="of:=IMSUM(1;IMPRODUCT([.L187];[.N187]))" office:value-type="string" office:string-value="1" calcext:value-type="string">
            <text:p>1</text:p>
          </table:table-cell>
          <table:table-cell table:formula="of:=IMPRODUCT([.$C$2];[.O187];IMDIV(1;[.P187]))" office:value-type="string" office:string-value="15.8976916212155-18.3349694506388i" calcext:value-type="string">
            <text:p>15.8976916212155-18.3349694506388i</text:p>
          </table:table-cell>
          <table:table-cell table:formula="of:=IMDIV(IMPRODUCT([.Q187];[.$F$10]);IMSUM([.Q187];[.$F$10]))" office:value-type="string" office:string-value="15.8977750437901-18.3343864904136i" calcext:value-type="string">
            <text:p>15.8977750437901-18.3343864904136i</text:p>
          </table:table-cell>
          <table:table-cell table:formula="of:=[.B187]" office:value-type="float" office:value="7083.5" calcext:value-type="float">
            <text:p>7083.5</text:p>
          </table:table-cell>
          <table:table-cell table:formula="of:=IMREAL([.R187])" office:value-type="float" office:value="15.8977750437901" calcext:value-type="float">
            <text:p>15.8977750438</text:p>
          </table:table-cell>
          <table:table-cell table:formula="of:=IMAGINARY([.R187])" office:value-type="float" office:value="-18.3343864904136" calcext:value-type="float">
            <text:p>-18.3343864904</text:p>
          </table:table-cell>
          <table:table-cell table:formula="of:=IMABS([.R187])" office:value-type="float" office:value="24.2670348275766" calcext:value-type="float">
            <text:p>24.2670348276</text:p>
          </table:table-cell>
        </table:table-row>
        <table:table-row table:style-name="ro1">
          <table:table-cell/>
          <table:table-cell table:formula="of:=[.B187]+[.$C$11]" office:value-type="float" office:value="7084" calcext:value-type="float">
            <text:p>7084</text:p>
          </table:table-cell>
          <table:table-cell table:formula="of:=COMPLEX([.$C$3]/1000;6.284*[.B188]*[.$C$4]/1000)" office:value-type="string" office:string-value="0.5+200.321352i" calcext:value-type="string">
            <text:p>0.5+200.321352i</text:p>
          </table:table-cell>
          <table:table-cell table:formula="of:=COMPLEX(0;-1/6.284/[.B188]/[.$C$5]*1000000000)" office:value-type="string" office:string-value="-198.79562738553i" calcext:value-type="string">
            <text:p>-198.79562738553i</text:p>
          </table:table-cell>
          <table:table-cell table:formula="of:=IMSUM([.C188];[.D188])" office:value-type="string" office:string-value="0.5+1.52572461446999i" calcext:value-type="string">
            <text:p>0.5+1.52572461446999i</text:p>
          </table:table-cell>
          <table:table-cell table:formula="of:=COMPLEX(0; 6.284*[.B188]*[.$C$6]/1000)" office:value-type="string" office:string-value="8.9031712i" calcext:value-type="string">
            <text:p>8.9031712i</text:p>
          </table:table-cell>
          <table:table-cell table:formula="of:=IMDIV(IMPRODUCT(-1;[.F188];[.F188]);[.E188])" office:value-type="string" office:string-value="15.3746145489497-46.914855710642i" calcext:value-type="string">
            <text:p>15.3746145489497-46.914855710642i</text:p>
          </table:table-cell>
          <table:table-cell table:formula="of:=COMPLEX(0;-1000000000/6.284/[.$F$12]/[.B188]+6.284*[.F$14]*[.B188]*0.001)" office:value-type="string" office:string-value="29.2870426726987i" calcext:value-type="string">
            <text:p>29.2870426726987i</text:p>
          </table:table-cell>
          <table:table-cell table:formula="of:=IMSUM([.G188];[.H188])" office:value-type="string" office:string-value="15.3746145489497-17.6278130379433i" calcext:value-type="string">
            <text:p>15.3746145489497-17.6278130379433i</text:p>
          </table:table-cell>
          <table:table-cell table:formula="of:=300000/[.B188]" office:value-type="float" office:value="42.3489553924337" calcext:value-type="float">
            <text:p>42.3489553924</text:p>
          </table:table-cell>
          <table:table-cell table:formula="of:=[.$C$1]/[.J188]*2*PI()" office:value-type="float" office:value="0" calcext:value-type="float">
            <text:p>0</text:p>
          </table:table-cell>
          <table:table-cell table:formula="of:=COMPLEX(0;TAN([.K188]))" office:value-type="string" office:string-value="0" calcext:value-type="string">
            <text:p>0</text:p>
          </table:table-cell>
          <table:table-cell table:formula="of:=IMPRODUCT(IMDIV(IMSUB([.I188];[.$C$2]); IMSUM([.I188]; [.$C$2])); 1-[.$F$1])" office:value-type="string" office:string-value="-0.425967357202488-0.384502243637006i" calcext:value-type="string">
            <text:p>-0.425967357202488-0.384502243637006i</text:p>
          </table:table-cell>
          <table:table-cell table:formula="of:=IMDIV(IMSUM(1;[.M188]);IMSUB(1;[.M188]))" office:value-type="string" office:string-value="0.307492290978994-0.352556260758866i" calcext:value-type="string">
            <text:p>0.307492290978994-0.352556260758866i</text:p>
          </table:table-cell>
          <table:table-cell table:formula="of:=IMSUM([.N188];[.L188])" office:value-type="string" office:string-value="0.307492290978994-0.352556260758866i" calcext:value-type="string">
            <text:p>0.307492290978994-0.352556260758866i</text:p>
          </table:table-cell>
          <table:table-cell table:formula="of:=IMSUM(1;IMPRODUCT([.L188];[.N188]))" office:value-type="string" office:string-value="1" calcext:value-type="string">
            <text:p>1</text:p>
          </table:table-cell>
          <table:table-cell table:formula="of:=IMPRODUCT([.$C$2];[.O188];IMDIV(1;[.P188]))" office:value-type="string" office:string-value="15.3746145489497-17.6278130379433i" calcext:value-type="string">
            <text:p>15.3746145489497-17.6278130379433i</text:p>
          </table:table-cell>
          <table:table-cell table:formula="of:=IMDIV(IMPRODUCT([.Q188];[.$F$10]);IMSUM([.Q188];[.$F$10]))" office:value-type="string" office:string-value="15.3746888993461-17.6272710027626i" calcext:value-type="string">
            <text:p>15.3746888993461-17.6272710027626i</text:p>
          </table:table-cell>
          <table:table-cell table:formula="of:=[.B188]" office:value-type="float" office:value="7084" calcext:value-type="float">
            <text:p>7084</text:p>
          </table:table-cell>
          <table:table-cell table:formula="of:=IMREAL([.R188])" office:value-type="float" office:value="15.3746888993461" calcext:value-type="float">
            <text:p>15.3746888993</text:p>
          </table:table-cell>
          <table:table-cell table:formula="of:=IMAGINARY([.R188])" office:value-type="float" office:value="-17.6272710027626" calcext:value-type="float">
            <text:p>-17.6272710028</text:p>
          </table:table-cell>
          <table:table-cell table:formula="of:=IMABS([.R188])" office:value-type="float" office:value="23.3902061076108" calcext:value-type="float">
            <text:p>23.3902061076</text:p>
          </table:table-cell>
        </table:table-row>
        <table:table-row table:style-name="ro1">
          <table:table-cell/>
          <table:table-cell table:formula="of:=[.B188]+[.$C$11]" office:value-type="float" office:value="7084.5" calcext:value-type="float">
            <text:p>7084.5</text:p>
          </table:table-cell>
          <table:table-cell table:formula="of:=COMPLEX([.$C$3]/1000;6.284*[.B189]*[.$C$4]/1000)" office:value-type="string" office:string-value="0.5+200.335491i" calcext:value-type="string">
            <text:p>0.5+200.335491i</text:p>
          </table:table-cell>
          <table:table-cell table:formula="of:=COMPLEX(0;-1/6.284/[.B189]/[.$C$5]*1000000000)" office:value-type="string" office:string-value="-198.781597063885i" calcext:value-type="string">
            <text:p>-198.781597063885i</text:p>
          </table:table-cell>
          <table:table-cell table:formula="of:=IMSUM([.C189];[.D189])" office:value-type="string" office:string-value="0.5+1.553893936115i" calcext:value-type="string">
            <text:p>0.5+1.553893936115i</text:p>
          </table:table-cell>
          <table:table-cell table:formula="of:=COMPLEX(0; 6.284*[.B189]*[.$C$6]/1000)" office:value-type="string" office:string-value="8.9037996i" calcext:value-type="string">
            <text:p>8.9037996i</text:p>
          </table:table-cell>
          <table:table-cell table:formula="of:=IMDIV(IMPRODUCT(-1;[.F189];[.F189]);[.E189])" office:value-type="string" office:string-value="14.8761639643899-46.231961953836i" calcext:value-type="string">
            <text:p>14.8761639643899-46.231961953836i</text:p>
          </table:table-cell>
          <table:table-cell table:formula="of:=COMPLEX(0;-1000000000/6.284/[.$F$12]/[.B189]+6.284*[.F$14]*[.B189]*0.001)" office:value-type="string" office:string-value="29.2937729820309i" calcext:value-type="string">
            <text:p>29.2937729820309i</text:p>
          </table:table-cell>
          <table:table-cell table:formula="of:=IMSUM([.G189];[.H189])" office:value-type="string" office:string-value="14.8761639643899-16.9381889718051i" calcext:value-type="string">
            <text:p>14.8761639643899-16.9381889718051i</text:p>
          </table:table-cell>
          <table:table-cell table:formula="of:=300000/[.B189]" office:value-type="float" office:value="42.3459665466864" calcext:value-type="float">
            <text:p>42.3459665467</text:p>
          </table:table-cell>
          <table:table-cell table:formula="of:=[.$C$1]/[.J189]*2*PI()" office:value-type="float" office:value="0" calcext:value-type="float">
            <text:p>0</text:p>
          </table:table-cell>
          <table:table-cell table:formula="of:=COMPLEX(0;TAN([.K189]))" office:value-type="string" office:string-value="0" calcext:value-type="string">
            <text:p>0</text:p>
          </table:table-cell>
          <table:table-cell table:formula="of:=IMPRODUCT(IMDIV(IMSUB([.I189];[.$C$2]); IMSUM([.I189]; [.$C$2])); 1-[.$F$1])" office:value-type="string" office:string-value="-0.443033304047064-0.376754254613046i" calcext:value-type="string">
            <text:p>-0.443033304047064-0.376754254613046i</text:p>
          </table:table-cell>
          <table:table-cell table:formula="of:=IMDIV(IMSUM(1;[.M189]);IMSUB(1;[.M189]))" office:value-type="string" office:string-value="0.297523279287799-0.338763779436103i" calcext:value-type="string">
            <text:p>0.297523279287799-0.338763779436103i</text:p>
          </table:table-cell>
          <table:table-cell table:formula="of:=IMSUM([.N189];[.L189])" office:value-type="string" office:string-value="0.297523279287799-0.338763779436103i" calcext:value-type="string">
            <text:p>0.297523279287799-0.338763779436103i</text:p>
          </table:table-cell>
          <table:table-cell table:formula="of:=IMSUM(1;IMPRODUCT([.L189];[.N189]))" office:value-type="string" office:string-value="1" calcext:value-type="string">
            <text:p>1</text:p>
          </table:table-cell>
          <table:table-cell table:formula="of:=IMPRODUCT([.$C$2];[.O189];IMDIV(1;[.P189]))" office:value-type="string" office:string-value="14.87616396439-16.9381889718052i" calcext:value-type="string">
            <text:p>14.87616396439-16.9381889718052i</text:p>
          </table:table-cell>
          <table:table-cell table:formula="of:=IMDIV(IMPRODUCT([.Q189];[.$F$10]);IMSUM([.Q189];[.$F$10]))" office:value-type="string" office:string-value="14.8762295569353-16.9376850271342i" calcext:value-type="string">
            <text:p>14.8762295569353-16.9376850271342i</text:p>
          </table:table-cell>
          <table:table-cell table:formula="of:=[.B189]" office:value-type="float" office:value="7084.5" calcext:value-type="float">
            <text:p>7084.5</text:p>
          </table:table-cell>
          <table:table-cell table:formula="of:=IMREAL([.R189])" office:value-type="float" office:value="14.8762295569353" calcext:value-type="float">
            <text:p>14.8762295569</text:p>
          </table:table-cell>
          <table:table-cell table:formula="of:=IMAGINARY([.R189])" office:value-type="float" office:value="-16.9376850271342" calcext:value-type="float">
            <text:p>-16.9376850271</text:p>
          </table:table-cell>
          <table:table-cell table:formula="of:=IMABS([.R189])" office:value-type="float" office:value="22.5430117754714" calcext:value-type="float">
            <text:p>22.5430117755</text:p>
          </table:table-cell>
        </table:table-row>
        <table:table-row table:style-name="ro1">
          <table:table-cell/>
          <table:table-cell table:formula="of:=[.B189]+[.$C$11]" office:value-type="float" office:value="7085" calcext:value-type="float">
            <text:p>7085</text:p>
          </table:table-cell>
          <table:table-cell table:formula="of:=COMPLEX([.$C$3]/1000;6.284*[.B190]*[.$C$4]/1000)" office:value-type="string" office:string-value="0.5+200.34963i" calcext:value-type="string">
            <text:p>0.5+200.34963i</text:p>
          </table:table-cell>
          <table:table-cell table:formula="of:=COMPLEX(0;-1/6.284/[.B190]/[.$C$5]*1000000000)" office:value-type="string" office:string-value="-198.767568722525i" calcext:value-type="string">
            <text:p>-198.767568722525i</text:p>
          </table:table-cell>
          <table:table-cell table:formula="of:=IMSUM([.C190];[.D190])" office:value-type="string" office:string-value="0.5+1.58206127747499i" calcext:value-type="string">
            <text:p>0.5+1.58206127747499i</text:p>
          </table:table-cell>
          <table:table-cell table:formula="of:=COMPLEX(0; 6.284*[.B190]*[.$C$6]/1000)" office:value-type="string" office:string-value="8.904428i" calcext:value-type="string">
            <text:p>8.904428i</text:p>
          </table:table-cell>
          <table:table-cell table:formula="of:=IMDIV(IMPRODUCT(-1;[.F190];[.F190]);[.E190])" office:value-type="string" office:string-value="14.4008723288584-45.5661249466959i" calcext:value-type="string">
            <text:p>14.4008723288584-45.5661249466959i</text:p>
          </table:table-cell>
          <table:table-cell table:formula="of:=COMPLEX(0;-1000000000/6.284/[.$F$12]/[.B190]+6.284*[.F$14]*[.B190]*0.001)" office:value-type="string" office:string-value="29.3005029622862i" calcext:value-type="string">
            <text:p>29.3005029622862i</text:p>
          </table:table-cell>
          <table:table-cell table:formula="of:=IMSUM([.G190];[.H190])" office:value-type="string" office:string-value="14.4008723288584-16.2656219844097i" calcext:value-type="string">
            <text:p>14.4008723288584-16.2656219844097i</text:p>
          </table:table-cell>
          <table:table-cell table:formula="of:=300000/[.B190]" office:value-type="float" office:value="42.3429781227946" calcext:value-type="float">
            <text:p>42.3429781228</text:p>
          </table:table-cell>
          <table:table-cell table:formula="of:=[.$C$1]/[.J190]*2*PI()" office:value-type="float" office:value="0" calcext:value-type="float">
            <text:p>0</text:p>
          </table:table-cell>
          <table:table-cell table:formula="of:=COMPLEX(0;TAN([.K190]))" office:value-type="string" office:string-value="0" calcext:value-type="string">
            <text:p>0</text:p>
          </table:table-cell>
          <table:table-cell table:formula="of:=IMPRODUCT(IMDIV(IMSUB([.I190];[.$C$2]); IMSUM([.I190]; [.$C$2])); 1-[.$F$1])" office:value-type="string" office:string-value="-0.459661091822334-0.368664191747194i" calcext:value-type="string">
            <text:p>-0.459661091822334-0.368664191747194i</text:p>
          </table:table-cell>
          <table:table-cell table:formula="of:=IMDIV(IMSUM(1;[.M190]);IMSUB(1;[.M190]))" office:value-type="string" office:string-value="0.288017446577169-0.325312439688195i" calcext:value-type="string">
            <text:p>0.288017446577169-0.325312439688195i</text:p>
          </table:table-cell>
          <table:table-cell table:formula="of:=IMSUM([.N190];[.L190])" office:value-type="string" office:string-value="0.288017446577169-0.325312439688195i" calcext:value-type="string">
            <text:p>0.288017446577169-0.325312439688195i</text:p>
          </table:table-cell>
          <table:table-cell table:formula="of:=IMSUM(1;IMPRODUCT([.L190];[.N190]))" office:value-type="string" office:string-value="1" calcext:value-type="string">
            <text:p>1</text:p>
          </table:table-cell>
          <table:table-cell table:formula="of:=IMPRODUCT([.$C$2];[.O190];IMDIV(1;[.P190]))" office:value-type="string" office:string-value="14.4008723288584-16.2656219844098i" calcext:value-type="string">
            <text:p>14.4008723288584-16.2656219844098i</text:p>
          </table:table-cell>
          <table:table-cell table:formula="of:=IMDIV(IMPRODUCT([.Q190];[.$F$10]);IMSUM([.Q190];[.$F$10]))" office:value-type="string" office:string-value="14.4009295058069-16.2651535114666i" calcext:value-type="string">
            <text:p>14.4009295058069-16.2651535114666i</text:p>
          </table:table-cell>
          <table:table-cell table:formula="of:=[.B190]" office:value-type="float" office:value="7085" calcext:value-type="float">
            <text:p>7085</text:p>
          </table:table-cell>
          <table:table-cell table:formula="of:=IMREAL([.R190])" office:value-type="float" office:value="14.4009295058069" calcext:value-type="float">
            <text:p>14.4009295058</text:p>
          </table:table-cell>
          <table:table-cell table:formula="of:=IMAGINARY([.R190])" office:value-type="float" office:value="-16.2651535114666" calcext:value-type="float">
            <text:p>-16.2651535115</text:p>
          </table:table-cell>
          <table:table-cell table:formula="of:=IMABS([.R190])" office:value-type="float" office:value="21.7242258638322" calcext:value-type="float">
            <text:p>21.7242258638</text:p>
          </table:table-cell>
        </table:table-row>
        <table:table-row table:style-name="ro1">
          <table:table-cell/>
          <table:table-cell table:formula="of:=[.B190]+[.$C$11]" office:value-type="float" office:value="7085.5" calcext:value-type="float">
            <text:p>7085.5</text:p>
          </table:table-cell>
          <table:table-cell table:formula="of:=COMPLEX([.$C$3]/1000;6.284*[.B191]*[.$C$4]/1000)" office:value-type="string" office:string-value="0.5+200.363769i" calcext:value-type="string">
            <text:p>0.5+200.363769i</text:p>
          </table:table-cell>
          <table:table-cell table:formula="of:=COMPLEX(0;-1/6.284/[.B191]/[.$C$5]*1000000000)" office:value-type="string" office:string-value="-198.753542361032i" calcext:value-type="string">
            <text:p>-198.753542361032i</text:p>
          </table:table-cell>
          <table:table-cell table:formula="of:=IMSUM([.C191];[.D191])" office:value-type="string" office:string-value="0.5+1.61022663896799i" calcext:value-type="string">
            <text:p>0.5+1.61022663896799i</text:p>
          </table:table-cell>
          <table:table-cell table:formula="of:=COMPLEX(0; 6.284*[.B191]*[.$C$6]/1000)" office:value-type="string" office:string-value="8.9050564i" calcext:value-type="string">
            <text:p>8.9050564i</text:p>
          </table:table-cell>
          <table:table-cell table:formula="of:=IMDIV(IMPRODUCT(-1;[.F191];[.F191]);[.E191])" office:value-type="string" office:string-value="13.9473753727072-44.9168707376386i" calcext:value-type="string">
            <text:p>13.9473753727072-44.9168707376386i</text:p>
          </table:table-cell>
          <table:table-cell table:formula="of:=COMPLEX(0;-1000000000/6.284/[.$F$12]/[.B191]+6.284*[.F$14]*[.B191]*0.001)" office:value-type="string" office:string-value="29.3072326135344i" calcext:value-type="string">
            <text:p>29.3072326135344i</text:p>
          </table:table-cell>
          <table:table-cell table:formula="of:=IMSUM([.G191];[.H191])" office:value-type="string" office:string-value="13.9473753727072-15.6096381241042i" calcext:value-type="string">
            <text:p>13.9473753727072-15.6096381241042i</text:p>
          </table:table-cell>
          <table:table-cell table:formula="of:=300000/[.B191]" office:value-type="float" office:value="42.339990120669" calcext:value-type="float">
            <text:p>42.3399901207</text:p>
          </table:table-cell>
          <table:table-cell table:formula="of:=[.$C$1]/[.J191]*2*PI()" office:value-type="float" office:value="0" calcext:value-type="float">
            <text:p>0</text:p>
          </table:table-cell>
          <table:table-cell table:formula="of:=COMPLEX(0;TAN([.K191]))" office:value-type="string" office:string-value="0" calcext:value-type="string">
            <text:p>0</text:p>
          </table:table-cell>
          <table:table-cell table:formula="of:=IMPRODUCT(IMDIV(IMSUB([.I191];[.$C$2]); IMSUM([.I191]; [.$C$2])); 1-[.$F$1])" office:value-type="string" office:string-value="-0.475846840506808-0.360256147694002i" calcext:value-type="string">
            <text:p>-0.475846840506808-0.360256147694002i</text:p>
          </table:table-cell>
          <table:table-cell table:formula="of:=IMDIV(IMSUM(1;[.M191]);IMSUB(1;[.M191]))" office:value-type="string" office:string-value="0.278947507454144-0.312192762482083i" calcext:value-type="string">
            <text:p>0.278947507454144-0.312192762482083i</text:p>
          </table:table-cell>
          <table:table-cell table:formula="of:=IMSUM([.N191];[.L191])" office:value-type="string" office:string-value="0.278947507454144-0.312192762482083i" calcext:value-type="string">
            <text:p>0.278947507454144-0.312192762482083i</text:p>
          </table:table-cell>
          <table:table-cell table:formula="of:=IMSUM(1;IMPRODUCT([.L191];[.N191]))" office:value-type="string" office:string-value="1" calcext:value-type="string">
            <text:p>1</text:p>
          </table:table-cell>
          <table:table-cell table:formula="of:=IMPRODUCT([.$C$2];[.O191];IMDIV(1;[.P191]))" office:value-type="string" office:string-value="13.9473753727072-15.6096381241042i" calcext:value-type="string">
            <text:p>13.9473753727072-15.6096381241042i</text:p>
          </table:table-cell>
          <table:table-cell table:formula="of:=IMDIV(IMPRODUCT([.Q191];[.$F$10]);IMSUM([.Q191];[.$F$10]))" office:value-type="string" office:string-value="13.947424496797-15.6092027020103i" calcext:value-type="string">
            <text:p>13.947424496797-15.6092027020103i</text:p>
          </table:table-cell>
          <table:table-cell table:formula="of:=[.B191]" office:value-type="float" office:value="7085.5" calcext:value-type="float">
            <text:p>7085.5</text:p>
          </table:table-cell>
          <table:table-cell table:formula="of:=IMREAL([.R191])" office:value-type="float" office:value="13.947424496797" calcext:value-type="float">
            <text:p>13.9474244968</text:p>
          </table:table-cell>
          <table:table-cell table:formula="of:=IMAGINARY([.R191])" office:value-type="float" office:value="-15.6092027020103" calcext:value-type="float">
            <text:p>-15.609202702</text:p>
          </table:table-cell>
          <table:table-cell table:formula="of:=IMABS([.R191])" office:value-type="float" office:value="20.9326983231092" calcext:value-type="float">
            <text:p>20.9326983231</text:p>
          </table:table-cell>
        </table:table-row>
        <table:table-row table:style-name="ro1">
          <table:table-cell/>
          <table:table-cell table:formula="of:=[.B191]+[.$C$11]" office:value-type="float" office:value="7086" calcext:value-type="float">
            <text:p>7086</text:p>
          </table:table-cell>
          <table:table-cell table:formula="of:=COMPLEX([.$C$3]/1000;6.284*[.B192]*[.$C$4]/1000)" office:value-type="string" office:string-value="0.5+200.377908i" calcext:value-type="string">
            <text:p>0.5+200.377908i</text:p>
          </table:table-cell>
          <table:table-cell table:formula="of:=COMPLEX(0;-1/6.284/[.B192]/[.$C$5]*1000000000)" office:value-type="string" office:string-value="-198.739517978986i" calcext:value-type="string">
            <text:p>-198.739517978986i</text:p>
          </table:table-cell>
          <table:table-cell table:formula="of:=IMSUM([.C192];[.D192])" office:value-type="string" office:string-value="0.5+1.638390021014i" calcext:value-type="string">
            <text:p>0.5+1.638390021014i</text:p>
          </table:table-cell>
          <table:table-cell table:formula="of:=COMPLEX(0; 6.284*[.B192]*[.$C$6]/1000)" office:value-type="string" office:string-value="8.9056848i" calcext:value-type="string">
            <text:p>8.9056848i</text:p>
          </table:table-cell>
          <table:table-cell table:formula="of:=IMDIV(IMPRODUCT(-1;[.F192];[.F192]);[.E192])" office:value-type="string" office:string-value="13.5144039262023-44.2837290652846i" calcext:value-type="string">
            <text:p>13.5144039262023-44.2837290652846i</text:p>
          </table:table-cell>
          <table:table-cell table:formula="of:=COMPLEX(0;-1000000000/6.284/[.$F$12]/[.B192]+6.284*[.F$14]*[.B192]*0.001)" office:value-type="string" office:string-value="29.313961935845i" calcext:value-type="string">
            <text:p>29.313961935845i</text:p>
          </table:table-cell>
          <table:table-cell table:formula="of:=IMSUM([.G192];[.H192])" office:value-type="string" office:string-value="13.5144039262023-14.9697671294396i" calcext:value-type="string">
            <text:p>13.5144039262023-14.9697671294396i</text:p>
          </table:table-cell>
          <table:table-cell table:formula="of:=300000/[.B192]" office:value-type="float" office:value="42.3370025402202" calcext:value-type="float">
            <text:p>42.3370025402</text:p>
          </table:table-cell>
          <table:table-cell table:formula="of:=[.$C$1]/[.J192]*2*PI()" office:value-type="float" office:value="0" calcext:value-type="float">
            <text:p>0</text:p>
          </table:table-cell>
          <table:table-cell table:formula="of:=COMPLEX(0;TAN([.K192]))" office:value-type="string" office:string-value="0" calcext:value-type="string">
            <text:p>0</text:p>
          </table:table-cell>
          <table:table-cell table:formula="of:=IMPRODUCT(IMDIV(IMSUB([.I192];[.$C$2]); IMSUM([.I192]; [.$C$2])); 1-[.$F$1])" office:value-type="string" office:string-value="-0.491587999185444-0.351553720425633i" calcext:value-type="string">
            <text:p>-0.491587999185444-0.351553720425633i</text:p>
          </table:table-cell>
          <table:table-cell table:formula="of:=IMDIV(IMSUM(1;[.M192]);IMSUB(1;[.M192]))" office:value-type="string" office:string-value="0.270288078524046-0.299395342588793i" calcext:value-type="string">
            <text:p>0.270288078524046-0.299395342588793i</text:p>
          </table:table-cell>
          <table:table-cell table:formula="of:=IMSUM([.N192];[.L192])" office:value-type="string" office:string-value="0.270288078524046-0.299395342588793i" calcext:value-type="string">
            <text:p>0.270288078524046-0.299395342588793i</text:p>
          </table:table-cell>
          <table:table-cell table:formula="of:=IMSUM(1;IMPRODUCT([.L192];[.N192]))" office:value-type="string" office:string-value="1" calcext:value-type="string">
            <text:p>1</text:p>
          </table:table-cell>
          <table:table-cell table:formula="of:=IMPRODUCT([.$C$2];[.O192];IMDIV(1;[.P192]))" office:value-type="string" office:string-value="13.5144039262023-14.9697671294396i" calcext:value-type="string">
            <text:p>13.5144039262023-14.9697671294396i</text:p>
          </table:table-cell>
          <table:table-cell table:formula="of:=IMDIV(IMPRODUCT([.Q192];[.$F$10]);IMSUM([.Q192];[.$F$10]))" office:value-type="string" office:string-value="13.5144453744411-14.9693625189232i" calcext:value-type="string">
            <text:p>13.5144453744411-14.9693625189232i</text:p>
          </table:table-cell>
          <table:table-cell table:formula="of:=[.B192]" office:value-type="float" office:value="7086" calcext:value-type="float">
            <text:p>7086</text:p>
          </table:table-cell>
          <table:table-cell table:formula="of:=IMREAL([.R192])" office:value-type="float" office:value="13.5144453744411" calcext:value-type="float">
            <text:p>13.5144453744</text:p>
          </table:table-cell>
          <table:table-cell table:formula="of:=IMAGINARY([.R192])" office:value-type="float" office:value="-14.9693625189232" calcext:value-type="float">
            <text:p>-14.9693625189</text:p>
          </table:table-cell>
          <table:table-cell table:formula="of:=IMABS([.R192])" office:value-type="float" office:value="20.1673510407712" calcext:value-type="float">
            <text:p>20.1673510408</text:p>
          </table:table-cell>
        </table:table-row>
        <table:table-row table:style-name="ro1">
          <table:table-cell/>
          <table:table-cell table:formula="of:=[.B192]+[.$C$11]" office:value-type="float" office:value="7086.5" calcext:value-type="float">
            <text:p>7086.5</text:p>
          </table:table-cell>
          <table:table-cell table:formula="of:=COMPLEX([.$C$3]/1000;6.284*[.B193]*[.$C$4]/1000)" office:value-type="string" office:string-value="0.5+200.392047i" calcext:value-type="string">
            <text:p>0.5+200.392047i</text:p>
          </table:table-cell>
          <table:table-cell table:formula="of:=COMPLEX(0;-1/6.284/[.B193]/[.$C$5]*1000000000)" office:value-type="string" office:string-value="-198.725495575967i" calcext:value-type="string">
            <text:p>-198.725495575967i</text:p>
          </table:table-cell>
          <table:table-cell table:formula="of:=IMSUM([.C193];[.D193])" office:value-type="string" office:string-value="0.5+1.666551424033i" calcext:value-type="string">
            <text:p>0.5+1.666551424033i</text:p>
          </table:table-cell>
          <table:table-cell table:formula="of:=COMPLEX(0; 6.284*[.B193]*[.$C$6]/1000)" office:value-type="string" office:string-value="8.9063132i" calcext:value-type="string">
            <text:p>8.9063132i</text:p>
          </table:table-cell>
          <table:table-cell table:formula="of:=IMDIV(IMPRODUCT(-1;[.F193];[.F193]);[.E193])" office:value-type="string" office:string-value="13.1007764457885-43.6662352833338i" calcext:value-type="string">
            <text:p>13.1007764457885-43.6662352833338i</text:p>
          </table:table-cell>
          <table:table-cell table:formula="of:=COMPLEX(0;-1000000000/6.284/[.$F$12]/[.B193]+6.284*[.F$14]*[.B193]*0.001)" office:value-type="string" office:string-value="29.3206909292878i" calcext:value-type="string">
            <text:p>29.3206909292878i</text:p>
          </table:table-cell>
          <table:table-cell table:formula="of:=IMSUM([.G193];[.H193])" office:value-type="string" office:string-value="13.1007764457885-14.345544354046i" calcext:value-type="string">
            <text:p>13.1007764457885-14.345544354046i</text:p>
          </table:table-cell>
          <table:table-cell table:formula="of:=300000/[.B193]" office:value-type="float" office:value="42.3340153813589" calcext:value-type="float">
            <text:p>42.3340153814</text:p>
          </table:table-cell>
          <table:table-cell table:formula="of:=[.$C$1]/[.J193]*2*PI()" office:value-type="float" office:value="0" calcext:value-type="float">
            <text:p>0</text:p>
          </table:table-cell>
          <table:table-cell table:formula="of:=COMPLEX(0;TAN([.K193]))" office:value-type="string" office:string-value="0" calcext:value-type="string">
            <text:p>0</text:p>
          </table:table-cell>
          <table:table-cell table:formula="of:=IMPRODUCT(IMDIV(IMSUB([.I193];[.$C$2]); IMSUM([.I193]; [.$C$2])); 1-[.$F$1])" office:value-type="string" office:string-value="-0.506883266903144-0.342579948446444i" calcext:value-type="string">
            <text:p>-0.506883266903144-0.342579948446444i</text:p>
          </table:table-cell>
          <table:table-cell table:formula="of:=IMDIV(IMSUM(1;[.M193]);IMSUB(1;[.M193]))" office:value-type="string" office:string-value="0.262015528915771-0.286910887080921i" calcext:value-type="string">
            <text:p>0.262015528915771-0.286910887080921i</text:p>
          </table:table-cell>
          <table:table-cell table:formula="of:=IMSUM([.N193];[.L193])" office:value-type="string" office:string-value="0.262015528915771-0.286910887080921i" calcext:value-type="string">
            <text:p>0.262015528915771-0.286910887080921i</text:p>
          </table:table-cell>
          <table:table-cell table:formula="of:=IMSUM(1;IMPRODUCT([.L193];[.N193]))" office:value-type="string" office:string-value="1" calcext:value-type="string">
            <text:p>1</text:p>
          </table:table-cell>
          <table:table-cell table:formula="of:=IMPRODUCT([.$C$2];[.O193];IMDIV(1;[.P193]))" office:value-type="string" office:string-value="13.1007764457886-14.3455443540461i" calcext:value-type="string">
            <text:p>13.1007764457886-14.3455443540461i</text:p>
          </table:table-cell>
          <table:table-cell table:formula="of:=IMDIV(IMPRODUCT([.Q193];[.$F$10]);IMSUM([.Q193];[.$F$10]))" office:value-type="string" office:string-value="13.1008106042825-14.3451684825652i" calcext:value-type="string">
            <text:p>13.1008106042825-14.3451684825652i</text:p>
          </table:table-cell>
          <table:table-cell table:formula="of:=[.B193]" office:value-type="float" office:value="7086.5" calcext:value-type="float">
            <text:p>7086.5</text:p>
          </table:table-cell>
          <table:table-cell table:formula="of:=IMREAL([.R193])" office:value-type="float" office:value="13.1008106042825" calcext:value-type="float">
            <text:p>13.1008106043</text:p>
          </table:table-cell>
          <table:table-cell table:formula="of:=IMAGINARY([.R193])" office:value-type="float" office:value="-14.3451684825652" calcext:value-type="float">
            <text:p>-14.3451684826</text:p>
          </table:table-cell>
          <table:table-cell table:formula="of:=IMABS([.R193])" office:value-type="float" office:value="19.4271741970484" calcext:value-type="float">
            <text:p>19.427174197</text:p>
          </table:table-cell>
        </table:table-row>
        <table:table-row table:style-name="ro1">
          <table:table-cell/>
          <table:table-cell table:formula="of:=[.B193]+[.$C$11]" office:value-type="float" office:value="7087" calcext:value-type="float">
            <text:p>7087</text:p>
          </table:table-cell>
          <table:table-cell table:formula="of:=COMPLEX([.$C$3]/1000;6.284*[.B194]*[.$C$4]/1000)" office:value-type="string" office:string-value="0.5+200.406186i" calcext:value-type="string">
            <text:p>0.5+200.406186i</text:p>
          </table:table-cell>
          <table:table-cell table:formula="of:=COMPLEX(0;-1/6.284/[.B194]/[.$C$5]*1000000000)" office:value-type="string" office:string-value="-198.711475151558i" calcext:value-type="string">
            <text:p>-198.711475151558i</text:p>
          </table:table-cell>
          <table:table-cell table:formula="of:=IMSUM([.C194];[.D194])" office:value-type="string" office:string-value="0.5+1.69471084844199i" calcext:value-type="string">
            <text:p>0.5+1.69471084844199i</text:p>
          </table:table-cell>
          <table:table-cell table:formula="of:=COMPLEX(0; 6.284*[.B194]*[.$C$6]/1000)" office:value-type="string" office:string-value="8.9069416i" calcext:value-type="string">
            <text:p>8.9069416i</text:p>
          </table:table-cell>
          <table:table-cell table:formula="of:=IMDIV(IMPRODUCT(-1;[.F194];[.F194]);[.E194])" office:value-type="string" office:string-value="12.7053921752757-43.0639319062994i" calcext:value-type="string">
            <text:p>12.7053921752757-43.0639319062994i</text:p>
          </table:table-cell>
          <table:table-cell table:formula="of:=COMPLEX(0;-1000000000/6.284/[.$F$12]/[.B194]+6.284*[.F$14]*[.B194]*0.001)" office:value-type="string" office:string-value="29.3274195939323i" calcext:value-type="string">
            <text:p>29.3274195939323i</text:p>
          </table:table-cell>
          <table:table-cell table:formula="of:=IMSUM([.G194];[.H194])" office:value-type="string" office:string-value="12.7053921752757-13.7365123123671i" calcext:value-type="string">
            <text:p>12.7053921752757-13.7365123123671i</text:p>
          </table:table-cell>
          <table:table-cell table:formula="of:=300000/[.B194]" office:value-type="float" office:value="42.3310286439961" calcext:value-type="float">
            <text:p>42.331028644</text:p>
          </table:table-cell>
          <table:table-cell table:formula="of:=[.$C$1]/[.J194]*2*PI()" office:value-type="float" office:value="0" calcext:value-type="float">
            <text:p>0</text:p>
          </table:table-cell>
          <table:table-cell table:formula="of:=COMPLEX(0;TAN([.K194]))" office:value-type="string" office:string-value="0" calcext:value-type="string">
            <text:p>0</text:p>
          </table:table-cell>
          <table:table-cell table:formula="of:=IMPRODUCT(IMDIV(IMSUB([.I194];[.$C$2]); IMSUM([.I194]; [.$C$2])); 1-[.$F$1])" office:value-type="string" office:string-value="-0.521732512247653-0.333357254702909i" calcext:value-type="string">
            <text:p>-0.521732512247653-0.333357254702909i</text:p>
          </table:table-cell>
          <table:table-cell table:formula="of:=IMDIV(IMSUM(1;[.M194]);IMSUB(1;[.M194]))" office:value-type="string" office:string-value="0.254107843505514-0.274730246247342i" calcext:value-type="string">
            <text:p>0.254107843505514-0.274730246247342i</text:p>
          </table:table-cell>
          <table:table-cell table:formula="of:=IMSUM([.N194];[.L194])" office:value-type="string" office:string-value="0.254107843505514-0.274730246247342i" calcext:value-type="string">
            <text:p>0.254107843505514-0.274730246247342i</text:p>
          </table:table-cell>
          <table:table-cell table:formula="of:=IMSUM(1;IMPRODUCT([.L194];[.N194]))" office:value-type="string" office:string-value="1" calcext:value-type="string">
            <text:p>1</text:p>
          </table:table-cell>
          <table:table-cell table:formula="of:=IMPRODUCT([.$C$2];[.O194];IMDIV(1;[.P194]))" office:value-type="string" office:string-value="12.7053921752757-13.7365123123671i" calcext:value-type="string">
            <text:p>12.7053921752757-13.7365123123671i</text:p>
          </table:table-cell>
          <table:table-cell table:formula="of:=IMDIV(IMPRODUCT([.Q194];[.$F$10]);IMSUM([.Q194];[.$F$10]))" office:value-type="string" office:string-value="12.705419434942-13.7361632605263i" calcext:value-type="string">
            <text:p>12.705419434942-13.7361632605263i</text:p>
          </table:table-cell>
          <table:table-cell table:formula="of:=[.B194]" office:value-type="float" office:value="7087" calcext:value-type="float">
            <text:p>7087</text:p>
          </table:table-cell>
          <table:table-cell table:formula="of:=IMREAL([.R194])" office:value-type="float" office:value="12.705419434942" calcext:value-type="float">
            <text:p>12.7054194349</text:p>
          </table:table-cell>
          <table:table-cell table:formula="of:=IMAGINARY([.R194])" office:value-type="float" office:value="-13.7361632605263" calcext:value-type="float">
            <text:p>-13.7361632605</text:p>
          </table:table-cell>
          <table:table-cell table:formula="of:=IMABS([.R194])" office:value-type="float" office:value="18.7112229460726" calcext:value-type="float">
            <text:p>18.7112229461</text:p>
          </table:table-cell>
        </table:table-row>
        <table:table-row table:style-name="ro1">
          <table:table-cell/>
          <table:table-cell table:formula="of:=[.B194]+[.$C$11]" office:value-type="float" office:value="7087.5" calcext:value-type="float">
            <text:p>7087.5</text:p>
          </table:table-cell>
          <table:table-cell table:formula="of:=COMPLEX([.$C$3]/1000;6.284*[.B195]*[.$C$4]/1000)" office:value-type="string" office:string-value="0.5+200.420325i" calcext:value-type="string">
            <text:p>0.5+200.420325i</text:p>
          </table:table-cell>
          <table:table-cell table:formula="of:=COMPLEX(0;-1/6.284/[.B195]/[.$C$5]*1000000000)" office:value-type="string" office:string-value="-198.697456705339i" calcext:value-type="string">
            <text:p>-198.697456705339i</text:p>
          </table:table-cell>
          <table:table-cell table:formula="of:=IMSUM([.C195];[.D195])" office:value-type="string" office:string-value="0.5+1.722868294661i" calcext:value-type="string">
            <text:p>0.5+1.722868294661i</text:p>
          </table:table-cell>
          <table:table-cell table:formula="of:=COMPLEX(0; 6.284*[.B195]*[.$C$6]/1000)" office:value-type="string" office:string-value="8.90757i" calcext:value-type="string">
            <text:p>8.90757i</text:p>
          </table:table-cell>
          <table:table-cell table:formula="of:=IMDIV(IMPRODUCT(-1;[.F195];[.F195]);[.E195])" office:value-type="string" office:string-value="12.3272248862735-42.4763698354335i" calcext:value-type="string">
            <text:p>12.3272248862735-42.4763698354335i</text:p>
          </table:table-cell>
          <table:table-cell table:formula="of:=COMPLEX(0;-1000000000/6.284/[.$F$12]/[.B195]+6.284*[.F$14]*[.B195]*0.001)" office:value-type="string" office:string-value="29.334147929848i" calcext:value-type="string">
            <text:p>29.334147929848i</text:p>
          </table:table-cell>
          <table:table-cell table:formula="of:=IMSUM([.G195];[.H195])" office:value-type="string" office:string-value="12.3272248862735-13.1422219055855i" calcext:value-type="string">
            <text:p>12.3272248862735-13.1422219055855i</text:p>
          </table:table-cell>
          <table:table-cell table:formula="of:=300000/[.B195]" office:value-type="float" office:value="42.3280423280423" calcext:value-type="float">
            <text:p>42.328042328</text:p>
          </table:table-cell>
          <table:table-cell table:formula="of:=[.$C$1]/[.J195]*2*PI()" office:value-type="float" office:value="0" calcext:value-type="float">
            <text:p>0</text:p>
          </table:table-cell>
          <table:table-cell table:formula="of:=COMPLEX(0;TAN([.K195]))" office:value-type="string" office:string-value="0" calcext:value-type="string">
            <text:p>0</text:p>
          </table:table-cell>
          <table:table-cell table:formula="of:=IMPRODUCT(IMDIV(IMSUB([.I195];[.$C$2]); IMSUM([.I195]; [.$C$2])); 1-[.$F$1])" office:value-type="string" office:string-value="-0.536136692469472-0.323907398838675i" calcext:value-type="string">
            <text:p>-0.536136692469472-0.323907398838675i</text:p>
          </table:table-cell>
          <table:table-cell table:formula="of:=IMDIV(IMSUM(1;[.M195]);IMSUB(1;[.M195]))" office:value-type="string" office:string-value="0.24654449772547-0.262844438111711i" calcext:value-type="string">
            <text:p>0.24654449772547-0.262844438111711i</text:p>
          </table:table-cell>
          <table:table-cell table:formula="of:=IMSUM([.N195];[.L195])" office:value-type="string" office:string-value="0.24654449772547-0.262844438111711i" calcext:value-type="string">
            <text:p>0.24654449772547-0.262844438111711i</text:p>
          </table:table-cell>
          <table:table-cell table:formula="of:=IMSUM(1;IMPRODUCT([.L195];[.N195]))" office:value-type="string" office:string-value="1" calcext:value-type="string">
            <text:p>1</text:p>
          </table:table-cell>
          <table:table-cell table:formula="of:=IMPRODUCT([.$C$2];[.O195];IMDIV(1;[.P195]))" office:value-type="string" office:string-value="12.3272248862735-13.1422219055855i" calcext:value-type="string">
            <text:p>12.3272248862735-13.1422219055855i</text:p>
          </table:table-cell>
          <table:table-cell table:formula="of:=IMDIV(IMPRODUCT([.Q195];[.$F$10]);IMSUM([.Q195];[.$F$10]))" office:value-type="string" office:string-value="12.3272456393034-13.141897894733i" calcext:value-type="string">
            <text:p>12.3272456393034-13.141897894733i</text:p>
          </table:table-cell>
          <table:table-cell table:formula="of:=[.B195]" office:value-type="float" office:value="7087.5" calcext:value-type="float">
            <text:p>7087.5</text:p>
          </table:table-cell>
          <table:table-cell table:formula="of:=IMREAL([.R195])" office:value-type="float" office:value="12.3272456393034" calcext:value-type="float">
            <text:p>12.3272456393</text:p>
          </table:table-cell>
          <table:table-cell table:formula="of:=IMAGINARY([.R195])" office:value-type="float" office:value="-13.141897894733" calcext:value-type="float">
            <text:p>-13.1418978947</text:p>
          </table:table-cell>
          <table:table-cell table:formula="of:=IMABS([.R195])" office:value-type="float" office:value="18.0186144119716" calcext:value-type="float">
            <text:p>18.018614412</text:p>
          </table:table-cell>
        </table:table-row>
        <table:table-row table:style-name="ro1">
          <table:table-cell/>
          <table:table-cell table:formula="of:=[.B195]+[.$C$11]" office:value-type="float" office:value="7088" calcext:value-type="float">
            <text:p>7088</text:p>
          </table:table-cell>
          <table:table-cell table:formula="of:=COMPLEX([.$C$3]/1000;6.284*[.B196]*[.$C$4]/1000)" office:value-type="string" office:string-value="0.5+200.434464i" calcext:value-type="string">
            <text:p>0.5+200.434464i</text:p>
          </table:table-cell>
          <table:table-cell table:formula="of:=COMPLEX(0;-1/6.284/[.B196]/[.$C$5]*1000000000)" office:value-type="string" office:string-value="-198.683440236892i" calcext:value-type="string">
            <text:p>-198.683440236892i</text:p>
          </table:table-cell>
          <table:table-cell table:formula="of:=IMSUM([.C196];[.D196])" office:value-type="string" office:string-value="0.5+1.75102376310798i" calcext:value-type="string">
            <text:p>0.5+1.75102376310798i</text:p>
          </table:table-cell>
          <table:table-cell table:formula="of:=COMPLEX(0; 6.284*[.B196]*[.$C$6]/1000)" office:value-type="string" office:string-value="8.9081984i" calcext:value-type="string">
            <text:p>8.9081984i</text:p>
          </table:table-cell>
          <table:table-cell table:formula="of:=IMDIV(IMPRODUCT(-1;[.F196];[.F196]);[.E196])" office:value-type="string" office:string-value="11.9653171472284-41.9031093158407i" calcext:value-type="string">
            <text:p>11.9653171472284-41.9031093158407i</text:p>
          </table:table-cell>
          <table:table-cell table:formula="of:=COMPLEX(0;-1000000000/6.284/[.$F$12]/[.B196]+6.284*[.F$14]*[.B196]*0.001)" office:value-type="string" office:string-value="29.3408759371047i" calcext:value-type="string">
            <text:p>29.3408759371047i</text:p>
          </table:table-cell>
          <table:table-cell table:formula="of:=IMSUM([.G196];[.H196])" office:value-type="string" office:string-value="11.9653171472284-12.562233378736i" calcext:value-type="string">
            <text:p>11.9653171472284-12.562233378736i</text:p>
          </table:table-cell>
          <table:table-cell table:formula="of:=300000/[.B196]" office:value-type="float" office:value="42.3250564334086" calcext:value-type="float">
            <text:p>42.3250564334</text:p>
          </table:table-cell>
          <table:table-cell table:formula="of:=[.$C$1]/[.J196]*2*PI()" office:value-type="float" office:value="0" calcext:value-type="float">
            <text:p>0</text:p>
          </table:table-cell>
          <table:table-cell table:formula="of:=COMPLEX(0;TAN([.K196]))" office:value-type="string" office:string-value="0" calcext:value-type="string">
            <text:p>0</text:p>
          </table:table-cell>
          <table:table-cell table:formula="of:=IMPRODUCT(IMDIV(IMSUB([.I196];[.$C$2]); IMSUM([.I196]; [.$C$2])); 1-[.$F$1])" office:value-type="string" office:string-value="-0.550097772848885-0.314251437398761i" calcext:value-type="string">
            <text:p>-0.550097772848885-0.314251437398761i</text:p>
          </table:table-cell>
          <table:table-cell table:formula="of:=IMDIV(IMSUM(1;[.M196]);IMSUB(1;[.M196]))" office:value-type="string" office:string-value="0.239306342944567-0.251244667574719i" calcext:value-type="string">
            <text:p>0.239306342944567-0.251244667574719i</text:p>
          </table:table-cell>
          <table:table-cell table:formula="of:=IMSUM([.N196];[.L196])" office:value-type="string" office:string-value="0.239306342944567-0.251244667574719i" calcext:value-type="string">
            <text:p>0.239306342944567-0.251244667574719i</text:p>
          </table:table-cell>
          <table:table-cell table:formula="of:=IMSUM(1;IMPRODUCT([.L196];[.N196]))" office:value-type="string" office:string-value="1" calcext:value-type="string">
            <text:p>1</text:p>
          </table:table-cell>
          <table:table-cell table:formula="of:=IMPRODUCT([.$C$2];[.O196];IMDIV(1;[.P196]))" office:value-type="string" office:string-value="11.9653171472284-12.562233378736i" calcext:value-type="string">
            <text:p>11.9653171472284-12.562233378736i</text:p>
          </table:table-cell>
          <table:table-cell table:formula="of:=IMDIV(IMPRODUCT([.Q196];[.$F$10]);IMSUM([.Q196];[.$F$10]))" office:value-type="string" office:string-value="11.9653317841845-12.5619327596356i" calcext:value-type="string">
            <text:p>11.9653317841845-12.5619327596356i</text:p>
          </table:table-cell>
          <table:table-cell table:formula="of:=[.B196]" office:value-type="float" office:value="7088" calcext:value-type="float">
            <text:p>7088</text:p>
          </table:table-cell>
          <table:table-cell table:formula="of:=IMREAL([.R196])" office:value-type="float" office:value="11.9653317841845" calcext:value-type="float">
            <text:p>11.9653317842</text:p>
          </table:table-cell>
          <table:table-cell table:formula="of:=IMAGINARY([.R196])" office:value-type="float" office:value="-12.5619327596356" calcext:value-type="float">
            <text:p>-12.5619327596</text:p>
          </table:table-cell>
          <table:table-cell table:formula="of:=IMABS([.R196])" office:value-type="float" office:value="17.3485249909963" calcext:value-type="float">
            <text:p>17.348524991</text:p>
          </table:table-cell>
        </table:table-row>
        <table:table-row table:style-name="ro1">
          <table:table-cell/>
          <table:table-cell table:formula="of:=[.B196]+[.$C$11]" office:value-type="float" office:value="7088.5" calcext:value-type="float">
            <text:p>7088.5</text:p>
          </table:table-cell>
          <table:table-cell table:formula="of:=COMPLEX([.$C$3]/1000;6.284*[.B197]*[.$C$4]/1000)" office:value-type="string" office:string-value="0.5+200.448603i" calcext:value-type="string">
            <text:p>0.5+200.448603i</text:p>
          </table:table-cell>
          <table:table-cell table:formula="of:=COMPLEX(0;-1/6.284/[.B197]/[.$C$5]*1000000000)" office:value-type="string" office:string-value="-198.669425745798i" calcext:value-type="string">
            <text:p>-198.669425745798i</text:p>
          </table:table-cell>
          <table:table-cell table:formula="of:=IMSUM([.C197];[.D197])" office:value-type="string" office:string-value="0.5+1.77917725420198i" calcext:value-type="string">
            <text:p>0.5+1.77917725420198i</text:p>
          </table:table-cell>
          <table:table-cell table:formula="of:=COMPLEX(0; 6.284*[.B197]*[.$C$6]/1000)" office:value-type="string" office:string-value="8.9088268i" calcext:value-type="string">
            <text:p>8.9088268i</text:p>
          </table:table-cell>
          <table:table-cell table:formula="of:=IMDIV(IMPRODUCT(-1;[.F197];[.F197]);[.E197])" office:value-type="string" office:string-value="11.6187750741649-41.3437206672861i" calcext:value-type="string">
            <text:p>11.6187750741649-41.3437206672861i</text:p>
          </table:table-cell>
          <table:table-cell table:formula="of:=COMPLEX(0;-1000000000/6.284/[.$F$12]/[.B197]+6.284*[.F$14]*[.B197]*0.001)" office:value-type="string" office:string-value="29.3476036157717i" calcext:value-type="string">
            <text:p>29.3476036157717i</text:p>
          </table:table-cell>
          <table:table-cell table:formula="of:=IMSUM([.G197];[.H197])" office:value-type="string" office:string-value="11.6187750741649-11.9961170515144i" calcext:value-type="string">
            <text:p>11.6187750741649-11.9961170515144i</text:p>
          </table:table-cell>
          <table:table-cell table:formula="of:=300000/[.B197]" office:value-type="float" office:value="42.3220709600056" calcext:value-type="float">
            <text:p>42.32207096</text:p>
          </table:table-cell>
          <table:table-cell table:formula="of:=[.$C$1]/[.J197]*2*PI()" office:value-type="float" office:value="0" calcext:value-type="float">
            <text:p>0</text:p>
          </table:table-cell>
          <table:table-cell table:formula="of:=COMPLEX(0;TAN([.K197]))" office:value-type="string" office:string-value="0" calcext:value-type="string">
            <text:p>0</text:p>
          </table:table-cell>
          <table:table-cell table:formula="of:=IMPRODUCT(IMDIV(IMSUB([.I197];[.$C$2]); IMSUM([.I197]; [.$C$2])); 1-[.$F$1])" office:value-type="string" office:string-value="-0.563618646959639-0.304409691531224i" calcext:value-type="string">
            <text:p>-0.563618646959639-0.304409691531224i</text:p>
          </table:table-cell>
          <table:table-cell table:formula="of:=IMDIV(IMSUM(1;[.M197]);IMSUB(1;[.M197]))" office:value-type="string" office:string-value="0.232375501483298-0.239922341030288i" calcext:value-type="string">
            <text:p>0.232375501483298-0.239922341030288i</text:p>
          </table:table-cell>
          <table:table-cell table:formula="of:=IMSUM([.N197];[.L197])" office:value-type="string" office:string-value="0.232375501483298-0.239922341030288i" calcext:value-type="string">
            <text:p>0.232375501483298-0.239922341030288i</text:p>
          </table:table-cell>
          <table:table-cell table:formula="of:=IMSUM(1;IMPRODUCT([.L197];[.N197]))" office:value-type="string" office:string-value="1" calcext:value-type="string">
            <text:p>1</text:p>
          </table:table-cell>
          <table:table-cell table:formula="of:=IMPRODUCT([.$C$2];[.O197];IMDIV(1;[.P197]))" office:value-type="string" office:string-value="11.6187750741649-11.9961170515144i" calcext:value-type="string">
            <text:p>11.6187750741649-11.9961170515144i</text:p>
          </table:table-cell>
          <table:table-cell table:formula="of:=IMDIV(IMPRODUCT([.Q197];[.$F$10]);IMSUM([.Q197];[.$F$10]))" office:value-type="string" office:string-value="11.6187839816164-11.995838293996i" calcext:value-type="string">
            <text:p>11.6187839816164-11.995838293996i</text:p>
          </table:table-cell>
          <table:table-cell table:formula="of:=[.B197]" office:value-type="float" office:value="7088.5" calcext:value-type="float">
            <text:p>7088.5</text:p>
          </table:table-cell>
          <table:table-cell table:formula="of:=IMREAL([.R197])" office:value-type="float" office:value="11.6187839816164" calcext:value-type="float">
            <text:p>11.6187839816</text:p>
          </table:table-cell>
          <table:table-cell table:formula="of:=IMAGINARY([.R197])" office:value-type="float" office:value="-11.995838293996" calcext:value-type="float">
            <text:p>-11.995838294</text:p>
          </table:table-cell>
          <table:table-cell table:formula="of:=IMABS([.R197])" office:value-type="float" office:value="16.7001879506539" calcext:value-type="float">
            <text:p>16.7001879507</text:p>
          </table:table-cell>
        </table:table-row>
        <table:table-row table:style-name="ro1">
          <table:table-cell/>
          <table:table-cell table:formula="of:=[.B197]+[.$C$11]" office:value-type="float" office:value="7089" calcext:value-type="float">
            <text:p>7089</text:p>
          </table:table-cell>
          <table:table-cell table:formula="of:=COMPLEX([.$C$3]/1000;6.284*[.B198]*[.$C$4]/1000)" office:value-type="string" office:string-value="0.5+200.462742i" calcext:value-type="string">
            <text:p>0.5+200.462742i</text:p>
          </table:table-cell>
          <table:table-cell table:formula="of:=COMPLEX(0;-1/6.284/[.B198]/[.$C$5]*1000000000)" office:value-type="string" office:string-value="-198.655413231639i" calcext:value-type="string">
            <text:p>-198.655413231639i</text:p>
          </table:table-cell>
          <table:table-cell table:formula="of:=IMSUM([.C198];[.D198])" office:value-type="string" office:string-value="0.5+1.807328768361i" calcext:value-type="string">
            <text:p>0.5+1.807328768361i</text:p>
          </table:table-cell>
          <table:table-cell table:formula="of:=COMPLEX(0; 6.284*[.B198]*[.$C$6]/1000)" office:value-type="string" office:string-value="8.9094552i" calcext:value-type="string">
            <text:p>8.9094552i</text:p>
          </table:table-cell>
          <table:table-cell table:formula="of:=IMDIV(IMPRODUCT(-1;[.F198];[.F198]);[.E198])" office:value-type="string" office:string-value="11.286763520742-40.7977848254491i" calcext:value-type="string">
            <text:p>11.286763520742-40.7977848254491i</text:p>
          </table:table-cell>
          <table:table-cell table:formula="of:=COMPLEX(0;-1000000000/6.284/[.$F$12]/[.B198]+6.284*[.F$14]*[.B198]*0.001)" office:value-type="string" office:string-value="29.3543309659187i" calcext:value-type="string">
            <text:p>29.3543309659187i</text:p>
          </table:table-cell>
          <table:table-cell table:formula="of:=IMSUM([.G198];[.H198])" office:value-type="string" office:string-value="11.286763520742-11.4434538595304i" calcext:value-type="string">
            <text:p>11.286763520742-11.4434538595304i</text:p>
          </table:table-cell>
          <table:table-cell table:formula="of:=300000/[.B198]" office:value-type="float" office:value="42.3190859077444" calcext:value-type="float">
            <text:p>42.3190859077</text:p>
          </table:table-cell>
          <table:table-cell table:formula="of:=[.$C$1]/[.J198]*2*PI()" office:value-type="float" office:value="0" calcext:value-type="float">
            <text:p>0</text:p>
          </table:table-cell>
          <table:table-cell table:formula="of:=COMPLEX(0;TAN([.K198]))" office:value-type="string" office:string-value="0" calcext:value-type="string">
            <text:p>0</text:p>
          </table:table-cell>
          <table:table-cell table:formula="of:=IMPRODUCT(IMDIV(IMSUB([.I198];[.$C$2]); IMSUM([.I198]; [.$C$2])); 1-[.$F$1])" office:value-type="string" office:string-value="-0.576703058380631-0.294401721713576i" calcext:value-type="string">
            <text:p>-0.576703058380631-0.294401721713576i</text:p>
          </table:table-cell>
          <table:table-cell table:formula="of:=IMDIV(IMSUM(1;[.M198]);IMSUB(1;[.M198]))" office:value-type="string" office:string-value="0.22573527041484-0.228869077190608i" calcext:value-type="string">
            <text:p>0.22573527041484-0.228869077190608i</text:p>
          </table:table-cell>
          <table:table-cell table:formula="of:=IMSUM([.N198];[.L198])" office:value-type="string" office:string-value="0.22573527041484-0.228869077190608i" calcext:value-type="string">
            <text:p>0.22573527041484-0.228869077190608i</text:p>
          </table:table-cell>
          <table:table-cell table:formula="of:=IMSUM(1;IMPRODUCT([.L198];[.N198]))" office:value-type="string" office:string-value="1" calcext:value-type="string">
            <text:p>1</text:p>
          </table:table-cell>
          <table:table-cell table:formula="of:=IMPRODUCT([.$C$2];[.O198];IMDIV(1;[.P198]))" office:value-type="string" office:string-value="11.286763520742-11.4434538595304i" calcext:value-type="string">
            <text:p>11.286763520742-11.4434538595304i</text:p>
          </table:table-cell>
          <table:table-cell table:formula="of:=IMDIV(IMPRODUCT([.Q198];[.$F$10]);IMSUM([.Q198];[.$F$10]))" office:value-type="string" office:string-value="11.2867670793549-11.4431955430317i" calcext:value-type="string">
            <text:p>11.2867670793549-11.4431955430317i</text:p>
          </table:table-cell>
          <table:table-cell table:formula="of:=[.B198]" office:value-type="float" office:value="7089" calcext:value-type="float">
            <text:p>7089</text:p>
          </table:table-cell>
          <table:table-cell table:formula="of:=IMREAL([.R198])" office:value-type="float" office:value="11.2867670793549" calcext:value-type="float">
            <text:p>11.2867670794</text:p>
          </table:table-cell>
          <table:table-cell table:formula="of:=IMAGINARY([.R198])" office:value-type="float" office:value="-11.4431955430317" calcext:value-type="float">
            <text:p>-11.443195543</text:p>
          </table:table-cell>
          <table:table-cell table:formula="of:=IMABS([.R198])" office:value-type="float" office:value="16.0728913186044" calcext:value-type="float">
            <text:p>16.0728913186</text:p>
          </table:table-cell>
        </table:table-row>
        <table:table-row table:style-name="ro1">
          <table:table-cell/>
          <table:table-cell table:formula="of:=[.B198]+[.$C$11]" office:value-type="float" office:value="7089.5" calcext:value-type="float">
            <text:p>7089.5</text:p>
          </table:table-cell>
          <table:table-cell table:formula="of:=COMPLEX([.$C$3]/1000;6.284*[.B199]*[.$C$4]/1000)" office:value-type="string" office:string-value="0.5+200.476881i" calcext:value-type="string">
            <text:p>0.5+200.476881i</text:p>
          </table:table-cell>
          <table:table-cell table:formula="of:=COMPLEX(0;-1/6.284/[.B199]/[.$C$5]*1000000000)" office:value-type="string" office:string-value="-198.641402693997i" calcext:value-type="string">
            <text:p>-198.641402693997i</text:p>
          </table:table-cell>
          <table:table-cell table:formula="of:=IMSUM([.C199];[.D199])" office:value-type="string" office:string-value="0.5+1.83547830600298i" calcext:value-type="string">
            <text:p>0.5+1.83547830600298i</text:p>
          </table:table-cell>
          <table:table-cell table:formula="of:=COMPLEX(0; 6.284*[.B199]*[.$C$6]/1000)" office:value-type="string" office:string-value="8.9100836i" calcext:value-type="string">
            <text:p>8.9100836i</text:p>
          </table:table-cell>
          <table:table-cell table:formula="of:=IMDIV(IMPRODUCT(-1;[.F199];[.F199]);[.E199])" office:value-type="string" office:string-value="10.9685016686697-40.2648937244013i" calcext:value-type="string">
            <text:p>10.9685016686697-40.2648937244013i</text:p>
          </table:table-cell>
          <table:table-cell table:formula="of:=COMPLEX(0;-1000000000/6.284/[.$F$12]/[.B199]+6.284*[.F$14]*[.B199]*0.001)" office:value-type="string" office:string-value="29.3610579876152i" calcext:value-type="string">
            <text:p>29.3610579876152i</text:p>
          </table:table-cell>
          <table:table-cell table:formula="of:=IMSUM([.G199];[.H199])" office:value-type="string" office:string-value="10.9685016686697-10.9038357367861i" calcext:value-type="string">
            <text:p>10.9685016686697-10.9038357367861i</text:p>
          </table:table-cell>
          <table:table-cell table:formula="of:=300000/[.B199]" office:value-type="float" office:value="42.3161012765357" calcext:value-type="float">
            <text:p>42.3161012765</text:p>
          </table:table-cell>
          <table:table-cell table:formula="of:=[.$C$1]/[.J199]*2*PI()" office:value-type="float" office:value="0" calcext:value-type="float">
            <text:p>0</text:p>
          </table:table-cell>
          <table:table-cell table:formula="of:=COMPLEX(0;TAN([.K199]))" office:value-type="string" office:string-value="0" calcext:value-type="string">
            <text:p>0</text:p>
          </table:table-cell>
          <table:table-cell table:formula="of:=IMPRODUCT(IMDIV(IMSUB([.I199];[.$C$2]); IMSUM([.I199]; [.$C$2])); 1-[.$F$1])" office:value-type="string" office:string-value="-0.589355524340188-0.28424630900294i" calcext:value-type="string">
            <text:p>-0.589355524340188-0.28424630900294i</text:p>
          </table:table-cell>
          <table:table-cell table:formula="of:=IMDIV(IMSUM(1;[.M199]);IMSUB(1;[.M199]))" office:value-type="string" office:string-value="0.219370033373394-0.218076714735722i" calcext:value-type="string">
            <text:p>0.219370033373394-0.218076714735722i</text:p>
          </table:table-cell>
          <table:table-cell table:formula="of:=IMSUM([.N199];[.L199])" office:value-type="string" office:string-value="0.219370033373394-0.218076714735722i" calcext:value-type="string">
            <text:p>0.219370033373394-0.218076714735722i</text:p>
          </table:table-cell>
          <table:table-cell table:formula="of:=IMSUM(1;IMPRODUCT([.L199];[.N199]))" office:value-type="string" office:string-value="1" calcext:value-type="string">
            <text:p>1</text:p>
          </table:table-cell>
          <table:table-cell table:formula="of:=IMPRODUCT([.$C$2];[.O199];IMDIV(1;[.P199]))" office:value-type="string" office:string-value="10.9685016686697-10.9038357367861i" calcext:value-type="string">
            <text:p>10.9685016686697-10.9038357367861i</text:p>
          </table:table-cell>
          <table:table-cell table:formula="of:=IMDIV(IMPRODUCT([.Q199];[.$F$10]);IMSUM([.Q199];[.$F$10]))" office:value-type="string" office:string-value="10.9685002516806-10.903596541705i" calcext:value-type="string">
            <text:p>10.9685002516806-10.903596541705i</text:p>
          </table:table-cell>
          <table:table-cell table:formula="of:=[.B199]" office:value-type="float" office:value="7089.5" calcext:value-type="float">
            <text:p>7089.5</text:p>
          </table:table-cell>
          <table:table-cell table:formula="of:=IMREAL([.R199])" office:value-type="float" office:value="10.9685002516806" calcext:value-type="float">
            <text:p>10.9685002517</text:p>
          </table:table-cell>
          <table:table-cell table:formula="of:=IMAGINARY([.R199])" office:value-type="float" office:value="-10.903596541705" calcext:value-type="float">
            <text:p>-10.9035965417</text:p>
          </table:table-cell>
          <table:table-cell table:formula="of:=IMABS([.R199])" office:value-type="float" office:value="15.465976054404" calcext:value-type="float">
            <text:p>15.4659760544</text:p>
          </table:table-cell>
        </table:table-row>
        <table:table-row table:style-name="ro1">
          <table:table-cell/>
          <table:table-cell table:formula="of:=[.B199]+[.$C$11]" office:value-type="float" office:value="7090" calcext:value-type="float">
            <text:p>7090</text:p>
          </table:table-cell>
          <table:table-cell table:formula="of:=COMPLEX([.$C$3]/1000;6.284*[.B200]*[.$C$4]/1000)" office:value-type="string" office:string-value="0.5+200.49102i" calcext:value-type="string">
            <text:p>0.5+200.49102i</text:p>
          </table:table-cell>
          <table:table-cell table:formula="of:=COMPLEX(0;-1/6.284/[.B200]/[.$C$5]*1000000000)" office:value-type="string" office:string-value="-198.627394132453i" calcext:value-type="string">
            <text:p>-198.627394132453i</text:p>
          </table:table-cell>
          <table:table-cell table:formula="of:=IMSUM([.C200];[.D200])" office:value-type="string" office:string-value="0.5+1.863625867547i" calcext:value-type="string">
            <text:p>0.5+1.863625867547i</text:p>
          </table:table-cell>
          <table:table-cell table:formula="of:=COMPLEX(0; 6.284*[.B200]*[.$C$6]/1000)" office:value-type="string" office:string-value="8.910712i" calcext:value-type="string">
            <text:p>8.910712i</text:p>
          </table:table-cell>
          <table:table-cell table:formula="of:=IMDIV(IMPRODUCT(-1;[.F200];[.F200]);[.E200])" office:value-type="string" office:string-value="10.663258983139-39.7446505466616i" calcext:value-type="string">
            <text:p>10.663258983139-39.7446505466616i</text:p>
          </table:table-cell>
          <table:table-cell table:formula="of:=COMPLEX(0;-1000000000/6.284/[.$F$12]/[.B200]+6.284*[.F$14]*[.B200]*0.001)" office:value-type="string" office:string-value="29.3677846809306i" calcext:value-type="string">
            <text:p>29.3677846809306i</text:p>
          </table:table-cell>
          <table:table-cell table:formula="of:=IMSUM([.G200];[.H200])" office:value-type="string" office:string-value="10.663258983139-10.376865865731i" calcext:value-type="string">
            <text:p>10.663258983139-10.376865865731i</text:p>
          </table:table-cell>
          <table:table-cell table:formula="of:=300000/[.B200]" office:value-type="float" office:value="42.3131170662906" calcext:value-type="float">
            <text:p>42.3131170663</text:p>
          </table:table-cell>
          <table:table-cell table:formula="of:=[.$C$1]/[.J200]*2*PI()" office:value-type="float" office:value="0" calcext:value-type="float">
            <text:p>0</text:p>
          </table:table-cell>
          <table:table-cell table:formula="of:=COMPLEX(0;TAN([.K200]))" office:value-type="string" office:string-value="0" calcext:value-type="string">
            <text:p>0</text:p>
          </table:table-cell>
          <table:table-cell table:formula="of:=IMPRODUCT(IMDIV(IMSUB([.I200];[.$C$2]); IMSUM([.I200]; [.$C$2])); 1-[.$F$1])" office:value-type="string" office:string-value="-0.601581261696888-0.27396144230095i" calcext:value-type="string">
            <text:p>-0.601581261696888-0.27396144230095i</text:p>
          </table:table-cell>
          <table:table-cell table:formula="of:=IMDIV(IMSUM(1;[.M200]);IMSUB(1;[.M200]))" office:value-type="string" office:string-value="0.21326517966278-0.20753731731462i" calcext:value-type="string">
            <text:p>0.21326517966278-0.20753731731462i</text:p>
          </table:table-cell>
          <table:table-cell table:formula="of:=IMSUM([.N200];[.L200])" office:value-type="string" office:string-value="0.21326517966278-0.20753731731462i" calcext:value-type="string">
            <text:p>0.21326517966278-0.20753731731462i</text:p>
          </table:table-cell>
          <table:table-cell table:formula="of:=IMSUM(1;IMPRODUCT([.L200];[.N200]))" office:value-type="string" office:string-value="1" calcext:value-type="string">
            <text:p>1</text:p>
          </table:table-cell>
          <table:table-cell table:formula="of:=IMPRODUCT([.$C$2];[.O200];IMDIV(1;[.P200]))" office:value-type="string" office:string-value="10.663258983139-10.376865865731i" calcext:value-type="string">
            <text:p>10.663258983139-10.376865865731i</text:p>
          </table:table-cell>
          <table:table-cell table:formula="of:=IMDIV(IMPRODUCT([.Q200];[.$F$10]);IMSUM([.Q200];[.$F$10]))" office:value-type="string" office:string-value="10.6632529551539-10.3766445655157i" calcext:value-type="string">
            <text:p>10.6632529551539-10.3766445655157i</text:p>
          </table:table-cell>
          <table:table-cell table:formula="of:=[.B200]" office:value-type="float" office:value="7090" calcext:value-type="float">
            <text:p>7090</text:p>
          </table:table-cell>
          <table:table-cell table:formula="of:=IMREAL([.R200])" office:value-type="float" office:value="10.6632529551539" calcext:value-type="float">
            <text:p>10.6632529552</text:p>
          </table:table-cell>
          <table:table-cell table:formula="of:=IMAGINARY([.R200])" office:value-type="float" office:value="-10.3766445655157" calcext:value-type="float">
            <text:p>-10.3766445655</text:p>
          </table:table-cell>
          <table:table-cell table:formula="of:=IMABS([.R200])" office:value-type="float" office:value="14.8788344981939" calcext:value-type="float">
            <text:p>14.8788344982</text:p>
          </table:table-cell>
        </table:table-row>
        <table:table-row table:style-name="ro1">
          <table:table-cell/>
          <table:table-cell table:formula="of:=[.B200]+[.$C$11]" office:value-type="float" office:value="7090.5" calcext:value-type="float">
            <text:p>7090.5</text:p>
          </table:table-cell>
          <table:table-cell table:formula="of:=COMPLEX([.$C$3]/1000;6.284*[.B201]*[.$C$4]/1000)" office:value-type="string" office:string-value="0.5+200.505159i" calcext:value-type="string">
            <text:p>0.5+200.505159i</text:p>
          </table:table-cell>
          <table:table-cell table:formula="of:=COMPLEX(0;-1/6.284/[.B201]/[.$C$5]*1000000000)" office:value-type="string" office:string-value="-198.613387546589i" calcext:value-type="string">
            <text:p>-198.613387546589i</text:p>
          </table:table-cell>
          <table:table-cell table:formula="of:=IMSUM([.C201];[.D201])" office:value-type="string" office:string-value="0.5+1.891771453411i" calcext:value-type="string">
            <text:p>0.5+1.891771453411i</text:p>
          </table:table-cell>
          <table:table-cell table:formula="of:=COMPLEX(0; 6.284*[.B201]*[.$C$6]/1000)" office:value-type="string" office:string-value="8.9113404i" calcext:value-type="string">
            <text:p>8.9113404i</text:p>
          </table:table-cell>
          <table:table-cell table:formula="of:=IMDIV(IMPRODUCT(-1;[.F201];[.F201]);[.E201])" office:value-type="string" office:string-value="10.3703515010918-39.2366698632068i" calcext:value-type="string">
            <text:p>10.3703515010918-39.2366698632068i</text:p>
          </table:table-cell>
          <table:table-cell table:formula="of:=COMPLEX(0;-1000000000/6.284/[.$F$12]/[.B201]+6.284*[.F$14]*[.B201]*0.001)" office:value-type="string" office:string-value="29.3745110459344i" calcext:value-type="string">
            <text:p>29.3745110459344i</text:p>
          </table:table-cell>
          <table:table-cell table:formula="of:=IMSUM([.G201];[.H201])" office:value-type="string" office:string-value="10.3703515010918-9.8621588172724i" calcext:value-type="string">
            <text:p>10.3703515010918-9.8621588172724i</text:p>
          </table:table-cell>
          <table:table-cell table:formula="of:=300000/[.B201]" office:value-type="float" office:value="42.3101332769198" calcext:value-type="float">
            <text:p>42.3101332769</text:p>
          </table:table-cell>
          <table:table-cell table:formula="of:=[.$C$1]/[.J201]*2*PI()" office:value-type="float" office:value="0" calcext:value-type="float">
            <text:p>0</text:p>
          </table:table-cell>
          <table:table-cell table:formula="of:=COMPLEX(0;TAN([.K201]))" office:value-type="string" office:string-value="0" calcext:value-type="string">
            <text:p>0</text:p>
          </table:table-cell>
          <table:table-cell table:formula="of:=IMPRODUCT(IMDIV(IMSUB([.I201];[.$C$2]); IMSUM([.I201]; [.$C$2])); 1-[.$F$1])" office:value-type="string" office:string-value="-0.613386115590132-0.263564311121235i" calcext:value-type="string">
            <text:p>-0.613386115590132-0.263564311121235i</text:p>
          </table:table-cell>
          <table:table-cell table:formula="of:=IMDIV(IMSUM(1;[.M201]);IMSUB(1;[.M201]))" office:value-type="string" office:string-value="0.207407030021836-0.197243176345448i" calcext:value-type="string">
            <text:p>0.207407030021836-0.197243176345448i</text:p>
          </table:table-cell>
          <table:table-cell table:formula="of:=IMSUM([.N201];[.L201])" office:value-type="string" office:string-value="0.207407030021836-0.197243176345448i" calcext:value-type="string">
            <text:p>0.207407030021836-0.197243176345448i</text:p>
          </table:table-cell>
          <table:table-cell table:formula="of:=IMSUM(1;IMPRODUCT([.L201];[.N201]))" office:value-type="string" office:string-value="1" calcext:value-type="string">
            <text:p>1</text:p>
          </table:table-cell>
          <table:table-cell table:formula="of:=IMPRODUCT([.$C$2];[.O201];IMDIV(1;[.P201]))" office:value-type="string" office:string-value="10.3703515010918-9.8621588172724i" calcext:value-type="string">
            <text:p>10.3703515010918-9.8621588172724i</text:p>
          </table:table-cell>
          <table:table-cell table:formula="of:=IMDIV(IMPRODUCT([.Q201];[.$F$10]);IMSUM([.Q201];[.$F$10]))" office:value-type="string" office:string-value="10.3703412171572-9.86195427118351i" calcext:value-type="string">
            <text:p>10.3703412171572-9.86195427118351i</text:p>
          </table:table-cell>
          <table:table-cell table:formula="of:=[.B201]" office:value-type="float" office:value="7090.5" calcext:value-type="float">
            <text:p>7090.5</text:p>
          </table:table-cell>
          <table:table-cell table:formula="of:=IMREAL([.R201])" office:value-type="float" office:value="10.3703412171572" calcext:value-type="float">
            <text:p>10.3703412172</text:p>
          </table:table-cell>
          <table:table-cell table:formula="of:=IMAGINARY([.R201])" office:value-type="float" office:value="-9.86195427118351" calcext:value-type="float">
            <text:p>-9.8619542712</text:p>
          </table:table-cell>
          <table:table-cell table:formula="of:=IMABS([.R201])" office:value-type="float" office:value="14.3109090908713" calcext:value-type="float">
            <text:p>14.3109090909</text:p>
          </table:table-cell>
        </table:table-row>
        <table:table-row table:style-name="ro1">
          <table:table-cell/>
          <table:table-cell table:formula="of:=[.B201]+[.$C$11]" office:value-type="float" office:value="7091" calcext:value-type="float">
            <text:p>7091</text:p>
          </table:table-cell>
          <table:table-cell table:formula="of:=COMPLEX([.$C$3]/1000;6.284*[.B202]*[.$C$4]/1000)" office:value-type="string" office:string-value="0.5+200.519298i" calcext:value-type="string">
            <text:p>0.5+200.519298i</text:p>
          </table:table-cell>
          <table:table-cell table:formula="of:=COMPLEX(0;-1/6.284/[.B202]/[.$C$5]*1000000000)" office:value-type="string" office:string-value="-198.599382935988i" calcext:value-type="string">
            <text:p>-198.599382935988i</text:p>
          </table:table-cell>
          <table:table-cell table:formula="of:=IMSUM([.C202];[.D202])" office:value-type="string" office:string-value="0.5+1.919915064012i" calcext:value-type="string">
            <text:p>0.5+1.919915064012i</text:p>
          </table:table-cell>
          <table:table-cell table:formula="of:=COMPLEX(0; 6.284*[.B202]*[.$C$6]/1000)" office:value-type="string" office:string-value="8.9119688i" calcext:value-type="string">
            <text:p>8.9119688i</text:p>
          </table:table-cell>
          <table:table-cell table:formula="of:=IMDIV(IMPRODUCT(-1;[.F202];[.F202]);[.E202])" office:value-type="string" office:string-value="10.089138422953-38.7405776822594i" calcext:value-type="string">
            <text:p>10.089138422953-38.7405776822594i</text:p>
          </table:table-cell>
          <table:table-cell table:formula="of:=COMPLEX(0;-1000000000/6.284/[.$F$12]/[.B202]+6.284*[.F$14]*[.B202]*0.001)" office:value-type="string" office:string-value="29.3812370826961i" calcext:value-type="string">
            <text:p>29.3812370826961i</text:p>
          </table:table-cell>
          <table:table-cell table:formula="of:=IMSUM([.G202];[.H202])" office:value-type="string" office:string-value="10.089138422953-9.3593405995633i" calcext:value-type="string">
            <text:p>10.089138422953-9.3593405995633i</text:p>
          </table:table-cell>
          <table:table-cell table:formula="of:=300000/[.B202]" office:value-type="float" office:value="42.3071499083345" calcext:value-type="float">
            <text:p>42.3071499083</text:p>
          </table:table-cell>
          <table:table-cell table:formula="of:=[.$C$1]/[.J202]*2*PI()" office:value-type="float" office:value="0" calcext:value-type="float">
            <text:p>0</text:p>
          </table:table-cell>
          <table:table-cell table:formula="of:=COMPLEX(0;TAN([.K202]))" office:value-type="string" office:string-value="0" calcext:value-type="string">
            <text:p>0</text:p>
          </table:table-cell>
          <table:table-cell table:formula="of:=IMPRODUCT(IMDIV(IMSUB([.I202];[.$C$2]); IMSUM([.I202]; [.$C$2])); 1-[.$F$1])" office:value-type="string" office:string-value="-0.624776491032205-0.253071303347644i" calcext:value-type="string">
            <text:p>-0.624776491032205-0.253071303347644i</text:p>
          </table:table-cell>
          <table:table-cell table:formula="of:=IMDIV(IMSUM(1;[.M202]);IMSUB(1;[.M202]))" office:value-type="string" office:string-value="0.20178276845906-0.187186811991267i" calcext:value-type="string">
            <text:p>0.20178276845906-0.187186811991267i</text:p>
          </table:table-cell>
          <table:table-cell table:formula="of:=IMSUM([.N202];[.L202])" office:value-type="string" office:string-value="0.20178276845906-0.187186811991267i" calcext:value-type="string">
            <text:p>0.20178276845906-0.187186811991267i</text:p>
          </table:table-cell>
          <table:table-cell table:formula="of:=IMSUM(1;IMPRODUCT([.L202];[.N202]))" office:value-type="string" office:string-value="1" calcext:value-type="string">
            <text:p>1</text:p>
          </table:table-cell>
          <table:table-cell table:formula="of:=IMPRODUCT([.$C$2];[.O202];IMDIV(1;[.P202]))" office:value-type="string" office:string-value="10.089138422953-9.35934059956335i" calcext:value-type="string">
            <text:p>10.089138422953-9.35934059956335i</text:p>
          </table:table-cell>
          <table:table-cell table:formula="of:=IMDIV(IMPRODUCT([.Q202];[.$F$10]);IMSUM([.Q202];[.$F$10]))" office:value-type="string" office:string-value="10.0891242278569-9.35915174604704i" calcext:value-type="string">
            <text:p>10.0891242278569-9.35915174604704i</text:p>
          </table:table-cell>
          <table:table-cell table:formula="of:=[.B202]" office:value-type="float" office:value="7091" calcext:value-type="float">
            <text:p>7091</text:p>
          </table:table-cell>
          <table:table-cell table:formula="of:=IMREAL([.R202])" office:value-type="float" office:value="10.0891242278569" calcext:value-type="float">
            <text:p>10.0891242279</text:p>
          </table:table-cell>
          <table:table-cell table:formula="of:=IMAGINARY([.R202])" office:value-type="float" office:value="-9.35915174604704" calcext:value-type="float">
            <text:p>-9.359151746</text:p>
          </table:table-cell>
          <table:table-cell table:formula="of:=IMABS([.R202])" office:value-type="float" office:value="13.7616913601005" calcext:value-type="float">
            <text:p>13.7616913601</text:p>
          </table:table-cell>
        </table:table-row>
        <table:table-row table:style-name="ro1">
          <table:table-cell/>
          <table:table-cell table:formula="of:=[.B202]+[.$C$11]" office:value-type="float" office:value="7091.5" calcext:value-type="float">
            <text:p>7091.5</text:p>
          </table:table-cell>
          <table:table-cell table:formula="of:=COMPLEX([.$C$3]/1000;6.284*[.B203]*[.$C$4]/1000)" office:value-type="string" office:string-value="0.5+200.533437i" calcext:value-type="string">
            <text:p>0.5+200.533437i</text:p>
          </table:table-cell>
          <table:table-cell table:formula="of:=COMPLEX(0;-1/6.284/[.B203]/[.$C$5]*1000000000)" office:value-type="string" office:string-value="-198.585380300232i" calcext:value-type="string">
            <text:p>-198.585380300232i</text:p>
          </table:table-cell>
          <table:table-cell table:formula="of:=IMSUM([.C203];[.D203])" office:value-type="string" office:string-value="0.5+1.94805669976799i" calcext:value-type="string">
            <text:p>0.5+1.94805669976799i</text:p>
          </table:table-cell>
          <table:table-cell table:formula="of:=COMPLEX(0; 6.284*[.B203]*[.$C$6]/1000)" office:value-type="string" office:string-value="8.9125972i" calcext:value-type="string">
            <text:p>8.9125972i</text:p>
          </table:table-cell>
          <table:table-cell table:formula="of:=IMDIV(IMPRODUCT(-1;[.F203];[.F203]);[.E203])" office:value-type="string" office:string-value="9.81901898119586-38.2560114229353i" calcext:value-type="string">
            <text:p>9.81901898119586-38.2560114229353i</text:p>
          </table:table-cell>
          <table:table-cell table:formula="of:=COMPLEX(0;-1000000000/6.284/[.$F$12]/[.B203]+6.284*[.F$14]*[.B203]*0.001)" office:value-type="string" office:string-value="29.387962791285i" calcext:value-type="string">
            <text:p>29.387962791285i</text:p>
          </table:table-cell>
          <table:table-cell table:formula="of:=IMSUM([.G203];[.H203])" office:value-type="string" office:string-value="9.81901898119586-8.8680486316503i" calcext:value-type="string">
            <text:p>9.81901898119586-8.8680486316503i</text:p>
          </table:table-cell>
          <table:table-cell table:formula="of:=300000/[.B203]" office:value-type="float" office:value="42.3041669604456" calcext:value-type="float">
            <text:p>42.3041669604</text:p>
          </table:table-cell>
          <table:table-cell table:formula="of:=[.$C$1]/[.J203]*2*PI()" office:value-type="float" office:value="0" calcext:value-type="float">
            <text:p>0</text:p>
          </table:table-cell>
          <table:table-cell table:formula="of:=COMPLEX(0;TAN([.K203]))" office:value-type="string" office:string-value="0" calcext:value-type="string">
            <text:p>0</text:p>
          </table:table-cell>
          <table:table-cell table:formula="of:=IMPRODUCT(IMDIV(IMSUB([.I203];[.$C$2]); IMSUM([.I203]; [.$C$2])); 1-[.$F$1])" office:value-type="string" office:string-value="-0.635759287649276-0.242498007483329i" calcext:value-type="string">
            <text:p>-0.635759287649276-0.242498007483329i</text:p>
          </table:table-cell>
          <table:table-cell table:formula="of:=IMDIV(IMSUM(1;[.M203]);IMSUB(1;[.M203]))" office:value-type="string" office:string-value="0.196380379623918-0.177360972633006i" calcext:value-type="string">
            <text:p>0.196380379623918-0.177360972633006i</text:p>
          </table:table-cell>
          <table:table-cell table:formula="of:=IMSUM([.N203];[.L203])" office:value-type="string" office:string-value="0.196380379623918-0.177360972633006i" calcext:value-type="string">
            <text:p>0.196380379623918-0.177360972633006i</text:p>
          </table:table-cell>
          <table:table-cell table:formula="of:=IMSUM(1;IMPRODUCT([.L203];[.N203]))" office:value-type="string" office:string-value="1" calcext:value-type="string">
            <text:p>1</text:p>
          </table:table-cell>
          <table:table-cell table:formula="of:=IMPRODUCT([.$C$2];[.O203];IMDIV(1;[.P203]))" office:value-type="string" office:string-value="9.8190189811959-8.8680486316503i" calcext:value-type="string">
            <text:p>9.8190189811959-8.8680486316503i</text:p>
          </table:table-cell>
          <table:table-cell table:formula="of:=IMDIV(IMPRODUCT([.Q203];[.$F$10]);IMSUM([.Q203];[.$F$10]))" office:value-type="string" office:string-value="9.81900120896106-8.86787448226806i" calcext:value-type="string">
            <text:p>9.81900120896106-8.86787448226806i</text:p>
          </table:table-cell>
          <table:table-cell table:formula="of:=[.B203]" office:value-type="float" office:value="7091.5" calcext:value-type="float">
            <text:p>7091.5</text:p>
          </table:table-cell>
          <table:table-cell table:formula="of:=IMREAL([.R203])" office:value-type="float" office:value="9.81900120896106" calcext:value-type="float">
            <text:p>9.819001209</text:p>
          </table:table-cell>
          <table:table-cell table:formula="of:=IMAGINARY([.R203])" office:value-type="float" office:value="-8.86787448226806" calcext:value-type="float">
            <text:p>-8.8678744823</text:p>
          </table:table-cell>
          <table:table-cell table:formula="of:=IMABS([.R203])" office:value-type="float" office:value="13.2307211660907" calcext:value-type="float">
            <text:p>13.2307211661</text:p>
          </table:table-cell>
        </table:table-row>
        <table:table-row table:style-name="ro1">
          <table:table-cell/>
          <table:table-cell table:formula="of:=[.B203]+[.$C$11]" office:value-type="float" office:value="7092" calcext:value-type="float">
            <text:p>7092</text:p>
          </table:table-cell>
          <table:table-cell table:formula="of:=COMPLEX([.$C$3]/1000;6.284*[.B204]*[.$C$4]/1000)" office:value-type="string" office:string-value="0.5+200.547576i" calcext:value-type="string">
            <text:p>0.5+200.547576i</text:p>
          </table:table-cell>
          <table:table-cell table:formula="of:=COMPLEX(0;-1/6.284/[.B204]/[.$C$5]*1000000000)" office:value-type="string" office:string-value="-198.571379638902i" calcext:value-type="string">
            <text:p>-198.571379638902i</text:p>
          </table:table-cell>
          <table:table-cell table:formula="of:=IMSUM([.C204];[.D204])" office:value-type="string" office:string-value="0.5+1.976196361098i" calcext:value-type="string">
            <text:p>0.5+1.976196361098i</text:p>
          </table:table-cell>
          <table:table-cell table:formula="of:=COMPLEX(0; 6.284*[.B204]*[.$C$6]/1000)" office:value-type="string" office:string-value="8.9132256i" calcext:value-type="string">
            <text:p>8.9132256i</text:p>
          </table:table-cell>
          <table:table-cell table:formula="of:=IMDIV(IMPRODUCT(-1;[.F204];[.F204]);[.E204])" office:value-type="string" office:string-value="9.55942956155394-37.7826198274311i" calcext:value-type="string">
            <text:p>9.55942956155394-37.7826198274311i</text:p>
          </table:table-cell>
          <table:table-cell table:formula="of:=COMPLEX(0;-1000000000/6.284/[.$F$12]/[.B204]+6.284*[.F$14]*[.B204]*0.001)" office:value-type="string" office:string-value="29.3946881717707i" calcext:value-type="string">
            <text:p>29.3946881717707i</text:p>
          </table:table-cell>
          <table:table-cell table:formula="of:=IMSUM([.G204];[.H204])" office:value-type="string" office:string-value="9.55942956155394-8.3879316556604i" calcext:value-type="string">
            <text:p>9.55942956155394-8.3879316556604i</text:p>
          </table:table-cell>
          <table:table-cell table:formula="of:=300000/[.B204]" office:value-type="float" office:value="42.3011844331641" calcext:value-type="float">
            <text:p>42.3011844332</text:p>
          </table:table-cell>
          <table:table-cell table:formula="of:=[.$C$1]/[.J204]*2*PI()" office:value-type="float" office:value="0" calcext:value-type="float">
            <text:p>0</text:p>
          </table:table-cell>
          <table:table-cell table:formula="of:=COMPLEX(0;TAN([.K204]))" office:value-type="string" office:string-value="0" calcext:value-type="string">
            <text:p>0</text:p>
          </table:table-cell>
          <table:table-cell table:formula="of:=IMPRODUCT(IMDIV(IMSUB([.I204];[.$C$2]); IMSUM([.I204]; [.$C$2])); 1-[.$F$1])" office:value-type="string" office:string-value="-0.646341837722555-0.231859218906711i" calcext:value-type="string">
            <text:p>-0.646341837722555-0.231859218906711i</text:p>
          </table:table-cell>
          <table:table-cell table:formula="of:=IMDIV(IMSUM(1;[.M204]);IMSUB(1;[.M204]))" office:value-type="string" office:string-value="0.191188591231077-0.167758633113208i" calcext:value-type="string">
            <text:p>0.191188591231077-0.167758633113208i</text:p>
          </table:table-cell>
          <table:table-cell table:formula="of:=IMSUM([.N204];[.L204])" office:value-type="string" office:string-value="0.191188591231077-0.167758633113208i" calcext:value-type="string">
            <text:p>0.191188591231077-0.167758633113208i</text:p>
          </table:table-cell>
          <table:table-cell table:formula="of:=IMSUM(1;IMPRODUCT([.L204];[.N204]))" office:value-type="string" office:string-value="1" calcext:value-type="string">
            <text:p>1</text:p>
          </table:table-cell>
          <table:table-cell table:formula="of:=IMPRODUCT([.$C$2];[.O204];IMDIV(1;[.P204]))" office:value-type="string" office:string-value="9.55942956155385-8.3879316556604i" calcext:value-type="string">
            <text:p>9.55942956155385-8.3879316556604i</text:p>
          </table:table-cell>
          <table:table-cell table:formula="of:=IMDIV(IMPRODUCT([.Q204];[.$F$10]);IMSUM([.Q204];[.$F$10]))" office:value-type="string" office:string-value="9.55940853509262-8.38777128952577i" calcext:value-type="string">
            <text:p>9.55940853509262-8.38777128952577i</text:p>
          </table:table-cell>
          <table:table-cell table:formula="of:=[.B204]" office:value-type="float" office:value="7092" calcext:value-type="float">
            <text:p>7092</text:p>
          </table:table-cell>
          <table:table-cell table:formula="of:=IMREAL([.R204])" office:value-type="float" office:value="9.55940853509262" calcext:value-type="float">
            <text:p>9.5594085351</text:p>
          </table:table-cell>
          <table:table-cell table:formula="of:=IMAGINARY([.R204])" office:value-type="float" office:value="-8.38777128952577" calcext:value-type="float">
            <text:p>-8.3877712895</text:p>
          </table:table-cell>
          <table:table-cell table:formula="of:=IMABS([.R204])" office:value-type="float" office:value="12.7175861996762" calcext:value-type="float">
            <text:p>12.7175861997</text:p>
          </table:table-cell>
        </table:table-row>
        <table:table-row table:style-name="ro1">
          <table:table-cell/>
          <table:table-cell table:formula="of:=[.B204]+[.$C$11]" office:value-type="float" office:value="7092.5" calcext:value-type="float">
            <text:p>7092.5</text:p>
          </table:table-cell>
          <table:table-cell table:formula="of:=COMPLEX([.$C$3]/1000;6.284*[.B205]*[.$C$4]/1000)" office:value-type="string" office:string-value="0.5+200.561715i" calcext:value-type="string">
            <text:p>0.5+200.561715i</text:p>
          </table:table-cell>
          <table:table-cell table:formula="of:=COMPLEX(0;-1/6.284/[.B205]/[.$C$5]*1000000000)" office:value-type="string" office:string-value="-198.557380951582i" calcext:value-type="string">
            <text:p>-198.557380951582i</text:p>
          </table:table-cell>
          <table:table-cell table:formula="of:=IMSUM([.C205];[.D205])" office:value-type="string" office:string-value="0.5+2.004334048418i" calcext:value-type="string">
            <text:p>0.5+2.004334048418i</text:p>
          </table:table-cell>
          <table:table-cell table:formula="of:=COMPLEX(0; 6.284*[.B205]*[.$C$6]/1000)" office:value-type="string" office:string-value="8.913854i" calcext:value-type="string">
            <text:p>8.913854i</text:p>
          </table:table-cell>
          <table:table-cell table:formula="of:=IMDIV(IMPRODUCT(-1;[.F205];[.F205]);[.E205])" office:value-type="string" office:string-value="9.30984105488164-37.3200628233181i" calcext:value-type="string">
            <text:p>9.30984105488164-37.3200628233181i</text:p>
          </table:table-cell>
          <table:table-cell table:formula="of:=COMPLEX(0;-1000000000/6.284/[.$F$12]/[.B205]+6.284*[.F$14]*[.B205]*0.001)" office:value-type="string" office:string-value="29.4014132242225i" calcext:value-type="string">
            <text:p>29.4014132242225i</text:p>
          </table:table-cell>
          <table:table-cell table:formula="of:=IMSUM([.G205];[.H205])" office:value-type="string" office:string-value="9.30984105488164-7.9186495990956i" calcext:value-type="string">
            <text:p>9.30984105488164-7.9186495990956i</text:p>
          </table:table-cell>
          <table:table-cell table:formula="of:=300000/[.B205]" office:value-type="float" office:value="42.2982023264011" calcext:value-type="float">
            <text:p>42.2982023264</text:p>
          </table:table-cell>
          <table:table-cell table:formula="of:=[.$C$1]/[.J205]*2*PI()" office:value-type="float" office:value="0" calcext:value-type="float">
            <text:p>0</text:p>
          </table:table-cell>
          <table:table-cell table:formula="of:=COMPLEX(0;TAN([.K205]))" office:value-type="string" office:string-value="0" calcext:value-type="string">
            <text:p>0</text:p>
          </table:table-cell>
          <table:table-cell table:formula="of:=IMPRODUCT(IMDIV(IMSUB([.I205];[.$C$2]); IMSUM([.I205]; [.$C$2])); 1-[.$F$1])" office:value-type="string" office:string-value="-0.656531847631476-0.221168949668875i" calcext:value-type="string">
            <text:p>-0.656531847631476-0.221168949668875i</text:p>
          </table:table-cell>
          <table:table-cell table:formula="of:=IMDIV(IMSUM(1;[.M205]);IMSUB(1;[.M205]))" office:value-type="string" office:string-value="0.186196821097631-0.158372991981912i" calcext:value-type="string">
            <text:p>0.186196821097631-0.158372991981912i</text:p>
          </table:table-cell>
          <table:table-cell table:formula="of:=IMSUM([.N205];[.L205])" office:value-type="string" office:string-value="0.186196821097631-0.158372991981912i" calcext:value-type="string">
            <text:p>0.186196821097631-0.158372991981912i</text:p>
          </table:table-cell>
          <table:table-cell table:formula="of:=IMSUM(1;IMPRODUCT([.L205];[.N205]))" office:value-type="string" office:string-value="1" calcext:value-type="string">
            <text:p>1</text:p>
          </table:table-cell>
          <table:table-cell table:formula="of:=IMPRODUCT([.$C$2];[.O205];IMDIV(1;[.P205]))" office:value-type="string" office:string-value="9.30984105488155-7.9186495990956i" calcext:value-type="string">
            <text:p>9.30984105488155-7.9186495990956i</text:p>
          </table:table-cell>
          <table:table-cell table:formula="of:=IMDIV(IMPRODUCT([.Q205];[.$F$10]);IMSUM([.Q205];[.$F$10]))" office:value-type="string" office:string-value="9.30981708578424-7.91850215777238i" calcext:value-type="string">
            <text:p>9.30981708578424-7.91850215777238i</text:p>
          </table:table-cell>
          <table:table-cell table:formula="of:=[.B205]" office:value-type="float" office:value="7092.5" calcext:value-type="float">
            <text:p>7092.5</text:p>
          </table:table-cell>
          <table:table-cell table:formula="of:=IMREAL([.R205])" office:value-type="float" office:value="9.30981708578424" calcext:value-type="float">
            <text:p>9.3098170858</text:p>
          </table:table-cell>
          <table:table-cell table:formula="of:=IMAGINARY([.R205])" office:value-type="float" office:value="-7.91850215777238" calcext:value-type="float">
            <text:p>-7.9185021578</text:p>
          </table:table-cell>
          <table:table-cell table:formula="of:=IMABS([.R205])" office:value-type="float" office:value="12.2219217226018" calcext:value-type="float">
            <text:p>12.2219217226</text:p>
          </table:table-cell>
        </table:table-row>
        <table:table-row table:style-name="ro1">
          <table:table-cell/>
          <table:table-cell table:formula="of:=[.B205]+[.$C$11]" office:value-type="float" office:value="7093" calcext:value-type="float">
            <text:p>7093</text:p>
          </table:table-cell>
          <table:table-cell table:formula="of:=COMPLEX([.$C$3]/1000;6.284*[.B206]*[.$C$4]/1000)" office:value-type="string" office:string-value="0.5+200.575854i" calcext:value-type="string">
            <text:p>0.5+200.575854i</text:p>
          </table:table-cell>
          <table:table-cell table:formula="of:=COMPLEX(0;-1/6.284/[.B206]/[.$C$5]*1000000000)" office:value-type="string" office:string-value="-198.543384237853i" calcext:value-type="string">
            <text:p>-198.543384237853i</text:p>
          </table:table-cell>
          <table:table-cell table:formula="of:=IMSUM([.C206];[.D206])" office:value-type="string" office:string-value="0.5+2.032469762147i" calcext:value-type="string">
            <text:p>0.5+2.032469762147i</text:p>
          </table:table-cell>
          <table:table-cell table:formula="of:=COMPLEX(0; 6.284*[.B206]*[.$C$6]/1000)" office:value-type="string" office:string-value="8.9144824i" calcext:value-type="string">
            <text:p>8.9144824i</text:p>
          </table:table-cell>
          <table:table-cell table:formula="of:=IMDIV(IMPRODUCT(-1;[.F206];[.F206]);[.E206])" office:value-type="string" office:string-value="9.06975641952899-36.8680113454626i" calcext:value-type="string">
            <text:p>9.06975641952899-36.8680113454626i</text:p>
          </table:table-cell>
          <table:table-cell table:formula="of:=COMPLEX(0;-1000000000/6.284/[.$F$12]/[.B206]+6.284*[.F$14]*[.B206]*0.001)" office:value-type="string" office:string-value="29.4081379487097i" calcext:value-type="string">
            <text:p>29.4081379487097i</text:p>
          </table:table-cell>
          <table:table-cell table:formula="of:=IMSUM([.G206];[.H206])" office:value-type="string" office:string-value="9.06975641952899-7.4598733967529i" calcext:value-type="string">
            <text:p>9.06975641952899-7.4598733967529i</text:p>
          </table:table-cell>
          <table:table-cell table:formula="of:=300000/[.B206]" office:value-type="float" office:value="42.2952206400677" calcext:value-type="float">
            <text:p>42.2952206401</text:p>
          </table:table-cell>
          <table:table-cell table:formula="of:=[.$C$1]/[.J206]*2*PI()" office:value-type="float" office:value="0" calcext:value-type="float">
            <text:p>0</text:p>
          </table:table-cell>
          <table:table-cell table:formula="of:=COMPLEX(0;TAN([.K206]))" office:value-type="string" office:string-value="0" calcext:value-type="string">
            <text:p>0</text:p>
          </table:table-cell>
          <table:table-cell table:formula="of:=IMPRODUCT(IMDIV(IMSUB([.I206];[.$C$2]); IMSUM([.I206]; [.$C$2])); 1-[.$F$1])" office:value-type="string" office:string-value="-0.666337342762212-0.21044044138259i" calcext:value-type="string">
            <text:p>-0.666337342762212-0.21044044138259i</text:p>
          </table:table-cell>
          <table:table-cell table:formula="of:=IMDIV(IMSUM(1;[.M206]);IMSUB(1;[.M206]))" office:value-type="string" office:string-value="0.18139512839058-0.149197467935059i" calcext:value-type="string">
            <text:p>0.18139512839058-0.149197467935059i</text:p>
          </table:table-cell>
          <table:table-cell table:formula="of:=IMSUM([.N206];[.L206])" office:value-type="string" office:string-value="0.18139512839058-0.149197467935059i" calcext:value-type="string">
            <text:p>0.18139512839058-0.149197467935059i</text:p>
          </table:table-cell>
          <table:table-cell table:formula="of:=IMSUM(1;IMPRODUCT([.L206];[.N206]))" office:value-type="string" office:string-value="1" calcext:value-type="string">
            <text:p>1</text:p>
          </table:table-cell>
          <table:table-cell table:formula="of:=IMPRODUCT([.$C$2];[.O206];IMDIV(1;[.P206]))" office:value-type="string" office:string-value="9.069756419529-7.45987339675295i" calcext:value-type="string">
            <text:p>9.069756419529-7.45987339675295i</text:p>
          </table:table-cell>
          <table:table-cell table:formula="of:=IMDIV(IMPRODUCT([.Q206];[.$F$10]);IMSUM([.Q206];[.$F$10]))" office:value-type="string" office:string-value="9.06972980796388-7.45973807957418i" calcext:value-type="string">
            <text:p>9.06972980796388-7.45973807957418i</text:p>
          </table:table-cell>
          <table:table-cell table:formula="of:=[.B206]" office:value-type="float" office:value="7093" calcext:value-type="float">
            <text:p>7093</text:p>
          </table:table-cell>
          <table:table-cell table:formula="of:=IMREAL([.R206])" office:value-type="float" office:value="9.06972980796388" calcext:value-type="float">
            <text:p>9.069729808</text:p>
          </table:table-cell>
          <table:table-cell table:formula="of:=IMAGINARY([.R206])" office:value-type="float" office:value="-7.45973807957418" calcext:value-type="float">
            <text:p>-7.4597380796</text:p>
          </table:table-cell>
          <table:table-cell table:formula="of:=IMABS([.R206])" office:value-type="float" office:value="11.7434105355011" calcext:value-type="float">
            <text:p>11.7434105355</text:p>
          </table:table-cell>
        </table:table-row>
        <table:table-row table:style-name="ro1">
          <table:table-cell/>
          <table:table-cell table:formula="of:=[.B206]+[.$C$11]" office:value-type="float" office:value="7093.5" calcext:value-type="float">
            <text:p>7093.5</text:p>
          </table:table-cell>
          <table:table-cell table:formula="of:=COMPLEX([.$C$3]/1000;6.284*[.B207]*[.$C$4]/1000)" office:value-type="string" office:string-value="0.5+200.589993i" calcext:value-type="string">
            <text:p>0.5+200.589993i</text:p>
          </table:table-cell>
          <table:table-cell table:formula="of:=COMPLEX(0;-1/6.284/[.B207]/[.$C$5]*1000000000)" office:value-type="string" office:string-value="-198.529389497299i" calcext:value-type="string">
            <text:p>-198.529389497299i</text:p>
          </table:table-cell>
          <table:table-cell table:formula="of:=IMSUM([.C207];[.D207])" office:value-type="string" office:string-value="0.5+2.06060350270099i" calcext:value-type="string">
            <text:p>0.5+2.06060350270099i</text:p>
          </table:table-cell>
          <table:table-cell table:formula="of:=COMPLEX(0; 6.284*[.B207]*[.$C$6]/1000)" office:value-type="string" office:string-value="8.9151108i" calcext:value-type="string">
            <text:p>8.9151108i</text:p>
          </table:table-cell>
          <table:table-cell table:formula="of:=IMDIV(IMPRODUCT(-1;[.F207];[.F207]);[.E207])" office:value-type="string" office:string-value="8.83870843625506-36.4261471261999i" calcext:value-type="string">
            <text:p>8.83870843625506-36.4261471261999i</text:p>
          </table:table-cell>
          <table:table-cell table:formula="of:=COMPLEX(0;-1000000000/6.284/[.$F$12]/[.B207]+6.284*[.F$14]*[.B207]*0.001)" office:value-type="string" office:string-value="29.4148623453017i" calcext:value-type="string">
            <text:p>29.4148623453017i</text:p>
          </table:table-cell>
          <table:table-cell table:formula="of:=IMSUM([.G207];[.H207])" office:value-type="string" office:string-value="8.83870843625506-7.0112847808982i" calcext:value-type="string">
            <text:p>8.83870843625506-7.0112847808982i</text:p>
          </table:table-cell>
          <table:table-cell table:formula="of:=300000/[.B207]" office:value-type="float" office:value="42.2922393740749" calcext:value-type="float">
            <text:p>42.2922393741</text:p>
          </table:table-cell>
          <table:table-cell table:formula="of:=[.$C$1]/[.J207]*2*PI()" office:value-type="float" office:value="0" calcext:value-type="float">
            <text:p>0</text:p>
          </table:table-cell>
          <table:table-cell table:formula="of:=COMPLEX(0;TAN([.K207]))" office:value-type="string" office:string-value="0" calcext:value-type="string">
            <text:p>0</text:p>
          </table:table-cell>
          <table:table-cell table:formula="of:=IMPRODUCT(IMDIV(IMSUB([.I207];[.$C$2]); IMSUM([.I207]; [.$C$2])); 1-[.$F$1])" office:value-type="string" office:string-value="-0.675766615891691-0.199686180791471i" calcext:value-type="string">
            <text:p>-0.675766615891691-0.199686180791471i</text:p>
          </table:table-cell>
          <table:table-cell table:formula="of:=IMDIV(IMSUM(1;[.M207]);IMSUB(1;[.M207]))" office:value-type="string" office:string-value="0.176774168725102-0.140225695617964i" calcext:value-type="string">
            <text:p>0.176774168725102-0.140225695617964i</text:p>
          </table:table-cell>
          <table:table-cell table:formula="of:=IMSUM([.N207];[.L207])" office:value-type="string" office:string-value="0.176774168725102-0.140225695617964i" calcext:value-type="string">
            <text:p>0.176774168725102-0.140225695617964i</text:p>
          </table:table-cell>
          <table:table-cell table:formula="of:=IMSUM(1;IMPRODUCT([.L207];[.N207]))" office:value-type="string" office:string-value="1" calcext:value-type="string">
            <text:p>1</text:p>
          </table:table-cell>
          <table:table-cell table:formula="of:=IMPRODUCT([.$C$2];[.O207];IMDIV(1;[.P207]))" office:value-type="string" office:string-value="8.8387084362551-7.0112847808982i" calcext:value-type="string">
            <text:p>8.8387084362551-7.0112847808982i</text:p>
          </table:table-cell>
          <table:table-cell table:formula="of:=IMDIV(IMPRODUCT([.Q207];[.$F$10]);IMSUM([.Q207];[.$F$10]))" office:value-type="string" office:string-value="8.83867947096059-7.01116084066891i" calcext:value-type="string">
            <text:p>8.83867947096059-7.01116084066891i</text:p>
          </table:table-cell>
          <table:table-cell table:formula="of:=[.B207]" office:value-type="float" office:value="7093.5" calcext:value-type="float">
            <text:p>7093.5</text:p>
          </table:table-cell>
          <table:table-cell table:formula="of:=IMREAL([.R207])" office:value-type="float" office:value="8.83867947096059" calcext:value-type="float">
            <text:p>8.838679471</text:p>
          </table:table-cell>
          <table:table-cell table:formula="of:=IMAGINARY([.R207])" office:value-type="float" office:value="-7.01116084066891" calcext:value-type="float">
            <text:p>-7.0111608407</text:p>
          </table:table-cell>
          <table:table-cell table:formula="of:=IMABS([.R207])" office:value-type="float" office:value="11.2817831535671" calcext:value-type="float">
            <text:p>11.2817831536</text:p>
          </table:table-cell>
        </table:table-row>
        <table:table-row table:style-name="ro1">
          <table:table-cell/>
          <table:table-cell table:formula="of:=[.B207]+[.$C$11]" office:value-type="float" office:value="7094" calcext:value-type="float">
            <text:p>7094</text:p>
          </table:table-cell>
          <table:table-cell table:formula="of:=COMPLEX([.$C$3]/1000;6.284*[.B208]*[.$C$4]/1000)" office:value-type="string" office:string-value="0.5+200.604132i" calcext:value-type="string">
            <text:p>0.5+200.604132i</text:p>
          </table:table-cell>
          <table:table-cell table:formula="of:=COMPLEX(0;-1/6.284/[.B208]/[.$C$5]*1000000000)" office:value-type="string" office:string-value="-198.515396729503i" calcext:value-type="string">
            <text:p>-198.515396729503i</text:p>
          </table:table-cell>
          <table:table-cell table:formula="of:=IMSUM([.C208];[.D208])" office:value-type="string" office:string-value="0.5+2.08873527049698i" calcext:value-type="string">
            <text:p>0.5+2.08873527049698i</text:p>
          </table:table-cell>
          <table:table-cell table:formula="of:=COMPLEX(0; 6.284*[.B208]*[.$C$6]/1000)" office:value-type="string" office:string-value="8.9157392i" calcext:value-type="string">
            <text:p>8.9157392i</text:p>
          </table:table-cell>
          <table:table-cell table:formula="of:=IMDIV(IMPRODUCT(-1;[.F208];[.F208]);[.E208])" office:value-type="string" office:string-value="8.61625763895614-35.9941624603535i" calcext:value-type="string">
            <text:p>8.61625763895614-35.9941624603535i</text:p>
          </table:table-cell>
          <table:table-cell table:formula="of:=COMPLEX(0;-1000000000/6.284/[.$F$12]/[.B208]+6.284*[.F$14]*[.B208]*0.001)" office:value-type="string" office:string-value="29.4215864140679i" calcext:value-type="string">
            <text:p>29.4215864140679i</text:p>
          </table:table-cell>
          <table:table-cell table:formula="of:=IMSUM([.G208];[.H208])" office:value-type="string" office:string-value="8.61625763895614-6.5725760462856i" calcext:value-type="string">
            <text:p>8.61625763895614-6.5725760462856i</text:p>
          </table:table-cell>
          <table:table-cell table:formula="of:=300000/[.B208]" office:value-type="float" office:value="42.2892585283338" calcext:value-type="float">
            <text:p>42.2892585283</text:p>
          </table:table-cell>
          <table:table-cell table:formula="of:=[.$C$1]/[.J208]*2*PI()" office:value-type="float" office:value="0" calcext:value-type="float">
            <text:p>0</text:p>
          </table:table-cell>
          <table:table-cell table:formula="of:=COMPLEX(0;TAN([.K208]))" office:value-type="string" office:string-value="0" calcext:value-type="string">
            <text:p>0</text:p>
          </table:table-cell>
          <table:table-cell table:formula="of:=IMPRODUCT(IMDIV(IMSUB([.I208];[.$C$2]); IMSUM([.I208]; [.$C$2])); 1-[.$F$1])" office:value-type="string" office:string-value="-0.684828179039547-0.188917917617156i" calcext:value-type="string">
            <text:p>-0.684828179039547-0.188917917617156i</text:p>
          </table:table-cell>
          <table:table-cell table:formula="of:=IMDIV(IMSUM(1;[.M208]);IMSUB(1;[.M208]))" office:value-type="string" office:string-value="0.172325152779122-0.131451520925712i" calcext:value-type="string">
            <text:p>0.172325152779122-0.131451520925712i</text:p>
          </table:table-cell>
          <table:table-cell table:formula="of:=IMSUM([.N208];[.L208])" office:value-type="string" office:string-value="0.172325152779122-0.131451520925712i" calcext:value-type="string">
            <text:p>0.172325152779122-0.131451520925712i</text:p>
          </table:table-cell>
          <table:table-cell table:formula="of:=IMSUM(1;IMPRODUCT([.L208];[.N208]))" office:value-type="string" office:string-value="1" calcext:value-type="string">
            <text:p>1</text:p>
          </table:table-cell>
          <table:table-cell table:formula="of:=IMPRODUCT([.$C$2];[.O208];IMDIV(1;[.P208]))" office:value-type="string" office:string-value="8.6162576389561-6.5725760462856i" calcext:value-type="string">
            <text:p>8.6162576389561-6.5725760462856i</text:p>
          </table:table-cell>
          <table:table-cell table:formula="of:=IMDIV(IMPRODUCT([.Q208];[.$F$10]);IMSUM([.Q208];[.$F$10]))" office:value-type="string" office:string-value="8.61622659730828-6.5724627853351i" calcext:value-type="string">
            <text:p>8.61622659730828-6.5724627853351i</text:p>
          </table:table-cell>
          <table:table-cell table:formula="of:=[.B208]" office:value-type="float" office:value="7094" calcext:value-type="float">
            <text:p>7094</text:p>
          </table:table-cell>
          <table:table-cell table:formula="of:=IMREAL([.R208])" office:value-type="float" office:value="8.61622659730828" calcext:value-type="float">
            <text:p>8.6162265973</text:p>
          </table:table-cell>
          <table:table-cell table:formula="of:=IMAGINARY([.R208])" office:value-type="float" office:value="-6.5724627853351" calcext:value-type="float">
            <text:p>-6.5724627853</text:p>
          </table:table-cell>
          <table:table-cell table:formula="of:=IMABS([.R208])" office:value-type="float" office:value="10.8368181603632" calcext:value-type="float">
            <text:p>10.8368181604</text:p>
          </table:table-cell>
        </table:table-row>
        <table:table-row table:style-name="ro1">
          <table:table-cell/>
          <table:table-cell table:formula="of:=[.B208]+[.$C$11]" office:value-type="float" office:value="7094.5" calcext:value-type="float">
            <text:p>7094.5</text:p>
          </table:table-cell>
          <table:table-cell table:formula="of:=COMPLEX([.$C$3]/1000;6.284*[.B209]*[.$C$4]/1000)" office:value-type="string" office:string-value="0.5+200.618271i" calcext:value-type="string">
            <text:p>0.5+200.618271i</text:p>
          </table:table-cell>
          <table:table-cell table:formula="of:=COMPLEX(0;-1/6.284/[.B209]/[.$C$5]*1000000000)" office:value-type="string" office:string-value="-198.501405934046i" calcext:value-type="string">
            <text:p>-198.501405934046i</text:p>
          </table:table-cell>
          <table:table-cell table:formula="of:=IMSUM([.C209];[.D209])" office:value-type="string" office:string-value="0.5+2.11686506595399i" calcext:value-type="string">
            <text:p>0.5+2.11686506595399i</text:p>
          </table:table-cell>
          <table:table-cell table:formula="of:=COMPLEX(0; 6.284*[.B209]*[.$C$6]/1000)" office:value-type="string" office:string-value="8.9163676i" calcext:value-type="string">
            <text:p>8.9163676i</text:p>
          </table:table-cell>
          <table:table-cell table:formula="of:=IMDIV(IMPRODUCT(-1;[.F209];[.F209]);[.E209])" office:value-type="string" office:string-value="8.4019904063085-35.5717599511901i" calcext:value-type="string">
            <text:p>8.4019904063085-35.5717599511901i</text:p>
          </table:table-cell>
          <table:table-cell table:formula="of:=COMPLEX(0;-1000000000/6.284/[.$F$12]/[.B209]+6.284*[.F$14]*[.B209]*0.001)" office:value-type="string" office:string-value="29.4283101550776i" calcext:value-type="string">
            <text:p>29.4283101550776i</text:p>
          </table:table-cell>
          <table:table-cell table:formula="of:=IMSUM([.G209];[.H209])" office:value-type="string" office:string-value="8.4019904063085-6.1434497961125i" calcext:value-type="string">
            <text:p>8.4019904063085-6.1434497961125i</text:p>
          </table:table-cell>
          <table:table-cell table:formula="of:=300000/[.B209]" office:value-type="float" office:value="42.2862781027557" calcext:value-type="float">
            <text:p>42.2862781028</text:p>
          </table:table-cell>
          <table:table-cell table:formula="of:=[.$C$1]/[.J209]*2*PI()" office:value-type="float" office:value="0" calcext:value-type="float">
            <text:p>0</text:p>
          </table:table-cell>
          <table:table-cell table:formula="of:=COMPLEX(0;TAN([.K209]))" office:value-type="string" office:string-value="0" calcext:value-type="string">
            <text:p>0</text:p>
          </table:table-cell>
          <table:table-cell table:formula="of:=IMPRODUCT(IMDIV(IMSUB([.I209];[.$C$2]); IMSUM([.I209]; [.$C$2])); 1-[.$F$1])" office:value-type="string" office:string-value="-0.693530718737881-0.17814668432288i" calcext:value-type="string">
            <text:p>-0.693530718737881-0.17814668432288i</text:p>
          </table:table-cell>
          <table:table-cell table:formula="of:=IMDIV(IMSUM(1;[.M209]);IMSUB(1;[.M209]))" office:value-type="string" office:string-value="0.16803980812617-0.12286899592225i" calcext:value-type="string">
            <text:p>0.16803980812617-0.12286899592225i</text:p>
          </table:table-cell>
          <table:table-cell table:formula="of:=IMSUM([.N209];[.L209])" office:value-type="string" office:string-value="0.16803980812617-0.12286899592225i" calcext:value-type="string">
            <text:p>0.16803980812617-0.12286899592225i</text:p>
          </table:table-cell>
          <table:table-cell table:formula="of:=IMSUM(1;IMPRODUCT([.L209];[.N209]))" office:value-type="string" office:string-value="1" calcext:value-type="string">
            <text:p>1</text:p>
          </table:table-cell>
          <table:table-cell table:formula="of:=IMPRODUCT([.$C$2];[.O209];IMDIV(1;[.P209]))" office:value-type="string" office:string-value="8.4019904063085-6.1434497961125i" calcext:value-type="string">
            <text:p>8.4019904063085-6.1434497961125i</text:p>
          </table:table-cell>
          <table:table-cell table:formula="of:=IMDIV(IMPRODUCT([.Q209];[.$F$10]);IMSUM([.Q209];[.$F$10]))" office:value-type="string" office:string-value="8.40195755445003-6.14334656266593i" calcext:value-type="string">
            <text:p>8.40195755445003-6.14334656266593i</text:p>
          </table:table-cell>
          <table:table-cell table:formula="of:=[.B209]" office:value-type="float" office:value="7094.5" calcext:value-type="float">
            <text:p>7094.5</text:p>
          </table:table-cell>
          <table:table-cell table:formula="of:=IMREAL([.R209])" office:value-type="float" office:value="8.40195755445003" calcext:value-type="float">
            <text:p>8.4019575545</text:p>
          </table:table-cell>
          <table:table-cell table:formula="of:=IMAGINARY([.R209])" office:value-type="float" office:value="-6.14334656266593" calcext:value-type="float">
            <text:p>-6.1433465627</text:p>
          </table:table-cell>
          <table:table-cell table:formula="of:=IMABS([.R209])" office:value-type="float" office:value="10.4083426988065" calcext:value-type="float">
            <text:p>10.4083426988</text:p>
          </table:table-cell>
        </table:table-row>
        <table:table-row table:style-name="ro1">
          <table:table-cell/>
          <table:table-cell table:formula="of:=[.B209]+[.$C$11]" office:value-type="float" office:value="7095" calcext:value-type="float">
            <text:p>7095</text:p>
          </table:table-cell>
          <table:table-cell table:formula="of:=COMPLEX([.$C$3]/1000;6.284*[.B210]*[.$C$4]/1000)" office:value-type="string" office:string-value="0.5+200.63241i" calcext:value-type="string">
            <text:p>0.5+200.63241i</text:p>
          </table:table-cell>
          <table:table-cell table:formula="of:=COMPLEX(0;-1/6.284/[.B210]/[.$C$5]*1000000000)" office:value-type="string" office:string-value="-198.487417110513i" calcext:value-type="string">
            <text:p>-198.487417110513i</text:p>
          </table:table-cell>
          <table:table-cell table:formula="of:=IMSUM([.C210];[.D210])" office:value-type="string" office:string-value="0.5+2.14499288948699i" calcext:value-type="string">
            <text:p>0.5+2.14499288948699i</text:p>
          </table:table-cell>
          <table:table-cell table:formula="of:=COMPLEX(0; 6.284*[.B210]*[.$C$6]/1000)" office:value-type="string" office:string-value="8.916996i" calcext:value-type="string">
            <text:p>8.916996i</text:p>
          </table:table-cell>
          <table:table-cell table:formula="of:=IMDIV(IMPRODUCT(-1;[.F210];[.F210]);[.E210])" office:value-type="string" office:string-value="8.19551720068986-35.1586522422961i" calcext:value-type="string">
            <text:p>8.19551720068986-35.1586522422961i</text:p>
          </table:table-cell>
          <table:table-cell table:formula="of:=COMPLEX(0;-1000000000/6.284/[.$F$12]/[.B210]+6.284*[.F$14]*[.B210]*0.001)" office:value-type="string" office:string-value="29.4350335684i" calcext:value-type="string">
            <text:p>29.4350335684i</text:p>
          </table:table-cell>
          <table:table-cell table:formula="of:=IMSUM([.G210];[.H210])" office:value-type="string" office:string-value="8.19551720068986-5.7236186738961i" calcext:value-type="string">
            <text:p>8.19551720068986-5.7236186738961i</text:p>
          </table:table-cell>
          <table:table-cell table:formula="of:=300000/[.B210]" office:value-type="float" office:value="42.2832980972516" calcext:value-type="float">
            <text:p>42.2832980973</text:p>
          </table:table-cell>
          <table:table-cell table:formula="of:=[.$C$1]/[.J210]*2*PI()" office:value-type="float" office:value="0" calcext:value-type="float">
            <text:p>0</text:p>
          </table:table-cell>
          <table:table-cell table:formula="of:=COMPLEX(0;TAN([.K210]))" office:value-type="string" office:string-value="0" calcext:value-type="string">
            <text:p>0</text:p>
          </table:table-cell>
          <table:table-cell table:formula="of:=IMPRODUCT(IMDIV(IMSUB([.I210];[.$C$2]); IMSUM([.I210]; [.$C$2])); 1-[.$F$1])" office:value-type="string" office:string-value="-0.701883054647799-0.167382817456153i" calcext:value-type="string">
            <text:p>-0.701883054647799-0.167382817456153i</text:p>
          </table:table-cell>
          <table:table-cell table:formula="of:=IMDIV(IMSUM(1;[.M210]);IMSUB(1;[.M210]))" office:value-type="string" office:string-value="0.163910344013798-0.114472373477922i" calcext:value-type="string">
            <text:p>0.163910344013798-0.114472373477922i</text:p>
          </table:table-cell>
          <table:table-cell table:formula="of:=IMSUM([.N210];[.L210])" office:value-type="string" office:string-value="0.163910344013798-0.114472373477922i" calcext:value-type="string">
            <text:p>0.163910344013798-0.114472373477922i</text:p>
          </table:table-cell>
          <table:table-cell table:formula="of:=IMSUM(1;IMPRODUCT([.L210];[.N210]))" office:value-type="string" office:string-value="1" calcext:value-type="string">
            <text:p>1</text:p>
          </table:table-cell>
          <table:table-cell table:formula="of:=IMPRODUCT([.$C$2];[.O210];IMDIV(1;[.P210]))" office:value-type="string" office:string-value="8.1955172006899-5.7236186738961i" calcext:value-type="string">
            <text:p>8.1955172006899-5.7236186738961i</text:p>
          </table:table-cell>
          <table:table-cell table:formula="of:=IMDIV(IMPRODUCT([.Q210];[.$F$10]);IMSUM([.Q210];[.$F$10]))" office:value-type="string" office:string-value="8.19548279370906-5.72352485873751i" calcext:value-type="string">
            <text:p>8.19548279370906-5.72352485873751i</text:p>
          </table:table-cell>
          <table:table-cell table:formula="of:=[.B210]" office:value-type="float" office:value="7095" calcext:value-type="float">
            <text:p>7095</text:p>
          </table:table-cell>
          <table:table-cell table:formula="of:=IMREAL([.R210])" office:value-type="float" office:value="8.19548279370906" calcext:value-type="float">
            <text:p>8.1954827937</text:p>
          </table:table-cell>
          <table:table-cell table:formula="of:=IMAGINARY([.R210])" office:value-type="float" office:value="-5.72352485873751" calcext:value-type="float">
            <text:p>-5.7235248587</text:p>
          </table:table-cell>
          <table:table-cell table:formula="of:=IMABS([.R210])" office:value-type="float" office:value="9.99623304202976" calcext:value-type="float">
            <text:p>9.996233042</text:p>
          </table:table-cell>
        </table:table-row>
        <table:table-row table:style-name="ro1">
          <table:table-cell/>
          <table:table-cell table:formula="of:=[.B210]+[.$C$11]" office:value-type="float" office:value="7095.5" calcext:value-type="float">
            <text:p>7095.5</text:p>
          </table:table-cell>
          <table:table-cell table:formula="of:=COMPLEX([.$C$3]/1000;6.284*[.B211]*[.$C$4]/1000)" office:value-type="string" office:string-value="0.5+200.646549i" calcext:value-type="string">
            <text:p>0.5+200.646549i</text:p>
          </table:table-cell>
          <table:table-cell table:formula="of:=COMPLEX(0;-1/6.284/[.B211]/[.$C$5]*1000000000)" office:value-type="string" office:string-value="-198.473430258487i" calcext:value-type="string">
            <text:p>-198.473430258487i</text:p>
          </table:table-cell>
          <table:table-cell table:formula="of:=IMSUM([.C211];[.D211])" office:value-type="string" office:string-value="0.5+2.17311874151298i" calcext:value-type="string">
            <text:p>0.5+2.17311874151298i</text:p>
          </table:table-cell>
          <table:table-cell table:formula="of:=COMPLEX(0; 6.284*[.B211]*[.$C$6]/1000)" office:value-type="string" office:string-value="8.9176244i" calcext:value-type="string">
            <text:p>8.9176244i</text:p>
          </table:table-cell>
          <table:table-cell table:formula="of:=IMDIV(IMPRODUCT(-1;[.F211];[.F211]);[.E211])" office:value-type="string" office:string-value="7.9964709418096-34.7545617392208i" calcext:value-type="string">
            <text:p>7.9964709418096-34.7545617392208i</text:p>
          </table:table-cell>
          <table:table-cell table:formula="of:=COMPLEX(0;-1000000000/6.284/[.$F$12]/[.B211]+6.284*[.F$14]*[.B211]*0.001)" office:value-type="string" office:string-value="29.4417566541044i" calcext:value-type="string">
            <text:p>29.4417566541044i</text:p>
          </table:table-cell>
          <table:table-cell table:formula="of:=IMSUM([.G211];[.H211])" office:value-type="string" office:string-value="7.9964709418096-5.3128050851164i" calcext:value-type="string">
            <text:p>7.9964709418096-5.3128050851164i</text:p>
          </table:table-cell>
          <table:table-cell table:formula="of:=300000/[.B211]" office:value-type="float" office:value="42.2803185117328" calcext:value-type="float">
            <text:p>42.2803185117</text:p>
          </table:table-cell>
          <table:table-cell table:formula="of:=[.$C$1]/[.J211]*2*PI()" office:value-type="float" office:value="0" calcext:value-type="float">
            <text:p>0</text:p>
          </table:table-cell>
          <table:table-cell table:formula="of:=COMPLEX(0;TAN([.K211]))" office:value-type="string" office:string-value="0" calcext:value-type="string">
            <text:p>0</text:p>
          </table:table-cell>
          <table:table-cell table:formula="of:=IMPRODUCT(IMDIV(IMSUB([.I211];[.$C$2]); IMSUM([.I211]; [.$C$2])); 1-[.$F$1])" office:value-type="string" office:string-value="-0.709894101437728-0.156635980252033i" calcext:value-type="string">
            <text:p>-0.709894101437728-0.156635980252033i</text:p>
          </table:table-cell>
          <table:table-cell table:formula="of:=IMDIV(IMSUM(1;[.M211]);IMSUB(1;[.M211]))" office:value-type="string" office:string-value="0.159929418836192-0.106256101702328i" calcext:value-type="string">
            <text:p>0.159929418836192-0.106256101702328i</text:p>
          </table:table-cell>
          <table:table-cell table:formula="of:=IMSUM([.N211];[.L211])" office:value-type="string" office:string-value="0.159929418836192-0.106256101702328i" calcext:value-type="string">
            <text:p>0.159929418836192-0.106256101702328i</text:p>
          </table:table-cell>
          <table:table-cell table:formula="of:=IMSUM(1;IMPRODUCT([.L211];[.N211]))" office:value-type="string" office:string-value="1" calcext:value-type="string">
            <text:p>1</text:p>
          </table:table-cell>
          <table:table-cell table:formula="of:=IMPRODUCT([.$C$2];[.O211];IMDIV(1;[.P211]))" office:value-type="string" office:string-value="7.9964709418096-5.3128050851164i" calcext:value-type="string">
            <text:p>7.9964709418096-5.3128050851164i</text:p>
          </table:table-cell>
          <table:table-cell table:formula="of:=IMDIV(IMPRODUCT([.Q211];[.$F$10]);IMSUM([.Q211];[.$F$10]))" office:value-type="string" office:string-value="7.99643522395845-5.31272011851767i" calcext:value-type="string">
            <text:p>7.99643522395845-5.31272011851767i</text:p>
          </table:table-cell>
          <table:table-cell table:formula="of:=[.B211]" office:value-type="float" office:value="7095.5" calcext:value-type="float">
            <text:p>7095.5</text:p>
          </table:table-cell>
          <table:table-cell table:formula="of:=IMREAL([.R211])" office:value-type="float" office:value="7.99643522395845" calcext:value-type="float">
            <text:p>7.996435224</text:p>
          </table:table-cell>
          <table:table-cell table:formula="of:=IMAGINARY([.R211])" office:value-type="float" office:value="-5.31272011851767" calcext:value-type="float">
            <text:p>-5.3127201185</text:p>
          </table:table-cell>
          <table:table-cell table:formula="of:=IMABS([.R211])" office:value-type="float" office:value="9.60041516543247" calcext:value-type="float">
            <text:p>9.6004151654</text:p>
          </table:table-cell>
        </table:table-row>
        <table:table-row table:style-name="ro1">
          <table:table-cell/>
          <table:table-cell table:formula="of:=[.B211]+[.$C$11]" office:value-type="float" office:value="7096" calcext:value-type="float">
            <text:p>7096</text:p>
          </table:table-cell>
          <table:table-cell table:formula="of:=COMPLEX([.$C$3]/1000;6.284*[.B212]*[.$C$4]/1000)" office:value-type="string" office:string-value="0.5+200.660688i" calcext:value-type="string">
            <text:p>0.5+200.660688i</text:p>
          </table:table-cell>
          <table:table-cell table:formula="of:=COMPLEX(0;-1/6.284/[.B212]/[.$C$5]*1000000000)" office:value-type="string" office:string-value="-198.45944537755i" calcext:value-type="string">
            <text:p>-198.45944537755i</text:p>
          </table:table-cell>
          <table:table-cell table:formula="of:=IMSUM([.C212];[.D212])" office:value-type="string" office:string-value="0.5+2.20124262245i" calcext:value-type="string">
            <text:p>0.5+2.20124262245i</text:p>
          </table:table-cell>
          <table:table-cell table:formula="of:=COMPLEX(0; 6.284*[.B212]*[.$C$6]/1000)" office:value-type="string" office:string-value="8.9182528i" calcext:value-type="string">
            <text:p>8.9182528i</text:p>
          </table:table-cell>
          <table:table-cell table:formula="of:=IMDIV(IMPRODUCT(-1;[.F212];[.F212]);[.E212])" office:value-type="string" office:string-value="7.80450550389653-34.3592203246453i" calcext:value-type="string">
            <text:p>7.80450550389653-34.3592203246453i</text:p>
          </table:table-cell>
          <table:table-cell table:formula="of:=COMPLEX(0;-1000000000/6.284/[.$F$12]/[.B212]+6.284*[.F$14]*[.B212]*0.001)" office:value-type="string" office:string-value="29.4484794122601i" calcext:value-type="string">
            <text:p>29.4484794122601i</text:p>
          </table:table-cell>
          <table:table-cell table:formula="of:=IMSUM([.G212];[.H212])" office:value-type="string" office:string-value="7.80450550389653-4.9107409123852i" calcext:value-type="string">
            <text:p>7.80450550389653-4.9107409123852i</text:p>
          </table:table-cell>
          <table:table-cell table:formula="of:=300000/[.B212]" office:value-type="float" office:value="42.2773393461105" calcext:value-type="float">
            <text:p>42.2773393461</text:p>
          </table:table-cell>
          <table:table-cell table:formula="of:=[.$C$1]/[.J212]*2*PI()" office:value-type="float" office:value="0" calcext:value-type="float">
            <text:p>0</text:p>
          </table:table-cell>
          <table:table-cell table:formula="of:=COMPLEX(0;TAN([.K212]))" office:value-type="string" office:string-value="0" calcext:value-type="string">
            <text:p>0</text:p>
          </table:table-cell>
          <table:table-cell table:formula="of:=IMPRODUCT(IMDIV(IMSUB([.I212];[.$C$2]); IMSUM([.I212]; [.$C$2])); 1-[.$F$1])" office:value-type="string" office:string-value="-0.717572833809567-0.145915186220587i" calcext:value-type="string">
            <text:p>-0.717572833809567-0.145915186220587i</text:p>
          </table:table-cell>
          <table:table-cell table:formula="of:=IMDIV(IMSUM(1;[.M212]);IMSUB(1;[.M212]))" office:value-type="string" office:string-value="0.15609011007793-0.0982148182477036i" calcext:value-type="string">
            <text:p>0.15609011007793-0.0982148182477036i</text:p>
          </table:table-cell>
          <table:table-cell table:formula="of:=IMSUM([.N212];[.L212])" office:value-type="string" office:string-value="0.15609011007793-0.0982148182477036i" calcext:value-type="string">
            <text:p>0.15609011007793-0.0982148182477036i</text:p>
          </table:table-cell>
          <table:table-cell table:formula="of:=IMSUM(1;IMPRODUCT([.L212];[.N212]))" office:value-type="string" office:string-value="1" calcext:value-type="string">
            <text:p>1</text:p>
          </table:table-cell>
          <table:table-cell table:formula="of:=IMPRODUCT([.$C$2];[.O212];IMDIV(1;[.P212]))" office:value-type="string" office:string-value="7.8045055038965-4.91074091238518i" calcext:value-type="string">
            <text:p>7.8045055038965-4.91074091238518i</text:p>
          </table:table-cell>
          <table:table-cell table:formula="of:=IMDIV(IMPRODUCT([.Q212];[.$F$10]);IMSUM([.Q212];[.$F$10]))" office:value-type="string" office:string-value="7.80446870884064-4.91066426127851i" calcext:value-type="string">
            <text:p>7.80446870884064-4.91066426127851i</text:p>
          </table:table-cell>
          <table:table-cell table:formula="of:=[.B212]" office:value-type="float" office:value="7096" calcext:value-type="float">
            <text:p>7096</text:p>
          </table:table-cell>
          <table:table-cell table:formula="of:=IMREAL([.R212])" office:value-type="float" office:value="7.80446870884064" calcext:value-type="float">
            <text:p>7.8044687088</text:p>
          </table:table-cell>
          <table:table-cell table:formula="of:=IMAGINARY([.R212])" office:value-type="float" office:value="-4.91066426127851" calcext:value-type="float">
            <text:p>-4.9106642613</text:p>
          </table:table-cell>
          <table:table-cell table:formula="of:=IMABS([.R212])" office:value-type="float" office:value="9.22086521505822" calcext:value-type="float">
            <text:p>9.2208652151</text:p>
          </table:table-cell>
        </table:table-row>
        <table:table-row table:style-name="ro1">
          <table:table-cell/>
          <table:table-cell table:formula="of:=[.B212]+[.$C$11]" office:value-type="float" office:value="7096.5" calcext:value-type="float">
            <text:p>7096.5</text:p>
          </table:table-cell>
          <table:table-cell table:formula="of:=COMPLEX([.$C$3]/1000;6.284*[.B213]*[.$C$4]/1000)" office:value-type="string" office:string-value="0.5+200.674827i" calcext:value-type="string">
            <text:p>0.5+200.674827i</text:p>
          </table:table-cell>
          <table:table-cell table:formula="of:=COMPLEX(0;-1/6.284/[.B213]/[.$C$5]*1000000000)" office:value-type="string" office:string-value="-198.445462467286i" calcext:value-type="string">
            <text:p>-198.445462467286i</text:p>
          </table:table-cell>
          <table:table-cell table:formula="of:=IMSUM([.C213];[.D213])" office:value-type="string" office:string-value="0.5+2.22936453271399i" calcext:value-type="string">
            <text:p>0.5+2.22936453271399i</text:p>
          </table:table-cell>
          <table:table-cell table:formula="of:=COMPLEX(0; 6.284*[.B213]*[.$C$6]/1000)" office:value-type="string" office:string-value="8.9188812i" calcext:value-type="string">
            <text:p>8.9188812i</text:p>
          </table:table-cell>
          <table:table-cell table:formula="of:=IMDIV(IMPRODUCT(-1;[.F213];[.F213]);[.E213])" office:value-type="string" office:string-value="7.61929432611043-33.9723690698791i" calcext:value-type="string">
            <text:p>7.61929432611043-33.9723690698791i</text:p>
          </table:table-cell>
          <table:table-cell table:formula="of:=COMPLEX(0;-1000000000/6.284/[.$F$12]/[.B213]+6.284*[.F$14]*[.B213]*0.001)" office:value-type="string" office:string-value="29.4552018429364i" calcext:value-type="string">
            <text:p>29.4552018429364i</text:p>
          </table:table-cell>
          <table:table-cell table:formula="of:=IMSUM([.G213];[.H213])" office:value-type="string" office:string-value="7.61929432611043-4.5171672269427i" calcext:value-type="string">
            <text:p>7.61929432611043-4.5171672269427i</text:p>
          </table:table-cell>
          <table:table-cell table:formula="of:=300000/[.B213]" office:value-type="float" office:value="42.2743606002959" calcext:value-type="float">
            <text:p>42.2743606003</text:p>
          </table:table-cell>
          <table:table-cell table:formula="of:=[.$C$1]/[.J213]*2*PI()" office:value-type="float" office:value="0" calcext:value-type="float">
            <text:p>0</text:p>
          </table:table-cell>
          <table:table-cell table:formula="of:=COMPLEX(0;TAN([.K213]))" office:value-type="string" office:string-value="0" calcext:value-type="string">
            <text:p>0</text:p>
          </table:table-cell>
          <table:table-cell table:formula="of:=IMPRODUCT(IMDIV(IMSUB([.I213];[.$C$2]); IMSUM([.I213]; [.$C$2])); 1-[.$F$1])" office:value-type="string" office:string-value="-0.724928254553292-0.135228823459657i" calcext:value-type="string">
            <text:p>-0.724928254553292-0.135228823459657i</text:p>
          </table:table-cell>
          <table:table-cell table:formula="of:=IMDIV(IMSUM(1;[.M213]);IMSUB(1;[.M213]))" office:value-type="string" office:string-value="0.152385886522208-0.090343344538854i" calcext:value-type="string">
            <text:p>0.152385886522208-0.090343344538854i</text:p>
          </table:table-cell>
          <table:table-cell table:formula="of:=IMSUM([.N213];[.L213])" office:value-type="string" office:string-value="0.152385886522208-0.090343344538854i" calcext:value-type="string">
            <text:p>0.152385886522208-0.090343344538854i</text:p>
          </table:table-cell>
          <table:table-cell table:formula="of:=IMSUM(1;IMPRODUCT([.L213];[.N213]))" office:value-type="string" office:string-value="1" calcext:value-type="string">
            <text:p>1</text:p>
          </table:table-cell>
          <table:table-cell table:formula="of:=IMPRODUCT([.$C$2];[.O213];IMDIV(1;[.P213]))" office:value-type="string" office:string-value="7.6192943261104-4.5171672269427i" calcext:value-type="string">
            <text:p>7.6192943261104-4.5171672269427i</text:p>
          </table:table-cell>
          <table:table-cell table:formula="of:=IMDIV(IMPRODUCT([.Q213];[.$F$10]);IMSUM([.Q213];[.$F$10]))" office:value-type="string" office:string-value="7.61925667720237-4.51709839231514i" calcext:value-type="string">
            <text:p>7.61925667720237-4.51709839231514i</text:p>
          </table:table-cell>
          <table:table-cell table:formula="of:=[.B213]" office:value-type="float" office:value="7096.5" calcext:value-type="float">
            <text:p>7096.5</text:p>
          </table:table-cell>
          <table:table-cell table:formula="of:=IMREAL([.R213])" office:value-type="float" office:value="7.61925667720237" calcext:value-type="float">
            <text:p>7.6192566772</text:p>
          </table:table-cell>
          <table:table-cell table:formula="of:=IMAGINARY([.R213])" office:value-type="float" office:value="-4.51709839231514" calcext:value-type="float">
            <text:p>-4.5170983923</text:p>
          </table:table-cell>
          <table:table-cell table:formula="of:=IMABS([.R213])" office:value-type="float" office:value="8.85760973394905" calcext:value-type="float">
            <text:p>8.8576097339</text:p>
          </table:table-cell>
        </table:table-row>
        <table:table-row table:style-name="ro1">
          <table:table-cell/>
          <table:table-cell table:formula="of:=[.B213]+[.$C$11]" office:value-type="float" office:value="7097" calcext:value-type="float">
            <text:p>7097</text:p>
          </table:table-cell>
          <table:table-cell table:formula="of:=COMPLEX([.$C$3]/1000;6.284*[.B214]*[.$C$4]/1000)" office:value-type="string" office:string-value="0.5+200.688966i" calcext:value-type="string">
            <text:p>0.5+200.688966i</text:p>
          </table:table-cell>
          <table:table-cell table:formula="of:=COMPLEX(0;-1/6.284/[.B214]/[.$C$5]*1000000000)" office:value-type="string" office:string-value="-198.431481527278i" calcext:value-type="string">
            <text:p>-198.431481527278i</text:p>
          </table:table-cell>
          <table:table-cell table:formula="of:=IMSUM([.C214];[.D214])" office:value-type="string" office:string-value="0.5+2.25748447272198i" calcext:value-type="string">
            <text:p>0.5+2.25748447272198i</text:p>
          </table:table-cell>
          <table:table-cell table:formula="of:=COMPLEX(0; 6.284*[.B214]*[.$C$6]/1000)" office:value-type="string" office:string-value="8.9195096i" calcext:value-type="string">
            <text:p>8.9195096i</text:p>
          </table:table-cell>
          <table:table-cell table:formula="of:=IMDIV(IMPRODUCT(-1;[.F214];[.F214]);[.E214])" office:value-type="string" office:string-value="7.44052912675164-33.5937579449549i" calcext:value-type="string">
            <text:p>7.44052912675164-33.5937579449549i</text:p>
          </table:table-cell>
          <table:table-cell table:formula="of:=COMPLEX(0;-1000000000/6.284/[.$F$12]/[.B214]+6.284*[.F$14]*[.B214]*0.001)" office:value-type="string" office:string-value="29.4619239462023i" calcext:value-type="string">
            <text:p>29.4619239462023i</text:p>
          </table:table-cell>
          <table:table-cell table:formula="of:=IMSUM([.G214];[.H214])" office:value-type="string" office:string-value="7.44052912675164-4.1318339987526i" calcext:value-type="string">
            <text:p>7.44052912675164-4.1318339987526i</text:p>
          </table:table-cell>
          <table:table-cell table:formula="of:=300000/[.B214]" office:value-type="float" office:value="42.2713822742004" calcext:value-type="float">
            <text:p>42.2713822742</text:p>
          </table:table-cell>
          <table:table-cell table:formula="of:=[.$C$1]/[.J214]*2*PI()" office:value-type="float" office:value="0" calcext:value-type="float">
            <text:p>0</text:p>
          </table:table-cell>
          <table:table-cell table:formula="of:=COMPLEX(0;TAN([.K214]))" office:value-type="string" office:string-value="0" calcext:value-type="string">
            <text:p>0</text:p>
          </table:table-cell>
          <table:table-cell table:formula="of:=IMPRODUCT(IMDIV(IMSUB([.I214];[.$C$2]); IMSUM([.I214]; [.$C$2])); 1-[.$F$1])" office:value-type="string" office:string-value="-0.731969365500802-0.124584679458347i" calcext:value-type="string">
            <text:p>-0.731969365500802-0.124584679458347i</text:p>
          </table:table-cell>
          <table:table-cell table:formula="of:=IMDIV(IMSUM(1;[.M214]);IMSUB(1;[.M214]))" office:value-type="string" office:string-value="0.148810582535032-0.0826366799750522i" calcext:value-type="string">
            <text:p>0.148810582535032-0.0826366799750522i</text:p>
          </table:table-cell>
          <table:table-cell table:formula="of:=IMSUM([.N214];[.L214])" office:value-type="string" office:string-value="0.148810582535032-0.0826366799750522i" calcext:value-type="string">
            <text:p>0.148810582535032-0.0826366799750522i</text:p>
          </table:table-cell>
          <table:table-cell table:formula="of:=IMSUM(1;IMPRODUCT([.L214];[.N214]))" office:value-type="string" office:string-value="1" calcext:value-type="string">
            <text:p>1</text:p>
          </table:table-cell>
          <table:table-cell table:formula="of:=IMPRODUCT([.$C$2];[.O214];IMDIV(1;[.P214]))" office:value-type="string" office:string-value="7.4405291267516-4.13183399875261i" calcext:value-type="string">
            <text:p>7.4405291267516-4.13183399875261i</text:p>
          </table:table-cell>
          <table:table-cell table:formula="of:=IMDIV(IMPRODUCT([.Q214];[.$F$10]);IMSUM([.Q214];[.$F$10]))" office:value-type="string" office:string-value="7.44049083732264-4.13177251324437i" calcext:value-type="string">
            <text:p>7.44049083732264-4.13177251324437i</text:p>
          </table:table-cell>
          <table:table-cell table:formula="of:=[.B214]" office:value-type="float" office:value="7097" calcext:value-type="float">
            <text:p>7097</text:p>
          </table:table-cell>
          <table:table-cell table:formula="of:=IMREAL([.R214])" office:value-type="float" office:value="7.44049083732264" calcext:value-type="float">
            <text:p>7.4404908373</text:p>
          </table:table-cell>
          <table:table-cell table:formula="of:=IMAGINARY([.R214])" office:value-type="float" office:value="-4.13177251324437" calcext:value-type="float">
            <text:p>-4.1317725132</text:p>
          </table:table-cell>
          <table:table-cell table:formula="of:=IMABS([.R214])" office:value-type="float" office:value="8.51072546857692" calcext:value-type="float">
            <text:p>8.5107254686</text:p>
          </table:table-cell>
        </table:table-row>
        <table:table-row table:style-name="ro1">
          <table:table-cell/>
          <table:table-cell table:formula="of:=[.B214]+[.$C$11]" office:value-type="float" office:value="7097.5" calcext:value-type="float">
            <text:p>7097.5</text:p>
          </table:table-cell>
          <table:table-cell table:formula="of:=COMPLEX([.$C$3]/1000;6.284*[.B215]*[.$C$4]/1000)" office:value-type="string" office:string-value="0.5+200.703105i" calcext:value-type="string">
            <text:p>0.5+200.703105i</text:p>
          </table:table-cell>
          <table:table-cell table:formula="of:=COMPLEX(0;-1/6.284/[.B215]/[.$C$5]*1000000000)" office:value-type="string" office:string-value="-198.417502557111i" calcext:value-type="string">
            <text:p>-198.417502557111i</text:p>
          </table:table-cell>
          <table:table-cell table:formula="of:=IMSUM([.C215];[.D215])" office:value-type="string" office:string-value="0.5+2.285602442889i" calcext:value-type="string">
            <text:p>0.5+2.285602442889i</text:p>
          </table:table-cell>
          <table:table-cell table:formula="of:=COMPLEX(0; 6.284*[.B215]*[.$C$6]/1000)" office:value-type="string" office:string-value="8.920138i" calcext:value-type="string">
            <text:p>8.920138i</text:p>
          </table:table-cell>
          <table:table-cell table:formula="of:=IMDIV(IMPRODUCT(-1;[.F215];[.F215]);[.E215])" office:value-type="string" office:string-value="7.26791871281976-33.2231455294791i" calcext:value-type="string">
            <text:p>7.26791871281976-33.2231455294791i</text:p>
          </table:table-cell>
          <table:table-cell table:formula="of:=COMPLEX(0;-1000000000/6.284/[.$F$12]/[.B215]+6.284*[.F$14]*[.B215]*0.001)" office:value-type="string" office:string-value="29.4686457221272i" calcext:value-type="string">
            <text:p>29.4686457221272i</text:p>
          </table:table-cell>
          <table:table-cell table:formula="of:=IMSUM([.G215];[.H215])" office:value-type="string" office:string-value="7.26791871281976-3.7544998073519i" calcext:value-type="string">
            <text:p>7.26791871281976-3.7544998073519i</text:p>
          </table:table-cell>
          <table:table-cell table:formula="of:=300000/[.B215]" office:value-type="float" office:value="42.2684043677351" calcext:value-type="float">
            <text:p>42.2684043677</text:p>
          </table:table-cell>
          <table:table-cell table:formula="of:=[.$C$1]/[.J215]*2*PI()" office:value-type="float" office:value="0" calcext:value-type="float">
            <text:p>0</text:p>
          </table:table-cell>
          <table:table-cell table:formula="of:=COMPLEX(0;TAN([.K215]))" office:value-type="string" office:string-value="0" calcext:value-type="string">
            <text:p>0</text:p>
          </table:table-cell>
          <table:table-cell table:formula="of:=IMPRODUCT(IMDIV(IMSUB([.I215];[.$C$2]); IMSUM([.I215]; [.$C$2])); 1-[.$F$1])" office:value-type="string" office:string-value="-0.738705141236638-0.113989966189454i" calcext:value-type="string">
            <text:p>-0.738705141236638-0.113989966189454i</text:p>
          </table:table-cell>
          <table:table-cell table:formula="of:=IMDIV(IMSUM(1;[.M215]);IMSUB(1;[.M215]))" office:value-type="string" office:string-value="0.145358374256396-0.0750899961470381i" calcext:value-type="string">
            <text:p>0.145358374256396-0.0750899961470381i</text:p>
          </table:table-cell>
          <table:table-cell table:formula="of:=IMSUM([.N215];[.L215])" office:value-type="string" office:string-value="0.145358374256396-0.0750899961470381i" calcext:value-type="string">
            <text:p>0.145358374256396-0.0750899961470381i</text:p>
          </table:table-cell>
          <table:table-cell table:formula="of:=IMSUM(1;IMPRODUCT([.L215];[.N215]))" office:value-type="string" office:string-value="1" calcext:value-type="string">
            <text:p>1</text:p>
          </table:table-cell>
          <table:table-cell table:formula="of:=IMPRODUCT([.$C$2];[.O215];IMDIV(1;[.P215]))" office:value-type="string" office:string-value="7.2679187128198-3.7544998073519i" calcext:value-type="string">
            <text:p>7.2679187128198-3.7544998073519i</text:p>
          </table:table-cell>
          <table:table-cell table:formula="of:=IMDIV(IMPRODUCT([.Q215];[.$F$10]);IMSUM([.Q215];[.$F$10]))" office:value-type="string" office:string-value="7.26787998648404-3.75444523304056i" calcext:value-type="string">
            <text:p>7.26787998648404-3.75444523304056i</text:p>
          </table:table-cell>
          <table:table-cell table:formula="of:=[.B215]" office:value-type="float" office:value="7097.5" calcext:value-type="float">
            <text:p>7097.5</text:p>
          </table:table-cell>
          <table:table-cell table:formula="of:=IMREAL([.R215])" office:value-type="float" office:value="7.26787998648404" calcext:value-type="float">
            <text:p>7.2678799865</text:p>
          </table:table-cell>
          <table:table-cell table:formula="of:=IMAGINARY([.R215])" office:value-type="float" office:value="-3.75444523304056" calcext:value-type="float">
            <text:p>-3.754445233</text:p>
          </table:table-cell>
          <table:table-cell table:formula="of:=IMABS([.R215])" office:value-type="float" office:value="8.18033853247139" calcext:value-type="float">
            <text:p>8.1803385325</text:p>
          </table:table-cell>
        </table:table-row>
        <table:table-row table:style-name="ro1">
          <table:table-cell/>
          <table:table-cell table:formula="of:=[.B215]+[.$C$11]" office:value-type="float" office:value="7098" calcext:value-type="float">
            <text:p>7098</text:p>
          </table:table-cell>
          <table:table-cell table:formula="of:=COMPLEX([.$C$3]/1000;6.284*[.B216]*[.$C$4]/1000)" office:value-type="string" office:string-value="0.5+200.717244i" calcext:value-type="string">
            <text:p>0.5+200.717244i</text:p>
          </table:table-cell>
          <table:table-cell table:formula="of:=COMPLEX(0;-1/6.284/[.B216]/[.$C$5]*1000000000)" office:value-type="string" office:string-value="-198.403525556367i" calcext:value-type="string">
            <text:p>-198.403525556367i</text:p>
          </table:table-cell>
          <table:table-cell table:formula="of:=IMSUM([.C216];[.D216])" office:value-type="string" office:string-value="0.5+2.31371844363301i" calcext:value-type="string">
            <text:p>0.5+2.31371844363301i</text:p>
          </table:table-cell>
          <table:table-cell table:formula="of:=COMPLEX(0; 6.284*[.B216]*[.$C$6]/1000)" office:value-type="string" office:string-value="8.9207664i" calcext:value-type="string">
            <text:p>8.9207664i</text:p>
          </table:table-cell>
          <table:table-cell table:formula="of:=IMDIV(IMPRODUCT(-1;[.F216];[.F216]);[.E216])" office:value-type="string" office:string-value="7.10118787704794-32.8602987256579i" calcext:value-type="string">
            <text:p>7.10118787704794-32.8602987256579i</text:p>
          </table:table-cell>
          <table:table-cell table:formula="of:=COMPLEX(0;-1000000000/6.284/[.$F$12]/[.B216]+6.284*[.F$14]*[.B216]*0.001)" office:value-type="string" office:string-value="29.4753671707802i" calcext:value-type="string">
            <text:p>29.4753671707802i</text:p>
          </table:table-cell>
          <table:table-cell table:formula="of:=IMSUM([.G216];[.H216])" office:value-type="string" office:string-value="7.10118787704794-3.3849315548777i" calcext:value-type="string">
            <text:p>7.10118787704794-3.3849315548777i</text:p>
          </table:table-cell>
          <table:table-cell table:formula="of:=300000/[.B216]" office:value-type="float" office:value="42.2654268808115" calcext:value-type="float">
            <text:p>42.2654268808</text:p>
          </table:table-cell>
          <table:table-cell table:formula="of:=[.$C$1]/[.J216]*2*PI()" office:value-type="float" office:value="0" calcext:value-type="float">
            <text:p>0</text:p>
          </table:table-cell>
          <table:table-cell table:formula="of:=COMPLEX(0;TAN([.K216]))" office:value-type="string" office:string-value="0" calcext:value-type="string">
            <text:p>0</text:p>
          </table:table-cell>
          <table:table-cell table:formula="of:=IMPRODUCT(IMDIV(IMSUB([.I216];[.$C$2]); IMSUM([.I216]; [.$C$2])); 1-[.$F$1])" office:value-type="string" office:string-value="-0.745144505425371-0.103451345302226i" calcext:value-type="string">
            <text:p>-0.745144505425371-0.103451345302226i</text:p>
          </table:table-cell>
          <table:table-cell table:formula="of:=IMDIV(IMSUM(1;[.M216]);IMSUB(1;[.M216]))" office:value-type="string" office:string-value="0.142023757540958-0.0676986310975539i" calcext:value-type="string">
            <text:p>0.142023757540958-0.0676986310975539i</text:p>
          </table:table-cell>
          <table:table-cell table:formula="of:=IMSUM([.N216];[.L216])" office:value-type="string" office:string-value="0.142023757540958-0.0676986310975539i" calcext:value-type="string">
            <text:p>0.142023757540958-0.0676986310975539i</text:p>
          </table:table-cell>
          <table:table-cell table:formula="of:=IMSUM(1;IMPRODUCT([.L216];[.N216]))" office:value-type="string" office:string-value="1" calcext:value-type="string">
            <text:p>1</text:p>
          </table:table-cell>
          <table:table-cell table:formula="of:=IMPRODUCT([.$C$2];[.O216];IMDIV(1;[.P216]))" office:value-type="string" office:string-value="7.1011878770479-3.3849315548777i" calcext:value-type="string">
            <text:p>7.1011878770479-3.3849315548777i</text:p>
          </table:table-cell>
          <table:table-cell table:formula="of:=IMDIV(IMPRODUCT([.Q216];[.$F$10]);IMSUM([.Q216];[.$F$10]))" office:value-type="string" office:string-value="7.10114890801527-3.38488348123306i" calcext:value-type="string">
            <text:p>7.10114890801527-3.38488348123306i</text:p>
          </table:table-cell>
          <table:table-cell table:formula="of:=[.B216]" office:value-type="float" office:value="7098" calcext:value-type="float">
            <text:p>7098</text:p>
          </table:table-cell>
          <table:table-cell table:formula="of:=IMREAL([.R216])" office:value-type="float" office:value="7.10114890801527" calcext:value-type="float">
            <text:p>7.101148908</text:p>
          </table:table-cell>
          <table:table-cell table:formula="of:=IMAGINARY([.R216])" office:value-type="float" office:value="-3.38488348123306" calcext:value-type="float">
            <text:p>-3.3848834812</text:p>
          </table:table-cell>
          <table:table-cell table:formula="of:=IMABS([.R216])" office:value-type="float" office:value="7.86662265494735" calcext:value-type="float">
            <text:p>7.8666226549</text:p>
          </table:table-cell>
        </table:table-row>
        <table:table-row table:style-name="ro1">
          <table:table-cell/>
          <table:table-cell table:formula="of:=[.B216]+[.$C$11]" office:value-type="float" office:value="7098.5" calcext:value-type="float">
            <text:p>7098.5</text:p>
          </table:table-cell>
          <table:table-cell table:formula="of:=COMPLEX([.$C$3]/1000;6.284*[.B217]*[.$C$4]/1000)" office:value-type="string" office:string-value="0.5+200.731383i" calcext:value-type="string">
            <text:p>0.5+200.731383i</text:p>
          </table:table-cell>
          <table:table-cell table:formula="of:=COMPLEX(0;-1/6.284/[.B217]/[.$C$5]*1000000000)" office:value-type="string" office:string-value="-198.389550524631i" calcext:value-type="string">
            <text:p>-198.389550524631i</text:p>
          </table:table-cell>
          <table:table-cell table:formula="of:=IMSUM([.C217];[.D217])" office:value-type="string" office:string-value="0.5+2.34183247536899i" calcext:value-type="string">
            <text:p>0.5+2.34183247536899i</text:p>
          </table:table-cell>
          <table:table-cell table:formula="of:=COMPLEX(0; 6.284*[.B217]*[.$C$6]/1000)" office:value-type="string" office:string-value="8.9213948i" calcext:value-type="string">
            <text:p>8.9213948i</text:p>
          </table:table-cell>
          <table:table-cell table:formula="of:=IMDIV(IMPRODUCT(-1;[.F217];[.F217]);[.E217])" office:value-type="string" office:string-value="6.9400763754356-32.5049924750724i" calcext:value-type="string">
            <text:p>6.9400763754356-32.5049924750724i</text:p>
          </table:table-cell>
          <table:table-cell table:formula="of:=COMPLEX(0;-1000000000/6.284/[.$F$12]/[.B217]+6.284*[.F$14]*[.B217]*0.001)" office:value-type="string" office:string-value="29.4820882922305i" calcext:value-type="string">
            <text:p>29.4820882922305i</text:p>
          </table:table-cell>
          <table:table-cell table:formula="of:=IMSUM([.G217];[.H217])" office:value-type="string" office:string-value="6.9400763754356-3.0229041828419i" calcext:value-type="string">
            <text:p>6.9400763754356-3.0229041828419i</text:p>
          </table:table-cell>
          <table:table-cell table:formula="of:=300000/[.B217]" office:value-type="float" office:value="42.2624498133408" calcext:value-type="float">
            <text:p>42.2624498133</text:p>
          </table:table-cell>
          <table:table-cell table:formula="of:=[.$C$1]/[.J217]*2*PI()" office:value-type="float" office:value="0" calcext:value-type="float">
            <text:p>0</text:p>
          </table:table-cell>
          <table:table-cell table:formula="of:=COMPLEX(0;TAN([.K217]))" office:value-type="string" office:string-value="0" calcext:value-type="string">
            <text:p>0</text:p>
          </table:table-cell>
          <table:table-cell table:formula="of:=IMPRODUCT(IMDIV(IMSUB([.I217];[.$C$2]); IMSUM([.I217]; [.$C$2])); 1-[.$F$1])" office:value-type="string" office:string-value="-0.751296309604294-0.0929749532612549i" calcext:value-type="string">
            <text:p>-0.751296309604294-0.0929749532612549i</text:p>
          </table:table-cell>
          <table:table-cell table:formula="of:=IMDIV(IMSUM(1;[.M217]);IMSUB(1;[.M217]))" office:value-type="string" office:string-value="0.138801527508712-0.0604580836568383i" calcext:value-type="string">
            <text:p>0.138801527508712-0.0604580836568383i</text:p>
          </table:table-cell>
          <table:table-cell table:formula="of:=IMSUM([.N217];[.L217])" office:value-type="string" office:string-value="0.138801527508712-0.0604580836568383i" calcext:value-type="string">
            <text:p>0.138801527508712-0.0604580836568383i</text:p>
          </table:table-cell>
          <table:table-cell table:formula="of:=IMSUM(1;IMPRODUCT([.L217];[.N217]))" office:value-type="string" office:string-value="1" calcext:value-type="string">
            <text:p>1</text:p>
          </table:table-cell>
          <table:table-cell table:formula="of:=IMPRODUCT([.$C$2];[.O217];IMDIV(1;[.P217]))" office:value-type="string" office:string-value="6.9400763754356-3.02290418284192i" calcext:value-type="string">
            <text:p>6.9400763754356-3.02290418284192i</text:p>
          </table:table-cell>
          <table:table-cell table:formula="of:=IMDIV(IMPRODUCT([.Q217];[.$F$10]);IMSUM([.Q217];[.$F$10]))" office:value-type="string" office:string-value="6.94003734883015-3.02286222483731i" calcext:value-type="string">
            <text:p>6.94003734883015-3.02286222483731i</text:p>
          </table:table-cell>
          <table:table-cell table:formula="of:=[.B217]" office:value-type="float" office:value="7098.5" calcext:value-type="float">
            <text:p>7098.5</text:p>
          </table:table-cell>
          <table:table-cell table:formula="of:=IMREAL([.R217])" office:value-type="float" office:value="6.94003734883015" calcext:value-type="float">
            <text:p>6.9400373488</text:p>
          </table:table-cell>
          <table:table-cell table:formula="of:=IMAGINARY([.R217])" office:value-type="float" office:value="-3.02286222483731" calcext:value-type="float">
            <text:p>-3.0228622248</text:p>
          </table:table-cell>
          <table:table-cell table:formula="of:=IMABS([.R217])" office:value-type="float" office:value="7.56979619497816" calcext:value-type="float">
            <text:p>7.569796195</text:p>
          </table:table-cell>
        </table:table-row>
        <table:table-row table:style-name="ro1">
          <table:table-cell/>
          <table:table-cell table:formula="of:=[.B217]+[.$C$11]" office:value-type="float" office:value="7099" calcext:value-type="float">
            <text:p>7099</text:p>
          </table:table-cell>
          <table:table-cell table:formula="of:=COMPLEX([.$C$3]/1000;6.284*[.B218]*[.$C$4]/1000)" office:value-type="string" office:string-value="0.5+200.745522i" calcext:value-type="string">
            <text:p>0.5+200.745522i</text:p>
          </table:table-cell>
          <table:table-cell table:formula="of:=COMPLEX(0;-1/6.284/[.B218]/[.$C$5]*1000000000)" office:value-type="string" office:string-value="-198.375577461486i" calcext:value-type="string">
            <text:p>-198.375577461486i</text:p>
          </table:table-cell>
          <table:table-cell table:formula="of:=IMSUM([.C218];[.D218])" office:value-type="string" office:string-value="0.5+2.36994453851401i" calcext:value-type="string">
            <text:p>0.5+2.36994453851401i</text:p>
          </table:table-cell>
          <table:table-cell table:formula="of:=COMPLEX(0; 6.284*[.B218]*[.$C$6]/1000)" office:value-type="string" office:string-value="8.9220232i" calcext:value-type="string">
            <text:p>8.9220232i</text:p>
          </table:table-cell>
          <table:table-cell table:formula="of:=IMDIV(IMPRODUCT(-1;[.F218];[.F218]);[.E218])" office:value-type="string" office:string-value="6.78433797867158-32.1570094799718i" calcext:value-type="string">
            <text:p>6.78433797867158-32.1570094799718i</text:p>
          </table:table-cell>
          <table:table-cell table:formula="of:=COMPLEX(0;-1000000000/6.284/[.$F$12]/[.B218]+6.284*[.F$14]*[.B218]*0.001)" office:value-type="string" office:string-value="29.4888090865471i" calcext:value-type="string">
            <text:p>29.4888090865471i</text:p>
          </table:table-cell>
          <table:table-cell table:formula="of:=IMSUM([.G218];[.H218])" office:value-type="string" office:string-value="6.78433797867158-2.6682003934247i" calcext:value-type="string">
            <text:p>6.78433797867158-2.6682003934247i</text:p>
          </table:table-cell>
          <table:table-cell table:formula="of:=300000/[.B218]" office:value-type="float" office:value="42.2594731652345" calcext:value-type="float">
            <text:p>42.2594731652</text:p>
          </table:table-cell>
          <table:table-cell table:formula="of:=[.$C$1]/[.J218]*2*PI()" office:value-type="float" office:value="0" calcext:value-type="float">
            <text:p>0</text:p>
          </table:table-cell>
          <table:table-cell table:formula="of:=COMPLEX(0;TAN([.K218]))" office:value-type="string" office:string-value="0" calcext:value-type="string">
            <text:p>0</text:p>
          </table:table-cell>
          <table:table-cell table:formula="of:=IMPRODUCT(IMDIV(IMSUB([.I218];[.$C$2]); IMSUM([.I218]; [.$C$2])); 1-[.$F$1])" office:value-type="string" office:string-value="-0.757169314299068-0.0825664262826766i" calcext:value-type="string">
            <text:p>-0.757169314299068-0.0825664262826766i</text:p>
          </table:table-cell>
          <table:table-cell table:formula="of:=IMDIV(IMSUM(1;[.M218]);IMSUB(1;[.M218]))" office:value-type="string" office:string-value="0.135686759573432-0.0533640078684939i" calcext:value-type="string">
            <text:p>0.135686759573432-0.0533640078684939i</text:p>
          </table:table-cell>
          <table:table-cell table:formula="of:=IMSUM([.N218];[.L218])" office:value-type="string" office:string-value="0.135686759573432-0.0533640078684939i" calcext:value-type="string">
            <text:p>0.135686759573432-0.0533640078684939i</text:p>
          </table:table-cell>
          <table:table-cell table:formula="of:=IMSUM(1;IMPRODUCT([.L218];[.N218]))" office:value-type="string" office:string-value="1" calcext:value-type="string">
            <text:p>1</text:p>
          </table:table-cell>
          <table:table-cell table:formula="of:=IMPRODUCT([.$C$2];[.O218];IMDIV(1;[.P218]))" office:value-type="string" office:string-value="6.7843379786716-2.6682003934247i" calcext:value-type="string">
            <text:p>6.7843379786716-2.6682003934247i</text:p>
          </table:table-cell>
          <table:table-cell table:formula="of:=IMDIV(IMPRODUCT([.Q218];[.$F$10]);IMSUM([.Q218];[.$F$10]))" office:value-type="string" office:string-value="6.78429907085158-2.6681641897914i" calcext:value-type="string">
            <text:p>6.78429907085158-2.6681641897914i</text:p>
          </table:table-cell>
          <table:table-cell table:formula="of:=[.B218]" office:value-type="float" office:value="7099" calcext:value-type="float">
            <text:p>7099</text:p>
          </table:table-cell>
          <table:table-cell table:formula="of:=IMREAL([.R218])" office:value-type="float" office:value="6.78429907085158" calcext:value-type="float">
            <text:p>6.7842990709</text:p>
          </table:table-cell>
          <table:table-cell table:formula="of:=IMAGINARY([.R218])" office:value-type="float" office:value="-2.6681641897914" calcext:value-type="float">
            <text:p>-2.6681641898</text:p>
          </table:table-cell>
          <table:table-cell table:formula="of:=IMABS([.R218])" office:value-type="float" office:value="7.29011755916479" calcext:value-type="float">
            <text:p>7.2901175592</text:p>
          </table:table-cell>
        </table:table-row>
        <table:table-row table:style-name="ro1">
          <table:table-cell/>
          <table:table-cell table:formula="of:=[.B218]+[.$C$11]" office:value-type="float" office:value="7099.5" calcext:value-type="float">
            <text:p>7099.5</text:p>
          </table:table-cell>
          <table:table-cell table:formula="of:=COMPLEX([.$C$3]/1000;6.284*[.B219]*[.$C$4]/1000)" office:value-type="string" office:string-value="0.5+200.759661i" calcext:value-type="string">
            <text:p>0.5+200.759661i</text:p>
          </table:table-cell>
          <table:table-cell table:formula="of:=COMPLEX(0;-1/6.284/[.B219]/[.$C$5]*1000000000)" office:value-type="string" office:string-value="-198.361606366518i" calcext:value-type="string">
            <text:p>-198.361606366518i</text:p>
          </table:table-cell>
          <table:table-cell table:formula="of:=IMSUM([.C219];[.D219])" office:value-type="string" office:string-value="0.5+2.39805463348199i" calcext:value-type="string">
            <text:p>0.5+2.39805463348199i</text:p>
          </table:table-cell>
          <table:table-cell table:formula="of:=COMPLEX(0; 6.284*[.B219]*[.$C$6]/1000)" office:value-type="string" office:string-value="8.9226516i" calcext:value-type="string">
            <text:p>8.9226516i</text:p>
          </table:table-cell>
          <table:table-cell table:formula="of:=IMDIV(IMPRODUCT(-1;[.F219];[.F219]);[.E219])" office:value-type="string" office:string-value="6.63373959166482-31.8161399302095i" calcext:value-type="string">
            <text:p>6.63373959166482-31.8161399302095i</text:p>
          </table:table-cell>
          <table:table-cell table:formula="of:=COMPLEX(0;-1000000000/6.284/[.$F$12]/[.B219]+6.284*[.F$14]*[.B219]*0.001)" office:value-type="string" office:string-value="29.4955295537993i" calcext:value-type="string">
            <text:p>29.4955295537993i</text:p>
          </table:table-cell>
          <table:table-cell table:formula="of:=IMSUM([.G219];[.H219])" office:value-type="string" office:string-value="6.63373959166482-2.3206103764102i" calcext:value-type="string">
            <text:p>6.63373959166482-2.3206103764102i</text:p>
          </table:table-cell>
          <table:table-cell table:formula="of:=300000/[.B219]" office:value-type="float" office:value="42.256496936404" calcext:value-type="float">
            <text:p>42.2564969364</text:p>
          </table:table-cell>
          <table:table-cell table:formula="of:=[.$C$1]/[.J219]*2*PI()" office:value-type="float" office:value="0" calcext:value-type="float">
            <text:p>0</text:p>
          </table:table-cell>
          <table:table-cell table:formula="of:=COMPLEX(0;TAN([.K219]))" office:value-type="string" office:string-value="0" calcext:value-type="string">
            <text:p>0</text:p>
          </table:table-cell>
          <table:table-cell table:formula="of:=IMPRODUCT(IMDIV(IMSUB([.I219];[.$C$2]); IMSUM([.I219]; [.$C$2])); 1-[.$F$1])" office:value-type="string" office:string-value="-0.762772172310286-0.0722309249540085i" calcext:value-type="string">
            <text:p>-0.762772172310286-0.0722309249540085i</text:p>
          </table:table-cell>
          <table:table-cell table:formula="of:=IMDIV(IMSUM(1;[.M219]);IMSUB(1;[.M219]))" office:value-type="string" office:string-value="0.132674791833296-0.0464122075282039i" calcext:value-type="string">
            <text:p>0.132674791833296-0.0464122075282039i</text:p>
          </table:table-cell>
          <table:table-cell table:formula="of:=IMSUM([.N219];[.L219])" office:value-type="string" office:string-value="0.132674791833296-0.0464122075282039i" calcext:value-type="string">
            <text:p>0.132674791833296-0.0464122075282039i</text:p>
          </table:table-cell>
          <table:table-cell table:formula="of:=IMSUM(1;IMPRODUCT([.L219];[.N219]))" office:value-type="string" office:string-value="1" calcext:value-type="string">
            <text:p>1</text:p>
          </table:table-cell>
          <table:table-cell table:formula="of:=IMPRODUCT([.$C$2];[.O219];IMDIV(1;[.P219]))" office:value-type="string" office:string-value="6.6337395916648-2.3206103764102i" calcext:value-type="string">
            <text:p>6.6337395916648-2.3206103764102i</text:p>
          </table:table-cell>
          <table:table-cell table:formula="of:=IMDIV(IMPRODUCT([.Q219];[.$F$10]);IMSUM([.Q219];[.$F$10]))" office:value-type="string" office:string-value="6.63370097054249-2.32057958802342i" calcext:value-type="string">
            <text:p>6.63370097054249-2.32057958802342i</text:p>
          </table:table-cell>
          <table:table-cell table:formula="of:=[.B219]" office:value-type="float" office:value="7099.5" calcext:value-type="float">
            <text:p>7099.5</text:p>
          </table:table-cell>
          <table:table-cell table:formula="of:=IMREAL([.R219])" office:value-type="float" office:value="6.63370097054249" calcext:value-type="float">
            <text:p>6.6337009705</text:p>
          </table:table-cell>
          <table:table-cell table:formula="of:=IMAGINARY([.R219])" office:value-type="float" office:value="-2.32057958802342" calcext:value-type="float">
            <text:p>-2.320579588</text:p>
          </table:table-cell>
          <table:table-cell table:formula="of:=IMABS([.R219])" office:value-type="float" office:value="7.02787864087929" calcext:value-type="float">
            <text:p>7.0278786409</text:p>
          </table:table-cell>
        </table:table-row>
        <table:table-row table:style-name="ro1">
          <table:table-cell/>
          <table:table-cell table:formula="of:=[.B219]+[.$C$11]" office:value-type="float" office:value="7100" calcext:value-type="float">
            <text:p>7100</text:p>
          </table:table-cell>
          <table:table-cell table:formula="of:=COMPLEX([.$C$3]/1000;6.284*[.B220]*[.$C$4]/1000)" office:value-type="string" office:string-value="0.5+200.7738i" calcext:value-type="string">
            <text:p>0.5+200.7738i</text:p>
          </table:table-cell>
          <table:table-cell table:formula="of:=COMPLEX(0;-1/6.284/[.B220]/[.$C$5]*1000000000)" office:value-type="string" office:string-value="-198.347637239309i" calcext:value-type="string">
            <text:p>-198.347637239309i</text:p>
          </table:table-cell>
          <table:table-cell table:formula="of:=IMSUM([.C220];[.D220])" office:value-type="string" office:string-value="0.5+2.426162760691i" calcext:value-type="string">
            <text:p>0.5+2.426162760691i</text:p>
          </table:table-cell>
          <table:table-cell table:formula="of:=COMPLEX(0; 6.284*[.B220]*[.$C$6]/1000)" office:value-type="string" office:string-value="8.92328i" calcext:value-type="string">
            <text:p>8.92328i</text:p>
          </table:table-cell>
          <table:table-cell table:formula="of:=IMDIV(IMPRODUCT(-1;[.F220];[.F220]);[.E220])" office:value-type="string" office:string-value="6.48806043565378-31.4821812361916i" calcext:value-type="string">
            <text:p>6.48806043565378-31.4821812361916i</text:p>
          </table:table-cell>
          <table:table-cell table:formula="of:=COMPLEX(0;-1000000000/6.284/[.$F$12]/[.B220]+6.284*[.F$14]*[.B220]*0.001)" office:value-type="string" office:string-value="29.502249694056i" calcext:value-type="string">
            <text:p>29.502249694056i</text:p>
          </table:table-cell>
          <table:table-cell table:formula="of:=IMSUM([.G220];[.H220])" office:value-type="string" office:string-value="6.48806043565378-1.9799315421356i" calcext:value-type="string">
            <text:p>6.48806043565378-1.9799315421356i</text:p>
          </table:table-cell>
          <table:table-cell table:formula="of:=300000/[.B220]" office:value-type="float" office:value="42.2535211267606" calcext:value-type="float">
            <text:p>42.2535211268</text:p>
          </table:table-cell>
          <table:table-cell table:formula="of:=[.$C$1]/[.J220]*2*PI()" office:value-type="float" office:value="0" calcext:value-type="float">
            <text:p>0</text:p>
          </table:table-cell>
          <table:table-cell table:formula="of:=COMPLEX(0;TAN([.K220]))" office:value-type="string" office:string-value="0" calcext:value-type="string">
            <text:p>0</text:p>
          </table:table-cell>
          <table:table-cell table:formula="of:=IMPRODUCT(IMDIV(IMSUB([.I220];[.$C$2]); IMSUM([.I220]; [.$C$2])); 1-[.$F$1])" office:value-type="string" office:string-value="-0.768113414030908-0.0619731584252321i" calcext:value-type="string">
            <text:p>-0.768113414030908-0.0619731584252321i</text:p>
          </table:table-cell>
          <table:table-cell table:formula="of:=IMDIV(IMSUM(1;[.M220]);IMSUB(1;[.M220]))" office:value-type="string" office:string-value="0.129761208713076-0.039598630842712i" calcext:value-type="string">
            <text:p>0.129761208713076-0.039598630842712i</text:p>
          </table:table-cell>
          <table:table-cell table:formula="of:=IMSUM([.N220];[.L220])" office:value-type="string" office:string-value="0.129761208713076-0.039598630842712i" calcext:value-type="string">
            <text:p>0.129761208713076-0.039598630842712i</text:p>
          </table:table-cell>
          <table:table-cell table:formula="of:=IMSUM(1;IMPRODUCT([.L220];[.N220]))" office:value-type="string" office:string-value="1" calcext:value-type="string">
            <text:p>1</text:p>
          </table:table-cell>
          <table:table-cell table:formula="of:=IMPRODUCT([.$C$2];[.O220];IMDIV(1;[.P220]))" office:value-type="string" office:string-value="6.4880604356538-1.9799315421356i" calcext:value-type="string">
            <text:p>6.4880604356538-1.9799315421356i</text:p>
          </table:table-cell>
          <table:table-cell table:formula="of:=IMDIV(IMPRODUCT([.Q220];[.$F$10]);IMSUM([.Q220];[.$F$10]))" office:value-type="string" office:string-value="6.4880222610131-1.97990585052117i" calcext:value-type="string">
            <text:p>6.4880222610131-1.97990585052117i</text:p>
          </table:table-cell>
          <table:table-cell table:formula="of:=[.B220]" office:value-type="float" office:value="7100" calcext:value-type="float">
            <text:p>7100</text:p>
          </table:table-cell>
          <table:table-cell table:formula="of:=IMREAL([.R220])" office:value-type="float" office:value="6.4880222610131" calcext:value-type="float">
            <text:p>6.488022261</text:p>
          </table:table-cell>
          <table:table-cell table:formula="of:=IMAGINARY([.R220])" office:value-type="float" office:value="-1.97990585052117" calcext:value-type="float">
            <text:p>-1.9799058505</text:p>
          </table:table-cell>
          <table:table-cell table:formula="of:=IMABS([.R220])" office:value-type="float" office:value="6.78339590738514" calcext:value-type="float">
            <text:p>6.7833959074</text:p>
          </table:table-cell>
        </table:table-row>
        <table:table-row table:style-name="ro1">
          <table:table-cell/>
          <table:table-cell table:formula="of:=[.B220]+[.$C$11]" office:value-type="float" office:value="7100.5" calcext:value-type="float">
            <text:p>7100.5</text:p>
          </table:table-cell>
          <table:table-cell table:formula="of:=COMPLEX([.$C$3]/1000;6.284*[.B221]*[.$C$4]/1000)" office:value-type="string" office:string-value="0.5+200.787939i" calcext:value-type="string">
            <text:p>0.5+200.787939i</text:p>
          </table:table-cell>
          <table:table-cell table:formula="of:=COMPLEX(0;-1/6.284/[.B221]/[.$C$5]*1000000000)" office:value-type="string" office:string-value="-198.333670079444i" calcext:value-type="string">
            <text:p>-198.333670079444i</text:p>
          </table:table-cell>
          <table:table-cell table:formula="of:=IMSUM([.C221];[.D221])" office:value-type="string" office:string-value="0.5+2.45426892055599i" calcext:value-type="string">
            <text:p>0.5+2.45426892055599i</text:p>
          </table:table-cell>
          <table:table-cell table:formula="of:=COMPLEX(0; 6.284*[.B221]*[.$C$6]/1000)" office:value-type="string" office:string-value="8.9239084i" calcext:value-type="string">
            <text:p>8.9239084i</text:p>
          </table:table-cell>
          <table:table-cell table:formula="of:=IMDIV(IMPRODUCT(-1;[.F221];[.F221]);[.E221])" office:value-type="string" office:string-value="6.34709128811064-31.1549377686832i" calcext:value-type="string">
            <text:p>6.34709128811064-31.1549377686832i</text:p>
          </table:table-cell>
          <table:table-cell table:formula="of:=COMPLEX(0;-1000000000/6.284/[.$F$12]/[.B221]+6.284*[.F$14]*[.B221]*0.001)" office:value-type="string" office:string-value="29.5089695073865i" calcext:value-type="string">
            <text:p>29.5089695073865i</text:p>
          </table:table-cell>
          <table:table-cell table:formula="of:=IMSUM([.G221];[.H221])" office:value-type="string" office:string-value="6.34709128811064-1.6459682612967i" calcext:value-type="string">
            <text:p>6.34709128811064-1.6459682612967i</text:p>
          </table:table-cell>
          <table:table-cell table:formula="of:=300000/[.B221]" office:value-type="float" office:value="42.2505457362158" calcext:value-type="float">
            <text:p>42.2505457362</text:p>
          </table:table-cell>
          <table:table-cell table:formula="of:=[.$C$1]/[.J221]*2*PI()" office:value-type="float" office:value="0" calcext:value-type="float">
            <text:p>0</text:p>
          </table:table-cell>
          <table:table-cell table:formula="of:=COMPLEX(0;TAN([.K221]))" office:value-type="string" office:string-value="0" calcext:value-type="string">
            <text:p>0</text:p>
          </table:table-cell>
          <table:table-cell table:formula="of:=IMPRODUCT(IMDIV(IMSUB([.I221];[.$C$2]); IMSUM([.I221]; [.$C$2])); 1-[.$F$1])" office:value-type="string" office:string-value="-0.773201434646964-0.0517974080931932i" calcext:value-type="string">
            <text:p>-0.773201434646964-0.0517974080931932i</text:p>
          </table:table-cell>
          <table:table-cell table:formula="of:=IMDIV(IMSUM(1;[.M221]);IMSUB(1;[.M221]))" office:value-type="string" office:string-value="0.126941825762212-0.0329193652259341i" calcext:value-type="string">
            <text:p>0.126941825762212-0.0329193652259341i</text:p>
          </table:table-cell>
          <table:table-cell table:formula="of:=IMSUM([.N221];[.L221])" office:value-type="string" office:string-value="0.126941825762212-0.0329193652259341i" calcext:value-type="string">
            <text:p>0.126941825762212-0.0329193652259341i</text:p>
          </table:table-cell>
          <table:table-cell table:formula="of:=IMSUM(1;IMPRODUCT([.L221];[.N221]))" office:value-type="string" office:string-value="1" calcext:value-type="string">
            <text:p>1</text:p>
          </table:table-cell>
          <table:table-cell table:formula="of:=IMPRODUCT([.$C$2];[.O221];IMDIV(1;[.P221]))" office:value-type="string" office:string-value="6.3470912881106-1.64596826129671i" calcext:value-type="string">
            <text:p>6.3470912881106-1.64596826129671i</text:p>
          </table:table-cell>
          <table:table-cell table:formula="of:=IMDIV(IMPRODUCT([.Q221];[.$F$10]);IMSUM([.Q221];[.$F$10]))" office:value-type="string" office:string-value="6.34705371192082-1.64594736724866i" calcext:value-type="string">
            <text:p>6.34705371192082-1.64594736724866i</text:p>
          </table:table-cell>
          <table:table-cell table:formula="of:=[.B221]" office:value-type="float" office:value="7100.5" calcext:value-type="float">
            <text:p>7100.5</text:p>
          </table:table-cell>
          <table:table-cell table:formula="of:=IMREAL([.R221])" office:value-type="float" office:value="6.34705371192082" calcext:value-type="float">
            <text:p>6.3470537119</text:p>
          </table:table-cell>
          <table:table-cell table:formula="of:=IMAGINARY([.R221])" office:value-type="float" office:value="-1.64594736724866" calcext:value-type="float">
            <text:p>-1.6459473672</text:p>
          </table:table-cell>
          <table:table-cell table:formula="of:=IMABS([.R221])" office:value-type="float" office:value="6.55699882246144" calcext:value-type="float">
            <text:p>6.5569988225</text:p>
          </table:table-cell>
        </table:table-row>
      </table:table>
      <table:table table:name="Sheet2" table:style-name="ta1">
        <table:shapes>
          <draw:frame draw:z-index="0" draw:style-name="gr1" draw:text-style-name="P1" svg:width="31.316cm" svg:height="17.113cm" svg:x="15.325cm" svg:y="0.226cm">
            <draw:object draw:notify-on-update-of-ranges="Sheet2.B2:Sheet2.B19 Sheet2.E2:Sheet2.E19 Sheet2.B2:Sheet2.B19 Sheet2.C2:Sheet2.C19 Sheet2.B2:Sheet2.B19 Sheet2.D2:Sheet2.D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9.842cm" svg:height="12.895cm" svg:x="15.763cm" svg:y="17.251cm">
            <draw:object draw:notify-on-update-of-ranges="Sheet2.B27:Sheet2.B67 Sheet2.C26:Sheet2.C26 Sheet2.C27:Sheet2.C67 Sheet2.B27:Sheet2.B67 Sheet2.D26:Sheet2.D26 Sheet2.D27:Sheet2.D67 Sheet2.B27:Sheet2.B67 Sheet2.E26:Sheet2.E26 Sheet2.E27:Sheet2.E6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4" table:default-cell-style-name="ce3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Resistive</text:p>
          </table:table-cell>
          <table:table-cell office:value-type="string" calcext:value-type="string">
            <text:p>Reactive</text:p>
          </table:table-cell>
          <table:table-cell table:style-name="Default" office:value-type="string" calcext:value-type="string">
            <text:p>Impedance</text:p>
          </table:table-cell>
          <table:table-cell office:value-type="string" calcext:value-type="string">
            <text:p>SWR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Default" table:formula="of:=IMABS(COMPLEX([.C3];[.D3];&quot;j&quot;))" office:value-type="float" office:value="16.7630546142402" calcext:value-type="float">
            <text:p>16.7630546142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/>
          <table:table-cell office:value-type="float" office:value="7.03" calcext:value-type="float">
            <text:p>7.0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 table:formula="of:=IMABS(COMPLEX([.C4];[.D4];&quot;j&quot;))" office:value-type="float" office:value="20.8806130178211" calcext:value-type="float">
            <text:p>20.8806130178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/>
          <table:table-cell office:value-type="float" office:value="7.06" calcext:value-type="float">
            <text:p>7.0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Default" table:formula="of:=IMABS(COMPLEX([.C5];[.D5];&quot;j&quot;))" office:value-type="float" office:value="26.9258240356725" calcext:value-type="float">
            <text:p>26.92582403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Default" table:formula="of:=IMABS(COMPLEX([.C6];[.D6];&quot;j&quot;))" office:value-type="float" office:value="38.2753184180093" calcext:value-type="float">
            <text:p>38.27531841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Default" table:formula="of:=IMABS(COMPLEX([.C7];[.D7];&quot;j&quot;))" office:value-type="float" office:value="43.8634243989226" calcext:value-type="float">
            <text:p>43.863424398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7.11" calcext:value-type="float">
            <text:p>7.11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style-name="Default" table:formula="of:=IMABS(COMPLEX([.C8];[.D8];&quot;j&quot;))" office:value-type="float" office:value="49.0917508345343" calcext:value-type="float">
            <text:p>49.0917508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7.12" calcext:value-type="float">
            <text:p>7.1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Default" table:formula="of:=IMABS(COMPLEX([.C9];[.D9];&quot;j&quot;))" office:value-type="float" office:value="49.335585534176" calcext:value-type="float">
            <text:p>49.335585534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float" office:value="7.13" calcext:value-type="float">
            <text:p>7.13</text:p>
          </table:table-cell>
          <table:table-cell office:value-type="float" office:value="42" calcext:value-type="float">
            <text:p>42</text:p>
          </table:table-cell>
          <table:table-cell office:value-type="float" office:value="-4" calcext:value-type="float">
            <text:p>-4</text:p>
          </table:table-cell>
          <table:table-cell table:style-name="Default" table:formula="of:=IMABS(COMPLEX([.C10];[.D10];&quot;j&quot;))" office:value-type="float" office:value="42.190046219458" calcext:value-type="float">
            <text:p>42.190046219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float" office:value="7.14" calcext:value-type="float">
            <text:p>7.14</text:p>
          </table:table-cell>
          <table:table-cell office:value-type="float" office:value="28" calcext:value-type="float">
            <text:p>28</text:p>
          </table:table-cell>
          <table:table-cell office:value-type="float" office:value="-18" calcext:value-type="float">
            <text:p>-18</text:p>
          </table:table-cell>
          <table:table-cell table:style-name="Default" table:formula="of:=IMABS(COMPLEX([.C11];[.D11];&quot;j&quot;))" office:value-type="float" office:value="33.2866339541865" calcext:value-type="float">
            <text:p>33.286633954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7.15" calcext:value-type="float">
            <text:p>7.15</text:p>
          </table:table-cell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  <table:table-cell table:style-name="Default" table:formula="of:=IMABS(COMPLEX([.C12];[.D12];&quot;j&quot;))" office:value-type="float" office:value="23.8537208837531" calcext:value-type="float">
            <text:p>23.853720883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float" office:value="7.16" calcext:value-type="float">
            <text:p>7.16</text:p>
          </table:table-cell>
          <table:table-cell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table:style-name="Default" table:formula="of:=IMABS(COMPLEX([.C13];[.D13];&quot;j&quot;))" office:value-type="float" office:value="19.6977156035922" calcext:value-type="float">
            <text:p>19.697715603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float" office:value="7.17" calcext:value-type="float">
            <text:p>7.17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table:style-name="Default" table:formula="of:=IMABS(COMPLEX([.C14];[.D14];&quot;j&quot;))" office:value-type="float" office:value="15.8113883008419" calcext:value-type="float">
            <text:p>15.811388300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float" office:value="7.18" calcext:value-type="float">
            <text:p>7.18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table:style-name="Default" table:formula="of:=IMABS(COMPLEX([.C15];[.D15];&quot;j&quot;))" office:value-type="float" office:value="11.7046999107196" calcext:value-type="float">
            <text:p>11.704699910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style-name="Default" table:formula="of:=IMABS(COMPLEX([.C16];[.D16];&quot;j&quot;))" office:value-type="float" office:value="5.8309518948453" calcext:value-type="float">
            <text:p>5.8309518948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/>
          <table:table-cell office:value-type="float" office:value="7.23" calcext:value-type="float">
            <text:p>7.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Default" table:formula="of:=IMABS(COMPLEX([.C17];[.D17];&quot;j&quot;))" office:value-type="float" office:value="6.32455532033676" calcext:value-type="float">
            <text:p>6.3245553203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/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Default" table:formula="of:=IMABS(COMPLEX([.C18];[.D18];&quot;j&quot;))" office:value-type="float" office:value="9.05538513813742" calcext:value-type="float">
            <text:p>9.0553851381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/>
          <table:table-cell office:value-type="float" office:value="7.29" calcext:value-type="float">
            <text:p>7.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Default" table:formula="of:=IMABS(COMPLEX([.C19];[.D19];&quot;j&quot;))" office:value-type="float" office:value="11.0453610171873" calcext:value-type="float">
            <text:p>11.045361017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6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float" office:value="6734" calcext:value-type="float">
            <text:p>67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27]*[.C27]+[.D27]*[.D2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QRT([.C28]*[.C28]+[.D28]*[.D28])" office:value-type="float" office:value="4.47213595499958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900" calcext:value-type="float">
            <text:p>69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QRT([.C29]*[.C29]+[.D29]*[.D29])" office:value-type="float" office:value="9.48683298050514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SQRT([.C30]*[.C30]+[.D30]*[.D30])" office:value-type="float" office:value="12.6491106406735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SQRT([.C31]*[.C31]+[.D31]*[.D31])" office:value-type="float" office:value="17.464249196573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7020" calcext:value-type="float">
            <text:p>70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SQRT([.C32]*[.C32]+[.D32]*[.D32])" office:value-type="float" office:value="20.880613017821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7040" calcext:value-type="float">
            <text:p>704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SQRT([.C33]*[.C33]+[.D33]*[.D33])" office:value-type="float" office:value="24.3515913237718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7060" calcext:value-type="float">
            <text:p>706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SQRT([.C34]*[.C34]+[.D34]*[.D34])" office:value-type="float" office:value="30.4630924234556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7080" calcext:value-type="float">
            <text:p>708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SQRT([.C35]*[.C35]+[.D35]*[.D35])" office:value-type="float" office:value="39.115214431215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100" calcext:value-type="float">
            <text:p>710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SQRT([.C36]*[.C36]+[.D36]*[.D36])" office:value-type="float" office:value="49.040799340956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7105" calcext:value-type="float">
            <text:p>710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formula="of:=SQRT([.C37]*[.C37]+[.D37]*[.D37])" office:value-type="float" office:value="51.0392006206994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7110" calcext:value-type="float">
            <text:p>711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formula="of:=SQRT([.C38]*[.C38]+[.D38]*[.D38])" office:value-type="float" office:value="51.8844870842914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7113" calcext:value-type="float">
            <text:p>7113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formula="of:=SQRT([.C39]*[.C39]+[.D39]*[.D39])" office:value-type="float" office:value="57.2450871254469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7118" calcext:value-type="float">
            <text:p>711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SQRT([.C40]*[.C40]+[.D40]*[.D40])" office:value-type="float" office:value="52.1727898429823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7121" calcext:value-type="float">
            <text:p>712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SQRT([.C41]*[.C41]+[.D41]*[.D41])" office:value-type="float" office:value="45.0111097397076" calcext:value-type="float">
            <text:p>4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124" calcext:value-type="float">
            <text:p>7124</text:p>
          </table:table-cell>
          <table:table-cell office:value-type="float" office:value="41" calcext:value-type="float">
            <text:p>41</text:p>
          </table:table-cell>
          <table:table-cell office:value-type="float" office:value="-7" calcext:value-type="float">
            <text:p>-7</text:p>
          </table:table-cell>
          <table:table-cell table:formula="of:=SQRT([.C42]*[.C42]+[.D42]*[.D42])" office:value-type="float" office:value="41.5932686861708" calcext:value-type="float">
            <text:p>4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130" calcext:value-type="float">
            <text:p>7130</text:p>
          </table:table-cell>
          <table:table-cell office:value-type="float" office:value="35" calcext:value-type="float">
            <text:p>35</text:p>
          </table:table-cell>
          <table:table-cell office:value-type="float" office:value="-11" calcext:value-type="float">
            <text:p>-11</text:p>
          </table:table-cell>
          <table:table-cell table:formula="of:=SQRT([.C43]*[.C43]+[.D43]*[.D43])" office:value-type="float" office:value="36.6878726556883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135" calcext:value-type="float">
            <text:p>7135</text:p>
          </table:table-cell>
          <table:table-cell office:value-type="float" office:value="33" calcext:value-type="float">
            <text:p>33</text:p>
          </table:table-cell>
          <table:table-cell office:value-type="float" office:value="-14" calcext:value-type="float">
            <text:p>-14</text:p>
          </table:table-cell>
          <table:table-cell table:formula="of:=SQRT([.C44]*[.C44]+[.D44]*[.D44])" office:value-type="float" office:value="35.8468966578698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140" calcext:value-type="float">
            <text:p>7140</text:p>
          </table:table-cell>
          <table:table-cell office:value-type="float" office:value="22" calcext:value-type="float">
            <text:p>22</text:p>
          </table:table-cell>
          <table:table-cell office:value-type="float" office:value="-19" calcext:value-type="float">
            <text:p>-19</text:p>
          </table:table-cell>
          <table:table-cell table:formula="of:=SQRT([.C45]*[.C45]+[.D45]*[.D45])" office:value-type="float" office:value="29.0688837074973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7145" calcext:value-type="float">
            <text:p>7145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table:formula="of:=SQRT([.C46]*[.C46]+[.D46]*[.D46])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7150" calcext:value-type="float">
            <text:p>7150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table:formula="of:=SQRT([.C47]*[.C47]+[.D47]*[.D47])" office:value-type="float" office:value="22.3606797749979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7155" calcext:value-type="float">
            <text:p>7155</text:p>
          </table:table-cell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table:formula="of:=SQRT([.C48]*[.C48]+[.D48]*[.D48])" office:value-type="float" office:value="18.3847763108502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7160" calcext:value-type="float">
            <text:p>716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table:formula="of:=SQRT([.C49]*[.C49]+[.D49]*[.D49])" office:value-type="float" office:value="15.8113883008419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7165" calcext:value-type="float">
            <text:p>7165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table:formula="of:=SQRT([.C50]*[.C50]+[.D50]*[.D50])" office:value-type="float" office:value="13.601470508735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7170" calcext:value-type="float">
            <text:p>7170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table:formula="of:=SQRT([.C51]*[.C51]+[.D51]*[.D51])" office:value-type="float" office:value="11.4017542509914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7180" calcext:value-type="float">
            <text:p>7180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table:formula="of:=SQRT([.C52]*[.C52]+[.D52]*[.D52])" office:value-type="float" office:value="8.54400374531753" calcext:value-type="float">
            <text:p>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190" calcext:value-type="float">
            <text:p>719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table:formula="of:=SQRT([.C53]*[.C53]+[.D53]*[.D53])" office:value-type="float" office:value="6.70820393249937" calcext:value-type="float">
            <text:p>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SQRT([.C54]*[.C54]+[.D54]*[.D54])" office:value-type="float" office:value="2.82842712474619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10" calcext:value-type="float">
            <text:p>72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QRT([.C55]*[.C55]+[.D55]*[.D55])" office:value-type="float" office:value="2.82842712474619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20" calcext:value-type="float">
            <text:p>72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QRT([.C56]*[.C56]+[.D56]*[.D56])" office:value-type="float" office:value="5.385164807134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30" calcext:value-type="float">
            <text:p>72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QRT([.C57]*[.C57]+[.D57]*[.D57])" office:value-type="float" office:value="7.28010988928052" calcext:value-type="float">
            <text:p>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40" calcext:value-type="float">
            <text:p>72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QRT([.C58]*[.C58]+[.D58]*[.D58])" office:value-type="float" office:value="8.06225774829855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QRT([.C59]*[.C59]+[.D59]*[.D59])" office:value-type="float" office:value="9.05538513813742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7260" calcext:value-type="float">
            <text:p>72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QRT([.C60]*[.C60]+[.D60]*[.D60])" office:value-type="float" office:value="10.0498756211209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SQRT([.C61]*[.C61]+[.D61]*[.D61])" office:value-type="float" office:value="13.038404810405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7330" calcext:value-type="float">
            <text:p>73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QRT([.C62]*[.C62]+[.D62]*[.D62])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QRT([.C63]*[.C63]+[.D63]*[.D63])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QRT([.C64]*[.C64]+[.D64]*[.D64])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SQRT([.C65]*[.C65]+[.D65]*[.D65])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SQRT([.C66]*[.C66]+[.D66]*[.D66])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SQRT([.C67]*[.C67]+[.D67]*[.D67])" office:value-type="float" office:value="36" calcext:value-type="float">
            <text:p>36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B26:Sheet2.D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1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9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-27-21-37-37-13-32-13-50 4-34 13-50 21-27 37-37 32-13 50-13 34 4 50 13 27 21 37 37 13 32 13 5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-27-21-37-37-13-32-13-50 4-34 13-50 21-27 37-37 32-13 50-13 34 4 50 13 27 21 37 37 13 32 13 50z"/>
    <draw:marker draw:name="Arrowheads_20_4" draw:display-name="Arrowheads 4" svg:viewBox="0 0 200 200" svg:d="m100 0c0 18-4 34-13 50s-21 27-37 37-32 13-50 13-34-4-50-13-27-21-37-37-13-32-13-50 4-34 13-50 21-27 37-37 32-13 50-13 34 4 50 13 27 21 37 37 13 32 13 50z"/>
    <draw:marker draw:name="Arrowheads_20_5" draw:display-name="Arrowheads 5" svg:viewBox="0 0 200 200" svg:d="m100 0c0 18-4 34-13 50s-21 27-37 37-32 13-50 13-34-4-50-13-27-21-37-37-13-32-13-50 4-34 13-50 21-27 37-37 32-13 50-13 34 4 50 13 27 21 37 37 13 32 13 50z"/>
    <draw:marker draw:name="Arrowheads_20_6" draw:display-name="Arrowheads 6" svg:viewBox="0 0 200 200" svg:d="m100 0c0 18-4 34-13 50s-21 27-37 37-32 13-50 13-34-4-50-13-27-21-37-37-13-32-13-50 4-34 13-50 21-27 37-37 32-13 50-13c18 0 34 4 50 13s27 21 37 37 13 32 13 5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0000-00-00T00:00:01.903661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7:11:25.303000000</meta:creation-date>
    <meta:generator>LibreOffice/4.1.2.3$Windows_x86 LibreOffice_project/40b2d7fde7e8d2d7bc5a449dc65df4d08a7dd38</meta:generator>
    <dc:date>2015-06-19T19:22:14.782000000</dc:date>
    <meta:editing-duration>P2DT22H3M45S</meta:editing-duration>
    <meta:editing-cycles>20</meta:editing-cycles>
    <meta:document-statistic meta:table-count="2" meta:cell-count="46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3.664cm" style:legend-expansion="high" chart:style-name="ch2"/>
        <chart:plot-area chart:style-name="ch3" table:cell-range-address="Sheet1.S20:Sheet1.V220 Sheet1.T19:Sheet1.V19" chart:data-source-has-labels="row" svg:x="0.77cm" svg:y="0.855cm" svg:width="12.267cm" svg:height="7.545cm">
          <chartooo:coordinate-region svg:x="1.682cm" svg:y="1.068cm" svg:width="10.983cm" svg:height="7.1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T20:Sheet1.T220" chart:label-cell-address="Sheet1.T19:Sheet1.T19" chart:class="chart:scatter">
            <chart:domain table:cell-range-address="Sheet1.S20:Sheet1.S220"/>
            <chart:data-point chart:repeated="201"/>
          </chart:series>
          <chart:series chart:style-name="ch7" chart:values-cell-range-address="Sheet1.U20:Sheet1.U220" chart:label-cell-address="Sheet1.U19:Sheet1.U19" chart:class="chart:scatter">
            <chart:data-point chart:repeated="201"/>
          </chart:series>
          <chart:series chart:style-name="ch8" chart:values-cell-range-address="Sheet1.V20:Sheet1.V220" chart:label-cell-address="Sheet1.V19:Sheet1.V19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 in</text:p>
                <draw:g>
                  <svg:desc>Sheet1.T19:Sheet1.T19</svg:desc>
                </draw:g>
              </table:table-cell>
              <table:table-cell office:value-type="string">
                <text:p>X in</text:p>
                <draw:g>
                  <svg:desc>Sheet1.U19:Sheet1.U19</svg:desc>
                </draw:g>
              </table:table-cell>
              <table:table-cell office:value-type="string">
                <text:p>Abs in</text:p>
                <draw:g>
                  <svg:desc>Sheet1.V19:Sheet1.V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0">
                <text:p>7000</text:p>
                <draw:g>
                  <svg:desc>Sheet1.S20:Sheet1.S220</svg:desc>
                </draw:g>
              </table:table-cell>
              <table:table-cell office:value-type="float" office:value="3.61383868032483">
                <text:p>3.61383868032483</text:p>
                <draw:g>
                  <svg:desc>Sheet1.T20:Sheet1.T220</svg:desc>
                </draw:g>
              </table:table-cell>
              <table:table-cell office:value-type="float" office:value="51.5169626819606">
                <text:p>51.5169626819606</text:p>
                <draw:g>
                  <svg:desc>Sheet1.U20:Sheet1.U220</svg:desc>
                </draw:g>
              </table:table-cell>
              <table:table-cell office:value-type="float" office:value="51.6435598500136">
                <text:p>51.6435598500136</text:p>
                <draw:g>
                  <svg:desc>Sheet1.V20:Sheet1.V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0.5">
                <text:p>7000.5</text:p>
              </table:table-cell>
              <table:table-cell office:value-type="float" office:value="3.6773480769154">
                <text:p>3.6773480769154</text:p>
              </table:table-cell>
              <table:table-cell office:value-type="float" office:value="51.7250169057417">
                <text:p>51.7250169057417</text:p>
              </table:table-cell>
              <table:table-cell office:value-type="float" office:value="51.8555711836063">
                <text:p>51.8555711836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1">
                <text:p>7001</text:p>
              </table:table-cell>
              <table:table-cell office:value-type="float" office:value="3.74251903806241">
                <text:p>3.74251903806241</text:p>
              </table:table-cell>
              <table:table-cell office:value-type="float" office:value="51.9364049789373">
                <text:p>51.9364049789373</text:p>
              </table:table-cell>
              <table:table-cell office:value-type="float" office:value="52.0710726880717">
                <text:p>52.071072688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1.5">
                <text:p>7001.5</text:p>
              </table:table-cell>
              <table:table-cell office:value-type="float" office:value="3.80940940329998">
                <text:p>3.80940940329998</text:p>
              </table:table-cell>
              <table:table-cell office:value-type="float" office:value="52.1512078500504">
                <text:p>52.1512078500504</text:p>
              </table:table-cell>
              <table:table-cell office:value-type="float" office:value="52.2901528035739">
                <text:p>52.2901528035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2">
                <text:p>7002</text:p>
              </table:table-cell>
              <table:table-cell office:value-type="float" office:value="3.87807952551877">
                <text:p>3.87807952551877</text:p>
              </table:table-cell>
              <table:table-cell office:value-type="float" office:value="52.3695090087037">
                <text:p>52.3695090087037</text:p>
              </table:table-cell>
              <table:table-cell office:value-type="float" office:value="52.5129029346021">
                <text:p>52.5129029346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2.5">
                <text:p>7002.5</text:p>
              </table:table-cell>
              <table:table-cell office:value-type="float" office:value="3.94859240180182">
                <text:p>3.94859240180182</text:p>
              </table:table-cell>
              <table:table-cell office:value-type="float" office:value="52.59139458099">
                <text:p>52.59139458099</text:p>
              </table:table-cell>
              <table:table-cell office:value-type="float" office:value="52.7394175729023">
                <text:p>52.7394175729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3">
                <text:p>7003</text:p>
              </table:table-cell>
              <table:table-cell office:value-type="float" office:value="4.02101381222648">
                <text:p>4.02101381222648</text:p>
              </table:table-cell>
              <table:table-cell office:value-type="float" office:value="52.8169534289325">
                <text:p>52.8169534289325</text:p>
              </table:table-cell>
              <table:table-cell office:value-type="float" office:value="52.9697944265611">
                <text:p>52.9697944265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3.5">
                <text:p>7003.5</text:p>
              </table:table-cell>
              <table:table-cell office:value-type="float" office:value="4.09541246709968">
                <text:p>4.09541246709968</text:p>
              </table:table-cell>
              <table:table-cell office:value-type="float" office:value="53.0462772539903">
                <text:p>53.0462772539903</text:p>
              </table:table-cell>
              <table:table-cell office:value-type="float" office:value="53.2041345553415">
                <text:p>53.2041345553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4">
                <text:p>7004</text:p>
              </table:table-cell>
              <table:table-cell office:value-type="float" office:value="4.17186016330591">
                <text:p>4.17186016330591</text:p>
              </table:table-cell>
              <table:table-cell office:value-type="float" office:value="53.2794607050505">
                <text:p>53.2794607050505</text:p>
              </table:table-cell>
              <table:table-cell office:value-type="float" office:value="53.4425425129007">
                <text:p>53.4425425129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4.5">
                <text:p>7004.5</text:p>
              </table:table-cell>
              <table:table-cell office:value-type="float" office:value="4.25043195031879">
                <text:p>4.25043195031879</text:p>
              </table:table-cell>
              <table:table-cell office:value-type="float" office:value="53.5166014908382">
                <text:p>53.5166014908382</text:p>
              </table:table-cell>
              <table:table-cell office:value-type="float" office:value="53.6851264960182">
                <text:p>53.6851264960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5">
                <text:p>7005</text:p>
              </table:table-cell>
              <table:table-cell office:value-type="float" office:value="4.33120630662604">
                <text:p>4.33120630662604</text:p>
              </table:table-cell>
              <table:table-cell office:value-type="float" office:value="53.7578004971238">
                <text:p>53.7578004971238</text:p>
              </table:table-cell>
              <table:table-cell office:value-type="float" office:value="53.9319985014381">
                <text:p>53.9319985014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5.5">
                <text:p>7005.5</text:p>
              </table:table-cell>
              <table:table-cell office:value-type="float" office:value="4.41426532728346">
                <text:p>4.41426532728346</text:p>
              </table:table-cell>
              <table:table-cell office:value-type="float" office:value="54.0031619088503">
                <text:p>54.0031619088503</text:p>
              </table:table-cell>
              <table:table-cell office:value-type="float" office:value="54.1832744906872">
                <text:p>54.18327449068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6">
                <text:p>7006</text:p>
              </table:table-cell>
              <table:table-cell office:value-type="float" office:value="4.49969492337999">
                <text:p>4.49969492337999</text:p>
              </table:table-cell>
              <table:table-cell office:value-type="float" office:value="54.2527933373315">
                <text:p>54.2527933373315</text:p>
              </table:table-cell>
              <table:table-cell office:value-type="float" office:value="54.4390745632831">
                <text:p>54.4390745632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6.5">
                <text:p>7006.5</text:p>
              </table:table-cell>
              <table:table-cell office:value-type="float" office:value="4.58758503430045">
                <text:p>4.58758503430045</text:p>
              </table:table-cell>
              <table:table-cell office:value-type="float" office:value="54.5068059527912">
                <text:p>54.5068059527912</text:p>
              </table:table-cell>
              <table:table-cell office:value-type="float" office:value="54.6995231388919">
                <text:p>54.6995231388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7">
                <text:p>7007</text:p>
              </table:table-cell>
              <table:table-cell office:value-type="float" office:value="4.67802985372186">
                <text:p>4.67802985372186</text:p>
              </table:table-cell>
              <table:table-cell office:value-type="float" office:value="54.7653146224631">
                <text:p>54.7653146224631</text:p>
              </table:table-cell>
              <table:table-cell office:value-type="float" office:value="54.9647491489744">
                <text:p>54.9647491489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7.5">
                <text:p>7007.5</text:p>
              </table:table-cell>
              <table:table-cell office:value-type="float" office:value="4.77112807033698">
                <text:p>4.77112807033698</text:p>
              </table:table-cell>
              <table:table-cell office:value-type="float" office:value="55.0284380544176">
                <text:p>55.0284380544176</text:p>
              </table:table-cell>
              <table:table-cell office:value-type="float" office:value="55.2348862384312">
                <text:p>55.2348862384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8">
                <text:p>7008</text:p>
              </table:table-cell>
              <table:table-cell office:value-type="float" office:value="4.86698312438691">
                <text:p>4.86698312438691</text:p>
              </table:table-cell>
              <table:table-cell office:value-type="float" office:value="55.2962989473019">
                <text:p>55.2962989473019</text:p>
              </table:table-cell>
              <table:table-cell office:value-type="float" office:value="55.5100729778159">
                <text:p>55.5100729778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8.5">
                <text:p>7008.5</text:p>
              </table:table-cell>
              <table:table-cell office:value-type="float" office:value="4.96570348120666">
                <text:p>4.96570348120666</text:p>
              </table:table-cell>
              <table:table-cell office:value-type="float" office:value="55.569024146271">
                <text:p>55.569024146271</text:p>
              </table:table-cell>
              <table:table-cell office:value-type="float" office:value="55.7904530868151">
                <text:p>55.7904530868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09">
                <text:p>7009</text:p>
              </table:table-cell>
              <table:table-cell office:value-type="float" office:value="5.06740292308299">
                <text:p>5.06740292308299</text:p>
              </table:table-cell>
              <table:table-cell office:value-type="float" office:value="55.8467448053702">
                <text:p>55.8467448053702</text:p>
              </table:table-cell>
              <table:table-cell office:value-type="float" office:value="56.0761756697175">
                <text:p>56.0761756697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9.5">
                <text:p>7009.5</text:p>
              </table:table-cell>
              <table:table-cell office:value-type="float" office:value="5.17220086073322">
                <text:p>5.17220086073322</text:p>
              </table:table-cell>
              <table:table-cell office:value-type="float" office:value="56.1295965563779">
                <text:p>56.1295965563779</text:p>
              </table:table-cell>
              <table:table-cell office:value-type="float" office:value="56.367395463384">
                <text:p>56.367395463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10">
                <text:p>7010</text:p>
              </table:table-cell>
              <table:table-cell office:value-type="float" office:value="5.28022266601685">
                <text:p>5.28022266601685</text:p>
              </table:table-cell>
              <table:table-cell office:value-type="float" office:value="56.4177196845855">
                <text:p>56.4177196845855</text:p>
              </table:table-cell>
              <table:table-cell office:value-type="float" office:value="56.6642730987629">
                <text:p>56.6642730987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10.5">
                <text:p>7010.5</text:p>
              </table:table-cell>
              <table:table-cell office:value-type="float" office:value="5.39160002741266">
                <text:p>5.39160002741266</text:p>
              </table:table-cell>
              <table:table-cell office:value-type="float" office:value="56.7112593114651">
                <text:p>56.7112593114651</text:p>
              </table:table-cell>
              <table:table-cell office:value-type="float" office:value="56.9669753765094">
                <text:p>56.9669753765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11">
                <text:p>7011</text:p>
              </table:table-cell>
              <table:table-cell office:value-type="float" office:value="5.50647133012709">
                <text:p>5.50647133012709</text:p>
              </table:table-cell>
              <table:table-cell office:value-type="float" office:value="57.0103655846476">
                <text:p>57.0103655846476</text:p>
              </table:table-cell>
              <table:table-cell office:value-type="float" office:value="57.2756755578202">
                <text:p>57.2756755578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11.5">
                <text:p>7011.5</text:p>
              </table:table-cell>
              <table:table-cell office:value-type="float" office:value="5.6249820626698">
                <text:p>5.6249820626698</text:p>
              </table:table-cell>
              <table:table-cell office:value-type="float" office:value="57.3151938751553">
                <text:p>57.3151938751553</text:p>
              </table:table-cell>
              <table:table-cell office:value-type="float" office:value="57.5905536711707">
                <text:p>57.59055367117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12">
                <text:p>7012</text:p>
              </table:table-cell>
              <table:table-cell office:value-type="float" office:value="5.74728525207767">
                <text:p>5.74728525207767</text:p>
              </table:table-cell>
              <table:table-cell office:value-type="float" office:value="57.6259049822731">
                <text:p>57.6259049822731</text:p>
              </table:table-cell>
              <table:table-cell office:value-type="float" office:value="57.9117968361777">
                <text:p>57.9117968361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12.5">
                <text:p>7012.5</text:p>
              </table:table-cell>
              <table:table-cell office:value-type="float" office:value="5.87354193001325">
                <text:p>5.87354193001325</text:p>
              </table:table-cell>
              <table:table-cell office:value-type="float" office:value="57.9426653460587">
                <text:p>57.9426653460587</text:p>
              </table:table-cell>
              <table:table-cell office:value-type="float" office:value="58.2395996055002">
                <text:p>58.2395996055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13">
                <text:p>7013</text:p>
              </table:table-cell>
              <table:table-cell office:value-type="float" office:value="6.00392163221657">
                <text:p>6.00392163221657</text:p>
              </table:table-cell>
              <table:table-cell office:value-type="float" office:value="58.2656472675936">
                <text:p>58.2656472675936</text:p>
              </table:table-cell>
              <table:table-cell office:value-type="float" office:value="58.5741643258991">
                <text:p>58.5741643258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13.5">
                <text:p>7013.5</text:p>
              </table:table-cell>
              <table:table-cell office:value-type="float" office:value="6.13860293407739">
                <text:p>6.13860293407739</text:p>
              </table:table-cell>
              <table:table-cell office:value-type="float" office:value="58.5950291372283">
                <text:p>58.5950291372283</text:p>
              </table:table-cell>
              <table:table-cell office:value-type="float" office:value="58.9157015198402">
                <text:p>58.9157015198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14">
                <text:p>7014</text:p>
              </table:table-cell>
              <table:table-cell office:value-type="float" office:value="6.27777402516442">
                <text:p>6.27777402516442</text:p>
              </table:table-cell>
              <table:table-cell office:value-type="float" office:value="58.9309956705623">
                <text:p>58.9309956705623</text:p>
              </table:table-cell>
              <table:table-cell office:value-type="float" office:value="59.2644302886214">
                <text:p>59.2644302886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14.5">
                <text:p>7014.5</text:p>
              </table:table-cell>
              <table:table-cell office:value-type="float" office:value="6.42163332602889">
                <text:p>6.42163332602889</text:p>
              </table:table-cell>
              <table:table-cell office:value-type="float" office:value="59.2737381524207">
                <text:p>59.2737381524207</text:p>
              </table:table-cell>
              <table:table-cell office:value-type="float" office:value="59.6205787386847">
                <text:p>59.6205787386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15">
                <text:p>7015</text:p>
              </table:table-cell>
              <table:table-cell office:value-type="float" office:value="6.5703901507467">
                <text:p>6.5703901507467</text:p>
              </table:table-cell>
              <table:table-cell office:value-type="float" office:value="59.623454688636">
                <text:p>59.623454688636</text:p>
              </table:table-cell>
              <table:table-cell office:value-type="float" office:value="59.9843844324576">
                <text:p>59.9843844324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15.5">
                <text:p>7015.5</text:p>
              </table:table-cell>
              <table:table-cell office:value-type="float" office:value="6.72426541900878">
                <text:p>6.72426541900878</text:p>
              </table:table-cell>
              <table:table-cell office:value-type="float" office:value="59.9803504654326">
                <text:p>59.9803504654326</text:p>
              </table:table-cell>
              <table:table-cell office:value-type="float" office:value="60.3560948652363">
                <text:p>60.35609486523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16">
                <text:p>7016</text:p>
              </table:table-cell>
              <table:table-cell office:value-type="float" office:value="6.88349242192655">
                <text:p>6.88349242192655</text:p>
              </table:table-cell>
              <table:table-cell office:value-type="float" office:value="60.3446380161474">
                <text:p>60.3446380161474</text:p>
              </table:table-cell>
              <table:table-cell office:value-type="float" office:value="60.7359679697507">
                <text:p>60.7359679697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16.5">
                <text:p>7016.5</text:p>
              </table:table-cell>
              <table:table-cell office:value-type="float" office:value="7.04831764624219">
                <text:p>7.04831764624219</text:p>
              </table:table-cell>
              <table:table-cell office:value-type="float" office:value="60.7165374951876">
                <text:p>60.7165374951876</text:p>
              </table:table-cell>
              <table:table-cell office:value-type="float" office:value="61.1242726504525">
                <text:p>61.1242726504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17">
                <text:p>7017</text:p>
              </table:table-cell>
              <table:table-cell office:value-type="float" office:value="7.21900166172766">
                <text:p>7.21900166172766</text:p>
              </table:table-cell>
              <table:table-cell office:value-type="float" office:value="61.0962769582614">
                <text:p>61.0962769582614</text:p>
              </table:table-cell>
              <table:table-cell office:value-type="float" office:value="61.5212893489125">
                <text:p>61.5212893489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17.5">
                <text:p>7017.5</text:p>
              </table:table-cell>
              <table:table-cell office:value-type="float" office:value="7.39582007749696">
                <text:p>7.39582007749696</text:p>
              </table:table-cell>
              <table:table-cell office:value-type="float" office:value="61.4840926487921">
                <text:p>61.4840926487921</text:p>
              </table:table-cell>
              <table:table-cell office:value-type="float" office:value="61.9273106429139">
                <text:p>61.9273106429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18">
                <text:p>7018</text:p>
              </table:table-cell>
              <table:table-cell office:value-type="float" office:value="7.57906457297305">
                <text:p>7.57906457297305</text:p>
              </table:table-cell>
              <table:table-cell office:value-type="float" office:value="61.8802292891483">
                <text:p>61.8802292891483</text:p>
              </table:table-cell>
              <table:table-cell office:value-type="float" office:value="62.3426418808095">
                <text:p>62.34264188080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18.5">
                <text:p>7018.5</text:p>
              </table:table-cell>
              <table:table-cell office:value-type="float" office:value="7.76904401029131">
                <text:p>7.76904401029131</text:p>
              </table:table-cell>
              <table:table-cell office:value-type="float" office:value="62.2849403761196">
                <text:p>62.2849403761196</text:p>
              </table:table-cell>
              <table:table-cell office:value-type="float" office:value="62.7676018539072">
                <text:p>62.76760185390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19">
                <text:p>7019</text:p>
              </table:table-cell>
              <table:table-cell office:value-type="float" office:value="7.96608563514966">
                <text:p>7.96608563514966</text:p>
              </table:table-cell>
              <table:table-cell office:value-type="float" office:value="62.6984884789244">
                <text:p>62.6984884789244</text:p>
              </table:table-cell>
              <table:table-cell office:value-type="float" office:value="63.2025235088628">
                <text:p>63.2025235088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19.5">
                <text:p>7019.5</text:p>
              </table:table-cell>
              <table:table-cell office:value-type="float" office:value="8.17053637415265">
                <text:p>8.17053637415265</text:p>
              </table:table-cell>
              <table:table-cell office:value-type="float" office:value="63.1211455384963">
                <text:p>63.1211455384963</text:p>
              </table:table-cell>
              <table:table-cell office:value-type="float" office:value="63.647754703001">
                <text:p>63.647754703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20">
                <text:p>7020</text:p>
              </table:table-cell>
              <table:table-cell office:value-type="float" office:value="8.38276423718503">
                <text:p>8.38276423718503</text:p>
              </table:table-cell>
              <table:table-cell office:value-type="float" office:value="63.5531931657927">
                <text:p>63.5531931657927</text:p>
              </table:table-cell>
              <table:table-cell office:value-type="float" office:value="64.1036590049647">
                <text:p>64.10365900496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20.5">
                <text:p>7020.5</text:p>
              </table:table-cell>
              <table:table-cell office:value-type="float" office:value="8.6031598343988">
                <text:p>8.6031598343988</text:p>
              </table:table-cell>
              <table:table-cell office:value-type="float" office:value="63.994922936933">
                <text:p>63.994922936933</text:p>
              </table:table-cell>
              <table:table-cell office:value-type="float" office:value="64.5706165437516">
                <text:p>64.57061654375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21">
                <text:p>7021</text:p>
              </table:table-cell>
              <table:table-cell office:value-type="float" office:value="8.83213801821674">
                <text:p>8.83213801821674</text:p>
              </table:table-cell>
              <table:table-cell office:value-type="float" office:value="64.4466366821765">
                <text:p>64.4466366821765</text:p>
              </table:table-cell>
              <table:table-cell office:value-type="float" office:value="65.0490249090429">
                <text:p>65.0490249090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21.5">
                <text:p>7021.5</text:p>
              </table:table-cell>
              <table:table-cell office:value-type="float" office:value="9.07013966187285">
                <text:p>9.07013966187285</text:p>
              </table:table-cell>
              <table:table-cell office:value-type="float" office:value="64.908646765375">
                <text:p>64.908646765375</text:p>
              </table:table-cell>
              <table:table-cell office:value-type="float" office:value="65.5393001061051">
                <text:p>65.5393001061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22">
                <text:p>7022</text:p>
              </table:table-cell>
              <table:table-cell office:value-type="float" office:value="9.31763358701192">
                <text:p>9.31763358701192</text:p>
              </table:table-cell>
              <table:table-cell office:value-type="float" office:value="65.3812763495726">
                <text:p>65.3812763495726</text:p>
              </table:table-cell>
              <table:table-cell office:value-type="float" office:value="66.0418775684111">
                <text:p>66.0418775684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22.5">
                <text:p>7022.5</text:p>
              </table:table-cell>
              <table:table-cell office:value-type="float" office:value="9.57511865436508">
                <text:p>9.57511865436508</text:p>
              </table:table-cell>
              <table:table-cell office:value-type="float" office:value="65.8648596440745">
                <text:p>65.8648596440745</text:p>
              </table:table-cell>
              <table:table-cell office:value-type="float" office:value="66.5572132317663">
                <text:p>66.55721323176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23">
                <text:p>7023</text:p>
              </table:table-cell>
              <table:table-cell office:value-type="float" office:value="9.8431260325934">
                <text:p>9.8431260325934</text:p>
              </table:table-cell>
              <table:table-cell office:value-type="float" office:value="66.3597421267621">
                <text:p>66.3597421267621</text:p>
              </table:table-cell>
              <table:table-cell office:value-type="float" office:value="67.0857846732367">
                <text:p>67.08578467323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23.5">
                <text:p>7023.5</text:p>
              </table:table-cell>
              <table:table-cell office:value-type="float" office:value="10.1222216622292">
                <text:p>10.1222216622292</text:p>
              </table:table-cell>
              <table:table-cell office:value-type="float" office:value="66.8662807349168">
                <text:p>66.8662807349168</text:p>
              </table:table-cell>
              <table:table-cell office:value-type="float" office:value="67.6280923189469">
                <text:p>67.62809231894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24">
                <text:p>7024</text:p>
              </table:table-cell>
              <table:table-cell office:value-type="float" office:value="10.4130089331225">
                <text:p>10.4130089331225</text:p>
              </table:table-cell>
              <table:table-cell office:value-type="float" office:value="67.3848440161046">
                <text:p>67.3848440161046</text:p>
              </table:table-cell>
              <table:table-cell office:value-type="float" office:value="68.1846607245063">
                <text:p>68.1846607245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24.5">
                <text:p>7024.5</text:p>
              </table:table-cell>
              <table:table-cell office:value-type="float" office:value="10.7161315957525">
                <text:p>10.7161315957525</text:p>
              </table:table-cell>
              <table:table-cell office:value-type="float" office:value="67.9158122293103">
                <text:p>67.9158122293103</text:p>
              </table:table-cell>
              <table:table-cell office:value-type="float" office:value="68.7560399320992">
                <text:p>68.7560399320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25">
                <text:p>7025</text:p>
              </table:table-cell>
              <table:table-cell office:value-type="float" office:value="11.0322769287814">
                <text:p>11.0322769287814</text:p>
              </table:table-cell>
              <table:table-cell office:value-type="float" office:value="68.459577384682">
                <text:p>68.459577384682</text:p>
              </table:table-cell>
              <table:table-cell office:value-type="float" office:value="69.3428069083058">
                <text:p>69.34280690830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25.5">
                <text:p>7025.5</text:p>
              </table:table-cell>
              <table:table-cell office:value-type="float" office:value="11.3621791874953">
                <text:p>11.3621791874953</text:p>
              </table:table-cell>
              <table:table-cell office:value-type="float" office:value="69.0165432081319">
                <text:p>69.0165432081319</text:p>
              </table:table-cell>
              <table:table-cell office:value-type="float" office:value="69.9455670667462">
                <text:p>69.9455670667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26">
                <text:p>7026</text:p>
              </table:table-cell>
              <table:table-cell office:value-type="float" office:value="11.7066233602311">
                <text:p>11.7066233602311</text:p>
              </table:table-cell>
              <table:table-cell office:value-type="float" office:value="69.5871250145397">
                <text:p>69.5871250145397</text:p>
              </table:table-cell>
              <table:table-cell office:value-type="float" office:value="70.5649558795829">
                <text:p>70.5649558795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6.5">
                <text:p>7026.5</text:p>
              </table:table-cell>
              <table:table-cell office:value-type="float" office:value="12.0664492626599">
                <text:p>12.0664492626599</text:p>
              </table:table-cell>
              <table:table-cell office:value-type="float" office:value="70.1717494704808">
                <text:p>70.1717494704808</text:p>
              </table:table-cell>
              <table:table-cell office:value-type="float" office:value="71.2016405819154">
                <text:p>71.20164058191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27">
                <text:p>7027</text:p>
              </table:table-cell>
              <table:table-cell office:value-type="float" office:value="12.442556002639">
                <text:p>12.442556002639</text:p>
              </table:table-cell>
              <table:table-cell office:value-type="float" office:value="70.770854223768">
                <text:p>70.770854223768</text:p>
              </table:table-cell>
              <table:table-cell office:value-type="float" office:value="71.8563219726743">
                <text:p>71.85632197267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27.5">
                <text:p>7027.5</text:p>
              </table:table-cell>
              <table:table-cell office:value-type="float" office:value="12.8359068517609">
                <text:p>12.8359068517609</text:p>
              </table:table-cell>
              <table:table-cell office:value-type="float" office:value="71.3848873733154">
                <text:p>71.3848873733154</text:p>
              </table:table-cell>
              <table:table-cell office:value-type="float" office:value="72.529736315583">
                <text:p>72.529736315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28">
                <text:p>7028</text:p>
              </table:table-cell>
              <table:table-cell office:value-type="float" office:value="13.2475345630412">
                <text:p>13.2475345630412</text:p>
              </table:table-cell>
              <table:table-cell office:value-type="float" office:value="72.0143067477871">
                <text:p>72.0143067477871</text:p>
              </table:table-cell>
              <table:table-cell office:value-type="float" office:value="73.2226573429519">
                <text:p>73.2226573429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28.5">
                <text:p>7028.5</text:p>
              </table:table-cell>
              <table:table-cell office:value-type="float" office:value="13.6785471782895">
                <text:p>13.6785471782895</text:p>
              </table:table-cell>
              <table:table-cell office:value-type="float" office:value="72.6595789563007">
                <text:p>72.6595789563007</text:p>
              </table:table-cell>
              <table:table-cell office:value-type="float" office:value="73.9358983648375">
                <text:p>73.9358983648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29">
                <text:p>7029</text:p>
              </table:table-cell>
              <table:table-cell office:value-type="float" office:value="14.1301343724446">
                <text:p>14.1301343724446</text:p>
              </table:table-cell>
              <table:table-cell office:value-type="float" office:value="73.3211781672919">
                <text:p>73.3211781672919</text:p>
              </table:table-cell>
              <table:table-cell office:value-type="float" office:value="74.6703144845601">
                <text:p>74.6703144845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29.5">
                <text:p>7029.5</text:p>
              </table:table-cell>
              <table:table-cell office:value-type="float" office:value="14.6035743870178">
                <text:p>14.6035743870178</text:p>
              </table:table-cell>
              <table:table-cell office:value-type="float" office:value="73.9995845645459">
                <text:p>73.9995845645459</text:p>
              </table:table-cell>
              <table:table-cell office:value-type="float" office:value="75.4268049210792">
                <text:p>75.4268049210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30">
                <text:p>7030</text:p>
              </table:table-cell>
              <table:table-cell office:value-type="float" office:value="15.100241609066">
                <text:p>15.100241609066</text:p>
              </table:table-cell>
              <table:table-cell office:value-type="float" office:value="74.6952824196364">
                <text:p>74.6952824196364</text:p>
              </table:table-cell>
              <table:table-cell office:value-type="float" office:value="76.2063154364611">
                <text:p>76.20631543646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30.5">
                <text:p>7030.5</text:p>
              </table:table-cell>
              <table:table-cell office:value-type="float" office:value="15.6216148574541">
                <text:p>15.6216148574541</text:p>
              </table:table-cell>
              <table:table-cell office:value-type="float" office:value="75.4087577097493">
                <text:p>75.4087577097493</text:p>
              </table:table-cell>
              <table:table-cell office:value-type="float" office:value="77.0098408651927">
                <text:p>77.0098408651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31">
                <text:p>7031</text:p>
              </table:table-cell>
              <table:table-cell office:value-type="float" office:value="16.1692864427672">
                <text:p>16.1692864427672</text:p>
              </table:table-cell>
              <table:table-cell office:value-type="float" office:value="76.140495196408">
                <text:p>76.140495196408</text:p>
              </table:table-cell>
              <table:table-cell office:value-type="float" office:value="77.8384277386336">
                <text:p>77.83842773863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31.5">
                <text:p>7031.5</text:p>
              </table:table-cell>
              <table:table-cell office:value-type="float" office:value="16.7449720734774">
                <text:p>16.7449720734774</text:p>
              </table:table-cell>
              <table:table-cell office:value-type="float" office:value="76.8909748668975">
                <text:p>76.8909748668975</text:p>
              </table:table-cell>
              <table:table-cell office:value-type="float" office:value="78.6931769959976">
                <text:p>78.6931769959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32">
                <text:p>7032</text:p>
              </table:table-cell>
              <table:table-cell office:value-type="float" office:value="17.3505216847925">
                <text:p>17.3505216847925</text:p>
              </table:table-cell>
              <table:table-cell office:value-type="float" office:value="77.6606676205571">
                <text:p>77.6606676205571</text:p>
              </table:table-cell>
              <table:table-cell office:value-type="float" office:value="79.5752467668502">
                <text:p>79.57524676685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32.5">
                <text:p>7032.5</text:p>
              </table:table-cell>
              <table:table-cell office:value-type="float" office:value="17.9879312731527">
                <text:p>17.9879312731527</text:p>
              </table:table-cell>
              <table:table-cell office:value-type="float" office:value="78.4500300631413">
                <text:p>78.4500300631413</text:p>
              </table:table-cell>
              <table:table-cell office:value-type="float" office:value="80.4858552069582">
                <text:p>80.4858552069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33">
                <text:p>7033</text:p>
              </table:table-cell>
              <table:table-cell office:value-type="float" office:value="18.6593558230251">
                <text:p>18.6593558230251</text:p>
              </table:table-cell>
              <table:table-cell office:value-type="float" office:value="79.2594982465053">
                <text:p>79.2594982465053</text:p>
              </table:table-cell>
              <table:table-cell office:value-type="float" office:value="81.4262833611976">
                <text:p>81.4262833611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33.5">
                <text:p>7033.5</text:p>
              </table:table-cell>
              <table:table-cell office:value-type="float" office:value="19.3671234165439">
                <text:p>19.3671234165439</text:p>
              </table:table-cell>
              <table:table-cell office:value-type="float" office:value="80.0894801618597">
                <text:p>80.0894801618597</text:p>
              </table:table-cell>
              <table:table-cell office:value-type="float" office:value="82.397878018967">
                <text:p>82.3978780189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34">
                <text:p>7034</text:p>
              </table:table-cell>
              <table:table-cell office:value-type="float" office:value="20.1137506198628">
                <text:p>20.1137506198628</text:p>
              </table:table-cell>
              <table:table-cell office:value-type="float" office:value="80.9403467613794">
                <text:p>80.9403467613794</text:p>
              </table:table-cell>
              <table:table-cell office:value-type="float" office:value="83.4020545181614">
                <text:p>83.40205451816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4.5">
                <text:p>7034.5</text:p>
              </table:table-cell>
              <table:table-cell office:value-type="float" office:value="20.9019592396404">
                <text:p>20.9019592396404</text:p>
              </table:table-cell>
              <table:table-cell office:value-type="float" office:value="81.8124212410969">
                <text:p>81.8124212410969</text:p>
              </table:table-cell>
              <table:table-cell office:value-type="float" office:value="84.4402994392267">
                <text:p>84.44029943922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35">
                <text:p>7035</text:p>
              </table:table-cell>
              <table:table-cell office:value-type="float" office:value="21.734694542226">
                <text:p>21.734694542226</text:p>
              </table:table-cell>
              <table:table-cell office:value-type="float" office:value="82.7059662717736">
                <text:p>82.7059662717736</text:p>
              </table:table-cell>
              <table:table-cell office:value-type="float" office:value="85.5141731164584">
                <text:p>85.51417311645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35.5">
                <text:p>7035.5</text:p>
              </table:table-cell>
              <table:table-cell office:value-type="float" office:value="22.6151450209204">
                <text:p>22.6151450209204</text:p>
              </table:table-cell>
              <table:table-cell office:value-type="float" office:value="83.6211688069773">
                <text:p>83.6211688069773</text:p>
              </table:table-cell>
              <table:table-cell office:value-type="float" office:value="86.6253118722366">
                <text:p>86.6253118722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36">
                <text:p>7036</text:p>
              </table:table-cell>
              <table:table-cell office:value-type="float" office:value="23.5467637866082">
                <text:p>23.5467637866082</text:p>
              </table:table-cell>
              <table:table-cell office:value-type="float" office:value="84.5581220331777">
                <text:p>84.5581220331777</text:p>
              </table:table-cell>
              <table:table-cell office:value-type="float" office:value="87.7754298571081">
                <text:p>87.7754298571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36.5">
                <text:p>7036.5</text:p>
              </table:table-cell>
              <table:table-cell office:value-type="float" office:value="24.5332916371442">
                <text:p>24.5332916371442</text:p>
              </table:table-cell>
              <table:table-cell office:value-type="float" office:value="85.5168039482679">
                <text:p>85.5168039482679</text:p>
              </table:table-cell>
              <table:table-cell office:value-type="float" office:value="88.9663203469698">
                <text:p>88.96632034696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37">
                <text:p>7037</text:p>
              </table:table-cell>
              <table:table-cell office:value-type="float" office:value="25.5787818330704">
                <text:p>25.5787818330704</text:p>
              </table:table-cell>
              <table:table-cell office:value-type="float" office:value="86.4970519658174">
                <text:p>86.4970519658174</text:p>
              </table:table-cell>
              <table:table-cell office:value-type="float" office:value="90.1998563127521">
                <text:p>90.19985631275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37.5">
                <text:p>7037.5</text:p>
              </table:table-cell>
              <table:table-cell office:value-type="float" office:value="26.6876265649128">
                <text:p>26.6876265649128</text:p>
              </table:table-cell>
              <table:table-cell office:value-type="float" office:value="87.498532837134">
                <text:p>87.498532837134</text:p>
              </table:table-cell>
              <table:table-cell office:value-type="float" office:value="91.4779900321343">
                <text:p>91.47799003213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38">
                <text:p>7038</text:p>
              </table:table-cell>
              <table:table-cell office:value-type="float" office:value="27.8645850371569">
                <text:p>27.8645850371569</text:p>
              </table:table-cell>
              <table:table-cell office:value-type="float" office:value="88.5207070614522">
                <text:p>88.5207070614522</text:p>
              </table:table-cell>
              <table:table-cell office:value-type="float" office:value="92.8027514567988">
                <text:p>92.80275145679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38.5">
                <text:p>7038.5</text:p>
              </table:table-cell>
              <table:table-cell office:value-type="float" office:value="29.1148130119746">
                <text:p>29.1148130119746</text:p>
              </table:table-cell>
              <table:table-cell office:value-type="float" office:value="89.5627868156446">
                <text:p>89.5627868156446</text:p>
              </table:table-cell>
              <table:table-cell office:value-type="float" office:value="94.176244981985">
                <text:p>94.176244981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39">
                <text:p>7039</text:p>
              </table:table-cell>
              <table:table-cell office:value-type="float" office:value="30.4438935405166">
                <text:p>30.4438935405166</text:p>
              </table:table-cell>
              <table:table-cell office:value-type="float" office:value="90.6236862737335">
                <text:p>90.6236862737335</text:p>
              </table:table-cell>
              <table:table-cell office:value-type="float" office:value="95.6006441806036">
                <text:p>95.6006441806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39.5">
                <text:p>7039.5</text:p>
              </table:table-cell>
              <table:table-cell office:value-type="float" office:value="31.8578684574674">
                <text:p>31.8578684574674</text:p>
              </table:table-cell>
              <table:table-cell office:value-type="float" office:value="91.7019630070389">
                <text:p>91.7019630070389</text:p>
              </table:table-cell>
              <table:table-cell office:value-type="float" office:value="97.0781839652845">
                <text:p>97.07818396528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40">
                <text:p>7040</text:p>
              </table:table-cell>
              <table:table-cell office:value-type="float" office:value="33.3632700078916">
                <text:p>33.3632700078916</text:p>
              </table:table-cell>
              <table:table-cell office:value-type="float" office:value="92.7957489529342">
                <text:p>92.7957489529342</text:p>
              </table:table-cell>
              <table:table-cell office:value-type="float" office:value="98.6111495184772">
                <text:p>98.61114951847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40.5">
                <text:p>7040.5</text:p>
              </table:table-cell>
              <table:table-cell office:value-type="float" office:value="34.9671517045853">
                <text:p>34.9671517045853</text:p>
              </table:table-cell>
              <table:table-cell office:value-type="float" office:value="93.9026692198913">
                <text:p>93.9026692198913</text:p>
              </table:table-cell>
              <table:table-cell office:value-type="float" office:value="100.201861185069">
                <text:p>100.2018611850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41">
                <text:p>7041</text:p>
              </table:table-cell>
              <table:table-cell office:value-type="float" office:value="36.6771171562493">
                <text:p>36.6771171562493</text:p>
              </table:table-cell>
              <table:table-cell office:value-type="float" office:value="95.0197467593666">
                <text:p>95.0197467593666</text:p>
              </table:table-cell>
              <table:table-cell office:value-type="float" office:value="101.852654344928">
                <text:p>101.8526543449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41.5">
                <text:p>7041.5</text:p>
              </table:table-cell>
              <table:table-cell office:value-type="float" office:value="38.5013451421404">
                <text:p>38.5013451421404</text:p>
              </table:table-cell>
              <table:table-cell office:value-type="float" office:value="96.1432906918406">
                <text:p>96.1432906918406</text:p>
              </table:table-cell>
              <table:table-cell office:value-type="float" office:value="103.565853073346">
                <text:p>103.5658530733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42">
                <text:p>7042</text:p>
              </table:table-cell>
              <table:table-cell office:value-type="float" office:value="40.4486086089583">
                <text:p>40.4486086089583</text:p>
              </table:table-cell>
              <table:table-cell office:value-type="float" office:value="97.2687658382515">
                <text:p>97.2687658382515</text:p>
              </table:table-cell>
              <table:table-cell office:value-type="float" office:value="105.343736150268">
                <text:p>105.3437361502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42.5">
                <text:p>7042.5</text:p>
              </table:table-cell>
              <table:table-cell office:value-type="float" office:value="42.5282844951134">
                <text:p>42.5282844951134</text:p>
              </table:table-cell>
              <table:table-cell office:value-type="float" office:value="98.3906408002151">
                <text:p>98.3906408002151</text:p>
              </table:table-cell>
              <table:table-cell office:value-type="float" office:value="107.188493688335">
                <text:p>107.188493688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43">
                <text:p>7043</text:p>
              </table:table-cell>
              <table:table-cell office:value-type="float" office:value="44.7503503123617">
                <text:p>44.7503503123617</text:p>
              </table:table-cell>
              <table:table-cell office:value-type="float" office:value="99.5022117907973">
                <text:p>99.5022117907973</text:p>
              </table:table-cell>
              <table:table-cell office:value-type="float" office:value="109.102172317236">
                <text:p>109.1021723172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43.5">
                <text:p>7043.5</text:p>
              </table:table-cell>
              <table:table-cell office:value-type="float" office:value="47.1253621868321">
                <text:p>47.1253621868321</text:p>
              </table:table-cell>
              <table:table-cell office:value-type="float" office:value="100.595399390549">
                <text:p>100.595399390549</text:p>
              </table:table-cell>
              <table:table-cell office:value-type="float" office:value="111.086606482439">
                <text:p>111.0866064824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44">
                <text:p>7044</text:p>
              </table:table-cell>
              <table:table-cell office:value-type="float" office:value="49.6644075431616">
                <text:p>49.6644075431616</text:p>
              </table:table-cell>
              <table:table-cell office:value-type="float" office:value="101.66051557081">
                <text:p>101.66051557081</text:p>
              </table:table-cell>
              <table:table-cell office:value-type="float" office:value="113.143333001711">
                <text:p>113.1433330017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44.5">
                <text:p>7044.5</text:p>
              </table:table-cell>
              <table:table-cell office:value-type="float" office:value="52.3790237534745">
                <text:p>52.3790237534745</text:p>
              </table:table-cell>
              <table:table-cell office:value-type="float" office:value="102.685998789118">
                <text:p>102.685998789118</text:p>
              </table:table-cell>
              <table:table-cell office:value-type="float" office:value="115.27348557533">
                <text:p>115.273485575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45">
                <text:p>7045</text:p>
              </table:table-cell>
              <table:table-cell office:value-type="float" office:value="55.2810718501739">
                <text:p>55.2810718501739</text:p>
              </table:table-cell>
              <table:table-cell office:value-type="float" office:value="103.658115875313">
                <text:p>103.658115875313</text:p>
              </table:table-cell>
              <table:table-cell office:value-type="float" office:value="117.477665501677">
                <text:p>117.4776655016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45.5">
                <text:p>7045.5</text:p>
              </table:table-cell>
              <table:table-cell office:value-type="float" office:value="58.3825517981748">
                <text:p>58.3825517981748</text:p>
              </table:table-cell>
              <table:table-cell office:value-type="float" office:value="104.560630984684">
                <text:p>104.560630984684</text:p>
              </table:table-cell>
              <table:table-cell office:value-type="float" office:value="119.755784438088">
                <text:p>119.7557844380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46">
                <text:p>7046</text:p>
              </table:table-cell>
              <table:table-cell office:value-type="float" office:value="61.6953428864658">
                <text:p>61.6953428864658</text:p>
              </table:table-cell>
              <table:table-cell office:value-type="float" office:value="105.37444436284">
                <text:p>105.37444436284</text:p>
              </table:table-cell>
              <table:table-cell office:value-type="float" office:value="122.106874739532">
                <text:p>122.1068747395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46.5">
                <text:p>7046.5</text:p>
              </table:table-cell>
              <table:table-cell office:value-type="float" office:value="65.2308496497132">
                <text:p>65.2308496497132</text:p>
              </table:table-cell>
              <table:table-cell office:value-type="float" office:value="106.077207376656">
                <text:p>106.077207376656</text:p>
              </table:table-cell>
              <table:table-cell office:value-type="float" office:value="124.528862802378">
                <text:p>124.5288628023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47">
                <text:p>7047</text:p>
              </table:table-cell>
              <table:table-cell office:value-type="float" office:value="68.9995306200794">
                <text:p>68.9995306200794</text:p>
              </table:table-cell>
              <table:table-cell office:value-type="float" office:value="106.642925619083">
                <text:p>106.642925619083</text:p>
              </table:table-cell>
              <table:table-cell office:value-type="float" office:value="127.018301084484">
                <text:p>127.0183010844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47.5">
                <text:p>7047.5</text:p>
              </table:table-cell>
              <table:table-cell office:value-type="float" office:value="73.0102845694447">
                <text:p>73.0102845694447</text:p>
              </table:table-cell>
              <table:table-cell office:value-type="float" office:value="107.041569344365">
                <text:p>107.041569344365</text:p>
              </table:table-cell>
              <table:table-cell office:value-type="float" office:value="129.57005526207">
                <text:p>129.570055262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48">
                <text:p>7048</text:p>
              </table:table-cell>
              <table:table-cell office:value-type="float" office:value="77.2696674750926">
                <text:p>77.2696674750926</text:p>
              </table:table-cell>
              <table:table-cell office:value-type="float" office:value="107.238720498472">
                <text:p>107.238720498472</text:p>
              </table:table-cell>
              <table:table-cell office:value-type="float" office:value="132.176944607828">
                <text:p>132.1769446078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48.5">
                <text:p>7048.5</text:p>
              </table:table-cell>
              <table:table-cell office:value-type="float" office:value="81.7809142925361">
                <text:p>81.7809142925361</text:p>
              </table:table-cell>
              <table:table-cell office:value-type="float" office:value="107.195298539723">
                <text:p>107.195298539723</text:p>
              </table:table-cell>
              <table:table-cell office:value-type="float" office:value="134.829336464819">
                <text:p>134.8293364648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49">
                <text:p>7049</text:p>
              </table:table-cell>
              <table:table-cell office:value-type="float" office:value="86.5427443310089">
                <text:p>86.5427443310089</text:p>
              </table:table-cell>
              <table:table-cell office:value-type="float" office:value="106.867423208761">
                <text:p>106.867423208761</text:p>
              </table:table-cell>
              <table:table-cell office:value-type="float" office:value="137.514700085565">
                <text:p>137.5147000855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49.5">
                <text:p>7049.5</text:p>
              </table:table-cell>
              <table:table-cell office:value-type="float" office:value="91.5479396570961">
                <text:p>91.5479396570961</text:p>
              </table:table-cell>
              <table:table-cell office:value-type="float" office:value="106.206490975857">
                <text:p>106.206490975857</text:p>
              </table:table-cell>
              <table:table-cell office:value-type="float" office:value="140.217131552689">
                <text:p>140.2171315526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50">
                <text:p>7050</text:p>
              </table:table-cell>
              <table:table-cell office:value-type="float" office:value="96.7817050427825">
                <text:p>96.7817050427825</text:p>
              </table:table-cell>
              <table:table-cell office:value-type="float" office:value="105.15956171843">
                <text:p>105.15956171843</text:p>
              </table:table-cell>
              <table:table-cell office:value-type="float" office:value="142.916870424035">
                <text:p>142.9168704240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50.5">
                <text:p>7050.5</text:p>
              </table:table-cell>
              <table:table-cell office:value-type="float" office:value="102.219848274798">
                <text:p>102.219848274798</text:p>
              </table:table-cell>
              <table:table-cell office:value-type="float" office:value="103.670170481611">
                <text:p>103.670170481611</text:p>
              </table:table-cell>
              <table:table-cell office:value-type="float" office:value="145.589840404504">
                <text:p>145.589840404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51">
                <text:p>7051</text:p>
              </table:table-cell>
              <table:table-cell office:value-type="float" office:value="107.826863483094">
                <text:p>107.826863483094</text:p>
              </table:table-cell>
              <table:table-cell office:value-type="float" office:value="101.679691197901">
                <text:p>101.679691197901</text:p>
              </table:table-cell>
              <table:table-cell office:value-type="float" office:value="148.207260586998">
                <text:p>148.207260586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51.5">
                <text:p>7051.5</text:p>
              </table:table-cell>
              <table:table-cell office:value-type="float" office:value="113.554058401987">
                <text:p>113.554058401987</text:p>
              </table:table-cell>
              <table:table-cell office:value-type="float" office:value="99.1293778557381">
                <text:p>99.1293778557381</text:p>
              </table:table-cell>
              <table:table-cell office:value-type="float" office:value="150.735389784972">
                <text:p>150.7353897849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52">
                <text:p>7052</text:p>
              </table:table-cell>
              <table:table-cell office:value-type="float" office:value="119.337936847724">
                <text:p>119.337936847724</text:p>
              </table:table-cell>
              <table:table-cell office:value-type="float" office:value="95.9631843828049">
                <text:p>95.9631843828049</text:p>
              </table:table-cell>
              <table:table-cell office:value-type="float" office:value="153.135482263124">
                <text:p>153.135482263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52.5">
                <text:p>7052.5</text:p>
              </table:table-cell>
              <table:table-cell office:value-type="float" office:value="125.09912266089">
                <text:p>125.09912266089</text:p>
              </table:table-cell>
              <table:table-cell office:value-type="float" office:value="92.1314067872946">
                <text:p>92.1314067872946</text:p>
              </table:table-cell>
              <table:table-cell office:value-type="float" office:value="155.364045413121">
                <text:p>155.364045413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53">
                <text:p>7053</text:p>
              </table:table-cell>
              <table:table-cell office:value-type="float" office:value="130.742176109819">
                <text:p>130.742176109819</text:p>
              </table:table-cell>
              <table:table-cell office:value-type="float" office:value="87.595090649357">
                <text:p>87.595090649357</text:p>
              </table:table-cell>
              <table:table-cell office:value-type="float" office:value="157.373493701449">
                <text:p>157.373493701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53.5">
                <text:p>7053.5</text:p>
              </table:table-cell>
              <table:table-cell office:value-type="float" office:value="136.156685383779">
                <text:p>136.156685383779</text:p>
              </table:table-cell>
              <table:table-cell office:value-type="float" office:value="82.3310006692087">
                <text:p>82.3310006692087</text:p>
              </table:table-cell>
              <table:table-cell office:value-type="float" office:value="159.113282430759">
                <text:p>159.1132824307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54">
                <text:p>7054</text:p>
              </table:table-cell>
              <table:table-cell office:value-type="float" office:value="141.21998532148">
                <text:p>141.21998532148</text:p>
              </table:table-cell>
              <table:table-cell office:value-type="float" office:value="76.336765664379">
                <text:p>76.336765664379</text:p>
              </table:table-cell>
              <table:table-cell office:value-type="float" office:value="160.531573362679">
                <text:p>160.5315733626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54.5">
                <text:p>7054.5</text:p>
              </table:table-cell>
              <table:table-cell office:value-type="float" office:value="145.801734466862">
                <text:p>145.801734466862</text:p>
              </table:table-cell>
              <table:table-cell office:value-type="float" office:value="69.6356193443804">
                <text:p>69.6356193443804</text:p>
              </table:table-cell>
              <table:table-cell office:value-type="float" office:value="161.577428049282">
                <text:p>161.5774280492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55">
                <text:p>7055</text:p>
              </table:table-cell>
              <table:table-cell office:value-type="float" office:value="149.77035380332">
                <text:p>149.77035380332</text:p>
              </table:table-cell>
              <table:table-cell office:value-type="float" office:value="62.280002030677">
                <text:p>62.280002030677</text:p>
              </table:table-cell>
              <table:table-cell office:value-type="float" office:value="162.203444881152">
                <text:p>162.2034448811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55.5">
                <text:p>7055.5</text:p>
              </table:table-cell>
              <table:table-cell office:value-type="float" office:value="153.001007233627">
                <text:p>153.001007233627</text:p>
              </table:table-cell>
              <table:table-cell office:value-type="float" office:value="54.3532333824089">
                <text:p>54.3532333824089</text:p>
              </table:table-cell>
              <table:table-cell office:value-type="float" office:value="162.368661365508">
                <text:p>162.3686613655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56">
                <text:p>7056</text:p>
              </table:table-cell>
              <table:table-cell office:value-type="float" office:value="155.384435114737">
                <text:p>155.384435114737</text:p>
              </table:table-cell>
              <table:table-cell office:value-type="float" office:value="45.9685706439756">
                <text:p>45.9685706439756</text:p>
              </table:table-cell>
              <table:table-cell office:value-type="float" office:value="162.041451989841">
                <text:p>162.0414519898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56.5">
                <text:p>7056.5</text:p>
              </table:table-cell>
              <table:table-cell office:value-type="float" office:value="156.835626553561">
                <text:p>156.835626553561</text:p>
              </table:table-cell>
              <table:table-cell office:value-type="float" office:value="37.2652613374256">
                <text:p>37.2652613374256</text:p>
              </table:table-cell>
              <table:table-cell office:value-type="float" office:value="161.202088879129">
                <text:p>161.2020888791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57">
                <text:p>7057</text:p>
              </table:table-cell>
              <table:table-cell office:value-type="float" office:value="157.30114104189">
                <text:p>157.30114104189</text:p>
              </table:table-cell>
              <table:table-cell office:value-type="float" office:value="28.40165884209">
                <text:p>28.40165884209</text:p>
              </table:table-cell>
              <table:table-cell office:value-type="float" office:value="159.844622049236">
                <text:p>159.8446220492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57.5">
                <text:p>7057.5</text:p>
              </table:table-cell>
              <table:table-cell office:value-type="float" office:value="156.76395325522">
                <text:p>156.76395325522</text:p>
              </table:table-cell>
              <table:table-cell office:value-type="float" office:value="19.5460035497956">
                <text:p>19.5460035497956</text:p>
              </table:table-cell>
              <table:table-cell office:value-type="float" office:value="157.977793676749">
                <text:p>157.9777936767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58">
                <text:p>7058</text:p>
              </table:table-cell>
              <table:table-cell office:value-type="float" office:value="155.245022591799">
                <text:p>155.245022591799</text:p>
              </table:table-cell>
              <table:table-cell office:value-type="float" office:value="10.8659433938587">
                <text:p>10.8659433938587</text:p>
              </table:table-cell>
              <table:table-cell office:value-type="float" office:value="155.62482374405">
                <text:p>155.624823744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58.5">
                <text:p>7058.5</text:p>
              </table:table-cell>
              <table:table-cell office:value-type="float" office:value="152.801321436748">
                <text:p>152.801321436748</text:p>
              </table:table-cell>
              <table:table-cell office:value-type="float" office:value="2.51813636848531">
                <text:p>2.51813636848531</text:p>
              </table:table-cell>
              <table:table-cell office:value-type="float" office:value="152.822069229502">
                <text:p>152.8220692295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59">
                <text:p>7059</text:p>
              </table:table-cell>
              <table:table-cell office:value-type="float" office:value="149.520659260558">
                <text:p>149.520659260558</text:p>
              </table:table-cell>
              <table:table-cell office:value-type="float" office:value="-5.36074079106731">
                <text:p>-5.36074079106731</text:p>
              </table:table-cell>
              <table:table-cell office:value-type="float" office:value="149.616727298591">
                <text:p>149.6167272985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59.5">
                <text:p>7059.5</text:p>
              </table:table-cell>
              <table:table-cell office:value-type="float" office:value="145.514152824257">
                <text:p>145.514152824257</text:p>
              </table:table-cell>
              <table:table-cell office:value-type="float" office:value="-12.6605531613545">
                <text:p>-12.6605531613545</text:p>
              </table:table-cell>
              <table:table-cell office:value-type="float" office:value="146.063884237387">
                <text:p>146.0638842373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60">
                <text:p>7060</text:p>
              </table:table-cell>
              <table:table-cell office:value-type="float" office:value="140.907489346801">
                <text:p>140.907489346801</text:p>
              </table:table-cell>
              <table:table-cell office:value-type="float" office:value="-19.301299238089">
                <text:p>-19.301299238089</text:p>
              </table:table-cell>
              <table:table-cell office:value-type="float" office:value="142.223277652771">
                <text:p>142.2232776527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60.5">
                <text:p>7060.5</text:p>
              </table:table-cell>
              <table:table-cell office:value-type="float" office:value="135.832160599432">
                <text:p>135.832160599432</text:p>
              </table:table-cell>
              <table:table-cell office:value-type="float" office:value="-25.2337266701234">
                <text:p>-25.2337266701234</text:p>
              </table:table-cell>
              <table:table-cell office:value-type="float" office:value="138.156132020162">
                <text:p>138.1561320201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61">
                <text:p>7061</text:p>
              </table:table-cell>
              <table:table-cell office:value-type="float" office:value="130.417647250815">
                <text:p>130.417647250815</text:p>
              </table:table-cell>
              <table:table-cell office:value-type="float" office:value="-30.4374074338826">
                <text:p>-30.4374074338826</text:p>
              </table:table-cell>
              <table:table-cell office:value-type="float" office:value="133.922359916984">
                <text:p>133.922359916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61.5">
                <text:p>7061.5</text:p>
              </table:table-cell>
              <table:table-cell office:value-type="float" office:value="124.785196976915">
                <text:p>124.785196976915</text:p>
              </table:table-cell>
              <table:table-cell office:value-type="float" office:value="-34.9169785881882">
                <text:p>-34.9169785881882</text:p>
              </table:table-cell>
              <table:table-cell office:value-type="float" office:value="129.578319090408">
                <text:p>129.5783190904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62">
                <text:p>7062</text:p>
              </table:table-cell>
              <table:table-cell office:value-type="float" office:value="119.043473441837">
                <text:p>119.043473441837</text:p>
              </table:table-cell>
              <table:table-cell office:value-type="float" office:value="-38.6973372407489">
                <text:p>-38.6973372407489</text:p>
              </table:table-cell>
              <table:table-cell office:value-type="float" office:value="125.175207124341">
                <text:p>125.1752071243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62.5">
                <text:p>7062.5</text:p>
              </table:table-cell>
              <table:table-cell office:value-type="float" office:value="113.286040546318">
                <text:p>113.286040546318</text:p>
              </table:table-cell>
              <table:table-cell office:value-type="float" office:value="-41.8185079846201">
                <text:p>-41.8185079846201</text:p>
              </table:table-cell>
              <table:table-cell office:value-type="float" office:value="120.758082929143">
                <text:p>120.7580829291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63">
                <text:p>7063</text:p>
              </table:table-cell>
              <table:table-cell office:value-type="float" office:value="107.590432151181">
                <text:p>107.590432151181</text:p>
              </table:table-cell>
              <table:table-cell office:value-type="float" office:value="-44.330738794606">
                <text:p>-44.330738794606</text:p>
              </table:table-cell>
              <table:table-cell office:value-type="float" office:value="116.365439424915">
                <text:p>116.3654394249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63.5">
                <text:p>7063.5</text:p>
              </table:table-cell>
              <table:table-cell office:value-type="float" office:value="102.018448830544">
                <text:p>102.018448830544</text:p>
              </table:table-cell>
              <table:table-cell office:value-type="float" office:value="-46.2901880630446">
                <text:p>-46.2901880630446</text:p>
              </table:table-cell>
              <table:table-cell office:value-type="float" office:value="112.029216781616">
                <text:p>112.0292167816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64">
                <text:p>7064</text:p>
              </table:table-cell>
              <table:table-cell office:value-type="float" office:value="96.6173017193506">
                <text:p>96.6173017193506</text:p>
              </table:table-cell>
              <table:table-cell office:value-type="float" office:value="-47.7553862225139">
                <text:p>-47.7553862225139</text:p>
              </table:table-cell>
              <table:table-cell office:value-type="float" office:value="107.77513583749">
                <text:p>107.775135837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64.5">
                <text:p>7064.5</text:p>
              </table:table-cell>
              <table:table-cell office:value-type="float" office:value="91.4212602983651">
                <text:p>91.4212602983651</text:p>
              </table:table-cell>
              <table:table-cell office:value-type="float" office:value="-48.7845148554503">
                <text:p>-48.7845148554503</text:p>
              </table:table-cell>
              <table:table-cell office:value-type="float" office:value="103.623239305781">
                <text:p>103.623239305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65">
                <text:p>7065</text:p>
              </table:table-cell>
              <table:table-cell office:value-type="float" office:value="86.4535275894682">
                <text:p>86.4535275894682</text:p>
              </table:table-cell>
              <table:table-cell office:value-type="float" office:value="-49.4334515010867">
                <text:p>-49.4334515010867</text:p>
              </table:table-cell>
              <table:table-cell office:value-type="float" office:value="99.5885463292503">
                <text:p>99.58854632925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65.5">
                <text:p>7065.5</text:p>
              </table:table-cell>
              <table:table-cell office:value-type="float" office:value="81.7281408684841">
                <text:p>81.7281408684841</text:p>
              </table:table-cell>
              <table:table-cell office:value-type="float" office:value="-49.7544753143233">
                <text:p>-49.7544753143233</text:p>
              </table:table-cell>
              <table:table-cell office:value-type="float" office:value="95.6817475991236">
                <text:p>95.68174759912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66">
                <text:p>7066</text:p>
              </table:table-cell>
              <table:table-cell office:value-type="float" office:value="77.251764867021">
                <text:p>77.251764867021</text:p>
              </table:table-cell>
              <table:table-cell office:value-type="float" office:value="-49.7955077557771">
                <text:p>-49.7955077557771</text:p>
              </table:table-cell>
              <table:table-cell office:value-type="float" office:value="91.9098893902346">
                <text:p>91.90988939023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66.5">
                <text:p>7066.5</text:p>
              </table:table-cell>
              <table:table-cell office:value-type="float" office:value="73.0253007571348">
                <text:p>73.0253007571348</text:p>
              </table:table-cell>
              <table:table-cell office:value-type="float" office:value="-49.5997630451578">
                <text:p>-49.5997630451578</text:p>
              </table:table-cell>
              <table:table-cell office:value-type="float" office:value="88.2770131166987">
                <text:p>88.277013116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67">
                <text:p>7067</text:p>
              </table:table-cell>
              <table:table-cell office:value-type="float" office:value="69.0452761906469">
                <text:p>69.0452761906469</text:p>
              </table:table-cell>
              <table:table-cell office:value-type="float" office:value="-49.2056960516051">
                <text:p>-49.2056960516051</text:p>
              </table:table-cell>
              <table:table-cell office:value-type="float" office:value="84.7847314565875">
                <text:p>84.7847314565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67.5">
                <text:p>7067.5</text:p>
              </table:table-cell>
              <table:table-cell office:value-type="float" office:value="65.3050104072467">
                <text:p>65.3050104072467</text:p>
              </table:table-cell>
              <table:table-cell office:value-type="float" office:value="-48.647153823502">
                <text:p>-48.647153823502</text:p>
              </table:table-cell>
              <table:table-cell office:value-type="float" office:value="81.4327327271906">
                <text:p>81.43273272719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68">
                <text:p>7068</text:p>
              </table:table-cell>
              <table:table-cell office:value-type="float" office:value="61.7955663405561">
                <text:p>61.7955663405561</text:p>
              </table:table-cell>
              <table:table-cell office:value-type="float" office:value="-47.9536566078202">
                <text:p>-47.9536566078202</text:p>
              </table:table-cell>
              <table:table-cell office:value-type="float" office:value="78.2192124826811">
                <text:p>78.21921248268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68.5">
                <text:p>7068.5</text:p>
              </table:table-cell>
              <table:table-cell office:value-type="float" office:value="58.506511456419">
                <text:p>58.506511456419</text:p>
              </table:table-cell>
              <table:table-cell office:value-type="float" office:value="-47.1507524018756">
                <text:p>-47.1507524018756</text:p>
              </table:table-cell>
              <table:table-cell office:value-type="float" office:value="75.1412359151955">
                <text:p>75.14123591519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69">
                <text:p>7069</text:p>
              </table:table-cell>
              <table:table-cell office:value-type="float" office:value="55.4265132470539">
                <text:p>55.4265132470539</text:p>
              </table:table-cell>
              <table:table-cell office:value-type="float" office:value="-46.2604046071754">
                <text:p>-46.2604046071754</text:p>
              </table:table-cell>
              <table:table-cell office:value-type="float" office:value="72.1950372611956">
                <text:p>72.19503726119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69.5">
                <text:p>7069.5</text:p>
              </table:table-cell>
              <table:table-cell office:value-type="float" office:value="52.5437958533615">
                <text:p>52.5437958533615</text:p>
              </table:table-cell>
              <table:table-cell office:value-type="float" office:value="-45.3013848656745">
                <text:p>-45.3013848656745</text:p>
              </table:table-cell>
              <table:table-cell office:value-type="float" office:value="69.3762636167998">
                <text:p>69.37626361679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70">
                <text:p>7070</text:p>
              </table:table-cell>
              <table:table-cell office:value-type="float" office:value="49.8464827083199">
                <text:p>49.8464827083199</text:p>
              </table:table-cell>
              <table:table-cell office:value-type="float" office:value="-44.2896528017789">
                <text:p>-44.2896528017789</text:p>
              </table:table-cell>
              <table:table-cell office:value-type="float" office:value="66.6801708433096">
                <text:p>66.68017084330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70.5">
                <text:p>7070.5</text:p>
              </table:table-cell>
              <table:table-cell office:value-type="float" office:value="47.322847408256">
                <text:p>47.322847408256</text:p>
              </table:table-cell>
              <table:table-cell office:value-type="float" office:value="-43.2387115466532">
                <text:p>-43.2387115466532</text:p>
              </table:table-cell>
              <table:table-cell office:value-type="float" office:value="64.1017789381836">
                <text:p>64.1017789381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71">
                <text:p>7071</text:p>
              </table:table-cell>
              <table:table-cell office:value-type="float" office:value="44.9614919208568">
                <text:p>44.9614919208568</text:p>
              </table:table-cell>
              <table:table-cell office:value-type="float" office:value="-42.159933046616">
                <text:p>-42.159933046616</text:p>
              </table:table-cell>
              <table:table-cell office:value-type="float" office:value="61.6359936258386">
                <text:p>61.63599362583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71.5">
                <text:p>7071.5</text:p>
              </table:table-cell>
              <table:table-cell office:value-type="float" office:value="42.7514681307427">
                <text:p>42.7514681307427</text:p>
              </table:table-cell>
              <table:table-cell office:value-type="float" office:value="-41.0628506962271">
                <text:p>-41.0628506962271</text:p>
              </table:table-cell>
              <table:table-cell office:value-type="float" office:value="59.2777001462991">
                <text:p>59.2777001462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72">
                <text:p>7072</text:p>
              </table:table-cell>
              <table:table-cell office:value-type="float" office:value="40.6823558484852">
                <text:p>40.6823558484852</text:p>
              </table:table-cell>
              <table:table-cell office:value-type="float" office:value="-39.9554191841164">
                <text:p>-39.9554191841164</text:p>
              </table:table-cell>
              <table:table-cell office:value-type="float" office:value="57.0218344106995">
                <text:p>57.02183441069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72.5">
                <text:p>7072.5</text:p>
              </table:table-cell>
              <table:table-cell office:value-type="float" office:value="38.7443078670819">
                <text:p>38.7443078670819</text:p>
              </table:table-cell>
              <table:table-cell office:value-type="float" office:value="-38.844242913703">
                <text:p>-38.844242913703</text:p>
              </table:table-cell>
              <table:table-cell office:value-type="float" office:value="54.8634359080617">
                <text:p>54.86343590806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73">
                <text:p>7073</text:p>
              </table:table-cell>
              <table:table-cell office:value-type="float" office:value="36.9280704823487">
                <text:p>36.9280704823487</text:p>
              </table:table-cell>
              <table:table-cell office:value-type="float" office:value="-37.7347752172539">
                <text:p>-37.7347752172539</text:p>
              </table:table-cell>
              <table:table-cell office:value-type="float" office:value="52.7976860311699">
                <text:p>52.79768603116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73.5">
                <text:p>7073.5</text:p>
              </table:table-cell>
              <table:table-cell office:value-type="float" office:value="35.2249860871688">
                <text:p>35.2249860871688</text:p>
              </table:table-cell>
              <table:table-cell office:value-type="float" office:value="-36.6314910111418">
                <text:p>-36.6314910111418</text:p>
              </table:table-cell>
              <table:table-cell office:value-type="float" office:value="50.8199348537618">
                <text:p>50.81993485376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74">
                <text:p>7074</text:p>
              </table:table-cell>
              <table:table-cell office:value-type="float" office:value="33.6269829721271">
                <text:p>33.6269829721271</text:p>
              </table:table-cell>
              <table:table-cell office:value-type="float" office:value="-35.5380356847339">
                <text:p>-35.5380356847339</text:p>
              </table:table-cell>
              <table:table-cell office:value-type="float" office:value="48.9257188412919">
                <text:p>48.92571884129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74.5">
                <text:p>7074.5</text:p>
              </table:table-cell>
              <table:table-cell office:value-type="float" office:value="32.1265562757141">
                <text:p>32.1265562757141</text:p>
              </table:table-cell>
              <table:table-cell office:value-type="float" office:value="-34.4573529783288">
                <text:p>-34.4573529783288</text:p>
              </table:table-cell>
              <table:table-cell office:value-type="float" office:value="47.1107715115107">
                <text:p>47.11077151151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75">
                <text:p>7075</text:p>
              </table:table-cell>
              <table:table-cell office:value-type="float" office:value="30.7167430812142">
                <text:p>30.7167430812142</text:p>
              </table:table-cell>
              <table:table-cell office:value-type="float" office:value="-33.3917944590243">
                <text:p>-33.3917944590243</text:p>
              </table:table-cell>
              <table:table-cell office:value-type="float" office:value="45.3710286715107">
                <text:p>45.37102867151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75.5">
                <text:p>7075.5</text:p>
              </table:table-cell>
              <table:table-cell office:value-type="float" office:value="29.3910939104099">
                <text:p>29.3910939104099</text:p>
              </table:table-cell>
              <table:table-cell office:value-type="float" office:value="-32.343212995155">
                <text:p>-32.343212995155</text:p>
              </table:table-cell>
              <table:table-cell office:value-type="float" office:value="43.7026295330212">
                <text:p>43.70262953302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76">
                <text:p>7076</text:p>
              </table:table-cell>
              <table:table-cell office:value-type="float" office:value="28.1436422838755">
                <text:p>28.1436422838755</text:p>
              </table:table-cell>
              <table:table-cell office:value-type="float" office:value="-31.3130423966964">
                <text:p>-31.3130423966964</text:p>
              </table:table-cell>
              <table:table-cell office:value-type="float" office:value="42.1019147443445">
                <text:p>42.10191474434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76.5">
                <text:p>7076.5</text:p>
              </table:table-cell>
              <table:table-cell office:value-type="float" office:value="26.9688735661142">
                <text:p>26.9688735661142</text:p>
              </table:table-cell>
              <table:table-cell office:value-type="float" office:value="-30.3023651483161">
                <text:p>-30.3023651483161</text:p>
              </table:table-cell>
              <table:table-cell office:value-type="float" office:value="40.5654221598511">
                <text:p>40.56542215985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77">
                <text:p>7077</text:p>
              </table:table-cell>
              <table:table-cell office:value-type="float" office:value="25.861693968917">
                <text:p>25.861693968917</text:p>
              </table:table-cell>
              <table:table-cell office:value-type="float" office:value="-29.3119699303295">
                <text:p>-29.3119699303295</text:p>
              </table:table-cell>
              <table:table-cell office:value-type="float" office:value="39.0898809941711">
                <text:p>39.08988099417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77.5">
                <text:p>7077.5</text:p>
              </table:table-cell>
              <table:table-cell office:value-type="float" office:value="24.8174003219575">
                <text:p>24.8174003219575</text:p>
              </table:table-cell>
              <table:table-cell office:value-type="float" office:value="-28.3424004052388">
                <text:p>-28.3424004052388</text:p>
              </table:table-cell>
              <table:table-cell office:value-type="float" office:value="37.6722048660704">
                <text:p>37.67220486607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78">
                <text:p>7078</text:p>
              </table:table-cell>
              <table:table-cell office:value-type="float" office:value="23.8316510220483">
                <text:p>23.8316510220483</text:p>
              </table:table-cell>
              <table:table-cell office:value-type="float" office:value="-27.3939965512307">
                <text:p>-27.3939965512307</text:p>
              </table:table-cell>
              <table:table-cell office:value-type="float" office:value="36.3094841258525">
                <text:p>36.30948412585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78.5">
                <text:p>7078.5</text:p>
              </table:table-cell>
              <table:table-cell office:value-type="float" office:value="22.9004384220209">
                <text:p>22.9004384220209</text:p>
              </table:table-cell>
              <table:table-cell office:value-type="float" office:value="-26.4669296458375">
                <text:p>-26.4669296458375</text:p>
              </table:table-cell>
              <table:table-cell office:value-type="float" office:value="34.9989777679075">
                <text:p>34.99897776790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79">
                <text:p>7079</text:p>
              </table:table-cell>
              <table:table-cell office:value-type="float" office:value="22.0200628112303">
                <text:p>22.0200628112303</text:p>
              </table:table-cell>
              <table:table-cell office:value-type="float" office:value="-25.5612318478432">
                <text:p>-25.5612318478432</text:p>
              </table:table-cell>
              <table:table-cell office:value-type="float" office:value="33.7381051600371">
                <text:p>33.73810516003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79.5">
                <text:p>7079.5</text:p>
              </table:table-cell>
              <table:table-cell office:value-type="float" office:value="21.1871080590349">
                <text:p>21.1871080590349</text:p>
              </table:table-cell>
              <table:table-cell office:value-type="float" office:value="-24.6768211888625">
                <text:p>-24.6768211888625</text:p>
              </table:table-cell>
              <table:table-cell office:value-type="float" office:value="32.5244377644305">
                <text:p>32.52443776443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080">
                <text:p>7080</text:p>
              </table:table-cell>
              <table:table-cell office:value-type="float" office:value="20.3984189337067">
                <text:p>20.3984189337067</text:p>
              </table:table-cell>
              <table:table-cell office:value-type="float" office:value="-23.8135226663301">
                <text:p>-23.8135226663301</text:p>
              </table:table-cell>
              <table:table-cell office:value-type="float" office:value="31.3556909790682">
                <text:p>31.35569097906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80.5">
                <text:p>7080.5</text:p>
              </table:table-cell>
              <table:table-cell office:value-type="float" office:value="19.6510800698098">
                <text:p>19.6510800698098</text:p>
              </table:table-cell>
              <table:table-cell office:value-type="float" office:value="-22.9710860285347">
                <text:p>-22.9710860285347</text:p>
              </table:table-cell>
              <table:table-cell office:value-type="float" office:value="30.2297161951683">
                <text:p>30.22971619516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81">
                <text:p>7081</text:p>
              </table:table-cell>
              <table:table-cell office:value-type="float" office:value="18.9423965286952">
                <text:p>18.9423965286952</text:p>
              </table:table-cell>
              <table:table-cell office:value-type="float" office:value="-22.1492007537798">
                <text:p>-22.1492007537798</text:p>
              </table:table-cell>
              <table:table-cell office:value-type="float" office:value="29.1444931381824">
                <text:p>29.14449313818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81.5">
                <text:p>7081.5</text:p>
              </table:table-cell>
              <table:table-cell office:value-type="float" office:value="18.2698758783967">
                <text:p>18.2698758783967</text:p>
              </table:table-cell>
              <table:table-cell office:value-type="float" office:value="-21.3475086501421">
                <text:p>-21.3475086501421</text:p>
              </table:table-cell>
              <table:table-cell office:value-type="float" office:value="28.0981225383461">
                <text:p>28.09812253834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82">
                <text:p>7082</text:p>
              </table:table-cell>
              <table:table-cell office:value-type="float" office:value="17.6312117086161">
                <text:p>17.6312117086161</text:p>
              </table:table-cell>
              <table:table-cell office:value-type="float" office:value="-20.5656144383941">
                <text:p>-20.5656144383941</text:p>
              </table:table-cell>
              <table:table-cell office:value-type="float" office:value="27.088819161099">
                <text:p>27.0888191610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082.5">
                <text:p>7082.5</text:p>
              </table:table-cell>
              <table:table-cell office:value-type="float" office:value="17.0242684908034">
                <text:p>17.0242684908034</text:p>
              </table:table-cell>
              <table:table-cell office:value-type="float" office:value="-19.8030946259676">
                <text:p>-19.8030946259676</text:p>
              </table:table-cell>
              <table:table-cell office:value-type="float" office:value="26.114905215451">
                <text:p>26.1149052154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83">
                <text:p>7083</text:p>
              </table:table-cell>
              <table:table-cell office:value-type="float" office:value="16.4470676909688">
                <text:p>16.4470676909688</text:p>
              </table:table-cell>
              <table:table-cell office:value-type="float" office:value="-19.059504932784">
                <text:p>-19.059504932784</text:p>
              </table:table-cell>
              <table:table-cell office:value-type="float" office:value="25.1748041484761">
                <text:p>25.17480414847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83.5">
                <text:p>7083.5</text:p>
              </table:table-cell>
              <table:table-cell office:value-type="float" office:value="15.8977750437901">
                <text:p>15.8977750437901</text:p>
              </table:table-cell>
              <table:table-cell office:value-type="float" office:value="-18.3343864904136">
                <text:p>-18.3343864904136</text:p>
              </table:table-cell>
              <table:table-cell office:value-type="float" office:value="24.2670348275766">
                <text:p>24.26703482757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84">
                <text:p>7084</text:p>
              </table:table-cell>
              <table:table-cell office:value-type="float" office:value="15.3746888993461">
                <text:p>15.3746888993461</text:p>
              </table:table-cell>
              <table:table-cell office:value-type="float" office:value="-17.6272710027626">
                <text:p>-17.6272710027626</text:p>
              </table:table-cell>
              <table:table-cell office:value-type="float" office:value="23.3902061076108">
                <text:p>23.39020610761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84.5">
                <text:p>7084.5</text:p>
              </table:table-cell>
              <table:table-cell office:value-type="float" office:value="14.8762295569353">
                <text:p>14.8762295569353</text:p>
              </table:table-cell>
              <table:table-cell office:value-type="float" office:value="-16.9376850271342">
                <text:p>-16.9376850271342</text:p>
              </table:table-cell>
              <table:table-cell office:value-type="float" office:value="22.5430117754714">
                <text:p>22.54301177547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85">
                <text:p>7085</text:p>
              </table:table-cell>
              <table:table-cell office:value-type="float" office:value="14.4009295058069">
                <text:p>14.4009295058069</text:p>
              </table:table-cell>
              <table:table-cell office:value-type="float" office:value="-16.2651535114666">
                <text:p>-16.2651535114666</text:p>
              </table:table-cell>
              <table:table-cell office:value-type="float" office:value="21.7242258638322">
                <text:p>21.72422586383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85.5">
                <text:p>7085.5</text:p>
              </table:table-cell>
              <table:table-cell office:value-type="float" office:value="13.947424496797">
                <text:p>13.947424496797</text:p>
              </table:table-cell>
              <table:table-cell office:value-type="float" office:value="-15.6092027020103">
                <text:p>-15.6092027020103</text:p>
              </table:table-cell>
              <table:table-cell office:value-type="float" office:value="20.9326983231092">
                <text:p>20.93269832310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86">
                <text:p>7086</text:p>
              </table:table-cell>
              <table:table-cell office:value-type="float" office:value="13.5144453744411">
                <text:p>13.5144453744411</text:p>
              </table:table-cell>
              <table:table-cell office:value-type="float" office:value="-14.9693625189232">
                <text:p>-14.9693625189232</text:p>
              </table:table-cell>
              <table:table-cell office:value-type="float" office:value="20.1673510407712">
                <text:p>20.16735104077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86.5">
                <text:p>7086.5</text:p>
              </table:table-cell>
              <table:table-cell office:value-type="float" office:value="13.1008106042825">
                <text:p>13.1008106042825</text:p>
              </table:table-cell>
              <table:table-cell office:value-type="float" office:value="-14.3451684825652">
                <text:p>-14.3451684825652</text:p>
              </table:table-cell>
              <table:table-cell office:value-type="float" office:value="19.4271741970484">
                <text:p>19.42717419704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87">
                <text:p>7087</text:p>
              </table:table-cell>
              <table:table-cell office:value-type="float" office:value="12.705419434942">
                <text:p>12.705419434942</text:p>
              </table:table-cell>
              <table:table-cell office:value-type="float" office:value="-13.7361632605263">
                <text:p>-13.7361632605263</text:p>
              </table:table-cell>
              <table:table-cell office:value-type="float" office:value="18.7112229460726">
                <text:p>18.71122294607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087.5">
                <text:p>7087.5</text:p>
              </table:table-cell>
              <table:table-cell office:value-type="float" office:value="12.3272456393034">
                <text:p>12.3272456393034</text:p>
              </table:table-cell>
              <table:table-cell office:value-type="float" office:value="-13.141897894733">
                <text:p>-13.141897894733</text:p>
              </table:table-cell>
              <table:table-cell office:value-type="float" office:value="18.0186144119716">
                <text:p>18.01861441197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88">
                <text:p>7088</text:p>
              </table:table-cell>
              <table:table-cell office:value-type="float" office:value="11.9653317841845">
                <text:p>11.9653317841845</text:p>
              </table:table-cell>
              <table:table-cell office:value-type="float" office:value="-12.5619327596356">
                <text:p>-12.5619327596356</text:p>
              </table:table-cell>
              <table:table-cell office:value-type="float" office:value="17.3485249909963">
                <text:p>17.34852499099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88.5">
                <text:p>7088.5</text:p>
              </table:table-cell>
              <table:table-cell office:value-type="float" office:value="11.6187839816164">
                <text:p>11.6187839816164</text:p>
              </table:table-cell>
              <table:table-cell office:value-type="float" office:value="-11.995838293996">
                <text:p>-11.995838293996</text:p>
              </table:table-cell>
              <table:table-cell office:value-type="float" office:value="16.7001879506539">
                <text:p>16.70018795065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89">
                <text:p>7089</text:p>
              </table:table-cell>
              <table:table-cell office:value-type="float" office:value="11.2867670793549">
                <text:p>11.2867670793549</text:p>
              </table:table-cell>
              <table:table-cell office:value-type="float" office:value="-11.4431955430317">
                <text:p>-11.4431955430317</text:p>
              </table:table-cell>
              <table:table-cell office:value-type="float" office:value="16.0728913186044">
                <text:p>16.07289131860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89.5">
                <text:p>7089.5</text:p>
              </table:table-cell>
              <table:table-cell office:value-type="float" office:value="10.9685002516806">
                <text:p>10.9685002516806</text:p>
              </table:table-cell>
              <table:table-cell office:value-type="float" office:value="-10.903596541705">
                <text:p>-10.903596541705</text:p>
              </table:table-cell>
              <table:table-cell office:value-type="float" office:value="15.465976054404">
                <text:p>15.4659760544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090">
                <text:p>7090</text:p>
              </table:table-cell>
              <table:table-cell office:value-type="float" office:value="10.6632529551539">
                <text:p>10.6632529551539</text:p>
              </table:table-cell>
              <table:table-cell office:value-type="float" office:value="-10.3766445655157">
                <text:p>-10.3766445655157</text:p>
              </table:table-cell>
              <table:table-cell office:value-type="float" office:value="14.8788344981939">
                <text:p>14.87883449819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90.5">
                <text:p>7090.5</text:p>
              </table:table-cell>
              <table:table-cell office:value-type="float" office:value="10.3703412171572">
                <text:p>10.3703412171572</text:p>
              </table:table-cell>
              <table:table-cell office:value-type="float" office:value="-9.86195427118351">
                <text:p>-9.86195427118351</text:p>
              </table:table-cell>
              <table:table-cell office:value-type="float" office:value="14.3109090908713">
                <text:p>14.31090909087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91">
                <text:p>7091</text:p>
              </table:table-cell>
              <table:table-cell office:value-type="float" office:value="10.0891242278569">
                <text:p>10.0891242278569</text:p>
              </table:table-cell>
              <table:table-cell office:value-type="float" office:value="-9.35915174604704">
                <text:p>-9.35915174604704</text:p>
              </table:table-cell>
              <table:table-cell office:value-type="float" office:value="13.7616913601005">
                <text:p>13.7616913601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91.5">
                <text:p>7091.5</text:p>
              </table:table-cell>
              <table:table-cell office:value-type="float" office:value="9.81900120896106">
                <text:p>9.81900120896106</text:p>
              </table:table-cell>
              <table:table-cell office:value-type="float" office:value="-8.86787448226806">
                <text:p>-8.86787448226806</text:p>
              </table:table-cell>
              <table:table-cell office:value-type="float" office:value="13.2307211660907">
                <text:p>13.2307211660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92">
                <text:p>7092</text:p>
              </table:table-cell>
              <table:table-cell office:value-type="float" office:value="9.55940853509262">
                <text:p>9.55940853509262</text:p>
              </table:table-cell>
              <table:table-cell office:value-type="float" office:value="-8.38777128952577">
                <text:p>-8.38777128952577</text:p>
              </table:table-cell>
              <table:table-cell office:value-type="float" office:value="12.7175861996762">
                <text:p>12.71758619967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92.5">
                <text:p>7092.5</text:p>
              </table:table-cell>
              <table:table-cell office:value-type="float" office:value="9.30981708578424">
                <text:p>9.30981708578424</text:p>
              </table:table-cell>
              <table:table-cell office:value-type="float" office:value="-7.91850215777238">
                <text:p>-7.91850215777238</text:p>
              </table:table-cell>
              <table:table-cell office:value-type="float" office:value="12.2219217226018">
                <text:p>12.22192172260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93">
                <text:p>7093</text:p>
              </table:table-cell>
              <table:table-cell office:value-type="float" office:value="9.06972980796388">
                <text:p>9.06972980796388</text:p>
              </table:table-cell>
              <table:table-cell office:value-type="float" office:value="-7.45973807957418">
                <text:p>-7.45973807957418</text:p>
              </table:table-cell>
              <table:table-cell office:value-type="float" office:value="11.7434105355011">
                <text:p>11.74341053550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93.5">
                <text:p>7093.5</text:p>
              </table:table-cell>
              <table:table-cell office:value-type="float" office:value="8.83867947096059">
                <text:p>8.83867947096059</text:p>
              </table:table-cell>
              <table:table-cell office:value-type="float" office:value="-7.01116084066891">
                <text:p>-7.01116084066891</text:p>
              </table:table-cell>
              <table:table-cell office:value-type="float" office:value="11.2817831535671">
                <text:p>11.28178315356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94">
                <text:p>7094</text:p>
              </table:table-cell>
              <table:table-cell office:value-type="float" office:value="8.61622659730828">
                <text:p>8.61622659730828</text:p>
              </table:table-cell>
              <table:table-cell office:value-type="float" office:value="-6.5724627853351">
                <text:p>-6.5724627853351</text:p>
              </table:table-cell>
              <table:table-cell office:value-type="float" office:value="10.8368181603632">
                <text:p>10.83681816036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94.5">
                <text:p>7094.5</text:p>
              </table:table-cell>
              <table:table-cell office:value-type="float" office:value="8.40195755445003">
                <text:p>8.40195755445003</text:p>
              </table:table-cell>
              <table:table-cell office:value-type="float" office:value="-6.14334656266593">
                <text:p>-6.14334656266593</text:p>
              </table:table-cell>
              <table:table-cell office:value-type="float" office:value="10.4083426988065">
                <text:p>10.40834269880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95">
                <text:p>7095</text:p>
              </table:table-cell>
              <table:table-cell office:value-type="float" office:value="8.19548279370906">
                <text:p>8.19548279370906</text:p>
              </table:table-cell>
              <table:table-cell office:value-type="float" office:value="-5.72352485873751">
                <text:p>-5.72352485873751</text:p>
              </table:table-cell>
              <table:table-cell office:value-type="float" office:value="9.99623304202976">
                <text:p>9.996233042029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95.5">
                <text:p>7095.5</text:p>
              </table:table-cell>
              <table:table-cell office:value-type="float" office:value="7.99643522395845">
                <text:p>7.99643522395845</text:p>
              </table:table-cell>
              <table:table-cell office:value-type="float" office:value="-5.31272011851767">
                <text:p>-5.31272011851767</text:p>
              </table:table-cell>
              <table:table-cell office:value-type="float" office:value="9.60041516543247">
                <text:p>9.600415165432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96">
                <text:p>7096</text:p>
              </table:table-cell>
              <table:table-cell office:value-type="float" office:value="7.80446870884064">
                <text:p>7.80446870884064</text:p>
              </table:table-cell>
              <table:table-cell office:value-type="float" office:value="-4.91066426127851">
                <text:p>-4.91066426127851</text:p>
              </table:table-cell>
              <table:table-cell office:value-type="float" office:value="9.22086521505822">
                <text:p>9.220865215058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96.5">
                <text:p>7096.5</text:p>
              </table:table-cell>
              <table:table-cell office:value-type="float" office:value="7.61925667720237">
                <text:p>7.61925667720237</text:p>
              </table:table-cell>
              <table:table-cell office:value-type="float" office:value="-4.51709839231514">
                <text:p>-4.51709839231514</text:p>
              </table:table-cell>
              <table:table-cell office:value-type="float" office:value="8.85760973394905">
                <text:p>8.857609733949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97">
                <text:p>7097</text:p>
              </table:table-cell>
              <table:table-cell office:value-type="float" office:value="7.44049083732264">
                <text:p>7.44049083732264</text:p>
              </table:table-cell>
              <table:table-cell office:value-type="float" office:value="-4.13177251324437">
                <text:p>-4.13177251324437</text:p>
              </table:table-cell>
              <table:table-cell office:value-type="float" office:value="8.51072546857692">
                <text:p>8.510725468576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97.5">
                <text:p>7097.5</text:p>
              </table:table-cell>
              <table:table-cell office:value-type="float" office:value="7.26787998648404">
                <text:p>7.26787998648404</text:p>
              </table:table-cell>
              <table:table-cell office:value-type="float" office:value="-3.75444523304056">
                <text:p>-3.75444523304056</text:p>
              </table:table-cell>
              <table:table-cell office:value-type="float" office:value="8.18033853247139">
                <text:p>8.18033853247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98">
                <text:p>7098</text:p>
              </table:table-cell>
              <table:table-cell office:value-type="float" office:value="7.10114890801527">
                <text:p>7.10114890801527</text:p>
              </table:table-cell>
              <table:table-cell office:value-type="float" office:value="-3.38488348123306">
                <text:p>-3.38488348123306</text:p>
              </table:table-cell>
              <table:table-cell office:value-type="float" office:value="7.86662265494735">
                <text:p>7.866622654947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98.5">
                <text:p>7098.5</text:p>
              </table:table-cell>
              <table:table-cell office:value-type="float" office:value="6.94003734883015">
                <text:p>6.94003734883015</text:p>
              </table:table-cell>
              <table:table-cell office:value-type="float" office:value="-3.02286222483731">
                <text:p>-3.02286222483731</text:p>
              </table:table-cell>
              <table:table-cell office:value-type="float" office:value="7.56979619497816">
                <text:p>7.569796194978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99">
                <text:p>7099</text:p>
              </table:table-cell>
              <table:table-cell office:value-type="float" office:value="6.78429907085158">
                <text:p>6.78429907085158</text:p>
              </table:table-cell>
              <table:table-cell office:value-type="float" office:value="-2.6681641897914">
                <text:p>-2.6681641897914</text:p>
              </table:table-cell>
              <table:table-cell office:value-type="float" office:value="7.29011755916479">
                <text:p>7.290117559164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99.5">
                <text:p>7099.5</text:p>
              </table:table-cell>
              <table:table-cell office:value-type="float" office:value="6.63370097054249">
                <text:p>6.63370097054249</text:p>
              </table:table-cell>
              <table:table-cell office:value-type="float" office:value="-2.32057958802342">
                <text:p>-2.32057958802342</text:p>
              </table:table-cell>
              <table:table-cell office:value-type="float" office:value="7.02787864087929">
                <text:p>7.027878640879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00">
                <text:p>7100</text:p>
              </table:table-cell>
              <table:table-cell office:value-type="float" office:value="6.4880222610131">
                <text:p>6.4880222610131</text:p>
              </table:table-cell>
              <table:table-cell office:value-type="float" office:value="-1.97990585052117">
                <text:p>-1.97990585052117</text:p>
              </table:table-cell>
              <table:table-cell office:value-type="float" office:value="6.78339590738514">
                <text:p>6.78339590738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17cm" svg:height="17.114cm" xlink:href=".." xlink:type="simple" chart:class="chart:scatter" chart:column-mapping="0 3 1 2" chart:style-name="ch1">
        <chart:legend chart:legend-position="end" svg:x="28.465cm" svg:y="7.721cm" style:legend-expansion="high" chart:style-name="ch2"/>
        <chart:plot-area chart:style-name="ch3" table:cell-range-address="Sheet2.B2:Sheet2.E19" svg:x="1.664cm" svg:y="1.413cm" svg:width="25.389cm" svg:height="14.338cm">
          <chartooo:coordinate-region svg:x="2.391cm" svg:y="1.625cm" svg:width="24.33cm" svg:height="13.914cm"/>
          <chart:axis chart:dimension="x" chart:name="primary-x" chart:style-name="ch4">
            <chart:title svg:x="13.55cm" svg:y="16.053cm" chart:style-name="ch5">
              <text:p>Frequency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4">
            <chart:title svg:x="0.451cm" svg:y="9.089cm" chart:style-name="ch7">
              <text:p>Ohms</text:p>
            </chart:title>
            <chart:grid chart:style-name="ch6" chart:class="major"/>
          </chart:axis>
          <chart:series chart:style-name="ch8" chart:values-cell-range-address="Sheet2.E2:Sheet2.E19" chart:class="chart:scatter">
            <chart:domain table:cell-range-address="Sheet2.B2:Sheet2.B19"/>
            <chart:data-point chart:repeated="18"/>
          </chart:series>
          <chart:series chart:style-name="ch9" chart:values-cell-range-address="Sheet2.C2:Sheet2.C19" chart:class="chart:scatter">
            <chart:data-point chart:repeated="18"/>
          </chart:series>
          <chart:series chart:style-name="ch10" chart:values-cell-range-address="Sheet2.D2:Sheet2.D19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B2:Sheet2.B19</svg:desc>
                </draw:g>
              </table:table-cell>
              <table:table-cell office:value-type="float" office:value="NaN">
                <text:p>NaN</text:p>
                <draw:g>
                  <svg:desc>Sheet2.E2:Sheet2.E19</svg:desc>
                </draw:g>
              </table:table-cell>
              <table:table-cell office:value-type="float" office:value="NaN">
                <text:p>NaN</text:p>
                <draw:g>
                  <svg:desc>Sheet2.C2:Sheet2.C19</svg:desc>
                </draw:g>
              </table:table-cell>
              <table:table-cell office:value-type="float" office:value="NaN">
                <text:p>NaN</text:p>
                <draw:g>
                  <svg:desc>Sheet2.D2:Sheet2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6.7630546142402">
                <text:p>16.763054614240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3">
                <text:p>7.03</text:p>
              </table:table-cell>
              <table:table-cell office:value-type="float" office:value="20.8806130178211">
                <text:p>20.880613017821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6">
                <text:p>7.06</text:p>
              </table:table-cell>
              <table:table-cell office:value-type="float" office:value="26.9258240356725">
                <text:p>26.925824035672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09">
                <text:p>7.09</text:p>
              </table:table-cell>
              <table:table-cell office:value-type="float" office:value="38.2753184180093">
                <text:p>38.2753184180093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">
                <text:p>7.1</text:p>
              </table:table-cell>
              <table:table-cell office:value-type="float" office:value="43.8634243989226">
                <text:p>43.8634243989226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1">
                <text:p>7.11</text:p>
              </table:table-cell>
              <table:table-cell office:value-type="float" office:value="49.0917508345343">
                <text:p>49.0917508345343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2">
                <text:p>7.12</text:p>
              </table:table-cell>
              <table:table-cell office:value-type="float" office:value="49.335585534176">
                <text:p>49.335585534176</text:p>
              </table:table-cell>
              <table:table-cell office:value-type="float" office:value="47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3">
                <text:p>7.13</text:p>
              </table:table-cell>
              <table:table-cell office:value-type="float" office:value="42.190046219458">
                <text:p>42.190046219458</text:p>
              </table:table-cell>
              <table:table-cell office:value-type="float" office:value="42">
                <text:p>4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4">
                <text:p>7.14</text:p>
              </table:table-cell>
              <table:table-cell office:value-type="float" office:value="33.2866339541865">
                <text:p>33.2866339541865</text:p>
              </table:table-cell>
              <table:table-cell office:value-type="float" office:value="28">
                <text:p>2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5">
                <text:p>7.15</text:p>
              </table:table-cell>
              <table:table-cell office:value-type="float" office:value="23.8537208837531">
                <text:p>23.8537208837531</text:p>
              </table:table-cell>
              <table:table-cell office:value-type="float" office:value="13">
                <text:p>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6">
                <text:p>7.16</text:p>
              </table:table-cell>
              <table:table-cell office:value-type="float" office:value="19.6977156035922">
                <text:p>19.6977156035922</text:p>
              </table:table-cell>
              <table:table-cell office:value-type="float" office:value="8">
                <text:p>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7">
                <text:p>7.17</text:p>
              </table:table-cell>
              <table:table-cell office:value-type="float" office:value="15.8113883008419">
                <text:p>15.8113883008419</text:p>
              </table:table-cell>
              <table:table-cell office:value-type="float" office:value="5">
                <text:p>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8">
                <text:p>7.18</text:p>
              </table:table-cell>
              <table:table-cell office:value-type="float" office:value="11.7046999107196">
                <text:p>11.7046999107196</text:p>
              </table:table-cell>
              <table:table-cell office:value-type="float" office:value="4">
                <text:p>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">
                <text:p>7.2</text:p>
              </table:table-cell>
              <table:table-cell office:value-type="float" office:value="5.8309518948453">
                <text:p>5.8309518948453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3">
                <text:p>7.23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6">
                <text:p>7.26</text:p>
              </table:table-cell>
              <table:table-cell office:value-type="float" office:value="9.05538513813742">
                <text:p>9.0553851381374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">
                <text:p>7.29</text:p>
              </table:table-cell>
              <table:table-cell office:value-type="float" office:value="11.0453610171873">
                <text:p>11.045361017187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843cm" svg:height="12.896cm" xlink:href=".." xlink:type="simple" chart:class="chart:scatter" chart:style-name="ch1">
        <chart:legend chart:legend-position="end" svg:x="28.261cm" svg:y="5.612cm" style:legend-expansion="high" chart:style-name="ch2"/>
        <chart:plot-area chart:style-name="ch3" table:cell-range-address="Sheet2.B27:Sheet2.E67 Sheet2.C26:Sheet2.E26" chart:data-source-has-labels="row" svg:x="0.353cm" svg:y="0.238cm" svg:width="27.753cm" svg:height="11.975cm">
          <chartooo:coordinate-region svg:x="1.08cm" svg:y="0.45cm" svg:width="26.654cm" svg:height="11.551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27:Sheet2.C67" chart:label-cell-address="Sheet2.C26:Sheet2.C26" chart:class="chart:scatter">
            <chart:domain table:cell-range-address="Sheet2.B27:Sheet2.B67"/>
            <chart:data-point chart:repeated="41"/>
          </chart:series>
          <chart:series chart:style-name="ch7" chart:values-cell-range-address="Sheet2.D27:Sheet2.D67" chart:label-cell-address="Sheet2.D26:Sheet2.D26" chart:class="chart:scatter">
            <chart:data-point chart:repeated="41"/>
          </chart:series>
          <chart:series chart:style-name="ch8" chart:values-cell-range-address="Sheet2.E27:Sheet2.E67" chart:label-cell-address="Sheet2.E26:Sheet2.E26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</text:p>
                <draw:g>
                  <svg:desc>Sheet2.C26:Sheet2.C26</svg:desc>
                </draw:g>
              </table:table-cell>
              <table:table-cell office:value-type="string">
                <text:p>x</text:p>
                <draw:g>
                  <svg:desc>Sheet2.D26:Sheet2.D26</svg:desc>
                </draw:g>
              </table:table-cell>
              <table:table-cell office:value-type="string">
                <text:p>z</text:p>
                <draw:g>
                  <svg:desc>Sheet2.E26:Sheet2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4">
                <text:p>6734</text:p>
                <draw:g>
                  <svg:desc>Sheet2.B27:Sheet2.B67</svg:desc>
                </draw:g>
              </table:table-cell>
              <table:table-cell office:value-type="float" office:value="0">
                <text:p>0</text:p>
                <draw:g>
                  <svg:desc>Sheet2.C27:Sheet2.C67</svg:desc>
                </draw:g>
              </table:table-cell>
              <table:table-cell office:value-type="float" office:value="0">
                <text:p>0</text:p>
                <draw:g>
                  <svg:desc>Sheet2.D27:Sheet2.D67</svg:desc>
                </draw:g>
              </table:table-cell>
              <table:table-cell office:value-type="float" office:value="0">
                <text:p>0</text:p>
                <draw:g>
                  <svg:desc>Sheet2.E27:Sheet2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00">
                <text:p>68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47213595499958">
                <text:p>4.47213595499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00">
                <text:p>690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.48683298050514">
                <text:p>9.48683298050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50">
                <text:p>695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.6491106406735">
                <text:p>12.6491106406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0">
                <text:p>700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.464249196573">
                <text:p>17.464249196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20">
                <text:p>702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0.8806130178211">
                <text:p>20.8806130178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0">
                <text:p>7040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4.3515913237718">
                <text:p>24.3515913237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60">
                <text:p>706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30.4630924234556">
                <text:p>30.4630924234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80">
                <text:p>7080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39.1152144312159">
                <text:p>39.1152144312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00">
                <text:p>7100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49.0407993409569">
                <text:p>49.0407993409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05">
                <text:p>7105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51.0392006206994">
                <text:p>51.0392006206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10">
                <text:p>7110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51.8844870842914">
                <text:p>51.88448708429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13">
                <text:p>7113</text:p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57.2450871254469">
                <text:p>57.2450871254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18">
                <text:p>7118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52.1727898429823">
                <text:p>52.1727898429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21">
                <text:p>712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45.0111097397076">
                <text:p>45.0111097397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24">
                <text:p>7124</text:p>
              </table:table-cell>
              <table:table-cell office:value-type="float" office:value="41">
                <text:p>41</text:p>
              </table:table-cell>
              <table:table-cell office:value-type="float" office:value="-7">
                <text:p>-7</text:p>
              </table:table-cell>
              <table:table-cell office:value-type="float" office:value="41.5932686861708">
                <text:p>41.5932686861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30">
                <text:p>7130</text:p>
              </table:table-cell>
              <table:table-cell office:value-type="float" office:value="35">
                <text:p>35</text:p>
              </table:table-cell>
              <table:table-cell office:value-type="float" office:value="-11">
                <text:p>-11</text:p>
              </table:table-cell>
              <table:table-cell office:value-type="float" office:value="36.6878726556883">
                <text:p>36.6878726556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35">
                <text:p>7135</text:p>
              </table:table-cell>
              <table:table-cell office:value-type="float" office:value="33">
                <text:p>33</text:p>
              </table:table-cell>
              <table:table-cell office:value-type="float" office:value="-14">
                <text:p>-14</text:p>
              </table:table-cell>
              <table:table-cell office:value-type="float" office:value="35.8468966578698">
                <text:p>35.8468966578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40">
                <text:p>7140</text:p>
              </table:table-cell>
              <table:table-cell office:value-type="float" office:value="22">
                <text:p>22</text:p>
              </table:table-cell>
              <table:table-cell office:value-type="float" office:value="-19">
                <text:p>-19</text:p>
              </table:table-cell>
              <table:table-cell office:value-type="float" office:value="29.0688837074973">
                <text:p>29.0688837074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45">
                <text:p>7145</text:p>
              </table:table-cell>
              <table:table-cell office:value-type="float" office:value="15">
                <text:p>15</text:p>
              </table:table-cell>
              <table:table-cell office:value-type="float" office:value="-20">
                <text:p>-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50">
                <text:p>7150</text:p>
              </table:table-cell>
              <table:table-cell office:value-type="float" office:value="10">
                <text:p>10</text:p>
              </table:table-cell>
              <table:table-cell office:value-type="float" office:value="-20">
                <text:p>-20</text:p>
              </table:table-cell>
              <table:table-cell office:value-type="float" office:value="22.3606797749979">
                <text:p>22.360679774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55">
                <text:p>7155</text:p>
              </table:table-cell>
              <table:table-cell office:value-type="float" office:value="7">
                <text:p>7</text:p>
              </table:table-cell>
              <table:table-cell office:value-type="float" office:value="-17">
                <text:p>-17</text:p>
              </table:table-cell>
              <table:table-cell office:value-type="float" office:value="18.3847763108502">
                <text:p>18.3847763108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60">
                <text:p>7160</text:p>
              </table:table-cell>
              <table:table-cell office:value-type="float" office:value="5">
                <text:p>5</text:p>
              </table:table-cell>
              <table:table-cell office:value-type="float" office:value="-15">
                <text:p>-15</text:p>
              </table:table-cell>
              <table:table-cell office:value-type="float" office:value="15.8113883008419">
                <text:p>15.81138830084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65">
                <text:p>7165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  <table:table-cell office:value-type="float" office:value="13.6014705087354">
                <text:p>13.6014705087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70">
                <text:p>7170</text:p>
              </table:table-cell>
              <table:table-cell office:value-type="float" office:value="3">
                <text:p>3</text:p>
              </table:table-cell>
              <table:table-cell office:value-type="float" office:value="-11">
                <text:p>-11</text:p>
              </table:table-cell>
              <table:table-cell office:value-type="float" office:value="11.4017542509914">
                <text:p>11.4017542509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80">
                <text:p>7180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8.54400374531753">
                <text:p>8.54400374531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0">
                <text:p>719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6.70820393249937">
                <text:p>6.70820393249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00">
                <text:p>720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10">
                <text:p>72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20">
                <text:p>72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3851648071345">
                <text:p>5.3851648071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30">
                <text:p>723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28010988928052">
                <text:p>7.28010988928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40">
                <text:p>724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06225774829855">
                <text:p>8.06225774829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50">
                <text:p>725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9.05538513813742">
                <text:p>9.05538513813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60">
                <text:p>72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.0498756211209">
                <text:p>10.0498756211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00">
                <text:p>730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3.0384048104053">
                <text:p>13.0384048104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30">
                <text:p>733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0">
                <text:p>740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00">
                <text:p>770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00">
                <text:p>780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